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MS Sans Serif" svg:font-family="&quot;MS Sans Serif&quot;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Normal_brancha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ce3" style:family="table-cell" style:parent-style-name="Normal_brancha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5" style:family="table-cell" style:parent-style-name="Default" style:data-style-name="N20">
      <style:table-cell-properties style:vertical-align="automatic" style:cell-protect="protected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7" style:family="table-cell" style:parent-style-name="Default" style:data-style-name="N0">
      <style:text-properties fo:font-size="12pt" style:font-size-asian="12pt" style:font-size-complex="12pt"/>
    </style:style>
    <style:style style:name="ce8" style:family="table-cell" style:parent-style-name="Hyperlink" style:data-style-name="N0">
      <style:table-cell-properties style:vertical-align="middle" style:repeat-content="false"/>
      <style:paragraph-properties fo:text-align="end" fo:margin-right="0cm"/>
      <style:text-properties fo:color="#0000FF" style:font-name="MS Sans Serif" style:font-name-asian="MS Sans Serif" style:font-name-complex="MS Sans Serif" fo:font-size="12pt" style:font-size-asian="12pt" style:font-size-complex="12pt" style:text-underline-style="solid" style:text-underline-type="single"/>
    </style:style>
    <style:style style:name="ce9" style:family="table-cell" style:parent-style-name="Refdb_32_standard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Refdb_32_standard" style:data-style-name="N19">
      <style:table-cell-properties style:vertical-align="middle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Hyperlink" style:data-style-name="N0">
      <style:table-cell-properties style:vertical-align="middle"/>
      <style:text-properties fo:color="#0000FF" style:font-name="MS Sans Serif" style:font-name-asian="MS Sans Serif" style:font-name-complex="MS Sans Serif" fo:font-size="12pt" style:font-size-asian="12pt" style:font-size-complex="12pt" style:text-underline-style="solid" style:text-underline-type="single"/>
    </style:style>
    <style:style style:name="ce12" style:family="table-cell" style:parent-style-name="Normal_Table1" style:data-style-name="N30">
      <style:table-cell-properties style:vertical-align="middle" fo:background-color="transparent" style:repeat-content="false"/>
      <style:paragraph-properties fo:text-align="start" fo:margin-left="0cm"/>
      <style:text-properties fo:color="#008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3" style:family="table-cell" style:parent-style-name="Normal_Table1" style:data-style-name="N30">
      <style:table-cell-properties style:vertical-align="automatic" fo:background-color="transparent" style:repeat-content="false"/>
      <style:paragraph-properties fo:text-align="start" fo:margin-left="0cm"/>
      <style:text-properties fo:color="#008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4" style:family="table-cell" style:parent-style-name="Hyperlink" style:data-style-name="N0">
      <style:table-cell-properties style:vertical-align="automatic"/>
      <style:text-properties fo:color="#0000FF" style:font-name="MS Sans Serif" style:font-name-asian="MS Sans Serif" style:font-name-complex="MS Sans Serif" fo:font-size="12pt" style:font-size-asian="12pt" style:font-size-complex="12pt" style:text-underline-style="solid" style:text-underline-type="single"/>
    </style:style>
    <style:style style:name="ce15" style:family="table-cell" style:parent-style-name="Hyperlink" style:data-style-name="N0">
      <style:table-cell-properties style:vertical-align="automatic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16" style:family="table-cell" style:parent-style-name="Hyperlink" style:data-style-name="N0">
      <style:table-cell-properties style:vertical-align="automatic" style:repeat-content="false"/>
      <style:paragraph-properties fo:text-align="end" fo:margin-right="0cm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17" style:family="table-cell" style:parent-style-name="Hyperlink" style:data-style-name="N0">
      <style:table-cell-properties style:vertical-align="automatic" style:repeat-content="false"/>
      <style:paragraph-properties fo:text-align="end" fo:margin-right="0cm"/>
      <style:text-properties fo:color="#0000FF" style:font-name="MS Sans Serif" style:font-name-asian="MS Sans Serif" style:font-name-complex="MS Sans Serif" fo:font-size="12pt" style:font-size-asian="12pt" style:font-size-complex="12pt" style:text-underline-style="solid" style:text-underline-type="single"/>
    </style:style>
    <style:style style:name="ce18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Good" style:data-style-name="N38">
      <style:table-cell-properties style:vertical-align="middle" fo:background-color="transparent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3" style:family="table-cell" style:parent-style-name="Percent" style:data-style-name="N13">
      <style:text-properties fo:font-size="12pt" style:font-size-asian="12pt" style:font-size-complex="12pt"/>
    </style:style>
    <style:style style:name="ce24" style:family="table-cell" style:parent-style-name="Default" style:data-style-name="N36"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.353cm"/>
      <style:text-properties fo:font-size="12pt" style:font-size-asian="12pt" style:font-size-complex="12pt"/>
    </style:style>
    <style:style style:name="ce26" style:family="table-cell" style:parent-style-name="Good" style:data-style-name="N38">
      <style:table-cell-properties style:vertical-align="middle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ce2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.706cm"/>
      <style:text-properties fo:font-size="12pt" style:font-size-asian="12pt" style:font-size-complex="12pt"/>
    </style:style>
    <style:style style:name="ce28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Percent" style:data-style-name="N13"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36"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Good" style:data-style-name="N36">
      <style:table-cell-properties style:vertical-align="middle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ce33" style:family="table-cell" style:parent-style-name="Default" style:data-style-name="N36">
      <style:table-cell-properties style:vertical-align="middle" fo:background-color="transparent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5" style:family="table-cell" style:parent-style-name="Good" style:data-style-name="N38">
      <style:table-cell-properties fo:border-top="none" fo:border-bottom="thin solid #000000" fo:border-left="none" fo:border-right="none" style:vertical-align="middle" fo:background-color="transparent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font-size="12pt" style:font-size-asian="12pt" style:font-size-complex="12pt"/>
    </style:style>
    <style:style style:name="ce37" style:family="table-cell" style:parent-style-name="Normal_Table1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8" style:family="table-cell" style:parent-style-name="Normal_Table1" style:data-style-name="N38">
      <style:table-cell-properties fo:border-top="thin solid #000000" fo:border-bottom="thin solid #000000" fo:border-left="none" fo:border-right="none" style:vertical-align="middle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9" style:family="table-cell" style:parent-style-name="Normal_Table1" style:data-style-name="N36">
      <style:table-cell-properties fo:border-top="thin solid #000000" fo:border-bottom="thin solid #000000" fo:border-left="none" fo:border-right="none" style:vertical-align="middle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0" style:family="table-cell" style:parent-style-name="Normal_Table1" style:data-style-name="N36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1" style:family="table-cell" style:parent-style-name="Normal_Table1" style:data-style-name="N36">
      <style:table-cell-properties style:vertical-align="middle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2" style:family="table-cell" style:parent-style-name="Normal_Table1" style:data-style-name="N36">
      <style:table-cell-properties style:vertical-align="middle" fo:wrap-option="wrap" fo:background-color="transparent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3" style:family="table-cell" style:parent-style-name="Default" style:data-style-name="N38">
      <style:table-cell-properties style:vertical-align="middle"/>
      <style:text-properties fo:font-size="12pt" style:font-size-asian="12pt" style:font-size-complex="12pt"/>
    </style:style>
    <style:style style:name="ce44" style:family="table-cell" style:parent-style-name="Default" style:data-style-name="N36">
      <style:table-cell-properties style:vertical-align="middle"/>
      <style:text-properties fo:font-size="12pt" style:font-size-asian="12pt" style:font-size-complex="12pt"/>
    </style:style>
    <style:style style:name="ce45" style:family="table-cell" style:parent-style-name="Normal_Table1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6" style:family="table-cell" style:parent-style-name="Default" style:data-style-name="N38">
      <style:table-cell-properties fo:border-top="none" fo:border-bottom="thin solid #000000" fo:border-left="none" fo:border-right="none" style:vertical-align="middle"/>
      <style:text-properties fo:font-size="12pt" style:font-size-asian="12pt" style:font-size-complex="12pt"/>
    </style:style>
    <style:style style:name="ce47" style:family="table-cell" style:parent-style-name="Default" style:data-style-name="N36">
      <style:table-cell-properties fo:border-top="none" fo:border-bottom="thin solid #000000" fo:border-left="none" fo:border-right="none" style:vertical-align="middle"/>
      <style:text-properties fo:font-size="12pt" style:font-size-asian="12pt" style:font-size-complex="12pt"/>
    </style:style>
    <style:style style:name="ce48" style:family="table-cell" style:parent-style-name="Default" style:data-style-name="N37">
      <style:text-properties fo:font-size="12pt" style:font-size-asian="12pt" style:font-size-complex="12pt"/>
    </style:style>
    <style:style style:name="ce49" style:family="table-cell" style:parent-style-name="Default" style:data-style-name="N1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50" style:family="table-cell" style:parent-style-name="Default" style:data-style-name="N2">
      <style:text-properties fo:font-size="12pt" style:font-size-asian="12pt" style:font-size-complex="12pt"/>
    </style:style>
    <style:style style:name="ce51" style:family="table-cell" style:parent-style-name="Refdb_32_standard" style:data-style-name="N0">
      <style:table-cell-properties style:vertical-align="middle" fo:background-color="transparent" style:repeat-content="false"/>
      <style:paragraph-properties fo:text-align="end" fo:margin-right="0cm"/>
      <style:text-properties fo:font-size="12pt" style:font-size-asian="12pt" style:font-size-complex="12pt"/>
    </style:style>
    <style:style style:name="ce52" style:family="table-cell" style:parent-style-name="Refdb_32_standard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ce53" style:family="table-cell" style:parent-style-name="Default" style:data-style-name="N0">
      <style:table-cell-properties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fo:font-size="12pt" style:font-size-asian="12pt" style:font-size-complex="12pt"/>
    </style:style>
    <style:style style:name="ce56" style:family="table-cell" style:parent-style-name="Default" style:data-style-name="N2">
      <style:table-cell-properties style:vertical-align="middle"/>
      <style:text-properties fo:font-size="12pt" style:font-size-asian="12pt" style:font-size-complex="12pt"/>
    </style:style>
    <style:style style:name="ce57" style:family="table-cell" style:parent-style-name="Default" style:data-style-name="N2">
      <style:table-cell-properties fo:border-top="none" fo:border-bottom="thin solid #000000" fo:border-left="none" fo:border-right="none" style:vertical-align="middle"/>
      <style:text-properties fo:font-size="12pt" style:font-size-asian="12pt" style:font-size-complex="12pt"/>
    </style:style>
    <style:style style:name="ce58" style:family="table-cell" style:parent-style-name="Default" style:data-style-name="N1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12.5147916666667cm"/>
    </style:style>
    <style:style style:name="co2" style:family="table-column">
      <style:table-column-properties fo:break-before="auto" style:column-width="1.45520833333333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27541666666667cm" style:use-optimal-column-width="true"/>
    </style:style>
    <style:style style:name="co6" style:family="table-column">
      <style:table-column-properties fo:break-before="auto" style:column-width="7.381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_5_1" table:style-name="ta1">
        <table:table-column table:style-name="co1" table:default-cell-style-name="ce7"/>
        <table:table-column table:style-name="co2" table:number-columns-repeated="26" table:default-cell-style-name="ce7"/>
        <table:table-column table:style-name="co3" table:default-cell-style-name="ce7"/>
        <table:table-column table:style-name="co2" table:number-columns-repeated="21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4" table:number-columns-repeated="16332" table:default-cell-style-name="ce7"/>
        <table:table-row table:style-name="ro1">
          <table:table-cell office:value-type="string" table:style-name="ce2">
            <text:p>Date of update: 22 July 2021</text:p>
          </table:table-cell>
          <table:table-cell table:style-name="ce3"/>
          <table:table-cell table:style-name="ce4"/>
          <table:table-cell table:style-name="ce5"/>
          <table:table-cell table:style-name="ce6"/>
          <table:table-cell table:number-columns-repeated="16379" table:style-name="ce7"/>
        </table:table-row>
        <table:table-row table:style-name="ro2">
          <table:table-cell office:value-type="string" table:style-name="ce2">
            <text:p>Next update: June 2022</text:p>
          </table:table-cell>
          <table:table-cell table:style-name="ce3"/>
          <table:table-cell table:style-name="ce4"/>
          <table:table-cell table:style-name="ce5"/>
          <table:table-cell table:number-columns-repeated="3" table:style-name="ce7"/>
          <table:table-cell table:style-name="ce4"/>
          <table:table-cell table:number-columns-repeated="34" table:style-name="ce7"/>
          <table:table-cell table:number-columns-repeated="7" table:style-name="ce8"/>
          <table:table-cell table:number-columns-repeated="16335" table:style-name="ce7"/>
        </table:table-row>
        <table:table-row table:style-name="ro2">
          <table:table-cell table:style-name="ce9"/>
          <table:table-cell table:style-name="ce10"/>
          <table:table-cell table:style-name="ce6"/>
          <table:table-cell table:style-name="ce11"/>
          <table:table-cell table:number-columns-repeated="3" table:style-name="ce7"/>
          <table:table-cell table:style-name="ce4"/>
          <table:table-cell table:number-columns-repeated="16376" table:style-name="ce7"/>
        </table:table-row>
        <table:table-row table:style-name="ro2">
          <table:table-cell office:value-type="string" table:style-name="ce12">
            <text:p>Table 5.1 Total factor productivity volume indices (2015=100)</text:p>
          </table:table-cell>
          <table:table-cell table:style-name="ce7"/>
          <table:table-cell table:style-name="ce6"/>
          <table:table-cell table:style-name="ce11"/>
          <table:table-cell table:number-columns-repeated="3" table:style-name="ce7"/>
          <table:table-cell table:style-name="ce4"/>
          <table:table-cell table:number-columns-repeated="16376" table:style-name="ce7"/>
        </table:table-row>
        <table:table-row table:style-name="ro2">
          <table:table-cell table:style-name="ce13"/>
          <table:table-cell table:style-name="ce7"/>
          <table:table-cell table:style-name="ce6"/>
          <table:table-cell table:style-name="ce11"/>
          <table:table-cell table:number-columns-repeated="3" table:style-name="ce7"/>
          <table:table-cell table:style-name="ce4"/>
          <table:table-cell table:number-columns-repeated="16376" table:style-name="ce7"/>
        </table:table-row>
        <table:table-row table:style-name="ro2">
          <table:table-cell office:value-type="string" table:style-name="ce6">
            <text:p>Enquiries: Alistair Murray on +44 (0) 20 8026 6121</text:p>
          </table:table-cell>
          <table:table-cell table:number-columns-repeated="39" table:style-name="ce7"/>
          <table:table-cell table:style-name="ce14"/>
          <table:table-cell table:number-columns-repeated="3" table:style-name="ce15"/>
          <table:table-cell table:number-columns-repeated="2" table:style-name="ce7"/>
          <table:table-cell table:style-name="ce16"/>
          <table:table-cell table:style-name="ce17"/>
          <table:table-cell office:value-type="string" table:style-name="ce16">
            <text:p><text:a xlink:href="mailto:david.fernall@defra.gov.uk">Email: alistair.murray@defra.gov.uk</text:a></text:p>
          </table:table-cell>
          <table:table-cell table:number-columns-repeated="16335" table:style-name="ce7"/>
        </table:table-row>
        <table:table-row table:style-name="ro1">
          <table:table-cell table:style-name="ce6"/>
          <table:table-cell table:number-columns-repeated="49" table:style-name="ce7"/>
          <table:table-cell table:number-columns-repeated="2" table:style-name="ce18"/>
          <table:table-cell table:number-columns-repeated="16332"/>
        </table:table-row>
        <table:table-row table:style-name="ro1">
          <table:table-cell table:style-name="ce19"/>
          <table:table-cell office:value-type="float" office:value="1973" table:style-name="ce20">
            <text:p>1973</text:p>
          </table:table-cell>
          <table:table-cell office:value-type="float" office:value="1974" table:style-name="ce20">
            <text:p>1974</text:p>
          </table:table-cell>
          <table:table-cell office:value-type="float" office:value="1975" table:style-name="ce20">
            <text:p>1975</text:p>
          </table:table-cell>
          <table:table-cell office:value-type="float" office:value="1976" table:style-name="ce20">
            <text:p>1976</text:p>
          </table:table-cell>
          <table:table-cell office:value-type="float" office:value="1977" table:style-name="ce20">
            <text:p>1977</text:p>
          </table:table-cell>
          <table:table-cell office:value-type="float" office:value="1978" table:style-name="ce20">
            <text:p>1978</text:p>
          </table:table-cell>
          <table:table-cell office:value-type="float" office:value="1979" table:style-name="ce20">
            <text:p>1979</text:p>
          </table:table-cell>
          <table:table-cell office:value-type="float" office:value="1980" table:style-name="ce20">
            <text:p>1980</text:p>
          </table:table-cell>
          <table:table-cell office:value-type="float" office:value="1981" table:style-name="ce20">
            <text:p>1981</text:p>
          </table:table-cell>
          <table:table-cell office:value-type="float" office:value="1982" table:style-name="ce20">
            <text:p>1982</text:p>
          </table:table-cell>
          <table:table-cell office:value-type="float" office:value="1983" table:style-name="ce20">
            <text:p>1983</text:p>
          </table:table-cell>
          <table:table-cell office:value-type="float" office:value="1984" table:style-name="ce20">
            <text:p>1984</text:p>
          </table:table-cell>
          <table:table-cell office:value-type="float" office:value="1985" table:style-name="ce20">
            <text:p>1985</text:p>
          </table:table-cell>
          <table:table-cell office:value-type="float" office:value="1986" table:style-name="ce20">
            <text:p>1986</text:p>
          </table:table-cell>
          <table:table-cell office:value-type="float" office:value="1987" table:style-name="ce20">
            <text:p>1987</text:p>
          </table:table-cell>
          <table:table-cell office:value-type="float" office:value="1988" table:style-name="ce20">
            <text:p>1988</text:p>
          </table:table-cell>
          <table:table-cell office:value-type="float" office:value="1989" table:style-name="ce20">
            <text:p>1989</text:p>
          </table:table-cell>
          <table:table-cell office:value-type="float" office:value="1990" table:style-name="ce20">
            <text:p>1990</text:p>
          </table:table-cell>
          <table:table-cell office:value-type="float" office:value="1991" table:style-name="ce20">
            <text:p>1991</text:p>
          </table:table-cell>
          <table:table-cell office:value-type="float" office:value="1992" table:style-name="ce20">
            <text:p>1992</text:p>
          </table:table-cell>
          <table:table-cell office:value-type="float" office:value="1993" table:style-name="ce20">
            <text:p>1993</text:p>
          </table:table-cell>
          <table:table-cell office:value-type="float" office:value="1994" table:style-name="ce20">
            <text:p>1994</text:p>
          </table:table-cell>
          <table:table-cell office:value-type="float" office:value="1995" table:style-name="ce20">
            <text:p>1995</text:p>
          </table:table-cell>
          <table:table-cell office:value-type="float" office:value="1996" table:style-name="ce20">
            <text:p>1996</text:p>
          </table:table-cell>
          <table:table-cell office:value-type="float" office:value="1997" table:style-name="ce20">
            <text:p>1997</text:p>
          </table:table-cell>
          <table:table-cell office:value-type="float" office:value="1998" table:style-name="ce20">
            <text:p>1998</text:p>
          </table:table-cell>
          <table:table-cell office:value-type="float" office:value="1999" table:style-name="ce20">
            <text:p>1999</text:p>
          </table:table-cell>
          <table:table-cell office:value-type="float" office:value="2000" table:style-name="ce20">
            <text:p>2000</text:p>
          </table:table-cell>
          <table:table-cell office:value-type="float" office:value="2001" table:style-name="ce20">
            <text:p>2001</text:p>
          </table:table-cell>
          <table:table-cell office:value-type="float" office:value="2002" table:style-name="ce20">
            <text:p>2002</text:p>
          </table:table-cell>
          <table:table-cell office:value-type="float" office:value="2003" table:style-name="ce20">
            <text:p>2003</text:p>
          </table:table-cell>
          <table:table-cell office:value-type="float" office:value="2004" table:style-name="ce20">
            <text:p>2004</text:p>
          </table:table-cell>
          <table:table-cell office:value-type="float" office:value="2005" table:style-name="ce20">
            <text:p>2005</text:p>
          </table:table-cell>
          <table:table-cell office:value-type="float" office:value="2006" table:style-name="ce20">
            <text:p>2006</text:p>
          </table:table-cell>
          <table:table-cell office:value-type="float" office:value="2007" table:style-name="ce20">
            <text:p>2007</text:p>
          </table:table-cell>
          <table:table-cell office:value-type="float" office:value="2008" table:style-name="ce20">
            <text:p>2008</text:p>
          </table:table-cell>
          <table:table-cell office:value-type="float" office:value="2009" table:style-name="ce20">
            <text:p>2009</text:p>
          </table:table-cell>
          <table:table-cell office:value-type="float" office:value="2010" table:style-name="ce20">
            <text:p>2010</text:p>
          </table:table-cell>
          <table:table-cell office:value-type="float" office:value="2011" table:style-name="ce20">
            <text:p>2011</text:p>
          </table:table-cell>
          <table:table-cell office:value-type="float" office:value="2012" table:style-name="ce20">
            <text:p>2012</text:p>
          </table:table-cell>
          <table:table-cell office:value-type="float" office:value="2013" table:style-name="ce20">
            <text:p>2013</text:p>
          </table:table-cell>
          <table:table-cell office:value-type="float" office:value="2014" table:style-name="ce20">
            <text:p>2014</text:p>
          </table:table-cell>
          <table:table-cell office:value-type="float" office:value="2015" table:style-name="ce20">
            <text:p>2015</text:p>
          </table:table-cell>
          <table:table-cell office:value-type="float" office:value="2016" table:style-name="ce20">
            <text:p>2016</text:p>
          </table:table-cell>
          <table:table-cell office:value-type="float" office:value="2017" table:style-name="ce20">
            <text:p>2017</text:p>
          </table:table-cell>
          <table:table-cell office:value-type="float" office:value="2018" table:style-name="ce20">
            <text:p>2018</text:p>
          </table:table-cell>
          <table:table-cell office:value-type="float" office:value="2019" table:style-name="ce20">
            <text:p>2019</text:p>
          </table:table-cell>
          <table:table-cell office:value-type="float" office:value="2020" table:style-name="ce20">
            <text:p>2020</text:p>
          </table:table-cell>
          <table:table-cell table:style-name="ce7"/>
          <table:table-cell table:number-columns-repeated="2" table:style-name="ce18"/>
          <table:table-cell table:number-columns-repeated="16332"/>
        </table:table-row>
        <table:table-row table:style-name="ro2">
          <table:table-cell office:value-type="string" table:style-name="ce21">
            <text:p>1 Output of cereals</text:p>
          </table:table-cell>
          <table:table-cell office:value-type="float" office:value="48.106286515999223" table:style-name="ce22">
            <text:p>48.1</text:p>
          </table:table-cell>
          <table:table-cell office:value-type="float" office:value="51.231097069607799" table:style-name="ce22">
            <text:p>51.2</text:p>
          </table:table-cell>
          <table:table-cell office:value-type="float" office:value="46.596367805312717" table:style-name="ce22">
            <text:p>46.6</text:p>
          </table:table-cell>
          <table:table-cell office:value-type="float" office:value="43.044287536758247" table:style-name="ce22">
            <text:p>43.0</text:p>
          </table:table-cell>
          <table:table-cell office:value-type="float" office:value="52.925120889300707" table:style-name="ce22">
            <text:p>52.9</text:p>
          </table:table-cell>
          <table:table-cell office:value-type="float" office:value="57.293542919667381" table:style-name="ce22">
            <text:p>57.3</text:p>
          </table:table-cell>
          <table:table-cell office:value-type="float" office:value="59.273863848560367" table:style-name="ce22">
            <text:p>59.3</text:p>
          </table:table-cell>
          <table:table-cell office:value-type="float" office:value="69.997314185792931" table:style-name="ce22">
            <text:p>70.0</text:p>
          </table:table-cell>
          <table:table-cell office:value-type="float" office:value="73.734927276608531" table:style-name="ce22">
            <text:p>73.7</text:p>
          </table:table-cell>
          <table:table-cell office:value-type="float" office:value="84.402604724120039" table:style-name="ce22">
            <text:p>84.4</text:p>
          </table:table-cell>
          <table:table-cell office:value-type="float" office:value="78.883947233587932" table:style-name="ce22">
            <text:p>78.9</text:p>
          </table:table-cell>
          <table:table-cell office:value-type="float" office:value="102.22574648711959" table:style-name="ce22">
            <text:p>102.2</text:p>
          </table:table-cell>
          <table:table-cell office:value-type="float" office:value="90.870605760032888" table:style-name="ce22">
            <text:p>90.9</text:p>
          </table:table-cell>
          <table:table-cell office:value-type="float" office:value="92.499200917865878" table:style-name="ce22">
            <text:p>92.5</text:p>
          </table:table-cell>
          <table:table-cell office:value-type="float" office:value="80.043616282023038" table:style-name="ce22">
            <text:p>80.0</text:p>
          </table:table-cell>
          <table:table-cell office:value-type="float" office:value="81.020431155938795" table:style-name="ce22">
            <text:p>81.0</text:p>
          </table:table-cell>
          <table:table-cell office:value-type="float" office:value="90.941937388922838" table:style-name="ce22">
            <text:p>90.9</text:p>
          </table:table-cell>
          <table:table-cell office:value-type="float" office:value="84.964589828590803" table:style-name="ce22">
            <text:p>85.0</text:p>
          </table:table-cell>
          <table:table-cell office:value-type="float" office:value="84.814971966437" table:style-name="ce22">
            <text:p>84.8</text:p>
          </table:table-cell>
          <table:table-cell office:value-type="float" office:value="85.08604520157985" table:style-name="ce22">
            <text:p>85.1</text:p>
          </table:table-cell>
          <table:table-cell office:value-type="float" office:value="75.825529633467056" table:style-name="ce22">
            <text:p>75.8</text:p>
          </table:table-cell>
          <table:table-cell office:value-type="float" office:value="77.999817547185614" table:style-name="ce22">
            <text:p>78.0</text:p>
          </table:table-cell>
          <table:table-cell office:value-type="float" office:value="87.993876284396947" table:style-name="ce22">
            <text:p>88.0</text:p>
          </table:table-cell>
          <table:table-cell office:value-type="float" office:value="98.401439716442937" table:style-name="ce22">
            <text:p>98.4</text:p>
          </table:table-cell>
          <table:table-cell office:value-type="float" office:value="90.546611372656272" table:style-name="ce22">
            <text:p>90.5</text:p>
          </table:table-cell>
          <table:table-cell office:value-type="float" office:value="86.952404748115939" table:style-name="ce22">
            <text:p>87.0</text:p>
          </table:table-cell>
          <table:table-cell office:value-type="float" office:value="85.182945961150622" table:style-name="ce22">
            <text:p>85.2</text:p>
          </table:table-cell>
          <table:table-cell office:value-type="float" office:value="94.678734094297212" table:style-name="ce22">
            <text:p>94.7</text:p>
          </table:table-cell>
          <table:table-cell office:value-type="float" office:value="72.872357912390896" table:style-name="ce22">
            <text:p>72.9</text:p>
          </table:table-cell>
          <table:table-cell office:value-type="float" office:value="90.26871705983956" table:style-name="ce22">
            <text:p>90.3</text:p>
          </table:table-cell>
          <table:table-cell office:value-type="float" office:value="82.9620999625254" table:style-name="ce22">
            <text:p>83.0</text:p>
          </table:table-cell>
          <table:table-cell office:value-type="float" office:value="84.279581352079731" table:style-name="ce22">
            <text:p>84.3</text:p>
          </table:table-cell>
          <table:table-cell office:value-type="float" office:value="80.003029123952516" table:style-name="ce22">
            <text:p>80.0</text:p>
          </table:table-cell>
          <table:table-cell office:value-type="float" office:value="79.70222848537793" table:style-name="ce22">
            <text:p>79.7</text:p>
          </table:table-cell>
          <table:table-cell office:value-type="float" office:value="73.879540581911144" table:style-name="ce22">
            <text:p>73.9</text:p>
          </table:table-cell>
          <table:table-cell office:value-type="float" office:value="96.629009211344822" table:style-name="ce22">
            <text:p>96.6</text:p>
          </table:table-cell>
          <table:table-cell office:value-type="float" office:value="84.779019265840532" table:style-name="ce22">
            <text:p>84.8</text:p>
          </table:table-cell>
          <table:table-cell office:value-type="float" office:value="82.801207788461213" table:style-name="ce22">
            <text:p>82.8</text:p>
          </table:table-cell>
          <table:table-cell office:value-type="float" office:value="86.976346830009362" table:style-name="ce22">
            <text:p>87.0</text:p>
          </table:table-cell>
          <table:table-cell office:value-type="float" office:value="76.703605749819232" table:style-name="ce22">
            <text:p>76.7</text:p>
          </table:table-cell>
          <table:table-cell office:value-type="float" office:value="76.578217214194879" table:style-name="ce22">
            <text:p>76.6</text:p>
          </table:table-cell>
          <table:table-cell office:value-type="float" office:value="98.315499916986653" table:style-name="ce22">
            <text:p>98.3</text:p>
          </table:table-cell>
          <table:table-cell office:value-type="float" office:value="100.00000000000013" table:style-name="ce22">
            <text:p>100.0</text:p>
          </table:table-cell>
          <table:table-cell office:value-type="float" office:value="88.497335284554538" table:style-name="ce22">
            <text:p>88.5</text:p>
          </table:table-cell>
          <table:table-cell office:value-type="float" office:value="90.325356555405975" table:style-name="ce22">
            <text:p>90.3</text:p>
          </table:table-cell>
          <table:table-cell office:value-type="float" office:value="80.768063163576926" table:style-name="ce22">
            <text:p>80.8</text:p>
          </table:table-cell>
          <table:table-cell office:value-type="float" office:value="98.662453526095092" table:style-name="ce22">
            <text:p>98.7</text:p>
          </table:table-cell>
          <table:table-cell office:value-type="float" office:value="72.728000461341239" table:style-name="ce22">
            <text:p>72.7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25">
            <text:p>wheat</text:p>
          </table:table-cell>
          <table:table-cell office:value-type="float" office:value="31.229104037539219" table:style-name="ce26">
            <text:p>31.2</text:p>
          </table:table-cell>
          <table:table-cell office:value-type="float" office:value="34.683664790196836" table:style-name="ce26">
            <text:p>34.7</text:p>
          </table:table-cell>
          <table:table-cell office:value-type="float" office:value="30.610810624978253" table:style-name="ce26">
            <text:p>30.6</text:p>
          </table:table-cell>
          <table:table-cell office:value-type="float" office:value="28.898135295083531" table:style-name="ce26">
            <text:p>28.9</text:p>
          </table:table-cell>
          <table:table-cell office:value-type="float" office:value="31.171290759007423" table:style-name="ce26">
            <text:p>31.2</text:p>
          </table:table-cell>
          <table:table-cell office:value-type="float" office:value="36.854712051214065" table:style-name="ce26">
            <text:p>36.9</text:p>
          </table:table-cell>
          <table:table-cell office:value-type="float" office:value="42.696057348863562" table:style-name="ce26">
            <text:p>42.7</text:p>
          </table:table-cell>
          <table:table-cell office:value-type="float" office:value="52.326201149393427" table:style-name="ce26">
            <text:p>52.3</text:p>
          </table:table-cell>
          <table:table-cell office:value-type="float" office:value="52.891686106385826" table:style-name="ce26">
            <text:p>52.9</text:p>
          </table:table-cell>
          <table:table-cell office:value-type="float" office:value="64.473947531773106" table:style-name="ce26">
            <text:p>64.5</text:p>
          </table:table-cell>
          <table:table-cell office:value-type="float" office:value="63.024597547275704" table:style-name="ce26">
            <text:p>63.0</text:p>
          </table:table-cell>
          <table:table-cell office:value-type="float" office:value="88.763369747972391" table:style-name="ce26">
            <text:p>88.8</text:p>
          </table:table-cell>
          <table:table-cell office:value-type="float" office:value="78.044952665429577" table:style-name="ce26">
            <text:p>78.0</text:p>
          </table:table-cell>
          <table:table-cell office:value-type="float" office:value="82.833560491794728" table:style-name="ce26">
            <text:p>82.8</text:p>
          </table:table-cell>
          <table:table-cell office:value-type="float" office:value="72.442543933162241" table:style-name="ce26">
            <text:p>72.4</text:p>
          </table:table-cell>
          <table:table-cell office:value-type="float" office:value="71.622854935521417" table:style-name="ce26">
            <text:p>71.6</text:p>
          </table:table-cell>
          <table:table-cell office:value-type="float" office:value="85.939481530015726" table:style-name="ce26">
            <text:p>85.9</text:p>
          </table:table-cell>
          <table:table-cell office:value-type="float" office:value="85.324525837056967" table:style-name="ce26">
            <text:p>85.3</text:p>
          </table:table-cell>
          <table:table-cell office:value-type="float" office:value="90.558619418166501" table:style-name="ce26">
            <text:p>90.6</text:p>
          </table:table-cell>
          <table:table-cell office:value-type="float" office:value="85.609834332295875" table:style-name="ce26">
            <text:p>85.6</text:p>
          </table:table-cell>
          <table:table-cell office:value-type="float" office:value="79.026405873379076" table:style-name="ce26">
            <text:p>79.0</text:p>
          </table:table-cell>
          <table:table-cell office:value-type="float" office:value="81.771450986567103" table:style-name="ce26">
            <text:p>81.8</text:p>
          </table:table-cell>
          <table:table-cell office:value-type="float" office:value="89.511415515468471" table:style-name="ce26">
            <text:p>89.5</text:p>
          </table:table-cell>
          <table:table-cell office:value-type="float" office:value="99.990348483932252" table:style-name="ce26">
            <text:p>100.0</text:p>
          </table:table-cell>
          <table:table-cell office:value-type="float" office:value="90.769722336022724" table:style-name="ce26">
            <text:p>90.8</text:p>
          </table:table-cell>
          <table:table-cell office:value-type="float" office:value="92.822605663295221" table:style-name="ce26">
            <text:p>92.8</text:p>
          </table:table-cell>
          <table:table-cell office:value-type="float" office:value="90.199193259391052" table:style-name="ce26">
            <text:p>90.2</text:p>
          </table:table-cell>
          <table:table-cell office:value-type="float" office:value="103.85125573760939" table:style-name="ce26">
            <text:p>103.9</text:p>
          </table:table-cell>
          <table:table-cell office:value-type="float" office:value="71.830897026236485" table:style-name="ce26">
            <text:p>71.8</text:p>
          </table:table-cell>
          <table:table-cell office:value-type="float" office:value="99.461755747693687" table:style-name="ce26">
            <text:p>99.5</text:p>
          </table:table-cell>
          <table:table-cell office:value-type="float" office:value="86.803198884492687" table:style-name="ce26">
            <text:p>86.8</text:p>
          </table:table-cell>
          <table:table-cell office:value-type="float" office:value="91.751680110291474" table:style-name="ce26">
            <text:p>91.8</text:p>
          </table:table-cell>
          <table:table-cell office:value-type="float" office:value="88.248780827561333" table:style-name="ce26">
            <text:p>88.2</text:p>
          </table:table-cell>
          <table:table-cell office:value-type="float" office:value="87.980628339712823" table:style-name="ce26">
            <text:p>88.0</text:p>
          </table:table-cell>
          <table:table-cell office:value-type="float" office:value="79.171576572855557" table:style-name="ce26">
            <text:p>79.2</text:p>
          </table:table-cell>
          <table:table-cell office:value-type="float" office:value="103.76100215193385" table:style-name="ce26">
            <text:p>103.8</text:p>
          </table:table-cell>
          <table:table-cell office:value-type="float" office:value="85.36848007378731" table:style-name="ce26">
            <text:p>85.4</text:p>
          </table:table-cell>
          <table:table-cell office:value-type="float" office:value="91.238033238674049" table:style-name="ce26">
            <text:p>91.2</text:p>
          </table:table-cell>
          <table:table-cell office:value-type="float" office:value="95.087614686092934" table:style-name="ce26">
            <text:p>95.1</text:p>
          </table:table-cell>
          <table:table-cell office:value-type="float" office:value="80.510177157636562" table:style-name="ce26">
            <text:p>80.5</text:p>
          </table:table-cell>
          <table:table-cell office:value-type="float" office:value="69.287506036802995" table:style-name="ce26">
            <text:p>69.3</text:p>
          </table:table-cell>
          <table:table-cell office:value-type="float" office:value="100.06498294458652" table:style-name="ce26">
            <text:p>100.1</text:p>
          </table:table-cell>
          <table:table-cell office:value-type="float" office:value="100.00000000000007" table:style-name="ce26">
            <text:p>100.0</text:p>
          </table:table-cell>
          <table:table-cell office:value-type="float" office:value="88.296768795673131" table:style-name="ce26">
            <text:p>88.3</text:p>
          </table:table-cell>
          <table:table-cell office:value-type="float" office:value="88.929646023093269" table:style-name="ce26">
            <text:p>88.9</text:p>
          </table:table-cell>
          <table:table-cell office:value-type="float" office:value="79.346689573605516" table:style-name="ce26">
            <text:p>79.3</text:p>
          </table:table-cell>
          <table:table-cell office:value-type="float" office:value="95.965069576230491" table:style-name="ce26">
            <text:p>96.0</text:p>
          </table:table-cell>
          <table:table-cell office:value-type="float" office:value="60.138002735088691" table:style-name="ce26">
            <text:p>60.1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25">
            <text:p>rye<text:s/></text:p>
          </table:table-cell>
          <table:table-cell office:value-type="float" office:value="50" table:style-name="ce26">
            <text:p>50.0</text:p>
          </table:table-cell>
          <table:table-cell office:value-type="float" office:value="40" table:style-name="ce26">
            <text:p>40.0</text:p>
          </table:table-cell>
          <table:table-cell office:value-type="float" office:value="40" table:style-name="ce26">
            <text:p>40.0</text:p>
          </table:table-cell>
          <table:table-cell office:value-type="float" office:value="45" table:style-name="ce26">
            <text:p>45.0</text:p>
          </table:table-cell>
          <table:table-cell office:value-type="float" office:value="65" table:style-name="ce26">
            <text:p>65.0</text:p>
          </table:table-cell>
          <table:table-cell office:value-type="float" office:value="80" table:style-name="ce26">
            <text:p>80.0</text:p>
          </table:table-cell>
          <table:table-cell office:value-type="float" office:value="70.000000000000014" table:style-name="ce26">
            <text:p>70.0</text:p>
          </table:table-cell>
          <table:table-cell office:value-type="float" office:value="70.000000000000014" table:style-name="ce26">
            <text:p>70.0</text:p>
          </table:table-cell>
          <table:table-cell office:value-type="float" office:value="70.000000000000014" table:style-name="ce26">
            <text:p>70.0</text:p>
          </table:table-cell>
          <table:table-cell office:value-type="float" office:value="70.000000000000014" table:style-name="ce26">
            <text:p>70.0</text:p>
          </table:table-cell>
          <table:table-cell office:value-type="float" office:value="70.000000000000014" table:style-name="ce26">
            <text:p>70.0</text:p>
          </table:table-cell>
          <table:table-cell office:value-type="float" office:value="70.000000000000014" table:style-name="ce26">
            <text:p>70.0</text:p>
          </table:table-cell>
          <table:table-cell office:value-type="float" office:value="70.000000000000014" table:style-name="ce26">
            <text:p>70.0</text:p>
          </table:table-cell>
          <table:table-cell office:value-type="float" office:value="70.000000000000014" table:style-name="ce26">
            <text:p>70.0</text:p>
          </table:table-cell>
          <table:table-cell office:value-type="float" office:value="85.000000000000014" table:style-name="ce26">
            <text:p>85.0</text:p>
          </table:table-cell>
          <table:table-cell office:value-type="float" office:value="75.000000000000014" table:style-name="ce26">
            <text:p>75.0</text:p>
          </table:table-cell>
          <table:table-cell office:value-type="float" office:value="90.000000000000014" table:style-name="ce26">
            <text:p>90.0</text:p>
          </table:table-cell>
          <table:table-cell office:value-type="float" office:value="95.000000000000014" table:style-name="ce26">
            <text:p>95.0</text:p>
          </table:table-cell>
          <table:table-cell office:value-type="float" office:value="95.000000000000014" table:style-name="ce26">
            <text:p>95.0</text:p>
          </table:table-cell>
          <table:table-cell office:value-type="float" office:value="120.00000000000001" table:style-name="ce26">
            <text:p>120.0</text:p>
          </table:table-cell>
          <table:table-cell office:value-type="float" office:value="115.00000000000001" table:style-name="ce26">
            <text:p>115.0</text:p>
          </table:table-cell>
          <table:table-cell office:value-type="float" office:value="130" table:style-name="ce26">
            <text:p>130.0</text:p>
          </table:table-cell>
          <table:table-cell office:value-type="float" office:value="140.00000000000003" table:style-name="ce26">
            <text:p>140.0</text:p>
          </table:table-cell>
          <table:table-cell office:value-type="float" office:value="145" table:style-name="ce26">
            <text:p>145.0</text:p>
          </table:table-cell>
          <table:table-cell office:value-type="float" office:value="145" table:style-name="ce26">
            <text:p>145.0</text:p>
          </table:table-cell>
          <table:table-cell office:value-type="float" office:value="115" table:style-name="ce26">
            <text:p>115.0</text:p>
          </table:table-cell>
          <table:table-cell office:value-type="float" office:value="115" table:style-name="ce26">
            <text:p>115.0</text:p>
          </table:table-cell>
          <table:table-cell office:value-type="float" office:value="109.99999999999997" table:style-name="ce26">
            <text:p>110.0</text:p>
          </table:table-cell>
          <table:table-cell office:value-type="float" office:value="114.99999999999999" table:style-name="ce26">
            <text:p>115.0</text:p>
          </table:table-cell>
          <table:table-cell office:value-type="float" office:value="99.999999999999986" table:style-name="ce26">
            <text:p>100.0</text:p>
          </table:table-cell>
          <table:table-cell office:value-type="float" office:value="94.999999999999986" table:style-name="ce26">
            <text:p>95.0</text:p>
          </table:table-cell>
          <table:table-cell office:value-type="float" office:value="94.999999999999986" table:style-name="ce26">
            <text:p>95.0</text:p>
          </table:table-cell>
          <table:table-cell office:value-type="float" office:value="94.999999999999986" table:style-name="ce26">
            <text:p>95.0</text:p>
          </table:table-cell>
          <table:table-cell office:value-type="float" office:value="94.999999999999986" table:style-name="ce26">
            <text:p>95.0</text:p>
          </table:table-cell>
          <table:table-cell office:value-type="float" office:value="94.999999999999986" table:style-name="ce26">
            <text:p>95.0</text:p>
          </table:table-cell>
          <table:table-cell office:value-type="float" office:value="94.999999999999986" table:style-name="ce26">
            <text:p>95.0</text:p>
          </table:table-cell>
          <table:table-cell office:value-type="float" office:value="94.999999999999986" table:style-name="ce26">
            <text:p>95.0</text:p>
          </table:table-cell>
          <table:table-cell office:value-type="float" office:value="109.99999999999997" table:style-name="ce26">
            <text:p>110.0</text:p>
          </table:table-cell>
          <table:table-cell office:value-type="float" office:value="109.99999999999997" table:style-name="ce26">
            <text:p>110.0</text:p>
          </table:table-cell>
          <table:table-cell office:value-type="float" office:value="74.999999999999986" table:style-name="ce26">
            <text:p>75.0</text:p>
          </table:table-cell>
          <table:table-cell office:value-type="float" office:value="99.999999999999986" table:style-name="ce26">
            <text:p>100.0</text:p>
          </table:table-cell>
          <table:table-cell office:value-type="float" office:value="99.999999999999986" table:style-name="ce26">
            <text:p>100.0</text:p>
          </table:table-cell>
          <table:table-cell office:value-type="float" office:value="99.999999999999986" table:style-name="ce26">
            <text:p>100.0</text:p>
          </table:table-cell>
          <table:table-cell office:value-type="float" office:value="99.999999999999986" table:style-name="ce26">
            <text:p>100.0</text:p>
          </table:table-cell>
          <table:table-cell office:value-type="float" office:value="84.999999999999972" table:style-name="ce26">
            <text:p>85.0</text:p>
          </table:table-cell>
          <table:table-cell office:value-type="float" office:value="99.999999999999986" table:style-name="ce26">
            <text:p>100.0</text:p>
          </table:table-cell>
          <table:table-cell office:value-type="float" office:value="99.999999999999986" table:style-name="ce26">
            <text:p>100.0</text:p>
          </table:table-cell>
          <table:table-cell office:value-type="float" office:value="99.999999999999986" table:style-name="ce26">
            <text:p>100.0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25">
            <text:p>barley</text:p>
          </table:table-cell>
          <table:table-cell office:value-type="float" office:value="102.09873916528562" table:style-name="ce26">
            <text:p>102.1</text:p>
          </table:table-cell>
          <table:table-cell office:value-type="float" office:value="105.15179670295483" table:style-name="ce26">
            <text:p>105.2</text:p>
          </table:table-cell>
          <table:table-cell office:value-type="float" office:value="98.879972613460893" table:style-name="ce26">
            <text:p>98.9</text:p>
          </table:table-cell>
          <table:table-cell office:value-type="float" office:value="88.526519504947004" table:style-name="ce26">
            <text:p>88.5</text:p>
          </table:table-cell>
          <table:table-cell office:value-type="float" office:value="121.4431503490085" table:style-name="ce26">
            <text:p>121.4</text:p>
          </table:table-cell>
          <table:table-cell office:value-type="float" office:value="123.19800460995468" table:style-name="ce26">
            <text:p>123.2</text:p>
          </table:table-cell>
          <table:table-cell office:value-type="float" office:value="114.50739266649181" table:style-name="ce26">
            <text:p>114.5</text:p>
          </table:table-cell>
          <table:table-cell office:value-type="float" office:value="128.00163203119834" table:style-name="ce26">
            <text:p>128.0</text:p>
          </table:table-cell>
          <table:table-cell office:value-type="float" office:value="142.48438820501755" table:style-name="ce26">
            <text:p>142.5</text:p>
          </table:table-cell>
          <table:table-cell office:value-type="float" office:value="151.62342251353905" table:style-name="ce26">
            <text:p>151.6</text:p>
          </table:table-cell>
          <table:table-cell office:value-type="float" office:value="133.96112047467142" table:style-name="ce26">
            <text:p>134.0</text:p>
          </table:table-cell>
          <table:table-cell office:value-type="float" office:value="153.80926259268315" table:style-name="ce26">
            <text:p>153.8</text:p>
          </table:table-cell>
          <table:table-cell office:value-type="float" office:value="137.63606897871696" table:style-name="ce26">
            <text:p>137.6</text:p>
          </table:table-cell>
          <table:table-cell office:value-type="float" office:value="131.22486362592326" table:style-name="ce26">
            <text:p>131.2</text:p>
          </table:table-cell>
          <table:table-cell office:value-type="float" office:value="110.28997149229183" table:style-name="ce26">
            <text:p>110.3</text:p>
          </table:table-cell>
          <table:table-cell office:value-type="float" office:value="114.71167584624794" table:style-name="ce26">
            <text:p>114.7</text:p>
          </table:table-cell>
          <table:table-cell office:value-type="float" office:value="115.49508938684149" table:style-name="ce26">
            <text:p>115.5</text:p>
          </table:table-cell>
          <table:table-cell office:value-type="float" office:value="92.95339030370576" table:style-name="ce26">
            <text:p>93.0</text:p>
          </table:table-cell>
          <table:table-cell office:value-type="float" office:value="78.550113597511526" table:style-name="ce26">
            <text:p>78.6</text:p>
          </table:table-cell>
          <table:table-cell office:value-type="float" office:value="93.186416787612856" table:style-name="ce26">
            <text:p>93.2</text:p>
          </table:table-cell>
          <table:table-cell office:value-type="float" office:value="74.688323577590708" table:style-name="ce26">
            <text:p>74.7</text:p>
          </table:table-cell>
          <table:table-cell office:value-type="float" office:value="74.195155071990655" table:style-name="ce26">
            <text:p>74.2</text:p>
          </table:table-cell>
          <table:table-cell office:value-type="float" office:value="90.888460875963474" table:style-name="ce26">
            <text:p>90.9</text:p>
          </table:table-cell>
          <table:table-cell office:value-type="float" office:value="102.96896879254372" table:style-name="ce26">
            <text:p>103.0</text:p>
          </table:table-cell>
          <table:table-cell office:value-type="float" office:value="97.596040144145633" table:style-name="ce26">
            <text:p>97.6</text:p>
          </table:table-cell>
          <table:table-cell office:value-type="float" office:value="77.943722072054584" table:style-name="ce26">
            <text:p>77.9</text:p>
          </table:table-cell>
          <table:table-cell office:value-type="float" office:value="79.501220575206716" table:style-name="ce26">
            <text:p>79.5</text:p>
          </table:table-cell>
          <table:table-cell office:value-type="float" office:value="77.025131772378657" table:style-name="ce26">
            <text:p>77.0</text:p>
          </table:table-cell>
          <table:table-cell office:value-type="float" office:value="80.347919163691429" table:style-name="ce26">
            <text:p>80.3</text:p>
          </table:table-cell>
          <table:table-cell office:value-type="float" office:value="68.905710375019169" table:style-name="ce26">
            <text:p>68.9</text:p>
          </table:table-cell>
          <table:table-cell office:value-type="float" office:value="76.055058321870362" table:style-name="ce26">
            <text:p>76.1</text:p>
          </table:table-cell>
          <table:table-cell office:value-type="float" office:value="69.018442310608336" table:style-name="ce26">
            <text:p>69.0</text:p>
          </table:table-cell>
          <table:table-cell office:value-type="float" office:value="62.932651166434205" table:style-name="ce26">
            <text:p>62.9</text:p>
          </table:table-cell>
          <table:table-cell office:value-type="float" office:value="59.451657945554693" table:style-name="ce26">
            <text:p>59.5</text:p>
          </table:table-cell>
          <table:table-cell office:value-type="float" office:value="60.992911285390377" table:style-name="ce26">
            <text:p>61.0</text:p>
          </table:table-cell>
          <table:table-cell office:value-type="float" office:value="80.457078419244453" table:style-name="ce26">
            <text:p>80.5</text:p>
          </table:table-cell>
          <table:table-cell office:value-type="float" office:value="85.758808568167865" table:style-name="ce26">
            <text:p>85.8</text:p>
          </table:table-cell>
          <table:table-cell office:value-type="float" office:value="60.751220545263934" table:style-name="ce26">
            <text:p>60.8</text:p>
          </table:table-cell>
          <table:table-cell office:value-type="float" office:value="67.261240499376925" table:style-name="ce26">
            <text:p>67.3</text:p>
          </table:table-cell>
          <table:table-cell office:value-type="float" office:value="67.586633513455808" table:style-name="ce26">
            <text:p>67.6</text:p>
          </table:table-cell>
          <table:table-cell office:value-type="float" office:value="93.585214952336642" table:style-name="ce26">
            <text:p>93.6</text:p>
          </table:table-cell>
          <table:table-cell office:value-type="float" office:value="93.170471144176787" table:style-name="ce26">
            <text:p>93.2</text:p>
          </table:table-cell>
          <table:table-cell office:value-type="float" office:value="100.00000000000001" table:style-name="ce26">
            <text:p>100.0</text:p>
          </table:table-cell>
          <table:table-cell office:value-type="float" office:value="87.613817865795582" table:style-name="ce26">
            <text:p>87.6</text:p>
          </table:table-cell>
          <table:table-cell office:value-type="float" office:value="92.292718360527104" table:style-name="ce26">
            <text:p>92.3</text:p>
          </table:table-cell>
          <table:table-cell office:value-type="float" office:value="81.143710944846987" table:style-name="ce26">
            <text:p>81.1</text:p>
          </table:table-cell>
          <table:table-cell office:value-type="float" office:value="106.23501222403056" table:style-name="ce26">
            <text:p>106.2</text:p>
          </table:table-cell>
          <table:table-cell office:value-type="float" office:value="103.44406089433446" table:style-name="ce26">
            <text:p>103.4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25">
            <text:p>oats and summer cereal mixtures</text:p>
          </table:table-cell>
          <table:table-cell office:value-type="float" office:value="51.063694119433478" table:style-name="ce26">
            <text:p>51.1</text:p>
          </table:table-cell>
          <table:table-cell office:value-type="float" office:value="44.779523719624258" table:style-name="ce26">
            <text:p>44.8</text:p>
          </table:table-cell>
          <table:table-cell office:value-type="float" office:value="32.006263922647868" table:style-name="ce26">
            <text:p>32.0</text:p>
          </table:table-cell>
          <table:table-cell office:value-type="float" office:value="42.481664815334256" table:style-name="ce26">
            <text:p>42.5</text:p>
          </table:table-cell>
          <table:table-cell office:value-type="float" office:value="52.725322431883527" table:style-name="ce26">
            <text:p>52.7</text:p>
          </table:table-cell>
          <table:table-cell office:value-type="float" office:value="41.036430959327852" table:style-name="ce26">
            <text:p>41.0</text:p>
          </table:table-cell>
          <table:table-cell office:value-type="float" office:value="27.097199873927785" table:style-name="ce26">
            <text:p>27.1</text:p>
          </table:table-cell>
          <table:table-cell office:value-type="float" office:value="46.610753113810127" table:style-name="ce26">
            <text:p>46.6</text:p>
          </table:table-cell>
          <table:table-cell office:value-type="float" office:value="41.866878213211386" table:style-name="ce26">
            <text:p>41.9</text:p>
          </table:table-cell>
          <table:table-cell office:value-type="float" office:value="43.985931460321844" table:style-name="ce26">
            <text:p>44.0</text:p>
          </table:table-cell>
          <table:table-cell office:value-type="float" office:value="37.159195159469895" table:style-name="ce26">
            <text:p>37.2</text:p>
          </table:table-cell>
          <table:table-cell office:value-type="float" office:value="43.31134432569015" table:style-name="ce26">
            <text:p>43.3</text:p>
          </table:table-cell>
          <table:table-cell office:value-type="float" office:value="52.84074905955196" table:style-name="ce26">
            <text:p>52.8</text:p>
          </table:table-cell>
          <table:table-cell office:value-type="float" office:value="42.37703806406418" table:style-name="ce26">
            <text:p>42.4</text:p>
          </table:table-cell>
          <table:table-cell office:value-type="float" office:value="45.175747454589391" table:style-name="ce26">
            <text:p>45.2</text:p>
          </table:table-cell>
          <table:table-cell office:value-type="float" office:value="62.459348140926764" table:style-name="ce26">
            <text:p>62.5</text:p>
          </table:table-cell>
          <table:table-cell office:value-type="float" office:value="49.514158551329366" table:style-name="ce26">
            <text:p>49.5</text:p>
          </table:table-cell>
          <table:table-cell office:value-type="float" office:value="57.762146582697696" table:style-name="ce26">
            <text:p>57.8</text:p>
          </table:table-cell>
          <table:table-cell office:value-type="float" office:value="49.859433891004002" table:style-name="ce26">
            <text:p>49.9</text:p>
          </table:table-cell>
          <table:table-cell office:value-type="float" office:value="58.665605888247974" table:style-name="ce26">
            <text:p>58.7</text:p>
          </table:table-cell>
          <table:table-cell office:value-type="float" office:value="54.344291445455987" table:style-name="ce26">
            <text:p>54.3</text:p>
          </table:table-cell>
          <table:table-cell office:value-type="float" office:value="67.71524447993626" table:style-name="ce26">
            <text:p>67.7</text:p>
          </table:table-cell>
          <table:table-cell office:value-type="float" office:value="75.972278721700548" table:style-name="ce26">
            <text:p>76.0</text:p>
          </table:table-cell>
          <table:table-cell office:value-type="float" office:value="74.547777584995956" table:style-name="ce26">
            <text:p>74.5</text:p>
          </table:table-cell>
          <table:table-cell office:value-type="float" office:value="74.72326752565003" table:style-name="ce26">
            <text:p>74.7</text:p>
          </table:table-cell>
          <table:table-cell office:value-type="float" office:value="70.564458112161603" table:style-name="ce26">
            <text:p>70.6</text:p>
          </table:table-cell>
          <table:table-cell office:value-type="float" office:value="56.585826617820651" table:style-name="ce26">
            <text:p>56.6</text:p>
          </table:table-cell>
          <table:table-cell office:value-type="float" office:value="77.172911638149031" table:style-name="ce26">
            <text:p>77.2</text:p>
          </table:table-cell>
          <table:table-cell office:value-type="float" office:value="72.486565641329605" table:style-name="ce26">
            <text:p>72.5</text:p>
          </table:table-cell>
          <table:table-cell office:value-type="float" office:value="95.929017447195974" table:style-name="ce26">
            <text:p>95.9</text:p>
          </table:table-cell>
          <table:table-cell office:value-type="float" office:value="92.094858284662877" table:style-name="ce26">
            <text:p>92.1</text:p>
          </table:table-cell>
          <table:table-cell office:value-type="float" office:value="71.053836377074134" table:style-name="ce26">
            <text:p>71.1</text:p>
          </table:table-cell>
          <table:table-cell office:value-type="float" office:value="59.548972450335192" table:style-name="ce26">
            <text:p>59.5</text:p>
          </table:table-cell>
          <table:table-cell office:value-type="float" office:value="89.182299006865037" table:style-name="ce26">
            <text:p>89.2</text:p>
          </table:table-cell>
          <table:table-cell office:value-type="float" office:value="86.21547777438893" table:style-name="ce26">
            <text:p>86.2</text:p>
          </table:table-cell>
          <table:table-cell office:value-type="float" office:value="100.04970706101609" table:style-name="ce26">
            <text:p>100.0</text:p>
          </table:table-cell>
          <table:table-cell office:value-type="float" office:value="91.855079411431092" table:style-name="ce26">
            <text:p>91.9</text:p>
          </table:table-cell>
          <table:table-cell office:value-type="float" office:value="83.672171318816979" table:style-name="ce26">
            <text:p>83.7</text:p>
          </table:table-cell>
          <table:table-cell office:value-type="float" office:value="77.088425370302133" table:style-name="ce26">
            <text:p>77.1</text:p>
          </table:table-cell>
          <table:table-cell office:value-type="float" office:value="78.074951868036351" table:style-name="ce26">
            <text:p>78.1</text:p>
          </table:table-cell>
          <table:table-cell office:value-type="float" office:value="125.95992478814829" table:style-name="ce26">
            <text:p>126.0</text:p>
          </table:table-cell>
          <table:table-cell office:value-type="float" office:value="95.750738366265239" table:style-name="ce26">
            <text:p>95.8</text:p>
          </table:table-cell>
          <table:table-cell office:value-type="float" office:value="99.999999999999957" table:style-name="ce26">
            <text:p>100.0</text:p>
          </table:table-cell>
          <table:table-cell office:value-type="float" office:value="101.70044108478322" table:style-name="ce26">
            <text:p>101.7</text:p>
          </table:table-cell>
          <table:table-cell office:value-type="float" office:value="109.86918810896275" table:style-name="ce26">
            <text:p>109.9</text:p>
          </table:table-cell>
          <table:table-cell office:value-type="float" office:value="115.14363121047857" table:style-name="ce26">
            <text:p>115.1</text:p>
          </table:table-cell>
          <table:table-cell office:value-type="float" office:value="100.08316989479302" table:style-name="ce26">
            <text:p>100.1</text:p>
          </table:table-cell>
          <table:table-cell office:value-type="float" office:value="151.35035629172413" table:style-name="ce26">
            <text:p>151.4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25">
            <text:p>other cereals</text:p>
          </table:table-cell>
          <table:table-cell office:value-type="float" office:value="81.405250432661219" table:style-name="ce26">
            <text:p>81.4</text:p>
          </table:table-cell>
          <table:table-cell office:value-type="float" office:value="81.405250432661219" table:style-name="ce26">
            <text:p>81.4</text:p>
          </table:table-cell>
          <table:table-cell office:value-type="float" office:value="81.405250432661219" table:style-name="ce26">
            <text:p>81.4</text:p>
          </table:table-cell>
          <table:table-cell office:value-type="float" office:value="81.405250432661219" table:style-name="ce26">
            <text:p>81.4</text:p>
          </table:table-cell>
          <table:table-cell office:value-type="float" office:value="81.405250432661219" table:style-name="ce26">
            <text:p>81.4</text:p>
          </table:table-cell>
          <table:table-cell office:value-type="float" office:value="81.405250432661219" table:style-name="ce26">
            <text:p>81.4</text:p>
          </table:table-cell>
          <table:table-cell office:value-type="float" office:value="81.405250432661219" table:style-name="ce26">
            <text:p>81.4</text:p>
          </table:table-cell>
          <table:table-cell office:value-type="float" office:value="81.405250432661219" table:style-name="ce26">
            <text:p>81.4</text:p>
          </table:table-cell>
          <table:table-cell office:value-type="float" office:value="81.405250432661219" table:style-name="ce26">
            <text:p>81.4</text:p>
          </table:table-cell>
          <table:table-cell office:value-type="float" office:value="81.405250432661219" table:style-name="ce26">
            <text:p>81.4</text:p>
          </table:table-cell>
          <table:table-cell office:value-type="float" office:value="81.405250432661219" table:style-name="ce26">
            <text:p>81.4</text:p>
          </table:table-cell>
          <table:table-cell office:value-type="float" office:value="81.405250432661219" table:style-name="ce26">
            <text:p>81.4</text:p>
          </table:table-cell>
          <table:table-cell office:value-type="float" office:value="81.405250432661219" table:style-name="ce26">
            <text:p>81.4</text:p>
          </table:table-cell>
          <table:table-cell office:value-type="float" office:value="81.405250432661219" table:style-name="ce26">
            <text:p>81.4</text:p>
          </table:table-cell>
          <table:table-cell office:value-type="float" office:value="81.405250432661219" table:style-name="ce26">
            <text:p>81.4</text:p>
          </table:table-cell>
          <table:table-cell office:value-type="float" office:value="81.405250432661219" table:style-name="ce26">
            <text:p>81.4</text:p>
          </table:table-cell>
          <table:table-cell office:value-type="float" office:value="81.405250432661219" table:style-name="ce26">
            <text:p>81.4</text:p>
          </table:table-cell>
          <table:table-cell office:value-type="float" office:value="117.63162125630816" table:style-name="ce26">
            <text:p>117.6</text:p>
          </table:table-cell>
          <table:table-cell office:value-type="float" office:value="77.009653051869606" table:style-name="ce26">
            <text:p>77.0</text:p>
          </table:table-cell>
          <table:table-cell office:value-type="float" office:value="72.223532219466648" table:style-name="ce26">
            <text:p>72.2</text:p>
          </table:table-cell>
          <table:table-cell office:value-type="float" office:value="66.545671918678408" table:style-name="ce26">
            <text:p>66.5</text:p>
          </table:table-cell>
          <table:table-cell office:value-type="float" office:value="61.804123224016024" table:style-name="ce26">
            <text:p>61.8</text:p>
          </table:table-cell>
          <table:table-cell office:value-type="float" office:value="74.432954278089625" table:style-name="ce26">
            <text:p>74.4</text:p>
          </table:table-cell>
          <table:table-cell office:value-type="float" office:value="59.186277261839074" table:style-name="ce26">
            <text:p>59.2</text:p>
          </table:table-cell>
          <table:table-cell office:value-type="float" office:value="55.567563393516735" table:style-name="ce26">
            <text:p>55.6</text:p>
          </table:table-cell>
          <table:table-cell office:value-type="float" office:value="45.823952646903507" table:style-name="ce26">
            <text:p>45.8</text:p>
          </table:table-cell>
          <table:table-cell office:value-type="float" office:value="71.025897162975696" table:style-name="ce26">
            <text:p>71.0</text:p>
          </table:table-cell>
          <table:table-cell office:value-type="float" office:value="86.251396686972484" table:style-name="ce26">
            <text:p>86.3</text:p>
          </table:table-cell>
          <table:table-cell office:value-type="float" office:value="64.269877144121949" table:style-name="ce26">
            <text:p>64.3</text:p>
          </table:table-cell>
          <table:table-cell office:value-type="float" office:value="94.615195487167114" table:style-name="ce26">
            <text:p>94.6</text:p>
          </table:table-cell>
          <table:table-cell office:value-type="float" office:value="92.97966913426734" table:style-name="ce26">
            <text:p>93.0</text:p>
          </table:table-cell>
          <table:table-cell office:value-type="float" office:value="89.519501363038614" table:style-name="ce26">
            <text:p>89.5</text:p>
          </table:table-cell>
          <table:table-cell office:value-type="float" office:value="90.554336327641863" table:style-name="ce26">
            <text:p>90.6</text:p>
          </table:table-cell>
          <table:table-cell office:value-type="float" office:value="90.549172604990702" table:style-name="ce26">
            <text:p>90.5</text:p>
          </table:table-cell>
          <table:table-cell office:value-type="float" office:value="76.127248268659343" table:style-name="ce26">
            <text:p>76.1</text:p>
          </table:table-cell>
          <table:table-cell office:value-type="float" office:value="86.853361778124892" table:style-name="ce26">
            <text:p>86.9</text:p>
          </table:table-cell>
          <table:table-cell office:value-type="float" office:value="134.62114184833854" table:style-name="ce26">
            <text:p>134.6</text:p>
          </table:table-cell>
          <table:table-cell office:value-type="float" office:value="112.03693628717694" table:style-name="ce26">
            <text:p>112.0</text:p>
          </table:table-cell>
          <table:table-cell office:value-type="float" office:value="111.49780632146087" table:style-name="ce26">
            <text:p>111.5</text:p>
          </table:table-cell>
          <table:table-cell office:value-type="float" office:value="104.52136563531047" table:style-name="ce26">
            <text:p>104.5</text:p>
          </table:table-cell>
          <table:table-cell office:value-type="float" office:value="118.76935463070522" table:style-name="ce26">
            <text:p>118.8</text:p>
          </table:table-cell>
          <table:table-cell office:value-type="float" office:value="117.76412143499927" table:style-name="ce26">
            <text:p>117.8</text:p>
          </table:table-cell>
          <table:table-cell office:value-type="float" office:value="100.00000000000001" table:style-name="ce26">
            <text:p>100.0</text:p>
          </table:table-cell>
          <table:table-cell office:value-type="float" office:value="87.149043680811261" table:style-name="ce26">
            <text:p>87.1</text:p>
          </table:table-cell>
          <table:table-cell office:value-type="float" office:value="106.43859463881888" table:style-name="ce26">
            <text:p>106.4</text:p>
          </table:table-cell>
          <table:table-cell office:value-type="float" office:value="135.58382209764247" table:style-name="ce26">
            <text:p>135.6</text:p>
          </table:table-cell>
          <table:table-cell office:value-type="float" office:value="155.91190240008223" table:style-name="ce26">
            <text:p>155.9</text:p>
          </table:table-cell>
          <table:table-cell office:value-type="float" office:value="150.53781254572971" table:style-name="ce26">
            <text:p>150.5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2">
          <table:table-cell office:value-type="string" table:style-name="ce21">
            <text:p>2 Output of industrial crops</text:p>
          </table:table-cell>
          <table:table-cell office:value-type="float" office:value="29.145631778313408" table:style-name="ce22">
            <text:p>29.1</text:p>
          </table:table-cell>
          <table:table-cell office:value-type="float" office:value="22.492125938939655" table:style-name="ce22">
            <text:p>22.5</text:p>
          </table:table-cell>
          <table:table-cell office:value-type="float" office:value="23.6321892750092" table:style-name="ce22">
            <text:p>23.6</text:p>
          </table:table-cell>
          <table:table-cell office:value-type="float" office:value="27.45080218877937" table:style-name="ce22">
            <text:p>27.5</text:p>
          </table:table-cell>
          <table:table-cell office:value-type="float" office:value="29.302546513062826" table:style-name="ce22">
            <text:p>29.3</text:p>
          </table:table-cell>
          <table:table-cell office:value-type="float" office:value="32.099881442637908" table:style-name="ce22">
            <text:p>32.1</text:p>
          </table:table-cell>
          <table:table-cell office:value-type="float" office:value="35.754861616910141" table:style-name="ce22">
            <text:p>35.8</text:p>
          </table:table-cell>
          <table:table-cell office:value-type="float" office:value="35.880898211294642" table:style-name="ce22">
            <text:p>35.9</text:p>
          </table:table-cell>
          <table:table-cell office:value-type="float" office:value="37.637417144441876" table:style-name="ce22">
            <text:p>37.6</text:p>
          </table:table-cell>
          <table:table-cell office:value-type="float" office:value="50.322220973179341" table:style-name="ce22">
            <text:p>50.3</text:p>
          </table:table-cell>
          <table:table-cell office:value-type="float" office:value="43.694759867679636" table:style-name="ce22">
            <text:p>43.7</text:p>
          </table:table-cell>
          <table:table-cell office:value-type="float" office:value="59.09932386492202" table:style-name="ce22">
            <text:p>59.1</text:p>
          </table:table-cell>
          <table:table-cell office:value-type="float" office:value="55.761856857238129" table:style-name="ce22">
            <text:p>55.8</text:p>
          </table:table-cell>
          <table:table-cell office:value-type="float" office:value="61.485801320455614" table:style-name="ce22">
            <text:p>61.5</text:p>
          </table:table-cell>
          <table:table-cell office:value-type="float" office:value="71.240084938114592" table:style-name="ce22">
            <text:p>71.2</text:p>
          </table:table-cell>
          <table:table-cell office:value-type="float" office:value="71.775884818659236" table:style-name="ce22">
            <text:p>71.8</text:p>
          </table:table-cell>
          <table:table-cell office:value-type="float" office:value="65.233029023132261" table:style-name="ce22">
            <text:p>65.2</text:p>
          </table:table-cell>
          <table:table-cell office:value-type="float" office:value="60.204858439112698" table:style-name="ce22">
            <text:p>60.2</text:p>
          </table:table-cell>
          <table:table-cell office:value-type="float" office:value="76.634783556943873" table:style-name="ce22">
            <text:p>76.6</text:p>
          </table:table-cell>
          <table:table-cell office:value-type="float" office:value="80.591014073106223" table:style-name="ce22">
            <text:p>80.6</text:p>
          </table:table-cell>
          <table:table-cell office:value-type="float" office:value="79.122176994147623" table:style-name="ce22">
            <text:p>79.1</text:p>
          </table:table-cell>
          <table:table-cell office:value-type="float" office:value="73.497376826085727" table:style-name="ce22">
            <text:p>73.5</text:p>
          </table:table-cell>
          <table:table-cell office:value-type="float" office:value="69.784934079587813" table:style-name="ce22">
            <text:p>69.8</text:p>
          </table:table-cell>
          <table:table-cell office:value-type="float" office:value="81.678850323181592" table:style-name="ce22">
            <text:p>81.7</text:p>
          </table:table-cell>
          <table:table-cell office:value-type="float" office:value="88.585662527027154" table:style-name="ce22">
            <text:p>88.6</text:p>
          </table:table-cell>
          <table:table-cell office:value-type="float" office:value="85.184275754563402" table:style-name="ce22">
            <text:p>85.2</text:p>
          </table:table-cell>
          <table:table-cell office:value-type="float" office:value="92.196805268856906" table:style-name="ce22">
            <text:p>92.2</text:p>
          </table:table-cell>
          <table:table-cell office:value-type="float" office:value="72.60289857714335" table:style-name="ce22">
            <text:p>72.6</text:p>
          </table:table-cell>
          <table:table-cell office:value-type="float" office:value="72.15852314170661" table:style-name="ce22">
            <text:p>72.2</text:p>
          </table:table-cell>
          <table:table-cell office:value-type="float" office:value="80.673694745171119" table:style-name="ce22">
            <text:p>80.7</text:p>
          </table:table-cell>
          <table:table-cell office:value-type="float" office:value="86.770064135340647" table:style-name="ce22">
            <text:p>86.8</text:p>
          </table:table-cell>
          <table:table-cell office:value-type="float" office:value="82.782244866776438" table:style-name="ce22">
            <text:p>82.8</text:p>
          </table:table-cell>
          <table:table-cell office:value-type="float" office:value="88.210189921086865" table:style-name="ce22">
            <text:p>88.2</text:p>
          </table:table-cell>
          <table:table-cell office:value-type="float" office:value="80.128582402259468" table:style-name="ce22">
            <text:p>80.1</text:p>
          </table:table-cell>
          <table:table-cell office:value-type="float" office:value="78.705467285398939" table:style-name="ce22">
            <text:p>78.7</text:p>
          </table:table-cell>
          <table:table-cell office:value-type="float" office:value="85.798691587736272" table:style-name="ce22">
            <text:p>85.8</text:p>
          </table:table-cell>
          <table:table-cell office:value-type="float" office:value="90.895411608066865" table:style-name="ce22">
            <text:p>90.9</text:p>
          </table:table-cell>
          <table:table-cell office:value-type="float" office:value="91.343760365601568" table:style-name="ce22">
            <text:p>91.3</text:p>
          </table:table-cell>
          <table:table-cell office:value-type="float" office:value="108.0238764939136" table:style-name="ce22">
            <text:p>108.0</text:p>
          </table:table-cell>
          <table:table-cell office:value-type="float" office:value="96.683216494714486" table:style-name="ce22">
            <text:p>96.7</text:p>
          </table:table-cell>
          <table:table-cell office:value-type="float" office:value="90.081653716630711" table:style-name="ce22">
            <text:p>90.1</text:p>
          </table:table-cell>
          <table:table-cell office:value-type="float" office:value="101.8977705837283" table:style-name="ce22">
            <text:p>101.9</text:p>
          </table:table-cell>
          <table:table-cell office:value-type="float" office:value="100.00000000000003" table:style-name="ce22">
            <text:p>100.0</text:p>
          </table:table-cell>
          <table:table-cell office:value-type="float" office:value="76.745048338907367" table:style-name="ce22">
            <text:p>76.7</text:p>
          </table:table-cell>
          <table:table-cell office:value-type="float" office:value="96.74830520379949" table:style-name="ce22">
            <text:p>96.7</text:p>
          </table:table-cell>
          <table:table-cell office:value-type="float" office:value="83.543545092021404" table:style-name="ce22">
            <text:p>83.5</text:p>
          </table:table-cell>
          <table:table-cell office:value-type="float" office:value="79.597133240038104" table:style-name="ce22">
            <text:p>79.6</text:p>
          </table:table-cell>
          <table:table-cell office:value-type="float" office:value="56.979597586589485" table:style-name="ce22">
            <text:p>57.0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25">
            <text:p>oil seeds<text:s/></text:p>
          </table:table-cell>
          <table:table-cell office:value-type="float" office:value="1.2639704133524097" table:style-name="ce26">
            <text:p>1.3</text:p>
          </table:table-cell>
          <table:table-cell office:value-type="float" office:value="2.1609816744412167" table:style-name="ce26">
            <text:p>2.2</text:p>
          </table:table-cell>
          <table:table-cell office:value-type="float" office:value="2.7318070224068212" table:style-name="ce26">
            <text:p>2.7</text:p>
          </table:table-cell>
          <table:table-cell office:value-type="float" office:value="4.5258295445844352" table:style-name="ce26">
            <text:p>4.5</text:p>
          </table:table-cell>
          <table:table-cell office:value-type="float" office:value="5.789799957936844" table:style-name="ce26">
            <text:p>5.8</text:p>
          </table:table-cell>
          <table:table-cell office:value-type="float" office:value="6.2790788276216469" table:style-name="ce26">
            <text:p>6.3</text:p>
          </table:table-cell>
          <table:table-cell office:value-type="float" office:value="8.073101349799261" table:style-name="ce26">
            <text:p>8.1</text:p>
          </table:table-cell>
          <table:table-cell office:value-type="float" office:value="12.231971742120093" table:style-name="ce26">
            <text:p>12.2</text:p>
          </table:table-cell>
          <table:table-cell office:value-type="float" office:value="13.86077476971044" table:style-name="ce26">
            <text:p>13.9</text:p>
          </table:table-cell>
          <table:table-cell office:value-type="float" office:value="23.632812161040462" table:style-name="ce26">
            <text:p>23.6</text:p>
          </table:table-cell>
          <table:table-cell office:value-type="float" office:value="22.900255318484092" table:style-name="ce26">
            <text:p>22.9</text:p>
          </table:table-cell>
          <table:table-cell office:value-type="float" office:value="37.646561139329556" table:style-name="ce26">
            <text:p>37.6</text:p>
          </table:table-cell>
          <table:table-cell office:value-type="float" office:value="36.633905126170809" table:style-name="ce26">
            <text:p>36.6</text:p>
          </table:table-cell>
          <table:table-cell office:value-type="float" office:value="39.660228682229771" table:style-name="ce26">
            <text:p>39.7</text:p>
          </table:table-cell>
          <table:table-cell office:value-type="float" office:value="54.161720696294232" table:style-name="ce26">
            <text:p>54.2</text:p>
          </table:table-cell>
          <table:table-cell office:value-type="float" office:value="42.72043319530799" table:style-name="ce26">
            <text:p>42.7</text:p>
          </table:table-cell>
          <table:table-cell office:value-type="float" office:value="39.393036423224139" table:style-name="ce26">
            <text:p>39.4</text:p>
          </table:table-cell>
          <table:table-cell office:value-type="float" office:value="30.795851200974056" table:style-name="ce26">
            <text:p>30.8</text:p>
          </table:table-cell>
          <table:table-cell office:value-type="float" office:value="55.613062350028351" table:style-name="ce26">
            <text:p>55.6</text:p>
          </table:table-cell>
          <table:table-cell office:value-type="float" office:value="54.011272209380515" table:style-name="ce26">
            <text:p>54.0</text:p>
          </table:table-cell>
          <table:table-cell office:value-type="float" office:value="45.842551465148453" table:style-name="ce26">
            <text:p>45.8</text:p>
          </table:table-cell>
          <table:table-cell office:value-type="float" office:value="47.15514562629162" table:style-name="ce26">
            <text:p>47.2</text:p>
          </table:table-cell>
          <table:table-cell office:value-type="float" office:value="46.256473836936003" table:style-name="ce26">
            <text:p>46.3</text:p>
          </table:table-cell>
          <table:table-cell office:value-type="float" office:value="53.136745862476573" table:style-name="ce26">
            <text:p>53.1</text:p>
          </table:table-cell>
          <table:table-cell office:value-type="float" office:value="58.166849909199954" table:style-name="ce26">
            <text:p>58.2</text:p>
          </table:table-cell>
          <table:table-cell office:value-type="float" office:value="60.864053530414644" table:style-name="ce26">
            <text:p>60.9</text:p>
          </table:table-cell>
          <table:table-cell office:value-type="float" office:value="69.776413534240461" table:style-name="ce26">
            <text:p>69.8</text:p>
          </table:table-cell>
          <table:table-cell office:value-type="float" office:value="41.779922253100843" table:style-name="ce26">
            <text:p>41.8</text:p>
          </table:table-cell>
          <table:table-cell office:value-type="float" office:value="41.893882065953534" table:style-name="ce26">
            <text:p>41.9</text:p>
          </table:table-cell>
          <table:table-cell office:value-type="float" office:value="51.788014341712923" table:style-name="ce26">
            <text:p>51.8</text:p>
          </table:table-cell>
          <table:table-cell office:value-type="float" office:value="64.05625918182966" table:style-name="ce26">
            <text:p>64.1</text:p>
          </table:table-cell>
          <table:table-cell office:value-type="float" office:value="58.460328874997643" table:style-name="ce26">
            <text:p>58.5</text:p>
          </table:table-cell>
          <table:table-cell office:value-type="float" office:value="70.097868269352531" table:style-name="ce26">
            <text:p>70.1</text:p>
          </table:table-cell>
          <table:table-cell office:value-type="float" office:value="68.194314923081436" table:style-name="ce26">
            <text:p>68.2</text:p>
          </table:table-cell>
          <table:table-cell office:value-type="float" office:value="74.696713044262552" table:style-name="ce26">
            <text:p>74.7</text:p>
          </table:table-cell>
          <table:table-cell office:value-type="float" office:value="77.946715450503632" table:style-name="ce26">
            <text:p>77.9</text:p>
          </table:table-cell>
          <table:table-cell office:value-type="float" office:value="78.186762443089293" table:style-name="ce26">
            <text:p>78.2</text:p>
          </table:table-cell>
          <table:table-cell office:value-type="float" office:value="89.840045848965048" table:style-name="ce26">
            <text:p>89.8</text:p>
          </table:table-cell>
          <table:table-cell office:value-type="float" office:value="110.42480554589089" table:style-name="ce26">
            <text:p>110.4</text:p>
          </table:table-cell>
          <table:table-cell office:value-type="float" office:value="101.42923355905869" table:style-name="ce26">
            <text:p>101.4</text:p>
          </table:table-cell>
          <table:table-cell office:value-type="float" office:value="85.56701336963242" table:style-name="ce26">
            <text:p>85.6</text:p>
          </table:table-cell>
          <table:table-cell office:value-type="float" office:value="97.299071911518766" table:style-name="ce26">
            <text:p>97.3</text:p>
          </table:table-cell>
          <table:table-cell office:value-type="float" office:value="99.999999999999986" table:style-name="ce26">
            <text:p>100.0</text:p>
          </table:table-cell>
          <table:table-cell office:value-type="float" office:value="70.044003350232671" table:style-name="ce26">
            <text:p>70.0</text:p>
          </table:table-cell>
          <table:table-cell office:value-type="float" office:value="86.16130358890203" table:style-name="ce26">
            <text:p>86.2</text:p>
          </table:table-cell>
          <table:table-cell office:value-type="float" office:value="79.867953725299287" table:style-name="ce26">
            <text:p>79.9</text:p>
          </table:table-cell>
          <table:table-cell office:value-type="float" office:value="68.99236502200786" table:style-name="ce26">
            <text:p>69.0</text:p>
          </table:table-cell>
          <table:table-cell office:value-type="float" office:value="42.584428273468752" table:style-name="ce26">
            <text:p>42.6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27">
            <text:p>oilseed rape</text:p>
          </table:table-cell>
          <table:table-cell office:value-type="float" office:value="1.2171779388215354" table:style-name="ce26">
            <text:p>1.2</text:p>
          </table:table-cell>
          <table:table-cell office:value-type="float" office:value="2.0809816373400443" table:style-name="ce26">
            <text:p>2.1</text:p>
          </table:table-cell>
          <table:table-cell office:value-type="float" office:value="2.6306749000336409" table:style-name="ce26">
            <text:p>2.6</text:p>
          </table:table-cell>
          <table:table-cell office:value-type="float" office:value="4.3582822970706587" table:style-name="ce26">
            <text:p>4.4</text:p>
          </table:table-cell>
          <table:table-cell office:value-type="float" office:value="5.5754602358921934" table:style-name="ce26">
            <text:p>5.6</text:p>
          </table:table-cell>
          <table:table-cell office:value-type="float" office:value="6.0466258896295608" table:style-name="ce26">
            <text:p>6.0</text:p>
          </table:table-cell>
          <table:table-cell office:value-type="float" office:value="7.7742332866665791" table:style-name="ce26">
            <text:p>7.8</text:p>
          </table:table-cell>
          <table:table-cell office:value-type="float" office:value="11.77914134343421" table:style-name="ce26">
            <text:p>11.8</text:p>
          </table:table-cell>
          <table:table-cell office:value-type="float" office:value="13.349693522558772" table:style-name="ce26">
            <text:p>13.3</text:p>
          </table:table-cell>
          <table:table-cell office:value-type="float" office:value="22.773006597306139" table:style-name="ce26">
            <text:p>22.8</text:p>
          </table:table-cell>
          <table:table-cell office:value-type="float" office:value="22.066258116700087" table:style-name="ce26">
            <text:p>22.1</text:p>
          </table:table-cell>
          <table:table-cell office:value-type="float" office:value="36.283681718225182" table:style-name="ce26">
            <text:p>36.3</text:p>
          </table:table-cell>
          <table:table-cell office:value-type="float" office:value="35.207853475524857" table:style-name="ce26">
            <text:p>35.2</text:p>
          </table:table-cell>
          <table:table-cell office:value-type="float" office:value="37.920982364962533" table:style-name="ce26">
            <text:p>37.9</text:p>
          </table:table-cell>
          <table:table-cell office:value-type="float" office:value="51.939338477783586" table:style-name="ce26">
            <text:p>51.9</text:p>
          </table:table-cell>
          <table:table-cell office:value-type="float" office:value="40.56384288948491" table:style-name="ce26">
            <text:p>40.6</text:p>
          </table:table-cell>
          <table:table-cell office:value-type="float" office:value="37.142683331101615" table:style-name="ce26">
            <text:p>37.1</text:p>
          </table:table-cell>
          <table:table-cell office:value-type="float" office:value="28.439362921229584" table:style-name="ce26">
            <text:p>28.4</text:p>
          </table:table-cell>
          <table:table-cell office:value-type="float" office:value="50.386099903873173" table:style-name="ce26">
            <text:p>50.4</text:p>
          </table:table-cell>
          <table:table-cell office:value-type="float" office:value="47.631750970591185" table:style-name="ce26">
            <text:p>47.6</text:p>
          </table:table-cell>
          <table:table-cell office:value-type="float" office:value="40.390434301240511" table:style-name="ce26">
            <text:p>40.4</text:p>
          </table:table-cell>
          <table:table-cell office:value-type="float" office:value="44.381188351967459" table:style-name="ce26">
            <text:p>44.4</text:p>
          </table:table-cell>
          <table:table-cell office:value-type="float" office:value="43.839810422203179" table:style-name="ce26">
            <text:p>43.8</text:p>
          </table:table-cell>
          <table:table-cell office:value-type="float" office:value="50.546189030068227" table:style-name="ce26">
            <text:p>50.5</text:p>
          </table:table-cell>
          <table:table-cell office:value-type="float" office:value="54.967419362989254" table:style-name="ce26">
            <text:p>55.0</text:p>
          </table:table-cell>
          <table:table-cell office:value-type="float" office:value="56.51234166551027" table:style-name="ce26">
            <text:p>56.5</text:p>
          </table:table-cell>
          <table:table-cell office:value-type="float" office:value="60.536067175258076" table:style-name="ce26">
            <text:p>60.5</text:p>
          </table:table-cell>
          <table:table-cell office:value-type="float" office:value="40.68420633833091" table:style-name="ce26">
            <text:p>40.7</text:p>
          </table:table-cell>
          <table:table-cell office:value-type="float" office:value="40.958415673911723" table:style-name="ce26">
            <text:p>41.0</text:p>
          </table:table-cell>
          <table:table-cell office:value-type="float" office:value="51.761575435830359" table:style-name="ce26">
            <text:p>51.8</text:p>
          </table:table-cell>
          <table:table-cell office:value-type="float" office:value="62.582100539269007" table:style-name="ce26">
            <text:p>62.6</text:p>
          </table:table-cell>
          <table:table-cell office:value-type="float" office:value="57.13672429794584" table:style-name="ce26">
            <text:p>57.1</text:p>
          </table:table-cell>
          <table:table-cell office:value-type="float" office:value="67.349731158757152" table:style-name="ce26">
            <text:p>67.3</text:p>
          </table:table-cell>
          <table:table-cell office:value-type="float" office:value="67.048343828694584" table:style-name="ce26">
            <text:p>67.0</text:p>
          </table:table-cell>
          <table:table-cell office:value-type="float" office:value="74.736725155675117" table:style-name="ce26">
            <text:p>74.7</text:p>
          </table:table-cell>
          <table:table-cell office:value-type="float" office:value="77.615988129962687" table:style-name="ce26">
            <text:p>77.6</text:p>
          </table:table-cell>
          <table:table-cell office:value-type="float" office:value="76.719519215412632" table:style-name="ce26">
            <text:p>76.7</text:p>
          </table:table-cell>
          <table:table-cell office:value-type="float" office:value="87.71636641949388" table:style-name="ce26">
            <text:p>87.7</text:p>
          </table:table-cell>
          <table:table-cell office:value-type="float" office:value="108.48976342719084" table:style-name="ce26">
            <text:p>108.5</text:p>
          </table:table-cell>
          <table:table-cell office:value-type="float" office:value="100.5580948851081" table:style-name="ce26">
            <text:p>100.6</text:p>
          </table:table-cell>
          <table:table-cell office:value-type="float" office:value="83.704257952707422" table:style-name="ce26">
            <text:p>83.7</text:p>
          </table:table-cell>
          <table:table-cell office:value-type="float" office:value="96.740236999358828" table:style-name="ce26">
            <text:p>96.7</text:p>
          </table:table-cell>
          <table:table-cell office:value-type="float" office:value="99.999999999999957" table:style-name="ce26">
            <text:p>100.0</text:p>
          </table:table-cell>
          <table:table-cell office:value-type="float" office:value="69.803129656778452" table:style-name="ce26">
            <text:p>69.8</text:p>
          </table:table-cell>
          <table:table-cell office:value-type="float" office:value="85.218752624608697" table:style-name="ce26">
            <text:p>85.2</text:p>
          </table:table-cell>
          <table:table-cell office:value-type="float" office:value="79.141825524303854" table:style-name="ce26">
            <text:p>79.1</text:p>
          </table:table-cell>
          <table:table-cell office:value-type="float" office:value="68.903025319249153" table:style-name="ce26">
            <text:p>68.9</text:p>
          </table:table-cell>
          <table:table-cell office:value-type="float" office:value="40.815668535409699" table:style-name="ce26">
            <text:p>40.8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27">
            <text:p>other oil seeds</text:p>
          </table:table-cell>
          <table:table-cell office:value-type="float" office:value="3.8505541139897752" table:style-name="ce26">
            <text:p>3.9</text:p>
          </table:table-cell>
          <table:table-cell office:value-type="float" office:value="3.8505541139897752" table:style-name="ce26">
            <text:p>3.9</text:p>
          </table:table-cell>
          <table:table-cell office:value-type="float" office:value="3.8505541139897752" table:style-name="ce26">
            <text:p>3.9</text:p>
          </table:table-cell>
          <table:table-cell office:value-type="float" office:value="3.8505541139897752" table:style-name="ce26">
            <text:p>3.9</text:p>
          </table:table-cell>
          <table:table-cell office:value-type="float" office:value="3.8505541139897752" table:style-name="ce26">
            <text:p>3.9</text:p>
          </table:table-cell>
          <table:table-cell office:value-type="float" office:value="3.8505541139897752" table:style-name="ce26">
            <text:p>3.9</text:p>
          </table:table-cell>
          <table:table-cell office:value-type="float" office:value="3.8505541139897752" table:style-name="ce26">
            <text:p>3.9</text:p>
          </table:table-cell>
          <table:table-cell office:value-type="float" office:value="3.8505541139897752" table:style-name="ce26">
            <text:p>3.9</text:p>
          </table:table-cell>
          <table:table-cell office:value-type="float" office:value="3.8505541139897752" table:style-name="ce26">
            <text:p>3.9</text:p>
          </table:table-cell>
          <table:table-cell office:value-type="float" office:value="4.9007052359869867" table:style-name="ce26">
            <text:p>4.9</text:p>
          </table:table-cell>
          <table:table-cell office:value-type="float" office:value="4.9007052359869867" table:style-name="ce26">
            <text:p>4.9</text:p>
          </table:table-cell>
          <table:table-cell office:value-type="float" office:value="6.6509571059823394" table:style-name="ce26">
            <text:p>6.7</text:p>
          </table:table-cell>
          <table:table-cell office:value-type="float" office:value="19.602820943947947" table:style-name="ce26">
            <text:p>19.6</text:p>
          </table:table-cell>
          <table:table-cell office:value-type="float" office:value="46.206649367877304" table:style-name="ce26">
            <text:p>46.2</text:p>
          </table:table-cell>
          <table:table-cell office:value-type="float" office:value="38.505541139897758" table:style-name="ce26">
            <text:p>38.5</text:p>
          </table:table-cell>
          <table:table-cell office:value-type="float" office:value="92.063248361755555" table:style-name="ce26">
            <text:p>92.1</text:p>
          </table:table-cell>
          <table:table-cell office:value-type="float" office:value="120.41732865568028" table:style-name="ce26">
            <text:p>120.4</text:p>
          </table:table-cell>
          <table:table-cell office:value-type="float" office:value="196.32176168311514" table:style-name="ce26">
            <text:p>196.3</text:p>
          </table:table-cell>
          <table:table-cell office:value-type="float" office:value="569.14592994504915" table:style-name="ce26">
            <text:p>569.1</text:p>
          </table:table-cell>
          <table:table-cell office:value-type="float" office:value="788.90443929333719" table:style-name="ce26">
            <text:p>788.9</text:p>
          </table:table-cell>
          <table:table-cell office:value-type="float" office:value="674.69634617769714" table:style-name="ce26">
            <text:p>674.7</text:p>
          </table:table-cell>
          <table:table-cell office:value-type="float" office:value="327.41010659138925" table:style-name="ce26">
            <text:p>327.4</text:p>
          </table:table-cell>
          <table:table-cell office:value-type="float" office:value="282.31342078781864" table:style-name="ce26">
            <text:p>282.3</text:p>
          </table:table-cell>
          <table:table-cell office:value-type="float" office:value="302.80016499033201" table:style-name="ce26">
            <text:p>302.8</text:p>
          </table:table-cell>
          <table:table-cell office:value-type="float" office:value="371.78095307305216" table:style-name="ce26">
            <text:p>371.8</text:p>
          </table:table-cell>
          <table:table-cell office:value-type="float" office:value="501.26585541792417" table:style-name="ce26">
            <text:p>501.3</text:p>
          </table:table-cell>
          <table:table-cell office:value-type="float" office:value="1058.2902948148762" table:style-name="ce26">
            <text:p>1,058.3</text:p>
          </table:table-cell>
          <table:table-cell office:value-type="float" office:value="149.4027900215593" table:style-name="ce26">
            <text:p>149.4</text:p>
          </table:table-cell>
          <table:table-cell office:value-type="float" office:value="133.04023154620634" table:style-name="ce26">
            <text:p>133.0</text:p>
          </table:table-cell>
          <table:table-cell office:value-type="float" office:value="56.83022387754356" table:style-name="ce26">
            <text:p>56.8</text:p>
          </table:table-cell>
          <table:table-cell office:value-type="float" office:value="204.77356115802914" table:style-name="ce26">
            <text:p>204.8</text:p>
          </table:table-cell>
          <table:table-cell office:value-type="float" office:value="184.89209396987701" table:style-name="ce26">
            <text:p>184.9</text:p>
          </table:table-cell>
          <table:table-cell office:value-type="float" office:value="312.8971393397008" table:style-name="ce26">
            <text:p>312.9</text:p>
          </table:table-cell>
          <table:table-cell office:value-type="float" office:value="176.32474828664562" table:style-name="ce26">
            <text:p>176.3</text:p>
          </table:table-cell>
          <table:table-cell office:value-type="float" office:value="68.758464463085275" table:style-name="ce26">
            <text:p>68.8</text:p>
          </table:table-cell>
          <table:table-cell office:value-type="float" office:value="103.73065424116126" table:style-name="ce26">
            <text:p>103.7</text:p>
          </table:table-cell>
          <table:table-cell office:value-type="float" office:value="189.63960591010701" table:style-name="ce26">
            <text:p>189.6</text:p>
          </table:table-cell>
          <table:table-cell office:value-type="float" office:value="251.66633604408855" table:style-name="ce26">
            <text:p>251.7</text:p>
          </table:table-cell>
          <table:table-cell office:value-type="float" office:value="248.82753252606815" table:style-name="ce26">
            <text:p>248.8</text:p>
          </table:table-cell>
          <table:table-cell office:value-type="float" office:value="146.07602106981207" table:style-name="ce26">
            <text:p>146.1</text:p>
          </table:table-cell>
          <table:table-cell office:value-type="float" office:value="217.48839766786642" table:style-name="ce26">
            <text:p>217.5</text:p>
          </table:table-cell>
          <table:table-cell office:value-type="float" office:value="137.42183068854527" table:style-name="ce26">
            <text:p>137.4</text:p>
          </table:table-cell>
          <table:table-cell office:value-type="float" office:value="99.999999999999972" table:style-name="ce26">
            <text:p>100.0</text:p>
          </table:table-cell>
          <table:table-cell office:value-type="float" office:value="91.139668453988946" table:style-name="ce26">
            <text:p>91.1</text:p>
          </table:table-cell>
          <table:table-cell office:value-type="float" office:value="174.62928002654226" table:style-name="ce26">
            <text:p>174.6</text:p>
          </table:table-cell>
          <table:table-cell office:value-type="float" office:value="149.00716787649327" table:style-name="ce26">
            <text:p>149.0</text:p>
          </table:table-cell>
          <table:table-cell office:value-type="float" office:value="87.078950702536346" table:style-name="ce26">
            <text:p>87.1</text:p>
          </table:table-cell>
          <table:table-cell office:value-type="float" office:value="187.65575845212712" table:style-name="ce26">
            <text:p>187.7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25">
            <text:p>protein crops</text:p>
          </table:table-cell>
          <table:table-cell office:value-type="float" office:value="20.656731545727986" table:style-name="ce26">
            <text:p>20.7</text:p>
          </table:table-cell>
          <table:table-cell office:value-type="float" office:value="26.070168867883847" table:style-name="ce26">
            <text:p>26.1</text:p>
          </table:table-cell>
          <table:table-cell office:value-type="float" office:value="25.35659939268271" table:style-name="ce26">
            <text:p>25.4</text:p>
          </table:table-cell>
          <table:table-cell office:value-type="float" office:value="16.358051636785437" table:style-name="ce26">
            <text:p>16.4</text:p>
          </table:table-cell>
          <table:table-cell office:value-type="float" office:value="21.228454012633275" table:style-name="ce26">
            <text:p>21.2</text:p>
          </table:table-cell>
          <table:table-cell office:value-type="float" office:value="23.407599420209621" table:style-name="ce26">
            <text:p>23.4</text:p>
          </table:table-cell>
          <table:table-cell office:value-type="float" office:value="29.055115128173071" table:style-name="ce26">
            <text:p>29.1</text:p>
          </table:table-cell>
          <table:table-cell office:value-type="float" office:value="19.800695650426032" table:style-name="ce26">
            <text:p>19.8</text:p>
          </table:table-cell>
          <table:table-cell office:value-type="float" office:value="24.331317129233938" table:style-name="ce26">
            <text:p>24.3</text:p>
          </table:table-cell>
          <table:table-cell office:value-type="float" office:value="19.645600976014627" table:style-name="ce26">
            <text:p>19.6</text:p>
          </table:table-cell>
          <table:table-cell office:value-type="float" office:value="27.256906477688158" table:style-name="ce26">
            <text:p>27.3</text:p>
          </table:table-cell>
          <table:table-cell office:value-type="float" office:value="38.620763494245217" table:style-name="ce26">
            <text:p>38.6</text:p>
          </table:table-cell>
          <table:table-cell office:value-type="float" office:value="46.762650134468061" table:style-name="ce26">
            <text:p>46.8</text:p>
          </table:table-cell>
          <table:table-cell office:value-type="float" office:value="62.796735657089556" table:style-name="ce26">
            <text:p>62.8</text:p>
          </table:table-cell>
          <table:table-cell office:value-type="float" office:value="69.08162257046996" table:style-name="ce26">
            <text:p>69.1</text:p>
          </table:table-cell>
          <table:table-cell office:value-type="float" office:value="104.26714665792379" table:style-name="ce26">
            <text:p>104.3</text:p>
          </table:table-cell>
          <table:table-cell office:value-type="float" office:value="80.235247421519432" table:style-name="ce26">
            <text:p>80.2</text:p>
          </table:table-cell>
          <table:table-cell office:value-type="float" office:value="87.749728325310542" table:style-name="ce26">
            <text:p>87.7</text:p>
          </table:table-cell>
          <table:table-cell office:value-type="float" office:value="76.154079838806553" table:style-name="ce26">
            <text:p>76.2</text:p>
          </table:table-cell>
          <table:table-cell office:value-type="float" office:value="77.010138520460373" table:style-name="ce26">
            <text:p>77.0</text:p>
          </table:table-cell>
          <table:table-cell office:value-type="float" office:value="101.87552593359889" table:style-name="ce26">
            <text:p>101.9</text:p>
          </table:table-cell>
          <table:table-cell office:value-type="float" office:value="84.716977904305068" table:style-name="ce26">
            <text:p>84.7</text:p>
          </table:table-cell>
          <table:table-cell office:value-type="float" office:value="68.263701459924334" table:style-name="ce26">
            <text:p>68.3</text:p>
          </table:table-cell>
          <table:table-cell office:value-type="float" office:value="68.350873314798747" table:style-name="ce26">
            <text:p>68.4</text:p>
          </table:table-cell>
          <table:table-cell office:value-type="float" office:value="81.358006219710177" table:style-name="ce26">
            <text:p>81.4</text:p>
          </table:table-cell>
          <table:table-cell office:value-type="float" office:value="80.459919328362119" table:style-name="ce26">
            <text:p>80.5</text:p>
          </table:table-cell>
          <table:table-cell office:value-type="float" office:value="82.646466075752627" table:style-name="ce26">
            <text:p>82.6</text:p>
          </table:table-cell>
          <table:table-cell office:value-type="float" office:value="86.414871987126745" table:style-name="ce26">
            <text:p>86.4</text:p>
          </table:table-cell>
          <table:table-cell office:value-type="float" office:value="106.42215275287003" table:style-name="ce26">
            <text:p>106.4</text:p>
          </table:table-cell>
          <table:table-cell office:value-type="float" office:value="92.359770145650884" table:style-name="ce26">
            <text:p>92.4</text:p>
          </table:table-cell>
          <table:table-cell office:value-type="float" office:value="97.922414952529493" table:style-name="ce26">
            <text:p>97.9</text:p>
          </table:table-cell>
          <table:table-cell office:value-type="float" office:value="95.969199171040557" table:style-name="ce26">
            <text:p>96.0</text:p>
          </table:table-cell>
          <table:table-cell office:value-type="float" office:value="101.37074237118223" table:style-name="ce26">
            <text:p>101.4</text:p>
          </table:table-cell>
          <table:table-cell office:value-type="float" office:value="82.573861829118684" table:style-name="ce26">
            <text:p>82.6</text:p>
          </table:table-cell>
          <table:table-cell office:value-type="float" office:value="57.233266116970157" table:style-name="ce26">
            <text:p>57.2</text:p>
          </table:table-cell>
          <table:table-cell office:value-type="float" office:value="74.870303456054387" table:style-name="ce26">
            <text:p>74.9</text:p>
          </table:table-cell>
          <table:table-cell office:value-type="float" office:value="94.38686010443098" table:style-name="ce26">
            <text:p>94.4</text:p>
          </table:table-cell>
          <table:table-cell office:value-type="float" office:value="80.538101284531962" table:style-name="ce26">
            <text:p>80.5</text:p>
          </table:table-cell>
          <table:table-cell office:value-type="float" office:value="61.232469161177413" table:style-name="ce26">
            <text:p>61.2</text:p>
          </table:table-cell>
          <table:table-cell office:value-type="float" office:value="44.659808921970168" table:style-name="ce26">
            <text:p>44.7</text:p>
          </table:table-cell>
          <table:table-cell office:value-type="float" office:value="55.502239426530977" table:style-name="ce26">
            <text:p>55.5</text:p>
          </table:table-cell>
          <table:table-cell office:value-type="float" office:value="65.91550382100877" table:style-name="ce26">
            <text:p>65.9</text:p>
          </table:table-cell>
          <table:table-cell office:value-type="float" office:value="100" table:style-name="ce26">
            <text:p>100.0</text:p>
          </table:table-cell>
          <table:table-cell office:value-type="float" office:value="91.144871105877016" table:style-name="ce26">
            <text:p>91.1</text:p>
          </table:table-cell>
          <table:table-cell office:value-type="float" office:value="100.28273595139719" table:style-name="ce26">
            <text:p>100.3</text:p>
          </table:table-cell>
          <table:table-cell office:value-type="float" office:value="58.405661546330485" table:style-name="ce26">
            <text:p>58.4</text:p>
          </table:table-cell>
          <table:table-cell office:value-type="float" office:value="78.762597494841501" table:style-name="ce26">
            <text:p>78.8</text:p>
          </table:table-cell>
          <table:table-cell office:value-type="float" office:value="78.013051838381955" table:style-name="ce26">
            <text:p>78.0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25">
            <text:p>sugar beet</text:p>
          </table:table-cell>
          <table:table-cell office:value-type="float" office:value="119.44383912151616" table:style-name="ce26">
            <text:p>119.4</text:p>
          </table:table-cell>
          <table:table-cell office:value-type="float" office:value="73.785961207690335" table:style-name="ce26">
            <text:p>73.8</text:p>
          </table:table-cell>
          <table:table-cell office:value-type="float" office:value="78.224698194029159" table:style-name="ce26">
            <text:p>78.2</text:p>
          </table:table-cell>
          <table:table-cell office:value-type="float" office:value="101.72105593693142" table:style-name="ce26">
            <text:p>101.7</text:p>
          </table:table-cell>
          <table:table-cell office:value-type="float" office:value="102.63775161889269" table:style-name="ce26">
            <text:p>102.6</text:p>
          </table:table-cell>
          <table:table-cell office:value-type="float" office:value="113.87933550820732" table:style-name="ce26">
            <text:p>113.9</text:p>
          </table:table-cell>
          <table:table-cell office:value-type="float" office:value="123.17495137090239" table:style-name="ce26">
            <text:p>123.2</text:p>
          </table:table-cell>
          <table:table-cell office:value-type="float" office:value="118.68796724340771" table:style-name="ce26">
            <text:p>118.7</text:p>
          </table:table-cell>
          <table:table-cell office:value-type="float" office:value="118.92920294918699" table:style-name="ce26">
            <text:p>118.9</text:p>
          </table:table-cell>
          <table:table-cell office:value-type="float" office:value="160.95246289593823" table:style-name="ce26">
            <text:p>161.0</text:p>
          </table:table-cell>
          <table:table-cell office:value-type="float" office:value="120.52135860733024" table:style-name="ce26">
            <text:p>120.5</text:p>
          </table:table-cell>
          <table:table-cell office:value-type="float" office:value="145.01482393412022" table:style-name="ce26">
            <text:p>145.0</text:p>
          </table:table-cell>
          <table:table-cell office:value-type="float" office:value="124.10772943324893" table:style-name="ce26">
            <text:p>124.1</text:p>
          </table:table-cell>
          <table:table-cell office:value-type="float" office:value="130.55676396774845" table:style-name="ce26">
            <text:p>130.6</text:p>
          </table:table-cell>
          <table:table-cell office:value-type="float" office:value="128.53038403920246" table:style-name="ce26">
            <text:p>128.5</text:p>
          </table:table-cell>
          <table:table-cell office:value-type="float" office:value="131.10356490084814" table:style-name="ce26">
            <text:p>131.1</text:p>
          </table:table-cell>
          <table:table-cell office:value-type="float" office:value="130.476352065822" table:style-name="ce26">
            <text:p>130.5</text:p>
          </table:table-cell>
          <table:table-cell office:value-type="float" office:value="127.08296980452673" table:style-name="ce26">
            <text:p>127.1</text:p>
          </table:table-cell>
          <table:table-cell office:value-type="float" office:value="139.93279173236991" table:style-name="ce26">
            <text:p>139.9</text:p>
          </table:table-cell>
          <table:table-cell office:value-type="float" office:value="163.20399614987815" table:style-name="ce26">
            <text:p>163.2</text:p>
          </table:table-cell>
          <table:table-cell office:value-type="float" office:value="155.45228880417051" table:style-name="ce26">
            <text:p>155.5</text:p>
          </table:table-cell>
          <table:table-cell office:value-type="float" office:value="140.23835695969035" table:style-name="ce26">
            <text:p>140.2</text:p>
          </table:table-cell>
          <table:table-cell office:value-type="float" office:value="135.59054902834282" table:style-name="ce26">
            <text:p>135.6</text:p>
          </table:table-cell>
          <table:table-cell office:value-type="float" office:value="167.57840361467586" table:style-name="ce26">
            <text:p>167.6</text:p>
          </table:table-cell>
          <table:table-cell office:value-type="float" office:value="178.25710419050549" table:style-name="ce26">
            <text:p>178.3</text:p>
          </table:table-cell>
          <table:table-cell office:value-type="float" office:value="160.86119538725171" table:style-name="ce26">
            <text:p>160.9</text:p>
          </table:table-cell>
          <table:table-cell office:value-type="float" office:value="170.2180529544539" table:style-name="ce26">
            <text:p>170.2</text:p>
          </table:table-cell>
          <table:table-cell office:value-type="float" office:value="146.01587170120229" table:style-name="ce26">
            <text:p>146.0</text:p>
          </table:table-cell>
          <table:table-cell office:value-type="float" office:value="134.03993415873475" table:style-name="ce26">
            <text:p>134.0</text:p>
          </table:table-cell>
          <table:table-cell office:value-type="float" office:value="153.69594812467389" table:style-name="ce26">
            <text:p>153.7</text:p>
          </table:table-cell>
          <table:table-cell office:value-type="float" office:value="147.44176771092248" table:style-name="ce26">
            <text:p>147.4</text:p>
          </table:table-cell>
          <table:table-cell office:value-type="float" office:value="145.41807353990086" table:style-name="ce26">
            <text:p>145.4</text:p>
          </table:table-cell>
          <table:table-cell office:value-type="float" office:value="139.71119261304113" table:style-name="ce26">
            <text:p>139.7</text:p>
          </table:table-cell>
          <table:table-cell office:value-type="float" office:value="119.00183097900694" table:style-name="ce26">
            <text:p>119.0</text:p>
          </table:table-cell>
          <table:table-cell office:value-type="float" office:value="108.28969513435626" table:style-name="ce26">
            <text:p>108.3</text:p>
          </table:table-cell>
          <table:table-cell office:value-type="float" office:value="122.8891192243147" table:style-name="ce26">
            <text:p>122.9</text:p>
          </table:table-cell>
          <table:table-cell office:value-type="float" office:value="136.00294950856275" table:style-name="ce26">
            <text:p>136.0</text:p>
          </table:table-cell>
          <table:table-cell office:value-type="float" office:value="104.97756105876744" table:style-name="ce26">
            <text:p>105.0</text:p>
          </table:table-cell>
          <table:table-cell office:value-type="float" office:value="136.76618711688761" table:style-name="ce26">
            <text:p>136.8</text:p>
          </table:table-cell>
          <table:table-cell office:value-type="float" office:value="117.25854919238311" table:style-name="ce26">
            <text:p>117.3</text:p>
          </table:table-cell>
          <table:table-cell office:value-type="float" office:value="135.60019845657402" table:style-name="ce26">
            <text:p>135.6</text:p>
          </table:table-cell>
          <table:table-cell office:value-type="float" office:value="149.71938658584739" table:style-name="ce26">
            <text:p>149.7</text:p>
          </table:table-cell>
          <table:table-cell office:value-type="float" office:value="100.00000000000001" table:style-name="ce26">
            <text:p>100.0</text:p>
          </table:table-cell>
          <table:table-cell office:value-type="float" office:value="91.456959127434374" table:style-name="ce26">
            <text:p>91.5</text:p>
          </table:table-cell>
          <table:table-cell office:value-type="float" office:value="143.43844509113481" table:style-name="ce26">
            <text:p>143.4</text:p>
          </table:table-cell>
          <table:table-cell office:value-type="float" office:value="122.23236305652071" table:style-name="ce26">
            <text:p>122.2</text:p>
          </table:table-cell>
          <table:table-cell office:value-type="float" office:value="124.84948525922287" table:style-name="ce26">
            <text:p>124.8</text:p>
          </table:table-cell>
          <table:table-cell office:value-type="float" office:value="96.16773926678168" table:style-name="ce26">
            <text:p>96.2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25">
            <text:p>other industrial crops</text:p>
          </table:table-cell>
          <table:table-cell office:value-type="float" office:value="236.83787545214011" table:style-name="ce26">
            <text:p>236.8</text:p>
          </table:table-cell>
          <table:table-cell office:value-type="float" office:value="228.38478217715743" table:style-name="ce26">
            <text:p>228.4</text:p>
          </table:table-cell>
          <table:table-cell office:value-type="float" office:value="230.11758504014387" table:style-name="ce26">
            <text:p>230.1</text:p>
          </table:table-cell>
          <table:table-cell office:value-type="float" office:value="229.76809876583712" table:style-name="ce26">
            <text:p>229.8</text:p>
          </table:table-cell>
          <table:table-cell office:value-type="float" office:value="234.34980651676963" table:style-name="ce26">
            <text:p>234.3</text:p>
          </table:table-cell>
          <table:table-cell office:value-type="float" office:value="231.56885593384285" table:style-name="ce26">
            <text:p>231.6</text:p>
          </table:table-cell>
          <table:table-cell office:value-type="float" office:value="229.49881705735783" table:style-name="ce26">
            <text:p>229.5</text:p>
          </table:table-cell>
          <table:table-cell office:value-type="float" office:value="225.71154379739386" table:style-name="ce26">
            <text:p>225.7</text:p>
          </table:table-cell>
          <table:table-cell office:value-type="float" office:value="225.91184348320354" table:style-name="ce26">
            <text:p>225.9</text:p>
          </table:table-cell>
          <table:table-cell office:value-type="float" office:value="225.01963046435887" table:style-name="ce26">
            <text:p>225.0</text:p>
          </table:table-cell>
          <table:table-cell office:value-type="float" office:value="194.81000630959537" table:style-name="ce26">
            <text:p>194.8</text:p>
          </table:table-cell>
          <table:table-cell office:value-type="float" office:value="185.21540351278733" table:style-name="ce26">
            <text:p>185.2</text:p>
          </table:table-cell>
          <table:table-cell office:value-type="float" office:value="167.35727189870798" table:style-name="ce26">
            <text:p>167.4</text:p>
          </table:table-cell>
          <table:table-cell office:value-type="float" office:value="150.27381714667254" table:style-name="ce26">
            <text:p>150.3</text:p>
          </table:table-cell>
          <table:table-cell office:value-type="float" office:value="151.0203383086839" table:style-name="ce26">
            <text:p>151.0</text:p>
          </table:table-cell>
          <table:table-cell office:value-type="float" office:value="151.17157396256832" table:style-name="ce26">
            <text:p>151.2</text:p>
          </table:table-cell>
          <table:table-cell office:value-type="float" office:value="142.10467455962254" table:style-name="ce26">
            <text:p>142.1</text:p>
          </table:table-cell>
          <table:table-cell office:value-type="float" office:value="139.71055550099089" table:style-name="ce26">
            <text:p>139.7</text:p>
          </table:table-cell>
          <table:table-cell office:value-type="float" office:value="162.21534611525698" table:style-name="ce26">
            <text:p>162.2</text:p>
          </table:table-cell>
          <table:table-cell office:value-type="float" office:value="143.43112089646331" table:style-name="ce26">
            <text:p>143.4</text:p>
          </table:table-cell>
          <table:table-cell office:value-type="float" office:value="153.07549119185626" table:style-name="ce26">
            <text:p>153.1</text:p>
          </table:table-cell>
          <table:table-cell office:value-type="float" office:value="142.56614360757888" table:style-name="ce26">
            <text:p>142.6</text:p>
          </table:table-cell>
          <table:table-cell office:value-type="float" office:value="139.56514114383046" table:style-name="ce26">
            <text:p>139.6</text:p>
          </table:table-cell>
          <table:table-cell office:value-type="float" office:value="159.81029450027998" table:style-name="ce26">
            <text:p>159.8</text:p>
          </table:table-cell>
          <table:table-cell office:value-type="float" office:value="155.99282366052307" table:style-name="ce26">
            <text:p>156.0</text:p>
          </table:table-cell>
          <table:table-cell office:value-type="float" office:value="130.50535861522147" table:style-name="ce26">
            <text:p>130.5</text:p>
          </table:table-cell>
          <table:table-cell office:value-type="float" office:value="124.07191665452919" table:style-name="ce26">
            <text:p>124.1</text:p>
          </table:table-cell>
          <table:table-cell office:value-type="float" office:value="116.01964006709595" table:style-name="ce26">
            <text:p>116.0</text:p>
          </table:table-cell>
          <table:table-cell office:value-type="float" office:value="113.30337364250107" table:style-name="ce26">
            <text:p>113.3</text:p>
          </table:table-cell>
          <table:table-cell office:value-type="float" office:value="112.001269850816" table:style-name="ce26">
            <text:p>112.0</text:p>
          </table:table-cell>
          <table:table-cell office:value-type="float" office:value="107.96616634214607" table:style-name="ce26">
            <text:p>108.0</text:p>
          </table:table-cell>
          <table:table-cell office:value-type="float" office:value="105.8502090466159" table:style-name="ce26">
            <text:p>105.9</text:p>
          </table:table-cell>
          <table:table-cell office:value-type="float" office:value="104.00002872607048" table:style-name="ce26">
            <text:p>104.0</text:p>
          </table:table-cell>
          <table:table-cell office:value-type="float" office:value="104.22406009888172" table:style-name="ce26">
            <text:p>104.2</text:p>
          </table:table-cell>
          <table:table-cell office:value-type="float" office:value="100.74882930102264" table:style-name="ce26">
            <text:p>100.7</text:p>
          </table:table-cell>
          <table:table-cell office:value-type="float" office:value="98.617958439385561" table:style-name="ce26">
            <text:p>98.6</text:p>
          </table:table-cell>
          <table:table-cell office:value-type="float" office:value="97.062783377269398" table:style-name="ce26">
            <text:p>97.1</text:p>
          </table:table-cell>
          <table:table-cell office:value-type="float" office:value="98.941327007785873" table:style-name="ce26">
            <text:p>98.9</text:p>
          </table:table-cell>
          <table:table-cell office:value-type="float" office:value="99.999999999999986" table:style-name="ce26">
            <text:p>100.0</text:p>
          </table:table-cell>
          <table:table-cell office:value-type="float" office:value="99.999999999999986" table:style-name="ce26">
            <text:p>100.0</text:p>
          </table:table-cell>
          <table:table-cell office:value-type="float" office:value="99.999999999999986" table:style-name="ce26">
            <text:p>100.0</text:p>
          </table:table-cell>
          <table:table-cell office:value-type="float" office:value="99.999999999999986" table:style-name="ce26">
            <text:p>100.0</text:p>
          </table:table-cell>
          <table:table-cell office:value-type="float" office:value="99.999999999999986" table:style-name="ce26">
            <text:p>100.0</text:p>
          </table:table-cell>
          <table:table-cell office:value-type="float" office:value="100.00000000000003" table:style-name="ce26">
            <text:p>100.0</text:p>
          </table:table-cell>
          <table:table-cell office:value-type="float" office:value="103.81613106086243" table:style-name="ce26">
            <text:p>103.8</text:p>
          </table:table-cell>
          <table:table-cell office:value-type="float" office:value="101.63954769943032" table:style-name="ce26">
            <text:p>101.6</text:p>
          </table:table-cell>
          <table:table-cell office:value-type="float" office:value="104.62323777274032" table:style-name="ce26">
            <text:p>104.6</text:p>
          </table:table-cell>
          <table:table-cell office:value-type="float" office:value="95.5268260914591" table:style-name="ce26">
            <text:p>95.5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2">
          <table:table-cell office:value-type="string" table:style-name="ce21">
            <text:p>3 Output of forage plants</text:p>
          </table:table-cell>
          <table:table-cell office:value-type="float" office:value="100.74492690765484" table:style-name="ce22">
            <text:p>100.7</text:p>
          </table:table-cell>
          <table:table-cell office:value-type="float" office:value="104.22448644034087" table:style-name="ce22">
            <text:p>104.2</text:p>
          </table:table-cell>
          <table:table-cell office:value-type="float" office:value="106.11183510475269" table:style-name="ce22">
            <text:p>106.1</text:p>
          </table:table-cell>
          <table:table-cell office:value-type="float" office:value="109.37170077667555" table:style-name="ce22">
            <text:p>109.4</text:p>
          </table:table-cell>
          <table:table-cell office:value-type="float" office:value="118.50920185697454" table:style-name="ce22">
            <text:p>118.5</text:p>
          </table:table-cell>
          <table:table-cell office:value-type="float" office:value="121.47909812136591" table:style-name="ce22">
            <text:p>121.5</text:p>
          </table:table-cell>
          <table:table-cell office:value-type="float" office:value="122.88859218063087" table:style-name="ce22">
            <text:p>122.9</text:p>
          </table:table-cell>
          <table:table-cell office:value-type="float" office:value="119.98408764045233" table:style-name="ce22">
            <text:p>120.0</text:p>
          </table:table-cell>
          <table:table-cell office:value-type="float" office:value="124.48465356389252" table:style-name="ce22">
            <text:p>124.5</text:p>
          </table:table-cell>
          <table:table-cell office:value-type="float" office:value="129.17833475169925" table:style-name="ce22">
            <text:p>129.2</text:p>
          </table:table-cell>
          <table:table-cell office:value-type="float" office:value="131.86935584189348" table:style-name="ce22">
            <text:p>131.9</text:p>
          </table:table-cell>
          <table:table-cell office:value-type="float" office:value="139.46271772664099" table:style-name="ce22">
            <text:p>139.5</text:p>
          </table:table-cell>
          <table:table-cell office:value-type="float" office:value="119.24468438866225" table:style-name="ce22">
            <text:p>119.2</text:p>
          </table:table-cell>
          <table:table-cell office:value-type="float" office:value="122.10154395965242" table:style-name="ce22">
            <text:p>122.1</text:p>
          </table:table-cell>
          <table:table-cell office:value-type="float" office:value="123.62062439834752" table:style-name="ce22">
            <text:p>123.6</text:p>
          </table:table-cell>
          <table:table-cell office:value-type="float" office:value="118.17419237004775" table:style-name="ce22">
            <text:p>118.2</text:p>
          </table:table-cell>
          <table:table-cell office:value-type="float" office:value="113.95315655030294" table:style-name="ce22">
            <text:p>114.0</text:p>
          </table:table-cell>
          <table:table-cell office:value-type="float" office:value="125.12716581698669" table:style-name="ce22">
            <text:p>125.1</text:p>
          </table:table-cell>
          <table:table-cell office:value-type="float" office:value="124.67553892826227" table:style-name="ce22">
            <text:p>124.7</text:p>
          </table:table-cell>
          <table:table-cell office:value-type="float" office:value="109.16819008574628" table:style-name="ce22">
            <text:p>109.2</text:p>
          </table:table-cell>
          <table:table-cell office:value-type="float" office:value="110.80081002164785" table:style-name="ce22">
            <text:p>110.8</text:p>
          </table:table-cell>
          <table:table-cell office:value-type="float" office:value="107.61579153949344" table:style-name="ce22">
            <text:p>107.6</text:p>
          </table:table-cell>
          <table:table-cell office:value-type="float" office:value="104.42725600851946" table:style-name="ce22">
            <text:p>104.4</text:p>
          </table:table-cell>
          <table:table-cell office:value-type="float" office:value="106.60189619740424" table:style-name="ce22">
            <text:p>106.6</text:p>
          </table:table-cell>
          <table:table-cell office:value-type="float" office:value="102.72039127075013" table:style-name="ce22">
            <text:p>102.7</text:p>
          </table:table-cell>
          <table:table-cell office:value-type="float" office:value="92.054295065006741" table:style-name="ce22">
            <text:p>92.1</text:p>
          </table:table-cell>
          <table:table-cell office:value-type="float" office:value="94.663657418993253" table:style-name="ce22">
            <text:p>94.7</text:p>
          </table:table-cell>
          <table:table-cell office:value-type="float" office:value="89.882667689573083" table:style-name="ce22">
            <text:p>89.9</text:p>
          </table:table-cell>
          <table:table-cell office:value-type="float" office:value="84.68751293744721" table:style-name="ce22">
            <text:p>84.7</text:p>
          </table:table-cell>
          <table:table-cell office:value-type="float" office:value="94.640891629503159" table:style-name="ce22">
            <text:p>94.6</text:p>
          </table:table-cell>
          <table:table-cell office:value-type="float" office:value="92.525357438917368" table:style-name="ce22">
            <text:p>92.5</text:p>
          </table:table-cell>
          <table:table-cell office:value-type="float" office:value="94.96396287715217" table:style-name="ce22">
            <text:p>95.0</text:p>
          </table:table-cell>
          <table:table-cell office:value-type="float" office:value="94.249594040716431" table:style-name="ce22">
            <text:p>94.2</text:p>
          </table:table-cell>
          <table:table-cell office:value-type="float" office:value="92.532817444507245" table:style-name="ce22">
            <text:p>92.5</text:p>
          </table:table-cell>
          <table:table-cell office:value-type="float" office:value="97.119455471965367" table:style-name="ce22">
            <text:p>97.1</text:p>
          </table:table-cell>
          <table:table-cell office:value-type="float" office:value="85.85165091991577" table:style-name="ce22">
            <text:p>85.9</text:p>
          </table:table-cell>
          <table:table-cell office:value-type="float" office:value="86.812968959998443" table:style-name="ce22">
            <text:p>86.8</text:p>
          </table:table-cell>
          <table:table-cell office:value-type="float" office:value="82.448697707682271" table:style-name="ce22">
            <text:p>82.4</text:p>
          </table:table-cell>
          <table:table-cell office:value-type="float" office:value="88.307500217531285" table:style-name="ce22">
            <text:p>88.3</text:p>
          </table:table-cell>
          <table:table-cell office:value-type="float" office:value="89.861531715936906" table:style-name="ce22">
            <text:p>89.9</text:p>
          </table:table-cell>
          <table:table-cell office:value-type="float" office:value="100.00000000000001" table:style-name="ce22">
            <text:p>100.0</text:p>
          </table:table-cell>
          <table:table-cell office:value-type="float" office:value="100.00000000000001" table:style-name="ce22">
            <text:p>100.0</text:p>
          </table:table-cell>
          <table:table-cell office:value-type="float" office:value="100.00000000000001" table:style-name="ce22">
            <text:p>100.0</text:p>
          </table:table-cell>
          <table:table-cell office:value-type="float" office:value="99.999999999999829" table:style-name="ce22">
            <text:p>100.0</text:p>
          </table:table-cell>
          <table:table-cell office:value-type="float" office:value="99.999999999999829" table:style-name="ce22">
            <text:p>100.0</text:p>
          </table:table-cell>
          <table:table-cell office:value-type="float" office:value="99.999999999999829" table:style-name="ce22">
            <text:p>100.0</text:p>
          </table:table-cell>
          <table:table-cell office:value-type="float" office:value="99.999999999999829" table:style-name="ce22">
            <text:p>100.0</text:p>
          </table:table-cell>
          <table:table-cell office:value-type="float" office:value="99.999999999999829" table:style-name="ce22">
            <text:p>100.0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2">
          <table:table-cell office:value-type="string" table:style-name="ce21">
            <text:p>4 Output of vegetables and horticultural products</text:p>
          </table:table-cell>
          <table:table-cell office:value-type="float" office:value="123.81681002974209" table:style-name="ce22">
            <text:p>123.8</text:p>
          </table:table-cell>
          <table:table-cell office:value-type="float" office:value="118.70521046507669" table:style-name="ce22">
            <text:p>118.7</text:p>
          </table:table-cell>
          <table:table-cell office:value-type="float" office:value="109.65283199292216" table:style-name="ce22">
            <text:p>109.7</text:p>
          </table:table-cell>
          <table:table-cell office:value-type="float" office:value="98.734466081759251" table:style-name="ce22">
            <text:p>98.7</text:p>
          </table:table-cell>
          <table:table-cell office:value-type="float" office:value="109.30518780437819" table:style-name="ce22">
            <text:p>109.3</text:p>
          </table:table-cell>
          <table:table-cell office:value-type="float" office:value="118.91917935438664" table:style-name="ce22">
            <text:p>118.9</text:p>
          </table:table-cell>
          <table:table-cell office:value-type="float" office:value="108.01943385860974" table:style-name="ce22">
            <text:p>108.0</text:p>
          </table:table-cell>
          <table:table-cell office:value-type="float" office:value="108.75025860436638" table:style-name="ce22">
            <text:p>108.8</text:p>
          </table:table-cell>
          <table:table-cell office:value-type="float" office:value="107.45007774886933" table:style-name="ce22">
            <text:p>107.5</text:p>
          </table:table-cell>
          <table:table-cell office:value-type="float" office:value="105.53298061948242" table:style-name="ce22">
            <text:p>105.5</text:p>
          </table:table-cell>
          <table:table-cell office:value-type="float" office:value="103.59242617851666" table:style-name="ce22">
            <text:p>103.6</text:p>
          </table:table-cell>
          <table:table-cell office:value-type="float" office:value="112.82937056616092" table:style-name="ce22">
            <text:p>112.8</text:p>
          </table:table-cell>
          <table:table-cell office:value-type="float" office:value="113.06727194689424" table:style-name="ce22">
            <text:p>113.1</text:p>
          </table:table-cell>
          <table:table-cell office:value-type="float" office:value="111.76453383596251" table:style-name="ce22">
            <text:p>111.8</text:p>
          </table:table-cell>
          <table:table-cell office:value-type="float" office:value="111.47496840483288" table:style-name="ce22">
            <text:p>111.5</text:p>
          </table:table-cell>
          <table:table-cell office:value-type="float" office:value="118.02760805686788" table:style-name="ce22">
            <text:p>118.0</text:p>
          </table:table-cell>
          <table:table-cell office:value-type="float" office:value="118.78696531287488" table:style-name="ce22">
            <text:p>118.8</text:p>
          </table:table-cell>
          <table:table-cell office:value-type="float" office:value="115.9425243313904" table:style-name="ce22">
            <text:p>115.9</text:p>
          </table:table-cell>
          <table:table-cell office:value-type="float" office:value="116.35827632557299" table:style-name="ce22">
            <text:p>116.4</text:p>
          </table:table-cell>
          <table:table-cell office:value-type="float" office:value="119.52117230947962" table:style-name="ce22">
            <text:p>119.5</text:p>
          </table:table-cell>
          <table:table-cell office:value-type="float" office:value="115.65672407231848" table:style-name="ce22">
            <text:p>115.7</text:p>
          </table:table-cell>
          <table:table-cell office:value-type="float" office:value="115.26663441411152" table:style-name="ce22">
            <text:p>115.3</text:p>
          </table:table-cell>
          <table:table-cell office:value-type="float" office:value="112.52851725495175" table:style-name="ce22">
            <text:p>112.5</text:p>
          </table:table-cell>
          <table:table-cell office:value-type="float" office:value="114.01374134061081" table:style-name="ce22">
            <text:p>114.0</text:p>
          </table:table-cell>
          <table:table-cell office:value-type="float" office:value="112.2953197108921" table:style-name="ce22">
            <text:p>112.3</text:p>
          </table:table-cell>
          <table:table-cell office:value-type="float" office:value="109.63822892523433" table:style-name="ce22">
            <text:p>109.6</text:p>
          </table:table-cell>
          <table:table-cell office:value-type="float" office:value="111.81641293294848" table:style-name="ce22">
            <text:p>111.8</text:p>
          </table:table-cell>
          <table:table-cell office:value-type="float" office:value="108.76661048525619" table:style-name="ce22">
            <text:p>108.8</text:p>
          </table:table-cell>
          <table:table-cell office:value-type="float" office:value="105.33885678210865" table:style-name="ce22">
            <text:p>105.3</text:p>
          </table:table-cell>
          <table:table-cell office:value-type="float" office:value="104.40909275447508" table:style-name="ce22">
            <text:p>104.4</text:p>
          </table:table-cell>
          <table:table-cell office:value-type="float" office:value="102.22888502000487" table:style-name="ce22">
            <text:p>102.2</text:p>
          </table:table-cell>
          <table:table-cell office:value-type="float" office:value="105.38260698856261" table:style-name="ce22">
            <text:p>105.4</text:p>
          </table:table-cell>
          <table:table-cell office:value-type="float" office:value="105.44581629211993" table:style-name="ce22">
            <text:p>105.4</text:p>
          </table:table-cell>
          <table:table-cell office:value-type="float" office:value="98.665074949525291" table:style-name="ce22">
            <text:p>98.7</text:p>
          </table:table-cell>
          <table:table-cell office:value-type="float" office:value="97.424094136793329" table:style-name="ce22">
            <text:p>97.4</text:p>
          </table:table-cell>
          <table:table-cell office:value-type="float" office:value="99.310431008045583" table:style-name="ce22">
            <text:p>99.3</text:p>
          </table:table-cell>
          <table:table-cell office:value-type="float" office:value="96.307805882789452" table:style-name="ce22">
            <text:p>96.3</text:p>
          </table:table-cell>
          <table:table-cell office:value-type="float" office:value="99.607530383622716" table:style-name="ce22">
            <text:p>99.6</text:p>
          </table:table-cell>
          <table:table-cell office:value-type="float" office:value="97.047411466210121" table:style-name="ce22">
            <text:p>97.0</text:p>
          </table:table-cell>
          <table:table-cell office:value-type="float" office:value="94.29678039376175" table:style-name="ce22">
            <text:p>94.3</text:p>
          </table:table-cell>
          <table:table-cell office:value-type="float" office:value="97.191816844400975" table:style-name="ce22">
            <text:p>97.2</text:p>
          </table:table-cell>
          <table:table-cell office:value-type="float" office:value="99.727548403977536" table:style-name="ce22">
            <text:p>99.7</text:p>
          </table:table-cell>
          <table:table-cell office:value-type="float" office:value="100" table:style-name="ce22">
            <text:p>100.0</text:p>
          </table:table-cell>
          <table:table-cell office:value-type="float" office:value="100.03649825883805" table:style-name="ce22">
            <text:p>100.0</text:p>
          </table:table-cell>
          <table:table-cell office:value-type="float" office:value="101.26953925281261" table:style-name="ce22">
            <text:p>101.3</text:p>
          </table:table-cell>
          <table:table-cell office:value-type="float" office:value="96.075971209385443" table:style-name="ce22">
            <text:p>96.1</text:p>
          </table:table-cell>
          <table:table-cell office:value-type="float" office:value="96.935084190117124" table:style-name="ce22">
            <text:p>96.9</text:p>
          </table:table-cell>
          <table:table-cell office:value-type="float" office:value="98.420851348151061" table:style-name="ce22">
            <text:p>98.4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25">
            <text:p>fresh vegetables</text:p>
          </table:table-cell>
          <table:table-cell office:value-type="float" office:value="126.41207045996025" table:style-name="ce26">
            <text:p>126.4</text:p>
          </table:table-cell>
          <table:table-cell office:value-type="float" office:value="121.47453916604074" table:style-name="ce26">
            <text:p>121.5</text:p>
          </table:table-cell>
          <table:table-cell office:value-type="float" office:value="111.86023637952646" table:style-name="ce26">
            <text:p>111.9</text:p>
          </table:table-cell>
          <table:table-cell office:value-type="float" office:value="98.75992141232409" table:style-name="ce26">
            <text:p>98.8</text:p>
          </table:table-cell>
          <table:table-cell office:value-type="float" office:value="113.88236481054095" table:style-name="ce26">
            <text:p>113.9</text:p>
          </table:table-cell>
          <table:table-cell office:value-type="float" office:value="128.10366981846514" table:style-name="ce26">
            <text:p>128.1</text:p>
          </table:table-cell>
          <table:table-cell office:value-type="float" office:value="113.38514230536911" table:style-name="ce26">
            <text:p>113.4</text:p>
          </table:table-cell>
          <table:table-cell office:value-type="float" office:value="114.50953458644379" table:style-name="ce26">
            <text:p>114.5</text:p>
          </table:table-cell>
          <table:table-cell office:value-type="float" office:value="112.05024970702769" table:style-name="ce26">
            <text:p>112.1</text:p>
          </table:table-cell>
          <table:table-cell office:value-type="float" office:value="109.89653099714364" table:style-name="ce26">
            <text:p>109.9</text:p>
          </table:table-cell>
          <table:table-cell office:value-type="float" office:value="108.15850290394211" table:style-name="ce26">
            <text:p>108.2</text:p>
          </table:table-cell>
          <table:table-cell office:value-type="float" office:value="120.21699954532907" table:style-name="ce26">
            <text:p>120.2</text:p>
          </table:table-cell>
          <table:table-cell office:value-type="float" office:value="119.15048727787456" table:style-name="ce26">
            <text:p>119.2</text:p>
          </table:table-cell>
          <table:table-cell office:value-type="float" office:value="118.11380135505225" table:style-name="ce26">
            <text:p>118.1</text:p>
          </table:table-cell>
          <table:table-cell office:value-type="float" office:value="118.2280686432907" table:style-name="ce26">
            <text:p>118.2</text:p>
          </table:table-cell>
          <table:table-cell office:value-type="float" office:value="124.77484340483231" table:style-name="ce26">
            <text:p>124.8</text:p>
          </table:table-cell>
          <table:table-cell office:value-type="float" office:value="124.33612933303723" table:style-name="ce26">
            <text:p>124.3</text:p>
          </table:table-cell>
          <table:table-cell office:value-type="float" office:value="120.48342926479742" table:style-name="ce26">
            <text:p>120.5</text:p>
          </table:table-cell>
          <table:table-cell office:value-type="float" office:value="121.41370801413147" table:style-name="ce26">
            <text:p>121.4</text:p>
          </table:table-cell>
          <table:table-cell office:value-type="float" office:value="124.65308853649978" table:style-name="ce26">
            <text:p>124.7</text:p>
          </table:table-cell>
          <table:table-cell office:value-type="float" office:value="117.47486280213157" table:style-name="ce26">
            <text:p>117.5</text:p>
          </table:table-cell>
          <table:table-cell office:value-type="float" office:value="116.62677749872974" table:style-name="ce26">
            <text:p>116.6</text:p>
          </table:table-cell>
          <table:table-cell office:value-type="float" office:value="109.90532495731125" table:style-name="ce26">
            <text:p>109.9</text:p>
          </table:table-cell>
          <table:table-cell office:value-type="float" office:value="116.1093789801342" table:style-name="ce26">
            <text:p>116.1</text:p>
          </table:table-cell>
          <table:table-cell office:value-type="float" office:value="110.27087449585936" table:style-name="ce26">
            <text:p>110.3</text:p>
          </table:table-cell>
          <table:table-cell office:value-type="float" office:value="108.17876142027745" table:style-name="ce26">
            <text:p>108.2</text:p>
          </table:table-cell>
          <table:table-cell office:value-type="float" office:value="109.05127856215972" table:style-name="ce26">
            <text:p>109.1</text:p>
          </table:table-cell>
          <table:table-cell office:value-type="float" office:value="101.87060976577651" table:style-name="ce26">
            <text:p>101.9</text:p>
          </table:table-cell>
          <table:table-cell office:value-type="float" office:value="98.564328953335533" table:style-name="ce26">
            <text:p>98.6</text:p>
          </table:table-cell>
          <table:table-cell office:value-type="float" office:value="89.792126303944343" table:style-name="ce26">
            <text:p>89.8</text:p>
          </table:table-cell>
          <table:table-cell office:value-type="float" office:value="90.345195697177743" table:style-name="ce26">
            <text:p>90.3</text:p>
          </table:table-cell>
          <table:table-cell office:value-type="float" office:value="92.738731989538692" table:style-name="ce26">
            <text:p>92.7</text:p>
          </table:table-cell>
          <table:table-cell office:value-type="float" office:value="96.829715097043689" table:style-name="ce26">
            <text:p>96.8</text:p>
          </table:table-cell>
          <table:table-cell office:value-type="float" office:value="93.680559631984238" table:style-name="ce26">
            <text:p>93.7</text:p>
          </table:table-cell>
          <table:table-cell office:value-type="float" office:value="88.958264488361536" table:style-name="ce26">
            <text:p>89.0</text:p>
          </table:table-cell>
          <table:table-cell office:value-type="float" office:value="91.255786664502025" table:style-name="ce26">
            <text:p>91.3</text:p>
          </table:table-cell>
          <table:table-cell office:value-type="float" office:value="93.892285761391591" table:style-name="ce26">
            <text:p>93.9</text:p>
          </table:table-cell>
          <table:table-cell office:value-type="float" office:value="96.859016930418164" table:style-name="ce26">
            <text:p>96.9</text:p>
          </table:table-cell>
          <table:table-cell office:value-type="float" office:value="94.596338581261335" table:style-name="ce26">
            <text:p>94.6</text:p>
          </table:table-cell>
          <table:table-cell office:value-type="float" office:value="89.925794451741936" table:style-name="ce26">
            <text:p>89.9</text:p>
          </table:table-cell>
          <table:table-cell office:value-type="float" office:value="94.387560378860897" table:style-name="ce26">
            <text:p>94.4</text:p>
          </table:table-cell>
          <table:table-cell office:value-type="float" office:value="99.519289521847455" table:style-name="ce26">
            <text:p>99.5</text:p>
          </table:table-cell>
          <table:table-cell office:value-type="float" office:value="99.999999999999972" table:style-name="ce26">
            <text:p>100.0</text:p>
          </table:table-cell>
          <table:table-cell office:value-type="float" office:value="98.686586930212613" table:style-name="ce26">
            <text:p>98.7</text:p>
          </table:table-cell>
          <table:table-cell office:value-type="float" office:value="99.621225466904022" table:style-name="ce26">
            <text:p>99.6</text:p>
          </table:table-cell>
          <table:table-cell office:value-type="float" office:value="92.113772700060707" table:style-name="ce26">
            <text:p>92.1</text:p>
          </table:table-cell>
          <table:table-cell office:value-type="float" office:value="91.505464789016145" table:style-name="ce26">
            <text:p>91.5</text:p>
          </table:table-cell>
          <table:table-cell office:value-type="float" office:value="94.090093353781953" table:style-name="ce26">
            <text:p>94.1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25">
            <text:p>plants and flowers</text:p>
          </table:table-cell>
          <table:table-cell office:value-type="float" office:value="124.73412453550499" table:style-name="ce26">
            <text:p>124.7</text:p>
          </table:table-cell>
          <table:table-cell office:value-type="float" office:value="118.74316777137281" table:style-name="ce26">
            <text:p>118.7</text:p>
          </table:table-cell>
          <table:table-cell office:value-type="float" office:value="110.83522790161832" table:style-name="ce26">
            <text:p>110.8</text:p>
          </table:table-cell>
          <table:table-cell office:value-type="float" office:value="106.7539221498526" table:style-name="ce26">
            <text:p>106.8</text:p>
          </table:table-cell>
          <table:table-cell office:value-type="float" office:value="102.81907969554746" table:style-name="ce26">
            <text:p>102.8</text:p>
          </table:table-cell>
          <table:table-cell office:value-type="float" office:value="100.25858085195786" table:style-name="ce26">
            <text:p>100.3</text:p>
          </table:table-cell>
          <table:table-cell office:value-type="float" office:value="98.547459263051508" table:style-name="ce26">
            <text:p>98.5</text:p>
          </table:table-cell>
          <table:table-cell office:value-type="float" office:value="98.319459743588453" table:style-name="ce26">
            <text:p>98.3</text:p>
          </table:table-cell>
          <table:table-cell office:value-type="float" office:value="99.821934609429945" table:style-name="ce26">
            <text:p>99.8</text:p>
          </table:table-cell>
          <table:table-cell office:value-type="float" office:value="98.421310767863218" table:style-name="ce26">
            <text:p>98.4</text:p>
          </table:table-cell>
          <table:table-cell office:value-type="float" office:value="95.902336814755046" table:style-name="ce26">
            <text:p>95.9</text:p>
          </table:table-cell>
          <table:table-cell office:value-type="float" office:value="98.278932326736538" table:style-name="ce26">
            <text:p>98.3</text:p>
          </table:table-cell>
          <table:table-cell office:value-type="float" office:value="101.70956029209837" table:style-name="ce26">
            <text:p>101.7</text:p>
          </table:table-cell>
          <table:table-cell office:value-type="float" office:value="99.825702825475545" table:style-name="ce26">
            <text:p>99.8</text:p>
          </table:table-cell>
          <table:table-cell office:value-type="float" office:value="98.753435565433875" table:style-name="ce26">
            <text:p>98.8</text:p>
          </table:table-cell>
          <table:table-cell office:value-type="float" office:value="105.31584800850327" table:style-name="ce26">
            <text:p>105.3</text:p>
          </table:table-cell>
          <table:table-cell office:value-type="float" office:value="108.17005780936051" table:style-name="ce26">
            <text:p>108.2</text:p>
          </table:table-cell>
          <table:table-cell office:value-type="float" office:value="107.10955487407084" table:style-name="ce26">
            <text:p>107.1</text:p>
          </table:table-cell>
          <table:table-cell office:value-type="float" office:value="106.64814447627634" table:style-name="ce26">
            <text:p>106.6</text:p>
          </table:table-cell>
          <table:table-cell office:value-type="float" office:value="109.64380973424799" table:style-name="ce26">
            <text:p>109.6</text:p>
          </table:table-cell>
          <table:table-cell office:value-type="float" office:value="110.87735788541781" table:style-name="ce26">
            <text:p>110.9</text:p>
          </table:table-cell>
          <table:table-cell office:value-type="float" office:value="111.18979856595219" table:style-name="ce26">
            <text:p>111.2</text:p>
          </table:table-cell>
          <table:table-cell office:value-type="float" office:value="115.0371455209558" table:style-name="ce26">
            <text:p>115.0</text:p>
          </table:table-cell>
          <table:table-cell office:value-type="float" office:value="108.96388016969888" table:style-name="ce26">
            <text:p>109.0</text:p>
          </table:table-cell>
          <table:table-cell office:value-type="float" office:value="113.26576485443053" table:style-name="ce26">
            <text:p>113.3</text:p>
          </table:table-cell>
          <table:table-cell office:value-type="float" office:value="109.82180028621335" table:style-name="ce26">
            <text:p>109.8</text:p>
          </table:table-cell>
          <table:table-cell office:value-type="float" office:value="113.84599121706192" table:style-name="ce26">
            <text:p>113.8</text:p>
          </table:table-cell>
          <table:table-cell office:value-type="float" office:value="116.73939051455206" table:style-name="ce26">
            <text:p>116.7</text:p>
          </table:table-cell>
          <table:table-cell office:value-type="float" office:value="113.20499951979616" table:style-name="ce26">
            <text:p>113.2</text:p>
          </table:table-cell>
          <table:table-cell office:value-type="float" office:value="124.40798756221946" table:style-name="ce26">
            <text:p>124.4</text:p>
          </table:table-cell>
          <table:table-cell office:value-type="float" office:value="118.06100424046235" table:style-name="ce26">
            <text:p>118.1</text:p>
          </table:table-cell>
          <table:table-cell office:value-type="float" office:value="122.28316363218708" table:style-name="ce26">
            <text:p>122.3</text:p>
          </table:table-cell>
          <table:table-cell office:value-type="float" office:value="116.62829171903047" table:style-name="ce26">
            <text:p>116.6</text:p>
          </table:table-cell>
          <table:table-cell office:value-type="float" office:value="104.60229026897937" table:style-name="ce26">
            <text:p>104.6</text:p>
          </table:table-cell>
          <table:table-cell office:value-type="float" office:value="108.94630145326019" table:style-name="ce26">
            <text:p>108.9</text:p>
          </table:table-cell>
          <table:table-cell office:value-type="float" office:value="110.11052292152463" table:style-name="ce26">
            <text:p>110.1</text:p>
          </table:table-cell>
          <table:table-cell office:value-type="float" office:value="98.976335795106408" table:style-name="ce26">
            <text:p>99.0</text:p>
          </table:table-cell>
          <table:table-cell office:value-type="float" office:value="102.69906516554988" table:style-name="ce26">
            <text:p>102.7</text:p>
          </table:table-cell>
          <table:table-cell office:value-type="float" office:value="99.776346171664315" table:style-name="ce26">
            <text:p>99.8</text:p>
          </table:table-cell>
          <table:table-cell office:value-type="float" office:value="99.307020093487608" table:style-name="ce26">
            <text:p>99.3</text:p>
          </table:table-cell>
          <table:table-cell office:value-type="float" office:value="100.30717085009614" table:style-name="ce26">
            <text:p>100.3</text:p>
          </table:table-cell>
          <table:table-cell office:value-type="float" office:value="99.955030906104383" table:style-name="ce26">
            <text:p>100.0</text:p>
          </table:table-cell>
          <table:table-cell office:value-type="float" office:value="100.00000000000007" table:style-name="ce26">
            <text:p>100.0</text:p>
          </table:table-cell>
          <table:table-cell office:value-type="float" office:value="101.5535801405982" table:style-name="ce26">
            <text:p>101.6</text:p>
          </table:table-cell>
          <table:table-cell office:value-type="float" office:value="103.11080060963383" table:style-name="ce26">
            <text:p>103.1</text:p>
          </table:table-cell>
          <table:table-cell office:value-type="float" office:value="100.50080455689297" table:style-name="ce26">
            <text:p>100.5</text:p>
          </table:table-cell>
          <table:table-cell office:value-type="float" office:value="103.1010279758225" table:style-name="ce26">
            <text:p>103.1</text:p>
          </table:table-cell>
          <table:table-cell office:value-type="float" office:value="103.19506046156125" table:style-name="ce26">
            <text:p>103.2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2">
          <table:table-cell office:value-type="string" table:style-name="ce21">
            <text:p>5 Output of potatoes<text:s/></text:p>
          </table:table-cell>
          <table:table-cell office:value-type="float" office:value="98.952300483880748" table:style-name="ce22">
            <text:p>99.0</text:p>
          </table:table-cell>
          <table:table-cell office:value-type="float" office:value="113.15179863104767" table:style-name="ce22">
            <text:p>113.2</text:p>
          </table:table-cell>
          <table:table-cell office:value-type="float" office:value="87.312525245880082" table:style-name="ce22">
            <text:p>87.3</text:p>
          </table:table-cell>
          <table:table-cell office:value-type="float" office:value="72.832602153383988" table:style-name="ce22">
            <text:p>72.8</text:p>
          </table:table-cell>
          <table:table-cell office:value-type="float" office:value="95.153861014796931" table:style-name="ce22">
            <text:p>95.2</text:p>
          </table:table-cell>
          <table:table-cell office:value-type="float" office:value="104.02103032015444" table:style-name="ce22">
            <text:p>104.0</text:p>
          </table:table-cell>
          <table:table-cell office:value-type="float" office:value="102.72892092153808" table:style-name="ce22">
            <text:p>102.7</text:p>
          </table:table-cell>
          <table:table-cell office:value-type="float" office:value="107.78853011108446" table:style-name="ce22">
            <text:p>107.8</text:p>
          </table:table-cell>
          <table:table-cell office:value-type="float" office:value="102.4136777158796" table:style-name="ce22">
            <text:p>102.4</text:p>
          </table:table-cell>
          <table:table-cell office:value-type="float" office:value="98.902750240435026" table:style-name="ce22">
            <text:p>98.9</text:p>
          </table:table-cell>
          <table:table-cell office:value-type="float" office:value="95.186345028660668" table:style-name="ce22">
            <text:p>95.2</text:p>
          </table:table-cell>
          <table:table-cell office:value-type="float" office:value="109.47762621781312" table:style-name="ce22">
            <text:p>109.5</text:p>
          </table:table-cell>
          <table:table-cell office:value-type="float" office:value="106.0445773843032" table:style-name="ce22">
            <text:p>106.0</text:p>
          </table:table-cell>
          <table:table-cell office:value-type="float" office:value="95.867811296103355" table:style-name="ce22">
            <text:p>95.9</text:p>
          </table:table-cell>
          <table:table-cell office:value-type="float" office:value="100.55230528600788" table:style-name="ce22">
            <text:p>100.6</text:p>
          </table:table-cell>
          <table:table-cell office:value-type="float" office:value="104.23660891081005" table:style-name="ce22">
            <text:p>104.2</text:p>
          </table:table-cell>
          <table:table-cell office:value-type="float" office:value="98.60097238688094" table:style-name="ce22">
            <text:p>98.6</text:p>
          </table:table-cell>
          <table:table-cell office:value-type="float" office:value="100.85823859163763" table:style-name="ce22">
            <text:p>100.9</text:p>
          </table:table-cell>
          <table:table-cell office:value-type="float" office:value="99.309399099608441" table:style-name="ce22">
            <text:p>99.3</text:p>
          </table:table-cell>
          <table:table-cell office:value-type="float" office:value="123.01149380604474" table:style-name="ce22">
            <text:p>123.0</text:p>
          </table:table-cell>
          <table:table-cell office:value-type="float" office:value="106.97386459468009" table:style-name="ce22">
            <text:p>107.0</text:p>
          </table:table-cell>
          <table:table-cell office:value-type="float" office:value="100.74812006195749" table:style-name="ce22">
            <text:p>100.7</text:p>
          </table:table-cell>
          <table:table-cell office:value-type="float" office:value="102.02385254916315" table:style-name="ce22">
            <text:p>102.0</text:p>
          </table:table-cell>
          <table:table-cell office:value-type="float" office:value="109.20420554033596" table:style-name="ce22">
            <text:p>109.2</text:p>
          </table:table-cell>
          <table:table-cell office:value-type="float" office:value="104.77443104617207" table:style-name="ce22">
            <text:p>104.8</text:p>
          </table:table-cell>
          <table:table-cell office:value-type="float" office:value="94.864937303433635" table:style-name="ce22">
            <text:p>94.9</text:p>
          </table:table-cell>
          <table:table-cell office:value-type="float" office:value="112.48562930021477" table:style-name="ce22">
            <text:p>112.5</text:p>
          </table:table-cell>
          <table:table-cell office:value-type="float" office:value="91.321030592218221" table:style-name="ce22">
            <text:p>91.3</text:p>
          </table:table-cell>
          <table:table-cell office:value-type="float" office:value="106.25332251161922" table:style-name="ce22">
            <text:p>106.3</text:p>
          </table:table-cell>
          <table:table-cell office:value-type="float" office:value="104.24013974312504" table:style-name="ce22">
            <text:p>104.2</text:p>
          </table:table-cell>
          <table:table-cell office:value-type="float" office:value="96.158648544190413" table:style-name="ce22">
            <text:p>96.2</text:p>
          </table:table-cell>
          <table:table-cell office:value-type="float" office:value="100.87578303645458" table:style-name="ce22">
            <text:p>100.9</text:p>
          </table:table-cell>
          <table:table-cell office:value-type="float" office:value="92.289227491699691" table:style-name="ce22">
            <text:p>92.3</text:p>
          </table:table-cell>
          <table:table-cell office:value-type="float" office:value="86.90182417988855" table:style-name="ce22">
            <text:p>86.9</text:p>
          </table:table-cell>
          <table:table-cell office:value-type="float" office:value="84.286383995959724" table:style-name="ce22">
            <text:p>84.3</text:p>
          </table:table-cell>
          <table:table-cell office:value-type="float" office:value="90.950129325558137" table:style-name="ce22">
            <text:p>91.0</text:p>
          </table:table-cell>
          <table:table-cell office:value-type="float" office:value="92.192043105099927" table:style-name="ce22">
            <text:p>92.2</text:p>
          </table:table-cell>
          <table:table-cell office:value-type="float" office:value="72.839224504626316" table:style-name="ce22">
            <text:p>72.8</text:p>
          </table:table-cell>
          <table:table-cell office:value-type="float" office:value="84.217940183965482" table:style-name="ce22">
            <text:p>84.2</text:p>
          </table:table-cell>
          <table:table-cell office:value-type="float" office:value="66.307541299583733" table:style-name="ce22">
            <text:p>66.3</text:p>
          </table:table-cell>
          <table:table-cell office:value-type="float" office:value="82.312008976274342" table:style-name="ce22">
            <text:p>82.3</text:p>
          </table:table-cell>
          <table:table-cell office:value-type="float" office:value="104.88624161169393" table:style-name="ce22">
            <text:p>104.9</text:p>
          </table:table-cell>
          <table:table-cell office:value-type="float" office:value="100.00000000000007" table:style-name="ce22">
            <text:p>100.0</text:p>
          </table:table-cell>
          <table:table-cell office:value-type="float" office:value="95.722438142130628" table:style-name="ce22">
            <text:p>95.7</text:p>
          </table:table-cell>
          <table:table-cell office:value-type="float" office:value="110.23494839441111" table:style-name="ce22">
            <text:p>110.2</text:p>
          </table:table-cell>
          <table:table-cell office:value-type="float" office:value="89.167268194014113" table:style-name="ce22">
            <text:p>89.2</text:p>
          </table:table-cell>
          <table:table-cell office:value-type="float" office:value="93.907730513208506" table:style-name="ce22">
            <text:p>93.9</text:p>
          </table:table-cell>
          <table:table-cell office:value-type="float" office:value="97.70207598485888" table:style-name="ce22">
            <text:p>97.7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2">
          <table:table-cell office:value-type="string" table:style-name="ce21">
            <text:p>6 Output of fruit</text:p>
          </table:table-cell>
          <table:table-cell office:value-type="float" office:value="72.491582564901876" table:style-name="ce22">
            <text:p>72.5</text:p>
          </table:table-cell>
          <table:table-cell office:value-type="float" office:value="68.295935379255496" table:style-name="ce22">
            <text:p>68.3</text:p>
          </table:table-cell>
          <table:table-cell office:value-type="float" office:value="58.875332944577828" table:style-name="ce22">
            <text:p>58.9</text:p>
          </table:table-cell>
          <table:table-cell office:value-type="float" office:value="62.739053822088955" table:style-name="ce22">
            <text:p>62.7</text:p>
          </table:table-cell>
          <table:table-cell office:value-type="float" office:value="50.064987761735217" table:style-name="ce22">
            <text:p>50.1</text:p>
          </table:table-cell>
          <table:table-cell office:value-type="float" office:value="70.56835945293507" table:style-name="ce22">
            <text:p>70.6</text:p>
          </table:table-cell>
          <table:table-cell office:value-type="float" office:value="63.573905727247471" table:style-name="ce22">
            <text:p>63.6</text:p>
          </table:table-cell>
          <table:table-cell office:value-type="float" office:value="65.873869202760119" table:style-name="ce22">
            <text:p>65.9</text:p>
          </table:table-cell>
          <table:table-cell office:value-type="float" office:value="48.838193249570082" table:style-name="ce22">
            <text:p>48.8</text:p>
          </table:table-cell>
          <table:table-cell office:value-type="float" office:value="70.525052655799271" table:style-name="ce22">
            <text:p>70.5</text:p>
          </table:table-cell>
          <table:table-cell office:value-type="float" office:value="61.853416899406497" table:style-name="ce22">
            <text:p>61.9</text:p>
          </table:table-cell>
          <table:table-cell office:value-type="float" office:value="74.278121629543392" table:style-name="ce22">
            <text:p>74.3</text:p>
          </table:table-cell>
          <table:table-cell office:value-type="float" office:value="63.784850920244466" table:style-name="ce22">
            <text:p>63.8</text:p>
          </table:table-cell>
          <table:table-cell office:value-type="float" office:value="69.659196875066428" table:style-name="ce22">
            <text:p>69.7</text:p>
          </table:table-cell>
          <table:table-cell office:value-type="float" office:value="63.354085895770716" table:style-name="ce22">
            <text:p>63.4</text:p>
          </table:table-cell>
          <table:table-cell office:value-type="float" office:value="63.991528256632357" table:style-name="ce22">
            <text:p>64.0</text:p>
          </table:table-cell>
          <table:table-cell office:value-type="float" office:value="77.606394523919263" table:style-name="ce22">
            <text:p>77.6</text:p>
          </table:table-cell>
          <table:table-cell office:value-type="float" office:value="66.074230675083257" table:style-name="ce22">
            <text:p>66.1</text:p>
          </table:table-cell>
          <table:table-cell office:value-type="float" office:value="67.797602959138729" table:style-name="ce22">
            <text:p>67.8</text:p>
          </table:table-cell>
          <table:table-cell office:value-type="float" office:value="70.381938132660437" table:style-name="ce22">
            <text:p>70.4</text:p>
          </table:table-cell>
          <table:table-cell office:value-type="float" office:value="66.072929146442789" table:style-name="ce22">
            <text:p>66.1</text:p>
          </table:table-cell>
          <table:table-cell office:value-type="float" office:value="58.091469197332849" table:style-name="ce22">
            <text:p>58.1</text:p>
          </table:table-cell>
          <table:table-cell office:value-type="float" office:value="55.868892877901907" table:style-name="ce22">
            <text:p>55.9</text:p>
          </table:table-cell>
          <table:table-cell office:value-type="float" office:value="57.998786361282725" table:style-name="ce22">
            <text:p>58.0</text:p>
          </table:table-cell>
          <table:table-cell office:value-type="float" office:value="38.739781156312596" table:style-name="ce22">
            <text:p>38.7</text:p>
          </table:table-cell>
          <table:table-cell office:value-type="float" office:value="49.387922007521148" table:style-name="ce22">
            <text:p>49.4</text:p>
          </table:table-cell>
          <table:table-cell office:value-type="float" office:value="51.547612074027185" table:style-name="ce22">
            <text:p>51.5</text:p>
          </table:table-cell>
          <table:table-cell office:value-type="float" office:value="47.488098751475434" table:style-name="ce22">
            <text:p>47.5</text:p>
          </table:table-cell>
          <table:table-cell office:value-type="float" office:value="50.592184204656057" table:style-name="ce22">
            <text:p>50.6</text:p>
          </table:table-cell>
          <table:table-cell office:value-type="float" office:value="47.659925038596235" table:style-name="ce22">
            <text:p>47.7</text:p>
          </table:table-cell>
          <table:table-cell office:value-type="float" office:value="52.444895937367939" table:style-name="ce22">
            <text:p>52.4</text:p>
          </table:table-cell>
          <table:table-cell office:value-type="float" office:value="63.163541801823307" table:style-name="ce22">
            <text:p>63.2</text:p>
          </table:table-cell>
          <table:table-cell office:value-type="float" office:value="72.223759781146128" table:style-name="ce22">
            <text:p>72.2</text:p>
          </table:table-cell>
          <table:table-cell office:value-type="float" office:value="70.64830131620873" table:style-name="ce22">
            <text:p>70.6</text:p>
          </table:table-cell>
          <table:table-cell office:value-type="float" office:value="83.647636559626534" table:style-name="ce22">
            <text:p>83.6</text:p>
          </table:table-cell>
          <table:table-cell office:value-type="float" office:value="85.759745982792936" table:style-name="ce22">
            <text:p>85.8</text:p>
          </table:table-cell>
          <table:table-cell office:value-type="float" office:value="90.2599988783345" table:style-name="ce22">
            <text:p>90.3</text:p>
          </table:table-cell>
          <table:table-cell office:value-type="float" office:value="90.553159710729048" table:style-name="ce22">
            <text:p>90.6</text:p>
          </table:table-cell>
          <table:table-cell office:value-type="float" office:value="91.735863921952756" table:style-name="ce22">
            <text:p>91.7</text:p>
          </table:table-cell>
          <table:table-cell office:value-type="float" office:value="84.331056976340435" table:style-name="ce22">
            <text:p>84.3</text:p>
          </table:table-cell>
          <table:table-cell office:value-type="float" office:value="90.69854055518708" table:style-name="ce22">
            <text:p>90.7</text:p>
          </table:table-cell>
          <table:table-cell office:value-type="float" office:value="96.811132189746019" table:style-name="ce22">
            <text:p>96.8</text:p>
          </table:table-cell>
          <table:table-cell office:value-type="float" office:value="100" table:style-name="ce22">
            <text:p>100.0</text:p>
          </table:table-cell>
          <table:table-cell office:value-type="float" office:value="92.076061364972418" table:style-name="ce22">
            <text:p>92.1</text:p>
          </table:table-cell>
          <table:table-cell office:value-type="float" office:value="97.089706336134611" table:style-name="ce22">
            <text:p>97.1</text:p>
          </table:table-cell>
          <table:table-cell office:value-type="float" office:value="102.87853080380387" table:style-name="ce22">
            <text:p>102.9</text:p>
          </table:table-cell>
          <table:table-cell office:value-type="float" office:value="100.70928313767985" table:style-name="ce22">
            <text:p>100.7</text:p>
          </table:table-cell>
          <table:table-cell office:value-type="float" office:value="96.265427533049035" table:style-name="ce22">
            <text:p>96.3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2">
          <table:table-cell office:value-type="string" table:style-name="ce21">
            <text:p>7 Output of other crop products<text:s/></text:p>
          </table:table-cell>
          <table:table-cell office:value-type="float" office:value="83.6556790286091" table:style-name="ce22">
            <text:p>83.7</text:p>
          </table:table-cell>
          <table:table-cell office:value-type="float" office:value="106.14561693090326" table:style-name="ce22">
            <text:p>106.1</text:p>
          </table:table-cell>
          <table:table-cell office:value-type="float" office:value="96.271697063629333" table:style-name="ce22">
            <text:p>96.3</text:p>
          </table:table-cell>
          <table:table-cell office:value-type="float" office:value="85.6690848037412" table:style-name="ce22">
            <text:p>85.7</text:p>
          </table:table-cell>
          <table:table-cell office:value-type="float" office:value="91.719050113169516" table:style-name="ce22">
            <text:p>91.7</text:p>
          </table:table-cell>
          <table:table-cell office:value-type="float" office:value="99.795679740728573" table:style-name="ce22">
            <text:p>99.8</text:p>
          </table:table-cell>
          <table:table-cell office:value-type="float" office:value="102.6433368636885" table:style-name="ce22">
            <text:p>102.6</text:p>
          </table:table-cell>
          <table:table-cell office:value-type="float" office:value="102.960866684328" table:style-name="ce22">
            <text:p>103.0</text:p>
          </table:table-cell>
          <table:table-cell office:value-type="float" office:value="101.4516691421838" table:style-name="ce22">
            <text:p>101.5</text:p>
          </table:table-cell>
          <table:table-cell office:value-type="float" office:value="93.911823088253087" table:style-name="ce22">
            <text:p>93.9</text:p>
          </table:table-cell>
          <table:table-cell office:value-type="float" office:value="95.409287598853766" table:style-name="ce22">
            <text:p>95.4</text:p>
          </table:table-cell>
          <table:table-cell office:value-type="float" office:value="96.824138418191893" table:style-name="ce22">
            <text:p>96.8</text:p>
          </table:table-cell>
          <table:table-cell office:value-type="float" office:value="106.84394062986696" table:style-name="ce22">
            <text:p>106.8</text:p>
          </table:table-cell>
          <table:table-cell office:value-type="float" office:value="93.539567324530182" table:style-name="ce22">
            <text:p>93.5</text:p>
          </table:table-cell>
          <table:table-cell office:value-type="float" office:value="100.99423624062426" table:style-name="ce22">
            <text:p>101.0</text:p>
          </table:table-cell>
          <table:table-cell office:value-type="float" office:value="106.83553816938721" table:style-name="ce22">
            <text:p>106.8</text:p>
          </table:table-cell>
          <table:table-cell office:value-type="float" office:value="110.5064131436217" table:style-name="ce22">
            <text:p>110.5</text:p>
          </table:table-cell>
          <table:table-cell office:value-type="float" office:value="112.59232958983277" table:style-name="ce22">
            <text:p>112.6</text:p>
          </table:table-cell>
          <table:table-cell office:value-type="float" office:value="100.70666003198973" table:style-name="ce22">
            <text:p>100.7</text:p>
          </table:table-cell>
          <table:table-cell office:value-type="float" office:value="77.42607594289413" table:style-name="ce22">
            <text:p>77.4</text:p>
          </table:table-cell>
          <table:table-cell office:value-type="float" office:value="85.385796055051856" table:style-name="ce22">
            <text:p>85.4</text:p>
          </table:table-cell>
          <table:table-cell office:value-type="float" office:value="85.155755369160843" table:style-name="ce22">
            <text:p>85.2</text:p>
          </table:table-cell>
          <table:table-cell office:value-type="float" office:value="85.43202855036165" table:style-name="ce22">
            <text:p>85.4</text:p>
          </table:table-cell>
          <table:table-cell office:value-type="float" office:value="79.00381169925312" table:style-name="ce22">
            <text:p>79.0</text:p>
          </table:table-cell>
          <table:table-cell office:value-type="float" office:value="85.453915414324044" table:style-name="ce22">
            <text:p>85.5</text:p>
          </table:table-cell>
          <table:table-cell office:value-type="float" office:value="77.388312261426393" table:style-name="ce22">
            <text:p>77.4</text:p>
          </table:table-cell>
          <table:table-cell office:value-type="float" office:value="89.893856163550296" table:style-name="ce22">
            <text:p>89.9</text:p>
          </table:table-cell>
          <table:table-cell office:value-type="float" office:value="89.726098247060008" table:style-name="ce22">
            <text:p>89.7</text:p>
          </table:table-cell>
          <table:table-cell office:value-type="float" office:value="80.659550884031717" table:style-name="ce22">
            <text:p>80.7</text:p>
          </table:table-cell>
          <table:table-cell office:value-type="float" office:value="81.505722352395338" table:style-name="ce22">
            <text:p>81.5</text:p>
          </table:table-cell>
          <table:table-cell office:value-type="float" office:value="80.202131792001907" table:style-name="ce22">
            <text:p>80.2</text:p>
          </table:table-cell>
          <table:table-cell office:value-type="float" office:value="86.066786113282319" table:style-name="ce22">
            <text:p>86.1</text:p>
          </table:table-cell>
          <table:table-cell office:value-type="float" office:value="77.881070182873941" table:style-name="ce22">
            <text:p>77.9</text:p>
          </table:table-cell>
          <table:table-cell office:value-type="float" office:value="77.792671977464408" table:style-name="ce22">
            <text:p>77.8</text:p>
          </table:table-cell>
          <table:table-cell office:value-type="float" office:value="62.741868880377126" table:style-name="ce22">
            <text:p>62.7</text:p>
          </table:table-cell>
          <table:table-cell office:value-type="float" office:value="78.67508648280571" table:style-name="ce22">
            <text:p>78.7</text:p>
          </table:table-cell>
          <table:table-cell office:value-type="float" office:value="82.432050689480874" table:style-name="ce22">
            <text:p>82.4</text:p>
          </table:table-cell>
          <table:table-cell office:value-type="float" office:value="79.664233765050881" table:style-name="ce22">
            <text:p>79.7</text:p>
          </table:table-cell>
          <table:table-cell office:value-type="float" office:value="91.128262000514667" table:style-name="ce22">
            <text:p>91.1</text:p>
          </table:table-cell>
          <table:table-cell office:value-type="float" office:value="101.07905475537675" table:style-name="ce22">
            <text:p>101.1</text:p>
          </table:table-cell>
          <table:table-cell office:value-type="float" office:value="94.845300154017167" table:style-name="ce22">
            <text:p>94.8</text:p>
          </table:table-cell>
          <table:table-cell office:value-type="float" office:value="106.64832836543647" table:style-name="ce22">
            <text:p>106.6</text:p>
          </table:table-cell>
          <table:table-cell office:value-type="float" office:value="99.999999999999943" table:style-name="ce22">
            <text:p>100.0</text:p>
          </table:table-cell>
          <table:table-cell office:value-type="float" office:value="92.448347948654046" table:style-name="ce22">
            <text:p>92.4</text:p>
          </table:table-cell>
          <table:table-cell office:value-type="float" office:value="84.830593176049035" table:style-name="ce22">
            <text:p>84.8</text:p>
          </table:table-cell>
          <table:table-cell office:value-type="float" office:value="103.29941991660847" table:style-name="ce22">
            <text:p>103.3</text:p>
          </table:table-cell>
          <table:table-cell office:value-type="float" office:value="110.375694864172" table:style-name="ce22">
            <text:p>110.4</text:p>
          </table:table-cell>
          <table:table-cell office:value-type="float" office:value="83.001485394436017" table:style-name="ce22">
            <text:p>83.0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2">
          <table:table-cell office:value-type="string" table:style-name="ce21">
            <text:p>Total crop output (sum 1 - 7)</text:p>
          </table:table-cell>
          <table:table-cell office:value-type="float" office:value="62.584733026108005" table:style-name="ce22">
            <text:p>62.6</text:p>
          </table:table-cell>
          <table:table-cell office:value-type="float" office:value="63.148348103132285" table:style-name="ce22">
            <text:p>63.1</text:p>
          </table:table-cell>
          <table:table-cell office:value-type="float" office:value="56.776234508642808" table:style-name="ce22">
            <text:p>56.8</text:p>
          </table:table-cell>
          <table:table-cell office:value-type="float" office:value="52.348497921577433" table:style-name="ce22">
            <text:p>52.3</text:p>
          </table:table-cell>
          <table:table-cell office:value-type="float" office:value="61.299314674878282" table:style-name="ce22">
            <text:p>61.3</text:p>
          </table:table-cell>
          <table:table-cell office:value-type="float" office:value="67.668480813249616" table:style-name="ce22">
            <text:p>67.7</text:p>
          </table:table-cell>
          <table:table-cell office:value-type="float" office:value="67.511028376461496" table:style-name="ce22">
            <text:p>67.5</text:p>
          </table:table-cell>
          <table:table-cell office:value-type="float" office:value="73.578987736259364" table:style-name="ce22">
            <text:p>73.6</text:p>
          </table:table-cell>
          <table:table-cell office:value-type="float" office:value="74.15261300473945" table:style-name="ce22">
            <text:p>74.2</text:p>
          </table:table-cell>
          <table:table-cell office:value-type="float" office:value="83.054017800467435" table:style-name="ce22">
            <text:p>83.1</text:p>
          </table:table-cell>
          <table:table-cell office:value-type="float" office:value="77.749589929242759" table:style-name="ce22">
            <text:p>77.7</text:p>
          </table:table-cell>
          <table:table-cell office:value-type="float" office:value="95.91621949047196" table:style-name="ce22">
            <text:p>95.9</text:p>
          </table:table-cell>
          <table:table-cell office:value-type="float" office:value="88.789443151827385" table:style-name="ce22">
            <text:p>88.8</text:p>
          </table:table-cell>
          <table:table-cell office:value-type="float" office:value="90.154419235794748" table:style-name="ce22">
            <text:p>90.2</text:p>
          </table:table-cell>
          <table:table-cell office:value-type="float" office:value="86.342708616534111" table:style-name="ce22">
            <text:p>86.3</text:p>
          </table:table-cell>
          <table:table-cell office:value-type="float" office:value="88.612681212393568" table:style-name="ce22">
            <text:p>88.6</text:p>
          </table:table-cell>
          <table:table-cell office:value-type="float" office:value="92.289616471627568" table:style-name="ce22">
            <text:p>92.3</text:p>
          </table:table-cell>
          <table:table-cell office:value-type="float" office:value="87.675473675323275" table:style-name="ce22">
            <text:p>87.7</text:p>
          </table:table-cell>
          <table:table-cell office:value-type="float" office:value="90.764173637243104" table:style-name="ce22">
            <text:p>90.8</text:p>
          </table:table-cell>
          <table:table-cell office:value-type="float" office:value="94.168949957718254" table:style-name="ce22">
            <text:p>94.2</text:p>
          </table:table-cell>
          <table:table-cell office:value-type="float" office:value="87.385675665105495" table:style-name="ce22">
            <text:p>87.4</text:p>
          </table:table-cell>
          <table:table-cell office:value-type="float" office:value="86.180418222496883" table:style-name="ce22">
            <text:p>86.2</text:p>
          </table:table-cell>
          <table:table-cell office:value-type="float" office:value="88.80001009508949" table:style-name="ce22">
            <text:p>88.8</text:p>
          </table:table-cell>
          <table:table-cell office:value-type="float" office:value="96.004626503890435" table:style-name="ce22">
            <text:p>96.0</text:p>
          </table:table-cell>
          <table:table-cell office:value-type="float" office:value="91.477759957579238" table:style-name="ce22">
            <text:p>91.5</text:p>
          </table:table-cell>
          <table:table-cell office:value-type="float" office:value="88.926604275150908" table:style-name="ce22">
            <text:p>88.9</text:p>
          </table:table-cell>
          <table:table-cell office:value-type="float" office:value="92.553014429167618" table:style-name="ce22">
            <text:p>92.6</text:p>
          </table:table-cell>
          <table:table-cell office:value-type="float" office:value="88.994867703903608" table:style-name="ce22">
            <text:p>89.0</text:p>
          </table:table-cell>
          <table:table-cell office:value-type="float" office:value="83.150687562343322" table:style-name="ce22">
            <text:p>83.2</text:p>
          </table:table-cell>
          <table:table-cell office:value-type="float" office:value="88.986146428921288" table:style-name="ce22">
            <text:p>89.0</text:p>
          </table:table-cell>
          <table:table-cell office:value-type="float" office:value="86.765301062049403" table:style-name="ce22">
            <text:p>86.8</text:p>
          </table:table-cell>
          <table:table-cell office:value-type="float" office:value="89.197376468800144" table:style-name="ce22">
            <text:p>89.2</text:p>
          </table:table-cell>
          <table:table-cell office:value-type="float" office:value="88.516538622206269" table:style-name="ce22">
            <text:p>88.5</text:p>
          </table:table-cell>
          <table:table-cell office:value-type="float" office:value="84.342254254512895" table:style-name="ce22">
            <text:p>84.3</text:p>
          </table:table-cell>
          <table:table-cell office:value-type="float" office:value="82.609149432440702" table:style-name="ce22">
            <text:p>82.6</text:p>
          </table:table-cell>
          <table:table-cell office:value-type="float" office:value="93.509062400254464" table:style-name="ce22">
            <text:p>93.5</text:p>
          </table:table-cell>
          <table:table-cell office:value-type="float" office:value="89.716876727647929" table:style-name="ce22">
            <text:p>89.7</text:p>
          </table:table-cell>
          <table:table-cell office:value-type="float" office:value="88.046676842002924" table:style-name="ce22">
            <text:p>88.0</text:p>
          </table:table-cell>
          <table:table-cell office:value-type="float" office:value="92.793663420830043" table:style-name="ce22">
            <text:p>92.8</text:p>
          </table:table-cell>
          <table:table-cell office:value-type="float" office:value="84.217423240960983" table:style-name="ce22">
            <text:p>84.2</text:p>
          </table:table-cell>
          <table:table-cell office:value-type="float" office:value="86.188195547844799" table:style-name="ce22">
            <text:p>86.2</text:p>
          </table:table-cell>
          <table:table-cell office:value-type="float" office:value="99.781796026732437" table:style-name="ce22">
            <text:p>99.8</text:p>
          </table:table-cell>
          <table:table-cell office:value-type="float" office:value="100" table:style-name="ce22">
            <text:p>100.0</text:p>
          </table:table-cell>
          <table:table-cell office:value-type="float" office:value="91.787186849292254" table:style-name="ce22">
            <text:p>91.8</text:p>
          </table:table-cell>
          <table:table-cell office:value-type="float" office:value="97.399813657372519" table:style-name="ce22">
            <text:p>97.4</text:p>
          </table:table-cell>
          <table:table-cell office:value-type="float" office:value="89.420133178966296" table:style-name="ce22">
            <text:p>89.4</text:p>
          </table:table-cell>
          <table:table-cell office:value-type="float" office:value="95.844444946073878" table:style-name="ce22">
            <text:p>95.8</text:p>
          </table:table-cell>
          <table:table-cell office:value-type="float" office:value="83.916122741217833" table:style-name="ce22">
            <text:p>83.9</text:p>
          </table:table-cell>
          <table:table-cell table:style-name="ce28"/>
          <table:table-cell table:style-name="ce29"/>
          <table:table-cell table:style-name="ce30"/>
          <table:table-cell table:number-columns-repeated="16332" table:style-name="ce28"/>
        </table:table-row>
        <table:table-row table:style-name="ro2">
          <table:table-cell table:style-name="ce31"/>
          <table:table-cell table:style-name="ce32"/>
          <table:table-cell table:number-columns-repeated="41" table:style-name="ce33"/>
          <table:table-cell table:number-columns-repeated="6" table:style-name="ce6"/>
          <table:table-cell table:style-name="ce28"/>
          <table:table-cell table:style-name="ce23"/>
          <table:table-cell table:style-name="ce24"/>
          <table:table-cell table:number-columns-repeated="16332" table:style-name="ce28"/>
        </table:table-row>
        <table:table-row table:style-name="ro2">
          <table:table-cell office:value-type="string" table:style-name="ce21">
            <text:p>8 Output of livestock (meat)</text:p>
          </table:table-cell>
          <table:table-cell office:value-type="float" office:value="80.661375624593262" table:style-name="ce22">
            <text:p>80.7</text:p>
          </table:table-cell>
          <table:table-cell office:value-type="float" office:value="88.170917175997658" table:style-name="ce22">
            <text:p>88.2</text:p>
          </table:table-cell>
          <table:table-cell office:value-type="float" office:value="87.710760954809814" table:style-name="ce22">
            <text:p>87.7</text:p>
          </table:table-cell>
          <table:table-cell office:value-type="float" office:value="85.845485795748857" table:style-name="ce22">
            <text:p>85.8</text:p>
          </table:table-cell>
          <table:table-cell office:value-type="float" office:value="85.02931536856596" table:style-name="ce22">
            <text:p>85.0</text:p>
          </table:table-cell>
          <table:table-cell office:value-type="float" office:value="84.687834920312014" table:style-name="ce22">
            <text:p>84.7</text:p>
          </table:table-cell>
          <table:table-cell office:value-type="float" office:value="90.082035775855033" table:style-name="ce22">
            <text:p>90.1</text:p>
          </table:table-cell>
          <table:table-cell office:value-type="float" office:value="89.808487011241965" table:style-name="ce22">
            <text:p>89.8</text:p>
          </table:table-cell>
          <table:table-cell office:value-type="float" office:value="89.780217522728762" table:style-name="ce22">
            <text:p>89.8</text:p>
          </table:table-cell>
          <table:table-cell office:value-type="float" office:value="91.850317517980997" table:style-name="ce22">
            <text:p>91.9</text:p>
          </table:table-cell>
          <table:table-cell office:value-type="float" office:value="93.809295608844238" table:style-name="ce22">
            <text:p>93.8</text:p>
          </table:table-cell>
          <table:table-cell office:value-type="float" office:value="96.485905278270181" table:style-name="ce22">
            <text:p>96.5</text:p>
          </table:table-cell>
          <table:table-cell office:value-type="float" office:value="96.648193041553498" table:style-name="ce22">
            <text:p>96.6</text:p>
          </table:table-cell>
          <table:table-cell office:value-type="float" office:value="96.661354415056877" table:style-name="ce22">
            <text:p>96.7</text:p>
          </table:table-cell>
          <table:table-cell office:value-type="float" office:value="100.08375207365874" table:style-name="ce22">
            <text:p>100.1</text:p>
          </table:table-cell>
          <table:table-cell office:value-type="float" office:value="99.165125035048916" table:style-name="ce22">
            <text:p>99.2</text:p>
          </table:table-cell>
          <table:table-cell office:value-type="float" office:value="100.64033344209105" table:style-name="ce22">
            <text:p>100.6</text:p>
          </table:table-cell>
          <table:table-cell office:value-type="float" office:value="102.7970266712483" table:style-name="ce22">
            <text:p>102.8</text:p>
          </table:table-cell>
          <table:table-cell office:value-type="float" office:value="106.50953556334109" table:style-name="ce22">
            <text:p>106.5</text:p>
          </table:table-cell>
          <table:table-cell office:value-type="float" office:value="103.25776145040435" table:style-name="ce22">
            <text:p>103.3</text:p>
          </table:table-cell>
          <table:table-cell office:value-type="float" office:value="103.23608369309274" table:style-name="ce22">
            <text:p>103.2</text:p>
          </table:table-cell>
          <table:table-cell office:value-type="float" office:value="108.40119554712744" table:style-name="ce22">
            <text:p>108.4</text:p>
          </table:table-cell>
          <table:table-cell office:value-type="float" office:value="108.16488072670133" table:style-name="ce22">
            <text:p>108.2</text:p>
          </table:table-cell>
          <table:table-cell office:value-type="float" office:value="96.178911797615385" table:style-name="ce22">
            <text:p>96.2</text:p>
          </table:table-cell>
          <table:table-cell office:value-type="float" office:value="101.17245399891097" table:style-name="ce22">
            <text:p>101.2</text:p>
          </table:table-cell>
          <table:table-cell office:value-type="float" office:value="103.93656571797143" table:style-name="ce22">
            <text:p>103.9</text:p>
          </table:table-cell>
          <table:table-cell office:value-type="float" office:value="101.78592872336706" table:style-name="ce22">
            <text:p>101.8</text:p>
          </table:table-cell>
          <table:table-cell office:value-type="float" office:value="97.261580970251416" table:style-name="ce22">
            <text:p>97.3</text:p>
          </table:table-cell>
          <table:table-cell office:value-type="float" office:value="89.604557527535789" table:style-name="ce22">
            <text:p>89.6</text:p>
          </table:table-cell>
          <table:table-cell office:value-type="float" office:value="93.505100176029259" table:style-name="ce22">
            <text:p>93.5</text:p>
          </table:table-cell>
          <table:table-cell office:value-type="float" office:value="92.33481528789315" table:style-name="ce22">
            <text:p>92.3</text:p>
          </table:table-cell>
          <table:table-cell office:value-type="float" office:value="92.839302211883492" table:style-name="ce22">
            <text:p>92.8</text:p>
          </table:table-cell>
          <table:table-cell office:value-type="float" office:value="96.605270581551636" table:style-name="ce22">
            <text:p>96.6</text:p>
          </table:table-cell>
          <table:table-cell office:value-type="float" office:value="94.322569547638494" table:style-name="ce22">
            <text:p>94.3</text:p>
          </table:table-cell>
          <table:table-cell office:value-type="float" office:value="94.904355598515906" table:style-name="ce22">
            <text:p>94.9</text:p>
          </table:table-cell>
          <table:table-cell office:value-type="float" office:value="94.028561532507396" table:style-name="ce22">
            <text:p>94.0</text:p>
          </table:table-cell>
          <table:table-cell office:value-type="float" office:value="91.267013332453871" table:style-name="ce22">
            <text:p>91.3</text:p>
          </table:table-cell>
          <table:table-cell office:value-type="float" office:value="94.42731122315648" table:style-name="ce22">
            <text:p>94.4</text:p>
          </table:table-cell>
          <table:table-cell office:value-type="float" office:value="100.28278199043591" table:style-name="ce22">
            <text:p>100.3</text:p>
          </table:table-cell>
          <table:table-cell office:value-type="float" office:value="97.103302737368665" table:style-name="ce22">
            <text:p>97.1</text:p>
          </table:table-cell>
          <table:table-cell office:value-type="float" office:value="97.274931147657867" table:style-name="ce22">
            <text:p>97.3</text:p>
          </table:table-cell>
          <table:table-cell office:value-type="float" office:value="97.01637227239658" table:style-name="ce22">
            <text:p>97.0</text:p>
          </table:table-cell>
          <table:table-cell office:value-type="float" office:value="100.00000000000009" table:style-name="ce22">
            <text:p>100.0</text:p>
          </table:table-cell>
          <table:table-cell office:value-type="float" office:value="102.70990308936597" table:style-name="ce22">
            <text:p>102.7</text:p>
          </table:table-cell>
          <table:table-cell office:value-type="float" office:value="103.52932640532181" table:style-name="ce22">
            <text:p>103.5</text:p>
          </table:table-cell>
          <table:table-cell office:value-type="float" office:value="104.23713889882717" table:style-name="ce22">
            <text:p>104.2</text:p>
          </table:table-cell>
          <table:table-cell office:value-type="float" office:value="105.88251517387937" table:style-name="ce22">
            <text:p>105.9</text:p>
          </table:table-cell>
          <table:table-cell office:value-type="float" office:value="105.21272755969797" table:style-name="ce22">
            <text:p>105.2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27">
            <text:p>cattle</text:p>
          </table:table-cell>
          <table:table-cell office:value-type="float" office:value="97.695933275245721" table:style-name="ce26">
            <text:p>97.7</text:p>
          </table:table-cell>
          <table:table-cell office:value-type="float" office:value="120.95778965160925" table:style-name="ce26">
            <text:p>121.0</text:p>
          </table:table-cell>
          <table:table-cell office:value-type="float" office:value="134.96065758736583" table:style-name="ce26">
            <text:p>135.0</text:p>
          </table:table-cell>
          <table:table-cell office:value-type="float" office:value="123.01196238867452" table:style-name="ce26">
            <text:p>123.0</text:p>
          </table:table-cell>
          <table:table-cell office:value-type="float" office:value="117.53093655193713" table:style-name="ce26">
            <text:p>117.5</text:p>
          </table:table-cell>
          <table:table-cell office:value-type="float" office:value="116.91180638303764" table:style-name="ce26">
            <text:p>116.9</text:p>
          </table:table-cell>
          <table:table-cell office:value-type="float" office:value="127.76773672731584" table:style-name="ce26">
            <text:p>127.8</text:p>
          </table:table-cell>
          <table:table-cell office:value-type="float" office:value="127.78360034200976" table:style-name="ce26">
            <text:p>127.8</text:p>
          </table:table-cell>
          <table:table-cell office:value-type="float" office:value="121.44929414745694" table:style-name="ce26">
            <text:p>121.4</text:p>
          </table:table-cell>
          <table:table-cell office:value-type="float" office:value="120.17760354643821" table:style-name="ce26">
            <text:p>120.2</text:p>
          </table:table-cell>
          <table:table-cell office:value-type="float" office:value="122.43105582081859" table:style-name="ce26">
            <text:p>122.4</text:p>
          </table:table-cell>
          <table:table-cell office:value-type="float" office:value="132.86608654806736" table:style-name="ce26">
            <text:p>132.9</text:p>
          </table:table-cell>
          <table:table-cell office:value-type="float" office:value="129.00287551407467" table:style-name="ce26">
            <text:p>129.0</text:p>
          </table:table-cell>
          <table:table-cell office:value-type="float" office:value="122.83089587365893" table:style-name="ce26">
            <text:p>122.8</text:p>
          </table:table-cell>
          <table:table-cell office:value-type="float" office:value="123.83686619894392" table:style-name="ce26">
            <text:p>123.8</text:p>
          </table:table-cell>
          <table:table-cell office:value-type="float" office:value="111.29212733192445" table:style-name="ce26">
            <text:p>111.3</text:p>
          </table:table-cell>
          <table:table-cell office:value-type="float" office:value="116.29267117402334" table:style-name="ce26">
            <text:p>116.3</text:p>
          </table:table-cell>
          <table:table-cell office:value-type="float" office:value="116.20015718502239" table:style-name="ce26">
            <text:p>116.2</text:p>
          </table:table-cell>
          <table:table-cell office:value-type="float" office:value="121.53057451384817" table:style-name="ce26">
            <text:p>121.5</text:p>
          </table:table-cell>
          <table:table-cell office:value-type="float" office:value="112.17315992988352" table:style-name="ce26">
            <text:p>112.2</text:p>
          </table:table-cell>
          <table:table-cell office:value-type="float" office:value="107.3239010253924" table:style-name="ce26">
            <text:p>107.3</text:p>
          </table:table-cell>
          <table:table-cell office:value-type="float" office:value="115.41597971266975" table:style-name="ce26">
            <text:p>115.4</text:p>
          </table:table-cell>
          <table:table-cell office:value-type="float" office:value="115.68174189027414" table:style-name="ce26">
            <text:p>115.7</text:p>
          </table:table-cell>
          <table:table-cell office:value-type="float" office:value="80.671932522661635" table:style-name="ce26">
            <text:p>80.7</text:p>
          </table:table-cell>
          <table:table-cell office:value-type="float" office:value="84.04129168061867" table:style-name="ce26">
            <text:p>84.0</text:p>
          </table:table-cell>
          <table:table-cell office:value-type="float" office:value="86.354171445398677" table:style-name="ce26">
            <text:p>86.4</text:p>
          </table:table-cell>
          <table:table-cell office:value-type="float" office:value="87.963736095014596" table:style-name="ce26">
            <text:p>88.0</text:p>
          </table:table-cell>
          <table:table-cell office:value-type="float" office:value="85.347522509052155" table:style-name="ce26">
            <text:p>85.3</text:p>
          </table:table-cell>
          <table:table-cell office:value-type="float" office:value="75.642986030106485" table:style-name="ce26">
            <text:p>75.6</text:p>
          </table:table-cell>
          <table:table-cell office:value-type="float" office:value="87.628703750057298" table:style-name="ce26">
            <text:p>87.6</text:p>
          </table:table-cell>
          <table:table-cell office:value-type="float" office:value="90.415775235504043" table:style-name="ce26">
            <text:p>90.4</text:p>
          </table:table-cell>
          <table:table-cell office:value-type="float" office:value="89.190107322682394" table:style-name="ce26">
            <text:p>89.2</text:p>
          </table:table-cell>
          <table:table-cell office:value-type="float" office:value="101.47384899440638" table:style-name="ce26">
            <text:p>101.5</text:p>
          </table:table-cell>
          <table:table-cell office:value-type="float" office:value="97.285173135517027" table:style-name="ce26">
            <text:p>97.3</text:p>
          </table:table-cell>
          <table:table-cell office:value-type="float" office:value="99.565420176530253" table:style-name="ce26">
            <text:p>99.6</text:p>
          </table:table-cell>
          <table:table-cell office:value-type="float" office:value="97.836245226166739" table:style-name="ce26">
            <text:p>97.8</text:p>
          </table:table-cell>
          <table:table-cell office:value-type="float" office:value="95.201748687992804" table:style-name="ce26">
            <text:p>95.2</text:p>
          </table:table-cell>
          <table:table-cell office:value-type="float" office:value="99.777964133527945" table:style-name="ce26">
            <text:p>99.8</text:p>
          </table:table-cell>
          <table:table-cell office:value-type="float" office:value="111.68779562286075" table:style-name="ce26">
            <text:p>111.7</text:p>
          </table:table-cell>
          <table:table-cell office:value-type="float" office:value="101.77847973778515" table:style-name="ce26">
            <text:p>101.8</text:p>
          </table:table-cell>
          <table:table-cell office:value-type="float" office:value="97.810830256730057" table:style-name="ce26">
            <text:p>97.8</text:p>
          </table:table-cell>
          <table:table-cell office:value-type="float" office:value="96.12310303549998" table:style-name="ce26">
            <text:p>96.1</text:p>
          </table:table-cell>
          <table:table-cell office:value-type="float" office:value="99.999999999999986" table:style-name="ce26">
            <text:p>100.0</text:p>
          </table:table-cell>
          <table:table-cell office:value-type="float" office:value="103.98612312840956" table:style-name="ce26">
            <text:p>104.0</text:p>
          </table:table-cell>
          <table:table-cell office:value-type="float" office:value="102.67085334831354" table:style-name="ce26">
            <text:p>102.7</text:p>
          </table:table-cell>
          <table:table-cell office:value-type="float" office:value="100.51468748579765" table:style-name="ce26">
            <text:p>100.5</text:p>
          </table:table-cell>
          <table:table-cell office:value-type="float" office:value="100.69791900013163" table:style-name="ce26">
            <text:p>100.7</text:p>
          </table:table-cell>
          <table:table-cell office:value-type="float" office:value="103.53847516913362" table:style-name="ce26">
            <text:p>103.5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27">
            <text:p>pigs<text:s/></text:p>
          </table:table-cell>
          <table:table-cell office:value-type="float" office:value="118.44380759367978" table:style-name="ce26">
            <text:p>118.4</text:p>
          </table:table-cell>
          <table:table-cell office:value-type="float" office:value="118.19184675721644" table:style-name="ce26">
            <text:p>118.2</text:p>
          </table:table-cell>
          <table:table-cell office:value-type="float" office:value="98.47627931597134" table:style-name="ce26">
            <text:p>98.5</text:p>
          </table:table-cell>
          <table:table-cell office:value-type="float" office:value="101.91499726518542" table:style-name="ce26">
            <text:p>101.9</text:p>
          </table:table-cell>
          <table:table-cell office:value-type="float" office:value="107.46031829068421" table:style-name="ce26">
            <text:p>107.5</text:p>
          </table:table-cell>
          <table:table-cell office:value-type="float" office:value="104.32188287146151" table:style-name="ce26">
            <text:p>104.3</text:p>
          </table:table-cell>
          <table:table-cell office:value-type="float" office:value="110.98925870858588" table:style-name="ce26">
            <text:p>111.0</text:p>
          </table:table-cell>
          <table:table-cell office:value-type="float" office:value="100.80430723062111" table:style-name="ce26">
            <text:p>100.8</text:p>
          </table:table-cell>
          <table:table-cell office:value-type="float" office:value="112.35427903957077" table:style-name="ce26">
            <text:p>112.4</text:p>
          </table:table-cell>
          <table:table-cell office:value-type="float" office:value="117.56370660273943" table:style-name="ce26">
            <text:p>117.6</text:p>
          </table:table-cell>
          <table:table-cell office:value-type="float" office:value="121.65380970448741" table:style-name="ce26">
            <text:p>121.7</text:p>
          </table:table-cell>
          <table:table-cell office:value-type="float" office:value="113.95308951381709" table:style-name="ce26">
            <text:p>114.0</text:p>
          </table:table-cell>
          <table:table-cell office:value-type="float" office:value="115.79185097205676" table:style-name="ce26">
            <text:p>115.8</text:p>
          </table:table-cell>
          <table:table-cell office:value-type="float" office:value="118.43845638771593" table:style-name="ce26">
            <text:p>118.4</text:p>
          </table:table-cell>
          <table:table-cell office:value-type="float" office:value="119.55361265725062" table:style-name="ce26">
            <text:p>119.6</text:p>
          </table:table-cell>
          <table:table-cell office:value-type="float" office:value="121.57593862932912" table:style-name="ce26">
            <text:p>121.6</text:p>
          </table:table-cell>
          <table:table-cell office:value-type="float" office:value="112.7640769853323" table:style-name="ce26">
            <text:p>112.8</text:p>
          </table:table-cell>
          <table:table-cell office:value-type="float" office:value="114.57303110490376" table:style-name="ce26">
            <text:p>114.6</text:p>
          </table:table-cell>
          <table:table-cell office:value-type="float" office:value="119.16935537860594" table:style-name="ce26">
            <text:p>119.2</text:p>
          </table:table-cell>
          <table:table-cell office:value-type="float" office:value="119.27003379253232" table:style-name="ce26">
            <text:p>119.3</text:p>
          </table:table-cell>
          <table:table-cell office:value-type="float" office:value="120.99036955349796" table:style-name="ce26">
            <text:p>121.0</text:p>
          </table:table-cell>
          <table:table-cell office:value-type="float" office:value="124.75328189632476" table:style-name="ce26">
            <text:p>124.8</text:p>
          </table:table-cell>
          <table:table-cell office:value-type="float" office:value="117.29024129425565" table:style-name="ce26">
            <text:p>117.3</text:p>
          </table:table-cell>
          <table:table-cell office:value-type="float" office:value="118.40139443936008" table:style-name="ce26">
            <text:p>118.4</text:p>
          </table:table-cell>
          <table:table-cell office:value-type="float" office:value="129.96741290158812" table:style-name="ce26">
            <text:p>130.0</text:p>
          </table:table-cell>
          <table:table-cell office:value-type="float" office:value="131.58213022371848" table:style-name="ce26">
            <text:p>131.6</text:p>
          </table:table-cell>
          <table:table-cell office:value-type="float" office:value="120.90782391564873" table:style-name="ce26">
            <text:p>120.9</text:p>
          </table:table-cell>
          <table:table-cell office:value-type="float" office:value="102.88289476191498" table:style-name="ce26">
            <text:p>102.9</text:p>
          </table:table-cell>
          <table:table-cell office:value-type="float" office:value="93.480480754902928" table:style-name="ce26">
            <text:p>93.5</text:p>
          </table:table-cell>
          <table:table-cell office:value-type="float" office:value="89.290502250055937" table:style-name="ce26">
            <text:p>89.3</text:p>
          </table:table-cell>
          <table:table-cell office:value-type="float" office:value="78.995541817877651" table:style-name="ce26">
            <text:p>79.0</text:p>
          </table:table-cell>
          <table:table-cell office:value-type="float" office:value="79.778409474219487" table:style-name="ce26">
            <text:p>79.8</text:p>
          </table:table-cell>
          <table:table-cell office:value-type="float" office:value="79.237892954414235" table:style-name="ce26">
            <text:p>79.2</text:p>
          </table:table-cell>
          <table:table-cell office:value-type="float" office:value="79.097169257444577" table:style-name="ce26">
            <text:p>79.1</text:p>
          </table:table-cell>
          <table:table-cell office:value-type="float" office:value="83.218816170678721" table:style-name="ce26">
            <text:p>83.2</text:p>
          </table:table-cell>
          <table:table-cell office:value-type="float" office:value="82.302490348843847" table:style-name="ce26">
            <text:p>82.3</text:p>
          </table:table-cell>
          <table:table-cell office:value-type="float" office:value="79.533895771149375" table:style-name="ce26">
            <text:p>79.5</text:p>
          </table:table-cell>
          <table:table-cell office:value-type="float" office:value="83.426395479937995" table:style-name="ce26">
            <text:p>83.4</text:p>
          </table:table-cell>
          <table:table-cell office:value-type="float" office:value="88.751805812976187" table:style-name="ce26">
            <text:p>88.8</text:p>
          </table:table-cell>
          <table:table-cell office:value-type="float" office:value="90.640877434581398" table:style-name="ce26">
            <text:p>90.6</text:p>
          </table:table-cell>
          <table:table-cell office:value-type="float" office:value="93.393441736290853" table:style-name="ce26">
            <text:p>93.4</text:p>
          </table:table-cell>
          <table:table-cell office:value-type="float" office:value="96.586266322775487" table:style-name="ce26">
            <text:p>96.6</text:p>
          </table:table-cell>
          <table:table-cell office:value-type="float" office:value="100.00000000000007" table:style-name="ce26">
            <text:p>100.0</text:p>
          </table:table-cell>
          <table:table-cell office:value-type="float" office:value="103.96573027894465" table:style-name="ce26">
            <text:p>104.0</text:p>
          </table:table-cell>
          <table:table-cell office:value-type="float" office:value="102.13635009539573" table:style-name="ce26">
            <text:p>102.1</text:p>
          </table:table-cell>
          <table:table-cell office:value-type="float" office:value="103.63931709687731" table:style-name="ce26">
            <text:p>103.6</text:p>
          </table:table-cell>
          <table:table-cell office:value-type="float" office:value="107.93960521076349" table:style-name="ce26">
            <text:p>107.9</text:p>
          </table:table-cell>
          <table:table-cell office:value-type="float" office:value="110.39323956275099" table:style-name="ce26">
            <text:p>110.4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27">
            <text:p>sheep</text:p>
          </table:table-cell>
          <table:table-cell office:value-type="float" office:value="75.599650920138799" table:style-name="ce26">
            <text:p>75.6</text:p>
          </table:table-cell>
          <table:table-cell office:value-type="float" office:value="80.903754797909315" table:style-name="ce26">
            <text:p>80.9</text:p>
          </table:table-cell>
          <table:table-cell office:value-type="float" office:value="83.699038632113854" table:style-name="ce26">
            <text:p>83.7</text:p>
          </table:table-cell>
          <table:table-cell office:value-type="float" office:value="80.633680875677413" table:style-name="ce26">
            <text:p>80.6</text:p>
          </table:table-cell>
          <table:table-cell office:value-type="float" office:value="74.029718166349582" table:style-name="ce26">
            <text:p>74.0</text:p>
          </table:table-cell>
          <table:table-cell office:value-type="float" office:value="75.579028508173934" table:style-name="ce26">
            <text:p>75.6</text:p>
          </table:table-cell>
          <table:table-cell office:value-type="float" office:value="77.085521396970336" table:style-name="ce26">
            <text:p>77.1</text:p>
          </table:table-cell>
          <table:table-cell office:value-type="float" office:value="93.485830412395416" table:style-name="ce26">
            <text:p>93.5</text:p>
          </table:table-cell>
          <table:table-cell office:value-type="float" office:value="85.201037338665429" table:style-name="ce26">
            <text:p>85.2</text:p>
          </table:table-cell>
          <table:table-cell office:value-type="float" office:value="88.513928923911365" table:style-name="ce26">
            <text:p>88.5</text:p>
          </table:table-cell>
          <table:table-cell office:value-type="float" office:value="93.940348740603795" table:style-name="ce26">
            <text:p>93.9</text:p>
          </table:table-cell>
          <table:table-cell office:value-type="float" office:value="94.460891126107171" table:style-name="ce26">
            <text:p>94.5</text:p>
          </table:table-cell>
          <table:table-cell office:value-type="float" office:value="98.09803918087961" table:style-name="ce26">
            <text:p>98.1</text:p>
          </table:table-cell>
          <table:table-cell office:value-type="float" office:value="99.817042596090033" table:style-name="ce26">
            <text:p>99.8</text:p>
          </table:table-cell>
          <table:table-cell office:value-type="float" office:value="103.89907870421928" table:style-name="ce26">
            <text:p>103.9</text:p>
          </table:table-cell>
          <table:table-cell office:value-type="float" office:value="111.91175959540548" table:style-name="ce26">
            <text:p>111.9</text:p>
          </table:table-cell>
          <table:table-cell office:value-type="float" office:value="125.03052990262634" table:style-name="ce26">
            <text:p>125.0</text:p>
          </table:table-cell>
          <table:table-cell office:value-type="float" office:value="128.63702159546068" table:style-name="ce26">
            <text:p>128.6</text:p>
          </table:table-cell>
          <table:table-cell office:value-type="float" office:value="130.68062503488542" table:style-name="ce26">
            <text:p>130.7</text:p>
          </table:table-cell>
          <table:table-cell office:value-type="float" office:value="125.78672311978275" table:style-name="ce26">
            <text:p>125.8</text:p>
          </table:table-cell>
          <table:table-cell office:value-type="float" office:value="124.71256584070355" table:style-name="ce26">
            <text:p>124.7</text:p>
          </table:table-cell>
          <table:table-cell office:value-type="float" office:value="122.20828167342253" table:style-name="ce26">
            <text:p>122.2</text:p>
          </table:table-cell>
          <table:table-cell office:value-type="float" office:value="122.41825241592014" table:style-name="ce26">
            <text:p>122.4</text:p>
          </table:table-cell>
          <table:table-cell office:value-type="float" office:value="108.59696995586015" table:style-name="ce26">
            <text:p>108.6</text:p>
          </table:table-cell>
          <table:table-cell office:value-type="float" office:value="114.51971521399871" table:style-name="ce26">
            <text:p>114.5</text:p>
          </table:table-cell>
          <table:table-cell office:value-type="float" office:value="121.26027118313125" table:style-name="ce26">
            <text:p>121.3</text:p>
          </table:table-cell>
          <table:table-cell office:value-type="float" office:value="121.09196007627988" table:style-name="ce26">
            <text:p>121.1</text:p>
          </table:table-cell>
          <table:table-cell office:value-type="float" office:value="116.35065170202876" table:style-name="ce26">
            <text:p>116.4</text:p>
          </table:table-cell>
          <table:table-cell office:value-type="float" office:value="83.523131186974865" table:style-name="ce26">
            <text:p>83.5</text:p>
          </table:table-cell>
          <table:table-cell office:value-type="float" office:value="95.078414401361215" table:style-name="ce26">
            <text:p>95.1</text:p>
          </table:table-cell>
          <table:table-cell office:value-type="float" office:value="96.851556719123238" table:style-name="ce26">
            <text:p>96.9</text:p>
          </table:table-cell>
          <table:table-cell office:value-type="float" office:value="102.94401446308807" table:style-name="ce26">
            <text:p>102.9</text:p>
          </table:table-cell>
          <table:table-cell office:value-type="float" office:value="104.45426995762756" table:style-name="ce26">
            <text:p>104.5</text:p>
          </table:table-cell>
          <table:table-cell office:value-type="float" office:value="104.82887144332031" table:style-name="ce26">
            <text:p>104.8</text:p>
          </table:table-cell>
          <table:table-cell office:value-type="float" office:value="104.30121894731535" table:style-name="ce26">
            <text:p>104.3</text:p>
          </table:table-cell>
          <table:table-cell office:value-type="float" office:value="101.4407712059122" table:style-name="ce26">
            <text:p>101.4</text:p>
          </table:table-cell>
          <table:table-cell office:value-type="float" office:value="98.179390665766661" table:style-name="ce26">
            <text:p>98.2</text:p>
          </table:table-cell>
          <table:table-cell office:value-type="float" office:value="90.849857655952817" table:style-name="ce26">
            <text:p>90.8</text:p>
          </table:table-cell>
          <table:table-cell office:value-type="float" office:value="96.196304091591102" table:style-name="ce26">
            <text:p>96.2</text:p>
          </table:table-cell>
          <table:table-cell office:value-type="float" office:value="91.919074764055765" table:style-name="ce26">
            <text:p>91.9</text:p>
          </table:table-cell>
          <table:table-cell office:value-type="float" office:value="93.863150560052333" table:style-name="ce26">
            <text:p>93.9</text:p>
          </table:table-cell>
          <table:table-cell office:value-type="float" office:value="98.431612739198854" table:style-name="ce26">
            <text:p>98.4</text:p>
          </table:table-cell>
          <table:table-cell office:value-type="float" office:value="99.999999999999986" table:style-name="ce26">
            <text:p>100.0</text:p>
          </table:table-cell>
          <table:table-cell office:value-type="float" office:value="96.747805522851408" table:style-name="ce26">
            <text:p>96.7</text:p>
          </table:table-cell>
          <table:table-cell office:value-type="float" office:value="98.806893135464662" table:style-name="ce26">
            <text:p>98.8</text:p>
          </table:table-cell>
          <table:table-cell office:value-type="float" office:value="95.553294296186479" table:style-name="ce26">
            <text:p>95.6</text:p>
          </table:table-cell>
          <table:table-cell office:value-type="float" office:value="102.53118915693631" table:style-name="ce26">
            <text:p>102.5</text:p>
          </table:table-cell>
          <table:table-cell office:value-type="float" office:value="98.1080275957477" table:style-name="ce26">
            <text:p>98.1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27">
            <text:p>poultry<text:s/></text:p>
          </table:table-cell>
          <table:table-cell office:value-type="float" office:value="39.676191064317962" table:style-name="ce26">
            <text:p>39.7</text:p>
          </table:table-cell>
          <table:table-cell office:value-type="float" office:value="38.851080994603251" table:style-name="ce26">
            <text:p>38.9</text:p>
          </table:table-cell>
          <table:table-cell office:value-type="float" office:value="39.113432713225279" table:style-name="ce26">
            <text:p>39.1</text:p>
          </table:table-cell>
          <table:table-cell office:value-type="float" office:value="41.570014005990515" table:style-name="ce26">
            <text:p>41.6</text:p>
          </table:table-cell>
          <table:table-cell office:value-type="float" office:value="42.590526340135682" table:style-name="ce26">
            <text:p>42.6</text:p>
          </table:table-cell>
          <table:table-cell office:value-type="float" office:value="43.469916446114013" table:style-name="ce26">
            <text:p>43.5</text:p>
          </table:table-cell>
          <table:table-cell office:value-type="float" office:value="44.377377199588821" table:style-name="ce26">
            <text:p>44.4</text:p>
          </table:table-cell>
          <table:table-cell office:value-type="float" office:value="44.683503808302625" table:style-name="ce26">
            <text:p>44.7</text:p>
          </table:table-cell>
          <table:table-cell office:value-type="float" office:value="45.953765658275216" table:style-name="ce26">
            <text:p>46.0</text:p>
          </table:table-cell>
          <table:table-cell office:value-type="float" office:value="49.321476681242004" table:style-name="ce26">
            <text:p>49.3</text:p>
          </table:table-cell>
          <table:table-cell office:value-type="float" office:value="48.831901587936166" table:style-name="ce26">
            <text:p>48.8</text:p>
          </table:table-cell>
          <table:table-cell office:value-type="float" office:value="50.923271854887112" table:style-name="ce26">
            <text:p>50.9</text:p>
          </table:table-cell>
          <table:table-cell office:value-type="float" office:value="52.946460640589507" table:style-name="ce26">
            <text:p>52.9</text:p>
          </table:table-cell>
          <table:table-cell office:value-type="float" office:value="56.688684630296756" table:style-name="ce26">
            <text:p>56.7</text:p>
          </table:table-cell>
          <table:table-cell office:value-type="float" office:value="63.453015655926002" table:style-name="ce26">
            <text:p>63.5</text:p>
          </table:table-cell>
          <table:table-cell office:value-type="float" office:value="69.727270324634603" table:style-name="ce26">
            <text:p>69.7</text:p>
          </table:table-cell>
          <table:table-cell office:value-type="float" office:value="69.229095335481006" table:style-name="ce26">
            <text:p>69.2</text:p>
          </table:table-cell>
          <table:table-cell office:value-type="float" office:value="73.773813626038702" table:style-name="ce26">
            <text:p>73.8</text:p>
          </table:table-cell>
          <table:table-cell office:value-type="float" office:value="76.013424258898411" table:style-name="ce26">
            <text:p>76.0</text:p>
          </table:table-cell>
          <table:table-cell office:value-type="float" office:value="77.381921325079958" table:style-name="ce26">
            <text:p>77.4</text:p>
          </table:table-cell>
          <table:table-cell office:value-type="float" office:value="82.155346418598938" table:style-name="ce26">
            <text:p>82.2</text:p>
          </table:table-cell>
          <table:table-cell office:value-type="float" office:value="88.121072833072716" table:style-name="ce26">
            <text:p>88.1</text:p>
          </table:table-cell>
          <table:table-cell office:value-type="float" office:value="91.42293927632241" table:style-name="ce26">
            <text:p>91.4</text:p>
          </table:table-cell>
          <table:table-cell office:value-type="float" office:value="94.307448104772462" table:style-name="ce26">
            <text:p>94.3</text:p>
          </table:table-cell>
          <table:table-cell office:value-type="float" office:value="96.733101894034021" table:style-name="ce26">
            <text:p>96.7</text:p>
          </table:table-cell>
          <table:table-cell office:value-type="float" office:value="99.140987000862822" table:style-name="ce26">
            <text:p>99.1</text:p>
          </table:table-cell>
          <table:table-cell office:value-type="float" office:value="96.723169749181579" table:style-name="ce26">
            <text:p>96.7</text:p>
          </table:table-cell>
          <table:table-cell office:value-type="float" office:value="97.205835242472631" table:style-name="ce26">
            <text:p>97.2</text:p>
          </table:table-cell>
          <table:table-cell office:value-type="float" office:value="101.63293648494231" table:style-name="ce26">
            <text:p>101.6</text:p>
          </table:table-cell>
          <table:table-cell office:value-type="float" office:value="99.383725484489048" table:style-name="ce26">
            <text:p>99.4</text:p>
          </table:table-cell>
          <table:table-cell office:value-type="float" office:value="98.178955049773023" table:style-name="ce26">
            <text:p>98.2</text:p>
          </table:table-cell>
          <table:table-cell office:value-type="float" office:value="97.395379356105337" table:style-name="ce26">
            <text:p>97.4</text:p>
          </table:table-cell>
          <table:table-cell office:value-type="float" office:value="96.316537975410554" table:style-name="ce26">
            <text:p>96.3</text:p>
          </table:table-cell>
          <table:table-cell office:value-type="float" office:value="93.241531360920902" table:style-name="ce26">
            <text:p>93.2</text:p>
          </table:table-cell>
          <table:table-cell office:value-type="float" office:value="90.112900887000805" table:style-name="ce26">
            <text:p>90.1</text:p>
          </table:table-cell>
          <table:table-cell office:value-type="float" office:value="91.084857243611864" table:style-name="ce26">
            <text:p>91.1</text:p>
          </table:table-cell>
          <table:table-cell office:value-type="float" office:value="88.16986699326597" table:style-name="ce26">
            <text:p>88.2</text:p>
          </table:table-cell>
          <table:table-cell office:value-type="float" office:value="95.162478018780675" table:style-name="ce26">
            <text:p>95.2</text:p>
          </table:table-cell>
          <table:table-cell office:value-type="float" office:value="94.700662843050225" table:style-name="ce26">
            <text:p>94.7</text:p>
          </table:table-cell>
          <table:table-cell office:value-type="float" office:value="97.281491548062149" table:style-name="ce26">
            <text:p>97.3</text:p>
          </table:table-cell>
          <table:table-cell office:value-type="float" office:value="100.34924490475414" table:style-name="ce26">
            <text:p>100.3</text:p>
          </table:table-cell>
          <table:table-cell office:value-type="float" office:value="97.498216801013157" table:style-name="ce26">
            <text:p>97.5</text:p>
          </table:table-cell>
          <table:table-cell office:value-type="float" office:value="100.00000000000004" table:style-name="ce26">
            <text:p>100.0</text:p>
          </table:table-cell>
          <table:table-cell office:value-type="float" office:value="103.69123389400683" table:style-name="ce26">
            <text:p>103.7</text:p>
          </table:table-cell>
          <table:table-cell office:value-type="float" office:value="107.9303472488639" table:style-name="ce26">
            <text:p>107.9</text:p>
          </table:table-cell>
          <table:table-cell office:value-type="float" office:value="114.10421840271387" table:style-name="ce26">
            <text:p>114.1</text:p>
          </table:table-cell>
          <table:table-cell office:value-type="float" office:value="113.24531928973452" table:style-name="ce26">
            <text:p>113.2</text:p>
          </table:table-cell>
          <table:table-cell office:value-type="float" office:value="108.93211678637894" table:style-name="ce26">
            <text:p>108.9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27">
            <text:p>other animals</text:p>
          </table:table-cell>
          <table:table-cell office:value-type="float" office:value="95.525253603622645" table:style-name="ce26">
            <text:p>95.5</text:p>
          </table:table-cell>
          <table:table-cell office:value-type="float" office:value="95.463731518527766" table:style-name="ce26">
            <text:p>95.5</text:p>
          </table:table-cell>
          <table:table-cell office:value-type="float" office:value="95.697166175310244" table:style-name="ce26">
            <text:p>95.7</text:p>
          </table:table-cell>
          <table:table-cell office:value-type="float" office:value="96.44035909269968" table:style-name="ce26">
            <text:p>96.4</text:p>
          </table:table-cell>
          <table:table-cell office:value-type="float" office:value="97.275313992369433" table:style-name="ce26">
            <text:p>97.3</text:p>
          </table:table-cell>
          <table:table-cell office:value-type="float" office:value="96.797258557373738" table:style-name="ce26">
            <text:p>96.8</text:p>
          </table:table-cell>
          <table:table-cell office:value-type="float" office:value="100.54072690487844" table:style-name="ce26">
            <text:p>100.5</text:p>
          </table:table-cell>
          <table:table-cell office:value-type="float" office:value="100.62916849487337" table:style-name="ce26">
            <text:p>100.6</text:p>
          </table:table-cell>
          <table:table-cell office:value-type="float" office:value="100.86306300075096" table:style-name="ce26">
            <text:p>100.9</text:p>
          </table:table-cell>
          <table:table-cell office:value-type="float" office:value="100.86306300075096" table:style-name="ce26">
            <text:p>100.9</text:p>
          </table:table-cell>
          <table:table-cell office:value-type="float" office:value="98.700265509410599" table:style-name="ce26">
            <text:p>98.7</text:p>
          </table:table-cell>
          <table:table-cell office:value-type="float" office:value="99.86524207240349" table:style-name="ce26">
            <text:p>99.9</text:p>
          </table:table-cell>
          <table:table-cell office:value-type="float" office:value="96.166678926454225" table:style-name="ce26">
            <text:p>96.2</text:p>
          </table:table-cell>
          <table:table-cell office:value-type="float" office:value="95.452972453992658" table:style-name="ce26">
            <text:p>95.5</text:p>
          </table:table-cell>
          <table:table-cell office:value-type="float" office:value="97.593014793083569" table:style-name="ce26">
            <text:p>97.6</text:p>
          </table:table-cell>
          <table:table-cell office:value-type="float" office:value="98.761419269669119" table:style-name="ce26">
            <text:p>98.8</text:p>
          </table:table-cell>
          <table:table-cell office:value-type="float" office:value="99.376485622633211" table:style-name="ce26">
            <text:p>99.4</text:p>
          </table:table-cell>
          <table:table-cell office:value-type="float" office:value="99.480694197248255" table:style-name="ce26">
            <text:p>99.5</text:p>
          </table:table-cell>
          <table:table-cell office:value-type="float" office:value="99.680582546367745" table:style-name="ce26">
            <text:p>99.7</text:p>
          </table:table-cell>
          <table:table-cell office:value-type="float" office:value="100.82021255990898" table:style-name="ce26">
            <text:p>100.8</text:p>
          </table:table-cell>
          <table:table-cell office:value-type="float" office:value="101.74318934948339" table:style-name="ce26">
            <text:p>101.7</text:p>
          </table:table-cell>
          <table:table-cell office:value-type="float" office:value="102.03301092757741" table:style-name="ce26">
            <text:p>102.0</text:p>
          </table:table-cell>
          <table:table-cell office:value-type="float" office:value="101.85309375794606" table:style-name="ce26">
            <text:p>101.9</text:p>
          </table:table-cell>
          <table:table-cell office:value-type="float" office:value="103.46465782213384" table:style-name="ce26">
            <text:p>103.5</text:p>
          </table:table-cell>
          <table:table-cell office:value-type="float" office:value="103.50698053321111" table:style-name="ce26">
            <text:p>103.5</text:p>
          </table:table-cell>
          <table:table-cell office:value-type="float" office:value="103.68580773572774" table:style-name="ce26">
            <text:p>103.7</text:p>
          </table:table-cell>
          <table:table-cell office:value-type="float" office:value="103.68331484156896" table:style-name="ce26">
            <text:p>103.7</text:p>
          </table:table-cell>
          <table:table-cell office:value-type="float" office:value="103.71892434324312" table:style-name="ce26">
            <text:p>103.7</text:p>
          </table:table-cell>
          <table:table-cell office:value-type="float" office:value="103.63470447352184" table:style-name="ce26">
            <text:p>103.6</text:p>
          </table:table-cell>
          <table:table-cell office:value-type="float" office:value="103.89349424913669" table:style-name="ce26">
            <text:p>103.9</text:p>
          </table:table-cell>
          <table:table-cell office:value-type="float" office:value="103.76972658141274" table:style-name="ce26">
            <text:p>103.8</text:p>
          </table:table-cell>
          <table:table-cell office:value-type="float" office:value="103.80316070916152" table:style-name="ce26">
            <text:p>103.8</text:p>
          </table:table-cell>
          <table:table-cell office:value-type="float" office:value="103.8172067686166" table:style-name="ce26">
            <text:p>103.8</text:p>
          </table:table-cell>
          <table:table-cell office:value-type="float" office:value="103.87162110677249" table:style-name="ce26">
            <text:p>103.9</text:p>
          </table:table-cell>
          <table:table-cell office:value-type="float" office:value="103.77480195658967" table:style-name="ce26">
            <text:p>103.8</text:p>
          </table:table-cell>
          <table:table-cell office:value-type="float" office:value="103.78841585615953" table:style-name="ce26">
            <text:p>103.8</text:p>
          </table:table-cell>
          <table:table-cell office:value-type="float" office:value="103.78703329138673" table:style-name="ce26">
            <text:p>103.8</text:p>
          </table:table-cell>
          <table:table-cell office:value-type="float" office:value="103.73138647862341" table:style-name="ce26">
            <text:p>103.7</text:p>
          </table:table-cell>
          <table:table-cell office:value-type="float" office:value="103.90933756493098" table:style-name="ce26">
            <text:p>103.9</text:p>
          </table:table-cell>
          <table:table-cell office:value-type="float" office:value="103.7550536519586" table:style-name="ce26">
            <text:p>103.8</text:p>
          </table:table-cell>
          <table:table-cell office:value-type="float" office:value="103.84940494291226" table:style-name="ce26">
            <text:p>103.8</text:p>
          </table:table-cell>
          <table:table-cell office:value-type="float" office:value="103.85214749569437" table:style-name="ce26">
            <text:p>103.9</text:p>
          </table:table-cell>
          <table:table-cell office:value-type="float" office:value="100.00000000000001" table:style-name="ce26">
            <text:p>100.0</text:p>
          </table:table-cell>
          <table:table-cell office:value-type="float" office:value="100.03106090070916" table:style-name="ce26">
            <text:p>100.0</text:p>
          </table:table-cell>
          <table:table-cell office:value-type="float" office:value="100.04833192225745" table:style-name="ce26">
            <text:p>100.0</text:p>
          </table:table-cell>
          <table:table-cell office:value-type="float" office:value="100.34980461572725" table:style-name="ce26">
            <text:p>100.3</text:p>
          </table:table-cell>
          <table:table-cell office:value-type="float" office:value="100.76274295027781" table:style-name="ce26">
            <text:p>100.8</text:p>
          </table:table-cell>
          <table:table-cell office:value-type="float" office:value="103.30051524599219" table:style-name="ce26">
            <text:p>103.3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2">
          <table:table-cell office:value-type="string" table:style-name="ce21">
            <text:p>9 Output of livestock products</text:p>
          </table:table-cell>
          <table:table-cell office:value-type="float" office:value="95.638892200915222" table:style-name="ce22">
            <text:p>95.6</text:p>
          </table:table-cell>
          <table:table-cell office:value-type="float" office:value="93.448562063624607" table:style-name="ce22">
            <text:p>93.4</text:p>
          </table:table-cell>
          <table:table-cell office:value-type="float" office:value="93.062981284265064" table:style-name="ce22">
            <text:p>93.1</text:p>
          </table:table-cell>
          <table:table-cell office:value-type="float" office:value="96.160191204055209" table:style-name="ce22">
            <text:p>96.2</text:p>
          </table:table-cell>
          <table:table-cell office:value-type="float" office:value="100.41108670414215" table:style-name="ce22">
            <text:p>100.4</text:p>
          </table:table-cell>
          <table:table-cell office:value-type="float" office:value="104.60430996201328" table:style-name="ce22">
            <text:p>104.6</text:p>
          </table:table-cell>
          <table:table-cell office:value-type="float" office:value="104.75785165728961" table:style-name="ce22">
            <text:p>104.8</text:p>
          </table:table-cell>
          <table:table-cell office:value-type="float" office:value="103.97385618434146" table:style-name="ce22">
            <text:p>104.0</text:p>
          </table:table-cell>
          <table:table-cell office:value-type="float" office:value="102.71738757831066" table:style-name="ce22">
            <text:p>102.7</text:p>
          </table:table-cell>
          <table:table-cell office:value-type="float" office:value="107.20938831517994" table:style-name="ce22">
            <text:p>107.2</text:p>
          </table:table-cell>
          <table:table-cell office:value-type="float" office:value="109.67945029187388" table:style-name="ce22">
            <text:p>109.7</text:p>
          </table:table-cell>
          <table:table-cell office:value-type="float" office:value="103.21929284373617" table:style-name="ce22">
            <text:p>103.2</text:p>
          </table:table-cell>
          <table:table-cell office:value-type="float" office:value="102.14074352170708" table:style-name="ce22">
            <text:p>102.1</text:p>
          </table:table-cell>
          <table:table-cell office:value-type="float" office:value="103.30169905638583" table:style-name="ce22">
            <text:p>103.3</text:p>
          </table:table-cell>
          <table:table-cell office:value-type="float" office:value="98.987706740563169" table:style-name="ce22">
            <text:p>99.0</text:p>
          </table:table-cell>
          <table:table-cell office:value-type="float" office:value="96.346338947550294" table:style-name="ce22">
            <text:p>96.3</text:p>
          </table:table-cell>
          <table:table-cell office:value-type="float" office:value="94.216979371724463" table:style-name="ce22">
            <text:p>94.2</text:p>
          </table:table-cell>
          <table:table-cell office:value-type="float" office:value="96.445523854305023" table:style-name="ce22">
            <text:p>96.4</text:p>
          </table:table-cell>
          <table:table-cell office:value-type="float" office:value="93.668086328892855" table:style-name="ce22">
            <text:p>93.7</text:p>
          </table:table-cell>
          <table:table-cell office:value-type="float" office:value="92.928724336901723" table:style-name="ce22">
            <text:p>92.9</text:p>
          </table:table-cell>
          <table:table-cell office:value-type="float" office:value="93.325053609223858" table:style-name="ce22">
            <text:p>93.3</text:p>
          </table:table-cell>
          <table:table-cell office:value-type="float" office:value="94.490584888294379" table:style-name="ce22">
            <text:p>94.5</text:p>
          </table:table-cell>
          <table:table-cell office:value-type="float" office:value="91.507646169938113" table:style-name="ce22">
            <text:p>91.5</text:p>
          </table:table-cell>
          <table:table-cell office:value-type="float" office:value="91.077963429223331" table:style-name="ce22">
            <text:p>91.1</text:p>
          </table:table-cell>
          <table:table-cell office:value-type="float" office:value="92.305806285053478" table:style-name="ce22">
            <text:p>92.3</text:p>
          </table:table-cell>
          <table:table-cell office:value-type="float" office:value="91.059090556729046" table:style-name="ce22">
            <text:p>91.1</text:p>
          </table:table-cell>
          <table:table-cell office:value-type="float" office:value="92.95165577775731" table:style-name="ce22">
            <text:p>93.0</text:p>
          </table:table-cell>
          <table:table-cell office:value-type="float" office:value="90.442668913360379" table:style-name="ce22">
            <text:p>90.4</text:p>
          </table:table-cell>
          <table:table-cell office:value-type="float" office:value="91.878186694917744" table:style-name="ce22">
            <text:p>91.9</text:p>
          </table:table-cell>
          <table:table-cell office:value-type="float" office:value="93.12045922192857" table:style-name="ce22">
            <text:p>93.1</text:p>
          </table:table-cell>
          <table:table-cell office:value-type="float" office:value="94.117214712338935" table:style-name="ce22">
            <text:p>94.1</text:p>
          </table:table-cell>
          <table:table-cell office:value-type="float" office:value="91.928206472834148" table:style-name="ce22">
            <text:p>91.9</text:p>
          </table:table-cell>
          <table:table-cell office:value-type="float" office:value="92.121072911300374" table:style-name="ce22">
            <text:p>92.1</text:p>
          </table:table-cell>
          <table:table-cell office:value-type="float" office:value="90.947708112126847" table:style-name="ce22">
            <text:p>90.9</text:p>
          </table:table-cell>
          <table:table-cell office:value-type="float" office:value="88.872678890783718" table:style-name="ce22">
            <text:p>88.9</text:p>
          </table:table-cell>
          <table:table-cell office:value-type="float" office:value="87.659058697851378" table:style-name="ce22">
            <text:p>87.7</text:p>
          </table:table-cell>
          <table:table-cell office:value-type="float" office:value="86.944229438999258" table:style-name="ce22">
            <text:p>86.9</text:p>
          </table:table-cell>
          <table:table-cell office:value-type="float" office:value="90.364768766542326" table:style-name="ce22">
            <text:p>90.4</text:p>
          </table:table-cell>
          <table:table-cell office:value-type="float" office:value="91.503046913698725" table:style-name="ce22">
            <text:p>91.5</text:p>
          </table:table-cell>
          <table:table-cell office:value-type="float" office:value="89.419182232967927" table:style-name="ce22">
            <text:p>89.4</text:p>
          </table:table-cell>
          <table:table-cell office:value-type="float" office:value="90.536504344628923" table:style-name="ce22">
            <text:p>90.5</text:p>
          </table:table-cell>
          <table:table-cell office:value-type="float" office:value="96.912929981211249" table:style-name="ce22">
            <text:p>96.9</text:p>
          </table:table-cell>
          <table:table-cell office:value-type="float" office:value="100" table:style-name="ce22">
            <text:p>100.0</text:p>
          </table:table-cell>
          <table:table-cell office:value-type="float" office:value="97.131696694305873" table:style-name="ce22">
            <text:p>97.1</text:p>
          </table:table-cell>
          <table:table-cell office:value-type="float" office:value="101.46851678084244" table:style-name="ce22">
            <text:p>101.5</text:p>
          </table:table-cell>
          <table:table-cell office:value-type="float" office:value="102.77956533785182" table:style-name="ce22">
            <text:p>102.8</text:p>
          </table:table-cell>
          <table:table-cell office:value-type="float" office:value="104.46863715805387" table:style-name="ce22">
            <text:p>104.5</text:p>
          </table:table-cell>
          <table:table-cell office:value-type="float" office:value="104.02479739834592" table:style-name="ce22">
            <text:p>104.0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25">
            <text:p>milk</text:p>
          </table:table-cell>
          <table:table-cell office:value-type="float" office:value="94.249742192445837" table:style-name="ce26">
            <text:p>94.2</text:p>
          </table:table-cell>
          <table:table-cell office:value-type="float" office:value="91.804578483275208" table:style-name="ce26">
            <text:p>91.8</text:p>
          </table:table-cell>
          <table:table-cell office:value-type="float" office:value="91.863330190357473" table:style-name="ce26">
            <text:p>91.9</text:p>
          </table:table-cell>
          <table:table-cell office:value-type="float" office:value="95.108403126452629" table:style-name="ce26">
            <text:p>95.1</text:p>
          </table:table-cell>
          <table:table-cell office:value-type="float" office:value="100.45471038987456" table:style-name="ce26">
            <text:p>100.5</text:p>
          </table:table-cell>
          <table:table-cell office:value-type="float" office:value="105.11076962965909" table:style-name="ce26">
            <text:p>105.1</text:p>
          </table:table-cell>
          <table:table-cell office:value-type="float" office:value="105.27581028005861" table:style-name="ce26">
            <text:p>105.3</text:p>
          </table:table-cell>
          <table:table-cell office:value-type="float" office:value="105.74298935759057" table:style-name="ce26">
            <text:p>105.7</text:p>
          </table:table-cell>
          <table:table-cell office:value-type="float" office:value="105.03831414375901" table:style-name="ce26">
            <text:p>105.0</text:p>
          </table:table-cell>
          <table:table-cell office:value-type="float" office:value="110.92347480215115" table:style-name="ce26">
            <text:p>110.9</text:p>
          </table:table-cell>
          <table:table-cell office:value-type="float" office:value="114.20583287861123" table:style-name="ce26">
            <text:p>114.2</text:p>
          </table:table-cell>
          <table:table-cell office:value-type="float" office:value="107.36493083273632" table:style-name="ce26">
            <text:p>107.4</text:p>
          </table:table-cell>
          <table:table-cell office:value-type="float" office:value="106.31591275994188" table:style-name="ce26">
            <text:p>106.3</text:p>
          </table:table-cell>
          <table:table-cell office:value-type="float" office:value="107.72433146992142" table:style-name="ce26">
            <text:p>107.7</text:p>
          </table:table-cell>
          <table:table-cell office:value-type="float" office:value="102.1135130512544" table:style-name="ce26">
            <text:p>102.1</text:p>
          </table:table-cell>
          <table:table-cell office:value-type="float" office:value="98.554336047711388" table:style-name="ce26">
            <text:p>98.6</text:p>
          </table:table-cell>
          <table:table-cell office:value-type="float" office:value="97.134469824626876" table:style-name="ce26">
            <text:p>97.1</text:p>
          </table:table-cell>
          <table:table-cell office:value-type="float" office:value="99.096860153042741" table:style-name="ce26">
            <text:p>99.1</text:p>
          </table:table-cell>
          <table:table-cell office:value-type="float" office:value="95.934335020372146" table:style-name="ce26">
            <text:p>95.9</text:p>
          </table:table-cell>
          <table:table-cell office:value-type="float" office:value="95.159437520814436" table:style-name="ce26">
            <text:p>95.2</text:p>
          </table:table-cell>
          <table:table-cell office:value-type="float" office:value="95.86114443558894" table:style-name="ce26">
            <text:p>95.9</text:p>
          </table:table-cell>
          <table:table-cell office:value-type="float" office:value="97.4152208443749" table:style-name="ce26">
            <text:p>97.4</text:p>
          </table:table-cell>
          <table:table-cell office:value-type="float" office:value="94.05411536719312" table:style-name="ce26">
            <text:p>94.1</text:p>
          </table:table-cell>
          <table:table-cell office:value-type="float" office:value="93.70824795991193" table:style-name="ce26">
            <text:p>93.7</text:p>
          </table:table-cell>
          <table:table-cell office:value-type="float" office:value="94.638101297510318" table:style-name="ce26">
            <text:p>94.6</text:p>
          </table:table-cell>
          <table:table-cell office:value-type="float" office:value="93.145645128105386" table:style-name="ce26">
            <text:p>93.1</text:p>
          </table:table-cell>
          <table:table-cell office:value-type="float" office:value="95.342837729600774" table:style-name="ce26">
            <text:p>95.3</text:p>
          </table:table-cell>
          <table:table-cell office:value-type="float" office:value="92.746092746589198" table:style-name="ce26">
            <text:p>92.7</text:p>
          </table:table-cell>
          <table:table-cell office:value-type="float" office:value="93.89296142386695" table:style-name="ce26">
            <text:p>93.9</text:p>
          </table:table-cell>
          <table:table-cell office:value-type="float" office:value="94.848769740948882" table:style-name="ce26">
            <text:p>94.8</text:p>
          </table:table-cell>
          <table:table-cell office:value-type="float" office:value="95.963114686131505" table:style-name="ce26">
            <text:p>96.0</text:p>
          </table:table-cell>
          <table:table-cell office:value-type="float" office:value="93.040901836755694" table:style-name="ce26">
            <text:p>93.0</text:p>
          </table:table-cell>
          <table:table-cell office:value-type="float" office:value="92.368836927178421" table:style-name="ce26">
            <text:p>92.4</text:p>
          </table:table-cell>
          <table:table-cell office:value-type="float" office:value="91.506001078062084" table:style-name="ce26">
            <text:p>91.5</text:p>
          </table:table-cell>
          <table:table-cell office:value-type="float" office:value="89.772353868678792" table:style-name="ce26">
            <text:p>89.8</text:p>
          </table:table-cell>
          <table:table-cell office:value-type="float" office:value="87.779520331787069" table:style-name="ce26">
            <text:p>87.8</text:p>
          </table:table-cell>
          <table:table-cell office:value-type="float" office:value="86.759970237278097" table:style-name="ce26">
            <text:p>86.8</text:p>
          </table:table-cell>
          <table:table-cell office:value-type="float" office:value="88.993116106003356" table:style-name="ce26">
            <text:p>89.0</text:p>
          </table:table-cell>
          <table:table-cell office:value-type="float" office:value="90.344770991694745" table:style-name="ce26">
            <text:p>90.3</text:p>
          </table:table-cell>
          <table:table-cell office:value-type="float" office:value="88.843824021861565" table:style-name="ce26">
            <text:p>88.8</text:p>
          </table:table-cell>
          <table:table-cell office:value-type="float" office:value="89.416746359174269" table:style-name="ce26">
            <text:p>89.4</text:p>
          </table:table-cell>
          <table:table-cell office:value-type="float" office:value="96.549556733983337" table:style-name="ce26">
            <text:p>96.5</text:p>
          </table:table-cell>
          <table:table-cell office:value-type="float" office:value="100.00000000000001" table:style-name="ce26">
            <text:p>100.0</text:p>
          </table:table-cell>
          <table:table-cell office:value-type="float" office:value="95.689181832506051" table:style-name="ce26">
            <text:p>95.7</text:p>
          </table:table-cell>
          <table:table-cell office:value-type="float" office:value="99.613188822690944" table:style-name="ce26">
            <text:p>99.6</text:p>
          </table:table-cell>
          <table:table-cell office:value-type="float" office:value="99.913066420954351" table:style-name="ce26">
            <text:p>99.9</text:p>
          </table:table-cell>
          <table:table-cell office:value-type="float" office:value="101.31763017827099" table:style-name="ce26">
            <text:p>101.3</text:p>
          </table:table-cell>
          <table:table-cell office:value-type="float" office:value="101.39921372733536" table:style-name="ce26">
            <text:p>101.4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25">
            <text:p>eggs</text:p>
          </table:table-cell>
          <table:table-cell office:value-type="float" office:value="99.406034911320774" table:style-name="ce26">
            <text:p>99.4</text:p>
          </table:table-cell>
          <table:table-cell office:value-type="float" office:value="97.791748874299316" table:style-name="ce26">
            <text:p>97.8</text:p>
          </table:table-cell>
          <table:table-cell office:value-type="float" office:value="95.157913761264311" table:style-name="ce26">
            <text:p>95.2</text:p>
          </table:table-cell>
          <table:table-cell office:value-type="float" office:value="97.961673720301519" table:style-name="ce26">
            <text:p>98.0</text:p>
          </table:table-cell>
          <table:table-cell office:value-type="float" office:value="98.556410681309416" table:style-name="ce26">
            <text:p>98.6</text:p>
          </table:table-cell>
          <table:table-cell office:value-type="float" office:value="101.27520821734556" table:style-name="ce26">
            <text:p>101.3</text:p>
          </table:table-cell>
          <table:table-cell office:value-type="float" office:value="100.68047125633767" table:style-name="ce26">
            <text:p>100.7</text:p>
          </table:table-cell>
          <table:table-cell office:value-type="float" office:value="93.439537361369531" table:style-name="ce26">
            <text:p>93.4</text:p>
          </table:table-cell>
          <table:table-cell office:value-type="float" office:value="88.880059715567981" table:style-name="ce26">
            <text:p>88.9</text:p>
          </table:table-cell>
          <table:table-cell office:value-type="float" office:value="87.189672365276707" table:style-name="ce26">
            <text:p>87.2</text:p>
          </table:table-cell>
          <table:table-cell office:value-type="float" office:value="82.737143434759133" table:style-name="ce26">
            <text:p>82.7</text:p>
          </table:table-cell>
          <table:table-cell office:value-type="float" office:value="79.428927803672266" table:style-name="ce26">
            <text:p>79.4</text:p>
          </table:table-cell>
          <table:table-cell office:value-type="float" office:value="78.909217183278315" table:style-name="ce26">
            <text:p>78.9</text:p>
          </table:table-cell>
          <table:table-cell office:value-type="float" office:value="78.234073926088129" table:style-name="ce26">
            <text:p>78.2</text:p>
          </table:table-cell>
          <table:table-cell office:value-type="float" office:value="79.965527936804108" table:style-name="ce26">
            <text:p>80.0</text:p>
          </table:table-cell>
          <table:table-cell office:value-type="float" office:value="81.699856601486829" table:style-name="ce26">
            <text:p>81.7</text:p>
          </table:table-cell>
          <table:table-cell office:value-type="float" office:value="70.576966201424952" table:style-name="ce26">
            <text:p>70.6</text:p>
          </table:table-cell>
          <table:table-cell office:value-type="float" office:value="74.367802546408527" table:style-name="ce26">
            <text:p>74.4</text:p>
          </table:table-cell>
          <table:table-cell office:value-type="float" office:value="75.631731834429317" table:style-name="ce26">
            <text:p>75.6</text:p>
          </table:table-cell>
          <table:table-cell office:value-type="float" office:value="74.502270174568707" table:style-name="ce26">
            <text:p>74.5</text:p>
          </table:table-cell>
          <table:table-cell office:value-type="float" office:value="73.150154695387471" table:style-name="ce26">
            <text:p>73.2</text:p>
          </table:table-cell>
          <table:table-cell office:value-type="float" office:value="72.770574292854221" table:style-name="ce26">
            <text:p>72.8</text:p>
          </table:table-cell>
          <table:table-cell office:value-type="float" office:value="71.57374586685296" table:style-name="ce26">
            <text:p>71.6</text:p>
          </table:table-cell>
          <table:table-cell office:value-type="float" office:value="71.627332012419856" table:style-name="ce26">
            <text:p>71.6</text:p>
          </table:table-cell>
          <table:table-cell office:value-type="float" office:value="74.950630507775301" table:style-name="ce26">
            <text:p>75.0</text:p>
          </table:table-cell>
          <table:table-cell office:value-type="float" office:value="75.680494820922618" table:style-name="ce26">
            <text:p>75.7</text:p>
          </table:table-cell>
          <table:table-cell office:value-type="float" office:value="74.813603808081012" table:style-name="ce26">
            <text:p>74.8</text:p>
          </table:table-cell>
          <table:table-cell office:value-type="float" office:value="73.973906013319919" table:style-name="ce26">
            <text:p>74.0</text:p>
          </table:table-cell>
          <table:table-cell office:value-type="float" office:value="79.358664226064533" table:style-name="ce26">
            <text:p>79.4</text:p>
          </table:table-cell>
          <table:table-cell office:value-type="float" office:value="79.215675312605015" table:style-name="ce26">
            <text:p>79.2</text:p>
          </table:table-cell>
          <table:table-cell office:value-type="float" office:value="77.588071295542605" table:style-name="ce26">
            <text:p>77.6</text:p>
          </table:table-cell>
          <table:table-cell office:value-type="float" office:value="83.828943100849571" table:style-name="ce26">
            <text:p>83.8</text:p>
          </table:table-cell>
          <table:table-cell office:value-type="float" office:value="85.181646968380107" table:style-name="ce26">
            <text:p>85.2</text:p>
          </table:table-cell>
          <table:table-cell office:value-type="float" office:value="82.223044978451838" table:style-name="ce26">
            <text:p>82.2</text:p>
          </table:table-cell>
          <table:table-cell office:value-type="float" office:value="80.213402620873509" table:style-name="ce26">
            <text:p>80.2</text:p>
          </table:table-cell>
          <table:table-cell office:value-type="float" office:value="85.359396528254919" table:style-name="ce26">
            <text:p>85.4</text:p>
          </table:table-cell>
          <table:table-cell office:value-type="float" office:value="86.240414696258441" table:style-name="ce26">
            <text:p>86.2</text:p>
          </table:table-cell>
          <table:table-cell office:value-type="float" office:value="96.686914471056753" table:style-name="ce26">
            <text:p>96.7</text:p>
          </table:table-cell>
          <table:table-cell office:value-type="float" office:value="96.347465944295834" table:style-name="ce26">
            <text:p>96.3</text:p>
          </table:table-cell>
          <table:table-cell office:value-type="float" office:value="93.271972172054603" table:style-name="ce26">
            <text:p>93.3</text:p>
          </table:table-cell>
          <table:table-cell office:value-type="float" office:value="96.232737488848642" table:style-name="ce26">
            <text:p>96.2</text:p>
          </table:table-cell>
          <table:table-cell office:value-type="float" office:value="96.671894855045622" table:style-name="ce26">
            <text:p>96.7</text:p>
          </table:table-cell>
          <table:table-cell office:value-type="float" office:value="100.00000000000004" table:style-name="ce26">
            <text:p>100.0</text:p>
          </table:table-cell>
          <table:table-cell office:value-type="float" office:value="104.28955644409173" table:style-name="ce26">
            <text:p>104.3</text:p>
          </table:table-cell>
          <table:table-cell office:value-type="float" office:value="108.63055301641103" table:style-name="ce26">
            <text:p>108.6</text:p>
          </table:table-cell>
          <table:table-cell office:value-type="float" office:value="114.16211259762372" table:style-name="ce26">
            <text:p>114.2</text:p>
          </table:table-cell>
          <table:table-cell office:value-type="float" office:value="118.16628852061773" table:style-name="ce26">
            <text:p>118.2</text:p>
          </table:table-cell>
          <table:table-cell office:value-type="float" office:value="117.72224534945883" table:style-name="ce26">
            <text:p>117.7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25">
            <text:p>raw wool</text:p>
          </table:table-cell>
          <table:table-cell office:value-type="float" office:value="118.66234191227836" table:style-name="ce26">
            <text:p>118.7</text:p>
          </table:table-cell>
          <table:table-cell office:value-type="float" office:value="121.05610673471627" table:style-name="ce26">
            <text:p>121.1</text:p>
          </table:table-cell>
          <table:table-cell office:value-type="float" office:value="120.03020752510004" table:style-name="ce26">
            <text:p>120.0</text:p>
          </table:table-cell>
          <table:table-cell office:value-type="float" office:value="116.61054349304591" table:style-name="ce26">
            <text:p>116.6</text:p>
          </table:table-cell>
          <table:table-cell office:value-type="float" office:value="111.4810474449647" table:style-name="ce26">
            <text:p>111.5</text:p>
          </table:table-cell>
          <table:table-cell office:value-type="float" office:value="121.74003954112712" table:style-name="ce26">
            <text:p>121.7</text:p>
          </table:table-cell>
          <table:table-cell office:value-type="float" office:value="121.05610673471628" table:style-name="ce26">
            <text:p>121.1</text:p>
          </table:table-cell>
          <table:table-cell office:value-type="float" office:value="133.36689725011118" table:style-name="ce26">
            <text:p>133.4</text:p>
          </table:table-cell>
          <table:table-cell office:value-type="float" office:value="133.02493084690576" table:style-name="ce26">
            <text:p>133.0</text:p>
          </table:table-cell>
          <table:table-cell office:value-type="float" office:value="131.3150988308787" table:style-name="ce26">
            <text:p>131.3</text:p>
          </table:table-cell>
          <table:table-cell office:value-type="float" office:value="139.52229250780863" table:style-name="ce26">
            <text:p>139.5</text:p>
          </table:table-cell>
          <table:table-cell office:value-type="float" office:value="135.07672926613824" table:style-name="ce26">
            <text:p>135.1</text:p>
          </table:table-cell>
          <table:table-cell office:value-type="float" office:value="141.23212452383569" table:style-name="ce26">
            <text:p>141.2</text:p>
          </table:table-cell>
          <table:table-cell office:value-type="float" office:value="143.96785574947899" table:style-name="ce26">
            <text:p>144.0</text:p>
          </table:table-cell>
          <table:table-cell office:value-type="float" office:value="152.51701582961431" table:style-name="ce26">
            <text:p>152.5</text:p>
          </table:table-cell>
          <table:table-cell office:value-type="float" office:value="167.22157116744708" table:style-name="ce26">
            <text:p>167.2</text:p>
          </table:table-cell>
          <table:table-cell office:value-type="float" office:value="182.26809290848527" table:style-name="ce26">
            <text:p>182.3</text:p>
          </table:table-cell>
          <table:table-cell office:value-type="float" office:value="182.27130918614557" table:style-name="ce26">
            <text:p>182.3</text:p>
          </table:table-cell>
          <table:table-cell office:value-type="float" office:value="174.08421396520936" table:style-name="ce26">
            <text:p>174.1</text:p>
          </table:table-cell>
          <table:table-cell office:value-type="float" office:value="173.98135533471145" table:style-name="ce26">
            <text:p>174.0</text:p>
          </table:table-cell>
          <table:table-cell office:value-type="float" office:value="164.49366776730992" table:style-name="ce26">
            <text:p>164.5</text:p>
          </table:table-cell>
          <table:table-cell office:value-type="float" office:value="159.64048193199778" table:style-name="ce26">
            <text:p>159.6</text:p>
          </table:table-cell>
          <table:table-cell office:value-type="float" office:value="165.03606467239993" table:style-name="ce26">
            <text:p>165.0</text:p>
          </table:table-cell>
          <table:table-cell office:value-type="float" office:value="156.9403554709526" table:style-name="ce26">
            <text:p>156.9</text:p>
          </table:table-cell>
          <table:table-cell office:value-type="float" office:value="160.00491513106027" table:style-name="ce26">
            <text:p>160.0</text:p>
          </table:table-cell>
          <table:table-cell office:value-type="float" office:value="170.41650491249263" table:style-name="ce26">
            <text:p>170.4</text:p>
          </table:table-cell>
          <table:table-cell office:value-type="float" office:value="156.98849065871809" table:style-name="ce26">
            <text:p>157.0</text:p>
          </table:table-cell>
          <table:table-cell office:value-type="float" office:value="151.40699288480957" table:style-name="ce26">
            <text:p>151.4</text:p>
          </table:table-cell>
          <table:table-cell office:value-type="float" office:value="125.34063115778919" table:style-name="ce26">
            <text:p>125.3</text:p>
          </table:table-cell>
          <table:table-cell office:value-type="float" office:value="130.56437656625783" table:style-name="ce26">
            <text:p>130.6</text:p>
          </table:table-cell>
          <table:table-cell office:value-type="float" office:value="127.54502524512402" table:style-name="ce26">
            <text:p>127.5</text:p>
          </table:table-cell>
          <table:table-cell office:value-type="float" office:value="129.48619411325552" table:style-name="ce26">
            <text:p>129.5</text:p>
          </table:table-cell>
          <table:table-cell office:value-type="float" office:value="132.81098982573241" table:style-name="ce26">
            <text:p>132.8</text:p>
          </table:table-cell>
          <table:table-cell office:value-type="float" office:value="119.91078259810865" table:style-name="ce26">
            <text:p>119.9</text:p>
          </table:table-cell>
          <table:table-cell office:value-type="float" office:value="111.24757330284027" table:style-name="ce26">
            <text:p>111.2</text:p>
          </table:table-cell>
          <table:table-cell office:value-type="float" office:value="106.48151572842175" table:style-name="ce26">
            <text:p>106.5</text:p>
          </table:table-cell>
          <table:table-cell office:value-type="float" office:value="97.867207628811769" table:style-name="ce26">
            <text:p>97.9</text:p>
          </table:table-cell>
          <table:table-cell office:value-type="float" office:value="98.847488520240418" table:style-name="ce26">
            <text:p>98.8</text:p>
          </table:table-cell>
          <table:table-cell office:value-type="float" office:value="104.10363996515943" table:style-name="ce26">
            <text:p>104.1</text:p>
          </table:table-cell>
          <table:table-cell office:value-type="float" office:value="109.15498292576032" table:style-name="ce26">
            <text:p>109.2</text:p>
          </table:table-cell>
          <table:table-cell office:value-type="float" office:value="96.320063735648517" table:style-name="ce26">
            <text:p>96.3</text:p>
          </table:table-cell>
          <table:table-cell office:value-type="float" office:value="98.682399838649047" table:style-name="ce26">
            <text:p>98.7</text:p>
          </table:table-cell>
          <table:table-cell office:value-type="float" office:value="100.00000000000009" table:style-name="ce26">
            <text:p>100.0</text:p>
          </table:table-cell>
          <table:table-cell office:value-type="float" office:value="101.14286781717274" table:style-name="ce26">
            <text:p>101.1</text:p>
          </table:table-cell>
          <table:table-cell office:value-type="float" office:value="99.85923617397799" table:style-name="ce26">
            <text:p>99.9</text:p>
          </table:table-cell>
          <table:table-cell office:value-type="float" office:value="93.709839976270274" table:style-name="ce26">
            <text:p>93.7</text:p>
          </table:table-cell>
          <table:table-cell office:value-type="float" office:value="92.291772862237863" table:style-name="ce26">
            <text:p>92.3</text:p>
          </table:table-cell>
          <table:table-cell office:value-type="float" office:value="92.523295608332091" table:style-name="ce26">
            <text:p>92.5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25">
            <text:p>other animal products</text:p>
          </table:table-cell>
          <table:table-cell office:value-type="float" office:value="81.4564840209473" table:style-name="ce26">
            <text:p>81.5</text:p>
          </table:table-cell>
          <table:table-cell office:value-type="float" office:value="78.707500925008858" table:style-name="ce26">
            <text:p>78.7</text:p>
          </table:table-cell>
          <table:table-cell office:value-type="float" office:value="94.581622902521531" table:style-name="ce26">
            <text:p>94.6</text:p>
          </table:table-cell>
          <table:table-cell office:value-type="float" office:value="97.668640613328719" table:style-name="ce26">
            <text:p>97.7</text:p>
          </table:table-cell>
          <table:table-cell office:value-type="float" office:value="84.285250935436309" table:style-name="ce26">
            <text:p>84.3</text:p>
          </table:table-cell>
          <table:table-cell office:value-type="float" office:value="52.759776645715142" table:style-name="ce26">
            <text:p>52.8</text:p>
          </table:table-cell>
          <table:table-cell office:value-type="float" office:value="71.790960191679005" table:style-name="ce26">
            <text:p>71.8</text:p>
          </table:table-cell>
          <table:table-cell office:value-type="float" office:value="60.01573731135872" table:style-name="ce26">
            <text:p>60.0</text:p>
          </table:table-cell>
          <table:table-cell office:value-type="float" office:value="82.2450066837619" table:style-name="ce26">
            <text:p>82.2</text:p>
          </table:table-cell>
          <table:table-cell office:value-type="float" office:value="76.082968527234428" table:style-name="ce26">
            <text:p>76.1</text:p>
          </table:table-cell>
          <table:table-cell office:value-type="float" office:value="134.01915721875497" table:style-name="ce26">
            <text:p>134.0</text:p>
          </table:table-cell>
          <table:table-cell office:value-type="float" office:value="97.277649090630689" table:style-name="ce26">
            <text:p>97.3</text:p>
          </table:table-cell>
          <table:table-cell office:value-type="float" office:value="66.323754859866753" table:style-name="ce26">
            <text:p>66.3</text:p>
          </table:table-cell>
          <table:table-cell office:value-type="float" office:value="73.338981196282532" table:style-name="ce26">
            <text:p>73.3</text:p>
          </table:table-cell>
          <table:table-cell office:value-type="float" office:value="88.521058370071984" table:style-name="ce26">
            <text:p>88.5</text:p>
          </table:table-cell>
          <table:table-cell office:value-type="float" office:value="95.062254649314582" table:style-name="ce26">
            <text:p>95.1</text:p>
          </table:table-cell>
          <table:table-cell office:value-type="float" office:value="138.13768715545612" table:style-name="ce26">
            <text:p>138.1</text:p>
          </table:table-cell>
          <table:table-cell office:value-type="float" office:value="150.73221950760637" table:style-name="ce26">
            <text:p>150.7</text:p>
          </table:table-cell>
          <table:table-cell office:value-type="float" office:value="118.68905378176925" table:style-name="ce26">
            <text:p>118.7</text:p>
          </table:table-cell>
          <table:table-cell office:value-type="float" office:value="130.82605612804051" table:style-name="ce26">
            <text:p>130.8</text:p>
          </table:table-cell>
          <table:table-cell office:value-type="float" office:value="129.7677361003033" table:style-name="ce26">
            <text:p>129.8</text:p>
          </table:table-cell>
          <table:table-cell office:value-type="float" office:value="108.03480279798944" table:style-name="ce26">
            <text:p>108.0</text:p>
          </table:table-cell>
          <table:table-cell office:value-type="float" office:value="116.6711062855404" table:style-name="ce26">
            <text:p>116.7</text:p>
          </table:table-cell>
          <table:table-cell office:value-type="float" office:value="100.67237867234218" table:style-name="ce26">
            <text:p>100.7</text:p>
          </table:table-cell>
          <table:table-cell office:value-type="float" office:value="105.98163030567733" table:style-name="ce26">
            <text:p>106.0</text:p>
          </table:table-cell>
          <table:table-cell office:value-type="float" office:value="94.31132425297001" table:style-name="ce26">
            <text:p>94.3</text:p>
          </table:table-cell>
          <table:table-cell office:value-type="float" office:value="111.86130165684698" table:style-name="ce26">
            <text:p>111.9</text:p>
          </table:table-cell>
          <table:table-cell office:value-type="float" office:value="94.251958901646063" table:style-name="ce26">
            <text:p>94.3</text:p>
          </table:table-cell>
          <table:table-cell office:value-type="float" office:value="83.173002890158472" table:style-name="ce26">
            <text:p>83.2</text:p>
          </table:table-cell>
          <table:table-cell office:value-type="float" office:value="134.79926871836909" table:style-name="ce26">
            <text:p>134.8</text:p>
          </table:table-cell>
          <table:table-cell office:value-type="float" office:value="167.96077666102053" table:style-name="ce26">
            <text:p>168.0</text:p>
          </table:table-cell>
          <table:table-cell office:value-type="float" office:value="101.6873892185226" table:style-name="ce26">
            <text:p>101.7</text:p>
          </table:table-cell>
          <table:table-cell office:value-type="float" office:value="167.81007121455792" table:style-name="ce26">
            <text:p>167.8</text:p>
          </table:table-cell>
          <table:table-cell office:value-type="float" office:value="167.93722806051878" table:style-name="ce26">
            <text:p>167.9</text:p>
          </table:table-cell>
          <table:table-cell office:value-type="float" office:value="133.11210706351991" table:style-name="ce26">
            <text:p>133.1</text:p>
          </table:table-cell>
          <table:table-cell office:value-type="float" office:value="109.05214672030917" table:style-name="ce26">
            <text:p>109.1</text:p>
          </table:table-cell>
          <table:table-cell office:value-type="float" office:value="115.29619948964113" table:style-name="ce26">
            <text:p>115.3</text:p>
          </table:table-cell>
          <table:table-cell office:value-type="float" office:value="124.16812776025272" table:style-name="ce26">
            <text:p>124.2</text:p>
          </table:table-cell>
          <table:table-cell office:value-type="float" office:value="122.5531774668665" table:style-name="ce26">
            <text:p>122.6</text:p>
          </table:table-cell>
          <table:table-cell office:value-type="float" office:value="73.612874112005301" table:style-name="ce26">
            <text:p>73.6</text:p>
          </table:table-cell>
          <table:table-cell office:value-type="float" office:value="106.236258197247" table:style-name="ce26">
            <text:p>106.2</text:p>
          </table:table-cell>
          <table:table-cell office:value-type="float" office:value="128.50291197630202" table:style-name="ce26">
            <text:p>128.5</text:p>
          </table:table-cell>
          <table:table-cell office:value-type="float" office:value="100" table:style-name="ce26">
            <text:p>100.0</text:p>
          </table:table-cell>
          <table:table-cell office:value-type="float" office:value="107.59014822932286" table:style-name="ce26">
            <text:p>107.6</text:p>
          </table:table-cell>
          <table:table-cell office:value-type="float" office:value="140.45054968727013" table:style-name="ce26">
            <text:p>140.5</text:p>
          </table:table-cell>
          <table:table-cell office:value-type="float" office:value="179.047303485952" table:style-name="ce26">
            <text:p>179.0</text:p>
          </table:table-cell>
          <table:table-cell office:value-type="float" office:value="180.5738205598592" table:style-name="ce26">
            <text:p>180.6</text:p>
          </table:table-cell>
          <table:table-cell office:value-type="float" office:value="141.42202426929893" table:style-name="ce26">
            <text:p>141.4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2">
          <table:table-cell office:value-type="string" table:style-name="ce21">
            <text:p>Total livestock output (8 + 9)</text:p>
          </table:table-cell>
          <table:table-cell office:value-type="float" office:value="86.172121918457577" table:style-name="ce22">
            <text:p>86.2</text:p>
          </table:table-cell>
          <table:table-cell office:value-type="float" office:value="89.850500581472943" table:style-name="ce22">
            <text:p>89.9</text:p>
          </table:table-cell>
          <table:table-cell office:value-type="float" office:value="89.425637593197223" table:style-name="ce22">
            <text:p>89.4</text:p>
          </table:table-cell>
          <table:table-cell office:value-type="float" office:value="89.621427907479273" table:style-name="ce22">
            <text:p>89.6</text:p>
          </table:table-cell>
          <table:table-cell office:value-type="float" office:value="90.839044044989635" table:style-name="ce22">
            <text:p>90.8</text:p>
          </table:table-cell>
          <table:table-cell office:value-type="float" office:value="92.250909539805818" table:style-name="ce22">
            <text:p>92.3</text:p>
          </table:table-cell>
          <table:table-cell office:value-type="float" office:value="95.644769403323153" table:style-name="ce22">
            <text:p>95.6</text:p>
          </table:table-cell>
          <table:table-cell office:value-type="float" office:value="95.173492516228407" table:style-name="ce22">
            <text:p>95.2</text:p>
          </table:table-cell>
          <table:table-cell office:value-type="float" office:value="94.657830908677241" table:style-name="ce22">
            <text:p>94.7</text:p>
          </table:table-cell>
          <table:table-cell office:value-type="float" office:value="97.672703751817338" table:style-name="ce22">
            <text:p>97.7</text:p>
          </table:table-cell>
          <table:table-cell office:value-type="float" office:value="99.828580757686339" table:style-name="ce22">
            <text:p>99.8</text:p>
          </table:table-cell>
          <table:table-cell office:value-type="float" office:value="98.893610530860542" table:style-name="ce22">
            <text:p>98.9</text:p>
          </table:table-cell>
          <table:table-cell office:value-type="float" office:value="98.567538248154591" table:style-name="ce22">
            <text:p>98.6</text:p>
          </table:table-cell>
          <table:table-cell office:value-type="float" office:value="99.034288254213351" table:style-name="ce22">
            <text:p>99.0</text:p>
          </table:table-cell>
          <table:table-cell office:value-type="float" office:value="99.356141379324768" table:style-name="ce22">
            <text:p>99.4</text:p>
          </table:table-cell>
          <table:table-cell office:value-type="float" office:value="97.739779679221201" table:style-name="ce22">
            <text:p>97.7</text:p>
          </table:table-cell>
          <table:table-cell office:value-type="float" office:value="97.726417394423535" table:style-name="ce22">
            <text:p>97.7</text:p>
          </table:table-cell>
          <table:table-cell office:value-type="float" office:value="99.90828280775375" table:style-name="ce22">
            <text:p>99.9</text:p>
          </table:table-cell>
          <table:table-cell office:value-type="float" office:value="100.80522906428297" table:style-name="ce22">
            <text:p>100.8</text:p>
          </table:table-cell>
          <table:table-cell office:value-type="float" office:value="98.654976652388413" table:style-name="ce22">
            <text:p>98.7</text:p>
          </table:table-cell>
          <table:table-cell office:value-type="float" office:value="98.81461784716106" table:style-name="ce22">
            <text:p>98.8</text:p>
          </table:table-cell>
          <table:table-cell office:value-type="float" office:value="102.22023713788933" table:style-name="ce22">
            <text:p>102.2</text:p>
          </table:table-cell>
          <table:table-cell office:value-type="float" office:value="100.74596039311091" table:style-name="ce22">
            <text:p>100.7</text:p>
          </table:table-cell>
          <table:table-cell office:value-type="float" office:value="93.996275689539374" table:style-name="ce22">
            <text:p>94.0</text:p>
          </table:table-cell>
          <table:table-cell office:value-type="float" office:value="97.310160039713494" table:style-name="ce22">
            <text:p>97.3</text:p>
          </table:table-cell>
          <table:table-cell office:value-type="float" office:value="98.256858707782243" table:style-name="ce22">
            <text:p>98.3</text:p>
          </table:table-cell>
          <table:table-cell office:value-type="float" office:value="97.952873766712941" table:style-name="ce22">
            <text:p>98.0</text:p>
          </table:table-cell>
          <table:table-cell office:value-type="float" office:value="94.307311944837792" table:style-name="ce22">
            <text:p>94.3</text:p>
          </table:table-cell>
          <table:table-cell office:value-type="float" office:value="90.632718730808364" table:style-name="ce22">
            <text:p>90.6</text:p>
          </table:table-cell>
          <table:table-cell office:value-type="float" office:value="93.371714355587841" table:style-name="ce22">
            <text:p>93.4</text:p>
          </table:table-cell>
          <table:table-cell office:value-type="float" office:value="93.11754130460028" table:style-name="ce22">
            <text:p>93.1</text:p>
          </table:table-cell>
          <table:table-cell office:value-type="float" office:value="92.482247517898287" table:style-name="ce22">
            <text:p>92.5</text:p>
          </table:table-cell>
          <table:table-cell office:value-type="float" office:value="94.733360686432817" table:style-name="ce22">
            <text:p>94.7</text:p>
          </table:table-cell>
          <table:table-cell office:value-type="float" office:value="92.912705110544792" table:style-name="ce22">
            <text:p>92.9</text:p>
          </table:table-cell>
          <table:table-cell office:value-type="float" office:value="92.363294451497069" table:style-name="ce22">
            <text:p>92.4</text:p>
          </table:table-cell>
          <table:table-cell office:value-type="float" office:value="91.337342458569481" table:style-name="ce22">
            <text:p>91.3</text:p>
          </table:table-cell>
          <table:table-cell office:value-type="float" office:value="89.434745997007454" table:style-name="ce22">
            <text:p>89.4</text:p>
          </table:table-cell>
          <table:table-cell office:value-type="float" office:value="92.697567816722582" table:style-name="ce22">
            <text:p>92.7</text:p>
          </table:table-cell>
          <table:table-cell office:value-type="float" office:value="96.598455038084055" table:style-name="ce22">
            <text:p>96.6</text:p>
          </table:table-cell>
          <table:table-cell office:value-type="float" office:value="93.871980540502278" table:style-name="ce22">
            <text:p>93.9</text:p>
          </table:table-cell>
          <table:table-cell office:value-type="float" office:value="94.434260461803134" table:style-name="ce22">
            <text:p>94.4</text:p>
          </table:table-cell>
          <table:table-cell office:value-type="float" office:value="96.973682646125937" table:style-name="ce22">
            <text:p>97.0</text:p>
          </table:table-cell>
          <table:table-cell office:value-type="float" office:value="100.00000000000001" table:style-name="ce22">
            <text:p>100.0</text:p>
          </table:table-cell>
          <table:table-cell office:value-type="float" office:value="100.62585341060772" table:style-name="ce22">
            <text:p>100.6</text:p>
          </table:table-cell>
          <table:table-cell office:value-type="float" office:value="102.77991737441855" table:style-name="ce22">
            <text:p>102.8</text:p>
          </table:table-cell>
          <table:table-cell office:value-type="float" office:value="103.7264001431034" table:style-name="ce22">
            <text:p>103.7</text:p>
          </table:table-cell>
          <table:table-cell office:value-type="float" office:value="105.39022915536748" table:style-name="ce22">
            <text:p>105.4</text:p>
          </table:table-cell>
          <table:table-cell office:value-type="float" office:value="104.80778611858899" table:style-name="ce22">
            <text:p>104.8</text:p>
          </table:table-cell>
          <table:table-cell table:style-name="ce28"/>
          <table:table-cell table:style-name="ce29"/>
          <table:table-cell table:style-name="ce30"/>
          <table:table-cell table:number-columns-repeated="16332" table:style-name="ce28"/>
        </table:table-row>
        <table:table-row table:style-name="ro2">
          <table:table-cell table:style-name="ce31"/>
          <table:table-cell table:style-name="ce32"/>
          <table:table-cell table:number-columns-repeated="41" table:style-name="ce33"/>
          <table:table-cell table:number-columns-repeated="6" table:style-name="ce6"/>
          <table:table-cell table:style-name="ce28"/>
          <table:table-cell table:style-name="ce23"/>
          <table:table-cell table:style-name="ce24"/>
          <table:table-cell table:number-columns-repeated="16332" table:style-name="ce28"/>
        </table:table-row>
        <table:table-row table:style-name="ro2">
          <table:table-cell office:value-type="string" table:style-name="ce21">
            <text:p>10 Inseparable non-agricultural activities</text:p>
          </table:table-cell>
          <table:table-cell office:value-type="float" office:value="21.148667691608296" table:style-name="ce22">
            <text:p>21.1</text:p>
          </table:table-cell>
          <table:table-cell office:value-type="float" office:value="21.142570081224676" table:style-name="ce22">
            <text:p>21.1</text:p>
          </table:table-cell>
          <table:table-cell office:value-type="float" office:value="22.805949667032422" table:style-name="ce22">
            <text:p>22.8</text:p>
          </table:table-cell>
          <table:table-cell office:value-type="float" office:value="23.719960229718183" table:style-name="ce22">
            <text:p>23.7</text:p>
          </table:table-cell>
          <table:table-cell office:value-type="float" office:value="24.632145379331014" table:style-name="ce22">
            <text:p>24.6</text:p>
          </table:table-cell>
          <table:table-cell office:value-type="float" office:value="25.635875522060648" table:style-name="ce22">
            <text:p>25.6</text:p>
          </table:table-cell>
          <table:table-cell office:value-type="float" office:value="26.611083766343079" table:style-name="ce22">
            <text:p>26.6</text:p>
          </table:table-cell>
          <table:table-cell office:value-type="float" office:value="27.589264575562702" table:style-name="ce22">
            <text:p>27.6</text:p>
          </table:table-cell>
          <table:table-cell office:value-type="float" office:value="28.687841493470366" table:style-name="ce22">
            <text:p>28.7</text:p>
          </table:table-cell>
          <table:table-cell office:value-type="float" office:value="29.825825707943601" table:style-name="ce22">
            <text:p>29.8</text:p>
          </table:table-cell>
          <table:table-cell office:value-type="float" office:value="31.067702461518007" table:style-name="ce22">
            <text:p>31.1</text:p>
          </table:table-cell>
          <table:table-cell office:value-type="float" office:value="32.271008453861462" table:style-name="ce22">
            <text:p>32.3</text:p>
          </table:table-cell>
          <table:table-cell office:value-type="float" office:value="33.504069092501616" table:style-name="ce22">
            <text:p>33.5</text:p>
          </table:table-cell>
          <table:table-cell office:value-type="float" office:value="34.789501203789683" table:style-name="ce22">
            <text:p>34.8</text:p>
          </table:table-cell>
          <table:table-cell office:value-type="float" office:value="36.151519772064852" table:style-name="ce22">
            <text:p>36.2</text:p>
          </table:table-cell>
          <table:table-cell office:value-type="float" office:value="37.511868762063742" table:style-name="ce22">
            <text:p>37.5</text:p>
          </table:table-cell>
          <table:table-cell office:value-type="float" office:value="36.961386646267762" table:style-name="ce22">
            <text:p>37.0</text:p>
          </table:table-cell>
          <table:table-cell office:value-type="float" office:value="41.632394841600721" table:style-name="ce22">
            <text:p>41.6</text:p>
          </table:table-cell>
          <table:table-cell office:value-type="float" office:value="43.307234677193456" table:style-name="ce22">
            <text:p>43.3</text:p>
          </table:table-cell>
          <table:table-cell office:value-type="float" office:value="45.840463583488948" table:style-name="ce22">
            <text:p>45.8</text:p>
          </table:table-cell>
          <table:table-cell office:value-type="float" office:value="49.363035126386428" table:style-name="ce22">
            <text:p>49.4</text:p>
          </table:table-cell>
          <table:table-cell office:value-type="float" office:value="52.107343632333027" table:style-name="ce22">
            <text:p>52.1</text:p>
          </table:table-cell>
          <table:table-cell office:value-type="float" office:value="50.518931201970162" table:style-name="ce22">
            <text:p>50.5</text:p>
          </table:table-cell>
          <table:table-cell office:value-type="float" office:value="54.875148753213558" table:style-name="ce22">
            <text:p>54.9</text:p>
          </table:table-cell>
          <table:table-cell office:value-type="float" office:value="54.521530561606227" table:style-name="ce22">
            <text:p>54.5</text:p>
          </table:table-cell>
          <table:table-cell office:value-type="float" office:value="60.156386094440009" table:style-name="ce22">
            <text:p>60.2</text:p>
          </table:table-cell>
          <table:table-cell office:value-type="float" office:value="60.732109534433441" table:style-name="ce22">
            <text:p>60.7</text:p>
          </table:table-cell>
          <table:table-cell office:value-type="float" office:value="66.710720776329168" table:style-name="ce22">
            <text:p>66.7</text:p>
          </table:table-cell>
          <table:table-cell office:value-type="float" office:value="82.940047980621088" table:style-name="ce22">
            <text:p>82.9</text:p>
          </table:table-cell>
          <table:table-cell office:value-type="float" office:value="72.176419840013068" table:style-name="ce22">
            <text:p>72.2</text:p>
          </table:table-cell>
          <table:table-cell office:value-type="float" office:value="73.772912453304059" table:style-name="ce22">
            <text:p>73.8</text:p>
          </table:table-cell>
          <table:table-cell office:value-type="float" office:value="75.859287862851843" table:style-name="ce22">
            <text:p>75.9</text:p>
          </table:table-cell>
          <table:table-cell office:value-type="float" office:value="77.477432627949838" table:style-name="ce22">
            <text:p>77.5</text:p>
          </table:table-cell>
          <table:table-cell office:value-type="float" office:value="74.588192055565372" table:style-name="ce22">
            <text:p>74.6</text:p>
          </table:table-cell>
          <table:table-cell office:value-type="float" office:value="78.804763574422665" table:style-name="ce22">
            <text:p>78.8</text:p>
          </table:table-cell>
          <table:table-cell office:value-type="float" office:value="79.380029797182033" table:style-name="ce22">
            <text:p>79.4</text:p>
          </table:table-cell>
          <table:table-cell office:value-type="float" office:value="87.63805830238087" table:style-name="ce22">
            <text:p>87.6</text:p>
          </table:table-cell>
          <table:table-cell office:value-type="float" office:value="87.214368680006814" table:style-name="ce22">
            <text:p>87.2</text:p>
          </table:table-cell>
          <table:table-cell office:value-type="float" office:value="88.553751183647279" table:style-name="ce22">
            <text:p>88.6</text:p>
          </table:table-cell>
          <table:table-cell office:value-type="float" office:value="89.878735561777233" table:style-name="ce22">
            <text:p>89.9</text:p>
          </table:table-cell>
          <table:table-cell office:value-type="float" office:value="100.68515504514481" table:style-name="ce22">
            <text:p>100.7</text:p>
          </table:table-cell>
          <table:table-cell office:value-type="float" office:value="98.709972865580639" table:style-name="ce22">
            <text:p>98.7</text:p>
          </table:table-cell>
          <table:table-cell office:value-type="float" office:value="100.00000000000003" table:style-name="ce22">
            <text:p>100.0</text:p>
          </table:table-cell>
          <table:table-cell office:value-type="float" office:value="100.59475016343477" table:style-name="ce22">
            <text:p>100.6</text:p>
          </table:table-cell>
          <table:table-cell office:value-type="float" office:value="109.41291441070531" table:style-name="ce22">
            <text:p>109.4</text:p>
          </table:table-cell>
          <table:table-cell office:value-type="float" office:value="114.42528157656128" table:style-name="ce22">
            <text:p>114.4</text:p>
          </table:table-cell>
          <table:table-cell office:value-type="float" office:value="121.15185939170682" table:style-name="ce22">
            <text:p>121.2</text:p>
          </table:table-cell>
          <table:table-cell office:value-type="float" office:value="96.119009695867504" table:style-name="ce22">
            <text:p>96.1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2">
          <table:table-cell table:style-name="ce31"/>
          <table:table-cell table:number-columns-repeated="48" table:style-name="ce22"/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2">
          <table:table-cell office:value-type="string" table:style-name="ce34">
            <text:p>11 All outputs</text:p>
          </table:table-cell>
          <table:table-cell office:value-type="float" office:value="73.098132999464326" table:style-name="ce35">
            <text:p>73.1</text:p>
          </table:table-cell>
          <table:table-cell office:value-type="float" office:value="75.370210543486536" table:style-name="ce35">
            <text:p>75.4</text:p>
          </table:table-cell>
          <table:table-cell office:value-type="float" office:value="72.464123122278465" table:style-name="ce35">
            <text:p>72.5</text:p>
          </table:table-cell>
          <table:table-cell office:value-type="float" office:value="70.563244977293351" table:style-name="ce35">
            <text:p>70.6</text:p>
          </table:table-cell>
          <table:table-cell office:value-type="float" office:value="75.277366061121313" table:style-name="ce35">
            <text:p>75.3</text:p>
          </table:table-cell>
          <table:table-cell office:value-type="float" office:value="78.651452812035259" table:style-name="ce35">
            <text:p>78.7</text:p>
          </table:table-cell>
          <table:table-cell office:value-type="float" office:value="80.492142951473113" table:style-name="ce35">
            <text:p>80.5</text:p>
          </table:table-cell>
          <table:table-cell office:value-type="float" office:value="82.698825924222334" table:style-name="ce35">
            <text:p>82.7</text:p>
          </table:table-cell>
          <table:table-cell office:value-type="float" office:value="82.669005004866321" table:style-name="ce35">
            <text:p>82.7</text:p>
          </table:table-cell>
          <table:table-cell office:value-type="float" office:value="87.882218848282676" table:style-name="ce35">
            <text:p>87.9</text:p>
          </table:table-cell>
          <table:table-cell office:value-type="float" office:value="86.915541637236487" table:style-name="ce35">
            <text:p>86.9</text:p>
          </table:table-cell>
          <table:table-cell office:value-type="float" office:value="93.972012604158508" table:style-name="ce35">
            <text:p>94.0</text:p>
          </table:table-cell>
          <table:table-cell office:value-type="float" office:value="91.021299577139402" table:style-name="ce35">
            <text:p>91.0</text:p>
          </table:table-cell>
          <table:table-cell office:value-type="float" office:value="91.859103185470914" table:style-name="ce35">
            <text:p>91.9</text:p>
          </table:table-cell>
          <table:table-cell office:value-type="float" office:value="90.559016996406115" table:style-name="ce35">
            <text:p>90.6</text:p>
          </table:table-cell>
          <table:table-cell office:value-type="float" office:value="90.596823037854449" table:style-name="ce35">
            <text:p>90.6</text:p>
          </table:table-cell>
          <table:table-cell office:value-type="float" office:value="91.974240908677345" table:style-name="ce35">
            <text:p>92.0</text:p>
          </table:table-cell>
          <table:table-cell office:value-type="float" office:value="91.56004255009573" table:style-name="ce35">
            <text:p>91.6</text:p>
          </table:table-cell>
          <table:table-cell office:value-type="float" office:value="93.373048070719577" table:style-name="ce35">
            <text:p>93.4</text:p>
          </table:table-cell>
          <table:table-cell office:value-type="float" office:value="93.656936708664688" table:style-name="ce35">
            <text:p>93.7</text:p>
          </table:table-cell>
          <table:table-cell office:value-type="float" office:value="91.338475301744253" table:style-name="ce35">
            <text:p>91.3</text:p>
          </table:table-cell>
          <table:table-cell office:value-type="float" office:value="92.955434624707991" table:style-name="ce35">
            <text:p>93.0</text:p>
          </table:table-cell>
          <table:table-cell office:value-type="float" office:value="93.085223126477473" table:style-name="ce35">
            <text:p>93.1</text:p>
          </table:table-cell>
          <table:table-cell office:value-type="float" office:value="92.211640132175958" table:style-name="ce35">
            <text:p>92.2</text:p>
          </table:table-cell>
          <table:table-cell office:value-type="float" office:value="92.493219719182335" table:style-name="ce35">
            <text:p>92.5</text:p>
          </table:table-cell>
          <table:table-cell office:value-type="float" office:value="92.341325786520542" table:style-name="ce35">
            <text:p>92.3</text:p>
          </table:table-cell>
          <table:table-cell office:value-type="float" office:value="93.651103204619375" table:style-name="ce35">
            <text:p>93.7</text:p>
          </table:table-cell>
          <table:table-cell office:value-type="float" office:value="90.587905850337009" table:style-name="ce35">
            <text:p>90.6</text:p>
          </table:table-cell>
          <table:table-cell office:value-type="float" office:value="87.226887202230756" table:style-name="ce35">
            <text:p>87.2</text:p>
          </table:table-cell>
          <table:table-cell office:value-type="float" office:value="90.363954919320378" table:style-name="ce35">
            <text:p>90.4</text:p>
          </table:table-cell>
          <table:table-cell office:value-type="float" office:value="89.470105727805517" table:style-name="ce35">
            <text:p>89.5</text:p>
          </table:table-cell>
          <table:table-cell office:value-type="float" office:value="90.174080206406202" table:style-name="ce35">
            <text:p>90.2</text:p>
          </table:table-cell>
          <table:table-cell office:value-type="float" office:value="91.271285734239456" table:style-name="ce35">
            <text:p>91.3</text:p>
          </table:table-cell>
          <table:table-cell office:value-type="float" office:value="88.484047238206685" table:style-name="ce35">
            <text:p>88.5</text:p>
          </table:table-cell>
          <table:table-cell office:value-type="float" office:value="87.753477890597168" table:style-name="ce35">
            <text:p>87.8</text:p>
          </table:table-cell>
          <table:table-cell office:value-type="float" office:value="91.66186775281453" table:style-name="ce35">
            <text:p>91.7</text:p>
          </table:table-cell>
          <table:table-cell office:value-type="float" office:value="89.57583476619368" table:style-name="ce35">
            <text:p>89.6</text:p>
          </table:table-cell>
          <table:table-cell office:value-type="float" office:value="90.762528022273415" table:style-name="ce35">
            <text:p>90.8</text:p>
          </table:table-cell>
          <table:table-cell office:value-type="float" office:value="94.873349578112254" table:style-name="ce35">
            <text:p>94.9</text:p>
          </table:table-cell>
          <table:table-cell office:value-type="float" office:value="89.946971880431519" table:style-name="ce35">
            <text:p>89.9</text:p>
          </table:table-cell>
          <table:table-cell office:value-type="float" office:value="91.588154975450735" table:style-name="ce35">
            <text:p>91.6</text:p>
          </table:table-cell>
          <table:table-cell office:value-type="float" office:value="98.089416909086836" table:style-name="ce35">
            <text:p>98.1</text:p>
          </table:table-cell>
          <table:table-cell office:value-type="float" office:value="100.00000000000007" table:style-name="ce35">
            <text:p>100.0</text:p>
          </table:table-cell>
          <table:table-cell office:value-type="float" office:value="97.290406679553783" table:style-name="ce35">
            <text:p>97.3</text:p>
          </table:table-cell>
          <table:table-cell office:value-type="float" office:value="101.15485103898128" table:style-name="ce35">
            <text:p>101.2</text:p>
          </table:table-cell>
          <table:table-cell office:value-type="float" office:value="98.87842583885309" table:style-name="ce35">
            <text:p>98.9</text:p>
          </table:table-cell>
          <table:table-cell office:value-type="float" office:value="102.70128722442317" table:style-name="ce35">
            <text:p>102.7</text:p>
          </table:table-cell>
          <table:table-cell office:value-type="float" office:value="96.255046677869828" table:style-name="ce35">
            <text:p>96.3</text:p>
          </table:table-cell>
          <table:table-cell table:style-name="ce28"/>
          <table:table-cell table:style-name="ce29"/>
          <table:table-cell table:style-name="ce30"/>
          <table:table-cell table:number-columns-repeated="16332" table:style-name="ce28"/>
        </table:table-row>
        <table:table-row table:style-name="ro2">
          <table:table-cell table:style-name="ce31"/>
          <table:table-cell table:style-name="ce32"/>
          <table:table-cell table:number-columns-repeated="47" table:style-name="ce33"/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2">
          <table:table-cell office:value-type="string" table:style-name="ce21">
            <text:p>12 Seeds</text:p>
          </table:table-cell>
          <table:table-cell office:value-type="float" office:value="82.816315929287114" table:style-name="ce22">
            <text:p>82.8</text:p>
          </table:table-cell>
          <table:table-cell office:value-type="float" office:value="81.284581050617575" table:style-name="ce22">
            <text:p>81.3</text:p>
          </table:table-cell>
          <table:table-cell office:value-type="float" office:value="83.125389319113424" table:style-name="ce22">
            <text:p>83.1</text:p>
          </table:table-cell>
          <table:table-cell office:value-type="float" office:value="79.35915443658925" table:style-name="ce22">
            <text:p>79.4</text:p>
          </table:table-cell>
          <table:table-cell office:value-type="float" office:value="85.184741024899807" table:style-name="ce22">
            <text:p>85.2</text:p>
          </table:table-cell>
          <table:table-cell office:value-type="float" office:value="90.175815858639339" table:style-name="ce22">
            <text:p>90.2</text:p>
          </table:table-cell>
          <table:table-cell office:value-type="float" office:value="96.53263652155718" table:style-name="ce22">
            <text:p>96.5</text:p>
          </table:table-cell>
          <table:table-cell office:value-type="float" office:value="81.851173129133457" table:style-name="ce22">
            <text:p>81.9</text:p>
          </table:table-cell>
          <table:table-cell office:value-type="float" office:value="86.611786969190945" table:style-name="ce22">
            <text:p>86.6</text:p>
          </table:table-cell>
          <table:table-cell office:value-type="float" office:value="85.488039846054619" table:style-name="ce22">
            <text:p>85.5</text:p>
          </table:table-cell>
          <table:table-cell office:value-type="float" office:value="93.138852717350233" table:style-name="ce22">
            <text:p>93.1</text:p>
          </table:table-cell>
          <table:table-cell office:value-type="float" office:value="87.431469248341685" table:style-name="ce22">
            <text:p>87.4</text:p>
          </table:table-cell>
          <table:table-cell office:value-type="float" office:value="90.561444537763805" table:style-name="ce22">
            <text:p>90.6</text:p>
          </table:table-cell>
          <table:table-cell office:value-type="float" office:value="88.881508125156287" table:style-name="ce22">
            <text:p>88.9</text:p>
          </table:table-cell>
          <table:table-cell office:value-type="float" office:value="85.910369301290018" table:style-name="ce22">
            <text:p>85.9</text:p>
          </table:table-cell>
          <table:table-cell office:value-type="float" office:value="90.419373596891347" table:style-name="ce22">
            <text:p>90.4</text:p>
          </table:table-cell>
          <table:table-cell office:value-type="float" office:value="83.841951810125863" table:style-name="ce22">
            <text:p>83.8</text:p>
          </table:table-cell>
          <table:table-cell office:value-type="float" office:value="83.860367962600023" table:style-name="ce22">
            <text:p>83.9</text:p>
          </table:table-cell>
          <table:table-cell office:value-type="float" office:value="79.080998207890971" table:style-name="ce22">
            <text:p>79.1</text:p>
          </table:table-cell>
          <table:table-cell office:value-type="float" office:value="83.082147650732779" table:style-name="ce22">
            <text:p>83.1</text:p>
          </table:table-cell>
          <table:table-cell office:value-type="float" office:value="80.460982889250545" table:style-name="ce22">
            <text:p>80.5</text:p>
          </table:table-cell>
          <table:table-cell office:value-type="float" office:value="81.353045161811153" table:style-name="ce22">
            <text:p>81.4</text:p>
          </table:table-cell>
          <table:table-cell office:value-type="float" office:value="91.361583405841174" table:style-name="ce22">
            <text:p>91.4</text:p>
          </table:table-cell>
          <table:table-cell office:value-type="float" office:value="83.537931917433326" table:style-name="ce22">
            <text:p>83.5</text:p>
          </table:table-cell>
          <table:table-cell office:value-type="float" office:value="89.539803152385701" table:style-name="ce22">
            <text:p>89.5</text:p>
          </table:table-cell>
          <table:table-cell office:value-type="float" office:value="98.743482117131009" table:style-name="ce22">
            <text:p>98.7</text:p>
          </table:table-cell>
          <table:table-cell office:value-type="float" office:value="92.82749987900867" table:style-name="ce22">
            <text:p>92.8</text:p>
          </table:table-cell>
          <table:table-cell office:value-type="float" office:value="82.830965761198499" table:style-name="ce22">
            <text:p>82.8</text:p>
          </table:table-cell>
          <table:table-cell office:value-type="float" office:value="82.083719546710853" table:style-name="ce22">
            <text:p>82.1</text:p>
          </table:table-cell>
          <table:table-cell office:value-type="float" office:value="70.475636907098789" table:style-name="ce22">
            <text:p>70.5</text:p>
          </table:table-cell>
          <table:table-cell office:value-type="float" office:value="69.367262766282451" table:style-name="ce22">
            <text:p>69.4</text:p>
          </table:table-cell>
          <table:table-cell office:value-type="float" office:value="62.022511770468071" table:style-name="ce22">
            <text:p>62.0</text:p>
          </table:table-cell>
          <table:table-cell office:value-type="float" office:value="73.875148308400725" table:style-name="ce22">
            <text:p>73.9</text:p>
          </table:table-cell>
          <table:table-cell office:value-type="float" office:value="80.593006363046868" table:style-name="ce22">
            <text:p>80.6</text:p>
          </table:table-cell>
          <table:table-cell office:value-type="float" office:value="93.468842315472742" table:style-name="ce22">
            <text:p>93.5</text:p>
          </table:table-cell>
          <table:table-cell office:value-type="float" office:value="89.350464903743003" table:style-name="ce22">
            <text:p>89.4</text:p>
          </table:table-cell>
          <table:table-cell office:value-type="float" office:value="87.624833618652559" table:style-name="ce22">
            <text:p>87.6</text:p>
          </table:table-cell>
          <table:table-cell office:value-type="float" office:value="94.525938575863364" table:style-name="ce22">
            <text:p>94.5</text:p>
          </table:table-cell>
          <table:table-cell office:value-type="float" office:value="92.224519473625847" table:style-name="ce22">
            <text:p>92.2</text:p>
          </table:table-cell>
          <table:table-cell office:value-type="float" office:value="96.047024050842424" table:style-name="ce22">
            <text:p>96.0</text:p>
          </table:table-cell>
          <table:table-cell office:value-type="float" office:value="101.10335621220312" table:style-name="ce22">
            <text:p>101.1</text:p>
          </table:table-cell>
          <table:table-cell office:value-type="float" office:value="101.17175177699129" table:style-name="ce22">
            <text:p>101.2</text:p>
          </table:table-cell>
          <table:table-cell office:value-type="float" office:value="100.00000000000004" table:style-name="ce22">
            <text:p>100.0</text:p>
          </table:table-cell>
          <table:table-cell office:value-type="float" office:value="101.56633253270594" table:style-name="ce22">
            <text:p>101.6</text:p>
          </table:table-cell>
          <table:table-cell office:value-type="float" office:value="103.18752913910126" table:style-name="ce22">
            <text:p>103.2</text:p>
          </table:table-cell>
          <table:table-cell office:value-type="float" office:value="95.854702802624601" table:style-name="ce22">
            <text:p>95.9</text:p>
          </table:table-cell>
          <table:table-cell office:value-type="float" office:value="103.47249207260185" table:style-name="ce22">
            <text:p>103.5</text:p>
          </table:table-cell>
          <table:table-cell office:value-type="float" office:value="120.64892487424072" table:style-name="ce22">
            <text:p>120.6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2">
          <table:table-cell office:value-type="string" table:style-name="ce21">
            <text:p>13 Energy</text:p>
          </table:table-cell>
          <table:table-cell office:value-type="float" office:value="193.92733645079647" table:style-name="ce22">
            <text:p>193.9</text:p>
          </table:table-cell>
          <table:table-cell office:value-type="float" office:value="171.80320007246584" table:style-name="ce22">
            <text:p>171.8</text:p>
          </table:table-cell>
          <table:table-cell office:value-type="float" office:value="172.05305524074035" table:style-name="ce22">
            <text:p>172.1</text:p>
          </table:table-cell>
          <table:table-cell office:value-type="float" office:value="167.77081758081272" table:style-name="ce22">
            <text:p>167.8</text:p>
          </table:table-cell>
          <table:table-cell office:value-type="float" office:value="173.73169208204266" table:style-name="ce22">
            <text:p>173.7</text:p>
          </table:table-cell>
          <table:table-cell office:value-type="float" office:value="177.21355629013897" table:style-name="ce22">
            <text:p>177.2</text:p>
          </table:table-cell>
          <table:table-cell office:value-type="float" office:value="174.33233533237254" table:style-name="ce22">
            <text:p>174.3</text:p>
          </table:table-cell>
          <table:table-cell office:value-type="float" office:value="157.20621167453578" table:style-name="ce22">
            <text:p>157.2</text:p>
          </table:table-cell>
          <table:table-cell office:value-type="float" office:value="150.1420788672265" table:style-name="ce22">
            <text:p>150.1</text:p>
          </table:table-cell>
          <table:table-cell office:value-type="float" office:value="149.72750561060485" table:style-name="ce22">
            <text:p>149.7</text:p>
          </table:table-cell>
          <table:table-cell office:value-type="float" office:value="148.40507799301002" table:style-name="ce22">
            <text:p>148.4</text:p>
          </table:table-cell>
          <table:table-cell office:value-type="float" office:value="147.21161238647454" table:style-name="ce22">
            <text:p>147.2</text:p>
          </table:table-cell>
          <table:table-cell office:value-type="float" office:value="149.87316800024416" table:style-name="ce22">
            <text:p>149.9</text:p>
          </table:table-cell>
          <table:table-cell office:value-type="float" office:value="148.74636853258909" table:style-name="ce22">
            <text:p>148.7</text:p>
          </table:table-cell>
          <table:table-cell office:value-type="float" office:value="141.05465825740586" table:style-name="ce22">
            <text:p>141.1</text:p>
          </table:table-cell>
          <table:table-cell office:value-type="float" office:value="145.48591223183465" table:style-name="ce22">
            <text:p>145.5</text:p>
          </table:table-cell>
          <table:table-cell office:value-type="float" office:value="133.72860355702733" table:style-name="ce22">
            <text:p>133.7</text:p>
          </table:table-cell>
          <table:table-cell office:value-type="float" office:value="135.06796586321539" table:style-name="ce22">
            <text:p>135.1</text:p>
          </table:table-cell>
          <table:table-cell office:value-type="float" office:value="140.06962282533721" table:style-name="ce22">
            <text:p>140.1</text:p>
          </table:table-cell>
          <table:table-cell office:value-type="float" office:value="133.03227559450968" table:style-name="ce22">
            <text:p>133.0</text:p>
          </table:table-cell>
          <table:table-cell office:value-type="float" office:value="133.31221428746966" table:style-name="ce22">
            <text:p>133.3</text:p>
          </table:table-cell>
          <table:table-cell office:value-type="float" office:value="129.48265806044415" table:style-name="ce22">
            <text:p>129.5</text:p>
          </table:table-cell>
          <table:table-cell office:value-type="float" office:value="132.74320631077885" table:style-name="ce22">
            <text:p>132.7</text:p>
          </table:table-cell>
          <table:table-cell office:value-type="float" office:value="141.22257371685276" table:style-name="ce22">
            <text:p>141.2</text:p>
          </table:table-cell>
          <table:table-cell office:value-type="float" office:value="137.36828239567069" table:style-name="ce22">
            <text:p>137.4</text:p>
          </table:table-cell>
          <table:table-cell office:value-type="float" office:value="140.25950667999854" table:style-name="ce22">
            <text:p>140.3</text:p>
          </table:table-cell>
          <table:table-cell office:value-type="float" office:value="131.50921551688771" table:style-name="ce22">
            <text:p>131.5</text:p>
          </table:table-cell>
          <table:table-cell office:value-type="float" office:value="119.89889325046131" table:style-name="ce22">
            <text:p>119.9</text:p>
          </table:table-cell>
          <table:table-cell office:value-type="float" office:value="120.63509579219075" table:style-name="ce22">
            <text:p>120.6</text:p>
          </table:table-cell>
          <table:table-cell office:value-type="float" office:value="119.69692868926215" table:style-name="ce22">
            <text:p>119.7</text:p>
          </table:table-cell>
          <table:table-cell office:value-type="float" office:value="101.63004067835604" table:style-name="ce22">
            <text:p>101.6</text:p>
          </table:table-cell>
          <table:table-cell office:value-type="float" office:value="103.9657436313537" table:style-name="ce22">
            <text:p>104.0</text:p>
          </table:table-cell>
          <table:table-cell office:value-type="float" office:value="96.838590516328239" table:style-name="ce22">
            <text:p>96.8</text:p>
          </table:table-cell>
          <table:table-cell office:value-type="float" office:value="91.700159375966876" table:style-name="ce22">
            <text:p>91.7</text:p>
          </table:table-cell>
          <table:table-cell office:value-type="float" office:value="95.873490350597322" table:style-name="ce22">
            <text:p>95.9</text:p>
          </table:table-cell>
          <table:table-cell office:value-type="float" office:value="91.631426376931799" table:style-name="ce22">
            <text:p>91.6</text:p>
          </table:table-cell>
          <table:table-cell office:value-type="float" office:value="104.52750910937098" table:style-name="ce22">
            <text:p>104.5</text:p>
          </table:table-cell>
          <table:table-cell office:value-type="float" office:value="101.94212207122305" table:style-name="ce22">
            <text:p>101.9</text:p>
          </table:table-cell>
          <table:table-cell office:value-type="float" office:value="98.132546825884575" table:style-name="ce22">
            <text:p>98.1</text:p>
          </table:table-cell>
          <table:table-cell office:value-type="float" office:value="98.147291012831076" table:style-name="ce22">
            <text:p>98.1</text:p>
          </table:table-cell>
          <table:table-cell office:value-type="float" office:value="98.908740052926362" table:style-name="ce22">
            <text:p>98.9</text:p>
          </table:table-cell>
          <table:table-cell office:value-type="float" office:value="97.719633313899664" table:style-name="ce22">
            <text:p>97.7</text:p>
          </table:table-cell>
          <table:table-cell office:value-type="float" office:value="100.00000000000003" table:style-name="ce22">
            <text:p>100.0</text:p>
          </table:table-cell>
          <table:table-cell office:value-type="float" office:value="99.724736339977852" table:style-name="ce22">
            <text:p>99.7</text:p>
          </table:table-cell>
          <table:table-cell office:value-type="float" office:value="96.576247590506526" table:style-name="ce22">
            <text:p>96.6</text:p>
          </table:table-cell>
          <table:table-cell office:value-type="float" office:value="96.49879711393497" table:style-name="ce22">
            <text:p>96.5</text:p>
          </table:table-cell>
          <table:table-cell office:value-type="float" office:value="95.571158516489163" table:style-name="ce22">
            <text:p>95.6</text:p>
          </table:table-cell>
          <table:table-cell office:value-type="float" office:value="98.420668203694092" table:style-name="ce22">
            <text:p>98.4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25">
            <text:p>electricity and fuels for heating</text:p>
          </table:table-cell>
          <table:table-cell office:value-type="float" office:value="174.45541827617276" table:style-name="ce26">
            <text:p>174.5</text:p>
          </table:table-cell>
          <table:table-cell office:value-type="float" office:value="184.30781775038696" table:style-name="ce26">
            <text:p>184.3</text:p>
          </table:table-cell>
          <table:table-cell office:value-type="float" office:value="172.41699079874905" table:style-name="ce26">
            <text:p>172.4</text:p>
          </table:table-cell>
          <table:table-cell office:value-type="float" office:value="170.20869436487351" table:style-name="ce26">
            <text:p>170.2</text:p>
          </table:table-cell>
          <table:table-cell office:value-type="float" office:value="176.66371471004834" table:style-name="ce26">
            <text:p>176.7</text:p>
          </table:table-cell>
          <table:table-cell office:value-type="float" office:value="187.0257210536185" table:style-name="ce26">
            <text:p>187.0</text:p>
          </table:table-cell>
          <table:table-cell office:value-type="float" office:value="185.15716253264679" table:style-name="ce26">
            <text:p>185.2</text:p>
          </table:table-cell>
          <table:table-cell office:value-type="float" office:value="185.49690044555075" table:style-name="ce26">
            <text:p>185.5</text:p>
          </table:table-cell>
          <table:table-cell office:value-type="float" office:value="184.13794879393495" table:style-name="ce26">
            <text:p>184.1</text:p>
          </table:table-cell>
          <table:table-cell office:value-type="float" office:value="180.4008317519916" table:style-name="ce26">
            <text:p>180.4</text:p>
          </table:table-cell>
          <table:table-cell office:value-type="float" office:value="172.0772528858451" table:style-name="ce26">
            <text:p>172.1</text:p>
          </table:table-cell>
          <table:table-cell office:value-type="float" office:value="175.19133245855505" table:style-name="ce26">
            <text:p>175.2</text:p>
          </table:table-cell>
          <table:table-cell office:value-type="float" office:value="188.66565713214692" table:style-name="ce26">
            <text:p>188.7</text:p>
          </table:table-cell>
          <table:table-cell office:value-type="float" office:value="188.66440792613085" table:style-name="ce26">
            <text:p>188.7</text:p>
          </table:table-cell>
          <table:table-cell office:value-type="float" office:value="188.17379907919042" table:style-name="ce26">
            <text:p>188.2</text:p>
          </table:table-cell>
          <table:table-cell office:value-type="float" office:value="192.92182344853023" table:style-name="ce26">
            <text:p>192.9</text:p>
          </table:table-cell>
          <table:table-cell office:value-type="float" office:value="169.05089722187344" table:style-name="ce26">
            <text:p>169.1</text:p>
          </table:table-cell>
          <table:table-cell office:value-type="float" office:value="169.17287065906973" table:style-name="ce26">
            <text:p>169.2</text:p>
          </table:table-cell>
          <table:table-cell office:value-type="float" office:value="193.18948496589104" table:style-name="ce26">
            <text:p>193.2</text:p>
          </table:table-cell>
          <table:table-cell office:value-type="float" office:value="181.99607981708405" table:style-name="ce26">
            <text:p>182.0</text:p>
          </table:table-cell>
          <table:table-cell office:value-type="float" office:value="183.00392969491679" table:style-name="ce26">
            <text:p>183.0</text:p>
          </table:table-cell>
          <table:table-cell office:value-type="float" office:value="186.34290729021052" table:style-name="ce26">
            <text:p>186.3</text:p>
          </table:table-cell>
          <table:table-cell office:value-type="float" office:value="185.1912452877807" table:style-name="ce26">
            <text:p>185.2</text:p>
          </table:table-cell>
          <table:table-cell office:value-type="float" office:value="184.44179725049995" table:style-name="ce26">
            <text:p>184.4</text:p>
          </table:table-cell>
          <table:table-cell office:value-type="float" office:value="180.71257145906139" table:style-name="ce26">
            <text:p>180.7</text:p>
          </table:table-cell>
          <table:table-cell office:value-type="float" office:value="185.01075516353052" table:style-name="ce26">
            <text:p>185.0</text:p>
          </table:table-cell>
          <table:table-cell office:value-type="float" office:value="174.84998636766937" table:style-name="ce26">
            <text:p>174.8</text:p>
          </table:table-cell>
          <table:table-cell office:value-type="float" office:value="161.30376702470065" table:style-name="ce26">
            <text:p>161.3</text:p>
          </table:table-cell>
          <table:table-cell office:value-type="float" office:value="171.03972423854782" table:style-name="ce26">
            <text:p>171.0</text:p>
          </table:table-cell>
          <table:table-cell office:value-type="float" office:value="173.83507024316265" table:style-name="ce26">
            <text:p>173.8</text:p>
          </table:table-cell>
          <table:table-cell office:value-type="float" office:value="140.41949832911075" table:style-name="ce26">
            <text:p>140.4</text:p>
          </table:table-cell>
          <table:table-cell office:value-type="float" office:value="132.48372145464907" table:style-name="ce26">
            <text:p>132.5</text:p>
          </table:table-cell>
          <table:table-cell office:value-type="float" office:value="126.05138838169432" table:style-name="ce26">
            <text:p>126.1</text:p>
          </table:table-cell>
          <table:table-cell office:value-type="float" office:value="114.72328147662137" table:style-name="ce26">
            <text:p>114.7</text:p>
          </table:table-cell>
          <table:table-cell office:value-type="float" office:value="113.74788213018014" table:style-name="ce26">
            <text:p>113.7</text:p>
          </table:table-cell>
          <table:table-cell office:value-type="float" office:value="113.72117812562331" table:style-name="ce26">
            <text:p>113.7</text:p>
          </table:table-cell>
          <table:table-cell office:value-type="float" office:value="121.57988275859856" table:style-name="ce26">
            <text:p>121.6</text:p>
          </table:table-cell>
          <table:table-cell office:value-type="float" office:value="120.94612648102638" table:style-name="ce26">
            <text:p>120.9</text:p>
          </table:table-cell>
          <table:table-cell office:value-type="float" office:value="114.34554303467111" table:style-name="ce26">
            <text:p>114.3</text:p>
          </table:table-cell>
          <table:table-cell office:value-type="float" office:value="113.46975533163595" table:style-name="ce26">
            <text:p>113.5</text:p>
          </table:table-cell>
          <table:table-cell office:value-type="float" office:value="105.67551483095062" table:style-name="ce26">
            <text:p>105.7</text:p>
          </table:table-cell>
          <table:table-cell office:value-type="float" office:value="97.417619283183598" table:style-name="ce26">
            <text:p>97.4</text:p>
          </table:table-cell>
          <table:table-cell office:value-type="float" office:value="99.999999999999986" table:style-name="ce26">
            <text:p>100.0</text:p>
          </table:table-cell>
          <table:table-cell office:value-type="float" office:value="96.287785935683274" table:style-name="ce26">
            <text:p>96.3</text:p>
          </table:table-cell>
          <table:table-cell office:value-type="float" office:value="101.69187630503251" table:style-name="ce26">
            <text:p>101.7</text:p>
          </table:table-cell>
          <table:table-cell office:value-type="float" office:value="102.51492205413392" table:style-name="ce26">
            <text:p>102.5</text:p>
          </table:table-cell>
          <table:table-cell office:value-type="float" office:value="101.06594541810006" table:style-name="ce26">
            <text:p>101.1</text:p>
          </table:table-cell>
          <table:table-cell office:value-type="float" office:value="101.21217730628513" table:style-name="ce26">
            <text:p>101.2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25">
            <text:p>motor and machinery fuels</text:p>
          </table:table-cell>
          <table:table-cell office:value-type="float" office:value="208.08398951378453" table:style-name="ce26">
            <text:p>208.1</text:p>
          </table:table-cell>
          <table:table-cell office:value-type="float" office:value="171.24036479866774" table:style-name="ce26">
            <text:p>171.2</text:p>
          </table:table-cell>
          <table:table-cell office:value-type="float" office:value="176.36744604978099" table:style-name="ce26">
            <text:p>176.4</text:p>
          </table:table-cell>
          <table:table-cell office:value-type="float" office:value="170.97405115619617" table:style-name="ce26">
            <text:p>171.0</text:p>
          </table:table-cell>
          <table:table-cell office:value-type="float" office:value="176.85443649468536" table:style-name="ce26">
            <text:p>176.9</text:p>
          </table:table-cell>
          <table:table-cell office:value-type="float" office:value="177.10532608111092" table:style-name="ce26">
            <text:p>177.1</text:p>
          </table:table-cell>
          <table:table-cell office:value-type="float" office:value="173.6863062788222" table:style-name="ce26">
            <text:p>173.7</text:p>
          </table:table-cell>
          <table:table-cell office:value-type="float" office:value="149.14032015331892" table:style-name="ce26">
            <text:p>149.1</text:p>
          </table:table-cell>
          <table:table-cell office:value-type="float" office:value="139.83668446857726" table:style-name="ce26">
            <text:p>139.8</text:p>
          </table:table-cell>
          <table:table-cell office:value-type="float" office:value="140.61044465462149" table:style-name="ce26">
            <text:p>140.6</text:p>
          </table:table-cell>
          <table:table-cell office:value-type="float" office:value="141.69966705166664" table:style-name="ce26">
            <text:p>141.7</text:p>
          </table:table-cell>
          <table:table-cell office:value-type="float" office:value="139.07043982527455" table:style-name="ce26">
            <text:p>139.1</text:p>
          </table:table-cell>
          <table:table-cell office:value-type="float" office:value="138.4273946771757" table:style-name="ce26">
            <text:p>138.4</text:p>
          </table:table-cell>
          <table:table-cell office:value-type="float" office:value="136.90060163536486" table:style-name="ce26">
            <text:p>136.9</text:p>
          </table:table-cell>
          <table:table-cell office:value-type="float" office:value="125.95485785618834" table:style-name="ce26">
            <text:p>126.0</text:p>
          </table:table-cell>
          <table:table-cell office:value-type="float" office:value="130.43463106416107" table:style-name="ce26">
            <text:p>130.4</text:p>
          </table:table-cell>
          <table:table-cell office:value-type="float" office:value="123.83906416220262" table:style-name="ce26">
            <text:p>123.8</text:p>
          </table:table-cell>
          <table:table-cell office:value-type="float" office:value="125.84131444847283" table:style-name="ce26">
            <text:p>125.8</text:p>
          </table:table-cell>
          <table:table-cell office:value-type="float" office:value="121.96818215053315" table:style-name="ce26">
            <text:p>122.0</text:p>
          </table:table-cell>
          <table:table-cell office:value-type="float" office:value="116.5492582814806" table:style-name="ce26">
            <text:p>116.5</text:p>
          </table:table-cell>
          <table:table-cell office:value-type="float" office:value="116.50525148569056" table:style-name="ce26">
            <text:p>116.5</text:p>
          </table:table-cell>
          <table:table-cell office:value-type="float" office:value="109.4607711903931" table:style-name="ce26">
            <text:p>109.5</text:p>
          </table:table-cell>
          <table:table-cell office:value-type="float" office:value="114.63707114825348" table:style-name="ce26">
            <text:p>114.6</text:p>
          </table:table-cell>
          <table:table-cell office:value-type="float" office:value="127.25819808673545" table:style-name="ce26">
            <text:p>127.3</text:p>
          </table:table-cell>
          <table:table-cell office:value-type="float" office:value="123.24559328301564" table:style-name="ce26">
            <text:p>123.2</text:p>
          </table:table-cell>
          <table:table-cell office:value-type="float" office:value="125.63527544244951" table:style-name="ce26">
            <text:p>125.6</text:p>
          </table:table-cell>
          <table:table-cell office:value-type="float" office:value="117.2475856687218" table:style-name="ce26">
            <text:p>117.2</text:p>
          </table:table-cell>
          <table:table-cell office:value-type="float" office:value="106.2405682344523" table:style-name="ce26">
            <text:p>106.2</text:p>
          </table:table-cell>
          <table:table-cell office:value-type="float" office:value="104.0428293760697" table:style-name="ce26">
            <text:p>104.0</text:p>
          </table:table-cell>
          <table:table-cell office:value-type="float" office:value="101.8698621612011" table:style-name="ce26">
            <text:p>101.9</text:p>
          </table:table-cell>
          <table:table-cell office:value-type="float" office:value="88.864866955814037" table:style-name="ce26">
            <text:p>88.9</text:p>
          </table:table-cell>
          <table:table-cell office:value-type="float" office:value="94.549014682120642" table:style-name="ce26">
            <text:p>94.5</text:p>
          </table:table-cell>
          <table:table-cell office:value-type="float" office:value="87.240685182079744" table:style-name="ce26">
            <text:p>87.2</text:p>
          </table:table-cell>
          <table:table-cell office:value-type="float" office:value="84.070777651495504" table:style-name="ce26">
            <text:p>84.1</text:p>
          </table:table-cell>
          <table:table-cell office:value-type="float" office:value="89.99923818907213" table:style-name="ce26">
            <text:p>90.0</text:p>
          </table:table-cell>
          <table:table-cell office:value-type="float" office:value="84.382712327862265" table:style-name="ce26">
            <text:p>84.4</text:p>
          </table:table-cell>
          <table:table-cell office:value-type="float" office:value="98.999012735232753" table:style-name="ce26">
            <text:p>99.0</text:p>
          </table:table-cell>
          <table:table-cell office:value-type="float" office:value="95.72355881310105" table:style-name="ce26">
            <text:p>95.7</text:p>
          </table:table-cell>
          <table:table-cell office:value-type="float" office:value="92.795098695287052" table:style-name="ce26">
            <text:p>92.8</text:p>
          </table:table-cell>
          <table:table-cell office:value-type="float" office:value="93.076616981461243" table:style-name="ce26">
            <text:p>93.1</text:p>
          </table:table-cell>
          <table:table-cell office:value-type="float" office:value="96.549417083791766" table:style-name="ce26">
            <text:p>96.5</text:p>
          </table:table-cell>
          <table:table-cell office:value-type="float" office:value="97.84594489451986" table:style-name="ce26">
            <text:p>97.8</text:p>
          </table:table-cell>
          <table:table-cell office:value-type="float" office:value="100" table:style-name="ce26">
            <text:p>100.0</text:p>
          </table:table-cell>
          <table:table-cell office:value-type="float" office:value="101.37168238933825" table:style-name="ce26">
            <text:p>101.4</text:p>
          </table:table-cell>
          <table:table-cell office:value-type="float" office:value="94.185147231864676" table:style-name="ce26">
            <text:p>94.2</text:p>
          </table:table-cell>
          <table:table-cell office:value-type="float" office:value="93.708934317840146" table:style-name="ce26">
            <text:p>93.7</text:p>
          </table:table-cell>
          <table:table-cell office:value-type="float" office:value="93.013882837954512" table:style-name="ce26">
            <text:p>93.0</text:p>
          </table:table-cell>
          <table:table-cell office:value-type="float" office:value="97.187127131277393" table:style-name="ce26">
            <text:p>97.2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2">
          <table:table-cell office:value-type="string" table:style-name="ce21">
            <text:p>14 Fertilisers</text:p>
          </table:table-cell>
          <table:table-cell office:value-type="float" office:value="126.07619830017482" table:style-name="ce22">
            <text:p>126.1</text:p>
          </table:table-cell>
          <table:table-cell office:value-type="float" office:value="123.99500464078903" table:style-name="ce22">
            <text:p>124.0</text:p>
          </table:table-cell>
          <table:table-cell office:value-type="float" office:value="125.63494497711456" table:style-name="ce22">
            <text:p>125.6</text:p>
          </table:table-cell>
          <table:table-cell office:value-type="float" office:value="131.14124562777269" table:style-name="ce22">
            <text:p>131.1</text:p>
          </table:table-cell>
          <table:table-cell office:value-type="float" office:value="134.3299470827487" table:style-name="ce22">
            <text:p>134.3</text:p>
          </table:table-cell>
          <table:table-cell office:value-type="float" office:value="140.87521009678133" table:style-name="ce22">
            <text:p>140.9</text:p>
          </table:table-cell>
          <table:table-cell office:value-type="float" office:value="143.01153864207899" table:style-name="ce22">
            <text:p>143.0</text:p>
          </table:table-cell>
          <table:table-cell office:value-type="float" office:value="152.11468180181376" table:style-name="ce22">
            <text:p>152.1</text:p>
          </table:table-cell>
          <table:table-cell office:value-type="float" office:value="157.62419166593946" table:style-name="ce22">
            <text:p>157.6</text:p>
          </table:table-cell>
          <table:table-cell office:value-type="float" office:value="166.50280214763185" table:style-name="ce22">
            <text:p>166.5</text:p>
          </table:table-cell>
          <table:table-cell office:value-type="float" office:value="175.26536282043003" table:style-name="ce22">
            <text:p>175.3</text:p>
          </table:table-cell>
          <table:table-cell office:value-type="float" office:value="184.07540806207584" table:style-name="ce22">
            <text:p>184.1</text:p>
          </table:table-cell>
          <table:table-cell office:value-type="float" office:value="182.38955238327554" table:style-name="ce22">
            <text:p>182.4</text:p>
          </table:table-cell>
          <table:table-cell office:value-type="float" office:value="175.94419163930385" table:style-name="ce22">
            <text:p>175.9</text:p>
          </table:table-cell>
          <table:table-cell office:value-type="float" office:value="185.95343564820783" table:style-name="ce22">
            <text:p>186.0</text:p>
          </table:table-cell>
          <table:table-cell office:value-type="float" office:value="179.64696512735625" table:style-name="ce22">
            <text:p>179.6</text:p>
          </table:table-cell>
          <table:table-cell office:value-type="float" office:value="172.15184572717286" table:style-name="ce22">
            <text:p>172.2</text:p>
          </table:table-cell>
          <table:table-cell office:value-type="float" office:value="174.67132156717463" table:style-name="ce22">
            <text:p>174.7</text:p>
          </table:table-cell>
          <table:table-cell office:value-type="float" office:value="167.95493878603486" table:style-name="ce22">
            <text:p>168.0</text:p>
          </table:table-cell>
          <table:table-cell office:value-type="float" office:value="151.90297517616111" table:style-name="ce22">
            <text:p>151.9</text:p>
          </table:table-cell>
          <table:table-cell office:value-type="float" office:value="142.54122730775364" table:style-name="ce22">
            <text:p>142.5</text:p>
          </table:table-cell>
          <table:table-cell office:value-type="float" office:value="143.90203013082117" table:style-name="ce22">
            <text:p>143.9</text:p>
          </table:table-cell>
          <table:table-cell office:value-type="float" office:value="154.82609094312897" table:style-name="ce22">
            <text:p>154.8</text:p>
          </table:table-cell>
          <table:table-cell office:value-type="float" office:value="157.11479472368953" table:style-name="ce22">
            <text:p>157.1</text:p>
          </table:table-cell>
          <table:table-cell office:value-type="float" office:value="163.83750241542708" table:style-name="ce22">
            <text:p>163.8</text:p>
          </table:table-cell>
          <table:table-cell office:value-type="float" office:value="155.23858371132849" table:style-name="ce22">
            <text:p>155.2</text:p>
          </table:table-cell>
          <table:table-cell office:value-type="float" office:value="143.71715096645269" table:style-name="ce22">
            <text:p>143.7</text:p>
          </table:table-cell>
          <table:table-cell office:value-type="float" office:value="135.75707856813378" table:style-name="ce22">
            <text:p>135.8</text:p>
          </table:table-cell>
          <table:table-cell office:value-type="float" office:value="125.9907308243582" table:style-name="ce22">
            <text:p>126.0</text:p>
          </table:table-cell>
          <table:table-cell office:value-type="float" office:value="127.32922125797862" table:style-name="ce22">
            <text:p>127.3</text:p>
          </table:table-cell>
          <table:table-cell office:value-type="float" office:value="125.89454564980693" table:style-name="ce22">
            <text:p>125.9</text:p>
          </table:table-cell>
          <table:table-cell office:value-type="float" office:value="122.24226960964296" table:style-name="ce22">
            <text:p>122.2</text:p>
          </table:table-cell>
          <table:table-cell office:value-type="float" office:value="114.19479370899884" table:style-name="ce22">
            <text:p>114.2</text:p>
          </table:table-cell>
          <table:table-cell office:value-type="float" office:value="107.57687852779814" table:style-name="ce22">
            <text:p>107.6</text:p>
          </table:table-cell>
          <table:table-cell office:value-type="float" office:value="108.91302668224098" table:style-name="ce22">
            <text:p>108.9</text:p>
          </table:table-cell>
          <table:table-cell office:value-type="float" office:value="96.886547388399606" table:style-name="ce22">
            <text:p>96.9</text:p>
          </table:table-cell>
          <table:table-cell office:value-type="float" office:value="87.747561799971479" table:style-name="ce22">
            <text:p>87.7</text:p>
          </table:table-cell>
          <table:table-cell office:value-type="float" office:value="99.25586862149828" table:style-name="ce22">
            <text:p>99.3</text:p>
          </table:table-cell>
          <table:table-cell office:value-type="float" office:value="102.45327077506114" table:style-name="ce22">
            <text:p>102.5</text:p>
          </table:table-cell>
          <table:table-cell office:value-type="float" office:value="97.181872947348097" table:style-name="ce22">
            <text:p>97.2</text:p>
          </table:table-cell>
          <table:table-cell office:value-type="float" office:value="98.503048435814506" table:style-name="ce22">
            <text:p>98.5</text:p>
          </table:table-cell>
          <table:table-cell office:value-type="float" office:value="99.74640311216838" table:style-name="ce22">
            <text:p>99.7</text:p>
          </table:table-cell>
          <table:table-cell office:value-type="float" office:value="100.00000000000004" table:style-name="ce22">
            <text:p>100.0</text:p>
          </table:table-cell>
          <table:table-cell office:value-type="float" office:value="112.46120719326109" table:style-name="ce22">
            <text:p>112.5</text:p>
          </table:table-cell>
          <table:table-cell office:value-type="float" office:value="98.975286886882444" table:style-name="ce22">
            <text:p>99.0</text:p>
          </table:table-cell>
          <table:table-cell office:value-type="float" office:value="89.545966546392265" table:style-name="ce22">
            <text:p>89.5</text:p>
          </table:table-cell>
          <table:table-cell office:value-type="float" office:value="96.519242984772518" table:style-name="ce22">
            <text:p>96.5</text:p>
          </table:table-cell>
          <table:table-cell office:value-type="float" office:value="90.548417276378231" table:style-name="ce22">
            <text:p>90.5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2">
          <table:table-cell office:value-type="string" table:style-name="ce21">
            <text:p>15 Plant protection products</text:p>
          </table:table-cell>
          <table:table-cell office:value-type="float" office:value="20.674670605462879" table:style-name="ce22">
            <text:p>20.7</text:p>
          </table:table-cell>
          <table:table-cell office:value-type="float" office:value="21.078472765725827" table:style-name="ce22">
            <text:p>21.1</text:p>
          </table:table-cell>
          <table:table-cell office:value-type="float" office:value="21.603415574067654" table:style-name="ce22">
            <text:p>21.6</text:p>
          </table:table-cell>
          <table:table-cell office:value-type="float" office:value="21.603415574067654" table:style-name="ce22">
            <text:p>21.6</text:p>
          </table:table-cell>
          <table:table-cell office:value-type="float" office:value="21.825506762212278" table:style-name="ce22">
            <text:p>21.8</text:p>
          </table:table-cell>
          <table:table-cell office:value-type="float" office:value="24.106988967697934" table:style-name="ce22">
            <text:p>24.1</text:p>
          </table:table-cell>
          <table:table-cell office:value-type="float" office:value="38.361205224979955" table:style-name="ce22">
            <text:p>38.4</text:p>
          </table:table-cell>
          <table:table-cell office:value-type="float" office:value="36.261433991612641" table:style-name="ce22">
            <text:p>36.3</text:p>
          </table:table-cell>
          <table:table-cell office:value-type="float" office:value="35.090407726850103" table:style-name="ce22">
            <text:p>35.1</text:p>
          </table:table-cell>
          <table:table-cell office:value-type="float" office:value="47.911126315198672" table:style-name="ce22">
            <text:p>47.9</text:p>
          </table:table-cell>
          <table:table-cell office:value-type="float" office:value="55.078614659865991" table:style-name="ce22">
            <text:p>55.1</text:p>
          </table:table-cell>
          <table:table-cell office:value-type="float" office:value="55.763963127560849" table:style-name="ce22">
            <text:p>55.8</text:p>
          </table:table-cell>
          <table:table-cell office:value-type="float" office:value="58.672515161192614" table:style-name="ce22">
            <text:p>58.7</text:p>
          </table:table-cell>
          <table:table-cell office:value-type="float" office:value="56.900638634957147" table:style-name="ce22">
            <text:p>56.9</text:p>
          </table:table-cell>
          <table:table-cell office:value-type="float" office:value="51.787898398517335" table:style-name="ce22">
            <text:p>51.8</text:p>
          </table:table-cell>
          <table:table-cell office:value-type="float" office:value="62.622620676971145" table:style-name="ce22">
            <text:p>62.6</text:p>
          </table:table-cell>
          <table:table-cell office:value-type="float" office:value="68.186261032284676" table:style-name="ce22">
            <text:p>68.2</text:p>
          </table:table-cell>
          <table:table-cell office:value-type="float" office:value="61.671157458783945" table:style-name="ce22">
            <text:p>61.7</text:p>
          </table:table-cell>
          <table:table-cell office:value-type="float" office:value="60.307581715767533" table:style-name="ce22">
            <text:p>60.3</text:p>
          </table:table-cell>
          <table:table-cell office:value-type="float" office:value="57.490301025573537" table:style-name="ce22">
            <text:p>57.5</text:p>
          </table:table-cell>
          <table:table-cell office:value-type="float" office:value="58.538186530125884" table:style-name="ce22">
            <text:p>58.5</text:p>
          </table:table-cell>
          <table:table-cell office:value-type="float" office:value="56.822758835988083" table:style-name="ce22">
            <text:p>56.8</text:p>
          </table:table-cell>
          <table:table-cell office:value-type="float" office:value="61.100499105236402" table:style-name="ce22">
            <text:p>61.1</text:p>
          </table:table-cell>
          <table:table-cell office:value-type="float" office:value="62.974730433764314" table:style-name="ce22">
            <text:p>63.0</text:p>
          </table:table-cell>
          <table:table-cell office:value-type="float" office:value="65.205225025287405" table:style-name="ce22">
            <text:p>65.2</text:p>
          </table:table-cell>
          <table:table-cell office:value-type="float" office:value="67.953349941049822" table:style-name="ce22">
            <text:p>68.0</text:p>
          </table:table-cell>
          <table:table-cell office:value-type="float" office:value="66.05090082205686" table:style-name="ce22">
            <text:p>66.1</text:p>
          </table:table-cell>
          <table:table-cell office:value-type="float" office:value="65.169640921179024" table:style-name="ce22">
            <text:p>65.2</text:p>
          </table:table-cell>
          <table:table-cell office:value-type="float" office:value="61.170222676315298" table:style-name="ce22">
            <text:p>61.2</text:p>
          </table:table-cell>
          <table:table-cell office:value-type="float" office:value="62.43803541504716" table:style-name="ce22">
            <text:p>62.4</text:p>
          </table:table-cell>
          <table:table-cell office:value-type="float" office:value="58.968904099685531" table:style-name="ce22">
            <text:p>59.0</text:p>
          </table:table-cell>
          <table:table-cell office:value-type="float" office:value="65.863284881166379" table:style-name="ce22">
            <text:p>65.9</text:p>
          </table:table-cell>
          <table:table-cell office:value-type="float" office:value="60.566742116789278" table:style-name="ce22">
            <text:p>60.6</text:p>
          </table:table-cell>
          <table:table-cell office:value-type="float" office:value="55.886034065951023" table:style-name="ce22">
            <text:p>55.9</text:p>
          </table:table-cell>
          <table:table-cell office:value-type="float" office:value="60.648824412599531" table:style-name="ce22">
            <text:p>60.6</text:p>
          </table:table-cell>
          <table:table-cell office:value-type="float" office:value="68.269254476918448" table:style-name="ce22">
            <text:p>68.3</text:p>
          </table:table-cell>
          <table:table-cell office:value-type="float" office:value="68.836517530258689" table:style-name="ce22">
            <text:p>68.8</text:p>
          </table:table-cell>
          <table:table-cell office:value-type="float" office:value="74.617860790727519" table:style-name="ce22">
            <text:p>74.6</text:p>
          </table:table-cell>
          <table:table-cell office:value-type="float" office:value="80.6676534820797" table:style-name="ce22">
            <text:p>80.7</text:p>
          </table:table-cell>
          <table:table-cell office:value-type="float" office:value="87.962249821027797" table:style-name="ce22">
            <text:p>88.0</text:p>
          </table:table-cell>
          <table:table-cell office:value-type="float" office:value="93.212037910435072" table:style-name="ce22">
            <text:p>93.2</text:p>
          </table:table-cell>
          <table:table-cell office:value-type="float" office:value="97.432766179354729" table:style-name="ce22">
            <text:p>97.4</text:p>
          </table:table-cell>
          <table:table-cell office:value-type="float" office:value="100.00000000000004" table:style-name="ce22">
            <text:p>100.0</text:p>
          </table:table-cell>
          <table:table-cell office:value-type="float" office:value="99.021462554450807" table:style-name="ce22">
            <text:p>99.0</text:p>
          </table:table-cell>
          <table:table-cell office:value-type="float" office:value="94.891462535724074" table:style-name="ce22">
            <text:p>94.9</text:p>
          </table:table-cell>
          <table:table-cell office:value-type="float" office:value="75.016078240371016" table:style-name="ce22">
            <text:p>75.0</text:p>
          </table:table-cell>
          <table:table-cell office:value-type="float" office:value="78.041252838698611" table:style-name="ce22">
            <text:p>78.0</text:p>
          </table:table-cell>
          <table:table-cell office:value-type="float" office:value="77.966930713646661" table:style-name="ce22">
            <text:p>78.0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2">
          <table:table-cell office:value-type="string" table:style-name="ce21">
            <text:p>16 Veterinary expenses</text:p>
          </table:table-cell>
          <table:table-cell office:value-type="float" office:value="74.14892347087951" table:style-name="ce22">
            <text:p>74.1</text:p>
          </table:table-cell>
          <table:table-cell office:value-type="float" office:value="75.216912080542372" table:style-name="ce22">
            <text:p>75.2</text:p>
          </table:table-cell>
          <table:table-cell office:value-type="float" office:value="70.487248237749654" table:style-name="ce22">
            <text:p>70.5</text:p>
          </table:table-cell>
          <table:table-cell office:value-type="float" office:value="69.724399230847595" table:style-name="ce22">
            <text:p>69.7</text:p>
          </table:table-cell>
          <table:table-cell office:value-type="float" office:value="68.351271018423887" table:style-name="ce22">
            <text:p>68.4</text:p>
          </table:table-cell>
          <table:table-cell office:value-type="float" office:value="67.740991812902237" table:style-name="ce22">
            <text:p>67.7</text:p>
          </table:table-cell>
          <table:table-cell office:value-type="float" office:value="67.893561614282632" table:style-name="ce22">
            <text:p>67.9</text:p>
          </table:table-cell>
          <table:table-cell office:value-type="float" office:value="67.206997508070785" table:style-name="ce22">
            <text:p>67.2</text:p>
          </table:table-cell>
          <table:table-cell office:value-type="float" office:value="66.444148501168726" table:style-name="ce22">
            <text:p>66.4</text:p>
          </table:table-cell>
          <table:table-cell office:value-type="float" office:value="67.35956730945118" table:style-name="ce22">
            <text:p>67.4</text:p>
          </table:table-cell>
          <table:table-cell office:value-type="float" office:value="67.969846514972815" table:style-name="ce22">
            <text:p>68.0</text:p>
          </table:table-cell>
          <table:table-cell office:value-type="float" office:value="66.190166411477904" table:style-name="ce22">
            <text:p>66.2</text:p>
          </table:table-cell>
          <table:table-cell office:value-type="float" office:value="65.791163398950573" table:style-name="ce22">
            <text:p>65.8</text:p>
          </table:table-cell>
          <table:table-cell office:value-type="float" office:value="64.822156082812768" table:style-name="ce22">
            <text:p>64.8</text:p>
          </table:table-cell>
          <table:table-cell office:value-type="float" office:value="61.050403632626292" table:style-name="ce22">
            <text:p>61.1</text:p>
          </table:table-cell>
          <table:table-cell office:value-type="float" office:value="57.745006796778945" table:style-name="ce22">
            <text:p>57.7</text:p>
          </table:table-cell>
          <table:table-cell office:value-type="float" office:value="60.958761794894954" table:style-name="ce22">
            <text:p>61.0</text:p>
          </table:table-cell>
          <table:table-cell office:value-type="float" office:value="65.489738265355456" table:style-name="ce22">
            <text:p>65.5</text:p>
          </table:table-cell>
          <table:table-cell office:value-type="float" office:value="66.778425601620469" table:style-name="ce22">
            <text:p>66.8</text:p>
          </table:table-cell>
          <table:table-cell office:value-type="float" office:value="68.929814648395705" table:style-name="ce22">
            <text:p>68.9</text:p>
          </table:table-cell>
          <table:table-cell office:value-type="float" office:value="75.115062900222313" table:style-name="ce22">
            <text:p>75.1</text:p>
          </table:table-cell>
          <table:table-cell office:value-type="float" office:value="81.265348923350587" table:style-name="ce22">
            <text:p>81.3</text:p>
          </table:table-cell>
          <table:table-cell office:value-type="float" office:value="85.234136755180231" table:style-name="ce22">
            <text:p>85.2</text:p>
          </table:table-cell>
          <table:table-cell office:value-type="float" office:value="86.99926144855965" table:style-name="ce22">
            <text:p>87.0</text:p>
          </table:table-cell>
          <table:table-cell office:value-type="float" office:value="88.738786663586254" table:style-name="ce22">
            <text:p>88.7</text:p>
          </table:table-cell>
          <table:table-cell office:value-type="float" office:value="82.119555714884015" table:style-name="ce22">
            <text:p>82.1</text:p>
          </table:table-cell>
          <table:table-cell office:value-type="float" office:value="76.840923600502776" table:style-name="ce22">
            <text:p>76.8</text:p>
          </table:table-cell>
          <table:table-cell office:value-type="float" office:value="73.695729141753645" table:style-name="ce22">
            <text:p>73.7</text:p>
          </table:table-cell>
          <table:table-cell office:value-type="float" office:value="70.477605426625459" table:style-name="ce22">
            <text:p>70.5</text:p>
          </table:table-cell>
          <table:table-cell office:value-type="float" office:value="73.699512774762752" table:style-name="ce22">
            <text:p>73.7</text:p>
          </table:table-cell>
          <table:table-cell office:value-type="float" office:value="71.934343775965573" table:style-name="ce22">
            <text:p>71.9</text:p>
          </table:table-cell>
          <table:table-cell office:value-type="float" office:value="76.946109338910261" table:style-name="ce22">
            <text:p>76.9</text:p>
          </table:table-cell>
          <table:table-cell office:value-type="float" office:value="77.755816338291808" table:style-name="ce22">
            <text:p>77.8</text:p>
          </table:table-cell>
          <table:table-cell office:value-type="float" office:value="73.761858612986401" table:style-name="ce22">
            <text:p>73.8</text:p>
          </table:table-cell>
          <table:table-cell office:value-type="float" office:value="77.222770641804942" table:style-name="ce22">
            <text:p>77.2</text:p>
          </table:table-cell>
          <table:table-cell office:value-type="float" office:value="90.0175517027468" table:style-name="ce22">
            <text:p>90.0</text:p>
          </table:table-cell>
          <table:table-cell office:value-type="float" office:value="96.482597829936481" table:style-name="ce22">
            <text:p>96.5</text:p>
          </table:table-cell>
          <table:table-cell office:value-type="float" office:value="94.260188931421396" table:style-name="ce22">
            <text:p>94.3</text:p>
          </table:table-cell>
          <table:table-cell office:value-type="float" office:value="91.597822579704257" table:style-name="ce22">
            <text:p>91.6</text:p>
          </table:table-cell>
          <table:table-cell office:value-type="float" office:value="94.585960126796053" table:style-name="ce22">
            <text:p>94.6</text:p>
          </table:table-cell>
          <table:table-cell office:value-type="float" office:value="98.162463788455554" table:style-name="ce22">
            <text:p>98.2</text:p>
          </table:table-cell>
          <table:table-cell office:value-type="float" office:value="99.495565159997412" table:style-name="ce22">
            <text:p>99.5</text:p>
          </table:table-cell>
          <table:table-cell office:value-type="float" office:value="99.999999999999929" table:style-name="ce22">
            <text:p>100.0</text:p>
          </table:table-cell>
          <table:table-cell office:value-type="float" office:value="97.691397313312834" table:style-name="ce22">
            <text:p>97.7</text:p>
          </table:table-cell>
          <table:table-cell office:value-type="float" office:value="99.636160571982842" table:style-name="ce22">
            <text:p>99.6</text:p>
          </table:table-cell>
          <table:table-cell office:value-type="float" office:value="93.266785931878161" table:style-name="ce22">
            <text:p>93.3</text:p>
          </table:table-cell>
          <table:table-cell office:value-type="float" office:value="86.379699139722931" table:style-name="ce22">
            <text:p>86.4</text:p>
          </table:table-cell>
          <table:table-cell office:value-type="float" office:value="86.516767583706596" table:style-name="ce22">
            <text:p>86.5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2">
          <table:table-cell office:value-type="string" table:style-name="ce21">
            <text:p>17 Animal feed</text:p>
          </table:table-cell>
          <table:table-cell office:value-type="float" office:value="79.16838607153305" table:style-name="ce22">
            <text:p>79.2</text:p>
          </table:table-cell>
          <table:table-cell office:value-type="float" office:value="74.217791539917059" table:style-name="ce22">
            <text:p>74.2</text:p>
          </table:table-cell>
          <table:table-cell office:value-type="float" office:value="74.346311647176023" table:style-name="ce22">
            <text:p>74.3</text:p>
          </table:table-cell>
          <table:table-cell office:value-type="float" office:value="79.852113042150847" table:style-name="ce22">
            <text:p>79.9</text:p>
          </table:table-cell>
          <table:table-cell office:value-type="float" office:value="79.183808484404111" table:style-name="ce22">
            <text:p>79.2</text:p>
          </table:table-cell>
          <table:table-cell office:value-type="float" office:value="77.271429288390479" table:style-name="ce22">
            <text:p>77.3</text:p>
          </table:table-cell>
          <table:table-cell office:value-type="float" office:value="81.877589932552425" table:style-name="ce22">
            <text:p>81.9</text:p>
          </table:table-cell>
          <table:table-cell office:value-type="float" office:value="78.464095883753856" table:style-name="ce22">
            <text:p>78.5</text:p>
          </table:table-cell>
          <table:table-cell office:value-type="float" office:value="75.914256955735652" table:style-name="ce22">
            <text:p>75.9</text:p>
          </table:table-cell>
          <table:table-cell office:value-type="float" office:value="83.903066822954003" table:style-name="ce22">
            <text:p>83.9</text:p>
          </table:table-cell>
          <table:table-cell office:value-type="float" office:value="85.22425352557633" table:style-name="ce22">
            <text:p>85.2</text:p>
          </table:table-cell>
          <table:table-cell office:value-type="float" office:value="81.337805482064709" table:style-name="ce22">
            <text:p>81.3</text:p>
          </table:table-cell>
          <table:table-cell office:value-type="float" office:value="81.641112935195906" table:style-name="ce22">
            <text:p>81.6</text:p>
          </table:table-cell>
          <table:table-cell office:value-type="float" office:value="87.218885590235743" table:style-name="ce22">
            <text:p>87.2</text:p>
          </table:table-cell>
          <table:table-cell office:value-type="float" office:value="86.134175884969949" table:style-name="ce22">
            <text:p>86.1</text:p>
          </table:table-cell>
          <table:table-cell office:value-type="float" office:value="86.393224657671482" table:style-name="ce22">
            <text:p>86.4</text:p>
          </table:table-cell>
          <table:table-cell office:value-type="float" office:value="84.227026534500368" table:style-name="ce22">
            <text:p>84.2</text:p>
          </table:table-cell>
          <table:table-cell office:value-type="float" office:value="84.267367629240709" table:style-name="ce22">
            <text:p>84.3</text:p>
          </table:table-cell>
          <table:table-cell office:value-type="float" office:value="83.599191637287916" table:style-name="ce22">
            <text:p>83.6</text:p>
          </table:table-cell>
          <table:table-cell office:value-type="float" office:value="84.382535852889006" table:style-name="ce22">
            <text:p>84.4</text:p>
          </table:table-cell>
          <table:table-cell office:value-type="float" office:value="86.553148962611374" table:style-name="ce22">
            <text:p>86.6</text:p>
          </table:table-cell>
          <table:table-cell office:value-type="float" office:value="91.232443743680008" table:style-name="ce22">
            <text:p>91.2</text:p>
          </table:table-cell>
          <table:table-cell office:value-type="float" office:value="92.316605813721395" table:style-name="ce22">
            <text:p>92.3</text:p>
          </table:table-cell>
          <table:table-cell office:value-type="float" office:value="89.4576638621173" table:style-name="ce22">
            <text:p>89.5</text:p>
          </table:table-cell>
          <table:table-cell office:value-type="float" office:value="84.130614895745012" table:style-name="ce22">
            <text:p>84.1</text:p>
          </table:table-cell>
          <table:table-cell office:value-type="float" office:value="83.918121343004017" table:style-name="ce22">
            <text:p>83.9</text:p>
          </table:table-cell>
          <table:table-cell office:value-type="float" office:value="85.604785617345144" table:style-name="ce22">
            <text:p>85.6</text:p>
          </table:table-cell>
          <table:table-cell office:value-type="float" office:value="84.67213700851741" table:style-name="ce22">
            <text:p>84.7</text:p>
          </table:table-cell>
          <table:table-cell office:value-type="float" office:value="88.254187113386593" table:style-name="ce22">
            <text:p>88.3</text:p>
          </table:table-cell>
          <table:table-cell office:value-type="float" office:value="85.685844522609372" table:style-name="ce22">
            <text:p>85.7</text:p>
          </table:table-cell>
          <table:table-cell office:value-type="float" office:value="88.277896449225295" table:style-name="ce22">
            <text:p>88.3</text:p>
          </table:table-cell>
          <table:table-cell office:value-type="float" office:value="90.028424431381623" table:style-name="ce22">
            <text:p>90.0</text:p>
          </table:table-cell>
          <table:table-cell office:value-type="float" office:value="88.374335975588963" table:style-name="ce22">
            <text:p>88.4</text:p>
          </table:table-cell>
          <table:table-cell office:value-type="float" office:value="87.739406968213146" table:style-name="ce22">
            <text:p>87.7</text:p>
          </table:table-cell>
          <table:table-cell office:value-type="float" office:value="85.181661154658272" table:style-name="ce22">
            <text:p>85.2</text:p>
          </table:table-cell>
          <table:table-cell office:value-type="float" office:value="89.250798281843487" table:style-name="ce22">
            <text:p>89.3</text:p>
          </table:table-cell>
          <table:table-cell office:value-type="float" office:value="89.395730138571537" table:style-name="ce22">
            <text:p>89.4</text:p>
          </table:table-cell>
          <table:table-cell office:value-type="float" office:value="96.508392368387021" table:style-name="ce22">
            <text:p>96.5</text:p>
          </table:table-cell>
          <table:table-cell office:value-type="float" office:value="89.772749483677643" table:style-name="ce22">
            <text:p>89.8</text:p>
          </table:table-cell>
          <table:table-cell office:value-type="float" office:value="91.529272623437066" table:style-name="ce22">
            <text:p>91.5</text:p>
          </table:table-cell>
          <table:table-cell office:value-type="float" office:value="95.473681838520633" table:style-name="ce22">
            <text:p>95.5</text:p>
          </table:table-cell>
          <table:table-cell office:value-type="float" office:value="97.752983709572817" table:style-name="ce22">
            <text:p>97.8</text:p>
          </table:table-cell>
          <table:table-cell office:value-type="float" office:value="100.00000000000006" table:style-name="ce22">
            <text:p>100.0</text:p>
          </table:table-cell>
          <table:table-cell office:value-type="float" office:value="100.08734441501163" table:style-name="ce22">
            <text:p>100.1</text:p>
          </table:table-cell>
          <table:table-cell office:value-type="float" office:value="102.2438093629669" table:style-name="ce22">
            <text:p>102.2</text:p>
          </table:table-cell>
          <table:table-cell office:value-type="float" office:value="105.30271016792933" table:style-name="ce22">
            <text:p>105.3</text:p>
          </table:table-cell>
          <table:table-cell office:value-type="float" office:value="104.38646177629181" table:style-name="ce22">
            <text:p>104.4</text:p>
          </table:table-cell>
          <table:table-cell office:value-type="float" office:value="106.58899484942238" table:style-name="ce22">
            <text:p>106.6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36">
            <text:p>compounds</text:p>
          </table:table-cell>
          <table:table-cell office:value-type="float" office:value="79.756296280767529" table:style-name="ce26">
            <text:p>79.8</text:p>
          </table:table-cell>
          <table:table-cell office:value-type="float" office:value="74.768938273080565" table:style-name="ce26">
            <text:p>74.8</text:p>
          </table:table-cell>
          <table:table-cell office:value-type="float" office:value="74.898412780029858" table:style-name="ce26">
            <text:p>74.9</text:p>
          </table:table-cell>
          <table:table-cell office:value-type="float" office:value="80.445100657737811" table:style-name="ce26">
            <text:p>80.4</text:p>
          </table:table-cell>
          <table:table-cell office:value-type="float" office:value="79.77183322160144" table:style-name="ce26">
            <text:p>79.8</text:p>
          </table:table-cell>
          <table:table-cell office:value-type="float" office:value="77.845252558195909" table:style-name="ce26">
            <text:p>77.8</text:p>
          </table:table-cell>
          <table:table-cell office:value-type="float" office:value="82.485618887258781" table:style-name="ce26">
            <text:p>82.5</text:p>
          </table:table-cell>
          <table:table-cell office:value-type="float" office:value="79.046775982685432" table:style-name="ce26">
            <text:p>79.0</text:p>
          </table:table-cell>
          <table:table-cell office:value-type="float" office:value="76.478001764811353" table:style-name="ce26">
            <text:p>76.5</text:p>
          </table:table-cell>
          <table:table-cell office:value-type="float" office:value="84.526137116779751" table:style-name="ce26">
            <text:p>84.5</text:p>
          </table:table-cell>
          <table:table-cell office:value-type="float" office:value="85.857135048218552" table:style-name="ce26">
            <text:p>85.9</text:p>
          </table:table-cell>
          <table:table-cell office:value-type="float" office:value="81.94182595807176" table:style-name="ce26">
            <text:p>81.9</text:p>
          </table:table-cell>
          <table:table-cell office:value-type="float" office:value="82.247385794472095" table:style-name="ce26">
            <text:p>82.2</text:p>
          </table:table-cell>
          <table:table-cell office:value-type="float" office:value="87.866579396071629" table:style-name="ce26">
            <text:p>87.9</text:p>
          </table:table-cell>
          <table:table-cell office:value-type="float" office:value="86.77381455741957" table:style-name="ce26">
            <text:p>86.8</text:p>
          </table:table-cell>
          <table:table-cell office:value-type="float" office:value="87.325641729220777" table:style-name="ce26">
            <text:p>87.3</text:p>
          </table:table-cell>
          <table:table-cell office:value-type="float" office:value="85.093909821162811" table:style-name="ce26">
            <text:p>85.1</text:p>
          </table:table-cell>
          <table:table-cell office:value-type="float" office:value="85.199137101829038" table:style-name="ce26">
            <text:p>85.2</text:p>
          </table:table-cell>
          <table:table-cell office:value-type="float" office:value="84.580184474955772" table:style-name="ce26">
            <text:p>84.6</text:p>
          </table:table-cell>
          <table:table-cell office:value-type="float" office:value="85.033927867100246" table:style-name="ce26">
            <text:p>85.0</text:p>
          </table:table-cell>
          <table:table-cell office:value-type="float" office:value="87.532046514336429" table:style-name="ce26">
            <text:p>87.5</text:p>
          </table:table-cell>
          <table:table-cell office:value-type="float" office:value="89.257390823047245" table:style-name="ce26">
            <text:p>89.3</text:p>
          </table:table-cell>
          <table:table-cell office:value-type="float" office:value="88.937676130459906" table:style-name="ce26">
            <text:p>88.9</text:p>
          </table:table-cell>
          <table:table-cell office:value-type="float" office:value="90.102515875753284" table:style-name="ce26">
            <text:p>90.1</text:p>
          </table:table-cell>
          <table:table-cell office:value-type="float" office:value="86.55980335576244" table:style-name="ce26">
            <text:p>86.6</text:p>
          </table:table-cell>
          <table:table-cell office:value-type="float" office:value="84.439205679449515" table:style-name="ce26">
            <text:p>84.4</text:p>
          </table:table-cell>
          <table:table-cell office:value-type="float" office:value="86.730816488233543" table:style-name="ce26">
            <text:p>86.7</text:p>
          </table:table-cell>
          <table:table-cell office:value-type="float" office:value="79.711566324699433" table:style-name="ce26">
            <text:p>79.7</text:p>
          </table:table-cell>
          <table:table-cell office:value-type="float" office:value="82.050217590014583" table:style-name="ce26">
            <text:p>82.1</text:p>
          </table:table-cell>
          <table:table-cell office:value-type="float" office:value="81.519081735888193" table:style-name="ce26">
            <text:p>81.5</text:p>
          </table:table-cell>
          <table:table-cell office:value-type="float" office:value="81.436186538177509" table:style-name="ce26">
            <text:p>81.4</text:p>
          </table:table-cell>
          <table:table-cell office:value-type="float" office:value="82.320039745309586" table:style-name="ce26">
            <text:p>82.3</text:p>
          </table:table-cell>
          <table:table-cell office:value-type="float" office:value="79.349625183487191" table:style-name="ce26">
            <text:p>79.3</text:p>
          </table:table-cell>
          <table:table-cell office:value-type="float" office:value="83.183417647319089" table:style-name="ce26">
            <text:p>83.2</text:p>
          </table:table-cell>
          <table:table-cell office:value-type="float" office:value="85.766416196701996" table:style-name="ce26">
            <text:p>85.8</text:p>
          </table:table-cell>
          <table:table-cell office:value-type="float" office:value="85.239935110911816" table:style-name="ce26">
            <text:p>85.2</text:p>
          </table:table-cell>
          <table:table-cell office:value-type="float" office:value="84.062543966424812" table:style-name="ce26">
            <text:p>84.1</text:p>
          </table:table-cell>
          <table:table-cell office:value-type="float" office:value="89.760936737602933" table:style-name="ce26">
            <text:p>89.8</text:p>
          </table:table-cell>
          <table:table-cell office:value-type="float" office:value="87.686289497275283" table:style-name="ce26">
            <text:p>87.7</text:p>
          </table:table-cell>
          <table:table-cell office:value-type="float" office:value="92.421125705078936" table:style-name="ce26">
            <text:p>92.4</text:p>
          </table:table-cell>
          <table:table-cell office:value-type="float" office:value="98.111582739113544" table:style-name="ce26">
            <text:p>98.1</text:p>
          </table:table-cell>
          <table:table-cell office:value-type="float" office:value="98.625212208005721" table:style-name="ce26">
            <text:p>98.6</text:p>
          </table:table-cell>
          <table:table-cell office:value-type="float" office:value="100.00000000000001" table:style-name="ce26">
            <text:p>100.0</text:p>
          </table:table-cell>
          <table:table-cell office:value-type="float" office:value="102.6350568727772" table:style-name="ce26">
            <text:p>102.6</text:p>
          </table:table-cell>
          <table:table-cell office:value-type="float" office:value="106.84864696233598" table:style-name="ce26">
            <text:p>106.8</text:p>
          </table:table-cell>
          <table:table-cell office:value-type="float" office:value="111.24514634761472" table:style-name="ce26">
            <text:p>111.2</text:p>
          </table:table-cell>
          <table:table-cell office:value-type="float" office:value="107.9409710474181" table:style-name="ce26">
            <text:p>107.9</text:p>
          </table:table-cell>
          <table:table-cell office:value-type="float" office:value="109.17770258355171" table:style-name="ce26">
            <text:p>109.2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36">
            <text:p>straights<text:s/></text:p>
          </table:table-cell>
          <table:table-cell office:value-type="float" office:value="77.411807845962045" table:style-name="ce26">
            <text:p>77.4</text:p>
          </table:table-cell>
          <table:table-cell office:value-type="float" office:value="72.571056485204807" table:style-name="ce26">
            <text:p>72.6</text:p>
          </table:table-cell>
          <table:table-cell office:value-type="float" office:value="72.696725004435251" table:style-name="ce26">
            <text:p>72.7</text:p>
          </table:table-cell>
          <table:table-cell office:value-type="float" office:value="78.080364368268079" table:style-name="ce26">
            <text:p>78.1</text:p>
          </table:table-cell>
          <table:table-cell office:value-type="float" office:value="77.42688806826969" table:style-name="ce26">
            <text:p>77.4</text:p>
          </table:table-cell>
          <table:table-cell office:value-type="float" office:value="75.556940502120483" table:style-name="ce26">
            <text:p>75.6</text:p>
          </table:table-cell>
          <table:table-cell office:value-type="float" office:value="80.060900231340099" table:style-name="ce26">
            <text:p>80.1</text:p>
          </table:table-cell>
          <table:table-cell office:value-type="float" office:value="76.723144360579127" table:style-name="ce26">
            <text:p>76.7</text:p>
          </table:table-cell>
          <table:table-cell office:value-type="float" office:value="74.229880939046865" table:style-name="ce26">
            <text:p>74.2</text:p>
          </table:table-cell>
          <table:table-cell office:value-type="float" office:value="82.04143609441212" table:style-name="ce26">
            <text:p>82.0</text:p>
          </table:table-cell>
          <table:table-cell office:value-type="float" office:value="83.333308472101223" table:style-name="ce26">
            <text:p>83.3</text:p>
          </table:table-cell>
          <table:table-cell office:value-type="float" office:value="79.533092450572198" table:style-name="ce26">
            <text:p>79.5</text:p>
          </table:table-cell>
          <table:table-cell office:value-type="float" office:value="79.82967015595608" table:style-name="ce26">
            <text:p>79.8</text:p>
          </table:table-cell>
          <table:table-cell office:value-type="float" office:value="85.283683890557953" table:style-name="ce26">
            <text:p>85.3</text:p>
          </table:table-cell>
          <table:table-cell office:value-type="float" office:value="84.223041588252897" table:style-name="ce26">
            <text:p>84.2</text:p>
          </table:table-cell>
          <table:table-cell office:value-type="float" office:value="83.840611846676239" table:style-name="ce26">
            <text:p>83.8</text:p>
          </table:table-cell>
          <table:table-cell office:value-type="float" office:value="81.830832116395271" table:style-name="ce26">
            <text:p>81.8</text:p>
          </table:table-cell>
          <table:table-cell office:value-type="float" office:value="81.728589777645993" table:style-name="ce26">
            <text:p>81.7</text:p>
          </table:table-cell>
          <table:table-cell office:value-type="float" office:value="80.956935619925062" table:style-name="ce26">
            <text:p>81.0</text:p>
          </table:table-cell>
          <table:table-cell office:value-type="float" office:value="82.428488564962962" table:style-name="ce26">
            <text:p>82.4</text:p>
          </table:table-cell>
          <table:table-cell office:value-type="float" office:value="83.917541224976645" table:style-name="ce26">
            <text:p>83.9</text:p>
          </table:table-cell>
          <table:table-cell office:value-type="float" office:value="94.529751095474737" table:style-name="ce26">
            <text:p>94.5</text:p>
          </table:table-cell>
          <table:table-cell office:value-type="float" office:value="98.475653272384832" table:style-name="ce26">
            <text:p>98.5</text:p>
          </table:table-cell>
          <table:table-cell office:value-type="float" office:value="87.385059719535008" table:style-name="ce26">
            <text:p>87.4</text:p>
          </table:table-cell>
          <table:table-cell office:value-type="float" office:value="78.384986401994553" table:style-name="ce26">
            <text:p>78.4</text:p>
          </table:table-cell>
          <table:table-cell office:value-type="float" office:value="82.339203761974389" table:style-name="ce26">
            <text:p>82.3</text:p>
          </table:table-cell>
          <table:table-cell office:value-type="float" office:value="82.703373711961788" table:style-name="ce26">
            <text:p>82.7</text:p>
          </table:table-cell>
          <table:table-cell office:value-type="float" office:value="94.601285533799569" table:style-name="ce26">
            <text:p>94.6</text:p>
          </table:table-cell>
          <table:table-cell office:value-type="float" office:value="100.73350054157085" table:style-name="ce26">
            <text:p>100.7</text:p>
          </table:table-cell>
          <table:table-cell office:value-type="float" office:value="93.903854555713366" table:style-name="ce26">
            <text:p>93.9</text:p>
          </table:table-cell>
          <table:table-cell office:value-type="float" office:value="102.04712872288135" table:style-name="ce26">
            <text:p>102.0</text:p>
          </table:table-cell>
          <table:table-cell office:value-type="float" office:value="105.56633266459112" table:style-name="ce26">
            <text:p>105.6</text:p>
          </table:table-cell>
          <table:table-cell office:value-type="float" office:value="106.76212238750387" table:style-name="ce26">
            <text:p>106.8</text:p>
          </table:table-cell>
          <table:table-cell office:value-type="float" office:value="96.518206549240233" table:style-name="ce26">
            <text:p>96.5</text:p>
          </table:table-cell>
          <table:table-cell office:value-type="float" office:value="83.715302009268612" table:style-name="ce26">
            <text:p>83.7</text:p>
          </table:table-cell>
          <table:table-cell office:value-type="float" office:value="96.865217287053753" table:style-name="ce26">
            <text:p>96.9</text:p>
          </table:table-cell>
          <table:table-cell office:value-type="float" office:value="99.797208272339873" table:style-name="ce26">
            <text:p>99.8</text:p>
          </table:table-cell>
          <table:table-cell office:value-type="float" office:value="109.78075687139484" table:style-name="ce26">
            <text:p>109.8</text:p>
          </table:table-cell>
          <table:table-cell office:value-type="float" office:value="93.682074295002394" table:style-name="ce26">
            <text:p>93.7</text:p>
          </table:table-cell>
          <table:table-cell office:value-type="float" office:value="89.545212235924069" table:style-name="ce26">
            <text:p>89.5</text:p>
          </table:table-cell>
          <table:table-cell office:value-type="float" office:value="90.122666401043986" table:style-name="ce26">
            <text:p>90.1</text:p>
          </table:table-cell>
          <table:table-cell office:value-type="float" office:value="95.919334927610493" table:style-name="ce26">
            <text:p>95.9</text:p>
          </table:table-cell>
          <table:table-cell office:value-type="float" office:value="100.00000000000001" table:style-name="ce26">
            <text:p>100.0</text:p>
          </table:table-cell>
          <table:table-cell office:value-type="float" office:value="94.767853409338414" table:style-name="ce26">
            <text:p>94.8</text:p>
          </table:table-cell>
          <table:table-cell office:value-type="float" office:value="92.693745983624837" table:style-name="ce26">
            <text:p>92.7</text:p>
          </table:table-cell>
          <table:table-cell office:value-type="float" office:value="93.006249881697215" table:style-name="ce26">
            <text:p>93.0</text:p>
          </table:table-cell>
          <table:table-cell office:value-type="float" office:value="97.00645349133228" table:style-name="ce26">
            <text:p>97.0</text:p>
          </table:table-cell>
          <table:table-cell office:value-type="float" office:value="101.17897147222567" table:style-name="ce26">
            <text:p>101.2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2">
          <table:table-cell office:value-type="string" table:style-name="ce21">
            <text:p>18 Total maintenance</text:p>
          </table:table-cell>
          <table:table-cell office:value-type="float" office:value="173.39572507187157" table:style-name="ce22">
            <text:p>173.4</text:p>
          </table:table-cell>
          <table:table-cell office:value-type="float" office:value="169.64068940267259" table:style-name="ce22">
            <text:p>169.6</text:p>
          </table:table-cell>
          <table:table-cell office:value-type="float" office:value="172.68951043465495" table:style-name="ce22">
            <text:p>172.7</text:p>
          </table:table-cell>
          <table:table-cell office:value-type="float" office:value="171.34990017679951" table:style-name="ce22">
            <text:p>171.3</text:p>
          </table:table-cell>
          <table:table-cell office:value-type="float" office:value="165.03190011233141" table:style-name="ce22">
            <text:p>165.0</text:p>
          </table:table-cell>
          <table:table-cell office:value-type="float" office:value="165.49383533691383" table:style-name="ce22">
            <text:p>165.5</text:p>
          </table:table-cell>
          <table:table-cell office:value-type="float" office:value="160.73898701060415" table:style-name="ce22">
            <text:p>160.7</text:p>
          </table:table-cell>
          <table:table-cell office:value-type="float" office:value="149.66108098516955" table:style-name="ce22">
            <text:p>149.7</text:p>
          </table:table-cell>
          <table:table-cell office:value-type="float" office:value="141.33841959702013" table:style-name="ce22">
            <text:p>141.3</text:p>
          </table:table-cell>
          <table:table-cell office:value-type="float" office:value="148.07785746181818" table:style-name="ce22">
            <text:p>148.1</text:p>
          </table:table-cell>
          <table:table-cell office:value-type="float" office:value="139.30511190563107" table:style-name="ce22">
            <text:p>139.3</text:p>
          </table:table-cell>
          <table:table-cell office:value-type="float" office:value="135.81506641429007" table:style-name="ce22">
            <text:p>135.8</text:p>
          </table:table-cell>
          <table:table-cell office:value-type="float" office:value="132.39901242699676" table:style-name="ce22">
            <text:p>132.4</text:p>
          </table:table-cell>
          <table:table-cell office:value-type="float" office:value="133.30287549789989" table:style-name="ce22">
            <text:p>133.3</text:p>
          </table:table-cell>
          <table:table-cell office:value-type="float" office:value="141.70515217342393" table:style-name="ce22">
            <text:p>141.7</text:p>
          </table:table-cell>
          <table:table-cell office:value-type="float" office:value="138.36383813948913" table:style-name="ce22">
            <text:p>138.4</text:p>
          </table:table-cell>
          <table:table-cell office:value-type="float" office:value="131.72511509324639" table:style-name="ce22">
            <text:p>131.7</text:p>
          </table:table-cell>
          <table:table-cell office:value-type="float" office:value="127.76137132583528" table:style-name="ce22">
            <text:p>127.8</text:p>
          </table:table-cell>
          <table:table-cell office:value-type="float" office:value="123.66068143442" table:style-name="ce22">
            <text:p>123.7</text:p>
          </table:table-cell>
          <table:table-cell office:value-type="float" office:value="120.81160415658536" table:style-name="ce22">
            <text:p>120.8</text:p>
          </table:table-cell>
          <table:table-cell office:value-type="float" office:value="123.55496668529211" table:style-name="ce22">
            <text:p>123.6</text:p>
          </table:table-cell>
          <table:table-cell office:value-type="float" office:value="124.69770201255557" table:style-name="ce22">
            <text:p>124.7</text:p>
          </table:table-cell>
          <table:table-cell office:value-type="float" office:value="135.4173541200413" table:style-name="ce22">
            <text:p>135.4</text:p>
          </table:table-cell>
          <table:table-cell office:value-type="float" office:value="131.41456838803163" table:style-name="ce22">
            <text:p>131.4</text:p>
          </table:table-cell>
          <table:table-cell office:value-type="float" office:value="125.39248562367798" table:style-name="ce22">
            <text:p>125.4</text:p>
          </table:table-cell>
          <table:table-cell office:value-type="float" office:value="113.87253535936843" table:style-name="ce22">
            <text:p>113.9</text:p>
          </table:table-cell>
          <table:table-cell office:value-type="float" office:value="110.39511432955847" table:style-name="ce22">
            <text:p>110.4</text:p>
          </table:table-cell>
          <table:table-cell office:value-type="float" office:value="98.862705833512365" table:style-name="ce22">
            <text:p>98.9</text:p>
          </table:table-cell>
          <table:table-cell office:value-type="float" office:value="100.21705438087712" table:style-name="ce22">
            <text:p>100.2</text:p>
          </table:table-cell>
          <table:table-cell office:value-type="float" office:value="94.988830390389168" table:style-name="ce22">
            <text:p>95.0</text:p>
          </table:table-cell>
          <table:table-cell office:value-type="float" office:value="91.35589945509733" table:style-name="ce22">
            <text:p>91.4</text:p>
          </table:table-cell>
          <table:table-cell office:value-type="float" office:value="91.43077612472716" table:style-name="ce22">
            <text:p>91.4</text:p>
          </table:table-cell>
          <table:table-cell office:value-type="float" office:value="84.750094344681429" table:style-name="ce22">
            <text:p>84.8</text:p>
          </table:table-cell>
          <table:table-cell office:value-type="float" office:value="81.729850942053432" table:style-name="ce22">
            <text:p>81.7</text:p>
          </table:table-cell>
          <table:table-cell office:value-type="float" office:value="84.025452273392602" table:style-name="ce22">
            <text:p>84.0</text:p>
          </table:table-cell>
          <table:table-cell office:value-type="float" office:value="88.632695842778787" table:style-name="ce22">
            <text:p>88.6</text:p>
          </table:table-cell>
          <table:table-cell office:value-type="float" office:value="92.064740475025587" table:style-name="ce22">
            <text:p>92.1</text:p>
          </table:table-cell>
          <table:table-cell office:value-type="float" office:value="93.30039967485159" table:style-name="ce22">
            <text:p>93.3</text:p>
          </table:table-cell>
          <table:table-cell office:value-type="float" office:value="93.101674408369391" table:style-name="ce22">
            <text:p>93.1</text:p>
          </table:table-cell>
          <table:table-cell office:value-type="float" office:value="92.644526406378688" table:style-name="ce22">
            <text:p>92.6</text:p>
          </table:table-cell>
          <table:table-cell office:value-type="float" office:value="93.739807758178713" table:style-name="ce22">
            <text:p>93.7</text:p>
          </table:table-cell>
          <table:table-cell office:value-type="float" office:value="99.640829427036465" table:style-name="ce22">
            <text:p>99.6</text:p>
          </table:table-cell>
          <table:table-cell office:value-type="float" office:value="100.00000000000009" table:style-name="ce22">
            <text:p>100.0</text:p>
          </table:table-cell>
          <table:table-cell office:value-type="float" office:value="101.10557014827428" table:style-name="ce22">
            <text:p>101.1</text:p>
          </table:table-cell>
          <table:table-cell office:value-type="float" office:value="99.955041636766509" table:style-name="ce22">
            <text:p>100.0</text:p>
          </table:table-cell>
          <table:table-cell office:value-type="float" office:value="103.71457475006872" table:style-name="ce22">
            <text:p>103.7</text:p>
          </table:table-cell>
          <table:table-cell office:value-type="float" office:value="102.64611959331334" table:style-name="ce22">
            <text:p>102.6</text:p>
          </table:table-cell>
          <table:table-cell office:value-type="float" office:value="102.55743516543473" table:style-name="ce22">
            <text:p>102.6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25">
            <text:p>materials</text:p>
          </table:table-cell>
          <table:table-cell office:value-type="float" office:value="246.50043052831722" table:style-name="ce26">
            <text:p>246.5</text:p>
          </table:table-cell>
          <table:table-cell office:value-type="float" office:value="238.50663916074006" table:style-name="ce26">
            <text:p>238.5</text:p>
          </table:table-cell>
          <table:table-cell office:value-type="float" office:value="235.25677248738347" table:style-name="ce26">
            <text:p>235.3</text:p>
          </table:table-cell>
          <table:table-cell office:value-type="float" office:value="231.81142909874376" table:style-name="ce26">
            <text:p>231.8</text:p>
          </table:table-cell>
          <table:table-cell office:value-type="float" office:value="229.95798608254145" table:style-name="ce26">
            <text:p>230.0</text:p>
          </table:table-cell>
          <table:table-cell office:value-type="float" office:value="232.97819384532079" table:style-name="ce26">
            <text:p>233.0</text:p>
          </table:table-cell>
          <table:table-cell office:value-type="float" office:value="225.97959928608961" table:style-name="ce26">
            <text:p>226.0</text:p>
          </table:table-cell>
          <table:table-cell office:value-type="float" office:value="214.832800955491" table:style-name="ce26">
            <text:p>214.8</text:p>
          </table:table-cell>
          <table:table-cell office:value-type="float" office:value="214.46708140978151" table:style-name="ce26">
            <text:p>214.5</text:p>
          </table:table-cell>
          <table:table-cell office:value-type="float" office:value="215.69524267700533" table:style-name="ce26">
            <text:p>215.7</text:p>
          </table:table-cell>
          <table:table-cell office:value-type="float" office:value="204.47932674768609" table:style-name="ce26">
            <text:p>204.5</text:p>
          </table:table-cell>
          <table:table-cell office:value-type="float" office:value="194.6136792961517" table:style-name="ce26">
            <text:p>194.6</text:p>
          </table:table-cell>
          <table:table-cell office:value-type="float" office:value="186.75123373783273" table:style-name="ce26">
            <text:p>186.8</text:p>
          </table:table-cell>
          <table:table-cell office:value-type="float" office:value="183.65955845686074" table:style-name="ce26">
            <text:p>183.7</text:p>
          </table:table-cell>
          <table:table-cell office:value-type="float" office:value="190.6903398528425" table:style-name="ce26">
            <text:p>190.7</text:p>
          </table:table-cell>
          <table:table-cell office:value-type="float" office:value="185.05601344340289" table:style-name="ce26">
            <text:p>185.1</text:p>
          </table:table-cell>
          <table:table-cell office:value-type="float" office:value="174.25732347621116" table:style-name="ce26">
            <text:p>174.3</text:p>
          </table:table-cell>
          <table:table-cell office:value-type="float" office:value="169.17954881001754" table:style-name="ce26">
            <text:p>169.2</text:p>
          </table:table-cell>
          <table:table-cell office:value-type="float" office:value="163.43717544456635" table:style-name="ce26">
            <text:p>163.4</text:p>
          </table:table-cell>
          <table:table-cell office:value-type="float" office:value="148.68491923923102" table:style-name="ce26">
            <text:p>148.7</text:p>
          </table:table-cell>
          <table:table-cell office:value-type="float" office:value="149.77871475258789" table:style-name="ce26">
            <text:p>149.8</text:p>
          </table:table-cell>
          <table:table-cell office:value-type="float" office:value="145.34716502086548" table:style-name="ce26">
            <text:p>145.3</text:p>
          </table:table-cell>
          <table:table-cell office:value-type="float" office:value="163.68238543685686" table:style-name="ce26">
            <text:p>163.7</text:p>
          </table:table-cell>
          <table:table-cell office:value-type="float" office:value="159.15671713600722" table:style-name="ce26">
            <text:p>159.2</text:p>
          </table:table-cell>
          <table:table-cell office:value-type="float" office:value="149.15638533191378" table:style-name="ce26">
            <text:p>149.2</text:p>
          </table:table-cell>
          <table:table-cell office:value-type="float" office:value="141.0381622873079" table:style-name="ce26">
            <text:p>141.0</text:p>
          </table:table-cell>
          <table:table-cell office:value-type="float" office:value="135.82531103970715" table:style-name="ce26">
            <text:p>135.8</text:p>
          </table:table-cell>
          <table:table-cell office:value-type="float" office:value="123.07314076650728" table:style-name="ce26">
            <text:p>123.1</text:p>
          </table:table-cell>
          <table:table-cell office:value-type="float" office:value="118.90982492603108" table:style-name="ce26">
            <text:p>118.9</text:p>
          </table:table-cell>
          <table:table-cell office:value-type="float" office:value="110.08204844050999" table:style-name="ce26">
            <text:p>110.1</text:p>
          </table:table-cell>
          <table:table-cell office:value-type="float" office:value="104.51015044561392" table:style-name="ce26">
            <text:p>104.5</text:p>
          </table:table-cell>
          <table:table-cell office:value-type="float" office:value="102.46922638191293" table:style-name="ce26">
            <text:p>102.5</text:p>
          </table:table-cell>
          <table:table-cell office:value-type="float" office:value="94.726768966867013" table:style-name="ce26">
            <text:p>94.7</text:p>
          </table:table-cell>
          <table:table-cell office:value-type="float" office:value="89.782704995469231" table:style-name="ce26">
            <text:p>89.8</text:p>
          </table:table-cell>
          <table:table-cell office:value-type="float" office:value="92.164911449976358" table:style-name="ce26">
            <text:p>92.2</text:p>
          </table:table-cell>
          <table:table-cell office:value-type="float" office:value="93.11719668038549" table:style-name="ce26">
            <text:p>93.1</text:p>
          </table:table-cell>
          <table:table-cell office:value-type="float" office:value="95.768059274509497" table:style-name="ce26">
            <text:p>95.8</text:p>
          </table:table-cell>
          <table:table-cell office:value-type="float" office:value="98.353815996547326" table:style-name="ce26">
            <text:p>98.4</text:p>
          </table:table-cell>
          <table:table-cell office:value-type="float" office:value="99.69630806911286" table:style-name="ce26">
            <text:p>99.7</text:p>
          </table:table-cell>
          <table:table-cell office:value-type="float" office:value="98.569155286661356" table:style-name="ce26">
            <text:p>98.6</text:p>
          </table:table-cell>
          <table:table-cell office:value-type="float" office:value="100.55471399113034" table:style-name="ce26">
            <text:p>100.6</text:p>
          </table:table-cell>
          <table:table-cell office:value-type="float" office:value="101.27909465733237" table:style-name="ce26">
            <text:p>101.3</text:p>
          </table:table-cell>
          <table:table-cell office:value-type="float" office:value="99.999999999999957" table:style-name="ce26">
            <text:p>100.0</text:p>
          </table:table-cell>
          <table:table-cell office:value-type="float" office:value="99.52058587945541" table:style-name="ce26">
            <text:p>99.5</text:p>
          </table:table-cell>
          <table:table-cell office:value-type="float" office:value="102.26976965539987" table:style-name="ce26">
            <text:p>102.3</text:p>
          </table:table-cell>
          <table:table-cell office:value-type="float" office:value="105.2635755551903" table:style-name="ce26">
            <text:p>105.3</text:p>
          </table:table-cell>
          <table:table-cell office:value-type="float" office:value="102.52730833273669" table:style-name="ce26">
            <text:p>102.5</text:p>
          </table:table-cell>
          <table:table-cell office:value-type="float" office:value="99.92687249857596" table:style-name="ce26">
            <text:p>99.9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25">
            <text:p>buildings</text:p>
          </table:table-cell>
          <table:table-cell office:value-type="float" office:value="88.560016508344233" table:style-name="ce26">
            <text:p>88.6</text:p>
          </table:table-cell>
          <table:table-cell office:value-type="float" office:value="88.87955137774216" table:style-name="ce26">
            <text:p>88.9</text:p>
          </table:table-cell>
          <table:table-cell office:value-type="float" office:value="97.041631831273207" table:style-name="ce26">
            <text:p>97.0</text:p>
          </table:table-cell>
          <table:table-cell office:value-type="float" office:value="97.726197356661203" table:style-name="ce26">
            <text:p>97.7</text:p>
          </table:table-cell>
          <table:table-cell office:value-type="float" office:value="88.315525086191769" table:style-name="ce26">
            <text:p>88.3</text:p>
          </table:table-cell>
          <table:table-cell office:value-type="float" office:value="86.47272323342446" table:style-name="ce26">
            <text:p>86.5</text:p>
          </table:table-cell>
          <table:table-cell office:value-type="float" office:value="84.263076867926785" table:style-name="ce26">
            <text:p>84.3</text:p>
          </table:table-cell>
          <table:table-cell office:value-type="float" office:value="74.51408765793775" table:style-name="ce26">
            <text:p>74.5</text:p>
          </table:table-cell>
          <table:table-cell office:value-type="float" office:value="61.166974051234185" table:style-name="ce26">
            <text:p>61.2</text:p>
          </table:table-cell>
          <table:table-cell office:value-type="float" office:value="71.114592391313352" table:style-name="ce26">
            <text:p>71.1</text:p>
          </table:table-cell>
          <table:table-cell office:value-type="float" office:value="65.590852303278865" table:style-name="ce26">
            <text:p>65.6</text:p>
          </table:table-cell>
          <table:table-cell office:value-type="float" office:value="67.911685825857774" table:style-name="ce26">
            <text:p>67.9</text:p>
          </table:table-cell>
          <table:table-cell office:value-type="float" office:value="68.745570573422341" table:style-name="ce26">
            <text:p>68.7</text:p>
          </table:table-cell>
          <table:table-cell office:value-type="float" office:value="73.066685775728644" table:style-name="ce26">
            <text:p>73.1</text:p>
          </table:table-cell>
          <table:table-cell office:value-type="float" office:value="81.810771118991624" table:style-name="ce26">
            <text:p>81.8</text:p>
          </table:table-cell>
          <table:table-cell office:value-type="float" office:value="80.943720640221102" table:style-name="ce26">
            <text:p>80.9</text:p>
          </table:table-cell>
          <table:table-cell office:value-type="float" office:value="78.841125463691597" table:style-name="ce26">
            <text:p>78.8</text:p>
          </table:table-cell>
          <table:table-cell office:value-type="float" office:value="76.313999734870293" table:style-name="ce26">
            <text:p>76.3</text:p>
          </table:table-cell>
          <table:table-cell office:value-type="float" office:value="74.169643945640075" table:style-name="ce26">
            <text:p>74.2</text:p>
          </table:table-cell>
          <table:table-cell office:value-type="float" office:value="84.023847095650581" table:style-name="ce26">
            <text:p>84.0</text:p>
          </table:table-cell>
          <table:table-cell office:value-type="float" office:value="88.495818886576075" table:style-name="ce26">
            <text:p>88.5</text:p>
          </table:table-cell>
          <table:table-cell office:value-type="float" office:value="95.963045981218727" table:style-name="ce26">
            <text:p>96.0</text:p>
          </table:table-cell>
          <table:table-cell office:value-type="float" office:value="97.614195226106048" table:style-name="ce26">
            <text:p>97.6</text:p>
          </table:table-cell>
          <table:table-cell office:value-type="float" office:value="94.375565213739108" table:style-name="ce26">
            <text:p>94.4</text:p>
          </table:table-cell>
          <table:table-cell office:value-type="float" office:value="93.145505254120096" table:style-name="ce26">
            <text:p>93.1</text:p>
          </table:table-cell>
          <table:table-cell office:value-type="float" office:value="78.292855257534683" table:style-name="ce26">
            <text:p>78.3</text:p>
          </table:table-cell>
          <table:table-cell office:value-type="float" office:value="76.924577500029798" table:style-name="ce26">
            <text:p>76.9</text:p>
          </table:table-cell>
          <table:table-cell office:value-type="float" office:value="67.255201075858835" table:style-name="ce26">
            <text:p>67.3</text:p>
          </table:table-cell>
          <table:table-cell office:value-type="float" office:value="74.908852825257995" table:style-name="ce26">
            <text:p>74.9</text:p>
          </table:table-cell>
          <table:table-cell office:value-type="float" office:value="74.23081016695879" table:style-name="ce26">
            <text:p>74.2</text:p>
          </table:table-cell>
          <table:table-cell office:value-type="float" office:value="73.170333764249577" table:style-name="ce26">
            <text:p>73.2</text:p>
          </table:table-cell>
          <table:table-cell office:value-type="float" office:value="76.076792703568671" table:style-name="ce26">
            <text:p>76.1</text:p>
          </table:table-cell>
          <table:table-cell office:value-type="float" office:value="70.866710228401857" table:style-name="ce26">
            <text:p>70.9</text:p>
          </table:table-cell>
          <table:table-cell office:value-type="float" office:value="70.506819746282318" table:style-name="ce26">
            <text:p>70.5</text:p>
          </table:table-cell>
          <table:table-cell office:value-type="float" office:value="72.678938406852609" table:style-name="ce26">
            <text:p>72.7</text:p>
          </table:table-cell>
          <table:table-cell office:value-type="float" office:value="82.299096247052589" table:style-name="ce26">
            <text:p>82.3</text:p>
          </table:table-cell>
          <table:table-cell office:value-type="float" office:value="86.841384972786457" table:style-name="ce26">
            <text:p>86.8</text:p>
          </table:table-cell>
          <table:table-cell office:value-type="float" office:value="86.127455851700901" table:style-name="ce26">
            <text:p>86.1</text:p>
          </table:table-cell>
          <table:table-cell office:value-type="float" office:value="83.754429605019681" table:style-name="ce26">
            <text:p>83.8</text:p>
          </table:table-cell>
          <table:table-cell office:value-type="float" office:value="84.242466403610877" table:style-name="ce26">
            <text:p>84.2</text:p>
          </table:table-cell>
          <table:table-cell office:value-type="float" office:value="84.081251216747617" table:style-name="ce26">
            <text:p>84.1</text:p>
          </table:table-cell>
          <table:table-cell office:value-type="float" office:value="97.277747814685156" table:style-name="ce26">
            <text:p>97.3</text:p>
          </table:table-cell>
          <table:table-cell office:value-type="float" office:value="100.00000000000003" table:style-name="ce26">
            <text:p>100.0</text:p>
          </table:table-cell>
          <table:table-cell office:value-type="float" office:value="103.43798864124257" table:style-name="ce26">
            <text:p>103.4</text:p>
          </table:table-cell>
          <table:table-cell office:value-type="float" office:value="96.586356546299754" table:style-name="ce26">
            <text:p>96.6</text:p>
          </table:table-cell>
          <table:table-cell office:value-type="float" office:value="101.44465405528659" table:style-name="ce26">
            <text:p>101.4</text:p>
          </table:table-cell>
          <table:table-cell office:value-type="float" office:value="102.77908180349674" table:style-name="ce26">
            <text:p>102.8</text:p>
          </table:table-cell>
          <table:table-cell office:value-type="float" office:value="106.39405078640031" table:style-name="ce26">
            <text:p>106.4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2">
          <table:table-cell office:value-type="string" table:style-name="ce21">
            <text:p>19 FISIM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office:value-type="float" office:value="100" table:style-name="ce22">
            <text:p>100.0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2">
          <table:table-cell office:value-type="string" table:style-name="ce21">
            <text:p>20 Other goods and services</text:p>
          </table:table-cell>
          <table:table-cell office:value-type="float" office:value="69.119781907472898" table:style-name="ce22">
            <text:p>69.1</text:p>
          </table:table-cell>
          <table:table-cell office:value-type="float" office:value="69.391388088083175" table:style-name="ce22">
            <text:p>69.4</text:p>
          </table:table-cell>
          <table:table-cell office:value-type="float" office:value="66.813148301245164" table:style-name="ce22">
            <text:p>66.8</text:p>
          </table:table-cell>
          <table:table-cell office:value-type="float" office:value="66.235692681117442" table:style-name="ce22">
            <text:p>66.2</text:p>
          </table:table-cell>
          <table:table-cell office:value-type="float" office:value="64.360075995718191" table:style-name="ce22">
            <text:p>64.4</text:p>
          </table:table-cell>
          <table:table-cell office:value-type="float" office:value="69.854688700433357" table:style-name="ce22">
            <text:p>69.9</text:p>
          </table:table-cell>
          <table:table-cell office:value-type="float" office:value="67.624417319251137" table:style-name="ce22">
            <text:p>67.6</text:p>
          </table:table-cell>
          <table:table-cell office:value-type="float" office:value="79.461911331077829" table:style-name="ce22">
            <text:p>79.5</text:p>
          </table:table-cell>
          <table:table-cell office:value-type="float" office:value="76.797153848543772" table:style-name="ce22">
            <text:p>76.8</text:p>
          </table:table-cell>
          <table:table-cell office:value-type="float" office:value="77.690513678434911" table:style-name="ce22">
            <text:p>77.7</text:p>
          </table:table-cell>
          <table:table-cell office:value-type="float" office:value="82.021545569364235" table:style-name="ce22">
            <text:p>82.0</text:p>
          </table:table-cell>
          <table:table-cell office:value-type="float" office:value="83.027235391763099" table:style-name="ce22">
            <text:p>83.0</text:p>
          </table:table-cell>
          <table:table-cell office:value-type="float" office:value="90.65997953575291" table:style-name="ce22">
            <text:p>90.7</text:p>
          </table:table-cell>
          <table:table-cell office:value-type="float" office:value="90.348462635263388" table:style-name="ce22">
            <text:p>90.3</text:p>
          </table:table-cell>
          <table:table-cell office:value-type="float" office:value="95.640128112926106" table:style-name="ce22">
            <text:p>95.6</text:p>
          </table:table-cell>
          <table:table-cell office:value-type="float" office:value="102.70130902289581" table:style-name="ce22">
            <text:p>102.7</text:p>
          </table:table-cell>
          <table:table-cell office:value-type="float" office:value="106.3361178001233" table:style-name="ce22">
            <text:p>106.3</text:p>
          </table:table-cell>
          <table:table-cell office:value-type="float" office:value="106.16763529025624" table:style-name="ce22">
            <text:p>106.2</text:p>
          </table:table-cell>
          <table:table-cell office:value-type="float" office:value="113.52891402811296" table:style-name="ce22">
            <text:p>113.5</text:p>
          </table:table-cell>
          <table:table-cell office:value-type="float" office:value="118.49169344161318" table:style-name="ce22">
            <text:p>118.5</text:p>
          </table:table-cell>
          <table:table-cell office:value-type="float" office:value="119.99358839345396" table:style-name="ce22">
            <text:p>120.0</text:p>
          </table:table-cell>
          <table:table-cell office:value-type="float" office:value="124.94729728479523" table:style-name="ce22">
            <text:p>124.9</text:p>
          </table:table-cell>
          <table:table-cell office:value-type="float" office:value="123.75278459035717" table:style-name="ce22">
            <text:p>123.8</text:p>
          </table:table-cell>
          <table:table-cell office:value-type="float" office:value="132.294378964153" table:style-name="ce22">
            <text:p>132.3</text:p>
          </table:table-cell>
          <table:table-cell office:value-type="float" office:value="133.14894623110993" table:style-name="ce22">
            <text:p>133.1</text:p>
          </table:table-cell>
          <table:table-cell office:value-type="float" office:value="120.81321963062194" table:style-name="ce22">
            <text:p>120.8</text:p>
          </table:table-cell>
          <table:table-cell office:value-type="float" office:value="117.34621342520229" table:style-name="ce22">
            <text:p>117.3</text:p>
          </table:table-cell>
          <table:table-cell office:value-type="float" office:value="102.35007093649618" table:style-name="ce22">
            <text:p>102.4</text:p>
          </table:table-cell>
          <table:table-cell office:value-type="float" office:value="95.989921045685946" table:style-name="ce22">
            <text:p>96.0</text:p>
          </table:table-cell>
          <table:table-cell office:value-type="float" office:value="95.667876027530554" table:style-name="ce22">
            <text:p>95.7</text:p>
          </table:table-cell>
          <table:table-cell office:value-type="float" office:value="102.46508777832874" table:style-name="ce22">
            <text:p>102.5</text:p>
          </table:table-cell>
          <table:table-cell office:value-type="float" office:value="109.47301104524421" table:style-name="ce22">
            <text:p>109.5</text:p>
          </table:table-cell>
          <table:table-cell office:value-type="float" office:value="105.06444284567787" table:style-name="ce22">
            <text:p>105.1</text:p>
          </table:table-cell>
          <table:table-cell office:value-type="float" office:value="100.7299073215579" table:style-name="ce22">
            <text:p>100.7</text:p>
          </table:table-cell>
          <table:table-cell office:value-type="float" office:value="102.0244397298283" table:style-name="ce22">
            <text:p>102.0</text:p>
          </table:table-cell>
          <table:table-cell office:value-type="float" office:value="100.38823256998171" table:style-name="ce22">
            <text:p>100.4</text:p>
          </table:table-cell>
          <table:table-cell office:value-type="float" office:value="104.04013902347178" table:style-name="ce22">
            <text:p>104.0</text:p>
          </table:table-cell>
          <table:table-cell office:value-type="float" office:value="100.70973430162906" table:style-name="ce22">
            <text:p>100.7</text:p>
          </table:table-cell>
          <table:table-cell office:value-type="float" office:value="103.46831695680692" table:style-name="ce22">
            <text:p>103.5</text:p>
          </table:table-cell>
          <table:table-cell office:value-type="float" office:value="98.286186010627745" table:style-name="ce22">
            <text:p>98.3</text:p>
          </table:table-cell>
          <table:table-cell office:value-type="float" office:value="99.206741386281422" table:style-name="ce22">
            <text:p>99.2</text:p>
          </table:table-cell>
          <table:table-cell office:value-type="float" office:value="97.427923515689471" table:style-name="ce22">
            <text:p>97.4</text:p>
          </table:table-cell>
          <table:table-cell office:value-type="float" office:value="99.999999999999929" table:style-name="ce22">
            <text:p>100.0</text:p>
          </table:table-cell>
          <table:table-cell office:value-type="float" office:value="98.027952151248755" table:style-name="ce22">
            <text:p>98.0</text:p>
          </table:table-cell>
          <table:table-cell office:value-type="float" office:value="102.97031834419519" table:style-name="ce22">
            <text:p>103.0</text:p>
          </table:table-cell>
          <table:table-cell office:value-type="float" office:value="96.297798946778215" table:style-name="ce22">
            <text:p>96.3</text:p>
          </table:table-cell>
          <table:table-cell office:value-type="float" office:value="100.48102368588171" table:style-name="ce22">
            <text:p>100.5</text:p>
          </table:table-cell>
          <table:table-cell office:value-type="float" office:value="99.486942754980404" table:style-name="ce22">
            <text:p>99.5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2">
          <table:table-cell office:value-type="string" table:style-name="ce21">
            <text:p>21 Intermediate consumption (excl Agricultural services)</text:p>
          </table:table-cell>
          <table:table-cell office:value-type="float" office:value="92.336276374651263" table:style-name="ce22">
            <text:p>92.3</text:p>
          </table:table-cell>
          <table:table-cell office:value-type="float" office:value="88.254088359469691" table:style-name="ce22">
            <text:p>88.3</text:p>
          </table:table-cell>
          <table:table-cell office:value-type="float" office:value="88.315749236702558" table:style-name="ce22">
            <text:p>88.3</text:p>
          </table:table-cell>
          <table:table-cell office:value-type="float" office:value="91.216873661925476" table:style-name="ce22">
            <text:p>91.2</text:p>
          </table:table-cell>
          <table:table-cell office:value-type="float" office:value="91.194424523175968" table:style-name="ce22">
            <text:p>91.2</text:p>
          </table:table-cell>
          <table:table-cell office:value-type="float" office:value="92.209152896438283" table:style-name="ce22">
            <text:p>92.2</text:p>
          </table:table-cell>
          <table:table-cell office:value-type="float" office:value="95.999757018349158" table:style-name="ce22">
            <text:p>96.0</text:p>
          </table:table-cell>
          <table:table-cell office:value-type="float" office:value="94.047431353622073" table:style-name="ce22">
            <text:p>94.0</text:p>
          </table:table-cell>
          <table:table-cell office:value-type="float" office:value="92.05099684932145" table:style-name="ce22">
            <text:p>92.1</text:p>
          </table:table-cell>
          <table:table-cell office:value-type="float" office:value="98.62289313311139" table:style-name="ce22">
            <text:p>98.6</text:p>
          </table:table-cell>
          <table:table-cell office:value-type="float" office:value="101.07354105143079" table:style-name="ce22">
            <text:p>101.1</text:p>
          </table:table-cell>
          <table:table-cell office:value-type="float" office:value="99.360867114985282" table:style-name="ce22">
            <text:p>99.4</text:p>
          </table:table-cell>
          <table:table-cell office:value-type="float" office:value="100.80542848633078" table:style-name="ce22">
            <text:p>100.8</text:p>
          </table:table-cell>
          <table:table-cell office:value-type="float" office:value="102.48893210615554" table:style-name="ce22">
            <text:p>102.5</text:p>
          </table:table-cell>
          <table:table-cell office:value-type="float" office:value="103.03489008300284" table:style-name="ce22">
            <text:p>103.0</text:p>
          </table:table-cell>
          <table:table-cell office:value-type="float" office:value="105.18943583145732" table:style-name="ce22">
            <text:p>105.2</text:p>
          </table:table-cell>
          <table:table-cell office:value-type="float" office:value="103.42520798645926" table:style-name="ce22">
            <text:p>103.4</text:p>
          </table:table-cell>
          <table:table-cell office:value-type="float" office:value="102.79102945586965" table:style-name="ce22">
            <text:p>102.8</text:p>
          </table:table-cell>
          <table:table-cell office:value-type="float" office:value="102.69067346422209" table:style-name="ce22">
            <text:p>102.7</text:p>
          </table:table-cell>
          <table:table-cell office:value-type="float" office:value="102.18460456924016" table:style-name="ce22">
            <text:p>102.2</text:p>
          </table:table-cell>
          <table:table-cell office:value-type="float" office:value="103.10119736824319" table:style-name="ce22">
            <text:p>103.1</text:p>
          </table:table-cell>
          <table:table-cell office:value-type="float" office:value="105.88998309007052" table:style-name="ce22">
            <text:p>105.9</text:p>
          </table:table-cell>
          <table:table-cell office:value-type="float" office:value="109.62624945970096" table:style-name="ce22">
            <text:p>109.6</text:p>
          </table:table-cell>
          <table:table-cell office:value-type="float" office:value="110.03081367725957" table:style-name="ce22">
            <text:p>110.0</text:p>
          </table:table-cell>
          <table:table-cell office:value-type="float" office:value="108.69432938915369" table:style-name="ce22">
            <text:p>108.7</text:p>
          </table:table-cell>
          <table:table-cell office:value-type="float" office:value="105.05446739222199" table:style-name="ce22">
            <text:p>105.1</text:p>
          </table:table-cell>
          <table:table-cell office:value-type="float" office:value="102.23714417857599" table:style-name="ce22">
            <text:p>102.2</text:p>
          </table:table-cell>
          <table:table-cell office:value-type="float" office:value="94.978090621747185" table:style-name="ce22">
            <text:p>95.0</text:p>
          </table:table-cell>
          <table:table-cell office:value-type="float" office:value="93.540871357658133" table:style-name="ce22">
            <text:p>93.5</text:p>
          </table:table-cell>
          <table:table-cell office:value-type="float" office:value="91.394230633168817" table:style-name="ce22">
            <text:p>91.4</text:p>
          </table:table-cell>
          <table:table-cell office:value-type="float" office:value="91.375960509645353" table:style-name="ce22">
            <text:p>91.4</text:p>
          </table:table-cell>
          <table:table-cell office:value-type="float" office:value="93.438888617571934" table:style-name="ce22">
            <text:p>93.4</text:p>
          </table:table-cell>
          <table:table-cell office:value-type="float" office:value="90.938828281759143" table:style-name="ce22">
            <text:p>90.9</text:p>
          </table:table-cell>
          <table:table-cell office:value-type="float" office:value="88.490002861342489" table:style-name="ce22">
            <text:p>88.5</text:p>
          </table:table-cell>
          <table:table-cell office:value-type="float" office:value="90.381309082534344" table:style-name="ce22">
            <text:p>90.4</text:p>
          </table:table-cell>
          <table:table-cell office:value-type="float" office:value="91.041912339448004" table:style-name="ce22">
            <text:p>91.0</text:p>
          </table:table-cell>
          <table:table-cell office:value-type="float" office:value="92.448991198074793" table:style-name="ce22">
            <text:p>92.4</text:p>
          </table:table-cell>
          <table:table-cell office:value-type="float" office:value="95.973414817993273" table:style-name="ce22">
            <text:p>96.0</text:p>
          </table:table-cell>
          <table:table-cell office:value-type="float" office:value="94.562317153103763" table:style-name="ce22">
            <text:p>94.6</text:p>
          </table:table-cell>
          <table:table-cell office:value-type="float" office:value="94.345988975878413" table:style-name="ce22">
            <text:p>94.3</text:p>
          </table:table-cell>
          <table:table-cell office:value-type="float" office:value="96.924757654672803" table:style-name="ce22">
            <text:p>96.9</text:p>
          </table:table-cell>
          <table:table-cell office:value-type="float" office:value="98.35104604172956" table:style-name="ce22">
            <text:p>98.4</text:p>
          </table:table-cell>
          <table:table-cell office:value-type="float" office:value="100" table:style-name="ce22">
            <text:p>100.0</text:p>
          </table:table-cell>
          <table:table-cell office:value-type="float" office:value="100.8576395797522" table:style-name="ce22">
            <text:p>100.9</text:p>
          </table:table-cell>
          <table:table-cell office:value-type="float" office:value="100.78386304930332" table:style-name="ce22">
            <text:p>100.8</text:p>
          </table:table-cell>
          <table:table-cell office:value-type="float" office:value="97.720869603941949" table:style-name="ce22">
            <text:p>97.7</text:p>
          </table:table-cell>
          <table:table-cell office:value-type="float" office:value="99.151172314971603" table:style-name="ce22">
            <text:p>99.2</text:p>
          </table:table-cell>
          <table:table-cell office:value-type="float" office:value="100.2557346422668" table:style-name="ce22">
            <text:p>100.3</text:p>
          </table:table-cell>
          <table:table-cell table:style-name="ce28"/>
          <table:table-cell table:style-name="ce29"/>
          <table:table-cell table:style-name="ce30"/>
          <table:table-cell table:number-columns-repeated="16332" table:style-name="ce28"/>
        </table:table-row>
        <table:table-row table:style-name="ro2">
          <table:table-cell office:value-type="string" table:style-name="ce21">
            <text:p>22 Consumption fixed capital (excluding livestock)</text:p>
          </table:table-cell>
          <table:table-cell office:value-type="float" office:value="85.268529958939936" table:style-name="ce22">
            <text:p>85.3</text:p>
          </table:table-cell>
          <table:table-cell office:value-type="float" office:value="87.53699515829625" table:style-name="ce22">
            <text:p>87.5</text:p>
          </table:table-cell>
          <table:table-cell office:value-type="float" office:value="88.778530055465282" table:style-name="ce22">
            <text:p>88.8</text:p>
          </table:table-cell>
          <table:table-cell office:value-type="float" office:value="89.939726084423938" table:style-name="ce22">
            <text:p>89.9</text:p>
          </table:table-cell>
          <table:table-cell office:value-type="float" office:value="91.248369152303184" table:style-name="ce22">
            <text:p>91.2</text:p>
          </table:table-cell>
          <table:table-cell office:value-type="float" office:value="92.669582739905451" table:style-name="ce22">
            <text:p>92.7</text:p>
          </table:table-cell>
          <table:table-cell office:value-type="float" office:value="93.936548932425836" table:style-name="ce22">
            <text:p>93.9</text:p>
          </table:table-cell>
          <table:table-cell office:value-type="float" office:value="94.497728964700372" table:style-name="ce22">
            <text:p>94.5</text:p>
          </table:table-cell>
          <table:table-cell office:value-type="float" office:value="94.836310111075392" table:style-name="ce22">
            <text:p>94.8</text:p>
          </table:table-cell>
          <table:table-cell office:value-type="float" office:value="95.560801492311327" table:style-name="ce22">
            <text:p>95.6</text:p>
          </table:table-cell>
          <table:table-cell office:value-type="float" office:value="96.946244586816633" table:style-name="ce22">
            <text:p>96.9</text:p>
          </table:table-cell>
          <table:table-cell office:value-type="float" office:value="98.806516628462646" table:style-name="ce22">
            <text:p>98.8</text:p>
          </table:table-cell>
          <table:table-cell office:value-type="float" office:value="100.49280657944499" table:style-name="ce22">
            <text:p>100.5</text:p>
          </table:table-cell>
          <table:table-cell office:value-type="float" office:value="101.14486216914464" table:style-name="ce22">
            <text:p>101.1</text:p>
          </table:table-cell>
          <table:table-cell office:value-type="float" office:value="101.3911031050751" table:style-name="ce22">
            <text:p>101.4</text:p>
          </table:table-cell>
          <table:table-cell office:value-type="float" office:value="101.35763268596459" table:style-name="ce22">
            <text:p>101.4</text:p>
          </table:table-cell>
          <table:table-cell office:value-type="float" office:value="101.47953132461446" table:style-name="ce22">
            <text:p>101.5</text:p>
          </table:table-cell>
          <table:table-cell office:value-type="float" office:value="101.17820755331797" table:style-name="ce22">
            <text:p>101.2</text:p>
          </table:table-cell>
          <table:table-cell office:value-type="float" office:value="100.69210076474494" table:style-name="ce22">
            <text:p>100.7</text:p>
          </table:table-cell>
          <table:table-cell office:value-type="float" office:value="100.01599658280054" table:style-name="ce22">
            <text:p>100.0</text:p>
          </table:table-cell>
          <table:table-cell office:value-type="float" office:value="99.761939113762679" table:style-name="ce22">
            <text:p>99.8</text:p>
          </table:table-cell>
          <table:table-cell office:value-type="float" office:value="100.3569532135846" table:style-name="ce22">
            <text:p>100.4</text:p>
          </table:table-cell>
          <table:table-cell office:value-type="float" office:value="101.17918694682295" table:style-name="ce22">
            <text:p>101.2</text:p>
          </table:table-cell>
          <table:table-cell office:value-type="float" office:value="102.32744322349339" table:style-name="ce22">
            <text:p>102.3</text:p>
          </table:table-cell>
          <table:table-cell office:value-type="float" office:value="102.54591440269712" table:style-name="ce22">
            <text:p>102.5</text:p>
          </table:table-cell>
          <table:table-cell office:value-type="float" office:value="101.6235800072301" table:style-name="ce22">
            <text:p>101.6</text:p>
          </table:table-cell>
          <table:table-cell office:value-type="float" office:value="100.36581967654041" table:style-name="ce22">
            <text:p>100.4</text:p>
          </table:table-cell>
          <table:table-cell office:value-type="float" office:value="98.621834663635056" table:style-name="ce22">
            <text:p>98.6</text:p>
          </table:table-cell>
          <table:table-cell office:value-type="float" office:value="96.832457236793445" table:style-name="ce22">
            <text:p>96.8</text:p>
          </table:table-cell>
          <table:table-cell office:value-type="float" office:value="95.281814908058934" table:style-name="ce22">
            <text:p>95.3</text:p>
          </table:table-cell>
          <table:table-cell office:value-type="float" office:value="93.79857481566971" table:style-name="ce22">
            <text:p>93.8</text:p>
          </table:table-cell>
          <table:table-cell office:value-type="float" office:value="92.944939077016656" table:style-name="ce22">
            <text:p>92.9</text:p>
          </table:table-cell>
          <table:table-cell office:value-type="float" office:value="92.086755215556167" table:style-name="ce22">
            <text:p>92.1</text:p>
          </table:table-cell>
          <table:table-cell office:value-type="float" office:value="91.13103852412128" table:style-name="ce22">
            <text:p>91.1</text:p>
          </table:table-cell>
          <table:table-cell office:value-type="float" office:value="90.848927970732106" table:style-name="ce22">
            <text:p>90.8</text:p>
          </table:table-cell>
          <table:table-cell office:value-type="float" office:value="91.504458881246961" table:style-name="ce22">
            <text:p>91.5</text:p>
          </table:table-cell>
          <table:table-cell office:value-type="float" office:value="92.429555309007583" table:style-name="ce22">
            <text:p>92.4</text:p>
          </table:table-cell>
          <table:table-cell office:value-type="float" office:value="91.87881505131277" table:style-name="ce22">
            <text:p>91.9</text:p>
          </table:table-cell>
          <table:table-cell office:value-type="float" office:value="93.92209678756052" table:style-name="ce22">
            <text:p>93.9</text:p>
          </table:table-cell>
          <table:table-cell office:value-type="float" office:value="95.534575374865852" table:style-name="ce22">
            <text:p>95.5</text:p>
          </table:table-cell>
          <table:table-cell office:value-type="float" office:value="97.259408424841581" table:style-name="ce22">
            <text:p>97.3</text:p>
          </table:table-cell>
          <table:table-cell office:value-type="float" office:value="98.574810811227564" table:style-name="ce22">
            <text:p>98.6</text:p>
          </table:table-cell>
          <table:table-cell office:value-type="float" office:value="100.00000000000004" table:style-name="ce22">
            <text:p>100.0</text:p>
          </table:table-cell>
          <table:table-cell office:value-type="float" office:value="100.64599988133918" table:style-name="ce22">
            <text:p>100.6</text:p>
          </table:table-cell>
          <table:table-cell office:value-type="float" office:value="102.33074141668683" table:style-name="ce22">
            <text:p>102.3</text:p>
          </table:table-cell>
          <table:table-cell office:value-type="float" office:value="103.582150661737" table:style-name="ce22">
            <text:p>103.6</text:p>
          </table:table-cell>
          <table:table-cell office:value-type="float" office:value="104.65039175986895" table:style-name="ce22">
            <text:p>104.7</text:p>
          </table:table-cell>
          <table:table-cell office:value-type="float" office:value="104.7569218136917" table:style-name="ce22">
            <text:p>104.8</text:p>
          </table:table-cell>
          <table:table-cell table:style-name="ce28"/>
          <table:table-cell table:style-name="ce29"/>
          <table:table-cell table:style-name="ce30"/>
          <table:table-cell table:number-columns-repeated="16332" table:style-name="ce28"/>
        </table:table-row>
        <table:table-row table:style-name="ro1">
          <table:table-cell office:value-type="string" table:style-name="ce25">
            <text:p>equipment</text:p>
          </table:table-cell>
          <table:table-cell office:value-type="float" office:value="96.548643868547785" table:style-name="ce26">
            <text:p>96.5</text:p>
          </table:table-cell>
          <table:table-cell office:value-type="float" office:value="97.769777396324699" table:style-name="ce26">
            <text:p>97.8</text:p>
          </table:table-cell>
          <table:table-cell office:value-type="float" office:value="97.65497581166143" table:style-name="ce26">
            <text:p>97.7</text:p>
          </table:table-cell>
          <table:table-cell office:value-type="float" office:value="97.76758262406679" table:style-name="ce26">
            <text:p>97.8</text:p>
          </table:table-cell>
          <table:table-cell office:value-type="float" office:value="98.281497598273518" table:style-name="ce26">
            <text:p>98.3</text:p>
          </table:table-cell>
          <table:table-cell office:value-type="float" office:value="98.950548694110083" table:style-name="ce26">
            <text:p>99.0</text:p>
          </table:table-cell>
          <table:table-cell office:value-type="float" office:value="99.314612605854109" table:style-name="ce26">
            <text:p>99.3</text:p>
          </table:table-cell>
          <table:table-cell office:value-type="float" office:value="98.558042707570209" table:style-name="ce26">
            <text:p>98.6</text:p>
          </table:table-cell>
          <table:table-cell office:value-type="float" office:value="97.464312963816766" table:style-name="ce26">
            <text:p>97.5</text:p>
          </table:table-cell>
          <table:table-cell office:value-type="float" office:value="96.973631429774855" table:style-name="ce26">
            <text:p>97.0</text:p>
          </table:table-cell>
          <table:table-cell office:value-type="float" office:value="97.37846592285814" table:style-name="ce26">
            <text:p>97.4</text:p>
          </table:table-cell>
          <table:table-cell office:value-type="float" office:value="98.436002581988802" table:style-name="ce26">
            <text:p>98.4</text:p>
          </table:table-cell>
          <table:table-cell office:value-type="float" office:value="99.372046412604021" table:style-name="ce26">
            <text:p>99.4</text:p>
          </table:table-cell>
          <table:table-cell office:value-type="float" office:value="99.103692651772604" table:style-name="ce26">
            <text:p>99.1</text:p>
          </table:table-cell>
          <table:table-cell office:value-type="float" office:value="98.49215253476217" table:style-name="ce26">
            <text:p>98.5</text:p>
          </table:table-cell>
          <table:table-cell office:value-type="float" office:value="97.577657198343104" table:style-name="ce26">
            <text:p>97.6</text:p>
          </table:table-cell>
          <table:table-cell office:value-type="float" office:value="96.930347610014408" table:style-name="ce26">
            <text:p>96.9</text:p>
          </table:table-cell>
          <table:table-cell office:value-type="float" office:value="95.659406797917583" table:style-name="ce26">
            <text:p>95.7</text:p>
          </table:table-cell>
          <table:table-cell office:value-type="float" office:value="94.241472735699602" table:style-name="ce26">
            <text:p>94.2</text:p>
          </table:table-cell>
          <table:table-cell office:value-type="float" office:value="92.781799462232428" table:style-name="ce26">
            <text:p>92.8</text:p>
          </table:table-cell>
          <table:table-cell office:value-type="float" office:value="91.999423357403529" table:style-name="ce26">
            <text:p>92.0</text:p>
          </table:table-cell>
          <table:table-cell office:value-type="float" office:value="92.361567901983776" table:style-name="ce26">
            <text:p>92.4</text:p>
          </table:table-cell>
          <table:table-cell office:value-type="float" office:value="93.07763624004339" table:style-name="ce26">
            <text:p>93.1</text:p>
          </table:table-cell>
          <table:table-cell office:value-type="float" office:value="94.306405335151339" table:style-name="ce26">
            <text:p>94.3</text:p>
          </table:table-cell>
          <table:table-cell office:value-type="float" office:value="94.314617693398034" table:style-name="ce26">
            <text:p>94.3</text:p>
          </table:table-cell>
          <table:table-cell office:value-type="float" office:value="92.882297748786343" table:style-name="ce26">
            <text:p>92.9</text:p>
          </table:table-cell>
          <table:table-cell office:value-type="float" office:value="91.175048685914788" table:style-name="ce26">
            <text:p>91.2</text:p>
          </table:table-cell>
          <table:table-cell office:value-type="float" office:value="88.942411842900256" table:style-name="ce26">
            <text:p>88.9</text:p>
          </table:table-cell>
          <table:table-cell office:value-type="float" office:value="86.672041384231505" table:style-name="ce26">
            <text:p>86.7</text:p>
          </table:table-cell>
          <table:table-cell office:value-type="float" office:value="84.761683064911139" table:style-name="ce26">
            <text:p>84.8</text:p>
          </table:table-cell>
          <table:table-cell office:value-type="float" office:value="82.974409286769443" table:style-name="ce26">
            <text:p>83.0</text:p>
          </table:table-cell>
          <table:table-cell office:value-type="float" office:value="82.078181492352144" table:style-name="ce26">
            <text:p>82.1</text:p>
          </table:table-cell>
          <table:table-cell office:value-type="float" office:value="81.175668644092184" table:style-name="ce26">
            <text:p>81.2</text:p>
          </table:table-cell>
          <table:table-cell office:value-type="float" office:value="80.12966332157238" table:style-name="ce26">
            <text:p>80.1</text:p>
          </table:table-cell>
          <table:table-cell office:value-type="float" office:value="80.188902350811745" table:style-name="ce26">
            <text:p>80.2</text:p>
          </table:table-cell>
          <table:table-cell office:value-type="float" office:value="81.789838824968157" table:style-name="ce26">
            <text:p>81.8</text:p>
          </table:table-cell>
          <table:table-cell office:value-type="float" office:value="83.703629627471955" table:style-name="ce26">
            <text:p>83.7</text:p>
          </table:table-cell>
          <table:table-cell office:value-type="float" office:value="85.654702479810766" table:style-name="ce26">
            <text:p>85.7</text:p>
          </table:table-cell>
          <table:table-cell office:value-type="float" office:value="89.031592133923851" table:style-name="ce26">
            <text:p>89.0</text:p>
          </table:table-cell>
          <table:table-cell office:value-type="float" office:value="91.860286612278358" table:style-name="ce26">
            <text:p>91.9</text:p>
          </table:table-cell>
          <table:table-cell office:value-type="float" office:value="94.917058245348599" table:style-name="ce26">
            <text:p>94.9</text:p>
          </table:table-cell>
          <table:table-cell office:value-type="float" office:value="97.353738508765332" table:style-name="ce26">
            <text:p>97.4</text:p>
          </table:table-cell>
          <table:table-cell office:value-type="float" office:value="100.00000000000007" table:style-name="ce26">
            <text:p>100.0</text:p>
          </table:table-cell>
          <table:table-cell office:value-type="float" office:value="101.49387297445688" table:style-name="ce26">
            <text:p>101.5</text:p>
          </table:table-cell>
          <table:table-cell office:value-type="float" office:value="104.57775455307747" table:style-name="ce26">
            <text:p>104.6</text:p>
          </table:table-cell>
          <table:table-cell office:value-type="float" office:value="106.94805211084395" table:style-name="ce26">
            <text:p>106.9</text:p>
          </table:table-cell>
          <table:table-cell office:value-type="float" office:value="109.077479282939" table:style-name="ce26">
            <text:p>109.1</text:p>
          </table:table-cell>
          <table:table-cell office:value-type="float" office:value="109.70956856795898" table:style-name="ce26">
            <text:p>109.7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25">
            <text:p>buildings</text:p>
          </table:table-cell>
          <table:table-cell office:value-type="float" office:value="59.274365173567013" table:style-name="ce26">
            <text:p>59.3</text:p>
          </table:table-cell>
          <table:table-cell office:value-type="float" office:value="63.019487565265514" table:style-name="ce26">
            <text:p>63.0</text:p>
          </table:table-cell>
          <table:table-cell office:value-type="float" office:value="66.406836889457338" table:style-name="ce26">
            <text:p>66.4</text:p>
          </table:table-cell>
          <table:table-cell office:value-type="float" office:value="69.429517213423409" table:style-name="ce26">
            <text:p>69.4</text:p>
          </table:table-cell>
          <table:table-cell office:value-type="float" office:value="72.280694084347317" table:style-name="ce26">
            <text:p>72.3</text:p>
          </table:table-cell>
          <table:table-cell office:value-type="float" office:value="75.270059052927849" table:style-name="ce26">
            <text:p>75.3</text:p>
          </table:table-cell>
          <table:table-cell office:value-type="float" office:value="78.423836534838017" table:style-name="ce26">
            <text:p>78.4</text:p>
          </table:table-cell>
          <table:table-cell office:value-type="float" office:value="81.550112625619576" table:style-name="ce26">
            <text:p>81.6</text:p>
          </table:table-cell>
          <table:table-cell office:value-type="float" office:value="84.484510881211861" table:style-name="ce26">
            <text:p>84.5</text:p>
          </table:table-cell>
          <table:table-cell office:value-type="float" office:value="87.472619939804744" table:style-name="ce26">
            <text:p>87.5</text:p>
          </table:table-cell>
          <table:table-cell office:value-type="float" office:value="90.816846046542693" table:style-name="ce26">
            <text:p>90.8</text:p>
          </table:table-cell>
          <table:table-cell office:value-type="float" office:value="94.265854041752078" table:style-name="ce26">
            <text:p>94.3</text:p>
          </table:table-cell>
          <table:table-cell office:value-type="float" office:value="97.379645279691545" table:style-name="ce26">
            <text:p>97.4</text:p>
          </table:table-cell>
          <table:table-cell office:value-type="float" office:value="99.866924637407976" table:style-name="ce26">
            <text:p>99.9</text:p>
          </table:table-cell>
          <table:table-cell office:value-type="float" office:value="101.90883493581217" table:style-name="ce26">
            <text:p>101.9</text:p>
          </table:table-cell>
          <table:table-cell office:value-type="float" office:value="103.75554370682762" table:style-name="ce26">
            <text:p>103.8</text:p>
          </table:table-cell>
          <table:table-cell office:value-type="float" office:value="105.45162280519131" table:style-name="ce26">
            <text:p>105.5</text:p>
          </table:table-cell>
          <table:table-cell office:value-type="float" office:value="107.09642083711306" table:style-name="ce26">
            <text:p>107.1</text:p>
          </table:table-cell>
          <table:table-cell office:value-type="float" office:value="108.60450077360134" table:style-name="ce26">
            <text:p>108.6</text:p>
          </table:table-cell>
          <table:table-cell office:value-type="float" office:value="109.86515609243092" table:style-name="ce26">
            <text:p>109.9</text:p>
          </table:table-cell>
          <table:table-cell office:value-type="float" office:value="111.02371271491869" table:style-name="ce26">
            <text:p>111.0</text:p>
          </table:table-cell>
          <table:table-cell office:value-type="float" office:value="112.18535734661306" table:style-name="ce26">
            <text:p>112.2</text:p>
          </table:table-cell>
          <table:table-cell office:value-type="float" office:value="113.20878555548325" table:style-name="ce26">
            <text:p>113.2</text:p>
          </table:table-cell>
          <table:table-cell office:value-type="float" office:value="114.05144062013602" table:style-name="ce26">
            <text:p>114.1</text:p>
          </table:table-cell>
          <table:table-cell office:value-type="float" office:value="114.806979809886" table:style-name="ce26">
            <text:p>114.8</text:p>
          </table:table-cell>
          <table:table-cell office:value-type="float" office:value="115.28143954965466" table:style-name="ce26">
            <text:p>115.3</text:p>
          </table:table-cell>
          <table:table-cell office:value-type="float" office:value="115.27456132934938" table:style-name="ce26">
            <text:p>115.3</text:p>
          </table:table-cell>
          <table:table-cell office:value-type="float" office:value="114.8858220275248" table:style-name="ce26">
            <text:p>114.9</text:p>
          </table:table-cell>
          <table:table-cell office:value-type="float" office:value="114.43802251800128" table:style-name="ce26">
            <text:p>114.4</text:p>
          </table:table-cell>
          <table:table-cell office:value-type="float" office:value="113.86774863104064" table:style-name="ce26">
            <text:p>113.9</text:p>
          </table:table-cell>
          <table:table-cell office:value-type="float" office:value="113.12353995982872" table:style-name="ce26">
            <text:p>113.1</text:p>
          </table:table-cell>
          <table:table-cell office:value-type="float" office:value="112.37888668468658" table:style-name="ce26">
            <text:p>112.4</text:p>
          </table:table-cell>
          <table:table-cell office:value-type="float" office:value="111.60922350127886" table:style-name="ce26">
            <text:p>111.6</text:p>
          </table:table-cell>
          <table:table-cell office:value-type="float" office:value="110.81063445583919" table:style-name="ce26">
            <text:p>110.8</text:p>
          </table:table-cell>
          <table:table-cell office:value-type="float" office:value="109.93973652241992" table:style-name="ce26">
            <text:p>109.9</text:p>
          </table:table-cell>
          <table:table-cell office:value-type="float" office:value="109.04377828970634" table:style-name="ce26">
            <text:p>109.0</text:p>
          </table:table-cell>
          <table:table-cell office:value-type="float" office:value="108.29417293224516" table:style-name="ce26">
            <text:p>108.3</text:p>
          </table:table-cell>
          <table:table-cell office:value-type="float" office:value="103.18939859991035" table:style-name="ce26">
            <text:p>103.2</text:p>
          </table:table-cell>
          <table:table-cell office:value-type="float" office:value="102.79641139685728" table:style-name="ce26">
            <text:p>102.8</text:p>
          </table:table-cell>
          <table:table-cell office:value-type="float" office:value="102.22636335157537" table:style-name="ce26">
            <text:p>102.2</text:p>
          </table:table-cell>
          <table:table-cell office:value-type="float" office:value="101.5453884241936" table:style-name="ce26">
            <text:p>101.5</text:p>
          </table:table-cell>
          <table:table-cell office:value-type="float" office:value="100.80412446962126" table:style-name="ce26">
            <text:p>100.8</text:p>
          </table:table-cell>
          <table:table-cell office:value-type="float" office:value="99.999999999999957" table:style-name="ce26">
            <text:p>100.0</text:p>
          </table:table-cell>
          <table:table-cell office:value-type="float" office:value="99.117795187594979" table:style-name="ce26">
            <text:p>99.1</text:p>
          </table:table-cell>
          <table:table-cell office:value-type="float" office:value="98.319898391110655" table:style-name="ce26">
            <text:p>98.3</text:p>
          </table:table-cell>
          <table:table-cell office:value-type="float" office:value="97.599670769337365" table:style-name="ce26">
            <text:p>97.6</text:p>
          </table:table-cell>
          <table:table-cell office:value-type="float" office:value="96.811140488701142" table:style-name="ce26">
            <text:p>96.8</text:p>
          </table:table-cell>
          <table:table-cell office:value-type="float" office:value="96.002271774342105" table:style-name="ce26">
            <text:p>96.0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2">
          <table:table-cell office:value-type="string" table:style-name="ce21">
            <text:p>23 All Labour</text:p>
          </table:table-cell>
          <table:table-cell office:value-type="float" office:value="196.43691872404716" table:style-name="ce22">
            <text:p>196.4</text:p>
          </table:table-cell>
          <table:table-cell office:value-type="float" office:value="193.05243343690333" table:style-name="ce22">
            <text:p>193.1</text:p>
          </table:table-cell>
          <table:table-cell office:value-type="float" office:value="189.74238150303546" table:style-name="ce22">
            <text:p>189.7</text:p>
          </table:table-cell>
          <table:table-cell office:value-type="float" office:value="186.05127710040995" table:style-name="ce22">
            <text:p>186.1</text:p>
          </table:table-cell>
          <table:table-cell office:value-type="float" office:value="182.7615484925123" table:style-name="ce22">
            <text:p>182.8</text:p>
          </table:table-cell>
          <table:table-cell office:value-type="float" office:value="180.57951417902439" table:style-name="ce22">
            <text:p>180.6</text:p>
          </table:table-cell>
          <table:table-cell office:value-type="float" office:value="177.42290602879478" table:style-name="ce22">
            <text:p>177.4</text:p>
          </table:table-cell>
          <table:table-cell office:value-type="float" office:value="173.11677575823731" table:style-name="ce22">
            <text:p>173.1</text:p>
          </table:table-cell>
          <table:table-cell office:value-type="float" office:value="169.5999128063273" table:style-name="ce22">
            <text:p>169.6</text:p>
          </table:table-cell>
          <table:table-cell office:value-type="float" office:value="167.39872243690596" table:style-name="ce22">
            <text:p>167.4</text:p>
          </table:table-cell>
          <table:table-cell office:value-type="float" office:value="165.59339714908381" table:style-name="ce22">
            <text:p>165.6</text:p>
          </table:table-cell>
          <table:table-cell office:value-type="float" office:value="163.62965746149777" table:style-name="ce22">
            <text:p>163.6</text:p>
          </table:table-cell>
          <table:table-cell office:value-type="float" office:value="161.61408881051716" table:style-name="ce22">
            <text:p>161.6</text:p>
          </table:table-cell>
          <table:table-cell office:value-type="float" office:value="158.93621811997841" table:style-name="ce22">
            <text:p>158.9</text:p>
          </table:table-cell>
          <table:table-cell office:value-type="float" office:value="155.87503102265705" table:style-name="ce22">
            <text:p>155.9</text:p>
          </table:table-cell>
          <table:table-cell office:value-type="float" office:value="152.39959938379542" table:style-name="ce22">
            <text:p>152.4</text:p>
          </table:table-cell>
          <table:table-cell office:value-type="float" office:value="149.12615374915748" table:style-name="ce22">
            <text:p>149.1</text:p>
          </table:table-cell>
          <table:table-cell office:value-type="float" office:value="145.88262499561583" table:style-name="ce22">
            <text:p>145.9</text:p>
          </table:table-cell>
          <table:table-cell office:value-type="float" office:value="143.30191112487165" table:style-name="ce22">
            <text:p>143.3</text:p>
          </table:table-cell>
          <table:table-cell office:value-type="float" office:value="140.97798491808004" table:style-name="ce22">
            <text:p>141.0</text:p>
          </table:table-cell>
          <table:table-cell office:value-type="float" office:value="138.62012713795832" table:style-name="ce22">
            <text:p>138.6</text:p>
          </table:table-cell>
          <table:table-cell office:value-type="float" office:value="135.95065042072196" table:style-name="ce22">
            <text:p>136.0</text:p>
          </table:table-cell>
          <table:table-cell office:value-type="float" office:value="132.99610530360894" table:style-name="ce22">
            <text:p>133.0</text:p>
          </table:table-cell>
          <table:table-cell office:value-type="float" office:value="130.81467643830814" table:style-name="ce22">
            <text:p>130.8</text:p>
          </table:table-cell>
          <table:table-cell office:value-type="float" office:value="128.73703081161779" table:style-name="ce22">
            <text:p>128.7</text:p>
          </table:table-cell>
          <table:table-cell office:value-type="float" office:value="125.69257643025449" table:style-name="ce22">
            <text:p>125.7</text:p>
          </table:table-cell>
          <table:table-cell office:value-type="float" office:value="121.01799932040892" table:style-name="ce22">
            <text:p>121.0</text:p>
          </table:table-cell>
          <table:table-cell office:value-type="float" office:value="116.05633342125464" table:style-name="ce22">
            <text:p>116.1</text:p>
          </table:table-cell>
          <table:table-cell office:value-type="float" office:value="112.5742637110164" table:style-name="ce22">
            <text:p>112.6</text:p>
          </table:table-cell>
          <table:table-cell office:value-type="float" office:value="109.41205970430205" table:style-name="ce22">
            <text:p>109.4</text:p>
          </table:table-cell>
          <table:table-cell office:value-type="float" office:value="106.23004070396698" table:style-name="ce22">
            <text:p>106.2</text:p>
          </table:table-cell>
          <table:table-cell office:value-type="float" office:value="104.55952769716727" table:style-name="ce22">
            <text:p>104.6</text:p>
          </table:table-cell>
          <table:table-cell office:value-type="float" office:value="103.38709182902616" table:style-name="ce22">
            <text:p>103.4</text:p>
          </table:table-cell>
          <table:table-cell office:value-type="float" office:value="101.9018289711895" table:style-name="ce22">
            <text:p>101.9</text:p>
          </table:table-cell>
          <table:table-cell office:value-type="float" office:value="101.18779861580379" table:style-name="ce22">
            <text:p>101.2</text:p>
          </table:table-cell>
          <table:table-cell office:value-type="float" office:value="100.73657486203335" table:style-name="ce22">
            <text:p>100.7</text:p>
          </table:table-cell>
          <table:table-cell office:value-type="float" office:value="99.256350266602951" table:style-name="ce22">
            <text:p>99.3</text:p>
          </table:table-cell>
          <table:table-cell office:value-type="float" office:value="98.80179134395587" table:style-name="ce22">
            <text:p>98.8</text:p>
          </table:table-cell>
          <table:table-cell office:value-type="float" office:value="100.34994548911578" table:style-name="ce22">
            <text:p>100.3</text:p>
          </table:table-cell>
          <table:table-cell office:value-type="float" office:value="100.38607524654493" table:style-name="ce22">
            <text:p>100.4</text:p>
          </table:table-cell>
          <table:table-cell office:value-type="float" office:value="99.596120306568594" table:style-name="ce22">
            <text:p>99.6</text:p>
          </table:table-cell>
          <table:table-cell office:value-type="float" office:value="99.739922784729458" table:style-name="ce22">
            <text:p>99.7</text:p>
          </table:table-cell>
          <table:table-cell office:value-type="float" office:value="100.00000000000004" table:style-name="ce22">
            <text:p>100.0</text:p>
          </table:table-cell>
          <table:table-cell office:value-type="float" office:value="99.1557959716" table:style-name="ce22">
            <text:p>99.2</text:p>
          </table:table-cell>
          <table:table-cell office:value-type="float" office:value="100.00502597956064" table:style-name="ce22">
            <text:p>100.0</text:p>
          </table:table-cell>
          <table:table-cell office:value-type="float" office:value="100.71928682294264" table:style-name="ce22">
            <text:p>100.7</text:p>
          </table:table-cell>
          <table:table-cell office:value-type="float" office:value="100.86935051782349" table:style-name="ce22">
            <text:p>100.9</text:p>
          </table:table-cell>
          <table:table-cell office:value-type="float" office:value="100.82777764647162" table:style-name="ce22">
            <text:p>100.8</text:p>
          </table:table-cell>
          <table:table-cell table:style-name="ce28"/>
          <table:table-cell table:style-name="ce29"/>
          <table:table-cell table:style-name="ce30"/>
          <table:table-cell table:number-columns-repeated="16332" table:style-name="ce28"/>
        </table:table-row>
        <table:table-row table:style-name="ro1">
          <table:table-cell office:value-type="string" table:style-name="ce25">
            <text:p>Compensation of employees</text:p>
          </table:table-cell>
          <table:table-cell office:value-type="float" office:value="260.34638625597938" table:style-name="ce26">
            <text:p>260.3</text:p>
          </table:table-cell>
          <table:table-cell office:value-type="float" office:value="255.16552241810783" table:style-name="ce26">
            <text:p>255.2</text:p>
          </table:table-cell>
          <table:table-cell office:value-type="float" office:value="250.20002625192629" table:style-name="ce26">
            <text:p>250.2</text:p>
          </table:table-cell>
          <table:table-cell office:value-type="float" office:value="244.99083206895187" table:style-name="ce26">
            <text:p>245.0</text:p>
          </table:table-cell>
          <table:table-cell office:value-type="float" office:value="240.03384510964329" table:style-name="ce26">
            <text:p>240.0</text:p>
          </table:table-cell>
          <table:table-cell office:value-type="float" office:value="236.05343399608569" table:style-name="ce26">
            <text:p>236.1</text:p>
          </table:table-cell>
          <table:table-cell office:value-type="float" office:value="231.34768491661254" table:style-name="ce26">
            <text:p>231.3</text:p>
          </table:table-cell>
          <table:table-cell office:value-type="float" office:value="225.44080493272966" table:style-name="ce26">
            <text:p>225.4</text:p>
          </table:table-cell>
          <table:table-cell office:value-type="float" office:value="219.70970191532447" table:style-name="ce26">
            <text:p>219.7</text:p>
          </table:table-cell>
          <table:table-cell office:value-type="float" office:value="215.33183543566417" table:style-name="ce26">
            <text:p>215.3</text:p>
          </table:table-cell>
          <table:table-cell office:value-type="float" office:value="211.14715627053624" table:style-name="ce26">
            <text:p>211.1</text:p>
          </table:table-cell>
          <table:table-cell office:value-type="float" office:value="205.89925558465777" table:style-name="ce26">
            <text:p>205.9</text:p>
          </table:table-cell>
          <table:table-cell office:value-type="float" office:value="199.81515649863178" table:style-name="ce26">
            <text:p>199.8</text:p>
          </table:table-cell>
          <table:table-cell office:value-type="float" office:value="193.14809990166893" table:style-name="ce26">
            <text:p>193.1</text:p>
          </table:table-cell>
          <table:table-cell office:value-type="float" office:value="187.93945878424228" table:style-name="ce26">
            <text:p>187.9</text:p>
          </table:table-cell>
          <table:table-cell office:value-type="float" office:value="182.00761887308724" table:style-name="ce26">
            <text:p>182.0</text:p>
          </table:table-cell>
          <table:table-cell office:value-type="float" office:value="176.58855767891177" table:style-name="ce26">
            <text:p>176.6</text:p>
          </table:table-cell>
          <table:table-cell office:value-type="float" office:value="171.09060812953598" table:style-name="ce26">
            <text:p>171.1</text:p>
          </table:table-cell>
          <table:table-cell office:value-type="float" office:value="165.91474237778132" table:style-name="ce26">
            <text:p>165.9</text:p>
          </table:table-cell>
          <table:table-cell office:value-type="float" office:value="160.1801533179312" table:style-name="ce26">
            <text:p>160.2</text:p>
          </table:table-cell>
          <table:table-cell office:value-type="float" office:value="154.82115909562327" table:style-name="ce26">
            <text:p>154.8</text:p>
          </table:table-cell>
          <table:table-cell office:value-type="float" office:value="150.17186845415367" table:style-name="ce26">
            <text:p>150.2</text:p>
          </table:table-cell>
          <table:table-cell office:value-type="float" office:value="145.38082890618114" table:style-name="ce26">
            <text:p>145.4</text:p>
          </table:table-cell>
          <table:table-cell office:value-type="float" office:value="142.30609196148748" table:style-name="ce26">
            <text:p>142.3</text:p>
          </table:table-cell>
          <table:table-cell office:value-type="float" office:value="138.98309021239228" table:style-name="ce26">
            <text:p>139.0</text:p>
          </table:table-cell>
          <table:table-cell office:value-type="float" office:value="134.30665158971397" table:style-name="ce26">
            <text:p>134.3</text:p>
          </table:table-cell>
          <table:table-cell office:value-type="float" office:value="128.0709452592495" table:style-name="ce26">
            <text:p>128.1</text:p>
          </table:table-cell>
          <table:table-cell office:value-type="float" office:value="121.6219414375998" table:style-name="ce26">
            <text:p>121.6</text:p>
          </table:table-cell>
          <table:table-cell office:value-type="float" office:value="116.98004147617755" table:style-name="ce26">
            <text:p>117.0</text:p>
          </table:table-cell>
          <table:table-cell office:value-type="float" office:value="111.66872706513706" table:style-name="ce26">
            <text:p>111.7</text:p>
          </table:table-cell>
          <table:table-cell office:value-type="float" office:value="106.28199131818418" table:style-name="ce26">
            <text:p>106.3</text:p>
          </table:table-cell>
          <table:table-cell office:value-type="float" office:value="104.78257262466181" table:style-name="ce26">
            <text:p>104.8</text:p>
          </table:table-cell>
          <table:table-cell office:value-type="float" office:value="103.23206276253339" table:style-name="ce26">
            <text:p>103.2</text:p>
          </table:table-cell>
          <table:table-cell office:value-type="float" office:value="99.967586524425471" table:style-name="ce26">
            <text:p>100.0</text:p>
          </table:table-cell>
          <table:table-cell office:value-type="float" office:value="99.204901321978454" table:style-name="ce26">
            <text:p>99.2</text:p>
          </table:table-cell>
          <table:table-cell office:value-type="float" office:value="99.928129012790023" table:style-name="ce26">
            <text:p>99.9</text:p>
          </table:table-cell>
          <table:table-cell office:value-type="float" office:value="98.669709986272494" table:style-name="ce26">
            <text:p>98.7</text:p>
          </table:table-cell>
          <table:table-cell office:value-type="float" office:value="98.010993841912139" table:style-name="ce26">
            <text:p>98.0</text:p>
          </table:table-cell>
          <table:table-cell office:value-type="float" office:value="100.31618630367974" table:style-name="ce26">
            <text:p>100.3</text:p>
          </table:table-cell>
          <table:table-cell office:value-type="float" office:value="100.38095526451916" table:style-name="ce26">
            <text:p>100.4</text:p>
          </table:table-cell>
          <table:table-cell office:value-type="float" office:value="99.696839353021048" table:style-name="ce26">
            <text:p>99.7</text:p>
          </table:table-cell>
          <table:table-cell office:value-type="float" office:value="99.74525746781427" table:style-name="ce26">
            <text:p>99.7</text:p>
          </table:table-cell>
          <table:table-cell office:value-type="float" office:value="99.999999999999929" table:style-name="ce26">
            <text:p>100.0</text:p>
          </table:table-cell>
          <table:table-cell office:value-type="float" office:value="97.924290063859871" table:style-name="ce26">
            <text:p>97.9</text:p>
          </table:table-cell>
          <table:table-cell office:value-type="float" office:value="99.084314350901906" table:style-name="ce26">
            <text:p>99.1</text:p>
          </table:table-cell>
          <table:table-cell office:value-type="float" office:value="99.071675999756721" table:style-name="ce26">
            <text:p>99.1</text:p>
          </table:table-cell>
          <table:table-cell office:value-type="float" office:value="98.015091362077726" table:style-name="ce26">
            <text:p>98.0</text:p>
          </table:table-cell>
          <table:table-cell office:value-type="float" office:value="96.046322466597715" table:style-name="ce26">
            <text:p>96.0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25">
            <text:p>Entrepreneurial workers (farm and specialist contractor)</text:p>
          </table:table-cell>
          <table:table-cell office:value-type="float" office:value="162.6848679925273" table:style-name="ce26">
            <text:p>162.7</text:p>
          </table:table-cell>
          <table:table-cell office:value-type="float" office:value="160.24910747280194" table:style-name="ce26">
            <text:p>160.2</text:p>
          </table:table-cell>
          <table:table-cell office:value-type="float" office:value="157.81334695307655" table:style-name="ce26">
            <text:p>157.8</text:p>
          </table:table-cell>
          <table:table-cell office:value-type="float" office:value="154.92398394502555" table:style-name="ce26">
            <text:p>154.9</text:p>
          </table:table-cell>
          <table:table-cell office:value-type="float" office:value="152.51479993184091" table:style-name="ce26">
            <text:p>152.5</text:p>
          </table:table-cell>
          <table:table-cell office:value-type="float" office:value="151.2825681560991" table:style-name="ce26">
            <text:p>151.3</text:p>
          </table:table-cell>
          <table:table-cell office:value-type="float" office:value="148.94409030917421" table:style-name="ce26">
            <text:p>148.9</text:p>
          </table:table-cell>
          <table:table-cell office:value-type="float" office:value="145.48335213575854" table:style-name="ce26">
            <text:p>145.5</text:p>
          </table:table-cell>
          <table:table-cell office:value-type="float" office:value="143.13592447999309" table:style-name="ce26">
            <text:p>143.1</text:p>
          </table:table-cell>
          <table:table-cell office:value-type="float" office:value="142.08437446227694" table:style-name="ce26">
            <text:p>142.1</text:p>
          </table:table-cell>
          <table:table-cell office:value-type="float" office:value="141.53561137258507" table:style-name="ce26">
            <text:p>141.5</text:p>
          </table:table-cell>
          <table:table-cell office:value-type="float" office:value="141.30637209385921" table:style-name="ce26">
            <text:p>141.3</text:p>
          </table:table-cell>
          <table:table-cell office:value-type="float" office:value="141.43947539271338" table:style-name="ce26">
            <text:p>141.4</text:p>
          </table:table-cell>
          <table:table-cell office:value-type="float" office:value="140.86841155341224" table:style-name="ce26">
            <text:p>140.9</text:p>
          </table:table-cell>
          <table:table-cell office:value-type="float" office:value="138.94144192333115" table:style-name="ce26">
            <text:p>138.9</text:p>
          </table:table-cell>
          <table:table-cell office:value-type="float" office:value="136.76326984290139" table:style-name="ce26">
            <text:p>136.8</text:p>
          </table:table-cell>
          <table:table-cell office:value-type="float" office:value="134.62294405194885" table:style-name="ce26">
            <text:p>134.6</text:p>
          </table:table-cell>
          <table:table-cell office:value-type="float" office:value="132.56999611502343" table:style-name="ce26">
            <text:p>132.6</text:p>
          </table:table-cell>
          <table:table-cell office:value-type="float" office:value="131.35980576119042" table:style-name="ce26">
            <text:p>131.4</text:p>
          </table:table-cell>
          <table:table-cell office:value-type="float" office:value="130.83708135183136" table:style-name="ce26">
            <text:p>130.8</text:p>
          </table:table-cell>
          <table:table-cell office:value-type="float" office:value="130.06415093986183" table:style-name="ce26">
            <text:p>130.1</text:p>
          </table:table-cell>
          <table:table-cell office:value-type="float" office:value="128.44023247727472" table:style-name="ce26">
            <text:p>128.4</text:p>
          </table:table-cell>
          <table:table-cell office:value-type="float" office:value="126.45555749396554" table:style-name="ce26">
            <text:p>126.5</text:p>
          </table:table-cell>
          <table:table-cell office:value-type="float" office:value="124.7458934814466" table:style-name="ce26">
            <text:p>124.7</text:p>
          </table:table-cell>
          <table:table-cell office:value-type="float" office:value="123.3259322769462" table:style-name="ce26">
            <text:p>123.3</text:p>
          </table:table-cell>
          <table:table-cell office:value-type="float" office:value="121.143344471898" table:style-name="ce26">
            <text:p>121.1</text:p>
          </table:table-cell>
          <table:table-cell office:value-type="float" office:value="117.29321562071264" table:style-name="ce26">
            <text:p>117.3</text:p>
          </table:table-cell>
          <table:table-cell office:value-type="float" office:value="113.11702830286166" table:style-name="ce26">
            <text:p>113.1</text:p>
          </table:table-cell>
          <table:table-cell office:value-type="float" office:value="110.24747677854823" table:style-name="ce26">
            <text:p>110.2</text:p>
          </table:table-cell>
          <table:table-cell office:value-type="float" office:value="108.22023821650659" table:style-name="ce26">
            <text:p>108.2</text:p>
          </table:table-cell>
          <table:table-cell office:value-type="float" office:value="106.20255086222696" table:style-name="ce26">
            <text:p>106.2</text:p>
          </table:table-cell>
          <table:table-cell office:value-type="float" office:value="104.4416823193025" table:style-name="ce26">
            <text:p>104.4</text:p>
          </table:table-cell>
          <table:table-cell office:value-type="float" office:value="103.46891120283648" table:style-name="ce26">
            <text:p>103.5</text:p>
          </table:table-cell>
          <table:table-cell office:value-type="float" office:value="102.92326710893386" table:style-name="ce26">
            <text:p>102.9</text:p>
          </table:table-cell>
          <table:table-cell office:value-type="float" office:value="102.23493216472635" table:style-name="ce26">
            <text:p>102.2</text:p>
          </table:table-cell>
          <table:table-cell office:value-type="float" office:value="101.16346568923547" table:style-name="ce26">
            <text:p>101.2</text:p>
          </table:table-cell>
          <table:table-cell office:value-type="float" office:value="99.566101982360152" table:style-name="ce26">
            <text:p>99.6</text:p>
          </table:table-cell>
          <table:table-cell office:value-type="float" office:value="99.219352122621203" table:style-name="ce26">
            <text:p>99.2</text:p>
          </table:table-cell>
          <table:table-cell office:value-type="float" office:value="100.36776363808015" table:style-name="ce26">
            <text:p>100.4</text:p>
          </table:table-cell>
          <table:table-cell office:value-type="float" office:value="100.38876871220435" table:style-name="ce26">
            <text:p>100.4</text:p>
          </table:table-cell>
          <table:table-cell office:value-type="float" office:value="99.542924768682539" table:style-name="ce26">
            <text:p>99.5</text:p>
          </table:table-cell>
          <table:table-cell office:value-type="float" office:value="99.737104776067369" table:style-name="ce26">
            <text:p>99.7</text:p>
          </table:table-cell>
          <table:table-cell office:value-type="float" office:value="100.00000000000006" table:style-name="ce26">
            <text:p>100.0</text:p>
          </table:table-cell>
          <table:table-cell office:value-type="float" office:value="99.806091495054758" table:style-name="ce26">
            <text:p>99.8</text:p>
          </table:table-cell>
          <table:table-cell office:value-type="float" office:value="100.49123462566614" table:style-name="ce26">
            <text:p>100.5</text:p>
          </table:table-cell>
          <table:table-cell office:value-type="float" office:value="101.58928271901327" table:style-name="ce26">
            <text:p>101.6</text:p>
          </table:table-cell>
          <table:table-cell office:value-type="float" office:value="102.37684020401245" table:style-name="ce26">
            <text:p>102.4</text:p>
          </table:table-cell>
          <table:table-cell office:value-type="float" office:value="103.35311335124346" table:style-name="ce26">
            <text:p>103.4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2">
          <table:table-cell office:value-type="string" table:style-name="ce21">
            <text:p>24 Land</text:p>
          </table:table-cell>
          <table:table-cell office:value-type="float" office:value="103.24760156414531" table:style-name="ce22">
            <text:p>103.2</text:p>
          </table:table-cell>
          <table:table-cell office:value-type="float" office:value="105.6743488665024" table:style-name="ce22">
            <text:p>105.7</text:p>
          </table:table-cell>
          <table:table-cell office:value-type="float" office:value="105.43697473247389" table:style-name="ce22">
            <text:p>105.4</text:p>
          </table:table-cell>
          <table:table-cell office:value-type="float" office:value="105.38900416993167" table:style-name="ce22">
            <text:p>105.4</text:p>
          </table:table-cell>
          <table:table-cell office:value-type="float" office:value="104.90807625371147" table:style-name="ce22">
            <text:p>104.9</text:p>
          </table:table-cell>
          <table:table-cell office:value-type="float" office:value="104.87836319658999" table:style-name="ce22">
            <text:p>104.9</text:p>
          </table:table-cell>
          <table:table-cell office:value-type="float" office:value="104.81553898702995" table:style-name="ce22">
            <text:p>104.8</text:p>
          </table:table-cell>
          <table:table-cell office:value-type="float" office:value="104.40983525555512" table:style-name="ce22">
            <text:p>104.4</text:p>
          </table:table-cell>
          <table:table-cell office:value-type="float" office:value="104.16990616025552" table:style-name="ce22">
            <text:p>104.2</text:p>
          </table:table-cell>
          <table:table-cell office:value-type="float" office:value="103.98476598913024" table:style-name="ce22">
            <text:p>104.0</text:p>
          </table:table-cell>
          <table:table-cell office:value-type="float" office:value="104.09499649249406" table:style-name="ce22">
            <text:p>104.1</text:p>
          </table:table-cell>
          <table:table-cell office:value-type="float" office:value="104.10842036940809" table:style-name="ce22">
            <text:p>104.1</text:p>
          </table:table-cell>
          <table:table-cell office:value-type="float" office:value="103.92445119727856" table:style-name="ce22">
            <text:p>103.9</text:p>
          </table:table-cell>
          <table:table-cell office:value-type="float" office:value="103.70503575378386" table:style-name="ce22">
            <text:p>103.7</text:p>
          </table:table-cell>
          <table:table-cell office:value-type="float" office:value="105.24955981817206" table:style-name="ce22">
            <text:p>105.2</text:p>
          </table:table-cell>
          <table:table-cell office:value-type="float" office:value="105.10561703436439" table:style-name="ce22">
            <text:p>105.1</text:p>
          </table:table-cell>
          <table:table-cell office:value-type="float" office:value="104.43837306754192" table:style-name="ce22">
            <text:p>104.4</text:p>
          </table:table-cell>
          <table:table-cell office:value-type="float" office:value="104.27656451859984" table:style-name="ce22">
            <text:p>104.3</text:p>
          </table:table-cell>
          <table:table-cell office:value-type="float" office:value="104.05658255092251" table:style-name="ce22">
            <text:p>104.1</text:p>
          </table:table-cell>
          <table:table-cell office:value-type="float" office:value="104.01232063839956" table:style-name="ce22">
            <text:p>104.0</text:p>
          </table:table-cell>
          <table:table-cell office:value-type="float" office:value="103.89549114286419" table:style-name="ce22">
            <text:p>103.9</text:p>
          </table:table-cell>
          <table:table-cell office:value-type="float" office:value="103.47741130071581" table:style-name="ce22">
            <text:p>103.5</text:p>
          </table:table-cell>
          <table:table-cell office:value-type="float" office:value="102.76291122981434" table:style-name="ce22">
            <text:p>102.8</text:p>
          </table:table-cell>
          <table:table-cell office:value-type="float" office:value="102.68744066883323" table:style-name="ce22">
            <text:p>102.7</text:p>
          </table:table-cell>
          <table:table-cell office:value-type="float" office:value="102.06725190474882" table:style-name="ce22">
            <text:p>102.1</text:p>
          </table:table-cell>
          <table:table-cell office:value-type="float" office:value="101.72866152707682" table:style-name="ce22">
            <text:p>101.7</text:p>
          </table:table-cell>
          <table:table-cell office:value-type="float" office:value="101.49574249760207" table:style-name="ce22">
            <text:p>101.5</text:p>
          </table:table-cell>
          <table:table-cell office:value-type="float" office:value="100.02380731365605" table:style-name="ce22">
            <text:p>100.0</text:p>
          </table:table-cell>
          <table:table-cell office:value-type="float" office:value="101.29648797244408" table:style-name="ce22">
            <text:p>101.3</text:p>
          </table:table-cell>
          <table:table-cell office:value-type="float" office:value="100.98776213100261" table:style-name="ce22">
            <text:p>101.0</text:p>
          </table:table-cell>
          <table:table-cell office:value-type="float" office:value="100.66215911768315" table:style-name="ce22">
            <text:p>100.7</text:p>
          </table:table-cell>
          <table:table-cell office:value-type="float" office:value="100.44602917213689" table:style-name="ce22">
            <text:p>100.4</text:p>
          </table:table-cell>
          <table:table-cell office:value-type="float" office:value="100.48996360743845" table:style-name="ce22">
            <text:p>100.5</text:p>
          </table:table-cell>
          <table:table-cell office:value-type="float" office:value="102.10421413321072" table:style-name="ce22">
            <text:p>102.1</text:p>
          </table:table-cell>
          <table:table-cell office:value-type="float" office:value="101.19325694000013" table:style-name="ce22">
            <text:p>101.2</text:p>
          </table:table-cell>
          <table:table-cell office:value-type="float" office:value="101.00106660626795" table:style-name="ce22">
            <text:p>101.0</text:p>
          </table:table-cell>
          <table:table-cell office:value-type="float" office:value="101.03481716992215" table:style-name="ce22">
            <text:p>101.0</text:p>
          </table:table-cell>
          <table:table-cell office:value-type="float" office:value="100.50681724803573" table:style-name="ce22">
            <text:p>100.5</text:p>
          </table:table-cell>
          <table:table-cell office:value-type="float" office:value="100.14598340188574" table:style-name="ce22">
            <text:p>100.1</text:p>
          </table:table-cell>
          <table:table-cell office:value-type="float" office:value="100.24675205859558" table:style-name="ce22">
            <text:p>100.2</text:p>
          </table:table-cell>
          <table:table-cell office:value-type="float" office:value="100.65252081593333" table:style-name="ce22">
            <text:p>100.7</text:p>
          </table:table-cell>
          <table:table-cell office:value-type="float" office:value="100.54284104472522" table:style-name="ce22">
            <text:p>100.5</text:p>
          </table:table-cell>
          <table:table-cell office:value-type="float" office:value="100.0000000000001" table:style-name="ce22">
            <text:p>100.0</text:p>
          </table:table-cell>
          <table:table-cell office:value-type="float" office:value="101.24267571890911" table:style-name="ce22">
            <text:p>101.2</text:p>
          </table:table-cell>
          <table:table-cell office:value-type="float" office:value="101.91904724267934" table:style-name="ce22">
            <text:p>101.9</text:p>
          </table:table-cell>
          <table:table-cell office:value-type="float" office:value="101.24752672527018" table:style-name="ce22">
            <text:p>101.2</text:p>
          </table:table-cell>
          <table:table-cell office:value-type="float" office:value="102.24139481892217" table:style-name="ce22">
            <text:p>102.2</text:p>
          </table:table-cell>
          <table:table-cell office:value-type="float" office:value="100.71070732185028" table:style-name="ce22">
            <text:p>100.7</text:p>
          </table:table-cell>
          <table:table-cell table:style-name="ce7"/>
          <table:table-cell table:style-name="ce29"/>
          <table:table-cell table:style-name="ce30"/>
          <table:table-cell table:number-columns-repeated="16332"/>
        </table:table-row>
        <table:table-row table:style-name="ro2">
          <table:table-cell office:value-type="string" table:style-name="ce21">
            <text:p>25 All Inputs and Entrepreneurial Labour</text:p>
          </table:table-cell>
          <table:table-cell office:value-type="float" office:value="114.47719859889217" table:style-name="ce22">
            <text:p>114.5</text:p>
          </table:table-cell>
          <table:table-cell office:value-type="float" office:value="111.07088534101173" table:style-name="ce22">
            <text:p>111.1</text:p>
          </table:table-cell>
          <table:table-cell office:value-type="float" office:value="110.75271803363304" table:style-name="ce22">
            <text:p>110.8</text:p>
          </table:table-cell>
          <table:table-cell office:value-type="float" office:value="112.49881235399504" table:style-name="ce22">
            <text:p>112.5</text:p>
          </table:table-cell>
          <table:table-cell office:value-type="float" office:value="112.10267863920758" table:style-name="ce22">
            <text:p>112.1</text:p>
          </table:table-cell>
          <table:table-cell office:value-type="float" office:value="112.67110536611469" table:style-name="ce22">
            <text:p>112.7</text:p>
          </table:table-cell>
          <table:table-cell office:value-type="float" office:value="115.00391277787419" table:style-name="ce22">
            <text:p>115.0</text:p>
          </table:table-cell>
          <table:table-cell office:value-type="float" office:value="112.91324719050523" table:style-name="ce22">
            <text:p>112.9</text:p>
          </table:table-cell>
          <table:table-cell office:value-type="float" office:value="110.90727916510629" table:style-name="ce22">
            <text:p>110.9</text:p>
          </table:table-cell>
          <table:table-cell office:value-type="float" office:value="115.14979626747062" table:style-name="ce22">
            <text:p>115.1</text:p>
          </table:table-cell>
          <table:table-cell office:value-type="float" office:value="116.66198218848163" table:style-name="ce22">
            <text:p>116.7</text:p>
          </table:table-cell>
          <table:table-cell office:value-type="float" office:value="115.34553143958637" table:style-name="ce22">
            <text:p>115.3</text:p>
          </table:table-cell>
          <table:table-cell office:value-type="float" office:value="116.08686348815966" table:style-name="ce22">
            <text:p>116.1</text:p>
          </table:table-cell>
          <table:table-cell office:value-type="float" office:value="116.67429067948969" table:style-name="ce22">
            <text:p>116.7</text:p>
          </table:table-cell>
          <table:table-cell office:value-type="float" office:value="116.45544895103343" table:style-name="ce22">
            <text:p>116.5</text:p>
          </table:table-cell>
          <table:table-cell office:value-type="float" office:value="116.9905315978871" table:style-name="ce22">
            <text:p>117.0</text:p>
          </table:table-cell>
          <table:table-cell office:value-type="float" office:value="115.15299743420377" table:style-name="ce22">
            <text:p>115.2</text:p>
          </table:table-cell>
          <table:table-cell office:value-type="float" office:value="113.96503313857488" table:style-name="ce22">
            <text:p>114.0</text:p>
          </table:table-cell>
          <table:table-cell office:value-type="float" office:value="113.20924361647729" table:style-name="ce22">
            <text:p>113.2</text:p>
          </table:table-cell>
          <table:table-cell office:value-type="float" office:value="112.24982178709773" table:style-name="ce22">
            <text:p>112.2</text:p>
          </table:table-cell>
          <table:table-cell office:value-type="float" office:value="112.16290104982804" table:style-name="ce22">
            <text:p>112.2</text:p>
          </table:table-cell>
          <table:table-cell office:value-type="float" office:value="113.14980190314772" table:style-name="ce22">
            <text:p>113.1</text:p>
          </table:table-cell>
          <table:table-cell office:value-type="float" office:value="114.58516551730681" table:style-name="ce22">
            <text:p>114.6</text:p>
          </table:table-cell>
          <table:table-cell office:value-type="float" office:value="114.39955260197564" table:style-name="ce22">
            <text:p>114.4</text:p>
          </table:table-cell>
          <table:table-cell office:value-type="float" office:value="113.11031994458389" table:style-name="ce22">
            <text:p>113.1</text:p>
          </table:table-cell>
          <table:table-cell office:value-type="float" office:value="110.21268030154476" table:style-name="ce22">
            <text:p>110.2</text:p>
          </table:table-cell>
          <table:table-cell office:value-type="float" office:value="107.25660256318541" table:style-name="ce22">
            <text:p>107.3</text:p>
          </table:table-cell>
          <table:table-cell office:value-type="float" office:value="101.75367449186245" table:style-name="ce22">
            <text:p>101.8</text:p>
          </table:table-cell>
          <table:table-cell office:value-type="float" office:value="99.88998286778272" table:style-name="ce22">
            <text:p>99.9</text:p>
          </table:table-cell>
          <table:table-cell office:value-type="float" office:value="97.682000007501856" table:style-name="ce22">
            <text:p>97.7</text:p>
          </table:table-cell>
          <table:table-cell office:value-type="float" office:value="96.539975430619435" table:style-name="ce22">
            <text:p>96.5</text:p>
          </table:table-cell>
          <table:table-cell office:value-type="float" office:value="96.968236963021539" table:style-name="ce22">
            <text:p>97.0</text:p>
          </table:table-cell>
          <table:table-cell office:value-type="float" office:value="95.267890942250702" table:style-name="ce22">
            <text:p>95.3</text:p>
          </table:table-cell>
          <table:table-cell office:value-type="float" office:value="93.608497167915104" table:style-name="ce22">
            <text:p>93.6</text:p>
          </table:table-cell>
          <table:table-cell office:value-type="float" office:value="94.255213571272606" table:style-name="ce22">
            <text:p>94.3</text:p>
          </table:table-cell>
          <table:table-cell office:value-type="float" office:value="94.5365851068197" table:style-name="ce22">
            <text:p>94.5</text:p>
          </table:table-cell>
          <table:table-cell office:value-type="float" office:value="95.005118661555144" table:style-name="ce22">
            <text:p>95.0</text:p>
          </table:table-cell>
          <table:table-cell office:value-type="float" office:value="96.648564979061149" table:style-name="ce22">
            <text:p>96.6</text:p>
          </table:table-cell>
          <table:table-cell office:value-type="float" office:value="96.503982731745609" table:style-name="ce22">
            <text:p>96.5</text:p>
          </table:table-cell>
          <table:table-cell office:value-type="float" office:value="96.573914243131398" table:style-name="ce22">
            <text:p>96.6</text:p>
          </table:table-cell>
          <table:table-cell office:value-type="float" office:value="98.001938443556327" table:style-name="ce22">
            <text:p>98.0</text:p>
          </table:table-cell>
          <table:table-cell office:value-type="float" office:value="98.947508412829563" table:style-name="ce22">
            <text:p>98.9</text:p>
          </table:table-cell>
          <table:table-cell office:value-type="float" office:value="100" table:style-name="ce22">
            <text:p>100.0</text:p>
          </table:table-cell>
          <table:table-cell office:value-type="float" office:value="100.37129968914525" table:style-name="ce22">
            <text:p>100.4</text:p>
          </table:table-cell>
          <table:table-cell office:value-type="float" office:value="100.82322778332811" table:style-name="ce22">
            <text:p>100.8</text:p>
          </table:table-cell>
          <table:table-cell office:value-type="float" office:value="99.49922155496165" table:style-name="ce22">
            <text:p>99.5</text:p>
          </table:table-cell>
          <table:table-cell office:value-type="float" office:value="100.49360332436595" table:style-name="ce22">
            <text:p>100.5</text:p>
          </table:table-cell>
          <table:table-cell office:value-type="float" office:value="100.96757446089015" table:style-name="ce22">
            <text:p>101.0</text:p>
          </table:table-cell>
          <table:table-cell table:style-name="ce28"/>
          <table:table-cell table:style-name="ce29"/>
          <table:table-cell table:style-name="ce30"/>
          <table:table-cell table:number-columns-repeated="16332" table:style-name="ce28"/>
        </table:table-row>
        <table:table-row table:style-name="ro2">
          <table:table-cell office:value-type="string" table:style-name="ce37">
            <text:p>Total factor productivity (11 divided by 25)</text:p>
          </table:table-cell>
          <table:table-cell office:value-type="float" office:value="63.853879981451357" table:style-name="ce38">
            <text:p>63.9</text:p>
          </table:table-cell>
          <table:table-cell office:value-type="float" office:value="67.857756163627954" table:style-name="ce38">
            <text:p>67.9</text:p>
          </table:table-cell>
          <table:table-cell office:value-type="float" office:value="65.428753721667391" table:style-name="ce38">
            <text:p>65.4</text:p>
          </table:table-cell>
          <table:table-cell office:value-type="float" office:value="62.7235465875454" table:style-name="ce38">
            <text:p>62.7</text:p>
          </table:table-cell>
          <table:table-cell office:value-type="float" office:value="67.150372296985665" table:style-name="ce38">
            <text:p>67.2</text:p>
          </table:table-cell>
          <table:table-cell office:value-type="float" office:value="69.806231647825228" table:style-name="ce38">
            <text:p>69.8</text:p>
          </table:table-cell>
          <table:table-cell office:value-type="float" office:value="69.99078640649445" table:style-name="ce38">
            <text:p>70.0</text:p>
          </table:table-cell>
          <table:table-cell office:value-type="float" office:value="73.241030598202826" table:style-name="ce38">
            <text:p>73.2</text:p>
          </table:table-cell>
          <table:table-cell office:value-type="float" office:value="74.538845084999338" table:style-name="ce38">
            <text:p>74.5</text:p>
          </table:table-cell>
          <table:table-cell office:value-type="float" office:value="76.319908238612371" table:style-name="ce38">
            <text:p>76.3</text:p>
          </table:table-cell>
          <table:table-cell office:value-type="float" office:value="74.502027144381827" table:style-name="ce38">
            <text:p>74.5</text:p>
          </table:table-cell>
          <table:table-cell office:value-type="float" office:value="81.470007057341007" table:style-name="ce38">
            <text:p>81.5</text:p>
          </table:table-cell>
          <table:table-cell office:value-type="float" office:value="78.407923896077321" table:style-name="ce38">
            <text:p>78.4</text:p>
          </table:table-cell>
          <table:table-cell office:value-type="float" office:value="78.731229176968071" table:style-name="ce38">
            <text:p>78.7</text:p>
          </table:table-cell>
          <table:table-cell office:value-type="float" office:value="77.762799261101037" table:style-name="ce38">
            <text:p>77.8</text:p>
          </table:table-cell>
          <table:table-cell office:value-type="float" office:value="77.439448988272375" table:style-name="ce38">
            <text:p>77.4</text:p>
          </table:table-cell>
          <table:table-cell office:value-type="float" office:value="79.871338964693194" table:style-name="ce38">
            <text:p>79.9</text:p>
          </table:table-cell>
          <table:table-cell office:value-type="float" office:value="80.340469377799437" table:style-name="ce38">
            <text:p>80.3</text:p>
          </table:table-cell>
          <table:table-cell office:value-type="float" office:value="82.478289835627322" table:style-name="ce38">
            <text:p>82.5</text:p>
          </table:table-cell>
          <table:table-cell office:value-type="float" office:value="83.436156260721873" table:style-name="ce38">
            <text:p>83.4</text:p>
          </table:table-cell>
          <table:table-cell office:value-type="float" office:value="81.433766822032709" table:style-name="ce38">
            <text:p>81.4</text:p>
          </table:table-cell>
          <table:table-cell office:value-type="float" office:value="82.152538547327367" table:style-name="ce38">
            <text:p>82.2</text:p>
          </table:table-cell>
          <table:table-cell office:value-type="float" office:value="81.236713937824689" table:style-name="ce38">
            <text:p>81.2</text:p>
          </table:table-cell>
          <table:table-cell office:value-type="float" office:value="80.604895766509756" table:style-name="ce38">
            <text:p>80.6</text:p>
          </table:table-cell>
          <table:table-cell office:value-type="float" office:value="81.772573682487604" table:style-name="ce38">
            <text:p>81.8</text:p>
          </table:table-cell>
          <table:table-cell office:value-type="float" office:value="83.784665733445792" table:style-name="ce38">
            <text:p>83.8</text:p>
          </table:table-cell>
          <table:table-cell office:value-type="float" office:value="87.315000630799418" table:style-name="ce38">
            <text:p>87.3</text:p>
          </table:table-cell>
          <table:table-cell office:value-type="float" office:value="89.026667884688123" table:style-name="ce38">
            <text:p>89.0</text:p>
          </table:table-cell>
          <table:table-cell office:value-type="float" office:value="87.322957415746885" table:style-name="ce38">
            <text:p>87.3</text:p>
          </table:table-cell>
          <table:table-cell office:value-type="float" office:value="92.508297242460785" table:style-name="ce38">
            <text:p>92.5</text:p>
          </table:table-cell>
          <table:table-cell office:value-type="float" office:value="92.676743834584002" table:style-name="ce38">
            <text:p>92.7</text:p>
          </table:table-cell>
          <table:table-cell office:value-type="float" office:value="92.993420351443262" table:style-name="ce38">
            <text:p>93.0</text:p>
          </table:table-cell>
          <table:table-cell office:value-type="float" office:value="95.804876996349279" table:style-name="ce38">
            <text:p>95.8</text:p>
          </table:table-cell>
          <table:table-cell office:value-type="float" office:value="94.52565730169114" table:style-name="ce38">
            <text:p>94.5</text:p>
          </table:table-cell>
          <table:table-cell office:value-type="float" office:value="93.101988278071161" table:style-name="ce38">
            <text:p>93.1</text:p>
          </table:table-cell>
          <table:table-cell office:value-type="float" office:value="96.9591483014148" table:style-name="ce38">
            <text:p>97.0</text:p>
          </table:table-cell>
          <table:table-cell office:value-type="float" office:value="94.285272233907037" table:style-name="ce38">
            <text:p>94.3</text:p>
          </table:table-cell>
          <table:table-cell office:value-type="float" office:value="93.909855818280448" table:style-name="ce38">
            <text:p>93.9</text:p>
          </table:table-cell>
          <table:table-cell office:value-type="float" office:value="98.310294448503683" table:style-name="ce38">
            <text:p>98.3</text:p>
          </table:table-cell>
          <table:table-cell office:value-type="float" office:value="93.137958200579817" table:style-name="ce38">
            <text:p>93.1</text:p>
          </table:table-cell>
          <table:table-cell office:value-type="float" office:value="93.455452443117153" table:style-name="ce38">
            <text:p>93.5</text:p>
          </table:table-cell>
          <table:table-cell office:value-type="float" office:value="99.132781090189155" table:style-name="ce38">
            <text:p>99.1</text:p>
          </table:table-cell>
          <table:table-cell office:value-type="float" office:value="100.00000000000007" table:style-name="ce38">
            <text:p>100.0</text:p>
          </table:table-cell>
          <table:table-cell office:value-type="float" office:value="96.930504019442679" table:style-name="ce38">
            <text:p>96.9</text:p>
          </table:table-cell>
          <table:table-cell office:value-type="float" office:value="100.32891553161325" table:style-name="ce38">
            <text:p>100.3</text:p>
          </table:table-cell>
          <table:table-cell office:value-type="float" office:value="99.376079826146537" table:style-name="ce39">
            <text:p>99.4</text:p>
          </table:table-cell>
          <table:table-cell office:value-type="float" office:value="102.19684022368212" table:style-name="ce39">
            <text:p>102.2</text:p>
          </table:table-cell>
          <table:table-cell office:value-type="float" office:value="95.332632473165219" table:style-name="ce39">
            <text:p>95.3</text:p>
          </table:table-cell>
          <table:table-cell table:style-name="ce7"/>
          <table:table-cell table:style-name="ce29"/>
          <table:table-cell table:style-name="ce30"/>
          <table:table-cell table:number-columns-repeated="16332"/>
        </table:table-row>
        <table:table-row table:style-name="ro2">
          <table:table-cell office:value-type="string" table:style-name="ce40">
            <text:p>Partial factor productivity indicators</text:p>
          </table:table-cell>
          <table:table-cell table:style-name="ce41"/>
          <table:table-cell table:number-columns-repeated="47" table:style-name="ce33"/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42">
            <text:p>Productivity by intermediate consumption (11 divided by 21)</text:p>
          </table:table-cell>
          <table:table-cell office:value-type="float" office:value="79.16512975124877" table:style-name="ce43">
            <text:p>79.2</text:p>
          </table:table-cell>
          <table:table-cell office:value-type="float" office:value="85.401381334873065" table:style-name="ce43">
            <text:p>85.4</text:p>
          </table:table-cell>
          <table:table-cell office:value-type="float" office:value="82.051189905054429" table:style-name="ce43">
            <text:p>82.1</text:p>
          </table:table-cell>
          <table:table-cell office:value-type="float" office:value="77.357666563776249" table:style-name="ce43">
            <text:p>77.4</text:p>
          </table:table-cell>
          <table:table-cell office:value-type="float" office:value="82.546017977217971" table:style-name="ce43">
            <text:p>82.5</text:p>
          </table:table-cell>
          <table:table-cell office:value-type="float" office:value="85.296795753421662" table:style-name="ce43">
            <text:p>85.3</text:p>
          </table:table-cell>
          <table:table-cell office:value-type="float" office:value="83.846194460771443" table:style-name="ce43">
            <text:p>83.8</text:p>
          </table:table-cell>
          <table:table-cell office:value-type="float" office:value="87.933104321872932" table:style-name="ce43">
            <text:p>87.9</text:p>
          </table:table-cell>
          <table:table-cell office:value-type="float" office:value="89.807832434652994" table:style-name="ce43">
            <text:p>89.8</text:p>
          </table:table-cell>
          <table:table-cell office:value-type="float" office:value="89.109349823745262" table:style-name="ce43">
            <text:p>89.1</text:p>
          </table:table-cell>
          <table:table-cell office:value-type="float" office:value="85.992378156623531" table:style-name="ce43">
            <text:p>86.0</text:p>
          </table:table-cell>
          <table:table-cell office:value-type="float" office:value="94.576482002124109" table:style-name="ce43">
            <text:p>94.6</text:p>
          </table:table-cell>
          <table:table-cell office:value-type="float" office:value="90.294045612317291" table:style-name="ce43">
            <text:p>90.3</text:p>
          </table:table-cell>
          <table:table-cell office:value-type="float" office:value="89.628315270497197" table:style-name="ce43">
            <text:p>89.6</text:p>
          </table:table-cell>
          <table:table-cell office:value-type="float" office:value="87.89160343981888" table:style-name="ce43">
            <text:p>87.9</text:p>
          </table:table-cell>
          <table:table-cell office:value-type="float" office:value="86.127301968817207" table:style-name="ce43">
            <text:p>86.1</text:p>
          </table:table-cell>
          <table:table-cell office:value-type="float" office:value="88.928262944096659" table:style-name="ce43">
            <text:p>88.9</text:p>
          </table:table-cell>
          <table:table-cell office:value-type="float" office:value="89.073962032265058" table:style-name="ce43">
            <text:p>89.1</text:p>
          </table:table-cell>
          <table:table-cell office:value-type="float" office:value="90.926512526233637" table:style-name="ce43">
            <text:p>90.9</text:p>
          </table:table-cell>
          <table:table-cell office:value-type="float" office:value="91.654645142950926" table:style-name="ce43">
            <text:p>91.7</text:p>
          </table:table-cell>
          <table:table-cell office:value-type="float" office:value="88.591090727601923" table:style-name="ce43">
            <text:p>88.6</text:p>
          </table:table-cell>
          <table:table-cell office:value-type="float" office:value="87.784917810062979" table:style-name="ce43">
            <text:p>87.8</text:p>
          </table:table-cell>
          <table:table-cell office:value-type="float" office:value="84.911436435391295" table:style-name="ce43">
            <text:p>84.9</text:p>
          </table:table-cell>
          <table:table-cell office:value-type="float" office:value="83.805287855681499" table:style-name="ce43">
            <text:p>83.8</text:p>
          </table:table-cell>
          <table:table-cell office:value-type="float" office:value="85.094797712981688" table:style-name="ce43">
            <text:p>85.1</text:p>
          </table:table-cell>
          <table:table-cell office:value-type="float" office:value="87.898523574217165" table:style-name="ce43">
            <text:p>87.9</text:p>
          </table:table-cell>
          <table:table-cell office:value-type="float" office:value="91.601838017932593" table:style-name="ce43">
            <text:p>91.6</text:p>
          </table:table-cell>
          <table:table-cell office:value-type="float" office:value="95.377686851071573" table:style-name="ce43">
            <text:p>95.4</text:p>
          </table:table-cell>
          <table:table-cell office:value-type="float" office:value="93.250026364106077" table:style-name="ce43">
            <text:p>93.3</text:p>
          </table:table-cell>
          <table:table-cell office:value-type="float" office:value="98.872712526041511" table:style-name="ce43">
            <text:p>98.9</text:p>
          </table:table-cell>
          <table:table-cell office:value-type="float" office:value="97.914271137386663" table:style-name="ce43">
            <text:p>97.9</text:p>
          </table:table-cell>
          <table:table-cell office:value-type="float" office:value="96.505942590426159" table:style-name="ce43">
            <text:p>96.5</text:p>
          </table:table-cell>
          <table:table-cell office:value-type="float" office:value="100.36558361127135" table:style-name="ce43">
            <text:p>100.4</text:p>
          </table:table-cell>
          <table:table-cell office:value-type="float" office:value="99.993269722066643" table:style-name="ce43">
            <text:p>100.0</text:p>
          </table:table-cell>
          <table:table-cell office:value-type="float" office:value="97.092505941092867" table:style-name="ce43">
            <text:p>97.1</text:p>
          </table:table-cell>
          <table:table-cell office:value-type="float" office:value="100.68095605357567" table:style-name="ce43">
            <text:p>100.7</text:p>
          </table:table-cell>
          <table:table-cell office:value-type="float" office:value="96.892171137135193" table:style-name="ce43">
            <text:p>96.9</text:p>
          </table:table-cell>
          <table:table-cell office:value-type="float" office:value="94.570489332278186" table:style-name="ce43">
            <text:p>94.6</text:p>
          </table:table-cell>
          <table:table-cell office:value-type="float" office:value="100.32891793937844" table:style-name="ce43">
            <text:p>100.3</text:p>
          </table:table-cell>
          <table:table-cell office:value-type="float" office:value="95.337356528668536" table:style-name="ce43">
            <text:p>95.3</text:p>
          </table:table-cell>
          <table:table-cell office:value-type="float" office:value="94.49407684026869" table:style-name="ce43">
            <text:p>94.5</text:p>
          </table:table-cell>
          <table:table-cell office:value-type="float" office:value="99.733984392467249" table:style-name="ce43">
            <text:p>99.7</text:p>
          </table:table-cell>
          <table:table-cell office:value-type="float" office:value="100.00000000000007" table:style-name="ce43">
            <text:p>100.0</text:p>
          </table:table-cell>
          <table:table-cell office:value-type="float" office:value="96.463100945984692" table:style-name="ce43">
            <text:p>96.5</text:p>
          </table:table-cell>
          <table:table-cell office:value-type="float" office:value="100.36810256965092" table:style-name="ce43">
            <text:p>100.4</text:p>
          </table:table-cell>
          <table:table-cell office:value-type="float" office:value="101.18455375970625" table:style-name="ce44">
            <text:p>101.2</text:p>
          </table:table-cell>
          <table:table-cell office:value-type="float" office:value="103.58050724622194" table:style-name="ce44">
            <text:p>103.6</text:p>
          </table:table-cell>
          <table:table-cell office:value-type="float" office:value="96.009517082816004" table:style-name="ce44">
            <text:p>96.0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42">
            <text:p>Productivity by capital consumption (11 divided by 22)</text:p>
          </table:table-cell>
          <table:table-cell office:value-type="float" office:value="85.726976921806767" table:style-name="ce43">
            <text:p>85.7</text:p>
          </table:table-cell>
          <table:table-cell office:value-type="float" office:value="86.100979828233676" table:style-name="ce43">
            <text:p>86.1</text:p>
          </table:table-cell>
          <table:table-cell office:value-type="float" office:value="81.623477069293415" table:style-name="ce43">
            <text:p>81.6</text:p>
          </table:table-cell>
          <table:table-cell office:value-type="float" office:value="78.456148411056517" table:style-name="ce43">
            <text:p>78.5</text:p>
          </table:table-cell>
          <table:table-cell office:value-type="float" office:value="82.4972180439471" table:style-name="ce43">
            <text:p>82.5</text:p>
          </table:table-cell>
          <table:table-cell office:value-type="float" office:value="84.872997683377179" table:style-name="ce43">
            <text:p>84.9</text:p>
          </table:table-cell>
          <table:table-cell office:value-type="float" office:value="85.68777953443437" table:style-name="ce43">
            <text:p>85.7</text:p>
          </table:table-cell>
          <table:table-cell office:value-type="float" office:value="87.514088254030398" table:style-name="ce43">
            <text:p>87.5</text:p>
          </table:table-cell>
          <table:table-cell office:value-type="float" office:value="87.170204015784321" table:style-name="ce43">
            <text:p>87.2</text:p>
          </table:table-cell>
          <table:table-cell office:value-type="float" office:value="91.964715109001617" table:style-name="ce43">
            <text:p>92.0</text:p>
          </table:table-cell>
          <table:table-cell office:value-type="float" office:value="89.653335214447097" table:style-name="ce43">
            <text:p>89.7</text:p>
          </table:table-cell>
          <table:table-cell office:value-type="float" office:value="95.107100028145837" table:style-name="ce43">
            <text:p>95.1</text:p>
          </table:table-cell>
          <table:table-cell office:value-type="float" office:value="90.574940311953725" table:style-name="ce43">
            <text:p>90.6</text:p>
          </table:table-cell>
          <table:table-cell office:value-type="float" office:value="90.819346841221503" table:style-name="ce43">
            <text:p>90.8</text:p>
          </table:table-cell>
          <table:table-cell office:value-type="float" office:value="89.316531947144" table:style-name="ce43">
            <text:p>89.3</text:p>
          </table:table-cell>
          <table:table-cell office:value-type="float" office:value="89.383325791112085" table:style-name="ce43">
            <text:p>89.4</text:p>
          </table:table-cell>
          <table:table-cell office:value-type="float" office:value="90.633292948967778" table:style-name="ce43">
            <text:p>90.6</text:p>
          </table:table-cell>
          <table:table-cell office:value-type="float" office:value="90.493837323463396" table:style-name="ce43">
            <text:p>90.5</text:p>
          </table:table-cell>
          <table:table-cell office:value-type="float" office:value="92.731254350204239" table:style-name="ce43">
            <text:p>92.7</text:p>
          </table:table-cell>
          <table:table-cell office:value-type="float" office:value="93.641957195445869" table:style-name="ce43">
            <text:p>93.6</text:p>
          </table:table-cell>
          <table:table-cell office:value-type="float" office:value="91.55643536317713" table:style-name="ce43">
            <text:p>91.6</text:p>
          </table:table-cell>
          <table:table-cell office:value-type="float" office:value="92.624807398123849" table:style-name="ce43">
            <text:p>92.6</text:p>
          </table:table-cell>
          <table:table-cell office:value-type="float" office:value="92.000366810024431" table:style-name="ce43">
            <text:p>92.0</text:p>
          </table:table-cell>
          <table:table-cell office:value-type="float" office:value="90.114281396415336" table:style-name="ce43">
            <text:p>90.1</text:p>
          </table:table-cell>
          <table:table-cell office:value-type="float" office:value="90.196884252220983" table:style-name="ce43">
            <text:p>90.2</text:p>
          </table:table-cell>
          <table:table-cell office:value-type="float" office:value="90.866042880944391" table:style-name="ce43">
            <text:p>90.9</text:p>
          </table:table-cell>
          <table:table-cell office:value-type="float" office:value="93.309757750635356" table:style-name="ce43">
            <text:p>93.3</text:p>
          </table:table-cell>
          <table:table-cell office:value-type="float" office:value="91.853803125140601" table:style-name="ce43">
            <text:p>91.9</text:p>
          </table:table-cell>
          <table:table-cell office:value-type="float" office:value="90.080216583708818" table:style-name="ce43">
            <text:p>90.1</text:p>
          </table:table-cell>
          <table:table-cell office:value-type="float" office:value="94.838616378703549" table:style-name="ce43">
            <text:p>94.8</text:p>
          </table:table-cell>
          <table:table-cell office:value-type="float" office:value="95.385357297410565" table:style-name="ce43">
            <text:p>95.4</text:p>
          </table:table-cell>
          <table:table-cell office:value-type="float" office:value="97.018816841318881" table:style-name="ce43">
            <text:p>97.0</text:p>
          </table:table-cell>
          <table:table-cell office:value-type="float" office:value="99.114455190208545" table:style-name="ce43">
            <text:p>99.1</text:p>
          </table:table-cell>
          <table:table-cell office:value-type="float" office:value="97.0954009426613" table:style-name="ce43">
            <text:p>97.1</text:p>
          </table:table-cell>
          <table:table-cell office:value-type="float" office:value="96.592750019975838" table:style-name="ce43">
            <text:p>96.6</text:p>
          </table:table-cell>
          <table:table-cell office:value-type="float" office:value="100.17202317077449" table:style-name="ce43">
            <text:p>100.2</text:p>
          </table:table-cell>
          <table:table-cell office:value-type="float" office:value="96.912545415507594" table:style-name="ce43">
            <text:p>96.9</text:p>
          </table:table-cell>
          <table:table-cell office:value-type="float" office:value="98.78504416016257" table:style-name="ce43">
            <text:p>98.8</text:p>
          </table:table-cell>
          <table:table-cell office:value-type="float" office:value="101.01281042809696" table:style-name="ce43">
            <text:p>101.0</text:p>
          </table:table-cell>
          <table:table-cell office:value-type="float" office:value="94.151223813463076" table:style-name="ce43">
            <text:p>94.2</text:p>
          </table:table-cell>
          <table:table-cell office:value-type="float" office:value="94.16894104000913" table:style-name="ce43">
            <text:p>94.2</text:p>
          </table:table-cell>
          <table:table-cell office:value-type="float" office:value="99.50758829954006" table:style-name="ce43">
            <text:p>99.5</text:p>
          </table:table-cell>
          <table:table-cell office:value-type="float" office:value="100.00000000000003" table:style-name="ce43">
            <text:p>100.0</text:p>
          </table:table-cell>
          <table:table-cell office:value-type="float" office:value="96.665944790909109" table:style-name="ce43">
            <text:p>96.7</text:p>
          </table:table-cell>
          <table:table-cell office:value-type="float" office:value="98.850892350210401" table:style-name="ce43">
            <text:p>98.9</text:p>
          </table:table-cell>
          <table:table-cell office:value-type="float" office:value="95.458942691540912" table:style-name="ce44">
            <text:p>95.5</text:p>
          </table:table-cell>
          <table:table-cell office:value-type="float" office:value="98.137508610652688" table:style-name="ce44">
            <text:p>98.1</text:p>
          </table:table-cell>
          <table:table-cell office:value-type="float" office:value="91.884187709388499" table:style-name="ce44">
            <text:p>91.9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42">
            <text:p>Productivity by labour (11 divided by 23)</text:p>
          </table:table-cell>
          <table:table-cell office:value-type="float" office:value="37.212013645027668" table:style-name="ce43">
            <text:p>37.2</text:p>
          </table:table-cell>
          <table:table-cell office:value-type="float" office:value="39.04131597912248" table:style-name="ce43">
            <text:p>39.0</text:p>
          </table:table-cell>
          <table:table-cell office:value-type="float" office:value="38.19079456485013" table:style-name="ce43">
            <text:p>38.2</text:p>
          </table:table-cell>
          <table:table-cell office:value-type="float" office:value="37.926772703210794" table:style-name="ce43">
            <text:p>37.9</text:p>
          </table:table-cell>
          <table:table-cell office:value-type="float" office:value="41.188842336934677" table:style-name="ce43">
            <text:p>41.2</text:p>
          </table:table-cell>
          <table:table-cell office:value-type="float" office:value="43.555025147570802" table:style-name="ce43">
            <text:p>43.6</text:p>
          </table:table-cell>
          <table:table-cell office:value-type="float" office:value="45.367390689908817" table:style-name="ce43">
            <text:p>45.4</text:p>
          </table:table-cell>
          <table:table-cell office:value-type="float" office:value="47.770544224849523" table:style-name="ce43">
            <text:p>47.8</text:p>
          </table:table-cell>
          <table:table-cell office:value-type="float" office:value="48.7435421616456" table:style-name="ce43">
            <text:p>48.7</text:p>
          </table:table-cell>
          <table:table-cell office:value-type="float" office:value="52.498739278853371" table:style-name="ce43">
            <text:p>52.5</text:p>
          </table:table-cell>
          <table:table-cell office:value-type="float" office:value="52.487323246944669" table:style-name="ce43">
            <text:p>52.5</text:p>
          </table:table-cell>
          <table:table-cell office:value-type="float" office:value="57.429694629942141" table:style-name="ce43">
            <text:p>57.4</text:p>
          </table:table-cell>
          <table:table-cell office:value-type="float" office:value="56.320151446608357" table:style-name="ce43">
            <text:p>56.3</text:p>
          </table:table-cell>
          <table:table-cell office:value-type="float" office:value="57.79620546660292" table:style-name="ce43">
            <text:p>57.8</text:p>
          </table:table-cell>
          <table:table-cell office:value-type="float" office:value="58.097192605044611" table:style-name="ce43">
            <text:p>58.1</text:p>
          </table:table-cell>
          <table:table-cell office:value-type="float" office:value="59.446890545755316" table:style-name="ce43">
            <text:p>59.4</text:p>
          </table:table-cell>
          <table:table-cell office:value-type="float" office:value="61.675459734169515" table:style-name="ce43">
            <text:p>61.7</text:p>
          </table:table-cell>
          <table:table-cell office:value-type="float" office:value="62.762815347507875" table:style-name="ce43">
            <text:p>62.8</text:p>
          </table:table-cell>
          <table:table-cell office:value-type="float" office:value="65.158271329232562" table:style-name="ce43">
            <text:p>65.2</text:p>
          </table:table-cell>
          <table:table-cell office:value-type="float" office:value="66.433732020703218" table:style-name="ce43">
            <text:p>66.4</text:p>
          </table:table-cell>
          <table:table-cell office:value-type="float" office:value="65.891207278176751" table:style-name="ce43">
            <text:p>65.9</text:p>
          </table:table-cell>
          <table:table-cell office:value-type="float" office:value="68.374394927160637" table:style-name="ce43">
            <text:p>68.4</text:p>
          </table:table-cell>
          <table:table-cell office:value-type="float" office:value="69.990939143652909" table:style-name="ce43">
            <text:p>70.0</text:p>
          </table:table-cell>
          <table:table-cell office:value-type="float" office:value="70.490286444015879" table:style-name="ce43">
            <text:p>70.5</text:p>
          </table:table-cell>
          <table:table-cell office:value-type="float" office:value="71.846631179903937" table:style-name="ce43">
            <text:p>71.8</text:p>
          </table:table-cell>
          <table:table-cell office:value-type="float" office:value="73.466013991494378" table:style-name="ce43">
            <text:p>73.5</text:p>
          </table:table-cell>
          <table:table-cell office:value-type="float" office:value="77.386094407880123" table:style-name="ce43">
            <text:p>77.4</text:p>
          </table:table-cell>
          <table:table-cell office:value-type="float" office:value="78.055116149091333" table:style-name="ce43">
            <text:p>78.1</text:p>
          </table:table-cell>
          <table:table-cell office:value-type="float" office:value="77.483862054071622" table:style-name="ce43">
            <text:p>77.5</text:p>
          </table:table-cell>
          <table:table-cell office:value-type="float" office:value="82.590488803097912" table:style-name="ce43">
            <text:p>82.6</text:p>
          </table:table-cell>
          <table:table-cell office:value-type="float" office:value="84.222979803926975" table:style-name="ce43">
            <text:p>84.2</text:p>
          </table:table-cell>
          <table:table-cell office:value-type="float" office:value="86.241858769269484" table:style-name="ce43">
            <text:p>86.2</text:p>
          </table:table-cell>
          <table:table-cell office:value-type="float" office:value="88.281123029533589" table:style-name="ce43">
            <text:p>88.3</text:p>
          </table:table-cell>
          <table:table-cell office:value-type="float" office:value="86.832638954128683" table:style-name="ce43">
            <text:p>86.8</text:p>
          </table:table-cell>
          <table:table-cell office:value-type="float" office:value="86.723378797660288" table:style-name="ce43">
            <text:p>86.7</text:p>
          </table:table-cell>
          <table:table-cell office:value-type="float" office:value="90.991646160644891" table:style-name="ce43">
            <text:p>91.0</text:p>
          </table:table-cell>
          <table:table-cell office:value-type="float" office:value="90.246956013990669" table:style-name="ce43">
            <text:p>90.2</text:p>
          </table:table-cell>
          <table:table-cell office:value-type="float" office:value="91.863241331631741" table:style-name="ce43">
            <text:p>91.9</text:p>
          </table:table-cell>
          <table:table-cell office:value-type="float" office:value="94.542502355820872" table:style-name="ce43">
            <text:p>94.5</text:p>
          </table:table-cell>
          <table:table-cell office:value-type="float" office:value="89.601044427252177" table:style-name="ce43">
            <text:p>89.6</text:p>
          </table:table-cell>
          <table:table-cell office:value-type="float" office:value="91.959560968370653" table:style-name="ce43">
            <text:p>92.0</text:p>
          </table:table-cell>
          <table:table-cell office:value-type="float" office:value="98.345190341479466" table:style-name="ce43">
            <text:p>98.3</text:p>
          </table:table-cell>
          <table:table-cell office:value-type="float" office:value="100.00000000000003" table:style-name="ce43">
            <text:p>100.0</text:p>
          </table:table-cell>
          <table:table-cell office:value-type="float" office:value="98.118728941896151" table:style-name="ce43">
            <text:p>98.1</text:p>
          </table:table-cell>
          <table:table-cell office:value-type="float" office:value="101.14976727235255" table:style-name="ce43">
            <text:p>101.1</text:p>
          </table:table-cell>
          <table:table-cell office:value-type="float" office:value="98.172285525288075" table:style-name="ce44">
            <text:p>98.2</text:p>
          </table:table-cell>
          <table:table-cell office:value-type="float" office:value="101.81614801443177" table:style-name="ce44">
            <text:p>101.8</text:p>
          </table:table-cell>
          <table:table-cell office:value-type="float" office:value="95.464810317812436" table:style-name="ce44">
            <text:p>95.5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1">
          <table:table-cell office:value-type="string" table:style-name="ce45">
            <text:p>Productivity by land (11 divided by 24)</text:p>
          </table:table-cell>
          <table:table-cell office:value-type="float" office:value="70.798867859463215" table:style-name="ce46">
            <text:p>70.8</text:p>
          </table:table-cell>
          <table:table-cell office:value-type="float" office:value="71.32308961629009" table:style-name="ce46">
            <text:p>71.3</text:p>
          </table:table-cell>
          <table:table-cell office:value-type="float" office:value="68.727430112768587" table:style-name="ce46">
            <text:p>68.7</text:p>
          </table:table-cell>
          <table:table-cell office:value-type="float" office:value="66.955035331309844" table:style-name="ce46">
            <text:p>67.0</text:p>
          </table:table-cell>
          <table:table-cell office:value-type="float" office:value="71.755548999935186" table:style-name="ce46">
            <text:p>71.8</text:p>
          </table:table-cell>
          <table:table-cell office:value-type="float" office:value="74.9930208813485" table:style-name="ce46">
            <text:p>75.0</text:p>
          </table:table-cell>
          <table:table-cell office:value-type="float" office:value="76.794093442035674" table:style-name="ce46">
            <text:p>76.8</text:p>
          </table:table-cell>
          <table:table-cell office:value-type="float" office:value="79.205973002263065" table:style-name="ce46">
            <text:p>79.2</text:p>
          </table:table-cell>
          <table:table-cell office:value-type="float" office:value="79.359776783985865" table:style-name="ce46">
            <text:p>79.4</text:p>
          </table:table-cell>
          <table:table-cell office:value-type="float" office:value="84.514513267711934" table:style-name="ce46">
            <text:p>84.5</text:p>
          </table:table-cell>
          <table:table-cell office:value-type="float" office:value="83.496368284621326" table:style-name="ce46">
            <text:p>83.5</text:p>
          </table:table-cell>
          <table:table-cell office:value-type="float" office:value="90.263604298977398" table:style-name="ce46">
            <text:p>90.3</text:p>
          </table:table-cell>
          <table:table-cell office:value-type="float" office:value="87.584104153078229" table:style-name="ce46">
            <text:p>87.6</text:p>
          </table:table-cell>
          <table:table-cell office:value-type="float" office:value="88.577283174138699" table:style-name="ce46">
            <text:p>88.6</text:p>
          </table:table-cell>
          <table:table-cell office:value-type="float" office:value="86.042181224182627" table:style-name="ce46">
            <text:p>86.0</text:p>
          </table:table-cell>
          <table:table-cell office:value-type="float" office:value="86.195986089148519" table:style-name="ce46">
            <text:p>86.2</text:p>
          </table:table-cell>
          <table:table-cell office:value-type="float" office:value="88.065562692360373" table:style-name="ce46">
            <text:p>88.1</text:p>
          </table:table-cell>
          <table:table-cell office:value-type="float" office:value="87.805004866423403" table:style-name="ce46">
            <text:p>87.8</text:p>
          </table:table-cell>
          <table:table-cell office:value-type="float" office:value="89.732956610433845" table:style-name="ce46">
            <text:p>89.7</text:p>
          </table:table-cell>
          <table:table-cell office:value-type="float" office:value="90.044079522333192" table:style-name="ce46">
            <text:p>90.0</text:p>
          </table:table-cell>
          <table:table-cell office:value-type="float" office:value="87.913800971542571" table:style-name="ce46">
            <text:p>87.9</text:p>
          </table:table-cell>
          <table:table-cell office:value-type="float" office:value="89.831619728647922" table:style-name="ce46">
            <text:p>89.8</text:p>
          </table:table-cell>
          <table:table-cell office:value-type="float" office:value="90.58250881809478" table:style-name="ce46">
            <text:p>90.6</text:p>
          </table:table-cell>
          <table:table-cell office:value-type="float" office:value="89.798362420540101" table:style-name="ce46">
            <text:p>89.8</text:p>
          </table:table-cell>
          <table:table-cell office:value-type="float" office:value="90.619878553699905" table:style-name="ce46">
            <text:p>90.6</text:p>
          </table:table-cell>
          <table:table-cell office:value-type="float" office:value="90.772181999015416" table:style-name="ce46">
            <text:p>90.8</text:p>
          </table:table-cell>
          <table:table-cell office:value-type="float" office:value="92.27096713621458" table:style-name="ce46">
            <text:p>92.3</text:p>
          </table:table-cell>
          <table:table-cell office:value-type="float" office:value="90.566344436650155" table:style-name="ce46">
            <text:p>90.6</text:p>
          </table:table-cell>
          <table:table-cell office:value-type="float" office:value="86.110475247630774" table:style-name="ce46">
            <text:p>86.1</text:p>
          </table:table-cell>
          <table:table-cell office:value-type="float" office:value="89.48010433392821" table:style-name="ce46">
            <text:p>89.5</text:p>
          </table:table-cell>
          <table:table-cell office:value-type="float" office:value="88.881568319239904" table:style-name="ce46">
            <text:p>88.9</text:p>
          </table:table-cell>
          <table:table-cell office:value-type="float" office:value="89.773663478396543" table:style-name="ce46">
            <text:p>89.8</text:p>
          </table:table-cell>
          <table:table-cell office:value-type="float" office:value="90.826270064927542" table:style-name="ce46">
            <text:p>90.8</text:p>
          </table:table-cell>
          <table:table-cell office:value-type="float" office:value="86.660524239249895" table:style-name="ce46">
            <text:p>86.7</text:p>
          </table:table-cell>
          <table:table-cell office:value-type="float" office:value="86.718700972959368" table:style-name="ce46">
            <text:p>86.7</text:p>
          </table:table-cell>
          <table:table-cell office:value-type="float" office:value="90.753366110617037" table:style-name="ce46">
            <text:p>90.8</text:p>
          </table:table-cell>
          <table:table-cell office:value-type="float" office:value="88.658382600468755" table:style-name="ce46">
            <text:p>88.7</text:p>
          </table:table-cell>
          <table:table-cell office:value-type="float" office:value="90.304847479435281" table:style-name="ce46">
            <text:p>90.3</text:p>
          </table:table-cell>
          <table:table-cell office:value-type="float" office:value="94.735052126240134" table:style-name="ce46">
            <text:p>94.7</text:p>
          </table:table-cell>
          <table:table-cell office:value-type="float" office:value="89.725572183980887" table:style-name="ce46">
            <text:p>89.7</text:p>
          </table:table-cell>
          <table:table-cell office:value-type="float" office:value="90.994397589843871" table:style-name="ce46">
            <text:p>91.0</text:p>
          </table:table-cell>
          <table:table-cell office:value-type="float" office:value="97.559822151288714" table:style-name="ce46">
            <text:p>97.6</text:p>
          </table:table-cell>
          <table:table-cell office:value-type="float" office:value="99.999999999999972" table:style-name="ce46">
            <text:p>100.0</text:p>
          </table:table-cell>
          <table:table-cell office:value-type="float" office:value="96.096242013270725" table:style-name="ce46">
            <text:p>96.1</text:p>
          </table:table-cell>
          <table:table-cell office:value-type="float" office:value="99.250192947861422" table:style-name="ce46">
            <text:p>99.3</text:p>
          </table:table-cell>
          <table:table-cell office:value-type="float" office:value="97.66009011474867" table:style-name="ce47">
            <text:p>97.7</text:p>
          </table:table-cell>
          <table:table-cell office:value-type="float" office:value="100.44981037897173" table:style-name="ce47">
            <text:p>100.4</text:p>
          </table:table-cell>
          <table:table-cell office:value-type="float" office:value="95.575782593065213" table:style-name="ce47">
            <text:p>95.6</text:p>
          </table:table-cell>
          <table:table-cell table:style-name="ce7"/>
          <table:table-cell table:style-name="ce23"/>
          <table:table-cell table:style-name="ce24"/>
          <table:table-cell table:number-columns-repeated="16332"/>
        </table:table-row>
        <table:table-row table:style-name="ro3">
          <table:table-cell table:number-columns-repeated="50" table:style-name="ce7"/>
          <table:table-cell table:style-name="ce48"/>
          <table:table-cell table:number-columns-repeated="16333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9">
            <text:p>© Crown copyright, 2021</text:p>
          </table:table-cell>
          <table:table-cell table:number-columns-repeated="16383" table:style-name="ce7"/>
        </table:table-row>
        <table:table-row table:style-name="ro4">
          <table:table-cell/>
          <table:table-cell table:number-columns-repeated="16383" table:style-name="ce7"/>
        </table:table-row>
        <table:table-row table:style-name="ro1">
          <table:table-cell table:number-columns-repeated="16384"/>
        </table:table-row>
        <table:table-row table:number-rows-repeated="11" table:style-name="ro1">
          <table:table-cell/>
          <table:table-cell table:number-columns-repeated="48" table:style-name="ce50"/>
          <table:table-cell table:number-columns-repeated="16335"/>
        </table:table-row>
        <table:table-row table:style-name="ro4">
          <table:table-cell/>
          <table:table-cell table:number-columns-repeated="16383" table:style-name="ce7"/>
        </table:table-row>
        <table:table-row table:number-rows-repeated="2" table:style-name="ro1">
          <table:table-cell table:number-columns-repeated="16384"/>
        </table:table-row>
        <table:table-row table:number-rows-repeated="4" table:style-name="ro1">
          <table:table-cell table:number-columns-repeated="2"/>
          <table:table-cell table:number-columns-repeated="47" table:style-name="ce50"/>
          <table:table-cell table:number-columns-repeated="16335"/>
        </table:table-row>
        <table:table-row table:number-rows-repeated="1048476" table:style-name="ro1">
          <table:table-cell table:number-columns-repeated="16384"/>
        </table:table-row>
      </table:table>
      <table:table table:name="Figures_5_1_&amp;_5_2" table:style-name="ta1">
        <table:table-column table:style-name="co6" table:default-cell-style-name="ce7"/>
        <table:table-column table:style-name="co4" table:number-columns-repeated="16383" table:default-cell-style-name="ce7"/>
        <table:table-row table:style-name="ro1">
          <table:table-cell office:value-type="string" table:style-name="ce2">
            <text:p>Date of update: 22 July 2021</text:p>
            <draw:frame draw:z-index="1" draw:id="id0" draw:style-name="a0" draw:name="Chart 2" svg:x="0in" svg:y="0in" svg:width="0in" svg:height="0in" style:rel-width="scale" style:rel-height="scale">
              <draw:object xlink:href="Object 1/" xlink:type="simple" xlink:show="embed" xlink:actuate="onLoad"/>
              <svg:title/>
              <svg:desc>Data for figures 5.1 and 5.2</svg:desc>
            </draw:frame>
          </table:table-cell>
          <table:table-cell table:style-name="ce10"/>
          <table:table-cell table:style-name="ce51"/>
          <table:table-cell table:style-name="ce52"/>
          <table:table-cell table:style-name="ce6"/>
          <table:table-cell table:number-columns-repeated="16379" table:style-name="ce7"/>
        </table:table-row>
        <table:table-row table:style-name="ro2">
          <table:table-cell office:value-type="string" table:style-name="ce2">
            <text:p>Next update: June 2022</text:p>
          </table:table-cell>
          <table:table-cell table:style-name="ce10"/>
          <table:table-cell table:style-name="ce6"/>
          <table:table-cell table:style-name="ce11"/>
          <table:table-cell table:number-columns-repeated="3" table:style-name="ce7"/>
          <table:table-cell table:style-name="ce4"/>
          <table:table-cell table:number-columns-repeated="16376" table:style-name="ce7"/>
        </table:table-row>
        <table:table-row table:style-name="ro1">
          <table:table-cell table:style-name="ce9"/>
          <table:table-cell table:number-columns-repeated="6" table:style-name="ce7"/>
          <table:table-cell table:style-name="ce4"/>
          <table:table-cell table:number-columns-repeated="38" table:style-name="ce7"/>
          <table:table-cell table:style-name="ce4"/>
          <table:table-cell table:number-columns-repeated="16337" table:style-name="ce7"/>
        </table:table-row>
        <table:table-row table:style-name="ro2">
          <table:table-cell office:value-type="string" table:style-name="ce6">
            <text:p>Enquiries: Alistair Murray on +44 (0) 20 8026 6121</text:p>
          </table:table-cell>
          <table:table-cell table:number-columns-repeated="6" table:style-name="ce7"/>
          <table:table-cell table:style-name="ce4"/>
          <table:table-cell table:number-columns-repeated="33" table:style-name="ce7"/>
          <table:table-cell table:number-columns-repeated="2" table:style-name="ce15"/>
          <table:table-cell table:style-name="ce7"/>
          <table:table-cell table:style-name="ce15"/>
          <table:table-cell table:style-name="ce7"/>
          <table:table-cell table:style-name="ce17"/>
          <table:table-cell table:number-columns-repeated="16337" table:style-name="ce7"/>
        </table:table-row>
        <table:table-row table:style-name="ro1">
          <table:table-cell table:style-name="ce6"/>
          <table:table-cell table:number-columns-repeated="6" table:style-name="ce7"/>
          <table:table-cell table:style-name="ce4"/>
          <table:table-cell table:number-columns-repeated="16376" table:style-name="ce7"/>
        </table:table-row>
        <table:table-row table:style-name="ro2">
          <table:table-cell office:value-type="string" table:style-name="ce12">
            <text:p>Data for charts Total factor productivity volume indices (1973=100)</text:p>
          </table:table-cell>
          <table:table-cell table:number-columns-repeated="16383" table:style-name="ce7"/>
        </table:table-row>
        <table:table-row table:style-name="ro2">
          <table:table-cell table:style-name="ce53"/>
          <table:table-cell table:number-columns-repeated="40" table:style-name="ce7"/>
          <table:table-cell table:style-name="ce10"/>
          <table:table-cell table:style-name="ce6"/>
          <table:table-cell table:style-name="ce11"/>
          <table:table-cell table:number-columns-repeated="16340" table:style-name="ce7"/>
        </table:table-row>
        <table:table-row table:style-name="ro1">
          <table:table-cell table:style-name="ce6"/>
          <table:table-cell table:number-columns-repeated="16383" table:style-name="ce7"/>
        </table:table-row>
        <table:table-row table:style-name="ro2">
          <table:table-cell office:value-type="string" table:style-name="ce53">
            <text:p>Total factor productivity<text:s/></text:p>
          </table:table-cell>
          <table:table-cell table:number-columns-repeated="16383" table:style-name="ce6"/>
        </table:table-row>
        <table:table-row table:style-name="ro2">
          <table:table-cell table:style-name="ce20"/>
          <table:table-cell office:value-type="float" office:value="1973" table:style-name="ce54">
            <text:p>1973</text:p>
          </table:table-cell>
          <table:table-cell office:value-type="float" office:value="1974" table:style-name="ce54">
            <text:p>1974</text:p>
          </table:table-cell>
          <table:table-cell office:value-type="float" office:value="1975" table:style-name="ce54">
            <text:p>1975</text:p>
          </table:table-cell>
          <table:table-cell office:value-type="float" office:value="1976" table:style-name="ce54">
            <text:p>1976</text:p>
          </table:table-cell>
          <table:table-cell office:value-type="float" office:value="1977" table:style-name="ce54">
            <text:p>1977</text:p>
          </table:table-cell>
          <table:table-cell office:value-type="float" office:value="1978" table:style-name="ce54">
            <text:p>1978</text:p>
          </table:table-cell>
          <table:table-cell office:value-type="float" office:value="1979" table:style-name="ce54">
            <text:p>1979</text:p>
          </table:table-cell>
          <table:table-cell office:value-type="float" office:value="1980" table:style-name="ce54">
            <text:p>1980</text:p>
          </table:table-cell>
          <table:table-cell office:value-type="float" office:value="1981" table:style-name="ce54">
            <text:p>1981</text:p>
          </table:table-cell>
          <table:table-cell office:value-type="float" office:value="1982" table:style-name="ce54">
            <text:p>1982</text:p>
          </table:table-cell>
          <table:table-cell office:value-type="float" office:value="1983" table:style-name="ce54">
            <text:p>1983</text:p>
          </table:table-cell>
          <table:table-cell office:value-type="float" office:value="1984" table:style-name="ce54">
            <text:p>1984</text:p>
          </table:table-cell>
          <table:table-cell office:value-type="float" office:value="1985" table:style-name="ce54">
            <text:p>1985</text:p>
          </table:table-cell>
          <table:table-cell office:value-type="float" office:value="1986" table:style-name="ce54">
            <text:p>1986</text:p>
          </table:table-cell>
          <table:table-cell office:value-type="float" office:value="1987" table:style-name="ce54">
            <text:p>1987</text:p>
          </table:table-cell>
          <table:table-cell office:value-type="float" office:value="1988" table:style-name="ce54">
            <text:p>1988</text:p>
          </table:table-cell>
          <table:table-cell office:value-type="float" office:value="1989" table:style-name="ce54">
            <text:p>1989</text:p>
          </table:table-cell>
          <table:table-cell office:value-type="float" office:value="1990" table:style-name="ce54">
            <text:p>1990</text:p>
          </table:table-cell>
          <table:table-cell office:value-type="float" office:value="1991" table:style-name="ce54">
            <text:p>1991</text:p>
          </table:table-cell>
          <table:table-cell office:value-type="float" office:value="1992" table:style-name="ce54">
            <text:p>1992</text:p>
          </table:table-cell>
          <table:table-cell office:value-type="float" office:value="1993" table:style-name="ce54">
            <text:p>1993</text:p>
          </table:table-cell>
          <table:table-cell office:value-type="float" office:value="1994" table:style-name="ce54">
            <text:p>1994</text:p>
          </table:table-cell>
          <table:table-cell office:value-type="float" office:value="1995" table:style-name="ce54">
            <text:p>1995</text:p>
          </table:table-cell>
          <table:table-cell office:value-type="float" office:value="1996" table:style-name="ce54">
            <text:p>1996</text:p>
          </table:table-cell>
          <table:table-cell office:value-type="float" office:value="1997" table:style-name="ce54">
            <text:p>1997</text:p>
          </table:table-cell>
          <table:table-cell office:value-type="float" office:value="1998" table:style-name="ce54">
            <text:p>1998</text:p>
          </table:table-cell>
          <table:table-cell office:value-type="float" office:value="1999" table:style-name="ce54">
            <text:p>1999</text:p>
          </table:table-cell>
          <table:table-cell office:value-type="float" office:value="2000" table:style-name="ce54">
            <text:p>2000</text:p>
          </table:table-cell>
          <table:table-cell office:value-type="float" office:value="2001" table:style-name="ce54">
            <text:p>2001</text:p>
          </table:table-cell>
          <table:table-cell office:value-type="float" office:value="2002" table:style-name="ce54">
            <text:p>2002</text:p>
          </table:table-cell>
          <table:table-cell office:value-type="float" office:value="2003" table:style-name="ce54">
            <text:p>2003</text:p>
          </table:table-cell>
          <table:table-cell office:value-type="float" office:value="2004" table:style-name="ce54">
            <text:p>2004</text:p>
          </table:table-cell>
          <table:table-cell office:value-type="float" office:value="2005" table:style-name="ce54">
            <text:p>2005</text:p>
          </table:table-cell>
          <table:table-cell office:value-type="float" office:value="2006" table:style-name="ce54">
            <text:p>2006</text:p>
          </table:table-cell>
          <table:table-cell office:value-type="float" office:value="2007" table:style-name="ce54">
            <text:p>2007</text:p>
          </table:table-cell>
          <table:table-cell office:value-type="float" office:value="2008" table:style-name="ce54">
            <text:p>2008</text:p>
          </table:table-cell>
          <table:table-cell office:value-type="float" office:value="2009" table:style-name="ce54">
            <text:p>2009</text:p>
          </table:table-cell>
          <table:table-cell office:value-type="float" office:value="2010" table:style-name="ce54">
            <text:p>2010</text:p>
          </table:table-cell>
          <table:table-cell office:value-type="float" office:value="2011" table:style-name="ce54">
            <text:p>2011</text:p>
          </table:table-cell>
          <table:table-cell office:value-type="float" office:value="2012" table:style-name="ce54">
            <text:p>2012</text:p>
          </table:table-cell>
          <table:table-cell office:value-type="float" office:value="2013" table:style-name="ce54">
            <text:p>2013</text:p>
          </table:table-cell>
          <table:table-cell office:value-type="float" office:value="2014" table:style-name="ce54">
            <text:p>2014</text:p>
          </table:table-cell>
          <table:table-cell office:value-type="float" office:value="2015" table:style-name="ce54">
            <text:p>2015</text:p>
          </table:table-cell>
          <table:table-cell office:value-type="float" office:value="2016" table:style-name="ce54">
            <text:p>2016</text:p>
          </table:table-cell>
          <table:table-cell office:value-type="float" office:value="2017" table:style-name="ce54">
            <text:p>2017</text:p>
          </table:table-cell>
          <table:table-cell office:value-type="float" office:value="2018" table:style-name="ce54">
            <text:p>2018</text:p>
          </table:table-cell>
          <table:table-cell office:value-type="float" office:value="2019" table:style-name="ce54">
            <text:p>2019</text:p>
          </table:table-cell>
          <table:table-cell office:value-type="float" office:value="2020" table:style-name="ce54">
            <text:p>2020</text:p>
          </table:table-cell>
          <table:table-cell table:number-columns-repeated="16335" table:style-name="ce6"/>
        </table:table-row>
        <table:table-row table:style-name="ro1">
          <table:table-cell office:value-type="string" table:style-name="ce6">
            <text:p>All outputs</text:p>
          </table:table-cell>
          <table:table-cell office:value-type="float" office:value="100" table:style-name="ce44">
            <text:p>100.0</text:p>
          </table:table-cell>
          <table:table-cell office:value-type="float" office:value="103.10825660080656" table:style-name="ce44">
            <text:p>103.1</text:p>
          </table:table-cell>
          <table:table-cell office:value-type="float" office:value="99.132659274361345" table:style-name="ce44">
            <text:p>99.1</text:p>
          </table:table-cell>
          <table:table-cell office:value-type="float" office:value="96.532212358707497" table:style-name="ce44">
            <text:p>96.5</text:p>
          </table:table-cell>
          <table:table-cell office:value-type="float" office:value="102.98124312104244" table:style-name="ce44">
            <text:p>103.0</text:p>
          </table:table-cell>
          <table:table-cell office:value-type="float" office:value="107.59707476059836" table:style-name="ce44">
            <text:p>107.6</text:p>
          </table:table-cell>
          <table:table-cell office:value-type="float" office:value="110.11518304039718" table:style-name="ce44">
            <text:p>110.1</text:p>
          </table:table-cell>
          <table:table-cell office:value-type="float" office:value="113.13397829849958" table:style-name="ce44">
            <text:p>113.1</text:p>
          </table:table-cell>
          <table:table-cell office:value-type="float" office:value="113.09318256524026" table:style-name="ce44">
            <text:p>113.1</text:p>
          </table:table-cell>
          <table:table-cell office:value-type="float" office:value="120.22498419888055" table:style-name="ce44">
            <text:p>120.2</text:p>
          </table:table-cell>
          <table:table-cell office:value-type="float" office:value="118.90254657786323" table:style-name="ce44">
            <text:p>118.9</text:p>
          </table:table-cell>
          <table:table-cell office:value-type="float" office:value="128.55596818710424" table:style-name="ce44">
            <text:p>128.6</text:p>
          </table:table-cell>
          <table:table-cell office:value-type="float" office:value="124.5193219610772" table:style-name="ce44">
            <text:p>124.5</text:p>
          </table:table-cell>
          <table:table-cell office:value-type="float" office:value="125.66545740114057" table:style-name="ce44">
            <text:p>125.7</text:p>
          </table:table-cell>
          <table:table-cell office:value-type="float" office:value="123.88690829773962" table:style-name="ce44">
            <text:p>123.9</text:p>
          </table:table-cell>
          <table:table-cell office:value-type="float" office:value="123.93862786963157" table:style-name="ce44">
            <text:p>123.9</text:p>
          </table:table-cell>
          <table:table-cell office:value-type="float" office:value="125.8229685693222" table:style-name="ce44">
            <text:p>125.8</text:p>
          </table:table-cell>
          <table:table-cell office:value-type="float" office:value="125.25633527571311" table:style-name="ce44">
            <text:p>125.3</text:p>
          </table:table-cell>
          <table:table-cell office:value-type="float" office:value="127.73657033265656" table:style-name="ce44">
            <text:p>127.7</text:p>
          </table:table-cell>
          <table:table-cell office:value-type="float" office:value="128.12493680153366" table:style-name="ce44">
            <text:p>128.1</text:p>
          </table:table-cell>
          <table:table-cell office:value-type="float" office:value="124.953225963259" table:style-name="ce44">
            <text:p>125.0</text:p>
          </table:table-cell>
          <table:table-cell office:value-type="float" office:value="127.16526511749511" table:style-name="ce44">
            <text:p>127.2</text:p>
          </table:table-cell>
          <table:table-cell office:value-type="float" office:value="127.34281890230987" table:style-name="ce44">
            <text:p>127.3</text:p>
          </table:table-cell>
          <table:table-cell office:value-type="float" office:value="126.14773640368038" table:style-name="ce44">
            <text:p>126.1</text:p>
          </table:table-cell>
          <table:table-cell office:value-type="float" office:value="126.5329440354655" table:style-name="ce44">
            <text:p>126.5</text:p>
          </table:table-cell>
          <table:table-cell office:value-type="float" office:value="126.32514949074998" table:style-name="ce44">
            <text:p>126.3</text:p>
          </table:table-cell>
          <table:table-cell office:value-type="float" office:value="128.11695642801939" table:style-name="ce44">
            <text:p>128.1</text:p>
          </table:table-cell>
          <table:table-cell office:value-type="float" office:value="123.92642894313161" table:style-name="ce44">
            <text:p>123.9</text:p>
          </table:table-cell>
          <table:table-cell office:value-type="float" office:value="119.32847478179774" table:style-name="ce44">
            <text:p>119.3</text:p>
          </table:table-cell>
          <table:table-cell office:value-type="float" office:value="123.62005869559292" table:style-name="ce44">
            <text:p>123.6</text:p>
          </table:table-cell>
          <table:table-cell office:value-type="float" office:value="122.39725155286958" table:style-name="ce44">
            <text:p>122.4</text:p>
          </table:table-cell>
          <table:table-cell office:value-type="float" office:value="123.36030553210848" table:style-name="ce44">
            <text:p>123.4</text:p>
          </table:table-cell>
          <table:table-cell office:value-type="float" office:value="124.86130902263714" table:style-name="ce44">
            <text:p>124.9</text:p>
          </table:table-cell>
          <table:table-cell office:value-type="float" office:value="121.04829987772069" table:style-name="ce44">
            <text:p>121.0</text:p>
          </table:table-cell>
          <table:table-cell office:value-type="float" office:value="120.04886347950945" table:style-name="ce44">
            <text:p>120.0</text:p>
          </table:table-cell>
          <table:table-cell office:value-type="float" office:value="125.39563459642156" table:style-name="ce44">
            <text:p>125.4</text:p>
          </table:table-cell>
          <table:table-cell office:value-type="float" office:value="122.54189141444982" table:style-name="ce44">
            <text:p>122.5</text:p>
          </table:table-cell>
          <table:table-cell office:value-type="float" office:value="124.16531626455978" table:style-name="ce44">
            <text:p>124.2</text:p>
          </table:table-cell>
          <table:table-cell office:value-type="float" office:value="129.7890187958802" table:style-name="ce44">
            <text:p>129.8</text:p>
          </table:table-cell>
          <table:table-cell office:value-type="float" office:value="123.04961589250256" table:style-name="ce44">
            <text:p>123.0</text:p>
          </table:table-cell>
          <table:table-cell office:value-type="float" office:value="125.2947937481822" table:style-name="ce44">
            <text:p>125.3</text:p>
          </table:table-cell>
          <table:table-cell office:value-type="float" office:value="134.18867607713818" table:style-name="ce44">
            <text:p>134.2</text:p>
          </table:table-cell>
          <table:table-cell office:value-type="float" office:value="136.80239959170078" table:style-name="ce44">
            <text:p>136.8</text:p>
          </table:table-cell>
          <table:table-cell office:value-type="float" office:value="133.09561091015379" table:style-name="ce44">
            <text:p>133.1</text:p>
          </table:table-cell>
          <table:table-cell office:value-type="float" office:value="138.38226352473674" table:style-name="ce44">
            <text:p>138.4</text:p>
          </table:table-cell>
          <table:table-cell office:value-type="float" office:value="135.26805922605121" table:style-name="ce44">
            <text:p>135.3</text:p>
          </table:table-cell>
          <table:table-cell office:value-type="float" office:value="140.49782533457562" table:style-name="ce44">
            <text:p>140.5</text:p>
          </table:table-cell>
          <table:table-cell office:value-type="float" office:value="131.67921358343747" table:style-name="ce44">
            <text:p>131.7</text:p>
          </table:table-cell>
          <table:table-cell table:number-columns-repeated="16335" table:style-name="ce6"/>
        </table:table-row>
        <table:table-row table:style-name="ro1">
          <table:table-cell office:value-type="string" table:style-name="ce6">
            <text:p>All Inputs</text:p>
          </table:table-cell>
          <table:table-cell office:value-type="float" office:value="100" table:style-name="ce44">
            <text:p>100.0</text:p>
          </table:table-cell>
          <table:table-cell office:value-type="float" office:value="97.024461377836857" table:style-name="ce44">
            <text:p>97.0</text:p>
          </table:table-cell>
          <table:table-cell office:value-type="float" office:value="96.746530653401948" table:style-name="ce44">
            <text:p>96.7</text:p>
          </table:table-cell>
          <table:table-cell office:value-type="float" office:value="98.2718076008926" table:style-name="ce44">
            <text:p>98.3</text:p>
          </table:table-cell>
          <table:table-cell office:value-type="float" office:value="97.925770381572235" table:style-name="ce44">
            <text:p>97.9</text:p>
          </table:table-cell>
          <table:table-cell office:value-type="float" office:value="98.422311818525785" table:style-name="ce44">
            <text:p>98.4</text:p>
          </table:table-cell>
          <table:table-cell office:value-type="float" office:value="100.46010400798463" table:style-name="ce44">
            <text:p>100.5</text:p>
          </table:table-cell>
          <table:table-cell office:value-type="float" office:value="98.633831516207209" table:style-name="ce44">
            <text:p>98.6</text:p>
          </table:table-cell>
          <table:table-cell office:value-type="float" office:value="96.881545427841715" table:style-name="ce44">
            <text:p>96.9</text:p>
          </table:table-cell>
          <table:table-cell office:value-type="float" office:value="100.58753854637474" table:style-name="ce44">
            <text:p>100.6</text:p>
          </table:table-cell>
          <table:table-cell office:value-type="float" office:value="101.90848799265655" table:style-name="ce44">
            <text:p>101.9</text:p>
          </table:table-cell>
          <table:table-cell office:value-type="float" office:value="100.75852034407016" table:style-name="ce44">
            <text:p>100.8</text:p>
          </table:table-cell>
          <table:table-cell office:value-type="float" office:value="101.40610087333415" table:style-name="ce44">
            <text:p>101.4</text:p>
          </table:table-cell>
          <table:table-cell office:value-type="float" office:value="101.91923990758696" table:style-name="ce44">
            <text:p>101.9</text:p>
          </table:table-cell>
          <table:table-cell office:value-type="float" office:value="101.72807369183859" table:style-name="ce44">
            <text:p>101.7</text:p>
          </table:table-cell>
          <table:table-cell office:value-type="float" office:value="102.19548786112524" table:style-name="ce44">
            <text:p>102.2</text:p>
          </table:table-cell>
          <table:table-cell office:value-type="float" office:value="100.59033488204012" table:style-name="ce44">
            <text:p>100.6</text:p>
          </table:table-cell>
          <table:table-cell office:value-type="float" office:value="99.552604827349228" table:style-name="ce44">
            <text:p>99.6</text:p>
          </table:table-cell>
          <table:table-cell office:value-type="float" office:value="98.892395168702933" table:style-name="ce44">
            <text:p>98.9</text:p>
          </table:table-cell>
          <table:table-cell office:value-type="float" office:value="98.054305277334066" table:style-name="ce44">
            <text:p>98.1</text:p>
          </table:table-cell>
          <table:table-cell office:value-type="float" office:value="97.978376849373277" table:style-name="ce44">
            <text:p>98.0</text:p>
          </table:table-cell>
          <table:table-cell office:value-type="float" office:value="98.840470668403228" table:style-name="ce44">
            <text:p>98.8</text:p>
          </table:table-cell>
          <table:table-cell office:value-type="float" office:value="100.09431303328178" table:style-name="ce44">
            <text:p>100.1</text:p>
          </table:table-cell>
          <table:table-cell office:value-type="float" office:value="99.932173395342602" table:style-name="ce44">
            <text:p>99.9</text:p>
          </table:table-cell>
          <table:table-cell office:value-type="float" office:value="98.805981740435854" table:style-name="ce44">
            <text:p>98.8</text:p>
          </table:table-cell>
          <table:table-cell office:value-type="float" office:value="96.274788036795414" table:style-name="ce44">
            <text:p>96.3</text:p>
          </table:table-cell>
          <table:table-cell office:value-type="float" office:value="93.692546529718584" table:style-name="ce44">
            <text:p>93.7</text:p>
          </table:table-cell>
          <table:table-cell office:value-type="float" office:value="88.885538550248171" table:style-name="ce44">
            <text:p>88.9</text:p>
          </table:table-cell>
          <table:table-cell office:value-type="float" office:value="87.257536077362914" table:style-name="ce44">
            <text:p>87.3</text:p>
          </table:table-cell>
          <table:table-cell office:value-type="float" office:value="85.328782677293034" table:style-name="ce44">
            <text:p>85.3</text:p>
          </table:table-cell>
          <table:table-cell office:value-type="float" office:value="84.331182639154562" table:style-name="ce44">
            <text:p>84.3</text:p>
          </table:table-cell>
          <table:table-cell office:value-type="float" office:value="84.705284676628978" table:style-name="ce44">
            <text:p>84.7</text:p>
          </table:table-cell>
          <table:table-cell office:value-type="float" office:value="83.21997053409082" table:style-name="ce44">
            <text:p>83.2</text:p>
          </table:table-cell>
          <table:table-cell office:value-type="float" office:value="81.770429669494888" table:style-name="ce44">
            <text:p>81.8</text:p>
          </table:table-cell>
          <table:table-cell office:value-type="float" office:value="82.335359988608886" table:style-name="ce44">
            <text:p>82.3</text:p>
          </table:table-cell>
          <table:table-cell office:value-type="float" office:value="82.581148266965499" table:style-name="ce44">
            <text:p>82.6</text:p>
          </table:table-cell>
          <table:table-cell office:value-type="float" office:value="82.990429381868651" table:style-name="ce44">
            <text:p>83.0</text:p>
          </table:table-cell>
          <table:table-cell office:value-type="float" office:value="84.426039562429025" table:style-name="ce44">
            <text:p>84.4</text:p>
          </table:table-cell>
          <table:table-cell office:value-type="float" office:value="84.299741706537105" table:style-name="ce44">
            <text:p>84.3</text:p>
          </table:table-cell>
          <table:table-cell office:value-type="float" office:value="84.360829427272492" table:style-name="ce44">
            <text:p>84.4</text:p>
          </table:table-cell>
          <table:table-cell office:value-type="float" office:value="85.608260547096165" table:style-name="ce44">
            <text:p>85.6</text:p>
          </table:table-cell>
          <table:table-cell office:value-type="float" office:value="86.43425033444791" table:style-name="ce44">
            <text:p>86.4</text:p>
          </table:table-cell>
          <table:table-cell office:value-type="float" office:value="87.353640047030055" table:style-name="ce44">
            <text:p>87.4</text:p>
          </table:table-cell>
          <table:table-cell office:value-type="float" office:value="87.677983840981739" table:style-name="ce44">
            <text:p>87.7</text:p>
          </table:table-cell>
          <table:table-cell office:value-type="float" office:value="88.072759481645633" table:style-name="ce44">
            <text:p>88.1</text:p>
          </table:table-cell>
          <table:table-cell office:value-type="float" office:value="86.916191846718135" table:style-name="ce44">
            <text:p>86.9</text:p>
          </table:table-cell>
          <table:table-cell office:value-type="float" office:value="87.784820518256851" table:style-name="ce44">
            <text:p>87.8</text:p>
          </table:table-cell>
          <table:table-cell office:value-type="float" office:value="88.198851558783019" table:style-name="ce44">
            <text:p>88.2</text:p>
          </table:table-cell>
          <table:table-cell table:number-columns-repeated="16335" table:style-name="ce6"/>
        </table:table-row>
        <table:table-row table:style-name="ro1">
          <table:table-cell office:value-type="string" table:style-name="ce55">
            <text:p>Total factor productivity</text:p>
          </table:table-cell>
          <table:table-cell office:value-type="float" office:value="100" table:style-name="ce47">
            <text:p>100.0</text:p>
          </table:table-cell>
          <table:table-cell office:value-type="float" office:value="106.2703725808669" table:style-name="ce47">
            <text:p>106.3</text:p>
          </table:table-cell>
          <table:table-cell office:value-type="float" office:value="102.4663712536709" table:style-name="ce47">
            <text:p>102.5</text:p>
          </table:table-cell>
          <table:table-cell office:value-type="float" office:value="98.229812512200823" table:style-name="ce47">
            <text:p>98.2</text:p>
          </table:table-cell>
          <table:table-cell office:value-type="float" office:value="105.16255600519796" table:style-name="ce47">
            <text:p>105.2</text:p>
          </table:table-cell>
          <table:table-cell office:value-type="float" office:value="109.32183238998623" table:style-name="ce47">
            <text:p>109.3</text:p>
          </table:table-cell>
          <table:table-cell office:value-type="float" office:value="109.61085908456272" table:style-name="ce47">
            <text:p>109.6</text:p>
          </table:table-cell>
          <table:table-cell office:value-type="float" office:value="114.70098703395675" table:style-name="ce47">
            <text:p>114.7</text:p>
          </table:table-cell>
          <table:table-cell office:value-type="float" office:value="116.73346256586414" table:style-name="ce47">
            <text:p>116.7</text:p>
          </table:table-cell>
          <table:table-cell office:value-type="float" office:value="119.52274201784169" table:style-name="ce47">
            <text:p>119.5</text:p>
          </table:table-cell>
          <table:table-cell office:value-type="float" office:value="116.6758028893837" table:style-name="ce47">
            <text:p>116.7</text:p>
          </table:table-cell>
          <table:table-cell office:value-type="float" office:value="127.58818584087119" table:style-name="ce47">
            <text:p>127.6</text:p>
          </table:table-cell>
          <table:table-cell office:value-type="float" office:value="122.7927322800959" table:style-name="ce47">
            <text:p>122.8</text:p>
          </table:table-cell>
          <table:table-cell office:value-type="float" office:value="123.2990527746135" table:style-name="ce47">
            <text:p>123.3</text:p>
          </table:table-cell>
          <table:table-cell office:value-type="float" office:value="121.78241836469455" table:style-name="ce47">
            <text:p>121.8</text:p>
          </table:table-cell>
          <table:table-cell office:value-type="float" office:value="121.2760274094032" table:style-name="ce47">
            <text:p>121.3</text:p>
          </table:table-cell>
          <table:table-cell office:value-type="float" office:value="125.08455083370764" table:style-name="ce47">
            <text:p>125.1</text:p>
          </table:table-cell>
          <table:table-cell office:value-type="float" office:value="125.81924450188022" table:style-name="ce47">
            <text:p>125.8</text:p>
          </table:table-cell>
          <table:table-cell office:value-type="float" office:value="129.16723284409045" table:style-name="ce47">
            <text:p>129.2</text:p>
          </table:table-cell>
          <table:table-cell office:value-type="float" office:value="130.66732402942293" table:style-name="ce47">
            <text:p>130.7</text:p>
          </table:table-cell>
          <table:table-cell office:value-type="float" office:value="127.53143089454871" table:style-name="ce47">
            <text:p>127.5</text:p>
          </table:table-cell>
          <table:table-cell office:value-type="float" office:value="128.65708171718228" table:style-name="ce47">
            <text:p>128.7</text:p>
          </table:table-cell>
          <table:table-cell office:value-type="float" office:value="127.22283119118649" table:style-name="ce47">
            <text:p>127.2</text:p>
          </table:table-cell>
          <table:table-cell office:value-type="float" office:value="126.23335620313804" table:style-name="ce47">
            <text:p>126.2</text:p>
          </table:table-cell>
          <table:table-cell office:value-type="float" office:value="128.06202803375672" table:style-name="ce47">
            <text:p>128.1</text:p>
          </table:table-cell>
          <table:table-cell office:value-type="float" office:value="131.21311619244443" table:style-name="ce47">
            <text:p>131.2</text:p>
          </table:table-cell>
          <table:table-cell office:value-type="float" office:value="136.74188734680365" table:style-name="ce47">
            <text:p>136.7</text:p>
          </table:table-cell>
          <table:table-cell office:value-type="float" office:value="139.42248757718264" table:style-name="ce47">
            <text:p>139.4</text:p>
          </table:table-cell>
          <table:table-cell office:value-type="float" office:value="136.75434827314012" table:style-name="ce47">
            <text:p>136.8</text:p>
          </table:table-cell>
          <table:table-cell office:value-type="float" office:value="144.87498217701591" table:style-name="ce47">
            <text:p>144.9</text:p>
          </table:table-cell>
          <table:table-cell office:value-type="float" office:value="145.13878226586274" table:style-name="ce47">
            <text:p>145.1</text:p>
          </table:table-cell>
          <table:table-cell office:value-type="float" office:value="145.63472161512584" table:style-name="ce47">
            <text:p>145.6</text:p>
          </table:table-cell>
          <table:table-cell office:value-type="float" office:value="150.03767511728219" table:style-name="ce47">
            <text:p>150.0</text:p>
          </table:table-cell>
          <table:table-cell office:value-type="float" office:value="148.03432043463843" table:style-name="ce47">
            <text:p>148.0</text:p>
          </table:table-cell>
          <table:table-cell office:value-type="float" office:value="145.80474719017224" table:style-name="ce47">
            <text:p>145.8</text:p>
          </table:table-cell>
          <table:table-cell office:value-type="float" office:value="151.84535118238711" table:style-name="ce47">
            <text:p>151.8</text:p>
          </table:table-cell>
          <table:table-cell office:value-type="float" office:value="147.65785925819318" table:style-name="ce47">
            <text:p>147.7</text:p>
          </table:table-cell>
          <table:table-cell office:value-type="float" office:value="147.06992878985571" table:style-name="ce47">
            <text:p>147.1</text:p>
          </table:table-cell>
          <table:table-cell office:value-type="float" office:value="153.96134812334259" table:style-name="ce47">
            <text:p>154.0</text:p>
          </table:table-cell>
          <table:table-cell office:value-type="float" office:value="145.86107880622927" table:style-name="ce47">
            <text:p>145.9</text:p>
          </table:table-cell>
          <table:table-cell office:value-type="float" office:value="146.35829877568071" table:style-name="ce47">
            <text:p>146.4</text:p>
          </table:table-cell>
          <table:table-cell office:value-type="float" office:value="155.24942434036242" table:style-name="ce47">
            <text:p>155.2</text:p>
          </table:table-cell>
          <table:table-cell office:value-type="float" office:value="156.60755466864137" table:style-name="ce47">
            <text:p>156.6</text:p>
          </table:table-cell>
          <table:table-cell office:value-type="float" office:value="151.80049207283818" table:style-name="ce47">
            <text:p>151.8</text:p>
          </table:table-cell>
          <table:table-cell office:value-type="float" office:value="157.1226612396261" table:style-name="ce47">
            <text:p>157.1</text:p>
          </table:table-cell>
          <table:table-cell office:value-type="float" office:value="155.63044854128501" table:style-name="ce47">
            <text:p>155.6</text:p>
          </table:table-cell>
          <table:table-cell office:value-type="float" office:value="160.04797242292693" table:style-name="ce47">
            <text:p>160.0</text:p>
          </table:table-cell>
          <table:table-cell office:value-type="float" office:value="149.29810451746707" table:style-name="ce47">
            <text:p>149.3</text:p>
          </table:table-cell>
          <table:table-cell table:number-columns-repeated="16335" table:style-name="ce6"/>
        </table:table-row>
        <table:table-row table:number-rows-repeated="2" table:style-name="ro1">
          <table:table-cell table:style-name="ce6"/>
          <table:table-cell table:number-columns-repeated="45" table:style-name="ce56"/>
          <table:table-cell table:number-columns-repeated="16338" table:style-name="ce6"/>
        </table:table-row>
        <table:table-row table:style-name="ro2">
          <table:table-cell office:value-type="string" table:style-name="ce53">
            <text:p>Partial factor productivity indicators</text:p>
          </table:table-cell>
          <table:table-cell table:number-columns-repeated="45" table:style-name="ce56"/>
          <table:table-cell table:number-columns-repeated="16338" table:style-name="ce6"/>
        </table:table-row>
        <table:table-row table:style-name="ro2">
          <table:table-cell table:style-name="ce20"/>
          <table:table-cell office:value-type="float" office:value="1973" table:style-name="ce54">
            <text:p>1973</text:p>
          </table:table-cell>
          <table:table-cell office:value-type="float" office:value="1974" table:style-name="ce54">
            <text:p>1974</text:p>
          </table:table-cell>
          <table:table-cell office:value-type="float" office:value="1975" table:style-name="ce54">
            <text:p>1975</text:p>
          </table:table-cell>
          <table:table-cell office:value-type="float" office:value="1976" table:style-name="ce54">
            <text:p>1976</text:p>
          </table:table-cell>
          <table:table-cell office:value-type="float" office:value="1977" table:style-name="ce54">
            <text:p>1977</text:p>
          </table:table-cell>
          <table:table-cell office:value-type="float" office:value="1978" table:style-name="ce54">
            <text:p>1978</text:p>
          </table:table-cell>
          <table:table-cell office:value-type="float" office:value="1979" table:style-name="ce54">
            <text:p>1979</text:p>
          </table:table-cell>
          <table:table-cell office:value-type="float" office:value="1980" table:style-name="ce54">
            <text:p>1980</text:p>
          </table:table-cell>
          <table:table-cell office:value-type="float" office:value="1981" table:style-name="ce54">
            <text:p>1981</text:p>
          </table:table-cell>
          <table:table-cell office:value-type="float" office:value="1982" table:style-name="ce54">
            <text:p>1982</text:p>
          </table:table-cell>
          <table:table-cell office:value-type="float" office:value="1983" table:style-name="ce54">
            <text:p>1983</text:p>
          </table:table-cell>
          <table:table-cell office:value-type="float" office:value="1984" table:style-name="ce54">
            <text:p>1984</text:p>
          </table:table-cell>
          <table:table-cell office:value-type="float" office:value="1985" table:style-name="ce54">
            <text:p>1985</text:p>
          </table:table-cell>
          <table:table-cell office:value-type="float" office:value="1986" table:style-name="ce54">
            <text:p>1986</text:p>
          </table:table-cell>
          <table:table-cell office:value-type="float" office:value="1987" table:style-name="ce54">
            <text:p>1987</text:p>
          </table:table-cell>
          <table:table-cell office:value-type="float" office:value="1988" table:style-name="ce54">
            <text:p>1988</text:p>
          </table:table-cell>
          <table:table-cell office:value-type="float" office:value="1989" table:style-name="ce54">
            <text:p>1989</text:p>
          </table:table-cell>
          <table:table-cell office:value-type="float" office:value="1990" table:style-name="ce54">
            <text:p>1990</text:p>
          </table:table-cell>
          <table:table-cell office:value-type="float" office:value="1991" table:style-name="ce54">
            <text:p>1991</text:p>
          </table:table-cell>
          <table:table-cell office:value-type="float" office:value="1992" table:style-name="ce54">
            <text:p>1992</text:p>
          </table:table-cell>
          <table:table-cell office:value-type="float" office:value="1993" table:style-name="ce54">
            <text:p>1993</text:p>
          </table:table-cell>
          <table:table-cell office:value-type="float" office:value="1994" table:style-name="ce54">
            <text:p>1994</text:p>
          </table:table-cell>
          <table:table-cell office:value-type="float" office:value="1995" table:style-name="ce54">
            <text:p>1995</text:p>
          </table:table-cell>
          <table:table-cell office:value-type="float" office:value="1996" table:style-name="ce54">
            <text:p>1996</text:p>
          </table:table-cell>
          <table:table-cell office:value-type="float" office:value="1997" table:style-name="ce54">
            <text:p>1997</text:p>
          </table:table-cell>
          <table:table-cell office:value-type="float" office:value="1998" table:style-name="ce54">
            <text:p>1998</text:p>
          </table:table-cell>
          <table:table-cell office:value-type="float" office:value="1999" table:style-name="ce54">
            <text:p>1999</text:p>
          </table:table-cell>
          <table:table-cell office:value-type="float" office:value="2000" table:style-name="ce54">
            <text:p>2000</text:p>
          </table:table-cell>
          <table:table-cell office:value-type="float" office:value="2001" table:style-name="ce54">
            <text:p>2001</text:p>
          </table:table-cell>
          <table:table-cell office:value-type="float" office:value="2002" table:style-name="ce54">
            <text:p>2002</text:p>
          </table:table-cell>
          <table:table-cell office:value-type="float" office:value="2003" table:style-name="ce54">
            <text:p>2003</text:p>
          </table:table-cell>
          <table:table-cell office:value-type="float" office:value="2004" table:style-name="ce54">
            <text:p>2004</text:p>
          </table:table-cell>
          <table:table-cell office:value-type="float" office:value="2005" table:style-name="ce54">
            <text:p>2005</text:p>
          </table:table-cell>
          <table:table-cell office:value-type="float" office:value="2006" table:style-name="ce54">
            <text:p>2006</text:p>
          </table:table-cell>
          <table:table-cell office:value-type="float" office:value="2007" table:style-name="ce54">
            <text:p>2007</text:p>
          </table:table-cell>
          <table:table-cell office:value-type="float" office:value="2008" table:style-name="ce54">
            <text:p>2008</text:p>
          </table:table-cell>
          <table:table-cell office:value-type="float" office:value="2009" table:style-name="ce54">
            <text:p>2009</text:p>
          </table:table-cell>
          <table:table-cell office:value-type="float" office:value="2010" table:style-name="ce54">
            <text:p>2010</text:p>
          </table:table-cell>
          <table:table-cell office:value-type="float" office:value="2011" table:style-name="ce54">
            <text:p>2011</text:p>
          </table:table-cell>
          <table:table-cell office:value-type="float" office:value="2012" table:style-name="ce54">
            <text:p>2012</text:p>
          </table:table-cell>
          <table:table-cell office:value-type="float" office:value="2013" table:style-name="ce54">
            <text:p>2013</text:p>
          </table:table-cell>
          <table:table-cell office:value-type="float" office:value="2014" table:style-name="ce54">
            <text:p>2014</text:p>
          </table:table-cell>
          <table:table-cell office:value-type="float" office:value="2015" table:style-name="ce54">
            <text:p>2015</text:p>
          </table:table-cell>
          <table:table-cell office:value-type="float" office:value="2016" table:style-name="ce54">
            <text:p>2016</text:p>
          </table:table-cell>
          <table:table-cell office:value-type="float" office:value="2017" table:style-name="ce54">
            <text:p>2017</text:p>
          </table:table-cell>
          <table:table-cell office:value-type="float" office:value="2018" table:style-name="ce54">
            <text:p>2018</text:p>
          </table:table-cell>
          <table:table-cell office:value-type="float" office:value="2019" table:style-name="ce54">
            <text:p>2019</text:p>
          </table:table-cell>
          <table:table-cell office:value-type="float" office:value="2020" table:style-name="ce54">
            <text:p>2020</text:p>
          </table:table-cell>
          <table:table-cell table:number-columns-repeated="16335" table:style-name="ce6"/>
        </table:table-row>
        <table:table-row table:style-name="ro1">
          <table:table-cell office:value-type="string" table:style-name="ce6">
            <text:p>Productivity by<text:s/></text:p>
            <text:p>intermediate consumption</text:p>
          </table:table-cell>
          <table:table-cell office:value-type="float" office:value="100" table:style-name="ce56">
            <text:p>100.00</text:p>
          </table:table-cell>
          <table:table-cell office:value-type="float" office:value="107.87752335304663" table:style-name="ce56">
            <text:p>107.88</text:p>
          </table:table-cell>
          <table:table-cell office:value-type="float" office:value="103.64562044283157" table:style-name="ce56">
            <text:p>103.65</text:p>
          </table:table-cell>
          <table:table-cell office:value-type="float" office:value="97.716844280869751" table:style-name="ce56">
            <text:p>97.72</text:p>
          </table:table-cell>
          <table:table-cell office:value-type="float" office:value="104.27067856339347" table:style-name="ce56">
            <text:p>104.27</text:p>
          </table:table-cell>
          <table:table-cell office:value-type="float" office:value="107.74541268540796" table:style-name="ce56">
            <text:p>107.75</text:p>
          </table:table-cell>
          <table:table-cell office:value-type="float" office:value="105.91303863737916" table:style-name="ce56">
            <text:p>105.91</text:p>
          </table:table-cell>
          <table:table-cell office:value-type="float" office:value="111.07555131681679" table:style-name="ce56">
            <text:p>111.08</text:p>
          </table:table-cell>
          <table:table-cell office:value-type="float" office:value="113.44367490692623" table:style-name="ce56">
            <text:p>113.44</text:p>
          </table:table-cell>
          <table:table-cell office:value-type="float" office:value="112.56136395372943" table:style-name="ce56">
            <text:p>112.56</text:p>
          </table:table-cell>
          <table:table-cell office:value-type="float" office:value="108.62406014722292" table:style-name="ce56">
            <text:p>108.62</text:p>
          </table:table-cell>
          <table:table-cell office:value-type="float" office:value="119.46734919692624" table:style-name="ce56">
            <text:p>119.47</text:p>
          </table:table-cell>
          <table:table-cell office:value-type="float" office:value="114.057850844226" table:style-name="ce56">
            <text:p>114.06</text:p>
          </table:table-cell>
          <table:table-cell office:value-type="float" office:value="113.21691198148183" table:style-name="ce56">
            <text:p>113.22</text:p>
          </table:table-cell>
          <table:table-cell office:value-type="float" office:value="111.02312813228536" table:style-name="ce56">
            <text:p>111.02</text:p>
          </table:table-cell>
          <table:table-cell office:value-type="float" office:value="108.79449353452063" table:style-name="ce56">
            <text:p>108.79</text:p>
          </table:table-cell>
          <table:table-cell office:value-type="float" office:value="112.33261819127365" table:style-name="ce56">
            <text:p>112.33</text:p>
          </table:table-cell>
          <table:table-cell office:value-type="float" office:value="112.51666271772893" table:style-name="ce56">
            <text:p>112.52</text:p>
          </table:table-cell>
          <table:table-cell office:value-type="float" office:value="114.85677192968834" table:style-name="ce56">
            <text:p>114.86</text:p>
          </table:table-cell>
          <table:table-cell office:value-type="float" office:value="115.77653624890969" table:style-name="ce56">
            <text:p>115.78</text:p>
          </table:table-cell>
          <table:table-cell office:value-type="float" office:value="111.90670817564656" table:style-name="ce56">
            <text:p>111.91</text:p>
          </table:table-cell>
          <table:table-cell office:value-type="float" office:value="110.88836472055203" table:style-name="ce56">
            <text:p>110.89</text:p>
          </table:table-cell>
          <table:table-cell office:value-type="float" office:value="107.25863357035917" table:style-name="ce56">
            <text:p>107.26</text:p>
          </table:table-cell>
          <table:table-cell office:value-type="float" office:value="105.86136613306003" table:style-name="ce56">
            <text:p>105.86</text:p>
          </table:table-cell>
          <table:table-cell office:value-type="float" office:value="107.49025231230596" table:style-name="ce56">
            <text:p>107.49</text:p>
          </table:table-cell>
          <table:table-cell office:value-type="float" office:value="111.03186952438568" table:style-name="ce56">
            <text:p>111.03</text:p>
          </table:table-cell>
          <table:table-cell office:value-type="float" office:value="115.70983121705507" table:style-name="ce56">
            <text:p>115.71</text:p>
          </table:table-cell>
          <table:table-cell office:value-type="float" office:value="120.47941707512588" table:style-name="ce56">
            <text:p>120.48</text:p>
          </table:table-cell>
          <table:table-cell office:value-type="float" office:value="117.79179375706781" table:style-name="ce56">
            <text:p>117.79</text:p>
          </table:table-cell>
          <table:table-cell office:value-type="float" office:value="124.89427205730294" table:style-name="ce56">
            <text:p>124.89</text:p>
          </table:table-cell>
          <table:table-cell office:value-type="float" office:value="123.68358574671841" table:style-name="ce56">
            <text:p>123.68</text:p>
          </table:table-cell>
          <table:table-cell office:value-type="float" office:value="121.90460988779451" table:style-name="ce56">
            <text:p>121.90</text:p>
          </table:table-cell>
          <table:table-cell office:value-type="float" office:value="126.78004056411991" table:style-name="ce56">
            <text:p>126.78</text:p>
          </table:table-cell>
          <table:table-cell office:value-type="float" office:value="126.30974020539558" table:style-name="ce56">
            <text:p>126.31</text:p>
          </table:table-cell>
          <table:table-cell office:value-type="float" office:value="122.64554639924823" table:style-name="ce56">
            <text:p>122.65</text:p>
          </table:table-cell>
          <table:table-cell office:value-type="float" office:value="127.17841348827892" table:style-name="ce56">
            <text:p>127.18</text:p>
          </table:table-cell>
          <table:table-cell office:value-type="float" office:value="122.39248699722719" table:style-name="ce56">
            <text:p>122.39</text:p>
          </table:table-cell>
          <table:table-cell office:value-type="float" office:value="119.45977936174152" table:style-name="ce56">
            <text:p>119.46</text:p>
          </table:table-cell>
          <table:table-cell office:value-type="float" office:value="126.7337251320501" table:style-name="ce56">
            <text:p>126.73</text:p>
          </table:table-cell>
          <table:table-cell office:value-type="float" office:value="120.42847252096452" table:style-name="ce56">
            <text:p>120.43</text:p>
          </table:table-cell>
          <table:table-cell office:value-type="float" office:value="119.36325644533935" table:style-name="ce56">
            <text:p>119.36</text:p>
          </table:table-cell>
          <table:table-cell office:value-type="float" office:value="125.98221553586733" table:style-name="ce56">
            <text:p>125.98</text:p>
          </table:table-cell>
          <table:table-cell office:value-type="float" office:value="126.31824177414759" table:style-name="ce56">
            <text:p>126.32</text:p>
          </table:table-cell>
          <table:table-cell office:value-type="float" office:value="121.85049307578892" table:style-name="ce56">
            <text:p>121.85</text:p>
          </table:table-cell>
          <table:table-cell office:value-type="float" office:value="126.783222468056" table:style-name="ce56">
            <text:p>126.78</text:p>
          </table:table-cell>
          <table:table-cell office:value-type="float" office:value="127.814549256278" table:style-name="ce56">
            <text:p>127.81</text:p>
          </table:table-cell>
          <table:table-cell office:value-type="float" office:value="130.84107557417101" table:style-name="ce56">
            <text:p>130.84</text:p>
          </table:table-cell>
          <table:table-cell office:value-type="float" office:value="121.27753391486297" table:style-name="ce56">
            <text:p>121.28</text:p>
          </table:table-cell>
          <table:table-cell table:number-columns-repeated="16335" table:style-name="ce6"/>
        </table:table-row>
        <table:table-row table:style-name="ro1">
          <table:table-cell office:value-type="string" table:style-name="ce6">
            <text:p>Productivity by capital consumption</text:p>
          </table:table-cell>
          <table:table-cell office:value-type="float" office:value="100" table:style-name="ce56">
            <text:p>100.00</text:p>
          </table:table-cell>
          <table:table-cell office:value-type="float" office:value="100.4362721279301" table:style-name="ce56">
            <text:p>100.44</text:p>
          </table:table-cell>
          <table:table-cell office:value-type="float" office:value="95.213292244918151" table:style-name="ce56">
            <text:p>95.21</text:p>
          </table:table-cell>
          <table:table-cell office:value-type="float" office:value="91.518622524876719" table:style-name="ce56">
            <text:p>91.52</text:p>
          </table:table-cell>
          <table:table-cell office:value-type="float" office:value="96.232505806421258" table:style-name="ce56">
            <text:p>96.23</text:p>
          </table:table-cell>
          <table:table-cell office:value-type="float" office:value="99.003838384259694" table:style-name="ce56">
            <text:p>99.00</text:p>
          </table:table-cell>
          <table:table-cell office:value-type="float" office:value="99.954276484742778" table:style-name="ce56">
            <text:p>99.95</text:p>
          </table:table-cell>
          <table:table-cell office:value-type="float" office:value="102.0846545584521" table:style-name="ce56">
            <text:p>102.08</text:p>
          </table:table-cell>
          <table:table-cell office:value-type="float" office:value="101.68351567476121" table:style-name="ce56">
            <text:p>101.68</text:p>
          </table:table-cell>
          <table:table-cell office:value-type="float" office:value="107.27628386206179" table:style-name="ce56">
            <text:p>107.28</text:p>
          </table:table-cell>
          <table:table-cell office:value-type="float" office:value="104.58007319705398" table:style-name="ce56">
            <text:p>104.58</text:p>
          </table:table-cell>
          <table:table-cell office:value-type="float" office:value="110.94185686134117" table:style-name="ce56">
            <text:p>110.94</text:p>
          </table:table-cell>
          <table:table-cell office:value-type="float" office:value="105.65511996832558" table:style-name="ce56">
            <text:p>105.66</text:p>
          </table:table-cell>
          <table:table-cell office:value-type="float" office:value="105.94021870625343" table:style-name="ce56">
            <text:p>105.94</text:p>
          </table:table-cell>
          <table:table-cell office:value-type="float" office:value="104.18719422313391" table:style-name="ce56">
            <text:p>104.19</text:p>
          </table:table-cell>
          <table:table-cell office:value-type="float" office:value="104.26510883807363" table:style-name="ce56">
            <text:p>104.27</text:p>
          </table:table-cell>
          <table:table-cell office:value-type="float" office:value="105.72318796641594" table:style-name="ce56">
            <text:p>105.72</text:p>
          </table:table-cell>
          <table:table-cell office:value-type="float" office:value="105.56051382285949" table:style-name="ce56">
            <text:p>105.56</text:p>
          </table:table-cell>
          <table:table-cell office:value-type="float" office:value="108.17044724997851" table:style-name="ce56">
            <text:p>108.17</text:p>
          </table:table-cell>
          <table:table-cell office:value-type="float" office:value="109.23277660993284" table:style-name="ce56">
            <text:p>109.23</text:p>
          </table:table-cell>
          <table:table-cell office:value-type="float" office:value="106.80002800832173" table:style-name="ce56">
            <text:p>106.80</text:p>
          </table:table-cell>
          <table:table-cell office:value-type="float" office:value="108.04627752429521" table:style-name="ce56">
            <text:p>108.05</text:p>
          </table:table-cell>
          <table:table-cell office:value-type="float" office:value="107.31787135564078" table:style-name="ce56">
            <text:p>107.32</text:p>
          </table:table-cell>
          <table:table-cell office:value-type="float" office:value="105.11776412996613" table:style-name="ce56">
            <text:p>105.12</text:p>
          </table:table-cell>
          <table:table-cell office:value-type="float" office:value="105.21411986158256" table:style-name="ce56">
            <text:p>105.21</text:p>
          </table:table-cell>
          <table:table-cell office:value-type="float" office:value="105.99468935411669" table:style-name="ce56">
            <text:p>105.99</text:p>
          </table:table-cell>
          <table:table-cell office:value-type="float" office:value="108.84526796710094" table:style-name="ce56">
            <text:p>108.85</text:p>
          </table:table-cell>
          <table:table-cell office:value-type="float" office:value="107.14690570381624" table:style-name="ce56">
            <text:p>107.15</text:p>
          </table:table-cell>
          <table:table-cell office:value-type="float" office:value="105.07802773200872" table:style-name="ce56">
            <text:p>105.08</text:p>
          </table:table-cell>
          <table:table-cell office:value-type="float" office:value="110.62867230837696" table:style-name="ce56">
            <text:p>110.63</text:p>
          </table:table-cell>
          <table:table-cell office:value-type="float" office:value="111.2664422827057" table:style-name="ce56">
            <text:p>111.27</text:p>
          </table:table-cell>
          <table:table-cell office:value-type="float" office:value="113.17186295955779" table:style-name="ce56">
            <text:p>113.17</text:p>
          </table:table-cell>
          <table:table-cell office:value-type="float" office:value="115.61641241661043" table:style-name="ce56">
            <text:p>115.62</text:p>
          </table:table-cell>
          <table:table-cell office:value-type="float" office:value="113.26119785050149" table:style-name="ce56">
            <text:p>113.26</text:p>
          </table:table-cell>
          <table:table-cell office:value-type="float" office:value="112.67485858982285" table:style-name="ce56">
            <text:p>112.67</text:p>
          </table:table-cell>
          <table:table-cell office:value-type="float" office:value="116.85005906850459" table:style-name="ce56">
            <text:p>116.85</text:p>
          </table:table-cell>
          <table:table-cell office:value-type="float" office:value="113.0478979842056" table:style-name="ce56">
            <text:p>113.05</text:p>
          </table:table-cell>
          <table:table-cell office:value-type="float" office:value="115.23215644273368" table:style-name="ce56">
            <text:p>115.23</text:p>
          </table:table-cell>
          <table:table-cell office:value-type="float" office:value="117.83083231808429" table:style-name="ce56">
            <text:p>117.83</text:p>
          </table:table-cell>
          <table:table-cell office:value-type="float" office:value="109.82683303919632" table:style-name="ce56">
            <text:p>109.83</text:p>
          </table:table-cell>
          <table:table-cell office:value-type="float" office:value="109.84750007678731" table:style-name="ce56">
            <text:p>109.85</text:p>
          </table:table-cell>
          <table:table-cell office:value-type="float" office:value="116.0749998105064" table:style-name="ce56">
            <text:p>116.07</text:p>
          </table:table-cell>
          <table:table-cell office:value-type="float" office:value="116.64939508039805" table:style-name="ce56">
            <text:p>116.65</text:p>
          </table:table-cell>
          <table:table-cell office:value-type="float" office:value="112.76023984734698" table:style-name="ce56">
            <text:p>112.76</text:p>
          </table:table-cell>
          <table:table-cell office:value-type="float" office:value="115.30896795809586" table:style-name="ce56">
            <text:p>115.31</text:p>
          </table:table-cell>
          <table:table-cell office:value-type="float" office:value="111.35227919982628" table:style-name="ce56">
            <text:p>111.35</text:p>
          </table:table-cell>
          <table:table-cell office:value-type="float" office:value="114.47681014129986" table:style-name="ce56">
            <text:p>114.48</text:p>
          </table:table-cell>
          <table:table-cell office:value-type="float" office:value="107.18234913753911" table:style-name="ce56">
            <text:p>107.18</text:p>
          </table:table-cell>
          <table:table-cell table:number-columns-repeated="16335" table:style-name="ce6"/>
        </table:table-row>
        <table:table-row table:style-name="ro1">
          <table:table-cell office:value-type="string" table:style-name="ce6">
            <text:p>Productivity by labour</text:p>
          </table:table-cell>
          <table:table-cell office:value-type="float" office:value="100" table:style-name="ce56">
            <text:p>100.00</text:p>
          </table:table-cell>
          <table:table-cell office:value-type="float" office:value="104.91589181801572" table:style-name="ce56">
            <text:p>104.92</text:p>
          </table:table-cell>
          <table:table-cell office:value-type="float" office:value="102.63028206202232" table:style-name="ce56">
            <text:p>102.63</text:p>
          </table:table-cell>
          <table:table-cell office:value-type="float" office:value="101.92077500831142" table:style-name="ce56">
            <text:p>101.92</text:p>
          </table:table-cell>
          <table:table-cell office:value-type="float" office:value="110.68694838672994" table:style-name="ce56">
            <text:p>110.69</text:p>
          </table:table-cell>
          <table:table-cell office:value-type="float" office:value="117.04560135619187" table:style-name="ce56">
            <text:p>117.05</text:p>
          </table:table-cell>
          <table:table-cell office:value-type="float" office:value="121.91597886283934" table:style-name="ce56">
            <text:p>121.92</text:p>
          </table:table-cell>
          <table:table-cell office:value-type="float" office:value="128.37398341444685" table:style-name="ce56">
            <text:p>128.37</text:p>
          </table:table-cell>
          <table:table-cell office:value-type="float" office:value="130.98872484198068" table:style-name="ce56">
            <text:p>130.99</text:p>
          </table:table-cell>
          <table:table-cell office:value-type="float" office:value="141.08008177049655" table:style-name="ce56">
            <text:p>141.08</text:p>
          </table:table-cell>
          <table:table-cell office:value-type="float" office:value="141.04940342017238" table:style-name="ce56">
            <text:p>141.05</text:p>
          </table:table-cell>
          <table:table-cell office:value-type="float" office:value="154.33105872145137" table:style-name="ce56">
            <text:p>154.33</text:p>
          </table:table-cell>
          <table:table-cell office:value-type="float" office:value="151.34937868145695" table:style-name="ce56">
            <text:p>151.35</text:p>
          </table:table-cell>
          <table:table-cell office:value-type="float" office:value="155.3159848266522" table:style-name="ce56">
            <text:p>155.32</text:p>
          </table:table-cell>
          <table:table-cell office:value-type="float" office:value="156.1248288234132" table:style-name="ce56">
            <text:p>156.12</text:p>
          </table:table-cell>
          <table:table-cell office:value-type="float" office:value="159.75187774795066" table:style-name="ce56">
            <text:p>159.75</text:p>
          </table:table-cell>
          <table:table-cell office:value-type="float" office:value="165.74072105450466" table:style-name="ce56">
            <text:p>165.74</text:p>
          </table:table-cell>
          <table:table-cell office:value-type="float" office:value="168.6627763447957" table:style-name="ce56">
            <text:p>168.66</text:p>
          </table:table-cell>
          <table:table-cell office:value-type="float" office:value="175.10009522943167" table:style-name="ce56">
            <text:p>175.10</text:p>
          </table:table-cell>
          <table:table-cell office:value-type="float" office:value="178.52764608340459" table:style-name="ce56">
            <text:p>178.53</text:p>
          </table:table-cell>
          <table:table-cell office:value-type="float" office:value="177.06971707235533" table:style-name="ce56">
            <text:p>177.07</text:p>
          </table:table-cell>
          <table:table-cell office:value-type="float" office:value="183.74279763357265" table:style-name="ce56">
            <text:p>183.74</text:p>
          </table:table-cell>
          <table:table-cell office:value-type="float" office:value="188.08694367176557" table:style-name="ce56">
            <text:p>188.09</text:p>
          </table:table-cell>
          <table:table-cell office:value-type="float" office:value="189.42884176179194" table:style-name="ce56">
            <text:p>189.43</text:p>
          </table:table-cell>
          <table:table-cell office:value-type="float" office:value="193.07375264682619" table:style-name="ce56">
            <text:p>193.07</text:p>
          </table:table-cell>
          <table:table-cell office:value-type="float" office:value="197.42552685350589" table:style-name="ce56">
            <text:p>197.43</text:p>
          </table:table-cell>
          <table:table-cell office:value-type="float" office:value="207.95997536193687" table:style-name="ce56">
            <text:p>207.96</text:p>
          </table:table-cell>
          <table:table-cell office:value-type="float" office:value="209.75784028693968" table:style-name="ce56">
            <text:p>209.76</text:p>
          </table:table-cell>
          <table:table-cell office:value-type="float" office:value="208.22270676670342" table:style-name="ce56">
            <text:p>208.22</text:p>
          </table:table-cell>
          <table:table-cell office:value-type="float" office:value="221.94576620051785" table:style-name="ce56">
            <text:p>221.95</text:p>
          </table:table-cell>
          <table:table-cell office:value-type="float" office:value="226.33276609899607" table:style-name="ce56">
            <text:p>226.33</text:p>
          </table:table-cell>
          <table:table-cell office:value-type="float" office:value="231.75810799153908" table:style-name="ce56">
            <text:p>231.76</text:p>
          </table:table-cell>
          <table:table-cell office:value-type="float" office:value="237.23823137243704" table:style-name="ce56">
            <text:p>237.24</text:p>
          </table:table-cell>
          <table:table-cell office:value-type="float" office:value="233.3457140547174" table:style-name="ce56">
            <text:p>233.35</text:p>
          </table:table-cell>
          <table:table-cell office:value-type="float" office:value="233.05209877898778" table:style-name="ce56">
            <text:p>233.05</text:p>
          </table:table-cell>
          <table:table-cell office:value-type="float" office:value="244.522231526171" table:style-name="ce56">
            <text:p>244.52</text:p>
          </table:table-cell>
          <table:table-cell office:value-type="float" office:value="242.52102257855003" table:style-name="ce56">
            <text:p>242.52</text:p>
          </table:table-cell>
          <table:table-cell office:value-type="float" office:value="246.86447287677663" table:style-name="ce56">
            <text:p>246.86</text:p>
          </table:table-cell>
          <table:table-cell office:value-type="float" office:value="254.06446223974712" table:style-name="ce56">
            <text:p>254.06</text:p>
          </table:table-cell>
          <table:table-cell office:value-type="float" office:value="240.78526166837739" table:style-name="ce56">
            <text:p>240.79</text:p>
          </table:table-cell>
          <table:table-cell office:value-type="float" office:value="247.12331303968131" table:style-name="ce56">
            <text:p>247.12</text:p>
          </table:table-cell>
          <table:table-cell office:value-type="float" office:value="264.28344157779946" table:style-name="ce56">
            <text:p>264.28</text:p>
          </table:table-cell>
          <table:table-cell office:value-type="float" office:value="268.73041849849534" table:style-name="ce56">
            <text:p>268.73</text:p>
          </table:table-cell>
          <table:table-cell office:value-type="float" office:value="263.67487091096166" table:style-name="ce56">
            <text:p>263.67</text:p>
          </table:table-cell>
          <table:table-cell office:value-type="float" office:value="271.82019290124697" table:style-name="ce56">
            <text:p>271.82</text:p>
          </table:table-cell>
          <table:table-cell office:value-type="float" office:value="263.8187937416443" table:style-name="ce56">
            <text:p>263.82</text:p>
          </table:table-cell>
          <table:table-cell office:value-type="float" office:value="273.61096065822983" table:style-name="ce56">
            <text:p>273.61</text:p>
          </table:table-cell>
          <table:table-cell office:value-type="float" office:value="256.54298428585201" table:style-name="ce56">
            <text:p>256.54</text:p>
          </table:table-cell>
          <table:table-cell table:number-columns-repeated="16335" table:style-name="ce6"/>
        </table:table-row>
        <table:table-row table:style-name="ro1">
          <table:table-cell office:value-type="string" table:style-name="ce55">
            <text:p>Productivity by land</text:p>
          </table:table-cell>
          <table:table-cell office:value-type="float" office:value="100" table:style-name="ce57">
            <text:p>100.00</text:p>
          </table:table-cell>
          <table:table-cell office:value-type="float" office:value="100.7404380503195" table:style-name="ce57">
            <text:p>100.74</text:p>
          </table:table-cell>
          <table:table-cell office:value-type="float" office:value="97.074193685121543" table:style-name="ce57">
            <text:p>97.07</text:p>
          </table:table-cell>
          <table:table-cell office:value-type="float" office:value="94.570771193992215" table:style-name="ce57">
            <text:p>94.57</text:p>
          </table:table-cell>
          <table:table-cell office:value-type="float" office:value="101.35126615636143" table:style-name="ce57">
            <text:p>101.35</text:p>
          </table:table-cell>
          <table:table-cell office:value-type="float" office:value="105.92403967562127" table:style-name="ce57">
            <text:p>105.92</text:p>
          </table:table-cell>
          <table:table-cell office:value-type="float" office:value="108.46796815236237" table:style-name="ce57">
            <text:p>108.47</text:p>
          </table:table-cell>
          <table:table-cell office:value-type="float" office:value="111.8746321755993" table:style-name="ce57">
            <text:p>111.87</text:p>
          </table:table-cell>
          <table:table-cell office:value-type="float" office:value="112.09187262925755" table:style-name="ce57">
            <text:p>112.09</text:p>
          </table:table-cell>
          <table:table-cell office:value-type="float" office:value="119.37269030272415" table:style-name="ce57">
            <text:p>119.37</text:p>
          </table:table-cell>
          <table:table-cell office:value-type="float" office:value="117.93460942110379" table:style-name="ce57">
            <text:p>117.93</text:p>
          </table:table-cell>
          <table:table-cell office:value-type="float" office:value="127.49300522453547" table:style-name="ce57">
            <text:p>127.49</text:p>
          </table:table-cell>
          <table:table-cell office:value-type="float" office:value="123.70833997929734" table:style-name="ce57">
            <text:p>123.71</text:p>
          </table:table-cell>
          <table:table-cell office:value-type="float" office:value="125.11115763879997" table:style-name="ce57">
            <text:p>125.11</text:p>
          </table:table-cell>
          <table:table-cell office:value-type="float" office:value="121.53044790910725" table:style-name="ce57">
            <text:p>121.53</text:p>
          </table:table-cell>
          <table:table-cell office:value-type="float" office:value="121.74768989279434" table:style-name="ce57">
            <text:p>121.75</text:p>
          </table:table-cell>
          <table:table-cell office:value-type="float" office:value="124.3883770389829" table:style-name="ce57">
            <text:p>124.39</text:p>
          </table:table-cell>
          <table:table-cell office:value-type="float" office:value="124.02035162584465" table:style-name="ce57">
            <text:p>124.02</text:p>
          </table:table-cell>
          <table:table-cell office:value-type="float" office:value="126.74349085433833" table:style-name="ce57">
            <text:p>126.74</text:p>
          </table:table-cell>
          <table:table-cell office:value-type="float" office:value="127.18293702248459" table:style-name="ce57">
            <text:p>127.18</text:p>
          </table:table-cell>
          <table:table-cell office:value-type="float" office:value="124.17402089826174" table:style-name="ce57">
            <text:p>124.17</text:p>
          </table:table-cell>
          <table:table-cell office:value-type="float" office:value="126.88284776949399" table:style-name="ce57">
            <text:p>126.88</text:p>
          </table:table-cell>
          <table:table-cell office:value-type="float" office:value="127.94344253908463" table:style-name="ce57">
            <text:p>127.94</text:p>
          </table:table-cell>
          <table:table-cell office:value-type="float" office:value="126.83587341931958" table:style-name="ce57">
            <text:p>126.84</text:p>
          </table:table-cell>
          <table:table-cell office:value-type="float" office:value="127.99622549555691" table:style-name="ce57">
            <text:p>128.00</text:p>
          </table:table-cell>
          <table:table-cell office:value-type="float" office:value="128.2113467961091" table:style-name="ce57">
            <text:p>128.21</text:p>
          </table:table-cell>
          <table:table-cell office:value-type="float" office:value="130.3283088076688" table:style-name="ce57">
            <text:p>130.33</text:p>
          </table:table-cell>
          <table:table-cell office:value-type="float" office:value="127.92061112675653" table:style-name="ce57">
            <text:p>127.92</text:p>
          </table:table-cell>
          <table:table-cell office:value-type="float" office:value="121.62690993669747" table:style-name="ce57">
            <text:p>121.63</text:p>
          </table:table-cell>
          <table:table-cell office:value-type="float" office:value="126.38634915963279" table:style-name="ce57">
            <text:p>126.39</text:p>
          </table:table-cell>
          <table:table-cell office:value-type="float" office:value="125.54094578979867" table:style-name="ce57">
            <text:p>125.54</text:p>
          </table:table-cell>
          <table:table-cell office:value-type="float" office:value="126.80098734996521" table:style-name="ce57">
            <text:p>126.80</text:p>
          </table:table-cell>
          <table:table-cell office:value-type="float" office:value="128.28774359106845" table:style-name="ce57">
            <text:p>128.29</text:p>
          </table:table-cell>
          <table:table-cell office:value-type="float" office:value="122.40382771553962" table:style-name="ce57">
            <text:p>122.40</text:p>
          </table:table-cell>
          <table:table-cell office:value-type="float" office:value="122.48599955736192" table:style-name="ce57">
            <text:p>122.49</text:p>
          </table:table-cell>
          <table:table-cell office:value-type="float" office:value="128.18477025757502" table:style-name="ce57">
            <text:p>128.18</text:p>
          </table:table-cell>
          <table:table-cell office:value-type="float" office:value="125.2257066828483" table:style-name="ce57">
            <text:p>125.23</text:p>
          </table:table-cell>
          <table:table-cell office:value-type="float" office:value="127.55125923579982" table:style-name="ce57">
            <text:p>127.55</text:p>
          </table:table-cell>
          <table:table-cell office:value-type="float" office:value="133.80871049278724" table:style-name="ce57">
            <text:p>133.81</text:p>
          </table:table-cell>
          <table:table-cell office:value-type="float" office:value="126.73306070668737" table:style-name="ce57">
            <text:p>126.73</text:p>
          </table:table-cell>
          <table:table-cell office:value-type="float" office:value="128.5252156439409" table:style-name="ce57">
            <text:p>128.53</text:p>
          </table:table-cell>
          <table:table-cell office:value-type="float" office:value="137.79856246422807" table:style-name="ce57">
            <text:p>137.80</text:p>
          </table:table-cell>
          <table:table-cell office:value-type="float" office:value="141.24519646062905" table:style-name="ce57">
            <text:p>141.25</text:p>
          </table:table-cell>
          <table:table-cell office:value-type="float" office:value="135.73132582292581" table:style-name="ce57">
            <text:p>135.73</text:p>
          </table:table-cell>
          <table:table-cell office:value-type="float" office:value="140.1861300167603" table:style-name="ce57">
            <text:p>140.19</text:p>
          </table:table-cell>
          <table:table-cell office:value-type="float" office:value="137.94018614620416" table:style-name="ce57">
            <text:p>137.94</text:p>
          </table:table-cell>
          <table:table-cell office:value-type="float" office:value="141.88053201410801" table:style-name="ce57">
            <text:p>141.88</text:p>
          </table:table-cell>
          <table:table-cell office:value-type="float" office:value="134.9962018923587" table:style-name="ce57">
            <text:p>135.00</text:p>
          </table:table-cell>
          <table:table-cell table:number-columns-repeated="16335" table:style-name="ce6"/>
        </table:table-row>
        <table:table-row table:style-name="ro1">
          <table:table-cell table:number-columns-repeated="16384"/>
        </table:table-row>
        <table:table-row table:style-name="ro1">
          <table:table-cell table:style-name="ce7"/>
          <table:table-cell table:number-columns-repeated="45" table:style-name="ce50"/>
          <table:table-cell table:number-columns-repeated="16338" table:style-name="ce7"/>
        </table:table-row>
        <table:table-row table:style-name="ro1">
          <table:table-cell office:value-type="string" table:style-name="ce58">
            <text:p>© Crown copyright, 2021</text:p>
          </table:table-cell>
          <table:table-cell table:number-columns-repeated="45" table:style-name="ce50"/>
          <table:table-cell table:number-columns-repeated="16338" table:style-name="ce7"/>
        </table:table-row>
        <table:table-row table:number-rows-repeated="8" table:style-name="ro1">
          <table:table-cell table:style-name="ce7"/>
          <table:table-cell table:number-columns-repeated="45" table:style-name="ce50"/>
          <table:table-cell table:number-columns-repeated="16338" table:style-name="ce7"/>
        </table:table-row>
        <table:table-row table:style-name="ro1">
          <table:table-cell/>
          <table:table-cell table:number-columns-repeated="45" table:style-name="ce50"/>
          <table:table-cell table:number-columns-repeated="16338"/>
        </table:table-row>
        <table:table-row table:number-rows-repeated="1048543" table:style-name="ro1">
          <table:table-cell table:number-columns-repeated="16384"/>
        </table:table-row>
        <table:named-expressions>
          <table:named-expression table:name="RefYear" table:expression="of:=['file://yfh360fs/esgscf4/esd/AUK%20tables/TFP%20table%20SN%20old.xls'#TFP.#REF!]" table:base-cell-address="Table_5_1.$A$1"/>
        </table:named-expressions>
      </table:table>
      <table:table table:name="'file://yfh360fs/esgscf4/esd/AUK%20tables/TFP%20table%20SN%20old.xls'#TFP" table:style-name="ta2">
        <table:table-source xlink:href="file://yfh360fs/esgscf4/esd/AUK%20tables/TFP%20table%20SN%20old.xls" table:table-name="TFP" table:mode="copy-results-only"/>
        <table:table-column/>
        <table:table-row table:number-rows-repeated="6">
          <table:table-cell table:number-columns-repeated="16384"/>
        </table:table-row>
        <table:table-row>
          <table:table-cell table:number-columns-repeated="2"/>
          <table:table-cell office:value-type="float" office:value="173.08541707705285"/>
          <table:table-cell office:value-type="float" office:value="162.76166301481285"/>
          <table:table-cell office:value-type="float" office:value="145.71933177878861"/>
          <table:table-cell office:value-type="float" office:value="199.90184655321917"/>
          <table:table-cell office:value-type="float" office:value="202.79042945136359"/>
          <table:table-cell office:value-type="float" office:value="188.48522269262051"/>
          <table:table-cell office:value-type="float" office:value="210.69745416951912"/>
          <table:table-cell office:value-type="float" office:value="234.53683658018906"/>
          <table:table-cell office:value-type="float" office:value="249.58017026131"/>
          <table:table-cell office:value-type="float" office:value="220.50708724424749"/>
          <table:table-cell office:value-type="float" office:value="253.1781786037748"/>
          <table:table-cell office:value-type="float" office:value="226.55624678791449"/>
          <table:table-cell office:value-type="float" office:value="216.00306379676024"/>
          <table:table-cell office:value-type="float" office:value="181.54312445165451"/>
          <table:table-cell office:value-type="float" office:value="188.82148360758902"/>
          <table:table-cell office:value-type="float" office:value="190.11102371692729"/>
          <table:table-cell office:value-type="float" office:value="153.00619517603437"/>
          <table:table-cell office:value-type="float" office:value="129.29764017140292"/>
          <table:table-cell office:value-type="float" office:value="153.38976908938363"/>
          <table:table-cell office:value-type="float" office:value="122.94092961371054"/>
          <table:table-cell office:value-type="float" office:value="122.12914817813329"/>
          <table:table-cell office:value-type="float" office:value="149.60721215870083"/>
          <table:table-cell office:value-type="float" office:value="169.49236692358537"/>
          <table:table-cell office:value-type="float" office:value="160.64824228479927"/>
          <table:table-cell office:value-type="float" office:value="128.29948765868647"/>
          <table:table-cell office:value-type="float" office:value="130.86321254468641"/>
          <table:table-cell office:value-type="float" office:value="126.78743945668103"/>
          <table:table-cell office:value-type="float" office:value="132.25692318893172"/>
          <table:table-cell office:value-type="float" office:value="113.42244253745271"/>
          <table:table-cell office:value-type="float" office:value="125.1906472663305"/>
          <table:table-cell office:value-type="float" office:value="113.60800526392208"/>
          <table:table-cell office:value-type="float" office:value="103.59047126582146"/>
          <table:table-cell office:value-type="float" office:value="97.860572373267473"/>
          <table:table-cell office:value-type="float" office:value="100.39755686151601"/>
          <table:table-cell office:value-type="float" office:value="132.43660509516286"/>
          <table:table-cell office:value-type="float" office:value="141.16353323932654"/>
          <table:table-cell office:value-type="float" office:value="100.00000000000001"/>
          <table:table-cell office:value-type="float" office:value="110.71561262784861"/>
          <table:table-cell office:value-type="float" office:value="111.25122699700226"/>
          <table:table-cell office:value-type="float" office:value="154.159267861545"/>
          <table:table-cell office:value-type="float" office:value="149.56605447530296"/>
          <table:table-cell table:number-columns-repeated="16341"/>
        </table:table-row>
        <table:table-row table:number-rows-repeated="38">
          <table:table-cell table:number-columns-repeated="16384"/>
        </table:table-row>
        <table:table-row>
          <table:table-cell table:number-columns-repeated="2"/>
          <table:table-cell office:value-type="float" office:value="168.53013904540217"/>
          <table:table-cell office:value-type="float" office:value="168.77523416722036"/>
          <table:table-cell office:value-type="float" office:value="164.57457837065394"/>
          <table:table-cell office:value-type="float" office:value="170.4218909242079"/>
          <table:table-cell office:value-type="float" office:value="173.8374213618259"/>
          <table:table-cell office:value-type="float" office:value="171.01109118620585"/>
          <table:table-cell office:value-type="float" office:value="154.21124112435271"/>
          <table:table-cell office:value-type="float" office:value="147.28168868441639"/>
          <table:table-cell office:value-type="float" office:value="146.87501355523671"/>
          <table:table-cell office:value-type="float" office:value="145.57777980070401"/>
          <table:table-cell office:value-type="float" office:value="144.40705117323668"/>
          <table:table-cell office:value-type="float" office:value="147.01790089825033"/>
          <table:table-cell office:value-type="float" office:value="145.91256833820432"/>
          <table:table-cell office:value-type="float" office:value="138.36739454850303"/>
          <table:table-cell office:value-type="float" office:value="142.71422771657544"/>
          <table:table-cell office:value-type="float" office:value="131.18091014781527"/>
          <table:table-cell office:value-type="float" office:value="132.49475596441727"/>
          <table:table-cell office:value-type="float" office:value="137.40112524582906"/>
          <table:table-cell office:value-type="float" office:value="130.49784808439151"/>
          <table:table-cell office:value-type="float" office:value="130.77245360296644"/>
          <table:table-cell office:value-type="float" office:value="127.01585510450676"/>
          <table:table-cell office:value-type="float" office:value="130.21428592396398"/>
          <table:table-cell office:value-type="float" office:value="138.53211101313539"/>
          <table:table-cell office:value-type="float" office:value="134.75124865430672"/>
          <table:table-cell office:value-type="float" office:value="137.58739158088602"/>
          <table:table-cell office:value-type="float" office:value="129.00380416351075"/>
          <table:table-cell office:value-type="float" office:value="117.61467273232992"/>
          <table:table-cell office:value-type="float" office:value="118.33684971547639"/>
          <table:table-cell office:value-type="float" office:value="117.41655584296593"/>
          <table:table-cell office:value-type="float" office:value="99.693864139252469"/>
          <table:table-cell office:value-type="float" office:value="101.98506909510556"/>
          <table:table-cell office:value-type="float" office:value="94.993696961370702"/>
          <table:table-cell office:value-type="float" office:value="89.953159217050128"/>
          <table:table-cell office:value-type="float" office:value="94.046983133835667"/>
          <table:table-cell office:value-type="float" office:value="89.885735665687264"/>
          <table:table-cell office:value-type="float" office:value="102.53613225388972"/>
          <table:table-cell office:value-type="float" office:value="99.999999999999986"/>
          <table:table-cell office:value-type="float" office:value="96.26300182109523"/>
          <table:table-cell office:value-type="float" office:value="96.277465113252518"/>
          <table:table-cell office:value-type="float" office:value="97.024407618101776"/>
          <table:table-cell office:value-type="float" office:value="95.196794812010111"/>
          <table:table-cell table:number-columns-repeated="16341"/>
        </table:table-row>
        <table:table-row table:number-rows-repeated="1048530">
          <table:table-cell table:number-columns-repeated="16341"/>
        </table:table-row>
      </table:table>
      <table:table table:name="'file://yfh360fs/esgscf4/esd/AUK%20tables/TFP%20table%20SN%20old.xls'#Sheet2" table:style-name="ta2">
        <table:table-source xlink:href="file://yfh360fs/esgscf4/esd/AUK%20tables/TFP%20table%20SN%20old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yfh360fs/esgscf4/esd/Accounts/2014%20Accounts/UK%20Accounts/1st%20estimate%20(Nov%2014)/New%20AAA.xlsb'#Notes" table:style-name="ta2">
        <table:table-source xlink:href="file://yfh360fs/esgscf4/esd/Accounts/2014%20Accounts/UK%20Accounts/1st%20estimate%20(Nov%2014)/New%20AAA.xlsb" table:table-name="No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yfh360fs/esgscf4/esd/Accounts/2014%20Accounts/UK%20Accounts/1st%20estimate%20(Nov%2014)/New%20AAA.xlsb'#REVISIONS" table:style-name="ta2">
        <table:table-source xlink:href="file://yfh360fs/esgscf4/esd/Accounts/2014%20Accounts/UK%20Accounts/1st%20estimate%20(Nov%2014)/New%20AAA.xlsb" table:table-name="REVISION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yfh360fs/esgscf4/esd/Accounts/2014%20Accounts/UK%20Accounts/1st%20estimate%20(Nov%2014)/New%20AAA.xlsb'#Methodology" table:style-name="ta2">
        <table:table-source xlink:href="file://yfh360fs/esgscf4/esd/Accounts/2014%20Accounts/UK%20Accounts/1st%20estimate%20(Nov%2014)/New%20AAA.xlsb" table:table-name="Methodolog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yfh360fs/esgscf4/esd/Accounts/2014%20Accounts/UK%20Accounts/1st%20estimate%20(Nov%2014)/New%20AAA.xlsb'#FinalValueTable" table:style-name="ta2">
        <table:table-source xlink:href="file://yfh360fs/esgscf4/esd/Accounts/2014%20Accounts/UK%20Accounts/1st%20estimate%20(Nov%2014)/New%20AAA.xlsb" table:table-name="FinalValueTabl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yfh360fs/esgscf4/esd/Accounts/2014%20Accounts/UK%20Accounts/1st%20estimate%20(Nov%2014)/New%20AAA.xlsb'#FinalVolumeTable" table:style-name="ta2">
        <table:table-source xlink:href="file://yfh360fs/esgscf4/esd/Accounts/2014%20Accounts/UK%20Accounts/1st%20estimate%20(Nov%2014)/New%20AAA.xlsb" table:table-name="FinalVolumeTabl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yfh360fs/esgscf4/esd/Accounts/2014%20Accounts/UK%20Accounts/1st%20estimate%20(Nov%2014)/New%20AAA.xlsb'#FertVols" table:style-name="ta2">
        <table:table-source xlink:href="file://yfh360fs/esgscf4/esd/Accounts/2014%20Accounts/UK%20Accounts/1st%20estimate%20(Nov%2014)/New%20AAA.xlsb" table:table-name="FertVol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yfh360fs/esgscf4/esd/Accounts/2014%20Accounts/UK%20Accounts/1st%20estimate%20(Nov%2014)/New%20AAA.xlsb'#Value" table:style-name="ta2">
        <table:table-source xlink:href="file://yfh360fs/esgscf4/esd/Accounts/2014%20Accounts/UK%20Accounts/1st%20estimate%20(Nov%2014)/New%20AAA.xlsb" table:table-name="Valu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yfh360fs/esgscf4/esd/Accounts/2014%20Accounts/UK%20Accounts/1st%20estimate%20(Nov%2014)/New%20AAA.xlsb'#Volume" table:style-name="ta2">
        <table:table-source xlink:href="file://yfh360fs/esgscf4/esd/Accounts/2014%20Accounts/UK%20Accounts/1st%20estimate%20(Nov%2014)/New%20AAA.xlsb" table:table-name="Volum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yfh360fs/esgscf4/esd/Accounts/2014%20Accounts/UK%20Accounts/1st%20estimate%20(Nov%2014)/New%20AAA.xlsb'#CONTROL" table:style-name="ta2">
        <table:table-source xlink:href="file://yfh360fs/esgscf4/esd/Accounts/2014%20Accounts/UK%20Accounts/1st%20estimate%20(Nov%2014)/New%20AAA.xlsb" table:table-name="CONTRO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yfh360fs/esgscf4/esd/Accounts/2014%20Accounts/UK%20Accounts/1st%20estimate%20(Nov%2014)/New%20AAA.xlsb'#Log" table:style-name="ta2">
        <table:table-source xlink:href="file://yfh360fs/esgscf4/esd/Accounts/2014%20Accounts/UK%20Accounts/1st%20estimate%20(Nov%2014)/New%20AAA.xlsb" table:table-name="Lo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yfh360fs/esgscf4/esd/Accounts/2014%20Accounts/UK%20Accounts/1st%20estimate%20(Nov%2014)/New%20AAA.xlsb'#Mapping1" table:style-name="ta2">
        <table:table-source xlink:href="file://yfh360fs/esgscf4/esd/Accounts/2014%20Accounts/UK%20Accounts/1st%20estimate%20(Nov%2014)/New%20AAA.xlsb" table:table-name="Mapping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yfh360fs/esgscf4/esd/Accounts/2014%20Accounts/UK%20Accounts/1st%20estimate%20(Nov%2014)/New%20AAA.xlsb'#Mapping2" table:style-name="ta2">
        <table:table-source xlink:href="file://yfh360fs/esgscf4/esd/Accounts/2014%20Accounts/UK%20Accounts/1st%20estimate%20(Nov%2014)/New%20AAA.xlsb" table:table-name="Mapping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yfh360fs/esgscf4/esd/Accounts/2014%20Accounts/UK%20Accounts/1st%20estimate%20(Nov%2014)/New%20AAA.xlsb'#Calculation1" table:style-name="ta2">
        <table:table-source xlink:href="file://yfh360fs/esgscf4/esd/Accounts/2014%20Accounts/UK%20Accounts/1st%20estimate%20(Nov%2014)/New%20AAA.xlsb" table:table-name="Calculati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yfh360fs/esgscf4/esd/Accounts/2014%20Accounts/UK%20Accounts/1st%20estimate%20(Nov%2014)/New%20AAA.xlsb'#Calculation2" table:style-name="ta2">
        <table:table-source xlink:href="file://yfh360fs/esgscf4/esd/Accounts/2014%20Accounts/UK%20Accounts/1st%20estimate%20(Nov%2014)/New%20AAA.xlsb" table:table-name="Calculati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yfh360fs/esgscf4/esd/Accounts/2014%20Accounts/UK%20Accounts/1st%20estimate%20(Nov%2014)/New%20AAA.xlsb'#Volume2" table:style-name="ta2">
        <table:table-source xlink:href="file://yfh360fs/esgscf4/esd/Accounts/2014%20Accounts/UK%20Accounts/1st%20estimate%20(Nov%2014)/New%20AAA.xlsb" table:table-name="Volume2" table:mode="copy-results-only"/>
        <table:table-column/>
        <table:table-row>
          <table:table-cell table:number-columns-repeated="16384"/>
        </table:table-row>
        <table:table-row>
          <table:table-cell table:number-columns-repeated="2"/>
          <table:table-cell office:value-type="float" office:value="1"/>
          <table:table-cell office:value-type="float" office:value="1.039956072508565"/>
          <table:table-cell office:value-type="float" office:value="0.92473810921429622"/>
          <table:table-cell office:value-type="float" office:value="0.93847228089976586"/>
          <table:table-cell office:value-type="float" office:value="1.1950494291352787"/>
          <table:table-cell office:value-type="float" office:value="1.0610950452124013"/>
          <table:table-cell office:value-type="float" office:value="1.0245757589282389"/>
          <table:table-cell office:value-type="float" office:value="1.1537057350087192"/>
          <table:table-cell office:value-type="float" office:value="1.0469806718614449"/>
          <table:table-cell office:value-type="float" office:value="1.1237671551589736"/>
          <table:table-cell office:value-type="float" office:value="0.94141014318123861"/>
          <table:table-cell office:value-type="float" office:value="1.2629186494008318"/>
          <table:table-cell office:value-type="float" office:value="0.9012673056918421"/>
          <table:table-cell office:value-type="float" office:value="1.0155265234039623"/>
          <table:table-cell office:value-type="float" office:value="0.88274053457438983"/>
          <table:table-cell office:value-type="float" office:value="1.0015602839983113"/>
          <table:table-cell office:value-type="float" office:value="1.1092736269989716"/>
          <table:table-cell office:value-type="float" office:value="0.94724107532235147"/>
          <table:table-cell office:value-type="float" office:value="1.0216420758348326"/>
          <table:table-cell office:value-type="float" office:value="1.0107746782772282"/>
          <table:table-cell office:value-type="float" office:value="0.88289689628537305"/>
          <table:table-cell office:value-type="float" office:value="1.0257778667564794"/>
          <table:table-cell office:value-type="float" office:value="1.0932400696369942"/>
          <table:table-cell office:value-type="float" office:value="1.1135892542239039"/>
          <table:table-cell office:value-type="float" office:value="0.95363946260528376"/>
          <table:table-cell office:value-type="float" office:value="0.97240933075236635"/>
          <table:table-cell office:value-type="float" office:value="0.96905943976998199"/>
          <table:table-cell office:value-type="float" office:value="1.0816467550637938"/>
          <table:table-cell office:value-type="float" office:value="0.8021477983448112"/>
          <table:table-cell office:value-type="float" office:value="1.2120358855983393"/>
          <table:table-cell office:value-type="float" office:value="0.94042567791738152"/>
          <table:table-cell office:value-type="float" office:value="1.0202452241248103"/>
          <table:table-cell office:value-type="float" office:value="0.95771572883210454"/>
          <table:table-cell office:value-type="float" office:value="0.99005275513710533"/>
          <table:table-cell office:value-type="float" office:value="0.92017882323531264"/>
          <table:table-cell office:value-type="float" office:value="1.2631682198433865"/>
          <table:table-cell office:value-type="float" office:value="0.89818771851518542"/>
          <table:table-cell office:value-type="float" office:value="0.96504626397752435"/>
          <table:table-cell office:value-type="float" office:value="1.0165691760917321"/>
          <table:table-cell office:value-type="float" office:value="0.90897965101272282"/>
          <table:table-cell office:value-type="float" office:value="1.0161051299759485"/>
          <table:table-cell office:value-type="float" office:value="1.33030738459804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0787854153686316"/>
          <table:table-cell office:value-type="float" office:value="0.89495497183504313"/>
          <table:table-cell office:value-type="float" office:value="0.95691170323637842"/>
          <table:table-cell office:value-type="float" office:value="1.074115474485924"/>
          <table:table-cell office:value-type="float" office:value="1.1657491329729934"/>
          <table:table-cell office:value-type="float" office:value="1.1424940121247789"/>
          <table:table-cell office:value-type="float" office:value="1.2005444030140082"/>
          <table:table-cell office:value-type="float" office:value="1.0113586741245628"/>
          <table:table-cell office:value-type="float" office:value="1.2055559125361157"/>
          <table:table-cell office:value-type="float" office:value="0.98260410122763109"/>
          <table:table-cell office:value-type="float" office:value="1.3905778193103202"/>
          <table:table-cell office:value-type="float" office:value="0.88211055194612376"/>
          <table:table-cell office:value-type="float" office:value="1.0610108701332062"/>
          <table:table-cell office:value-type="float" office:value="0.88079047884798012"/>
          <table:table-cell office:value-type="float" office:value="0.9840309585662057"/>
          <table:table-cell office:value-type="float" office:value="1.1907841835030692"/>
          <table:table-cell office:value-type="float" office:value="0.99390009853697547"/>
          <table:table-cell office:value-type="float" office:value="1.0765667360092375"/>
          <table:table-cell office:value-type="float" office:value="0.95814323155598291"/>
          <table:table-cell office:value-type="float" office:value="0.91123081868045197"/>
          <table:table-cell office:value-type="float" office:value="1.0345920315061594"/>
          <table:table-cell office:value-type="float" office:value="1.07265786904126"/>
          <table:table-cell office:value-type="float" office:value="1.1204506671270924"/>
          <table:table-cell office:value-type="float" office:value="0.92762860032125238"/>
          <table:table-cell office:value-type="float" office:value="1.0323387596995717"/>
          <table:table-cell office:value-type="float" office:value="0.96251776748567786"/>
          <table:table-cell office:value-type="float" office:value="1.1243858006060203"/>
          <table:table-cell office:value-type="float" office:value="0.70114932130612895"/>
          <table:table-cell office:value-type="float" office:value="1.3695802655851417"/>
          <table:table-cell office:value-type="float" office:value="0.90032271090351257"/>
          <table:table-cell office:value-type="float" office:value="1.0774787822507488"/>
          <table:table-cell office:value-type="float" office:value="0.96327263791051576"/>
          <table:table-cell office:value-type="float" office:value="0.98886300495305746"/>
          <table:table-cell office:value-type="float" office:value="0.89740162232450671"/>
          <table:table-cell office:value-type="float" office:value="1.2899428106238209"/>
          <table:table-cell office:value-type="float" office:value="0.83070286471037158"/>
          <table:table-cell office:value-type="float" office:value="1.0472008503708399"/>
          <table:table-cell office:value-type="float" office:value="1.0188008913396611"/>
          <table:table-cell office:value-type="float" office:value="0.87541322535064758"/>
          <table:table-cell office:value-type="float" office:value="0.88450573752686878"/>
          <table:table-cell office:value-type="float" office:value="1.6162484363334571"/>
          <table:table-cell table:number-columns-repeated="16340"/>
        </table:table-row>
        <table:table-row>
          <table:table-cell office:value-type="float" office:value="3"/>
          <table:table-cell/>
          <table:table-cell office:value-type="float" office:value="1"/>
          <table:table-cell office:value-type="float" office:value="0.8"/>
          <table:table-cell office:value-type="float" office:value="1"/>
          <table:table-cell office:value-type="float" office:value="1.125"/>
          <table:table-cell office:value-type="float" office:value="1.4444444444444444"/>
          <table:table-cell office:value-type="float" office:value="1.2307692307692308"/>
          <table:table-cell office:value-type="float" office:value="0.8750000000000001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.2142857142857142"/>
          <table:table-cell office:value-type="float" office:value="0.88235294117647056"/>
          <table:table-cell office:value-type="float" office:value="1.2"/>
          <table:table-cell office:value-type="float" office:value="1.0555555555555556"/>
          <table:table-cell office:value-type="float" office:value="1"/>
          <table:table-cell office:value-type="float" office:value="1.263157894736842"/>
          <table:table-cell office:value-type="float" office:value="0.95833333333333337"/>
          <table:table-cell office:value-type="float" office:value="1.1304347826086956"/>
          <table:table-cell office:value-type="float" office:value="1.0769230769230771"/>
          <table:table-cell office:value-type="float" office:value="1.0357142857142856"/>
          <table:table-cell office:value-type="float" office:value="1"/>
          <table:table-cell office:value-type="float" office:value="0.7931034482758621"/>
          <table:table-cell office:value-type="float" office:value="1"/>
          <table:table-cell office:value-type="float" office:value="0.95652173913043448"/>
          <table:table-cell office:value-type="float" office:value="1.0454545454545456"/>
          <table:table-cell office:value-type="float" office:value="0.86956521739130432"/>
          <table:table-cell office:value-type="float" office:value="0.95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.1578947368421051"/>
          <table:table-cell office:value-type="float" office:value="1"/>
          <table:table-cell office:value-type="float" office:value="0.68181818181818188"/>
          <table:table-cell office:value-type="float" office:value="1.3333333333333335"/>
          <table:table-cell office:value-type="float" office:value="1.25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0213033137594671"/>
          <table:table-cell office:value-type="float" office:value="0.9566433684164305"/>
          <table:table-cell office:value-type="float" office:value="0.91594383338298935"/>
          <table:table-cell office:value-type="float" office:value="1.2940918817271136"/>
          <table:table-cell office:value-type="float" office:value="1.0025914345305091"/>
          <table:table-cell office:value-type="float" office:value="0.94478825805000033"/>
          <table:table-cell office:value-type="float" office:value="1.0988656710268327"/>
          <table:table-cell office:value-type="float" office:value="1.0898004761009836"/>
          <table:table-cell office:value-type="float" office:value="1.0498651927812976"/>
          <table:table-cell office:value-type="float" office:value="0.90068615890313641"/>
          <table:table-cell office:value-type="float" office:value="1.121953630735975"/>
          <table:table-cell office:value-type="float" office:value="0.91575253166296988"/>
          <table:table-cell office:value-type="float" office:value="0.96360367627586174"/>
          <table:table-cell office:value-type="float" office:value="0.87993471212422114"/>
          <table:table-cell office:value-type="float" office:value="1.0114256733357443"/>
          <table:table-cell office:value-type="float" office:value="1.0115466526086794"/>
          <table:table-cell office:value-type="float" office:value="0.86290825062827903"/>
          <table:table-cell office:value-type="float" office:value="0.92022855905861711"/>
          <table:table-cell office:value-type="float" office:value="1.1324985398213869"/>
          <table:table-cell office:value-type="float" office:value="0.8208179839675841"/>
          <table:table-cell office:value-type="float" office:value="0.98858025983770104"/>
          <table:table-cell office:value-type="float" office:value="1.142827264978449"/>
          <table:table-cell office:value-type="float" office:value="1.1128871384416394"/>
          <table:table-cell office:value-type="float" office:value="1.007647160118966"/>
          <table:table-cell office:value-type="float" office:value="0.85101265574257456"/>
          <table:table-cell office:value-type="float" office:value="0.98833489598826896"/>
          <table:table-cell office:value-type="float" office:value="0.97540044538472925"/>
          <table:table-cell office:value-type="float" office:value="1.0531604685782257"/>
          <table:table-cell office:value-type="float" office:value="0.9229692283498514"/>
          <table:table-cell office:value-type="float" office:value="1.0429474712054241"/>
          <table:table-cell office:value-type="float" office:value="0.90575753122612379"/>
          <table:table-cell office:value-type="float" office:value="0.95234933636495134"/>
          <table:table-cell office:value-type="float" office:value="0.95666599213981451"/>
          <table:table-cell office:value-type="float" office:value="0.97375926973800853"/>
          <table:table-cell office:value-type="float" office:value="1.2164239643641721"/>
          <table:table-cell office:value-type="float" office:value="1.0902224463011765"/>
          <table:table-cell office:value-type="float" office:value="0.77854104293936044"/>
          <table:table-cell office:value-type="float" office:value="1.0253503493202019"/>
          <table:table-cell office:value-type="float" office:value="0.98913441512076306"/>
          <table:table-cell office:value-type="float" office:value="1.2859687377415636"/>
          <table:table-cell office:value-type="float" office:value="0.85219149436727115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0.88119723387299909"/>
          <table:table-cell office:value-type="float" office:value="0.78179654828407941"/>
          <table:table-cell office:value-type="float" office:value="1.0968159809354545"/>
          <table:table-cell office:value-type="float" office:value="1.1384267190151862"/>
          <table:table-cell office:value-type="float" office:value="0.83176645274897709"/>
          <table:table-cell office:value-type="float" office:value="0.71433829845834473"/>
          <table:table-cell office:value-type="float" office:value="1.3954678874264446"/>
          <table:table-cell office:value-type="float" office:value="0.9545648390848176"/>
          <table:table-cell office:value-type="float" office:value="0.99408198347503329"/>
          <table:table-cell office:value-type="float" office:value="0.83636058805382252"/>
          <table:table-cell office:value-type="float" office:value="1.1337802585050623"/>
          <table:table-cell office:value-type="float" office:value="1.2147270238183054"/>
          <table:table-cell office:value-type="float" office:value="0.80558135087629379"/>
          <table:table-cell office:value-type="float" office:value="0.99374451998108015"/>
          <table:table-cell office:value-type="float" office:value="1.3187087361516823"/>
          <table:table-cell office:value-type="float" office:value="0.8548810783317885"/>
          <table:table-cell office:value-type="float" office:value="1.0999111849470491"/>
          <table:table-cell office:value-type="float" office:value="0.9672838692473843"/>
          <table:table-cell office:value-type="float" office:value="1.0368197018400205"/>
          <table:table-cell office:value-type="float" office:value="0.95437920841135182"/>
          <table:table-cell office:value-type="float" office:value="1.2504729386635096"/>
          <table:table-cell office:value-type="float" office:value="1.0259160844856727"/>
          <table:table-cell office:value-type="float" office:value="0.95675706006544026"/>
          <table:table-cell office:value-type="float" office:value="0.97913297376692088"/>
          <table:table-cell office:value-type="float" office:value="1.0142747767519711"/>
          <table:table-cell office:value-type="float" office:value="0.91405091504164437"/>
          <table:table-cell office:value-type="float" office:value="1.1897552470371422"/>
          <table:table-cell office:value-type="float" office:value="0.96937861036402817"/>
          <table:table-cell office:value-type="float" office:value="1.2157845873823172"/>
          <table:table-cell office:value-type="float" office:value="0.99052186776568041"/>
          <table:table-cell office:value-type="float" office:value="0.83536452873362155"/>
          <table:table-cell office:value-type="float" office:value="0.85229559041412495"/>
          <table:table-cell office:value-type="float" office:value="1.3762158831557005"/>
          <table:table-cell office:value-type="float" office:value="0.97703010421546632"/>
          <table:table-cell office:value-type="float" office:value="1.0994243402728034"/>
          <table:table-cell office:value-type="float" office:value="0.94911402868380668"/>
          <table:table-cell office:value-type="float" office:value="0.92058513728914981"/>
          <table:table-cell office:value-type="float" office:value="0.89402461431727176"/>
          <table:table-cell office:value-type="float" office:value="1.0203367216467707"/>
          <table:table-cell office:value-type="float" office:value="1.4956633130693833"/>
          <table:table-cell office:value-type="float" office:value="0.87325602516454393"/>
          <table:table-cell table:number-columns-repeated="16340"/>
        </table:table-row>
        <table:table-row>
          <table:table-cell office:value-type="float" office:value="6"/>
          <table:table-cell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.4450127065650828"/>
          <table:table-cell office:value-type="float" office:value="0.65466795602581096"/>
          <table:table-cell office:value-type="float" office:value="0.93785037793665582"/>
          <table:table-cell office:value-type="float" office:value="0.92138489871230833"/>
          <table:table-cell office:value-type="float" office:value="0.9287474518184029"/>
          <table:table-cell office:value-type="float" office:value="1.2043363839706773"/>
          <table:table-cell office:value-type="float" office:value="0.79516227504167969"/>
          <table:table-cell office:value-type="float" office:value="0.938858903858521"/>
          <table:table-cell office:value-type="float" office:value="0.82465290627175403"/>
          <table:table-cell office:value-type="float" office:value="1.5499731703693433"/>
          <table:table-cell office:value-type="float" office:value="1.2143654657266831"/>
          <table:table-cell office:value-type="float" office:value="0.74514592937402657"/>
          <table:table-cell office:value-type="float" office:value="1.4721546032365571"/>
          <table:table-cell office:value-type="float" office:value="0.98271391456225865"/>
          <table:table-cell office:value-type="float" office:value="0.96278575947358913"/>
          <table:table-cell office:value-type="float" office:value="1.0115598830293588"/>
          <table:table-cell office:value-type="float" office:value="0.99994297652812025"/>
          <table:table-cell office:value-type="float" office:value="0.84072825933766204"/>
          <table:table-cell office:value-type="float" office:value="1.1408971656457647"/>
          <table:table-cell office:value-type="float" office:value="1.5499819361309348"/>
          <table:table-cell office:value-type="float" office:value="0.8323968333645837"/>
          <table:table-cell office:value-type="float" office:value="0.99498212033516942"/>
          <table:table-cell office:value-type="float" office:value="0.93722151738888737"/>
          <table:table-cell office:value-type="float" office:value="1.1364085556316954"/>
          <table:table-cell office:value-type="float" office:value="0.99564061242438484"/>
          <table:table-cell table:number-columns-repeated="16340"/>
        </table:table-row>
        <table:table-row>
          <table:table-cell office:value-type="float" office:value="7"/>
          <table:table-cell/>
          <table:table-cell office:value-type="float" office:value="1"/>
          <table:table-cell office:value-type="float" office:value="0.77171516164132448"/>
          <table:table-cell office:value-type="float" office:value="1.0506872200148853"/>
          <table:table-cell office:value-type="float" office:value="1.1615852373782531"/>
          <table:table-cell office:value-type="float" office:value="1.0674568382937955"/>
          <table:table-cell office:value-type="float" office:value="1.0954638849674057"/>
          <table:table-cell office:value-type="float" office:value="1.113862731262844"/>
          <table:table-cell office:value-type="float" office:value="1.003525019778706"/>
          <table:table-cell office:value-type="float" office:value="1.0489541516715519"/>
          <table:table-cell office:value-type="float" office:value="1.3370264165592645"/>
          <table:table-cell office:value-type="float" office:value="0.86829951108413916"/>
          <table:table-cell office:value-type="float" office:value="1.3525494600243109"/>
          <table:table-cell office:value-type="float" office:value="0.94352783095603532"/>
          <table:table-cell office:value-type="float" office:value="1.1026498180982738"/>
          <table:table-cell office:value-type="float" office:value="1.1586428640137743"/>
          <table:table-cell office:value-type="float" office:value="1.0075210449427463"/>
          <table:table-cell office:value-type="float" office:value="0.90884325826066215"/>
          <table:table-cell office:value-type="float" office:value="0.92291986652595059"/>
          <table:table-cell office:value-type="float" office:value="1.2729003197382709"/>
          <table:table-cell office:value-type="float" office:value="1.0516244756302162"/>
          <table:table-cell office:value-type="float" office:value="0.98177418294270158"/>
          <table:table-cell office:value-type="float" office:value="0.92890994179194619"/>
          <table:table-cell office:value-type="float" office:value="0.94948877216009298"/>
          <table:table-cell office:value-type="float" office:value="1.1704367339521893"/>
          <table:table-cell office:value-type="float" office:value="1.0845605952644672"/>
          <table:table-cell office:value-type="float" office:value="0.9616034166767562"/>
          <table:table-cell office:value-type="float" office:value="1.0823218775082188"/>
          <table:table-cell office:value-type="float" office:value="0.7874773791285351"/>
          <table:table-cell office:value-type="float" office:value="0.99387937060164933"/>
          <table:table-cell office:value-type="float" office:value="1.1180064562399958"/>
          <table:table-cell office:value-type="float" office:value="1.0755682432721902"/>
          <table:table-cell office:value-type="float" office:value="0.95404153139331371"/>
          <table:table-cell office:value-type="float" office:value="1.0655689521713956"/>
          <table:table-cell office:value-type="float" office:value="0.90838238160401608"/>
          <table:table-cell office:value-type="float" office:value="0.98223960696426349"/>
          <table:table-cell office:value-type="float" office:value="1.090082565091071"/>
          <table:table-cell office:value-type="float" office:value="1.0478217502117833"/>
          <table:table-cell office:value-type="float" office:value="1.0159180793127134"/>
          <table:table-cell office:value-type="float" office:value="1.182631894332224"/>
          <table:table-cell office:value-type="float" office:value="0.89511816049411053"/>
          <table:table-cell office:value-type="float" office:value="0.93186047133997207"/>
          <table:table-cell office:value-type="float" office:value="1.1100110142991459"/>
          <table:table-cell table:number-columns-repeated="16340"/>
        </table:table-row>
        <table:table-row>
          <table:table-cell office:value-type="float" office:value="8"/>
          <table:table-cell/>
          <table:table-cell office:value-type="float" office:value="1"/>
          <table:table-cell office:value-type="float" office:value="1.7096774193548385"/>
          <table:table-cell office:value-type="float" office:value="1.2641509433962264"/>
          <table:table-cell office:value-type="float" office:value="1.6567164179104477"/>
          <table:table-cell office:value-type="float" office:value="1.2792792792792791"/>
          <table:table-cell office:value-type="float" office:value="1.0845070422535208"/>
          <table:table-cell office:value-type="float" office:value="1.2857142857142858"/>
          <table:table-cell office:value-type="float" office:value="1.5151515151515151"/>
          <table:table-cell office:value-type="float" office:value="1.1331594825371987"/>
          <table:table-cell office:value-type="float" office:value="1.7050137927848434"/>
          <table:table-cell office:value-type="float" office:value="0.96900255299434834"/>
          <table:table-cell office:value-type="float" office:value="1.6439363062010444"/>
          <table:table-cell office:value-type="float" office:value="0.97310096905236798"/>
          <table:table-cell office:value-type="float" office:value="1.0826099086525445"/>
          <table:table-cell office:value-type="float" office:value="1.3656431769532891"/>
          <table:table-cell office:value-type="float" office:value="0.78875694210045533"/>
          <table:table-cell office:value-type="float" office:value="0.92211228858865346"/>
          <table:table-cell office:value-type="float" office:value="0.78175875731220301"/>
          <table:table-cell office:value-type="float" office:value="1.8058621593894879"/>
          <table:table-cell office:value-type="float" office:value="0.97119759148370266"/>
          <table:table-cell office:value-type="float" office:value="0.84875896437756293"/>
          <table:table-cell office:value-type="float" office:value="1.0286326593785047"/>
          <table:table-cell office:value-type="float" office:value="0.98094223276336234"/>
          <table:table-cell office:value-type="float" office:value="1.148741818275967"/>
          <table:table-cell office:value-type="float" office:value="1.0946633815277627"/>
          <table:table-cell office:value-type="float" office:value="1.0463701167490609"/>
          <table:table-cell office:value-type="float" office:value="1.146430602085551"/>
          <table:table-cell office:value-type="float" office:value="0.59876855425650011"/>
          <table:table-cell office:value-type="float" office:value="1.0027276214676113"/>
          <table:table-cell office:value-type="float" office:value="1.2361712925095616"/>
          <table:table-cell office:value-type="float" office:value="1.2368935166961057"/>
          <table:table-cell office:value-type="float" office:value="0.9126403824027961"/>
          <table:table-cell office:value-type="float" office:value="1.1990672926120338"/>
          <table:table-cell office:value-type="float" office:value="0.97284434757763749"/>
          <table:table-cell office:value-type="float" office:value="1.0953510293125661"/>
          <table:table-cell office:value-type="float" office:value="1.0434448975554729"/>
          <table:table-cell office:value-type="float" office:value="0.98403873597950475"/>
          <table:table-cell office:value-type="float" office:value="1.1713664043015604"/>
          <table:table-cell office:value-type="float" office:value="1.2291267719468"/>
          <table:table-cell office:value-type="float" office:value="0.91853667350952428"/>
          <table:table-cell office:value-type="float" office:value="0.84363533935011847"/>
          <table:table-cell office:value-type="float" office:value="1.154094100763138"/>
          <table:table-cell table:number-columns-repeated="16340"/>
        </table:table-row>
        <table:table-row>
          <table:table-cell office:value-type="float" office:value="9"/>
          <table:table-cell/>
          <table:table-cell office:value-type="float" office:value="1"/>
          <table:table-cell office:value-type="float" office:value="1.7096774193548387"/>
          <table:table-cell office:value-type="float" office:value="1.2641509433962264"/>
          <table:table-cell office:value-type="float" office:value="1.6567164179104479"/>
          <table:table-cell office:value-type="float" office:value="1.2792792792792791"/>
          <table:table-cell office:value-type="float" office:value="1.084507042253521"/>
          <table:table-cell office:value-type="float" office:value="1.2857142857142858"/>
          <table:table-cell office:value-type="float" office:value="1.5151515151515151"/>
          <table:table-cell office:value-type="float" office:value="1.1333333333333333"/>
          <table:table-cell office:value-type="float" office:value="1.7058823529411764"/>
          <table:table-cell office:value-type="float" office:value="0.96896551724137936"/>
          <table:table-cell office:value-type="float" office:value="1.6443060498220641"/>
          <table:table-cell office:value-type="float" office:value="0.97034952927172391"/>
          <table:table-cell office:value-type="float" office:value="1.077060332329653"/>
          <table:table-cell office:value-type="float" office:value="1.3696728101056119"/>
          <table:table-cell office:value-type="float" office:value="0.78098497359252261"/>
          <table:table-cell office:value-type="float" office:value="0.91565987552747041"/>
          <table:table-cell office:value-type="float" office:value="0.76567873860141222"/>
          <table:table-cell office:value-type="float" office:value="1.7717028346742838"/>
          <table:table-cell office:value-type="float" office:value="0.94533514325306489"/>
          <table:table-cell office:value-type="float" office:value="0.84797290626956767"/>
          <table:table-cell office:value-type="float" office:value="1.0988044352522444"/>
          <table:table-cell office:value-type="float" office:value="0.98780163511010899"/>
          <table:table-cell office:value-type="float" office:value="1.1529746261053293"/>
          <table:table-cell office:value-type="float" office:value="1.0874691132558181"/>
          <table:table-cell office:value-type="float" office:value="1.0281061457937253"/>
          <table:table-cell office:value-type="float" office:value="1.071200827839762"/>
          <table:table-cell office:value-type="float" office:value="0.67206556746651536"/>
          <table:table-cell office:value-type="float" office:value="1.006739945552839"/>
          <table:table-cell office:value-type="float" office:value="1.2637592197883685"/>
          <table:table-cell office:value-type="float" office:value="1.2090455132466558"/>
          <table:table-cell office:value-type="float" office:value="0.91298827948566053"/>
          <table:table-cell office:value-type="float" office:value="1.1787468040266791"/>
          <table:table-cell office:value-type="float" office:value="0.99552504033977307"/>
          <table:table-cell office:value-type="float" office:value="1.1146692205645525"/>
          <table:table-cell office:value-type="float" office:value="1.0384603078060095"/>
          <table:table-cell office:value-type="float" office:value="0.96907053281514377"/>
          <table:table-cell office:value-type="float" office:value="1.1662758420161952"/>
          <table:table-cell office:value-type="float" office:value="1.2368246412345729"/>
          <table:table-cell office:value-type="float" office:value="0.92689016648648337"/>
          <table:table-cell office:value-type="float" office:value="0.83239701436610436"/>
          <table:table-cell office:value-type="float" office:value="1.1734096761193715"/>
          <table:table-cell table:number-columns-repeated="16340"/>
        </table:table-row>
        <table:table-row>
          <table:table-cell office:value-type="float" office:value="10"/>
          <table:table-cell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.2727272727272727"/>
          <table:table-cell office:value-type="float" office:value="1"/>
          <table:table-cell office:value-type="float" office:value="1.3571428571428572"/>
          <table:table-cell office:value-type="float" office:value="2.9473684210526314"/>
          <table:table-cell office:value-type="float" office:value="2.3571428571428572"/>
          <table:table-cell office:value-type="float" office:value="0.83333333333333348"/>
          <table:table-cell office:value-type="float" office:value="2.3909090909090911"/>
          <table:table-cell office:value-type="float" office:value="1.3079847908745248"/>
          <table:table-cell office:value-type="float" office:value="1.6303447674418605"/>
          <table:table-cell office:value-type="float" office:value="2.8990465706176431"/>
          <table:table-cell office:value-type="float" office:value="1.3861197942142987"/>
          <table:table-cell office:value-type="float" office:value="0.85523203137512804"/>
          <table:table-cell office:value-type="float" office:value="0.48527031226156681"/>
          <table:table-cell office:value-type="float" office:value="0.86226238929193577"/>
          <table:table-cell office:value-type="float" office:value="1.0725673761642058"/>
          <table:table-cell office:value-type="float" office:value="1.2278096119429875"/>
          <table:table-cell office:value-type="float" office:value="1.3482827758511589"/>
          <table:table-cell office:value-type="float" office:value="2.1112355517064691"/>
          <table:table-cell office:value-type="float" office:value="0.14117373158722382"/>
          <table:table-cell office:value-type="float" office:value="0.89048023485376815"/>
          <table:table-cell office:value-type="float" office:value="0.42716570181107805"/>
          <table:table-cell office:value-type="float" office:value="3.6032510024818913"/>
          <table:table-cell office:value-type="float" office:value="0.90290998957229118"/>
          <table:table-cell office:value-type="float" office:value="1.6923229794275501"/>
          <table:table-cell office:value-type="float" office:value="0.56352304357508487"/>
          <table:table-cell office:value-type="float" office:value="0.38995356653682439"/>
          <table:table-cell office:value-type="float" office:value="1.5086237752859024"/>
          <table:table-cell office:value-type="float" office:value="1.8281925174135873"/>
          <table:table-cell office:value-type="float" office:value="1.3270768774081056"/>
          <table:table-cell office:value-type="float" office:value="0.98871997120217514"/>
          <table:table-cell office:value-type="float" office:value="0.58705730666886136"/>
          <table:table-cell office:value-type="float" office:value="1.4888713156002875"/>
          <table:table-cell office:value-type="float" office:value="0.63260132688240567"/>
          <table:table-cell table:number-columns-repeated="16340"/>
        </table:table-row>
        <table:table-row>
          <table:table-cell office:value-type="float" office:value="11"/>
          <table:table-cell/>
          <table:table-cell office:value-type="float" office:value="1"/>
          <table:table-cell office:value-type="float" office:value="1.2620664992509627"/>
          <table:table-cell office:value-type="float" office:value="0.97262888940929759"/>
          <table:table-cell office:value-type="float" office:value="0.64512008820496514"/>
          <table:table-cell office:value-type="float" office:value="1.2977373151760594"/>
          <table:table-cell office:value-type="float" office:value="1.1026521011035242"/>
          <table:table-cell office:value-type="float" office:value="1.2412684704048509"/>
          <table:table-cell office:value-type="float" office:value="0.68148742701853682"/>
          <table:table-cell office:value-type="float" office:value="1.2288112275848462"/>
          <table:table-cell office:value-type="float" office:value="0.80742036576435683"/>
          <table:table-cell office:value-type="float" office:value="1.3874305250812229"/>
          <table:table-cell office:value-type="float" office:value="1.4169166088550524"/>
          <table:table-cell office:value-type="float" office:value="1.2108163045879723"/>
          <table:table-cell office:value-type="float" office:value="1.3428823104874248"/>
          <table:table-cell office:value-type="float" office:value="1.100083019405657"/>
          <table:table-cell office:value-type="float" office:value="1.5093326239053111"/>
          <table:table-cell office:value-type="float" office:value="0.76951609393083886"/>
          <table:table-cell office:value-type="float" office:value="1.0936556082928672"/>
          <table:table-cell office:value-type="float" office:value="0.86785544858308883"/>
          <table:table-cell office:value-type="float" office:value="1.0112411401131209"/>
          <table:table-cell office:value-type="float" office:value="1.322884595338472"/>
          <table:table-cell office:value-type="float" office:value="0.83157340419054582"/>
          <table:table-cell office:value-type="float" office:value="0.80578537087375701"/>
          <table:table-cell office:value-type="float" office:value="1.001276986934639"/>
          <table:table-cell office:value-type="float" office:value="1.1902994398477602"/>
          <table:table-cell office:value-type="float" office:value="0.98896129670480437"/>
          <table:table-cell office:value-type="float" office:value="1.0271756020344374"/>
          <table:table-cell office:value-type="float" office:value="1.045596697479116"/>
          <table:table-cell office:value-type="float" office:value="1.231525897171077"/>
          <table:table-cell office:value-type="float" office:value="0.86786226134821443"/>
          <table:table-cell office:value-type="float" office:value="1.0602280061774336"/>
          <table:table-cell office:value-type="float" office:value="0.9800534353402558"/>
          <table:table-cell office:value-type="float" office:value="1.0562841333135937"/>
          <table:table-cell office:value-type="float" office:value="0.81457292210373378"/>
          <table:table-cell office:value-type="float" office:value="0.69311601576066206"/>
          <table:table-cell office:value-type="float" office:value="1.3081605949770303"/>
          <table:table-cell office:value-type="float" office:value="1.2606715312678272"/>
          <table:table-cell office:value-type="float" office:value="0.85348293557798049"/>
          <table:table-cell office:value-type="float" office:value="0.75996943259875882"/>
          <table:table-cell office:value-type="float" office:value="0.73018119354561606"/>
          <table:table-cell office:value-type="float" office:value="1.2427782555788529"/>
          <table:table-cell office:value-type="float" office:value="1.1450993391864799"/>
          <table:table-cell table:number-columns-repeated="16340"/>
        </table:table-row>
        <table:table-row>
          <table:table-cell office:value-type="float" office:value="12"/>
          <table:table-cell/>
          <table:table-cell office:value-type="float" office:value="1"/>
          <table:table-cell office:value-type="float" office:value="0.61774606166689106"/>
          <table:table-cell office:value-type="float" office:value="1.060156931124673"/>
          <table:table-cell office:value-type="float" office:value="1.3003700657894737"/>
          <table:table-cell office:value-type="float" office:value="1.0090118577075098"/>
          <table:table-cell office:value-type="float" office:value="1.1095267941084299"/>
          <table:table-cell office:value-type="float" office:value="1.081626888857506"/>
          <table:table-cell office:value-type="float" office:value="0.96357226792009398"/>
          <table:table-cell office:value-type="float" office:value="1.0020325203252032"/>
          <table:table-cell office:value-type="float" office:value="1.3533468559837727"/>
          <table:table-cell office:value-type="float" office:value="0.74880095923261392"/>
          <table:table-cell office:value-type="float" office:value="1.2032292500667201"/>
          <table:table-cell office:value-type="float" office:value="0.85582788066984583"/>
          <table:table-cell office:value-type="float" office:value="1.0519631981339899"/>
          <table:table-cell office:value-type="float" office:value="0.98447893569844791"/>
          <table:table-cell office:value-type="float" office:value="1.02002002002002"/>
          <table:table-cell office:value-type="float" office:value="0.9952158979391561"/>
          <table:table-cell office:value-type="float" office:value="0.97399235794404038"/>
          <table:table-cell office:value-type="float" office:value="1.10111364211592"/>
          <table:table-cell office:value-type="float" office:value="1.1663027238248478"/>
          <table:table-cell office:value-type="float" office:value="0.95250295624753645"/>
          <table:table-cell office:value-type="float" office:value="0.90213118146079041"/>
          <table:table-cell office:value-type="float" office:value="0.96685779816513773"/>
          <table:table-cell office:value-type="float" office:value="1.2359150753172814"/>
          <table:table-cell office:value-type="float" office:value="1.0637236084452975"/>
          <table:table-cell office:value-type="float" office:value="0.9024111331649225"/>
          <table:table-cell office:value-type="float" office:value="1.0581672761083045"/>
          <table:table-cell office:value-type="float" office:value="0.85781660151096017"/>
          <table:table-cell office:value-type="float" office:value="0.9179819467367607"/>
          <table:table-cell office:value-type="float" office:value="1.1466429694203057"/>
          <table:table-cell office:value-type="float" office:value="0.95930809829366348"/>
          <table:table-cell office:value-type="float" office:value="0.98627462080494499"/>
          <table:table-cell office:value-type="float" office:value="0.96075535325191996"/>
          <table:table-cell office:value-type="float" office:value="0.85177020361286993"/>
          <table:table-cell office:value-type="float" office:value="0.90998343675451177"/>
          <table:table-cell office:value-type="float" office:value="1.1348182213630278"/>
          <table:table-cell office:value-type="float" office:value="1.1067127046480887"/>
          <table:table-cell office:value-type="float" office:value="0.77187709118145298"/>
          <table:table-cell office:value-type="float" office:value="1.3028135321254473"/>
          <table:table-cell office:value-type="float" office:value="0.85736505246115957"/>
          <table:table-cell office:value-type="float" office:value="1.1564205713828015"/>
          <table:table-cell office:value-type="float" office:value="0.99981023767730914"/>
          <table:table-cell table:number-columns-repeated="16340"/>
        </table:table-row>
        <table:table-row>
          <table:table-cell office:value-type="float" office:value="13"/>
          <table:table-cell/>
          <table:table-cell office:value-type="float" office:value="1"/>
          <table:table-cell office:value-type="float" office:value="0.9643085243065741"/>
          <table:table-cell office:value-type="float" office:value="1.007587208072569"/>
          <table:table-cell office:value-type="float" office:value="0.99848127089354877"/>
          <table:table-cell office:value-type="float" office:value="1.0199405738896845"/>
          <table:table-cell office:value-type="float" office:value="0.98813333527233882"/>
          <table:table-cell office:value-type="float" office:value="0.99106080622052029"/>
          <table:table-cell office:value-type="float" office:value="0.98349763493980269"/>
          <table:table-cell office:value-type="float" office:value="1.0008874144513826"/>
          <table:table-cell office:value-type="float" office:value="0.99605061423479102"/>
          <table:table-cell office:value-type="float" office:value="0.86574671688678095"/>
          <table:table-cell office:value-type="float" office:value="0.95074892209817941"/>
          <table:table-cell office:value-type="float" office:value="0.90358182270274068"/>
          <table:table-cell office:value-type="float" office:value="0.89792224408166088"/>
          <table:table-cell office:value-type="float" office:value="1.004967739398559"/>
          <table:table-cell office:value-type="float" office:value="1.0010014257389312"/>
          <table:table-cell office:value-type="float" office:value="0.94002245815611585"/>
          <table:table-cell office:value-type="float" office:value="0.98315242573088502"/>
          <table:table-cell office:value-type="float" office:value="1.1610815341300855"/>
          <table:table-cell office:value-type="float" office:value="0.88420192251448815"/>
          <table:table-cell office:value-type="float" office:value="1.0672404303551026"/>
          <table:table-cell office:value-type="float" office:value="0.93134532835759098"/>
          <table:table-cell office:value-type="float" office:value="0.97895010422664686"/>
          <table:table-cell office:value-type="float" office:value="1.1450588104631776"/>
          <table:table-cell office:value-type="float" office:value="0.97611248479521318"/>
          <table:table-cell office:value-type="float" office:value="0.83661129757630193"/>
          <table:table-cell office:value-type="float" office:value="0.95070361838811179"/>
          <table:table-cell office:value-type="float" office:value="0.93509992587722879"/>
          <table:table-cell office:value-type="float" office:value="0.97658787406146041"/>
          <table:table-cell office:value-type="float" office:value="0.98850781093426654"/>
          <table:table-cell office:value-type="float" office:value="0.96397269857703727"/>
          <table:table-cell office:value-type="float" office:value="0.98040166315783894"/>
          <table:table-cell office:value-type="float" office:value="0.98252076838383373"/>
          <table:table-cell office:value-type="float" office:value="1.0021541472204909"/>
          <table:table-cell office:value-type="float" office:value="0.96665615602998012"/>
          <table:table-cell office:value-type="float" office:value="0.97884967124262701"/>
          <table:table-cell office:value-type="float" office:value="0.98423030564892466"/>
          <table:table-cell office:value-type="float" office:value="1.019353902341898"/>
          <table:table-cell office:value-type="float" office:value="1.0107000080171837"/>
          <table:table-cell office:value-type="float" office:value="1"/>
          <table:table-cell office:value-type="float" office:value="1"/>
          <table:table-cell office:value-type="float" office:value="1"/>
          <table:table-cell table:number-columns-repeated="16340"/>
        </table:table-row>
        <table:table-row>
          <table:table-cell office:value-type="float" office:value="14"/>
          <table:table-cell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.191878032844998"/>
          <table:table-cell office:value-type="float" office:value="2.4064917646645227"/>
          <table:table-cell office:value-type="float" office:value="0.4715228624431721"/>
          <table:table-cell office:value-type="float" office:value="4.7876898761963318"/>
          <table:table-cell office:value-type="float" office:value="14.447060541887659"/>
          <table:table-cell office:value-type="float" office:value="7.1618682840919003"/>
          <table:table-cell office:value-type="float" office:value="1.02842716383271"/>
          <table:table-cell office:value-type="float" office:value="1.3039350555536484"/>
          <table:table-cell office:value-type="float" office:value="1.0096342224750514"/>
          <table:table-cell office:value-type="float" office:value="0.81609196274986995"/>
          <table:table-cell office:value-type="float" office:value="1.0092393420279138"/>
          <table:table-cell office:value-type="float" office:value="0.71633184215984802"/>
          <table:table-cell office:value-type="float" office:value="0.69312600200940067"/>
          <table:table-cell office:value-type="float" office:value="0.58123005681622264"/>
          <table:table-cell office:value-type="float" office:value="1.6709801527683203"/>
          <table:table-cell office:value-type="float" office:value="0.67572760777169683"/>
          <table:table-cell office:value-type="float" office:value="0.69757278929572453"/>
          <table:table-cell office:value-type="float" office:value="1.0238518766783971"/>
          <table:table-cell office:value-type="float" office:value="0.49576682677485856"/>
          <table:table-cell office:value-type="float" office:value="1.5253932773344907"/>
          <table:table-cell office:value-type="float" office:value="0.26911070009994736"/>
          <table:table-cell office:value-type="float" office:value="2.8740436312252156"/>
          <table:table-cell office:value-type="float" office:value="1.9938937233431762"/>
          <table:table-cell office:value-type="float" office:value="1"/>
          <table:table-cell office:value-type="float" office:value="1"/>
          <table:table-cell office:value-type="float" office:value="1"/>
          <table:table-cell table:number-columns-repeated="16340"/>
        </table:table-row>
        <table:table-row>
          <table:table-cell office:value-type="float" office:value="15"/>
          <table:table-cell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.99038461538461542"/>
          <table:table-cell office:value-type="float" office:value="0.82524271844660191"/>
          <table:table-cell office:value-type="float" office:value="0.92941176470588238"/>
          <table:table-cell office:value-type="float" office:value="0.82278481012658222"/>
          <table:table-cell office:value-type="float" office:value="0.7846153846153846"/>
          <table:table-cell office:value-type="float" office:value="1.0538949435256137"/>
          <table:table-cell office:value-type="float" office:value="0.94641716175737078"/>
          <table:table-cell office:value-type="float" office:value="0.97220286640322706"/>
          <table:table-cell office:value-type="float" office:value="0.98490330281928251"/>
          <table:table-cell office:value-type="float" office:value="1.3007716730278105"/>
          <table:table-cell office:value-type="float" office:value="0.7958786959796994"/>
          <table:table-cell office:value-type="float" office:value="1.1014134477382005"/>
          <table:table-cell office:value-type="float" office:value="0.84736399072650304"/>
          <table:table-cell office:value-type="float" office:value="0.92337383316862598"/>
          <table:table-cell office:value-type="float" office:value="1.2621783856695561"/>
          <table:table-cell office:value-type="float" office:value="0.94748829174796056"/>
          <table:table-cell office:value-type="float" office:value="0.68519404010210028"/>
          <table:table-cell office:value-type="float" office:value="0.85242320811444916"/>
          <table:table-cell office:value-type="float" office:value="0.88952225734163803"/>
          <table:table-cell office:value-type="float" office:value="0.94306576047534463"/>
          <table:table-cell office:value-type="float" office:value="1.0022874411645153"/>
          <table:table-cell office:value-type="float" office:value="0.76598999380710819"/>
          <table:table-cell office:value-type="float" office:value="1"/>
          <table:table-cell office:value-type="float" office:value="0.8556200886184343"/>
          <table:table-cell office:value-type="float" office:value="0.8253370400263057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table:number-columns-repeated="16340"/>
        </table:table-row>
        <table:table-row>
          <table:table-cell office:value-type="float" office:value="16"/>
          <table:table-cell/>
          <table:table-cell office:value-type="float" office:value="1"/>
          <table:table-cell office:value-type="float" office:value="0.87969774321325311"/>
          <table:table-cell office:value-type="float" office:value="1.026072789042902"/>
          <table:table-cell office:value-type="float" office:value="0.9948569896193028"/>
          <table:table-cell office:value-type="float" office:value="1.0661369339814963"/>
          <table:table-cell office:value-type="float" office:value="0.96403329517898517"/>
          <table:table-cell office:value-type="float" office:value="0.9711465929867521"/>
          <table:table-cell office:value-type="float" office:value="0.94068981563049192"/>
          <table:table-cell office:value-type="float" office:value="1.0034177610855664"/>
          <table:table-cell office:value-type="float" office:value="1.0123757907234439"/>
          <table:table-cell office:value-type="float" office:value="0.990111425114376"/>
          <table:table-cell office:value-type="float" office:value="1.0076724149511713"/>
          <table:table-cell office:value-type="float" office:value="1.0676417785420813"/>
          <table:table-cell office:value-type="float" office:value="1.0421234174947558"/>
          <table:table-cell office:value-type="float" office:value="0.95812834195511698"/>
          <table:table-cell office:value-type="float" office:value="1.0587333101151455"/>
          <table:table-cell office:value-type="float" office:value="0.90991794498233591"/>
          <table:table-cell office:value-type="float" office:value="0.98068755315337963"/>
          <table:table-cell office:value-type="float" office:value="1.0173721526411807"/>
          <table:table-cell office:value-type="float" office:value="1.0000494288495876"/>
          <table:table-cell office:value-type="float" office:value="1.0144704155209645"/>
          <table:table-cell office:value-type="float" office:value="0.91113962220293443"/>
          <table:table-cell office:value-type="float" office:value="1.0363365135541156"/>
          <table:table-cell office:value-type="float" office:value="1.0066753974205764"/>
          <table:table-cell office:value-type="float" office:value="1.0012924099647549"/>
          <table:table-cell office:value-type="float" office:value="1.0068420371751268"/>
          <table:table-cell office:value-type="float" office:value="1.0191802049125411"/>
          <table:table-cell office:value-type="float" office:value="0.98990633349190593"/>
          <table:table-cell office:value-type="float" office:value="1.0234911415595107"/>
          <table:table-cell office:value-type="float" office:value="1.0194506836182271"/>
          <table:table-cell office:value-type="float" office:value="1.0017989141922523"/>
          <table:table-cell office:value-type="float" office:value="1.0015514248472608"/>
          <table:table-cell office:value-type="float" office:value="1.0349919194316155"/>
          <table:table-cell office:value-type="float" office:value="1.0436354044049563"/>
          <table:table-cell office:value-type="float" office:value="0.97763965957980037"/>
          <table:table-cell office:value-type="float" office:value="0.96314737066526268"/>
          <table:table-cell office:value-type="float" office:value="1.0098254043802066"/>
          <table:table-cell office:value-type="float" office:value="1.0040873922034519"/>
          <table:table-cell office:value-type="float" office:value="0.98581239822112909"/>
          <table:table-cell office:value-type="float" office:value="1"/>
          <table:table-cell office:value-type="float" office:value="1"/>
          <table:table-cell office:value-type="float" office:value="1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2958197576423973"/>
          <table:table-cell office:value-type="float" office:value="1.2007163357835156"/>
          <table:table-cell office:value-type="float" office:value="1.0553085054905946"/>
          <table:table-cell office:value-type="float" office:value="1.1256544884789439"/>
          <table:table-cell office:value-type="float" office:value="0.90009665575110231"/>
          <table:table-cell office:value-type="float" office:value="0.98064529545508938"/>
          <table:table-cell office:value-type="float" office:value="0.94191785676556605"/>
          <table:table-cell office:value-type="float" office:value="0.96686904450421818"/>
          <table:table-cell office:value-type="float" office:value="0.9947865762921887"/>
          <table:table-cell office:value-type="float" office:value="1.0065179208149666"/>
          <table:table-cell office:value-type="float" office:value="1.050592531676205"/>
          <table:table-cell office:value-type="float" office:value="0.94636616345798674"/>
          <table:table-cell office:value-type="float" office:value="1.0657379104257196"/>
          <table:table-cell office:value-type="float" office:value="1.0370393741964179"/>
          <table:table-cell office:value-type="float" office:value="0.97610637316063675"/>
          <table:table-cell office:value-type="float" office:value="0.99713586389358755"/>
          <table:table-cell office:value-type="float" office:value="1.2078737277628013"/>
          <table:table-cell office:value-type="float" office:value="1.154436050254837"/>
          <table:table-cell office:value-type="float" office:value="1.0160857069614522"/>
          <table:table-cell office:value-type="float" office:value="1.2730399188080561"/>
          <table:table-cell office:value-type="float" office:value="1.3177128198349484"/>
          <table:table-cell office:value-type="float" office:value="1.0835393683740036"/>
          <table:table-cell office:value-type="float" office:value="1.0410748764537012"/>
          <table:table-cell office:value-type="float" office:value="0.9847248938995522"/>
          <table:table-cell office:value-type="float" office:value="0.92328802441057567"/>
          <table:table-cell office:value-type="float" office:value="1.046642637312734"/>
          <table:table-cell office:value-type="float" office:value="0.96694772566520304"/>
          <table:table-cell office:value-type="float" office:value="1.1737084380972116"/>
          <table:table-cell office:value-type="float" office:value="0.97191208489758407"/>
          <table:table-cell office:value-type="float" office:value="0.97844209656527581"/>
          <table:table-cell office:value-type="float" office:value="0.99603883944842564"/>
          <table:table-cell office:value-type="float" office:value="1.0929470534192178"/>
          <table:table-cell office:value-type="float" office:value="0.99378863124263961"/>
          <table:table-cell office:value-type="float" office:value="0.89828398663579456"/>
          <table:table-cell office:value-type="float" office:value="0.93138325512473386"/>
          <table:table-cell office:value-type="float" office:value="1.2790280515297583"/>
          <table:table-cell office:value-type="float" office:value="0.93683295282060608"/>
          <table:table-cell office:value-type="float" office:value="0.95983752176236492"/>
          <table:table-cell office:value-type="float" office:value="0.8039687678676013"/>
          <table:table-cell office:value-type="float" office:value="1.4551517944878407"/>
          <table:table-cell office:value-type="float" office:value="1.2251885642818419"/>
          <table:table-cell table:number-columns-repeated="16340"/>
        </table:table-row>
        <table:table-row>
          <table:table-cell office:value-type="float" office:value="18"/>
          <table:table-cell/>
          <table:table-cell office:value-type="float" office:value="1"/>
          <table:table-cell office:value-type="float" office:value="0.95871643306399579"/>
          <table:table-cell office:value-type="float" office:value="0.92374068133413767"/>
          <table:table-cell office:value-type="float" office:value="0.90042787119380863"/>
          <table:table-cell office:value-type="float" office:value="1.1070621247282142"/>
          <table:table-cell office:value-type="float" office:value="1.0879554918035039"/>
          <table:table-cell office:value-type="float" office:value="0.90834324997067994"/>
          <table:table-cell office:value-type="float" office:value="1.0067656783566672"/>
          <table:table-cell office:value-type="float" office:value="0.98804434240264982"/>
          <table:table-cell office:value-type="float" office:value="0.98215825274815061"/>
          <table:table-cell office:value-type="float" office:value="0.98161186740320772"/>
          <table:table-cell office:value-type="float" office:value="1.0891662134809605"/>
          <table:table-cell office:value-type="float" office:value="1.0021085057865657"/>
          <table:table-cell office:value-type="float" office:value="0.9884782033872398"/>
          <table:table-cell office:value-type="float" office:value="0.99740914741742159"/>
          <table:table-cell office:value-type="float" office:value="1.2098979076182623"/>
          <table:table-cell office:value-type="float" office:value="1.0056864012796236"/>
          <table:table-cell office:value-type="float" office:value="0.97568870399628582"/>
          <table:table-cell office:value-type="float" office:value="1.0037073709172093"/>
          <table:table-cell office:value-type="float" office:value="0.88679860871839666"/>
          <table:table-cell office:value-type="float" office:value="0.96766475424922538"/>
          <table:table-cell office:value-type="float" office:value="0.97611318904255751"/>
          <table:table-cell office:value-type="float" office:value="0.95316590445946459"/>
          <table:table-cell office:value-type="float" office:value="1.0139071488655416"/>
          <table:table-cell office:value-type="float" office:value="0.98209163670326938"/>
          <table:table-cell office:value-type="float" office:value="0.97619210737232343"/>
          <table:table-cell office:value-type="float" office:value="1.0198367171555849"/>
          <table:table-cell office:value-type="float" office:value="0.97294520553570429"/>
          <table:table-cell office:value-type="float" office:value="0.96830791479852829"/>
          <table:table-cell office:value-type="float" office:value="0.99432047793916412"/>
          <table:table-cell office:value-type="float" office:value="0.97346978327439526"/>
          <table:table-cell office:value-type="float" office:value="1.0301298711842255"/>
          <table:table-cell office:value-type="float" office:value="1.0002354739495918"/>
          <table:table-cell office:value-type="float" office:value="0.94421957814114454"/>
          <table:table-cell office:value-type="float" office:value="0.98936636603411809"/>
          <table:table-cell office:value-type="float" office:value="1.0192928605211156"/>
          <table:table-cell office:value-type="float" office:value="0.97842714254048269"/>
          <table:table-cell office:value-type="float" office:value="1.0383013693380621"/>
          <table:table-cell office:value-type="float" office:value="0.97627969594432096"/>
          <table:table-cell office:value-type="float" office:value="0.99743001090949335"/>
          <table:table-cell office:value-type="float" office:value="1.0047332058620924"/>
          <table:table-cell office:value-type="float" office:value="1.0053565505350799"/>
          <table:table-cell table:number-columns-repeated="16340"/>
        </table:table-row>
        <table:table-row>
          <table:table-cell office:value-type="float" office:value="19"/>
          <table:table-cell/>
          <table:table-cell office:value-type="float" office:value="1"/>
          <table:table-cell office:value-type="float" office:value="0.96094098232903025"/>
          <table:table-cell office:value-type="float" office:value="0.92085335040149641"/>
          <table:table-cell office:value-type="float" office:value="0.88288675769685665"/>
          <table:table-cell office:value-type="float" office:value="1.1531232830277423"/>
          <table:table-cell office:value-type="float" office:value="1.1248771487278408"/>
          <table:table-cell office:value-type="float" office:value="0.88510455997120496"/>
          <table:table-cell office:value-type="float" office:value="1.0099165751192203"/>
          <table:table-cell office:value-type="float" office:value="0.97852331783289537"/>
          <table:table-cell office:value-type="float" office:value="0.98077899232250476"/>
          <table:table-cell office:value-type="float" office:value="0.98418486846280229"/>
          <table:table-cell office:value-type="float" office:value="1.1114891230705772"/>
          <table:table-cell office:value-type="float" office:value="0.9911284404744074"/>
          <table:table-cell office:value-type="float" office:value="0.99129935641467659"/>
          <table:table-cell office:value-type="float" office:value="1.0009674338386167"/>
          <table:table-cell office:value-type="float" office:value="1.2806884326086929"/>
          <table:table-cell office:value-type="float" office:value="0.9953827369781113"/>
          <table:table-cell office:value-type="float" office:value="0.96846829896259345"/>
          <table:table-cell office:value-type="float" office:value="1.0079067996768558"/>
          <table:table-cell office:value-type="float" office:value="0.81697128448823209"/>
          <table:table-cell office:value-type="float" office:value="0.94241048846637998"/>
          <table:table-cell office:value-type="float" office:value="0.99136371843235216"/>
          <table:table-cell office:value-type="float" office:value="0.94297250308124769"/>
          <table:table-cell office:value-type="float" office:value="1.0576471922760149"/>
          <table:table-cell office:value-type="float" office:value="0.9509298289638497"/>
          <table:table-cell office:value-type="float" office:value="0.98077898516761763"/>
          <table:table-cell office:value-type="float" office:value="1.0080142091375659"/>
          <table:table-cell office:value-type="float" office:value="0.93452719128932582"/>
          <table:table-cell office:value-type="float" office:value="0.96723247888446418"/>
          <table:table-cell office:value-type="float" office:value="0.91626334406257681"/>
          <table:table-cell office:value-type="float" office:value="0.99532333683391327"/>
          <table:table-cell office:value-type="float" office:value="1.0251385764051877"/>
          <table:table-cell office:value-type="float" office:value="1.0433953962517455"/>
          <table:table-cell office:value-type="float" office:value="0.98329881453377987"/>
          <table:table-cell office:value-type="float" office:value="0.95283316128545714"/>
          <table:table-cell office:value-type="float" office:value="1.025710078810192"/>
          <table:table-cell office:value-type="float" office:value="1.0454299477999518"/>
          <table:table-cell office:value-type="float" office:value="1.0388569850602369"/>
          <table:table-cell office:value-type="float" office:value="0.98045430620650842"/>
          <table:table-cell office:value-type="float" office:value="0.95801032961924582"/>
          <table:table-cell office:value-type="float" office:value="1.031039846177223"/>
          <table:table-cell office:value-type="float" office:value="1.0186920579378806"/>
          <table:table-cell table:number-columns-repeated="16340"/>
        </table:table-row>
        <table:table-row>
          <table:table-cell office:value-type="float" office:value="20"/>
          <table:table-cell/>
          <table:table-cell office:value-type="float" office:value="1"/>
          <table:table-cell office:value-type="float" office:value="0.95197018629471464"/>
          <table:table-cell office:value-type="float" office:value="0.93340299052000741"/>
          <table:table-cell office:value-type="float" office:value="0.96317681815579037"/>
          <table:table-cell office:value-type="float" office:value="0.9631410033930019"/>
          <table:table-cell office:value-type="float" office:value="0.97509704569257605"/>
          <table:table-cell office:value-type="float" office:value="0.98293291632131685"/>
          <table:table-cell office:value-type="float" office:value="0.99768639880552934"/>
          <table:table-cell office:value-type="float" office:value="1.0152815614503974"/>
          <table:table-cell office:value-type="float" office:value="0.98596877683199702"/>
          <table:table-cell office:value-type="float" office:value="0.97440621412724904"/>
          <table:table-cell office:value-type="float" office:value="1.0247814139979938"/>
          <table:table-cell office:value-type="float" office:value="1.0349070536700218"/>
          <table:table-cell office:value-type="float" office:value="0.98147806891296563"/>
          <table:table-cell office:value-type="float" office:value="0.98925860545238231"/>
          <table:table-cell office:value-type="float" office:value="1.0657984630483672"/>
          <table:table-cell office:value-type="float" office:value="1.0271011116872686"/>
          <table:table-cell office:value-type="float" office:value="0.99019596590066805"/>
          <table:table-cell office:value-type="float" office:value="0.99569216398726534"/>
          <table:table-cell office:value-type="float" office:value="1.0280892393644789"/>
          <table:table-cell office:value-type="float" office:value="1.01125050428437"/>
          <table:table-cell office:value-type="float" office:value="0.95217764059748966"/>
          <table:table-cell office:value-type="float" office:value="0.9701692143504852"/>
          <table:table-cell office:value-type="float" office:value="0.94720604963072064"/>
          <table:table-cell office:value-type="float" office:value="1.0301190680771566"/>
          <table:table-cell office:value-type="float" office:value="0.96959394948117505"/>
          <table:table-cell office:value-type="float" office:value="1.03664291534432"/>
          <table:table-cell office:value-type="float" office:value="1.0254150301346443"/>
          <table:table-cell office:value-type="float" office:value="0.969724092449195"/>
          <table:table-cell office:value-type="float" office:value="1.0989619547718317"/>
          <table:table-cell office:value-type="float" office:value="0.94898250951464946"/>
          <table:table-cell office:value-type="float" office:value="1.0357625231031002"/>
          <table:table-cell office:value-type="float" office:value="0.95375592399485298"/>
          <table:table-cell office:value-type="float" office:value="0.89688607049974667"/>
          <table:table-cell office:value-type="float" office:value="1.0415288343411069"/>
          <table:table-cell office:value-type="float" office:value="1.0106861954259541"/>
          <table:table-cell office:value-type="float" office:value="0.89888171601588429"/>
          <table:table-cell office:value-type="float" office:value="1.0376123175356782"/>
          <table:table-cell office:value-type="float" office:value="0.97126091780552637"/>
          <table:table-cell office:value-type="float" office:value="1.0464799854040048"/>
          <table:table-cell office:value-type="float" office:value="0.97380079472094627"/>
          <table:table-cell office:value-type="float" office:value="0.99014111200027044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143867811337911"/>
          <table:table-cell office:value-type="float" office:value="0.77454284493197934"/>
          <table:table-cell office:value-type="float" office:value="0.82971721595382653"/>
          <table:table-cell office:value-type="float" office:value="1.3043130159919711"/>
          <table:table-cell office:value-type="float" office:value="1.0958071328077879"/>
          <table:table-cell office:value-type="float" office:value="0.98923029062834456"/>
          <table:table-cell office:value-type="float" office:value="1.0468594473855748"/>
          <table:table-cell office:value-type="float" office:value="0.95323217792483428"/>
          <table:table-cell office:value-type="float" office:value="0.96361818467133464"/>
          <table:table-cell office:value-type="float" office:value="0.96405788663803682"/>
          <table:table-cell office:value-type="float" office:value="1.1456250374601296"/>
          <table:table-cell office:value-type="float" office:value="0.98420132753652545"/>
          <table:table-cell office:value-type="float" office:value="0.9082776801113186"/>
          <table:table-cell office:value-type="float" office:value="1.0319012541189676"/>
          <table:table-cell office:value-type="float" office:value="1.035776009261669"/>
          <table:table-cell office:value-type="float" office:value="0.94417250035234512"/>
          <table:table-cell office:value-type="float" office:value="1.0228592660512439"/>
          <table:table-cell office:value-type="float" office:value="0.98078973279471637"/>
          <table:table-cell office:value-type="float" office:value="1.2413115574631728"/>
          <table:table-cell office:value-type="float" office:value="0.86967436580937174"/>
          <table:table-cell office:value-type="float" office:value="0.93530986790225645"/>
          <table:table-cell office:value-type="float" office:value="1.0176247233217317"/>
          <table:table-cell office:value-type="float" office:value="1.07668181073448"/>
          <table:table-cell office:value-type="float" office:value="0.94999252623816144"/>
          <table:table-cell office:value-type="float" office:value="0.90608442070384276"/>
          <table:table-cell office:value-type="float" office:value="1.1810397146962361"/>
          <table:table-cell office:value-type="float" office:value="0.80544274149563166"/>
          <table:table-cell office:value-type="float" office:value="1.1472013194241915"/>
          <table:table-cell office:value-type="float" office:value="0.98503389505463179"/>
          <table:table-cell office:value-type="float" office:value="0.92659116536720576"/>
          <table:table-cell office:value-type="float" office:value="1.0460978344733205"/>
          <table:table-cell office:value-type="float" office:value="0.91292787090578309"/>
          <table:table-cell office:value-type="float" office:value="0.94128601561556868"/>
          <table:table-cell office:value-type="float" office:value="0.97287917372388555"/>
          <table:table-cell office:value-type="float" office:value="1.0794549318323028"/>
          <table:table-cell office:value-type="float" office:value="1.01539073443693"/>
          <table:table-cell office:value-type="float" office:value="0.84550276952273773"/>
          <table:table-cell office:value-type="float" office:value="1.1664458334733421"/>
          <table:table-cell office:value-type="float" office:value="0.82539430406067194"/>
          <table:table-cell office:value-type="float" office:value="1.142858572416025"/>
          <table:table-cell office:value-type="float" office:value="0.92932806787990563"/>
          <table:table-cell table:number-columns-repeated="16340"/>
        </table:table-row>
        <table:table-row>
          <table:table-cell office:value-type="float" office:value="22"/>
          <table:table-cell/>
          <table:table-cell office:value-type="float" office:value="1"/>
          <table:table-cell office:value-type="float" office:value="0.93299028780796067"/>
          <table:table-cell office:value-type="float" office:value="0.8631381691477169"/>
          <table:table-cell office:value-type="float" office:value="1.0617638907576661"/>
          <table:table-cell office:value-type="float" office:value="0.79226798856002711"/>
          <table:table-cell office:value-type="float" office:value="1.4089695390811319"/>
          <table:table-cell office:value-type="float" office:value="0.89704020646388372"/>
          <table:table-cell office:value-type="float" office:value="1.0399096220291721"/>
          <table:table-cell office:value-type="float" office:value="0.732483018692619"/>
          <table:table-cell office:value-type="float" office:value="1.4526664886390808"/>
          <table:table-cell office:value-type="float" office:value="0.8706763283026312"/>
          <table:table-cell office:value-type="float" office:value="1.2058217720798743"/>
          <table:table-cell office:value-type="float" office:value="0.8558739188079687"/>
          <table:table-cell office:value-type="float" office:value="1.0909705930241209"/>
          <table:table-cell office:value-type="float" office:value="0.90743088312856424"/>
          <table:table-cell office:value-type="float" office:value="1.0097164794166016"/>
          <table:table-cell office:value-type="float" office:value="1.2209797857497366"/>
          <table:table-cell office:value-type="float" office:value="0.84192498317735665"/>
          <table:table-cell office:value-type="float" office:value="1.0281428421077168"/>
          <table:table-cell office:value-type="float" office:value="1.034566003896964"/>
          <table:table-cell office:value-type="float" office:value="0.94620488162622485"/>
          <table:table-cell office:value-type="float" office:value="0.8713320619499163"/>
          <table:table-cell office:value-type="float" office:value="0.95695401892811016"/>
          <table:table-cell office:value-type="float" office:value="1.0471567078420585"/>
          <table:table-cell office:value-type="float" office:value="0.66349654485013587"/>
          <table:table-cell office:value-type="float" office:value="1.2820055818092422"/>
          <table:table-cell office:value-type="float" office:value="1.0358202999901283"/>
          <table:table-cell office:value-type="float" office:value="0.92683431779772218"/>
          <table:table-cell office:value-type="float" office:value="1.0493469717480244"/>
          <table:table-cell office:value-type="float" office:value="0.94871122506519634"/>
          <table:table-cell office:value-type="float" office:value="1.1018552913914148"/>
          <table:table-cell office:value-type="float" office:value="1.1958749379669227"/>
          <table:table-cell office:value-type="float" office:value="1.1420566181593637"/>
          <table:table-cell office:value-type="float" office:value="0.97718415369093681"/>
          <table:table-cell office:value-type="float" office:value="1.1734022816019423"/>
          <table:table-cell office:value-type="float" office:value="1.0314199157321498"/>
          <table:table-cell office:value-type="float" office:value="1.0559002960380952"/>
          <table:table-cell office:value-type="float" office:value="1.0010723541243118"/>
          <table:table-cell office:value-type="float" office:value="1.0127004872620939"/>
          <table:table-cell office:value-type="float" office:value="0.91857124299860815"/>
          <table:table-cell office:value-type="float" office:value="1.0678365001498593"/>
          <table:table-cell office:value-type="float" office:value="1.0162510517736649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0255890310758344"/>
          <table:table-cell office:value-type="float" office:value="1.0126417795724967"/>
          <table:table-cell office:value-type="float" office:value="0.96108296253203263"/>
          <table:table-cell office:value-type="float" office:value="1.0577224328069814"/>
          <table:table-cell office:value-type="float" office:value="1.0153278954434919"/>
          <table:table-cell office:value-type="float" office:value="1.0024777709828636"/>
          <table:table-cell office:value-type="float" office:value="1.0924323783693843"/>
          <table:table-cell office:value-type="float" office:value="0.95391814807913855"/>
          <table:table-cell office:value-type="float" office:value="0.92921199987230796"/>
          <table:table-cell office:value-type="float" office:value="1.0446462833096126"/>
          <table:table-cell office:value-type="float" office:value="0.98836007541476678"/>
          <table:table-cell office:value-type="float" office:value="0.85795161409821841"/>
          <table:table-cell office:value-type="float" office:value="1.2989136762339781"/>
          <table:table-cell office:value-type="float" office:value="0.78741560115157683"/>
          <table:table-cell office:value-type="float" office:value="1.0424532480307793"/>
          <table:table-cell office:value-type="float" office:value="1.0316696981490932"/>
          <table:table-cell office:value-type="float" office:value="1.1827530110494944"/>
          <table:table-cell office:value-type="float" office:value="0.86893908150857935"/>
          <table:table-cell office:value-type="float" office:value="0.84823463412777111"/>
          <table:table-cell office:value-type="float" office:value="1.1288976656188419"/>
          <table:table-cell office:value-type="float" office:value="1.0529671922096644"/>
          <table:table-cell office:value-type="float" office:value="1.2528076858491768"/>
          <table:table-cell office:value-type="float" office:value="0.8555289824666511"/>
          <table:table-cell office:value-type="float" office:value="0.8989069008734647"/>
          <table:table-cell office:value-type="float" office:value="1.1632340771388163"/>
          <table:table-cell office:value-type="float" office:value="0.94302582369887422"/>
          <table:table-cell office:value-type="float" office:value="1.0539543537154672"/>
          <table:table-cell office:value-type="float" office:value="0.9002999941306582"/>
          <table:table-cell office:value-type="float" office:value="1.0598964934709671"/>
          <table:table-cell office:value-type="float" office:value="0.94234498226030594"/>
          <table:table-cell office:value-type="float" office:value="1.015473387578582"/>
          <table:table-cell office:value-type="float" office:value="0.79414463697764515"/>
          <table:table-cell office:value-type="float" office:value="0.96449824940099504"/>
          <table:table-cell office:value-type="float" office:value="0.63124613604124724"/>
          <table:table-cell office:value-type="float" office:value="1.6378163099860434"/>
          <table:table-cell office:value-type="float" office:value="1.0270557901661079"/>
          <table:table-cell office:value-type="float" office:value="0.95548826111189511"/>
          <table:table-cell office:value-type="float" office:value="0.99325066727223654"/>
          <table:table-cell office:value-type="float" office:value="1.415600317893382"/>
          <table:table-cell office:value-type="float" office:value="0.91010359093345938"/>
          <table:table-cell office:value-type="float" office:value="1.1515118893943368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0041896565357"/>
          <table:table-cell office:value-type="float" office:value="0.91887995649175491"/>
          <table:table-cell office:value-type="float" office:value="0.92932182003250741"/>
          <table:table-cell office:value-type="float" office:value="1.1574809189126307"/>
          <table:table-cell office:value-type="float" office:value="1.086493079118771"/>
          <table:table-cell office:value-type="float" office:value="0.99556234812035782"/>
          <table:table-cell office:value-type="float" office:value="1.0835937072314834"/>
          <table:table-cell office:value-type="float" office:value="1.0036877086113256"/>
          <table:table-cell office:value-type="float" office:value="1.1009588138414586"/>
          <table:table-cell office:value-type="float" office:value="0.94434067007634692"/>
          <table:table-cell office:value-type="float" office:value="1.2086435782002516"/>
          <table:table-cell office:value-type="float" office:value="0.92806893542789703"/>
          <table:table-cell office:value-type="float" office:value="1.0247719239439257"/>
          <table:table-cell office:value-type="float" office:value="0.95312824747599167"/>
          <table:table-cell office:value-type="float" office:value="1.0551247854756431"/>
          <table:table-cell office:value-type="float" office:value="1.0398230693141333"/>
          <table:table-cell office:value-type="float" office:value="0.96303707201274058"/>
          <table:table-cell office:value-type="float" office:value="1.0381643683978592"/>
          <table:table-cell office:value-type="float" office:value="0.998433209242238"/>
          <table:table-cell office:value-type="float" office:value="0.93047388240079698"/>
          <table:table-cell office:value-type="float" office:value="0.98854032900696598"/>
          <table:table-cell office:value-type="float" office:value="1.028043253918915"/>
          <table:table-cell office:value-type="float" office:value="1.0713863809244111"/>
          <table:table-cell office:value-type="float" office:value="0.9610717137650594"/>
          <table:table-cell office:value-type="float" office:value="0.98302840274696701"/>
          <table:table-cell office:value-type="float" office:value="1.0283038299837226"/>
          <table:table-cell office:value-type="float" office:value="0.96277995775691216"/>
          <table:table-cell office:value-type="float" office:value="0.93952929461975254"/>
          <table:table-cell office:value-type="float" office:value="1.0685776038863675"/>
          <table:table-cell office:value-type="float" office:value="0.97613552496410316"/>
          <table:table-cell office:value-type="float" office:value="1.0261897177224133"/>
          <table:table-cell office:value-type="float" office:value="0.98495640373013393"/>
          <table:table-cell office:value-type="float" office:value="0.95697095504642149"/>
          <table:table-cell office:value-type="float" office:value="0.95794329806949718"/>
          <table:table-cell office:value-type="float" office:value="1.1366726889613212"/>
          <table:table-cell office:value-type="float" office:value="0.97373669334295498"/>
          <table:table-cell office:value-type="float" office:value="0.98252098960150847"/>
          <table:table-cell office:value-type="float" office:value="1.0380757206665068"/>
          <table:table-cell office:value-type="float" office:value="0.94517473817159436"/>
          <table:table-cell office:value-type="float" office:value="1.0151207452906272"/>
          <table:table-cell office:value-type="float" office:value="1.139600226443938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0870703777311796"/>
          <table:table-cell office:value-type="float" office:value="0.98465037002039235"/>
          <table:table-cell office:value-type="float" office:value="0.98341268385628244"/>
          <table:table-cell office:value-type="float" office:value="0.98701456753801309"/>
          <table:table-cell office:value-type="float" office:value="1.0013519085870985"/>
          <table:table-cell office:value-type="float" office:value="1.0502775858901638"/>
          <table:table-cell office:value-type="float" office:value="0.99909156745488603"/>
          <table:table-cell office:value-type="float" office:value="0.9965905532690007"/>
          <table:table-cell office:value-type="float" office:value="1.019280261388019"/>
          <table:table-cell office:value-type="float" office:value="1.0162313760201287"/>
          <table:table-cell office:value-type="float" office:value="1.0232679152910469"/>
          <table:table-cell office:value-type="float" office:value="1.0037064341790836"/>
          <table:table-cell office:value-type="float" office:value="1.0014763314247024"/>
          <table:table-cell office:value-type="float" office:value="1.0381089161246553"/>
          <table:table-cell office:value-type="float" office:value="0.99580763246190951"/>
          <table:table-cell office:value-type="float" office:value="1.0167780441270942"/>
          <table:table-cell office:value-type="float" office:value="1.0150177549211248"/>
          <table:table-cell office:value-type="float" office:value="1.0234428459072327"/>
          <table:table-cell office:value-type="float" office:value="0.98837304113562985"/>
          <table:table-cell office:value-type="float" office:value="0.99993025970362936"/>
          <table:table-cell office:value-type="float" office:value="1.048790324431738"/>
          <table:table-cell office:value-type="float" office:value="0.99172473502390579"/>
          <table:table-cell office:value-type="float" office:value="0.89913551637580313"/>
          <table:table-cell office:value-type="float" office:value="1.0550801495605193"/>
          <table:table-cell office:value-type="float" office:value="1.0212838385498646"/>
          <table:table-cell office:value-type="float" office:value="0.974095699324796"/>
          <table:table-cell office:value-type="float" office:value="0.9494503219539544"/>
          <table:table-cell office:value-type="float" office:value="0.94612702892798395"/>
          <table:table-cell office:value-type="float" office:value="1.036923858131263"/>
          <table:table-cell office:value-type="float" office:value="0.97483169645131007"/>
          <table:table-cell office:value-type="float" office:value="1.0070303573272545"/>
          <table:table-cell office:value-type="float" office:value="1.0495902418197043"/>
          <table:table-cell office:value-type="float" office:value="0.95207364103259973"/>
          <table:table-cell office:value-type="float" office:value="1.0031612614998713"/>
          <table:table-cell office:value-type="float" office:value="0.98859206860604731"/>
          <table:table-cell office:value-type="float" office:value="0.98432791465410929"/>
          <table:table-cell office:value-type="float" office:value="1.0408393210089617"/>
          <table:table-cell office:value-type="float" office:value="1.0229680288431788"/>
          <table:table-cell office:value-type="float" office:value="1.0067105449173634"/>
          <table:table-cell office:value-type="float" office:value="1.0065222830359"/>
          <table:table-cell office:value-type="float" office:value="1.0102714387949301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0930995968424171"/>
          <table:table-cell office:value-type="float" office:value="0.99478108841411583"/>
          <table:table-cell office:value-type="float" office:value="0.97873379345070344"/>
          <table:table-cell office:value-type="float" office:value="0.99049256440665034"/>
          <table:table-cell office:value-type="float" office:value="0.99598396803768474"/>
          <table:table-cell office:value-type="float" office:value="1.063695108755806"/>
          <table:table-cell office:value-type="float" office:value="0.99696333722637309"/>
          <table:table-cell office:value-type="float" office:value="0.99968522475487576"/>
          <table:table-cell office:value-type="float" office:value="1.0230574179075493"/>
          <table:table-cell office:value-type="float" office:value="1.021327940325081"/>
          <table:table-cell office:value-type="float" office:value="1.0285324567470007"/>
          <table:table-cell office:value-type="float" office:value="1.0016703383886534"/>
          <table:table-cell office:value-type="float" office:value="1.0001710387810683"/>
          <table:table-cell office:value-type="float" office:value="1.0354806489481074"/>
          <table:table-cell office:value-type="float" office:value="0.99099984708218047"/>
          <table:table-cell office:value-type="float" office:value="1.0148512404597447"/>
          <table:table-cell office:value-type="float" office:value="1.0213843579494188"/>
          <table:table-cell office:value-type="float" office:value="1.0363293249510457"/>
          <table:table-cell office:value-type="float" office:value="0.96957514091029096"/>
          <table:table-cell office:value-type="float" office:value="1.0000267650825754"/>
          <table:table-cell office:value-type="float" office:value="1.0497371312852064"/>
          <table:table-cell office:value-type="float" office:value="0.99784243330950917"/>
          <table:table-cell office:value-type="float" office:value="0.88940097861844369"/>
          <table:table-cell office:value-type="float" office:value="1.051943422303999"/>
          <table:table-cell office:value-type="float" office:value="1.0272320113377924"/>
          <table:table-cell office:value-type="float" office:value="0.9791154226208868"/>
          <table:table-cell office:value-type="float" office:value="0.95558452629692525"/>
          <table:table-cell office:value-type="float" office:value="0.92124678204914479"/>
          <table:table-cell office:value-type="float" office:value="1.0434671146482413"/>
          <table:table-cell office:value-type="float" office:value="0.98731455205663787"/>
          <table:table-cell office:value-type="float" office:value="1.0053935501058791"/>
          <table:table-cell office:value-type="float" office:value="1.0407091457211888"/>
          <table:table-cell office:value-type="float" office:value="0.97615955489154504"/>
          <table:table-cell office:value-type="float" office:value="1.0063237492757449"/>
          <table:table-cell office:value-type="float" office:value="0.99067790603380601"/>
          <table:table-cell office:value-type="float" office:value="0.97067114396432153"/>
          <table:table-cell office:value-type="float" office:value="1.0336060073522124"/>
          <table:table-cell office:value-type="float" office:value="1.0291615149382494"/>
          <table:table-cell office:value-type="float" office:value="0.99895719553468953"/>
          <table:table-cell office:value-type="float" office:value="1.0036979246954993"/>
          <table:table-cell office:value-type="float" office:value="1.02127332982259"/>
          <table:table-cell table:number-columns-repeated="16340"/>
        </table:table-row>
        <table:table-row>
          <table:table-cell office:value-type="float" office:value="26"/>
          <table:table-cell/>
          <table:table-cell office:value-type="float" office:value="1"/>
          <table:table-cell office:value-type="float" office:value="1.2381046538633931"/>
          <table:table-cell office:value-type="float" office:value="1.1157665659738707"/>
          <table:table-cell office:value-type="float" office:value="0.91146534543997459"/>
          <table:table-cell office:value-type="float" office:value="0.95544314772071293"/>
          <table:table-cell office:value-type="float" office:value="0.994732194032795"/>
          <table:table-cell office:value-type="float" office:value="1.0928557233023237"/>
          <table:table-cell office:value-type="float" office:value="1.0001241597847803"/>
          <table:table-cell office:value-type="float" office:value="0.95042942773877714"/>
          <table:table-cell office:value-type="float" office:value="0.98952904082361548"/>
          <table:table-cell office:value-type="float" office:value="1.0187510168940057"/>
          <table:table-cell office:value-type="float" office:value="1.0852318936342487"/>
          <table:table-cell office:value-type="float" office:value="0.97092402482558948"/>
          <table:table-cell office:value-type="float" office:value="0.9521562630614202"/>
          <table:table-cell office:value-type="float" office:value="1.0081898802262235"/>
          <table:table-cell office:value-type="float" office:value="0.89869948059839988"/>
          <table:table-cell office:value-type="float" office:value="1.0449316942894349"/>
          <table:table-cell office:value-type="float" office:value="0.99920447274908231"/>
          <table:table-cell office:value-type="float" office:value="1.04587272046748"/>
          <table:table-cell office:value-type="float" office:value="0.92300361763781191"/>
          <table:table-cell office:value-type="float" office:value="0.95676988231835258"/>
          <table:table-cell office:value-type="float" office:value="1.0753986633915105"/>
          <table:table-cell office:value-type="float" office:value="1.002302646290973"/>
          <table:table-cell office:value-type="float" office:value="0.69736097680116338"/>
          <table:table-cell office:value-type="float" office:value="1.0417661887176255"/>
          <table:table-cell office:value-type="float" office:value="1.0275207546020309"/>
          <table:table-cell office:value-type="float" office:value="1.0186391070943648"/>
          <table:table-cell office:value-type="float" office:value="0.97025804380186265"/>
          <table:table-cell office:value-type="float" office:value="0.88629387012474348"/>
          <table:table-cell office:value-type="float" office:value="1.1584511446332963"/>
          <table:table-cell office:value-type="float" office:value="1.0318054628925732"/>
          <table:table-cell office:value-type="float" office:value="0.9864440921992963"/>
          <table:table-cell office:value-type="float" office:value="1.1377253827858109"/>
          <table:table-cell office:value-type="float" office:value="0.9587216223647903"/>
          <table:table-cell office:value-type="float" office:value="1.0234387930608591"/>
          <table:table-cell office:value-type="float" office:value="0.98263277604516031"/>
          <table:table-cell office:value-type="float" office:value="0.97307238710884902"/>
          <table:table-cell office:value-type="float" office:value="1.0480686070224707"/>
          <table:table-cell office:value-type="float" office:value="1.0279624704012469"/>
          <table:table-cell office:value-type="float" office:value="0.98900666843494811"/>
          <table:table-cell office:value-type="float" office:value="0.96434458538878254"/>
          <table:table-cell office:value-type="float" office:value="1.0478494371000011"/>
          <table:table-cell table:number-columns-repeated="16340"/>
        </table:table-row>
        <table:table-row>
          <table:table-cell office:value-type="float" office:value="27"/>
          <table:table-cell/>
          <table:table-cell office:value-type="float" office:value="1"/>
          <table:table-cell office:value-type="float" office:value="0.99787273947382971"/>
          <table:table-cell office:value-type="float" office:value="0.83319012282003013"/>
          <table:table-cell office:value-type="float" office:value="1.0349192513476326"/>
          <table:table-cell office:value-type="float" office:value="1.0544112365628557"/>
          <table:table-cell office:value-type="float" office:value="0.97079447121370777"/>
          <table:table-cell office:value-type="float" office:value="1.0639115749601593"/>
          <table:table-cell office:value-type="float" office:value="0.90823480040797056"/>
          <table:table-cell office:value-type="float" office:value="1.1145781576825435"/>
          <table:table-cell office:value-type="float" office:value="1.046366080648641"/>
          <table:table-cell office:value-type="float" office:value="1.0347905252389573"/>
          <table:table-cell office:value-type="float" office:value="0.93669972021939674"/>
          <table:table-cell office:value-type="float" office:value="1.0161361264190798"/>
          <table:table-cell office:value-type="float" office:value="1.0228565775004137"/>
          <table:table-cell office:value-type="float" office:value="1.0094154914167757"/>
          <table:table-cell office:value-type="float" office:value="1.0169156408336761"/>
          <table:table-cell office:value-type="float" office:value="0.92751969062839679"/>
          <table:table-cell office:value-type="float" office:value="1.0160419361194857"/>
          <table:table-cell office:value-type="float" office:value="1.0401169824118013"/>
          <table:table-cell office:value-type="float" office:value="1.0008448347614747"/>
          <table:table-cell office:value-type="float" office:value="1.0144238725039529"/>
          <table:table-cell office:value-type="float" office:value="1.0311009244513711"/>
          <table:table-cell office:value-type="float" office:value="0.94017760103280312"/>
          <table:table-cell office:value-type="float" office:value="1.009473534480305"/>
          <table:table-cell office:value-type="float" office:value="1.0976848162725958"/>
          <table:table-cell office:value-type="float" office:value="1.0124240168060668"/>
          <table:table-cell office:value-type="float" office:value="0.91887723439405422"/>
          <table:table-cell office:value-type="float" office:value="0.85092007638555445"/>
          <table:table-cell office:value-type="float" office:value="0.90861052239276008"/>
          <table:table-cell office:value-type="float" office:value="0.95517803854868133"/>
          <table:table-cell office:value-type="float" office:value="0.8847026260044154"/>
          <table:table-cell office:value-type="float" office:value="1.0099102764323931"/>
          <table:table-cell office:value-type="float" office:value="0.99322477693692401"/>
          <table:table-cell office:value-type="float" office:value="0.99822403534820614"/>
          <table:table-cell office:value-type="float" office:value="1.0521086525842545"/>
          <table:table-cell office:value-type="float" office:value="0.98898895869949022"/>
          <table:table-cell office:value-type="float" office:value="0.96636074356973123"/>
          <table:table-cell office:value-type="float" office:value="1.0455064241937131"/>
          <table:table-cell office:value-type="float" office:value="1.070903964074188"/>
          <table:table-cell office:value-type="float" office:value="1.0170801836804857"/>
          <table:table-cell office:value-type="float" office:value="1.0302725956272278"/>
          <table:table-cell office:value-type="float" office:value="1.0321159927482941"/>
          <table:table-cell table:number-columns-repeated="16340"/>
        </table:table-row>
        <table:table-row>
          <table:table-cell office:value-type="float" office:value="28"/>
          <table:table-cell/>
          <table:table-cell office:value-type="float" office:value="1"/>
          <table:table-cell office:value-type="float" office:value="1.0701604281661778"/>
          <table:table-cell office:value-type="float" office:value="1.0345507305709967"/>
          <table:table-cell office:value-type="float" office:value="0.96337642813426161"/>
          <table:table-cell office:value-type="float" office:value="0.91809920324101357"/>
          <table:table-cell office:value-type="float" office:value="1.0209282215331814"/>
          <table:table-cell office:value-type="float" office:value="1.0199326839539022"/>
          <table:table-cell office:value-type="float" office:value="1.2127547264157139"/>
          <table:table-cell office:value-type="float" office:value="0.91137915727781249"/>
          <table:table-cell office:value-type="float" office:value="1.0388832306357672"/>
          <table:table-cell office:value-type="float" office:value="1.0613058292933433"/>
          <table:table-cell office:value-type="float" office:value="1.005541201331291"/>
          <table:table-cell office:value-type="float" office:value="1.0385042742177477"/>
          <table:table-cell office:value-type="float" office:value="1.0175233208488583"/>
          <table:table-cell office:value-type="float" office:value="1.0408951818443191"/>
          <table:table-cell office:value-type="float" office:value="1.0771198454415247"/>
          <table:table-cell office:value-type="float" office:value="1.1172242341166749"/>
          <table:table-cell office:value-type="float" office:value="1.0288448884895798"/>
          <table:table-cell office:value-type="float" office:value="1.0158865885891815"/>
          <table:table-cell office:value-type="float" office:value="0.96255066951358526"/>
          <table:table-cell office:value-type="float" office:value="0.9914604876219224"/>
          <table:table-cell office:value-type="float" office:value="0.9799195522087184"/>
          <table:table-cell office:value-type="float" office:value="1.0017181384078266"/>
          <table:table-cell office:value-type="float" office:value="0.88709786173795624"/>
          <table:table-cell office:value-type="float" office:value="1.0545387708381357"/>
          <table:table-cell office:value-type="float" office:value="1.0588593497332466"/>
          <table:table-cell office:value-type="float" office:value="0.99861198473985613"/>
          <table:table-cell office:value-type="float" office:value="0.96084539079832876"/>
          <table:table-cell office:value-type="float" office:value="0.71785701210230957"/>
          <table:table-cell office:value-type="float" office:value="1.1383483000477879"/>
          <table:table-cell office:value-type="float" office:value="1.0186492625999939"/>
          <table:table-cell office:value-type="float" office:value="1.0629051091210997"/>
          <table:table-cell office:value-type="float" office:value="1.0146706489193795"/>
          <table:table-cell office:value-type="float" office:value="1.0035862725941669"/>
          <table:table-cell office:value-type="float" office:value="0.99496653461264961"/>
          <table:table-cell office:value-type="float" office:value="0.97257512644365141"/>
          <table:table-cell office:value-type="float" office:value="0.96784941102699884"/>
          <table:table-cell office:value-type="float" office:value="0.92534550316404118"/>
          <table:table-cell office:value-type="float" office:value="1.0588492549529929"/>
          <table:table-cell office:value-type="float" office:value="0.9550560045964871"/>
          <table:table-cell office:value-type="float" office:value="1.0300960147197611"/>
          <table:table-cell office:value-type="float" office:value="1.0346124226539901"/>
          <table:table-cell table:number-columns-repeated="16340"/>
        </table:table-row>
        <table:table-row>
          <table:table-cell office:value-type="float" office:value="29"/>
          <table:table-cell/>
          <table:table-cell office:value-type="float" office:value="1"/>
          <table:table-cell office:value-type="float" office:value="0.97920389917527251"/>
          <table:table-cell office:value-type="float" office:value="1.0067527520960993"/>
          <table:table-cell office:value-type="float" office:value="1.0628065889991445"/>
          <table:table-cell office:value-type="float" office:value="1.0245492420088698"/>
          <table:table-cell office:value-type="float" office:value="1.0206475519686082"/>
          <table:table-cell office:value-type="float" office:value="1.0208756038121147"/>
          <table:table-cell office:value-type="float" office:value="1.0068982582575123"/>
          <table:table-cell office:value-type="float" office:value="1.0284279821793332"/>
          <table:table-cell office:value-type="float" office:value="1.0732847673030761"/>
          <table:table-cell office:value-type="float" office:value="0.99007379490135916"/>
          <table:table-cell office:value-type="float" office:value="1.0428279505598368"/>
          <table:table-cell office:value-type="float" office:value="1.0397301412891879"/>
          <table:table-cell office:value-type="float" office:value="1.070679398479724"/>
          <table:table-cell office:value-type="float" office:value="1.1193241838251105"/>
          <table:table-cell office:value-type="float" office:value="1.0988803227687514"/>
          <table:table-cell office:value-type="float" office:value="0.99285537800584756"/>
          <table:table-cell office:value-type="float" office:value="1.0656475181213072"/>
          <table:table-cell office:value-type="float" office:value="1.0303577993705511"/>
          <table:table-cell office:value-type="float" office:value="1.0180033603212046"/>
          <table:table-cell office:value-type="float" office:value="1.061686567246966"/>
          <table:table-cell office:value-type="float" office:value="1.0726151939531376"/>
          <table:table-cell office:value-type="float" office:value="1.0374696577912119"/>
          <table:table-cell office:value-type="float" office:value="1.0315512589212619"/>
          <table:table-cell office:value-type="float" office:value="1.0257207022139623"/>
          <table:table-cell office:value-type="float" office:value="1.0248920489437681"/>
          <table:table-cell office:value-type="float" office:value="0.97561233426433203"/>
          <table:table-cell office:value-type="float" office:value="1.0049901744798344"/>
          <table:table-cell office:value-type="float" office:value="1.0455435749451316"/>
          <table:table-cell office:value-type="float" office:value="0.97786927074781027"/>
          <table:table-cell office:value-type="float" office:value="0.98787758831898431"/>
          <table:table-cell office:value-type="float" office:value="0.9920189037124052"/>
          <table:table-cell office:value-type="float" office:value="0.9889230742995494"/>
          <table:table-cell office:value-type="float" office:value="0.96807394992462559"/>
          <table:table-cell office:value-type="float" office:value="0.96644595569961478"/>
          <table:table-cell office:value-type="float" office:value="1.0107859845487592"/>
          <table:table-cell office:value-type="float" office:value="0.96799698282943369"/>
          <table:table-cell office:value-type="float" office:value="1.0793083993882941"/>
          <table:table-cell office:value-type="float" office:value="0.99514247215613816"/>
          <table:table-cell office:value-type="float" office:value="1.0272449745364407"/>
          <table:table-cell office:value-type="float" office:value="1.0296368520146726"/>
          <table:table-cell office:value-type="float" office:value="0.97993714866743908"/>
          <table:table-cell table:number-columns-repeated="16340"/>
        </table:table-row>
        <table:table-row>
          <table:table-cell office:value-type="float" office:value="30"/>
          <table:table-cell/>
          <table:table-cell office:value-type="float" office:value="1"/>
          <table:table-cell office:value-type="float" office:value="0.99935595999200211"/>
          <table:table-cell office:value-type="float" office:value="1.0024452706076881"/>
          <table:table-cell office:value-type="float" office:value="1.0077660911716859"/>
          <table:table-cell office:value-type="float" office:value="1.008657733209674"/>
          <table:table-cell office:value-type="float" office:value="0.99508554210338307"/>
          <table:table-cell office:value-type="float" office:value="1.0386732889267301"/>
          <table:table-cell office:value-type="float" office:value="1.0008796593451985"/>
          <table:table-cell office:value-type="float" office:value="1.002324321162303"/>
          <table:table-cell office:value-type="float" office:value="1"/>
          <table:table-cell office:value-type="float" office:value="0.97855709090131193"/>
          <table:table-cell office:value-type="float" office:value="1.011803175573847"/>
          <table:table-cell office:value-type="float" office:value="0.96296446021461835"/>
          <table:table-cell office:value-type="float" office:value="0.99446728236201598"/>
          <table:table-cell office:value-type="float" office:value="1.0262695341824535"/>
          <table:table-cell office:value-type="float" office:value="1.0191880116934449"/>
          <table:table-cell office:value-type="float" office:value="1.0055610274256732"/>
          <table:table-cell office:value-type="float" office:value="0.99988874379003712"/>
          <table:table-cell office:value-type="float" office:value="1.0115450047068126"/>
          <table:table-cell office:value-type="float" office:value="1.0138213556849556"/>
          <table:table-cell office:value-type="float" office:value="1.0181555617483609"/>
          <table:table-cell office:value-type="float" office:value="0.99348403350876135"/>
          <table:table-cell office:value-type="float" office:value="0.99914046892440078"/>
          <table:table-cell office:value-type="float" office:value="1.0179273408716505"/>
          <table:table-cell office:value-type="float" office:value="1.0047499757941816"/>
          <table:table-cell office:value-type="float" office:value="1.0005979061299179"/>
          <table:table-cell office:value-type="float" office:value="0.9939665149958582"/>
          <table:table-cell office:value-type="float" office:value="1.0000937613300043"/>
          <table:table-cell office:value-type="float" office:value="0.99661785621359145"/>
          <table:table-cell office:value-type="float" office:value="1.0018803881099769"/>
          <table:table-cell office:value-type="float" office:value="0.99433162382021456"/>
          <table:table-cell office:value-type="float" office:value="0.99864163920069371"/>
          <table:table-cell office:value-type="float" office:value="1.0042586544812839"/>
          <table:table-cell office:value-type="float" office:value="0.99476594241265892"/>
          <table:table-cell office:value-type="float" office:value="1.002961117314807"/>
          <table:table-cell office:value-type="float" office:value="0.99750780896246682"/>
          <table:table-cell office:value-type="float" office:value="1.0008386570073049"/>
          <table:table-cell office:value-type="float" office:value="1.0001699084511364"/>
          <table:table-cell office:value-type="float" office:value="0.9996853719481511"/>
          <table:table-cell office:value-type="float" office:value="1.000029593210447"/>
          <table:table-cell office:value-type="float" office:value="1.0002577371390555"/>
          <table:table-cell office:value-type="float" office:value="1.0000393180105991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047207955757343"/>
          <table:table-cell office:value-type="float" office:value="0.91230391477107164"/>
          <table:table-cell office:value-type="float" office:value="1.0185514576675201"/>
          <table:table-cell office:value-type="float" office:value="0.96196445584526502"/>
          <table:table-cell office:value-type="float" office:value="1.0419598632283431"/>
          <table:table-cell office:value-type="float" office:value="0.95067924104174595"/>
          <table:table-cell office:value-type="float" office:value="1.0168851195178343"/>
          <table:table-cell office:value-type="float" office:value="0.97155854568570299"/>
          <table:table-cell office:value-type="float" office:value="0.98846154927421059"/>
          <table:table-cell office:value-type="float" office:value="0.97230905380519561"/>
          <table:table-cell office:value-type="float" office:value="0.97339241819213473"/>
          <table:table-cell office:value-type="float" office:value="1.0239519084533191"/>
          <table:table-cell office:value-type="float" office:value="1.0143338789658993"/>
          <table:table-cell office:value-type="float" office:value="1.0639102028621417"/>
          <table:table-cell office:value-type="float" office:value="1.036194391119212"/>
          <table:table-cell office:value-type="float" office:value="1.0319471434286629"/>
          <table:table-cell office:value-type="float" office:value="0.96484460559745377"/>
          <table:table-cell office:value-type="float" office:value="0.92030130255283926"/>
          <table:table-cell office:value-type="float" office:value="1.1492173745096474"/>
          <table:table-cell office:value-type="float" office:value="0.99916570686237405"/>
          <table:table-cell office:value-type="float" office:value="1.043013928446741"/>
          <table:table-cell office:value-type="float" office:value="0.94905374287510968"/>
          <table:table-cell office:value-type="float" office:value="0.98272046274961955"/>
          <table:table-cell office:value-type="float" office:value="1.0798758159388793"/>
          <table:table-cell office:value-type="float" office:value="0.98175788724304469"/>
          <table:table-cell office:value-type="float" office:value="0.93489986076698528"/>
          <table:table-cell office:value-type="float" office:value="0.89082852466397666"/>
          <table:table-cell office:value-type="float" office:value="1.1574709595763881"/>
          <table:table-cell office:value-type="float" office:value="1.000836631359971"/>
          <table:table-cell office:value-type="float" office:value="0.90869570953107348"/>
          <table:table-cell office:value-type="float" office:value="1.0171095514862636"/>
          <table:table-cell office:value-type="float" office:value="1.1027255205777713"/>
          <table:table-cell office:value-type="float" office:value="0.82381501855796391"/>
          <table:table-cell office:value-type="float" office:value="0.98380654617869567"/>
          <table:table-cell office:value-type="float" office:value="0.9756292354645506"/>
          <table:table-cell office:value-type="float" office:value="1.064188794445893"/>
          <table:table-cell office:value-type="float" office:value="1.0779001462421782"/>
          <table:table-cell office:value-type="float" office:value="0.99089241896613334"/>
          <table:table-cell office:value-type="float" office:value="1.0490167950568663"/>
          <table:table-cell office:value-type="float" office:value="1.0213858328041707"/>
          <table:table-cell office:value-type="float" office:value="0.95319867432052252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0679945240713551"/>
          <table:table-cell office:value-type="float" office:value="0.86288001814136384"/>
          <table:table-cell office:value-type="float" office:value="1.0371369934587389"/>
          <table:table-cell office:value-type="float" office:value="0.86556048588228973"/>
          <table:table-cell office:value-type="float" office:value="0.99726561412496828"/>
          <table:table-cell office:value-type="float" office:value="0.98784595960797361"/>
          <table:table-cell office:value-type="float" office:value="1.0298275126404641"/>
          <table:table-cell office:value-type="float" office:value="0.92976192958534487"/>
          <table:table-cell office:value-type="float" office:value="0.94402374924968646"/>
          <table:table-cell office:value-type="float" office:value="0.9838999522287053"/>
          <table:table-cell office:value-type="float" office:value="0.98236001739614254"/>
          <table:table-cell office:value-type="float" office:value="0.93327829055743983"/>
          <table:table-cell office:value-type="float" office:value="0.95775876580444874"/>
          <table:table-cell office:value-type="float" office:value="1.0785717324798967"/>
          <table:table-cell office:value-type="float" office:value="1.0624270559472477"/>
          <table:table-cell office:value-type="float" office:value="1.0616619075477851"/>
          <table:table-cell office:value-type="float" office:value="0.97576819697460515"/>
          <table:table-cell office:value-type="float" office:value="0.99162302850527784"/>
          <table:table-cell office:value-type="float" office:value="1.1398382775459597"/>
          <table:table-cell office:value-type="float" office:value="1.015683973338724"/>
          <table:table-cell office:value-type="float" office:value="1.0008601297804272"/>
          <table:table-cell office:value-type="float" office:value="0.9944177673606619"/>
          <table:table-cell office:value-type="float" office:value="0.99836573966292308"/>
          <table:table-cell office:value-type="float" office:value="0.98601724629400256"/>
          <table:table-cell office:value-type="float" office:value="0.97506019382126863"/>
          <table:table-cell office:value-type="float" office:value="1.0061051856554493"/>
          <table:table-cell office:value-type="float" office:value="0.88746935174273689"/>
          <table:table-cell office:value-type="float" office:value="1.1582706198238966"/>
          <table:table-cell office:value-type="float" office:value="0.95486318716772478"/>
          <table:table-cell office:value-type="float" office:value="0.98704526713734542"/>
          <table:table-cell office:value-type="float" office:value="0.93220932890200769"/>
          <table:table-cell office:value-type="float" office:value="1.2946007353880598"/>
          <table:table-cell office:value-type="float" office:value="0.70684125828740951"/>
          <table:table-cell office:value-type="float" office:value="0.91702385830347422"/>
          <table:table-cell office:value-type="float" office:value="1.0533470238384606"/>
          <table:table-cell office:value-type="float" office:value="1.0038722560221065"/>
          <table:table-cell office:value-type="float" office:value="1.1026986726042542"/>
          <table:table-cell office:value-type="float" office:value="0.88496411218403492"/>
          <table:table-cell office:value-type="float" office:value="1.2022238359275341"/>
          <table:table-cell office:value-type="float" office:value="0.95526111108282252"/>
          <table:table-cell office:value-type="float" office:value="1.0291926954932054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0.86998382889095582"/>
          <table:table-cell office:value-type="float" office:value="1.41823182572127"/>
          <table:table-cell office:value-type="float" office:value="0.83017109144977297"/>
          <table:table-cell office:value-type="float" office:value="0.85332174155659535"/>
          <table:table-cell office:value-type="float" office:value="1.2514833718138867"/>
          <table:table-cell office:value-type="float" office:value="0.78977221801552211"/>
          <table:table-cell office:value-type="float" office:value="1.0793916723911892"/>
          <table:table-cell office:value-type="float" office:value="1.05966395549593"/>
          <table:table-cell office:value-type="float" office:value="1.0822155457382814"/>
          <table:table-cell office:value-type="float" office:value="0.93191305413477266"/>
          <table:table-cell office:value-type="float" office:value="0.98511396551964203"/>
          <table:table-cell office:value-type="float" office:value="0.95249681988089474"/>
          <table:table-cell office:value-type="float" office:value="1.000243619084507"/>
          <table:table-cell office:value-type="float" office:value="1.0076150435077345"/>
          <table:table-cell office:value-type="float" office:value="0.93520311362219866"/>
          <table:table-cell office:value-type="float" office:value="1.0441319819719417"/>
          <table:table-cell office:value-type="float" office:value="1.0545277941253699"/>
          <table:table-cell office:value-type="float" office:value="1.072339408689339"/>
          <table:table-cell office:value-type="float" office:value="1.0327535297679984"/>
          <table:table-cell office:value-type="float" office:value="0.95442552448638029"/>
          <table:table-cell office:value-type="float" office:value="1.0173847318476839"/>
          <table:table-cell office:value-type="float" office:value="0.86538672472558753"/>
          <table:table-cell office:value-type="float" office:value="1.0988644562943697"/>
          <table:table-cell office:value-type="float" office:value="1.0508170145088349"/>
          <table:table-cell office:value-type="float" office:value="0.76049343168727812"/>
          <table:table-cell office:value-type="float" office:value="1.1159577556180527"/>
          <table:table-cell office:value-type="float" office:value="0.67539404812262105"/>
          <table:table-cell office:value-type="float" office:value="0.85184075146448257"/>
          <table:table-cell office:value-type="float" office:value="1.4865664559409422"/>
          <table:table-cell office:value-type="float" office:value="0.79897943742082289"/>
          <table:table-cell office:value-type="float" office:value="0.92373291744619712"/>
          <table:table-cell office:value-type="float" office:value="0.85333319240387506"/>
          <table:table-cell office:value-type="float" office:value="1.2107534976486265"/>
          <table:table-cell office:value-type="float" office:value="0.9162115451383861"/>
          <table:table-cell office:value-type="float" office:value="1.1281636556966328"/>
          <table:table-cell office:value-type="float" office:value="0.88503556657797744"/>
          <table:table-cell office:value-type="float" office:value="1.1095870318095697"/>
          <table:table-cell office:value-type="float" office:value="1.0882940691336525"/>
          <table:table-cell office:value-type="float" office:value="1.1442171348326624"/>
          <table:table-cell office:value-type="float" office:value="0.91277629162103535"/>
          <table:table-cell office:value-type="float" office:value="1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0269374830272948"/>
          <table:table-cell office:value-type="float" office:value="0.97260196829038592"/>
          <table:table-cell office:value-type="float" office:value="1.0490398574079853"/>
          <table:table-cell office:value-type="float" office:value="1.1530050303069292"/>
          <table:table-cell office:value-type="float" office:value="1.1623018946652979"/>
          <table:table-cell office:value-type="float" office:value="0.91580400932609518"/>
          <table:table-cell office:value-type="float" office:value="1.0808574816315346"/>
          <table:table-cell office:value-type="float" office:value="1.0218633647061464"/>
          <table:table-cell office:value-type="float" office:value="1.0677605161689621"/>
          <table:table-cell office:value-type="float" office:value="0.99822060845417948"/>
          <table:table-cell office:value-type="float" office:value="0.9215564486266169"/>
          <table:table-cell office:value-type="float" office:value="1.1784372132342422"/>
          <table:table-cell office:value-type="float" office:value="1.0770819216703116"/>
          <table:table-cell office:value-type="float" office:value="1.0601806477157538"/>
          <table:table-cell office:value-type="float" office:value="1.0204406538436497"/>
          <table:table-cell office:value-type="float" office:value="1.0702488592216604"/>
          <table:table-cell office:value-type="float" office:value="0.88190197414057403"/>
          <table:table-cell office:value-type="float" office:value="0.75210083135362094"/>
          <table:table-cell office:value-type="float" office:value="1.3672989919608172"/>
          <table:table-cell office:value-type="float" office:value="0.88056730799372773"/>
          <table:table-cell office:value-type="float" office:value="1.2793197671563605"/>
          <table:table-cell office:value-type="float" office:value="0.79718080273749636"/>
          <table:table-cell office:value-type="float" office:value="0.90848564923542985"/>
          <table:table-cell office:value-type="float" office:value="1.2978961926890402"/>
          <table:table-cell office:value-type="float" office:value="1.040861612787328"/>
          <table:table-cell office:value-type="float" office:value="0.75258666001075303"/>
          <table:table-cell office:value-type="float" office:value="0.67779717403595041"/>
          <table:table-cell office:value-type="float" office:value="1.5559746842707556"/>
          <table:table-cell office:value-type="float" office:value="1.1155688920981652"/>
          <table:table-cell office:value-type="float" office:value="0.68808251753275795"/>
          <table:table-cell office:value-type="float" office:value="1.2414139751722093"/>
          <table:table-cell office:value-type="float" office:value="0.78451521437295491"/>
          <table:table-cell office:value-type="float" office:value="1.1874604265877835"/>
          <table:table-cell office:value-type="float" office:value="1.1093752764163129"/>
          <table:table-cell office:value-type="float" office:value="0.70281929756887385"/>
          <table:table-cell office:value-type="float" office:value="1.2460398298856727"/>
          <table:table-cell office:value-type="float" office:value="1.0403667647843764"/>
          <table:table-cell office:value-type="float" office:value="1.1945633238052407"/>
          <table:table-cell office:value-type="float" office:value="0.84305327393627905"/>
          <table:table-cell office:value-type="float" office:value="1.3001950551599673"/>
          <table:table-cell office:value-type="float" office:value="0.74053371156574999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0377750600473421"/>
          <table:table-cell office:value-type="float" office:value="0.92608946491909183"/>
          <table:table-cell office:value-type="float" office:value="0.98517101982024635"/>
          <table:table-cell office:value-type="float" office:value="1.0094343995005859"/>
          <table:table-cell office:value-type="float" office:value="0.96797111647699563"/>
          <table:table-cell office:value-type="float" office:value="0.93327443225549567"/>
          <table:table-cell office:value-type="float" office:value="0.91586296331207284"/>
          <table:table-cell office:value-type="float" office:value="1.0134507247793922"/>
          <table:table-cell office:value-type="float" office:value="0.97537917266822327"/>
          <table:table-cell office:value-type="float" office:value="0.91556393860961638"/>
          <table:table-cell office:value-type="float" office:value="1.0256672654098931"/>
          <table:table-cell office:value-type="float" office:value="1.0245031639789119"/>
          <table:table-cell office:value-type="float" office:value="1.0214594568306756"/>
          <table:table-cell office:value-type="float" office:value="1.0494421594308767"/>
          <table:table-cell office:value-type="float" office:value="1.0122380505877053"/>
          <table:table-cell office:value-type="float" office:value="0.88346880762929969"/>
          <table:table-cell office:value-type="float" office:value="1.0737971563626927"/>
          <table:table-cell office:value-type="float" office:value="0.97518112225321063"/>
          <table:table-cell office:value-type="float" office:value="0.96969991294263747"/>
          <table:table-cell office:value-type="float" office:value="1.0853453452390571"/>
          <table:table-cell office:value-type="float" office:value="1.004302574722362"/>
          <table:table-cell office:value-type="float" office:value="0.99507177424237814"/>
          <table:table-cell office:value-type="float" office:value="1.0183822162448237"/>
          <table:table-cell office:value-type="float" office:value="1.0717678038543463"/>
          <table:table-cell office:value-type="float" office:value="0.94303236881990837"/>
          <table:table-cell office:value-type="float" office:value="0.94500879372767788"/>
          <table:table-cell office:value-type="float" office:value="1.0341562025351958"/>
          <table:table-cell office:value-type="float" office:value="0.95798292480500991"/>
          <table:table-cell office:value-type="float" office:value="0.99603453137496767"/>
          <table:table-cell office:value-type="float" office:value="0.99029285830059566"/>
          <table:table-cell office:value-type="float" office:value="1.0370522381234792"/>
          <table:table-cell office:value-type="float" office:value="0.95860518571235365"/>
          <table:table-cell office:value-type="float" office:value="0.98683792178736363"/>
          <table:table-cell office:value-type="float" office:value="1.0695114654200493"/>
          <table:table-cell office:value-type="float" office:value="1.0228717558583655"/>
          <table:table-cell office:value-type="float" office:value="1.1420628075830848"/>
          <table:table-cell office:value-type="float" office:value="1.0350636154470965"/>
          <table:table-cell office:value-type="float" office:value="1.0411638531777034"/>
          <table:table-cell office:value-type="float" office:value="0.9395070358769313"/>
          <table:table-cell office:value-type="float" office:value="0.92547732570181473"/>
          <table:table-cell office:value-type="float" office:value="1"/>
          <table:table-cell table:number-columns-repeated="16340"/>
        </table:table-row>
        <table:table-row>
          <table:table-cell office:value-type="float" office:value="31"/>
          <table:table-cell/>
          <table:table-cell office:value-type="float" office:value="1"/>
          <table:table-cell office:value-type="float" office:value="0.97709791396695356"/>
          <table:table-cell office:value-type="float" office:value="0.99587387145564621"/>
          <table:table-cell office:value-type="float" office:value="1.0332807941143598"/>
          <table:table-cell office:value-type="float" office:value="1.0442063960861558"/>
          <table:table-cell office:value-type="float" office:value="1.0417605604670559"/>
          <table:table-cell office:value-type="float" office:value="1.0014678333553568"/>
          <table:table-cell office:value-type="float" office:value="0.99251611730724532"/>
          <table:table-cell office:value-type="float" office:value="0.9879155332682561"/>
          <table:table-cell office:value-type="float" office:value="1.0437316489717441"/>
          <table:table-cell office:value-type="float" office:value="1.0230396051643567"/>
          <table:table-cell office:value-type="float" office:value="0.94109965512275784"/>
          <table:table-cell office:value-type="float" office:value="0.98955089409823893"/>
          <table:table-cell office:value-type="float" office:value="1.0113662334407427"/>
          <table:table-cell office:value-type="float" office:value="0.95823890260054756"/>
          <table:table-cell office:value-type="float" office:value="0.97331620379957251"/>
          <table:table-cell office:value-type="float" office:value="0.97789890514693012"/>
          <table:table-cell office:value-type="float" office:value="1.023653321274375"/>
          <table:table-cell office:value-type="float" office:value="0.97120200695256853"/>
          <table:table-cell office:value-type="float" office:value="0.99210657523849655"/>
          <table:table-cell office:value-type="float" office:value="1.0042648736991728"/>
          <table:table-cell office:value-type="float" office:value="1.012488943043643"/>
          <table:table-cell office:value-type="float" office:value="0.9684313657082062"/>
          <table:table-cell office:value-type="float" office:value="0.99530440614856575"/>
          <table:table-cell office:value-type="float" office:value="1.0134812287143893"/>
          <table:table-cell office:value-type="float" office:value="0.9864936369823325"/>
          <table:table-cell office:value-type="float" office:value="1.0207839240372076"/>
          <table:table-cell office:value-type="float" office:value="0.97298863996319307"/>
          <table:table-cell office:value-type="float" office:value="1.0158994088252429"/>
          <table:table-cell office:value-type="float" office:value="1.0135054339046867"/>
          <table:table-cell office:value-type="float" office:value="1.0107068685659573"/>
          <table:table-cell office:value-type="float" office:value="0.97674373623145028"/>
          <table:table-cell office:value-type="float" office:value="1.0021006997079069"/>
          <table:table-cell office:value-type="float" office:value="0.98727139160051225"/>
          <table:table-cell office:value-type="float" office:value="0.97716029178961061"/>
          <table:table-cell office:value-type="float" office:value="0.98636604594848853"/>
          <table:table-cell office:value-type="float" office:value="0.99183329403435849"/>
          <table:table-cell office:value-type="float" office:value="1.0393402266236316"/>
          <table:table-cell office:value-type="float" office:value="1.0125880258047322"/>
          <table:table-cell office:value-type="float" office:value="0.9771577315453096"/>
          <table:table-cell office:value-type="float" office:value="1.0126893651620104"/>
          <table:table-cell office:value-type="float" office:value="1.0697692434483284"/>
          <table:table-cell table:number-columns-repeated="16340"/>
        </table:table-row>
        <table:table-row>
          <table:table-cell office:value-type="float" office:value="32"/>
          <table:table-cell/>
          <table:table-cell office:value-type="float" office:value="1"/>
          <table:table-cell office:value-type="float" office:value="0.9740565475056906"/>
          <table:table-cell office:value-type="float" office:value="1.000639964891217"/>
          <table:table-cell office:value-type="float" office:value="1.0353250086772467"/>
          <table:table-cell office:value-type="float" office:value="1.0562127749775556"/>
          <table:table-cell office:value-type="float" office:value="1.0463498348829428"/>
          <table:table-cell office:value-type="float" office:value="1.0015701592803574"/>
          <table:table-cell office:value-type="float" office:value="1.004437667839261"/>
          <table:table-cell office:value-type="float" office:value="0.99333596280838476"/>
          <table:table-cell office:value-type="float" office:value="1.0560287044433854"/>
          <table:table-cell office:value-type="float" office:value="1.0295911941301394"/>
          <table:table-cell office:value-type="float" office:value="0.94010023942344456"/>
          <table:table-cell office:value-type="float" office:value="0.99022941602385317"/>
          <table:table-cell office:value-type="float" office:value="1.0132474873555355"/>
          <table:table-cell office:value-type="float" office:value="0.94791503143156042"/>
          <table:table-cell office:value-type="float" office:value="0.96514489711311235"/>
          <table:table-cell office:value-type="float" office:value="0.9855930618578046"/>
          <table:table-cell office:value-type="float" office:value="1.020202821222568"/>
          <table:table-cell office:value-type="float" office:value="0.96808652536733786"/>
          <table:table-cell office:value-type="float" office:value="0.9919226260400601"/>
          <table:table-cell office:value-type="float" office:value="1.0073740128468185"/>
          <table:table-cell office:value-type="float" office:value="1.0162117447891537"/>
          <table:table-cell office:value-type="float" office:value="0.96549712203033144"/>
          <table:table-cell office:value-type="float" office:value="0.99632267651520723"/>
          <table:table-cell office:value-type="float" office:value="1.0099228547949821"/>
          <table:table-cell office:value-type="float" office:value="0.98422985933843754"/>
          <table:table-cell office:value-type="float" office:value="1.0235887850524148"/>
          <table:table-cell office:value-type="float" office:value="0.97276413158190089"/>
          <table:table-cell office:value-type="float" office:value="1.0123656818666351"/>
          <table:table-cell office:value-type="float" office:value="1.0101797653688551"/>
          <table:table-cell office:value-type="float" office:value="1.0117486494366361"/>
          <table:table-cell office:value-type="float" office:value="0.96954858271395683"/>
          <table:table-cell office:value-type="float" office:value="0.99277667244932299"/>
          <table:table-cell office:value-type="float" office:value="0.99065879924636724"/>
          <table:table-cell office:value-type="float" office:value="0.98105427852863614"/>
          <table:table-cell office:value-type="float" office:value="0.97780125560919462"/>
          <table:table-cell office:value-type="float" office:value="0.98838510291859316"/>
          <table:table-cell office:value-type="float" office:value="1.0257393572475633"/>
          <table:table-cell office:value-type="float" office:value="1.0151883083190545"/>
          <table:table-cell office:value-type="float" office:value="0.98362759334196248"/>
          <table:table-cell office:value-type="float" office:value="1.0065175259548529"/>
          <table:table-cell office:value-type="float" office:value="1.0815142082928042"/>
          <table:table-cell table:number-columns-repeated="16340"/>
        </table:table-row>
        <table:table-row>
          <table:table-cell office:value-type="float" office:value="33"/>
          <table:table-cell/>
          <table:table-cell office:value-type="float" office:value="1"/>
          <table:table-cell office:value-type="float" office:value="0.9837606837606836"/>
          <table:table-cell office:value-type="float" office:value="0.97306689834926141"/>
          <table:table-cell office:value-type="float" office:value="1.0294642857142853"/>
          <table:table-cell office:value-type="float" office:value="1.0060711188204683"/>
          <table:table-cell office:value-type="float" office:value="1.027586206896552"/>
          <table:table-cell office:value-type="float" office:value="0.99412751677852351"/>
          <table:table-cell office:value-type="float" office:value="0.92808005559953777"/>
          <table:table-cell office:value-type="float" office:value="0.95120397880216212"/>
          <table:table-cell office:value-type="float" office:value="0.980981253211341"/>
          <table:table-cell office:value-type="float" office:value="0.9489328402122682"/>
          <table:table-cell office:value-type="float" office:value="0.96001535110170311"/>
          <table:table-cell office:value-type="float" office:value="0.99345691003561654"/>
          <table:table-cell office:value-type="float" office:value="0.99144405075490649"/>
          <table:table-cell office:value-type="float" office:value="1.0221317122300415"/>
          <table:table-cell office:value-type="float" office:value="1.0216884538804438"/>
          <table:table-cell office:value-type="float" office:value="0.86385667169139857"/>
          <table:table-cell office:value-type="float" office:value="1.0537120897796119"/>
          <table:table-cell office:value-type="float" office:value="1.0169956519453704"/>
          <table:table-cell office:value-type="float" office:value="0.98506629912517152"/>
          <table:table-cell office:value-type="float" office:value="0.98185135196534212"/>
          <table:table-cell office:value-type="float" office:value="0.99481094190280395"/>
          <table:table-cell office:value-type="float" office:value="0.98355340139017167"/>
          <table:table-cell office:value-type="float" office:value="1.0007486843802555"/>
          <table:table-cell office:value-type="float" office:value="1.0463970722067268"/>
          <table:table-cell office:value-type="float" office:value="1.0097379342668986"/>
          <table:table-cell office:value-type="float" office:value="0.98854538392101077"/>
          <table:table-cell office:value-type="float" office:value="0.98877613492707594"/>
          <table:table-cell office:value-type="float" office:value="1.0727926711315612"/>
          <table:table-cell office:value-type="float" office:value="0.99819819404908083"/>
          <table:table-cell office:value-type="float" office:value="0.97945351080276122"/>
          <table:table-cell office:value-type="float" office:value="1.0804359703895037"/>
          <table:table-cell office:value-type="float" office:value="1.0161364776590727"/>
          <table:table-cell office:value-type="float" office:value="0.96526714268595304"/>
          <table:table-cell office:value-type="float" office:value="0.97555864833143802"/>
          <table:table-cell office:value-type="float" office:value="1.0641537915016996"/>
          <table:table-cell office:value-type="float" office:value="1.0103212792479372"/>
          <table:table-cell office:value-type="float" office:value="1.1211322998804125"/>
          <table:table-cell office:value-type="float" office:value="0.99648919888882659"/>
          <table:table-cell office:value-type="float" office:value="0.96807914207085266"/>
          <table:table-cell office:value-type="float" office:value="1.0317433549205162"/>
          <table:table-cell office:value-type="float" office:value="0.99852897140106844"/>
          <table:table-cell table:number-columns-repeated="16340"/>
        </table:table-row>
        <table:table-row>
          <table:table-cell office:value-type="float" office:value="34"/>
          <table:table-cell/>
          <table:table-cell office:value-type="float" office:value="1"/>
          <table:table-cell office:value-type="float" office:value="1.0201729106628243"/>
          <table:table-cell office:value-type="float" office:value="0.99152542372881369"/>
          <table:table-cell office:value-type="float" office:value="0.97150997150997154"/>
          <table:table-cell office:value-type="float" office:value="0.95601173020527852"/>
          <table:table-cell office:value-type="float" office:value="1.0920245398773007"/>
          <table:table-cell office:value-type="float" office:value="0.99438202247190999"/>
          <table:table-cell office:value-type="float" office:value="1.1016949152542375"/>
          <table:table-cell office:value-type="float" office:value="0.99743589743589733"/>
          <table:table-cell office:value-type="float" office:value="0.9871465295629821"/>
          <table:table-cell office:value-type="float" office:value="1.0625"/>
          <table:table-cell office:value-type="float" office:value="0.96813725490196079"/>
          <table:table-cell office:value-type="float" office:value="1.0455696202531646"/>
          <table:table-cell office:value-type="float" office:value="1.0193704600484261"/>
          <table:table-cell office:value-type="float" office:value="1.0593824228028503"/>
          <table:table-cell office:value-type="float" office:value="1.0964125560538116"/>
          <table:table-cell office:value-type="float" office:value="1.0899795501022496"/>
          <table:table-cell office:value-type="float" office:value="1.0000176458622514"/>
          <table:table-cell office:value-type="float" office:value="0.9550829186584977"/>
          <table:table-cell office:value-type="float" office:value="0.99940914441260897"/>
          <table:table-cell office:value-type="float" office:value="0.94546721659255506"/>
          <table:table-cell office:value-type="float" office:value="0.97049621483194493"/>
          <table:table-cell office:value-type="float" office:value="1.0337983365816981"/>
          <table:table-cell office:value-type="float" office:value="0.95094581770646625"/>
          <table:table-cell office:value-type="float" office:value="1.0195269065812387"/>
          <table:table-cell office:value-type="float" office:value="1.0650704371981585"/>
          <table:table-cell office:value-type="float" office:value="0.92120473154481308"/>
          <table:table-cell office:value-type="float" office:value="0.96202794081144094"/>
          <table:table-cell office:value-type="float" office:value="0.83073956625687162"/>
          <table:table-cell office:value-type="float" office:value="1.0391600795641069"/>
          <table:table-cell office:value-type="float" office:value="0.97722191857285812"/>
          <table:table-cell office:value-type="float" office:value="1.0156208854943858"/>
          <table:table-cell office:value-type="float" office:value="1.0261473398236776"/>
          <table:table-cell office:value-type="float" office:value="0.9042424463973282"/>
          <table:table-cell office:value-type="float" office:value="0.92155361896401311"/>
          <table:table-cell office:value-type="float" office:value="0.96405981714539657"/>
          <table:table-cell office:value-type="float" office:value="0.91545670847043492"/>
          <table:table-cell office:value-type="float" office:value="1.0096980865797152"/>
          <table:table-cell office:value-type="float" office:value="1.0522162218719702"/>
          <table:table-cell office:value-type="float" office:value="1.051867406127559"/>
          <table:table-cell office:value-type="float" office:value="0.88050006712573003"/>
          <table:table-cell office:value-type="float" office:value="1.063666157864503"/>
          <table:table-cell table:number-columns-repeated="16340"/>
        </table:table-row>
        <table:table-row>
          <table:table-cell office:value-type="float" office:value="35"/>
          <table:table-cell/>
          <table:table-cell office:value-type="float" office:value="1"/>
          <table:table-cell office:value-type="float" office:value="0.96625212677689942"/>
          <table:table-cell office:value-type="float" office:value="1.2016849955970177"/>
          <table:table-cell office:value-type="float" office:value="1.0326386629460647"/>
          <table:table-cell office:value-type="float" office:value="0.86297147586114764"/>
          <table:table-cell office:value-type="float" office:value="0.62596689290430985"/>
          <table:table-cell office:value-type="float" office:value="1.3607138762879785"/>
          <table:table-cell office:value-type="float" office:value="0.83597903066234369"/>
          <table:table-cell office:value-type="float" office:value="1.3703906736507929"/>
          <table:table-cell office:value-type="float" office:value="0.92507705446215149"/>
          <table:table-cell office:value-type="float" office:value="1.7614869636794188"/>
          <table:table-cell office:value-type="float" office:value="0.72584883466956629"/>
          <table:table-cell office:value-type="float" office:value="0.68179849615891608"/>
          <table:table-cell office:value-type="float" office:value="1.1057724543979457"/>
          <table:table-cell office:value-type="float" office:value="1.2070123817667515"/>
          <table:table-cell office:value-type="float" office:value="1.073894239401165"/>
          <table:table-cell office:value-type="float" office:value="1.4531286646318999"/>
          <table:table-cell office:value-type="float" office:value="1.0911737601193274"/>
          <table:table-cell office:value-type="float" office:value="0.78741661317990386"/>
          <table:table-cell office:value-type="float" office:value="1.1022588179748005"/>
          <table:table-cell office:value-type="float" office:value="0.9919104797694015"/>
          <table:table-cell office:value-type="float" office:value="0.83252437042197069"/>
          <table:table-cell office:value-type="float" office:value="1.079940012513372"/>
          <table:table-cell office:value-type="float" office:value="0.86287326723342284"/>
          <table:table-cell office:value-type="float" office:value="1.0527379178216811"/>
          <table:table-cell office:value-type="float" office:value="0.88988369004093204"/>
          <table:table-cell office:value-type="float" office:value="1.1860855792545431"/>
          <table:table-cell office:value-type="float" office:value="0.84257877841239071"/>
          <table:table-cell office:value-type="float" office:value="0.8824538381950372"/>
          <table:table-cell office:value-type="float" office:value="1.6207094133223767"/>
          <table:table-cell office:value-type="float" office:value="1.2460065863705425"/>
          <table:table-cell office:value-type="float" office:value="0.60542342825520934"/>
          <table:table-cell office:value-type="float" office:value="1.6502544957068377"/>
          <table:table-cell office:value-type="float" office:value="1.0007577426374981"/>
          <table:table-cell office:value-type="float" office:value="0.79263013091743373"/>
          <table:table-cell office:value-type="float" office:value="0.81925039822463674"/>
          <table:table-cell office:value-type="float" office:value="1.0572574952178277"/>
          <table:table-cell office:value-type="float" office:value="1.0769490088128073"/>
          <table:table-cell office:value-type="float" office:value="0.98699384195834539"/>
          <table:table-cell office:value-type="float" office:value="0.58211183951393497"/>
          <table:table-cell office:value-type="float" office:value="1.4658668337636243"/>
          <table:table-cell office:value-type="float" office:value="1.0652425768103972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0429859176381298"/>
          <table:table-cell office:value-type="float" office:value="0.98921423943723541"/>
          <table:table-cell office:value-type="float" office:value="1.0033449192190507"/>
          <table:table-cell office:value-type="float" office:value="1.009799987638315"/>
          <table:table-cell office:value-type="float" office:value="1.0173995803000009"/>
          <table:table-cell office:value-type="float" office:value="1.030672471480278"/>
          <table:table-cell office:value-type="float" office:value="0.99646671786209184"/>
          <table:table-cell office:value-type="float" office:value="0.99307330824534157"/>
          <table:table-cell office:value-type="float" office:value="1.0289977074483365"/>
          <table:table-cell office:value-type="float" office:value="1.0189928945142841"/>
          <table:table-cell office:value-type="float" office:value="0.98966218645541693"/>
          <table:table-cell office:value-type="float" office:value="0.99822213753811284"/>
          <table:table-cell office:value-type="float" office:value="1.0052941598428062"/>
          <table:table-cell office:value-type="float" office:value="1.0067024318415336"/>
          <table:table-cell office:value-type="float" office:value="0.98728854212073081"/>
          <table:table-cell office:value-type="float" office:value="1.0021182349520177"/>
          <table:table-cell office:value-type="float" office:value="1.018257505401678"/>
          <table:table-cell office:value-type="float" office:value="1.0030950611053147"/>
          <table:table-cell office:value-type="float" office:value="0.9897906306931521"/>
          <table:table-cell office:value-type="float" office:value="1.0015471733454848"/>
          <table:table-cell office:value-type="float" office:value="1.0350675032581111"/>
          <table:table-cell office:value-type="float" office:value="0.98279074415623657"/>
          <table:table-cell office:value-type="float" office:value="0.93627691956069681"/>
          <table:table-cell office:value-type="float" office:value="1.0382969393204959"/>
          <table:table-cell office:value-type="float" office:value="1.0074925617446231"/>
          <table:table-cell office:value-type="float" office:value="0.99255940991526581"/>
          <table:table-cell office:value-type="float" office:value="0.95863020692772005"/>
          <table:table-cell office:value-type="float" office:value="0.97352846857436282"/>
          <table:table-cell office:value-type="float" office:value="1.0274979506313529"/>
          <table:table-cell office:value-type="float" office:value="0.98846640813551268"/>
          <table:table-cell office:value-type="float" office:value="0.9952082769847771"/>
          <table:table-cell office:value-type="float" office:value="1.031316023994393"/>
          <table:table-cell office:value-type="float" office:value="0.9648874876001089"/>
          <table:table-cell office:value-type="float" office:value="0.99327124348856688"/>
          <table:table-cell office:value-type="float" office:value="0.98772795222708676"/>
          <table:table-cell office:value-type="float" office:value="0.98708771238909798"/>
          <table:table-cell office:value-type="float" office:value="1.0403177481482908"/>
          <table:table-cell office:value-type="float" office:value="1.0193137421633265"/>
          <table:table-cell office:value-type="float" office:value="0.99639505916905713"/>
          <table:table-cell office:value-type="float" office:value="1.0086759574185704"/>
          <table:table-cell office:value-type="float" office:value="1.0314913227168916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0297262751080658"/>
          <table:table-cell office:value-type="float" office:value="0.98633444739103082"/>
          <table:table-cell office:value-type="float" office:value="1.0380828532706814"/>
          <table:table-cell office:value-type="float" office:value="1.0063713983252098"/>
          <table:table-cell office:value-type="float" office:value="1.0515558121675279"/>
          <table:table-cell office:value-type="float" office:value="0.99733899831550621"/>
          <table:table-cell office:value-type="float" office:value="0.96889787200590904"/>
          <table:table-cell office:value-type="float" office:value="1.0320081679660551"/>
          <table:table-cell office:value-type="float" office:value="1.0285485828303149"/>
          <table:table-cell office:value-type="float" office:value="1.073104373383261"/>
          <table:table-cell office:value-type="float" office:value="1.0081998512499277"/>
          <table:table-cell office:value-type="float" office:value="0.99539871714588513"/>
          <table:table-cell office:value-type="float" office:value="0.99724071435608697"/>
          <table:table-cell office:value-type="float" office:value="1.0266898639838988"/>
          <table:table-cell office:value-type="float" office:value="0.99094399480813433"/>
          <table:table-cell office:value-type="float" office:value="1.0541095791298771"/>
          <table:table-cell office:value-type="float" office:value="0.9827729406172131"/>
          <table:table-cell office:value-type="float" office:value="0.98826898199982105"/>
          <table:table-cell office:value-type="float" office:value="0.98378103888445922"/>
          <table:table-cell office:value-type="float" office:value="1.0807273858314772"/>
          <table:table-cell office:value-type="float" office:value="1.1391364767343659"/>
          <table:table-cell office:value-type="float" office:value="1.0486363046889942"/>
          <table:table-cell office:value-type="float" office:value="1.0869518070955528"/>
          <table:table-cell office:value-type="float" office:value="0.95762429576003816"/>
          <table:table-cell office:value-type="float" office:value="0.99353948502720857"/>
          <table:table-cell office:value-type="float" office:value="1.0505070059923618"/>
          <table:table-cell office:value-type="float" office:value="0.86217477110378693"/>
          <table:table-cell office:value-type="float" office:value="0.98361341027882199"/>
          <table:table-cell office:value-type="float" office:value="1.0206691816524383"/>
          <table:table-cell office:value-type="float" office:value="0.98352200100190224"/>
          <table:table-cell office:value-type="float" office:value="1.1101158487862881"/>
          <table:table-cell office:value-type="float" office:value="0.87937420561930957"/>
          <table:table-cell office:value-type="float" office:value="0.95570254292106904"/>
          <table:table-cell office:value-type="float" office:value="1.0714514121908263"/>
          <table:table-cell office:value-type="float" office:value="1.138674698103858"/>
          <table:table-cell office:value-type="float" office:value="1.0781340746550565"/>
          <table:table-cell office:value-type="float" office:value="1.046787246027256"/>
          <table:table-cell office:value-type="float" office:value="1.0984611379146638"/>
          <table:table-cell office:value-type="float" office:value="0.98079078785791052"/>
          <table:table-cell office:value-type="float" office:value="1.0087508114554082"/>
          <table:table-cell office:value-type="float" office:value="0.99019608300039474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0297262751080658"/>
          <table:table-cell office:value-type="float" office:value="0.98633444739103082"/>
          <table:table-cell office:value-type="float" office:value="1.0380828532706814"/>
          <table:table-cell office:value-type="float" office:value="1.0063713983252098"/>
          <table:table-cell office:value-type="float" office:value="1.0515558121675281"/>
          <table:table-cell office:value-type="float" office:value="0.99733899831550621"/>
          <table:table-cell office:value-type="float" office:value="0.96889787200590916"/>
          <table:table-cell office:value-type="float" office:value="1.0320081679660551"/>
          <table:table-cell office:value-type="float" office:value="1.0285485828303149"/>
          <table:table-cell office:value-type="float" office:value="1.073104373383261"/>
          <table:table-cell office:value-type="float" office:value="1.0081998512499277"/>
          <table:table-cell office:value-type="float" office:value="0.99539871714588524"/>
          <table:table-cell office:value-type="float" office:value="0.99718977614913229"/>
          <table:table-cell office:value-type="float" office:value="1.0147059053366903"/>
          <table:table-cell office:value-type="float" office:value="0.97659779330293506"/>
          <table:table-cell office:value-type="float" office:value="1.0527049968917912"/>
          <table:table-cell office:value-type="float" office:value="0.95545284881497561"/>
          <table:table-cell office:value-type="float" office:value="0.96753867174655706"/>
          <table:table-cell office:value-type="float" office:value="1.0097321057652502"/>
          <table:table-cell office:value-type="float" office:value="1.0424813082097204"/>
          <table:table-cell office:value-type="float" office:value="1.0271725034592005"/>
          <table:table-cell office:value-type="float" office:value="1.0072162730483807"/>
          <table:table-cell office:value-type="float" office:value="1.078289151158691"/>
          <table:table-cell office:value-type="float" office:value="1.013956857200192"/>
          <table:table-cell office:value-type="float" office:value="1.050339344405262"/>
          <table:table-cell office:value-type="float" office:value="1.0688662697651454"/>
          <table:table-cell office:value-type="float" office:value="0.94599775963034283"/>
          <table:table-cell office:value-type="float" office:value="1.0225980694910359"/>
          <table:table-cell office:value-type="float" office:value="0.99814137340505626"/>
          <table:table-cell office:value-type="float" office:value="0.98869746759039967"/>
          <table:table-cell office:value-type="float" office:value="1.0506361401070463"/>
          <table:table-cell office:value-type="float" office:value="0.9723363071209512"/>
          <table:table-cell office:value-type="float" office:value="0.967460767274122"/>
          <table:table-cell office:value-type="float" office:value="1.0724112365004272"/>
          <table:table-cell office:value-type="float" office:value="1.1390168999807169"/>
          <table:table-cell office:value-type="float" office:value="1.0782070310165026"/>
          <table:table-cell office:value-type="float" office:value="1.0468356362722828"/>
          <table:table-cell office:value-type="float" office:value="1.0984935854796372"/>
          <table:table-cell office:value-type="float" office:value="0.98091199272895724"/>
          <table:table-cell office:value-type="float" office:value="1.0087755731459609"/>
          <table:table-cell office:value-type="float" office:value="0.99019607843137214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.3696682464454977"/>
          <table:table-cell office:value-type="float" office:value="1.3079584775086506"/>
          <table:table-cell office:value-type="float" office:value="1.0764133117991519"/>
          <table:table-cell office:value-type="float" office:value="1.4112270340879571"/>
          <table:table-cell office:value-type="float" office:value="1.2134792721170395"/>
          <table:table-cell office:value-type="float" office:value="0.75454238673474094"/>
          <table:table-cell office:value-type="float" office:value="1.5179544990245213"/>
          <table:table-cell office:value-type="float" office:value="1.9939087759172232"/>
          <table:table-cell office:value-type="float" office:value="1.2173540044303504"/>
          <table:table-cell office:value-type="float" office:value="1.1168559828508784"/>
          <table:table-cell office:value-type="float" office:value="0.77964116876039058"/>
          <table:table-cell office:value-type="float" office:value="0.78188649955051737"/>
          <table:table-cell office:value-type="float" office:value="0.96345172253692435"/>
          <table:table-cell office:value-type="float" office:value="0.4265772402657026"/>
          <table:table-cell office:value-type="float" office:value="0.54039968144761785"/>
          <table:table-cell office:value-type="float" office:value="1.4970916324276711"/>
          <table:table-cell office:value-type="float" office:value="0.91217376146517093"/>
          <table:table-cell office:value-type="float" office:value="1.9821699904001844"/>
          <table:table-cell office:value-type="float" office:value="0.11630144655946897"/>
          <table:table-cell office:value-type="float" office:value="0.10155953995428094"/>
          <table:table-cell office:value-type="float" office:value="0.41838435537747665"/>
          <table:table-cell office:value-type="float" office:value="0.55408725815287496"/>
          <table:table-cell office:value-type="float" office:value="0.82119979702734036"/>
          <table:table-cell office:value-type="float" office:value="0.82306122025615724"/>
          <table:table-cell office:value-type="float" office:value="0.91295745396798245"/>
          <table:table-cell office:value-type="float" office:value="0.16454658190126303"/>
          <table:table-cell office:value-type="float" office:value="1.8888368709348669E-2"/>
          <table:table-cell office:value-type="float" office:value="1"/>
          <table:table-cell table:number-columns-repeated="16340"/>
        </table:table-row>
        <table:table-row>
          <table:table-cell office:value-type="float" office:value="37"/>
          <table:table-cell/>
          <table:table-cell office:value-type="float" office:value="1"/>
          <table:table-cell office:value-type="float" office:value="0.99971167874626743"/>
          <table:table-cell office:value-type="float" office:value="1.0786744269697317"/>
          <table:table-cell office:value-type="float" office:value="1.0400777242794246"/>
          <table:table-cell office:value-type="float" office:value="1.0384564367215918"/>
          <table:table-cell office:value-type="float" office:value="1.0407487909507009"/>
          <table:table-cell office:value-type="float" office:value="1.038040762190596"/>
          <table:table-cell office:value-type="float" office:value="1.0367583980347617"/>
          <table:table-cell office:value-type="float" office:value="1.0398189997018163"/>
          <table:table-cell office:value-type="float" office:value="1.0396678228556251"/>
          <table:table-cell office:value-type="float" office:value="1.0416376319547678"/>
          <table:table-cell office:value-type="float" office:value="1.0387317341484756"/>
          <table:table-cell office:value-type="float" office:value="1.0382095477556299"/>
          <table:table-cell office:value-type="float" office:value="1.038366447601905"/>
          <table:table-cell office:value-type="float" office:value="1.0391502758345612"/>
          <table:table-cell office:value-type="float" office:value="1.0376290955007115"/>
          <table:table-cell office:value-type="float" office:value="0.98532512151586826"/>
          <table:table-cell office:value-type="float" office:value="1.1263753505796736"/>
          <table:table-cell office:value-type="float" office:value="1.0402292455662236"/>
          <table:table-cell office:value-type="float" office:value="1.0584943583948005"/>
          <table:table-cell office:value-type="float" office:value="1.0768441518153899"/>
          <table:table-cell office:value-type="float" office:value="1.0555944037663045"/>
          <table:table-cell office:value-type="float" office:value="0.96951653414592331"/>
          <table:table-cell office:value-type="float" office:value="1.0862294084138009"/>
          <table:table-cell office:value-type="float" office:value="0.99355595019527632"/>
          <table:table-cell office:value-type="float" office:value="1.1033510151822814"/>
          <table:table-cell office:value-type="float" office:value="1.0095704459222268"/>
          <table:table-cell office:value-type="float" office:value="1.0984423443830156"/>
          <table:table-cell office:value-type="float" office:value="1.2432791463714861"/>
          <table:table-cell office:value-type="float" office:value="0.87019008233551187"/>
          <table:table-cell office:value-type="float" office:value="1.0221285190670923"/>
          <table:table-cell office:value-type="float" office:value="1.0283631996571128"/>
          <table:table-cell office:value-type="float" office:value="1.0213703547199273"/>
          <table:table-cell office:value-type="float" office:value="0.96273187109515801"/>
          <table:table-cell office:value-type="float" office:value="1.0565159044670602"/>
          <table:table-cell office:value-type="float" office:value="1.0072888314907087"/>
          <table:table-cell office:value-type="float" office:value="1.1236785041637003"/>
          <table:table-cell office:value-type="float" office:value="1.0335849178460861"/>
          <table:table-cell office:value-type="float" office:value="0.98247043130345557"/>
          <table:table-cell office:value-type="float" office:value="1.0234171547857902"/>
          <table:table-cell office:value-type="float" office:value="1.0838785567993134"/>
          <table:table-cell office:value-type="float" office:value="1.0075453700143437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0289395733025517"/>
          <table:table-cell office:value-type="float" office:value="0.96328639436568753"/>
          <table:table-cell office:value-type="float" office:value="0.97648443953055508"/>
          <table:table-cell office:value-type="float" office:value="1.0612719677492064"/>
          <table:table-cell office:value-type="float" office:value="1.0416037392163007"/>
          <table:table-cell office:value-type="float" office:value="1.0178916193342595"/>
          <table:table-cell office:value-type="float" office:value="1.026447617052922"/>
          <table:table-cell office:value-type="float" office:value="0.99799293261422528"/>
          <table:table-cell office:value-type="float" office:value="1.0549959099456443"/>
          <table:table-cell office:value-type="float" office:value="0.9910127629069313"/>
          <table:table-cell office:value-type="float" office:value="1.0731706069732352"/>
          <table:table-cell office:value-type="float" office:value="0.97024258369554706"/>
          <table:table-cell office:value-type="float" office:value="1.0129164049981696"/>
          <table:table-cell office:value-type="float" office:value="0.98649378031974455"/>
          <table:table-cell office:value-type="float" office:value="1.0130204063678949"/>
          <table:table-cell office:value-type="float" office:value="1.0171478731982617"/>
          <table:table-cell office:value-type="float" office:value="0.99740478528834065"/>
          <table:table-cell office:value-type="float" office:value="1.0168023951244187"/>
          <table:table-cell office:value-type="float" office:value="0.99413016268356491"/>
          <table:table-cell office:value-type="float" office:value="0.97883494586399356"/>
          <table:table-cell office:value-type="float" office:value="1.0226369680449428"/>
          <table:table-cell office:value-type="float" office:value="1.0011303202085122"/>
          <table:table-cell office:value-type="float" office:value="0.99425519502505222"/>
          <table:table-cell office:value-type="float" office:value="1.0050853260073456"/>
          <table:table-cell office:value-type="float" office:value="1.0003563312012309"/>
          <table:table-cell office:value-type="float" office:value="1.0094348145075698"/>
          <table:table-cell office:value-type="float" office:value="0.95948232583979653"/>
          <table:table-cell office:value-type="float" office:value="0.97131219053887441"/>
          <table:table-cell office:value-type="float" office:value="1.034415575032066"/>
          <table:table-cell office:value-type="float" office:value="0.98512075404803534"/>
          <table:table-cell office:value-type="float" office:value="1.0129839365582729"/>
          <table:table-cell office:value-type="float" office:value="1.0063971541376413"/>
          <table:table-cell office:value-type="float" office:value="0.96156022826255638"/>
          <table:table-cell office:value-type="float" office:value="0.98610046837234311"/>
          <table:table-cell office:value-type="float" office:value="1.0497964927218248"/>
          <table:table-cell office:value-type="float" office:value="0.99128784510268952"/>
          <table:table-cell office:value-type="float" office:value="1.0191924917688706"/>
          <table:table-cell office:value-type="float" office:value="1.0279178371561866"/>
          <table:table-cell office:value-type="float" office:value="0.97728376952986928"/>
          <table:table-cell office:value-type="float" office:value="1.0142997143744181"/>
          <table:table-cell office:value-type="float" office:value="1.0664074855775034"/>
          <table:table-cell table:number-columns-repeated="16340"/>
        </table:table-row>
        <table:table-row>
          <table:table-cell table:number-columns-repeated="16384"/>
        </table:table-row>
        <table:table-row>
          <table:table-cell table:number-columns-repeated="2"/>
          <table:table-cell office:value-type="float" office:value="1"/>
          <table:table-cell office:value-type="float" office:value="1.013305866756006"/>
          <table:table-cell office:value-type="float" office:value="0.97678820104220632"/>
          <table:table-cell office:value-type="float" office:value="0.99465049540080375"/>
          <table:table-cell office:value-type="float" office:value="1.0167604059317574"/>
          <table:table-cell office:value-type="float" office:value="1.0147270643465753"/>
          <table:table-cell office:value-type="float" office:value="0.97161678242201766"/>
          <table:table-cell office:value-type="float" office:value="1.0167983842282153"/>
          <table:table-cell office:value-type="float" office:value="0.98619459455101632"/>
          <table:table-cell office:value-type="float" office:value="0.98336811634099519"/>
          <table:table-cell office:value-type="float" office:value="1.0119221280167319"/>
          <table:table-cell office:value-type="float" office:value="0.99854785434245696"/>
          <table:table-cell office:value-type="float" office:value="0.98782189267756704"/>
          <table:table-cell office:value-type="float" office:value="1.0480605037175419"/>
          <table:table-cell office:value-type="float" office:value="0.98874272237517302"/>
          <table:table-cell office:value-type="float" office:value="1.0024462962160969"/>
          <table:table-cell office:value-type="float" office:value="1.0344445578967294"/>
          <table:table-cell office:value-type="float" office:value="1.0169239447253404"/>
          <table:table-cell office:value-type="float" office:value="0.9902182355846556"/>
          <table:table-cell office:value-type="float" office:value="1.0536124336274377"/>
          <table:table-cell office:value-type="float" office:value="1.0049082789687238"/>
          <table:table-cell office:value-type="float" office:value="1.0759730405439933"/>
          <table:table-cell office:value-type="float" office:value="1.0175907066264187"/>
          <table:table-cell office:value-type="float" office:value="1.019610905331696"/>
          <table:table-cell office:value-type="float" office:value="1.0225101337134783"/>
          <table:table-cell office:value-type="float" office:value="1.013499874180634"/>
          <table:table-cell office:value-type="float" office:value="0.9791980530181007"/>
          <table:table-cell office:value-type="float" office:value="0.90431636705899632"/>
          <table:table-cell office:value-type="float" office:value="1.0363801259676366"/>
          <table:table-cell office:value-type="float" office:value="1.0203092850051583"/>
          <table:table-cell office:value-type="float" office:value="0.95924398165038027"/>
          <table:table-cell office:value-type="float" office:value="1.0491686494256904"/>
          <table:table-cell office:value-type="float" office:value="0.97348038396291836"/>
          <table:table-cell office:value-type="float" office:value="0.90548778621048043"/>
          <table:table-cell office:value-type="float" office:value="0.94741719832660365"/>
          <table:table-cell office:value-type="float" office:value="1.0889145918804628"/>
          <table:table-cell office:value-type="float" office:value="1.0789857912267293"/>
          <table:table-cell office:value-type="float" office:value="1.0267104910249865"/>
          <table:table-cell office:value-type="float" office:value="0.99674668706683733"/>
          <table:table-cell office:value-type="float" office:value="1.0700027300283816"/>
          <table:table-cell office:value-type="float" office:value="1.039128894285142"/>
          <table:table-cell office:value-type="float" office:value="0.99826780306836937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0.83050847457627108"/>
          <table:table-cell office:value-type="float" office:value="1.0204081632653061"/>
          <table:table-cell office:value-type="float" office:value="1.06"/>
          <table:table-cell office:value-type="float" office:value="1.0377358490566038"/>
          <table:table-cell office:value-type="float" office:value="1.0181818181818181"/>
          <table:table-cell office:value-type="float" office:value="0.98214285714285721"/>
          <table:table-cell office:value-type="float" office:value="0.90909090909090906"/>
          <table:table-cell office:value-type="float" office:value="1.02"/>
          <table:table-cell office:value-type="float" office:value="1"/>
          <table:table-cell office:value-type="float" office:value="1.0784313725490196"/>
          <table:table-cell office:value-type="float" office:value="1.0727272727272728"/>
          <table:table-cell office:value-type="float" office:value="0.94915254237288127"/>
          <table:table-cell office:value-type="float" office:value="1.0535714285714286"/>
          <table:table-cell office:value-type="float" office:value="1.0169491525423728"/>
          <table:table-cell office:value-type="float" office:value="0.89999999999999991"/>
          <table:table-cell office:value-type="float" office:value="1.0185185185185186"/>
          <table:table-cell office:value-type="float" office:value="1.0181818181818181"/>
          <table:table-cell office:value-type="float" office:value="1.4340585876874665"/>
          <table:table-cell office:value-type="float" office:value="1.1829124078028543"/>
          <table:table-cell office:value-type="float" office:value="0.74147174496535384"/>
          <table:table-cell office:value-type="float" office:value="1.0320183054645109"/>
          <table:table-cell office:value-type="float" office:value="0.68631794898694021"/>
          <table:table-cell office:value-type="float" office:value="1.2154454044447787"/>
          <table:table-cell office:value-type="float" office:value="1.4476285183521242"/>
          <table:table-cell office:value-type="float" office:value="1.1926702413360202"/>
          <table:table-cell office:value-type="float" office:value="0.83377910640046982"/>
          <table:table-cell office:value-type="float" office:value="0.68836204811843715"/>
          <table:table-cell office:value-type="float" office:value="0.95593554206804632"/>
          <table:table-cell office:value-type="float" office:value="1.0763948639876479"/>
          <table:table-cell office:value-type="float" office:value="1.5782541506047201"/>
          <table:table-cell office:value-type="float" office:value="1.3558865807552327"/>
          <table:table-cell office:value-type="float" office:value="0.97915793744254309"/>
          <table:table-cell office:value-type="float" office:value="0.90169007177963911"/>
          <table:table-cell office:value-type="float" office:value="0.86818225851275832"/>
          <table:table-cell office:value-type="float" office:value="1.033017050782111"/>
          <table:table-cell office:value-type="float" office:value="0.95691085933955555"/>
          <table:table-cell office:value-type="float" office:value="0.7342432605425484"/>
          <table:table-cell office:value-type="float" office:value="0.65025205703468891"/>
          <table:table-cell office:value-type="float" office:value="1.7297788120834641"/>
          <table:table-cell office:value-type="float" office:value="1.3075919491958896"/>
          <table:table-cell office:value-type="float" office:value="0.60333087662613061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0.99468085106382975"/>
          <table:table-cell office:value-type="float" office:value="1.0106951871657752"/>
          <table:table-cell office:value-type="float" office:value="0.97883597883597873"/>
          <table:table-cell office:value-type="float" office:value="1.0756756756756758"/>
          <table:table-cell office:value-type="float" office:value="0.96482412060301503"/>
          <table:table-cell office:value-type="float" office:value="1"/>
          <table:table-cell office:value-type="float" office:value="1.0286458333333335"/>
          <table:table-cell office:value-type="float" office:value="1"/>
          <table:table-cell office:value-type="float" office:value="0.98734177215189867"/>
          <table:table-cell office:value-type="float" office:value="0.98461538461538456"/>
          <table:table-cell office:value-type="float" office:value="1.015625"/>
          <table:table-cell office:value-type="float" office:value="1"/>
          <table:table-cell office:value-type="float" office:value="1"/>
          <table:table-cell office:value-type="float" office:value="1.0256410256410255"/>
          <table:table-cell office:value-type="float" office:value="0.92500000000000004"/>
          <table:table-cell office:value-type="float" office:value="1.027027027027027"/>
          <table:table-cell office:value-type="float" office:value="1.0526315789473684"/>
          <table:table-cell office:value-type="float" office:value="1.1115008403020199"/>
          <table:table-cell office:value-type="float" office:value="1.0278390282988383"/>
          <table:table-cell office:value-type="float" office:value="0.86338963836875393"/>
          <table:table-cell office:value-type="float" office:value="0.97832722851554155"/>
          <table:table-cell office:value-type="float" office:value="0.95243921237450124"/>
          <table:table-cell office:value-type="float" office:value="1.0522843978971854"/>
          <table:table-cell office:value-type="float" office:value="1.1958918974673782"/>
          <table:table-cell office:value-type="float" office:value="0.9813912584968002"/>
          <table:table-cell office:value-type="float" office:value="0.92407459243552736"/>
          <table:table-cell office:value-type="float" office:value="0.98975924991185615"/>
          <table:table-cell office:value-type="float" office:value="1.0749118726015991"/>
          <table:table-cell office:value-type="float" office:value="1.0616030848120861"/>
          <table:table-cell office:value-type="float" office:value="0.93944522569355515"/>
          <table:table-cell office:value-type="float" office:value="0.90239351384202759"/>
          <table:table-cell office:value-type="float" office:value="1.032065441473802"/>
          <table:table-cell office:value-type="float" office:value="0.97794198087280337"/>
          <table:table-cell office:value-type="float" office:value="0.88185739586580447"/>
          <table:table-cell office:value-type="float" office:value="1.0115894884554137"/>
          <table:table-cell office:value-type="float" office:value="1.1760528746173327"/>
          <table:table-cell office:value-type="float" office:value="0.99827183944063802"/>
          <table:table-cell office:value-type="float" office:value="0.88198113483964413"/>
          <table:table-cell office:value-type="float" office:value="0.94990732401008393"/>
          <table:table-cell office:value-type="float" office:value="1.1466920648299037"/>
          <table:table-cell office:value-type="float" office:value="1.0264072729187623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0.88330170777988559"/>
          <table:table-cell office:value-type="float" office:value="0.82921589688506969"/>
          <table:table-cell office:value-type="float" office:value="0.96891191709844571"/>
          <table:table-cell office:value-type="float" office:value="1.0320855614973261"/>
          <table:table-cell office:value-type="float" office:value="0.89766839378238283"/>
          <table:table-cell office:value-type="float" office:value="0.76479076479076447"/>
          <table:table-cell office:value-type="float" office:value="1.1113207547169823"/>
          <table:table-cell office:value-type="float" office:value="1.0339558573853986"/>
          <table:table-cell office:value-type="float" office:value="0.9261083743842381"/>
          <table:table-cell office:value-type="float" office:value="0.82446808510638248"/>
          <table:table-cell office:value-type="float" office:value="1.0860215053763438"/>
          <table:table-cell office:value-type="float" office:value="1.2059405940594048"/>
          <table:table-cell office:value-type="float" office:value="0.81116584564860361"/>
          <table:table-cell office:value-type="float" office:value="0.88866396761133482"/>
          <table:table-cell office:value-type="float" office:value="1.2004555808656072"/>
          <table:table-cell office:value-type="float" office:value="0.98292220113851991"/>
          <table:table-cell office:value-type="float" office:value="0.99420849420849422"/>
          <table:table-cell office:value-type="float" office:value="1.1690286767257085"/>
          <table:table-cell office:value-type="float" office:value="0.82819795064559243"/>
          <table:table-cell office:value-type="float" office:value="1.0123814985067836"/>
          <table:table-cell office:value-type="float" office:value="1.2587671312656286"/>
          <table:table-cell office:value-type="float" office:value="0.83749258374932933"/>
          <table:table-cell office:value-type="float" office:value="0.89208373720793555"/>
          <table:table-cell office:value-type="float" office:value="0.9141785929642392"/>
          <table:table-cell office:value-type="float" office:value="1.2280121263545771"/>
          <table:table-cell office:value-type="float" office:value="1.1801284989246741"/>
          <table:table-cell office:value-type="float" office:value="0.91397231489709307"/>
          <table:table-cell office:value-type="float" office:value="1.0406027288987838"/>
          <table:table-cell office:value-type="float" office:value="0.9846426008985345"/>
          <table:table-cell office:value-type="float" office:value="1.0781924679003543"/>
          <table:table-cell office:value-type="float" office:value="0.99811147380913789"/>
          <table:table-cell office:value-type="float" office:value="0.88017019642430749"/>
          <table:table-cell office:value-type="float" office:value="1.1428142388568121"/>
          <table:table-cell office:value-type="float" office:value="1.0029766122957209"/>
          <table:table-cell office:value-type="float" office:value="0.95506448844153335"/>
          <table:table-cell office:value-type="float" office:value="1.0391853481362372"/>
          <table:table-cell office:value-type="float" office:value="0.94303267489791431"/>
          <table:table-cell office:value-type="float" office:value="0.82963830369331792"/>
          <table:table-cell office:value-type="float" office:value="1.0437009488117088"/>
          <table:table-cell office:value-type="float" office:value="1.1773067017622254"/>
          <table:table-cell office:value-type="float" office:value="1.3546451952860861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2.1885214258139238"/>
          <table:table-cell office:value-type="float" office:value="1.5809960604456992"/>
          <table:table-cell office:value-type="float" office:value="1.0897798274323116"/>
          <table:table-cell office:value-type="float" office:value="1.1806020066889633"/>
          <table:table-cell office:value-type="float" office:value="0.76498814823379779"/>
          <table:table-cell office:value-type="float" office:value="0.93364570737605812"/>
          <table:table-cell office:value-type="float" office:value="0.87566779990286536"/>
          <table:table-cell office:value-type="float" office:value="0.82094657053059727"/>
          <table:table-cell office:value-type="float" office:value="0.88576736853957883"/>
          <table:table-cell office:value-type="float" office:value="0.96091018877518586"/>
          <table:table-cell office:value-type="float" office:value="1.0264585262600872"/>
          <table:table-cell office:value-type="float" office:value="1.2845083129269235"/>
          <table:table-cell office:value-type="float" office:value="1.1755882205388049"/>
          <table:table-cell office:value-type="float" office:value="1.0857373504601771"/>
          <table:table-cell office:value-type="float" office:value="1.0079199489035555"/>
          <table:table-cell office:value-type="float" office:value="1.0472730345148071"/>
          <table:table-cell office:value-type="float" office:value="1.3887454618797903"/>
          <table:table-cell office:value-type="float" office:value="1.3779028535295417"/>
          <table:table-cell office:value-type="float" office:value="1.1484107362986877"/>
          <table:table-cell office:value-type="float" office:value="1.4413078717431702"/>
          <table:table-cell office:value-type="float" office:value="1.4762392773869939"/>
          <table:table-cell office:value-type="float" office:value="1.1216855901233538"/>
          <table:table-cell office:value-type="float" office:value="1.0470810605821053"/>
          <table:table-cell office:value-type="float" office:value="0.99040767431067234"/>
          <table:table-cell office:value-type="float" office:value="0.92996654269212276"/>
          <table:table-cell office:value-type="float" office:value="1.0512981085405231"/>
          <table:table-cell office:value-type="float" office:value="0.97184450428177183"/>
          <table:table-cell office:value-type="float" office:value="1.2413190174618787"/>
          <table:table-cell office:value-type="float" office:value="0.93907594243098769"/>
          <table:table-cell office:value-type="float" office:value="0.97864781001594714"/>
          <table:table-cell office:value-type="float" office:value="0.99023333887373377"/>
          <table:table-cell office:value-type="float" office:value="1.1135394605476721"/>
          <table:table-cell office:value-type="float" office:value="0.99588763696471094"/>
          <table:table-cell office:value-type="float" office:value="0.86924920536317896"/>
          <table:table-cell office:value-type="float" office:value="0.94303222555415445"/>
          <table:table-cell office:value-type="float" office:value="1.3351307165252329"/>
          <table:table-cell office:value-type="float" office:value="0.93471266974527989"/>
          <table:table-cell office:value-type="float" office:value="0.93834976331072184"/>
          <table:table-cell office:value-type="float" office:value="0.75600173959150607"/>
          <table:table-cell office:value-type="float" office:value="1.541337782633148"/>
          <table:table-cell office:value-type="float" office:value="1.2612288342580351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1580800593031877"/>
          <table:table-cell office:value-type="float" office:value="0.89534325492078726"/>
          <table:table-cell office:value-type="float" office:value="0.67631814119749778"/>
          <table:table-cell office:value-type="float" office:value="1.2262156448202959"/>
          <table:table-cell office:value-type="float" office:value="1.2032327586206897"/>
          <table:table-cell office:value-type="float" office:value="1.0540927816586065"/>
          <table:table-cell office:value-type="float" office:value="0.95843840271877656"/>
          <table:table-cell office:value-type="float" office:value="1.0759324233522032"/>
          <table:table-cell office:value-type="float" office:value="0.89036004416102299"/>
          <table:table-cell office:value-type="float" office:value="1.0270988546318118"/>
          <table:table-cell office:value-type="float" office:value="0.98651759574121523"/>
          <table:table-cell office:value-type="float" office:value="1.4722843161567067"/>
          <table:table-cell office:value-type="float" office:value="0.99841423610593627"/>
          <table:table-cell office:value-type="float" office:value="0.71287016387373758"/>
          <table:table-cell office:value-type="float" office:value="1.0163395737917071"/>
          <table:table-cell office:value-type="float" office:value="0.9135710758713671"/>
          <table:table-cell office:value-type="float" office:value="1.0050652894612206"/>
          <table:table-cell office:value-type="float" office:value="0.88553503150412005"/>
          <table:table-cell office:value-type="float" office:value="1.2694884503501889"/>
          <table:table-cell office:value-type="float" office:value="0.9196640292537267"/>
          <table:table-cell office:value-type="float" office:value="0.72365805168986042"/>
          <table:table-cell office:value-type="float" office:value="1.1387011132971834"/>
          <table:table-cell office:value-type="float" office:value="1.1909956831052881"/>
          <table:table-cell office:value-type="float" office:value="0.70596076126926866"/>
          <table:table-cell office:value-type="float" office:value="0.9789994291198707"/>
          <table:table-cell office:value-type="float" office:value="1.0034222422078725"/>
          <table:table-cell office:value-type="float" office:value="0.58467748103146322"/>
          <table:table-cell office:value-type="float" office:value="0.94555670642823064"/>
          <table:table-cell office:value-type="float" office:value="0.96982788227158923"/>
          <table:table-cell office:value-type="float" office:value="1.0136770986115422"/>
          <table:table-cell office:value-type="float" office:value="0.91842385521099523"/>
          <table:table-cell office:value-type="float" office:value="1.0021717936875407"/>
          <table:table-cell office:value-type="float" office:value="0.88353294471141786"/>
          <table:table-cell office:value-type="float" office:value="1.0714699826319605"/>
          <table:table-cell office:value-type="float" office:value="1.0699894955153932"/>
          <table:table-cell office:value-type="float" office:value="1.0756944531849824"/>
          <table:table-cell office:value-type="float" office:value="1.1485754402386941"/>
          <table:table-cell office:value-type="float" office:value="0.98099436651284067"/>
          <table:table-cell office:value-type="float" office:value="0.93599418955973412"/>
          <table:table-cell office:value-type="float" office:value="0.99462860453592472"/>
          <table:table-cell office:value-type="float" office:value="0.98301436115465413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0.97402201932045263"/>
          <table:table-cell office:value-type="float" office:value="1.0257465065501215"/>
          <table:table-cell office:value-type="float" office:value="0.96367139096257848"/>
          <table:table-cell office:value-type="float" office:value="1.0503919025264716"/>
          <table:table-cell office:value-type="float" office:value="0.99438629177989157"/>
          <table:table-cell office:value-type="float" office:value="0.99723891953556731"/>
          <table:table-cell office:value-type="float" office:value="1.1081720840053724"/>
          <table:table-cell office:value-type="float" office:value="0.94964627186996275"/>
          <table:table-cell office:value-type="float" office:value="0.93114676027087895"/>
          <table:table-cell office:value-type="float" office:value="1.0511983676983521"/>
          <table:table-cell office:value-type="float" office:value="0.98970365486520884"/>
          <table:table-cell office:value-type="float" office:value="0.80436732093059604"/>
          <table:table-cell office:value-type="float" office:value="1.4067580849066115"/>
          <table:table-cell office:value-type="float" office:value="0.70404055364947538"/>
          <table:table-cell office:value-type="float" office:value="1.0581004941309364"/>
          <table:table-cell office:value-type="float" office:value="1.0315072830905636"/>
          <table:table-cell office:value-type="float" office:value="1.2233307751343054"/>
          <table:table-cell office:value-type="float" office:value="0.86273525721455457"/>
          <table:table-cell office:value-type="float" office:value="0.85413030831879"/>
          <table:table-cell office:value-type="float" office:value="1.1477949940405243"/>
          <table:table-cell office:value-type="float" office:value="1.063343717549325"/>
          <table:table-cell office:value-type="float" office:value="1.2892020089285714"/>
          <table:table-cell office:value-type="float" office:value="0.84536305594632621"/>
          <table:table-cell office:value-type="float" office:value="0.86687147977470558"/>
          <table:table-cell office:value-type="float" office:value="1.2193109549701342"/>
          <table:table-cell office:value-type="float" office:value="0.91258509270640598"/>
          <table:table-cell office:value-type="float" office:value="1.0645978956513222"/>
          <table:table-cell office:value-type="float" office:value="0.89773612193283703"/>
          <table:table-cell office:value-type="float" office:value="1.0673007704781112"/>
          <table:table-cell office:value-type="float" office:value="0.93863606062036331"/>
          <table:table-cell office:value-type="float" office:value="1.01121523108079"/>
          <table:table-cell office:value-type="float" office:value="0.78266351834961956"/>
          <table:table-cell office:value-type="float" office:value="0.95484999100174373"/>
          <table:table-cell office:value-type="float" office:value="0.58490323805859668"/>
          <table:table-cell office:value-type="float" office:value="1.7638929465968749"/>
          <table:table-cell office:value-type="float" office:value="1.0214012231005813"/>
          <table:table-cell office:value-type="float" office:value="0.95314724488105951"/>
          <table:table-cell office:value-type="float" office:value="0.95791916281558753"/>
          <table:table-cell office:value-type="float" office:value="1.4979637350438535"/>
          <table:table-cell office:value-type="float" office:value="0.90467779433831341"/>
          <table:table-cell office:value-type="float" office:value="1.1623697905328287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0297262751080658"/>
          <table:table-cell office:value-type="float" office:value="0.98633444739103082"/>
          <table:table-cell office:value-type="float" office:value="1.0380828532706814"/>
          <table:table-cell office:value-type="float" office:value="1.0063713983252098"/>
          <table:table-cell office:value-type="float" office:value="1.0515558121675281"/>
          <table:table-cell office:value-type="float" office:value="0.99733899831550621"/>
          <table:table-cell office:value-type="float" office:value="0.96889787200590916"/>
          <table:table-cell office:value-type="float" office:value="1.0320081679660551"/>
          <table:table-cell office:value-type="float" office:value="1.0285485828303149"/>
          <table:table-cell office:value-type="float" office:value="1.073104373383261"/>
          <table:table-cell office:value-type="float" office:value="1.0081998512499277"/>
          <table:table-cell office:value-type="float" office:value="0.99539871714588524"/>
          <table:table-cell office:value-type="float" office:value="0.99718977614913229"/>
          <table:table-cell office:value-type="float" office:value="1.0147059053366903"/>
          <table:table-cell office:value-type="float" office:value="0.97659779330293506"/>
          <table:table-cell office:value-type="float" office:value="1.0527049968917912"/>
          <table:table-cell office:value-type="float" office:value="0.95545284881497561"/>
          <table:table-cell office:value-type="float" office:value="0.96753867174655706"/>
          <table:table-cell office:value-type="float" office:value="1.0097321057652502"/>
          <table:table-cell office:value-type="float" office:value="1.0424813082097204"/>
          <table:table-cell office:value-type="float" office:value="1.0271725034592005"/>
          <table:table-cell office:value-type="float" office:value="1.0072162730483807"/>
          <table:table-cell office:value-type="float" office:value="1.078289151158691"/>
          <table:table-cell office:value-type="float" office:value="1.013956857200192"/>
          <table:table-cell office:value-type="float" office:value="1.050339344405262"/>
          <table:table-cell office:value-type="float" office:value="1.0688662697651454"/>
          <table:table-cell office:value-type="float" office:value="0.94599775963034283"/>
          <table:table-cell office:value-type="float" office:value="1.0225980694910359"/>
          <table:table-cell office:value-type="float" office:value="0.99814137340505626"/>
          <table:table-cell office:value-type="float" office:value="0.98869746759039967"/>
          <table:table-cell office:value-type="float" office:value="1.0506361401070463"/>
          <table:table-cell office:value-type="float" office:value="0.9723363071209512"/>
          <table:table-cell office:value-type="float" office:value="0.967460767274122"/>
          <table:table-cell office:value-type="float" office:value="1.0724112365004272"/>
          <table:table-cell office:value-type="float" office:value="1.1390168999807169"/>
          <table:table-cell office:value-type="float" office:value="1.0782070310165026"/>
          <table:table-cell office:value-type="float" office:value="1.0468356362722828"/>
          <table:table-cell office:value-type="float" office:value="1.0984935854796372"/>
          <table:table-cell office:value-type="float" office:value="0.98091199272895724"/>
          <table:table-cell office:value-type="float" office:value="1.0087755731459609"/>
          <table:table-cell office:value-type="float" office:value="0.99019607843137214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.3696682464454977"/>
          <table:table-cell office:value-type="float" office:value="1.3079584775086506"/>
          <table:table-cell office:value-type="float" office:value="1.0764133117991519"/>
          <table:table-cell office:value-type="float" office:value="1.4112270340879571"/>
          <table:table-cell office:value-type="float" office:value="1.2134792721170395"/>
          <table:table-cell office:value-type="float" office:value="0.75454238673474094"/>
          <table:table-cell office:value-type="float" office:value="1.5179544990245213"/>
          <table:table-cell office:value-type="float" office:value="1.9939087759172232"/>
          <table:table-cell office:value-type="float" office:value="1.2173540044303504"/>
          <table:table-cell office:value-type="float" office:value="1.1168559828508784"/>
          <table:table-cell office:value-type="float" office:value="0.77964116876039058"/>
          <table:table-cell office:value-type="float" office:value="0.78188649955051737"/>
          <table:table-cell office:value-type="float" office:value="0.96345172253692435"/>
          <table:table-cell office:value-type="float" office:value="0.4265772402657026"/>
          <table:table-cell office:value-type="float" office:value="0.54039968144761785"/>
          <table:table-cell office:value-type="float" office:value="1.4970916324276711"/>
          <table:table-cell office:value-type="float" office:value="0.91217376146517093"/>
          <table:table-cell office:value-type="float" office:value="1.9821699904001844"/>
          <table:table-cell office:value-type="float" office:value="0.11630144655946897"/>
          <table:table-cell office:value-type="float" office:value="0.10155953995428094"/>
          <table:table-cell office:value-type="float" office:value="0.41838435537747665"/>
          <table:table-cell office:value-type="float" office:value="0.55408725815287496"/>
          <table:table-cell office:value-type="float" office:value="0.82119979702734036"/>
          <table:table-cell office:value-type="float" office:value="0.82306122025615724"/>
          <table:table-cell office:value-type="float" office:value="0.91295745396798245"/>
          <table:table-cell office:value-type="float" office:value="0.16454658190126303"/>
          <table:table-cell office:value-type="float" office:value="1.8888368709348669E-2"/>
          <table:table-cell office:value-type="float" office:value="1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0471699732631552"/>
          <table:table-cell office:value-type="float" office:value="0.91228858229153498"/>
          <table:table-cell office:value-type="float" office:value="1.0185618147441347"/>
          <table:table-cell office:value-type="float" office:value="0.96197644813507821"/>
          <table:table-cell office:value-type="float" office:value="1.0419062907204502"/>
          <table:table-cell office:value-type="float" office:value="0.95069513664234029"/>
          <table:table-cell office:value-type="float" office:value="1.0168815924959489"/>
          <table:table-cell office:value-type="float" office:value="0.97156158460749809"/>
          <table:table-cell office:value-type="float" office:value="0.98846399999274381"/>
          <table:table-cell office:value-type="float" office:value="0.97230347232764158"/>
          <table:table-cell office:value-type="float" office:value="0.97340127654850361"/>
          <table:table-cell office:value-type="float" office:value="1.0239130528444822"/>
          <table:table-cell office:value-type="float" office:value="1.0142773747246425"/>
          <table:table-cell office:value-type="float" office:value="1.0639234556183017"/>
          <table:table-cell office:value-type="float" office:value="1.0361832456886653"/>
          <table:table-cell office:value-type="float" office:value="1.0319795705458807"/>
          <table:table-cell office:value-type="float" office:value="0.96483487606852469"/>
          <table:table-cell office:value-type="float" office:value="0.92027157384313629"/>
          <table:table-cell office:value-type="float" office:value="1.1501310345574418"/>
          <table:table-cell office:value-type="float" office:value="0.99947592574494659"/>
          <table:table-cell office:value-type="float" office:value="1.0430118458837205"/>
          <table:table-cell office:value-type="float" office:value="0.94898248515370398"/>
          <table:table-cell office:value-type="float" office:value="0.98270506867525742"/>
          <table:table-cell office:value-type="float" office:value="1.0800586249551845"/>
          <table:table-cell office:value-type="float" office:value="0.98181555434700529"/>
          <table:table-cell office:value-type="float" office:value="0.93499341357045618"/>
          <table:table-cell office:value-type="float" office:value="0.89071122239147105"/>
          <table:table-cell office:value-type="float" office:value="1.1581516761808077"/>
          <table:table-cell office:value-type="float" office:value="1.0008507723023525"/>
          <table:table-cell office:value-type="float" office:value="0.908663348955704"/>
          <table:table-cell office:value-type="float" office:value="1.0171106151780285"/>
          <table:table-cell office:value-type="float" office:value="1.1026969952159817"/>
          <table:table-cell office:value-type="float" office:value="0.823454881671563"/>
          <table:table-cell office:value-type="float" office:value="0.98377799422406043"/>
          <table:table-cell office:value-type="float" office:value="0.97564811128097295"/>
          <table:table-cell office:value-type="float" office:value="1.0641370006033777"/>
          <table:table-cell office:value-type="float" office:value="1.0780130263233465"/>
          <table:table-cell office:value-type="float" office:value="0.99087951016042741"/>
          <table:table-cell office:value-type="float" office:value="1.049041226274962"/>
          <table:table-cell office:value-type="float" office:value="1.0214977409407522"/>
          <table:table-cell office:value-type="float" office:value="0.95316435336999039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1736370064894859"/>
          <table:table-cell office:value-type="float" office:value="1.0670890607204522"/>
          <table:table-cell office:value-type="float" office:value="0.89100638221116502"/>
          <table:table-cell office:value-type="float" office:value="0.96022750828185943"/>
          <table:table-cell office:value-type="float" office:value="1.0148757081721584"/>
          <table:table-cell office:value-type="float" office:value="1.0251077624252423"/>
          <table:table-cell office:value-type="float" office:value="1.1309782331815499"/>
          <table:table-cell office:value-type="float" office:value="0.9104282738497298"/>
          <table:table-cell office:value-type="float" office:value="1.0151482951317847"/>
          <table:table-cell office:value-type="float" office:value="1.0508034697639141"/>
          <table:table-cell office:value-type="float" office:value="1.0472656631598611"/>
          <table:table-cell office:value-type="float" office:value="1.0125499409523744"/>
          <table:table-cell office:value-type="float" office:value="0.98518174953452275"/>
          <table:table-cell office:value-type="float" office:value="1.0412909984978167"/>
          <table:table-cell office:value-type="float" office:value="1.0296020790924587"/>
          <table:table-cell office:value-type="float" office:value="1.0913026719927321"/>
          <table:table-cell office:value-type="float" office:value="1.0433266327439665"/>
          <table:table-cell office:value-type="float" office:value="1.0496871808058952"/>
          <table:table-cell office:value-type="float" office:value="0.95722654453526501"/>
          <table:table-cell office:value-type="float" office:value="0.9421782896810853"/>
          <table:table-cell office:value-type="float" office:value="0.97149121167700647"/>
          <table:table-cell office:value-type="float" office:value="1.0154019898389837"/>
          <table:table-cell office:value-type="float" office:value="0.97967504540341876"/>
          <table:table-cell office:value-type="float" office:value="1.0674174368883611"/>
          <table:table-cell office:value-type="float" office:value="1.009039834189642"/>
          <table:table-cell office:value-type="float" office:value="1.0135733938986708"/>
          <table:table-cell office:value-type="float" office:value="0.92369399717190759"/>
          <table:table-cell office:value-type="float" office:value="0.8592748879597002"/>
          <table:table-cell office:value-type="float" office:value="1.1501486764270283"/>
          <table:table-cell office:value-type="float" office:value="1.0078924563232656"/>
          <table:table-cell office:value-type="float" office:value="1.0000662971793863"/>
          <table:table-cell office:value-type="float" office:value="1.0890362427562243"/>
          <table:table-cell office:value-type="float" office:value="0.92048850300569141"/>
          <table:table-cell office:value-type="float" office:value="0.94763935453440573"/>
          <table:table-cell office:value-type="float" office:value="0.94726364310084099"/>
          <table:table-cell office:value-type="float" office:value="1.0331111542343157"/>
          <table:table-cell office:value-type="float" office:value="1.0070473506597588"/>
          <table:table-cell office:value-type="float" office:value="0.93400511198798253"/>
          <table:table-cell office:value-type="float" office:value="0.91037331922016995"/>
          <table:table-cell office:value-type="float" office:value="0.9651227733905825"/>
          <table:table-cell office:value-type="float" office:value="1.0566876689889471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0319640353160235"/>
          <table:table-cell office:value-type="float" office:value="0.96678315273758586"/>
          <table:table-cell office:value-type="float" office:value="0.97371701198939142"/>
          <table:table-cell office:value-type="float" office:value="1.0592908105196424"/>
          <table:table-cell office:value-type="float" office:value="1.0411764716830563"/>
          <table:table-cell office:value-type="float" office:value="1.0179619312298454"/>
          <table:table-cell office:value-type="float" office:value="1.0277822794756601"/>
          <table:table-cell office:value-type="float" office:value="0.99632887270692494"/>
          <table:table-cell office:value-type="float" office:value="1.054255217041508"/>
          <table:table-cell office:value-type="float" office:value="0.99264086417760478"/>
          <table:table-cell office:value-type="float" office:value="1.0722885855103841"/>
          <table:table-cell office:value-type="float" office:value="0.971619157443949"/>
          <table:table-cell office:value-type="float" office:value="1.0119911768526721"/>
          <table:table-cell office:value-type="float" office:value="0.98806364792621226"/>
          <table:table-cell office:value-type="float" office:value="1.0134947910374332"/>
          <table:table-cell office:value-type="float" office:value="1.0191445762872462"/>
          <table:table-cell office:value-type="float" office:value="0.99866809110358001"/>
          <table:table-cell office:value-type="float" office:value="1.0179184223064215"/>
          <table:table-cell office:value-type="float" office:value="0.99255348204313343"/>
          <table:table-cell office:value-type="float" office:value="0.97624785843423545"/>
          <table:table-cell office:value-type="float" office:value="1.0179972727347135"/>
          <table:table-cell office:value-type="float" office:value="1.0024337265225716"/>
          <table:table-cell office:value-type="float" office:value="0.99256318421686107"/>
          <table:table-cell office:value-type="float" office:value="1.0131237605256485"/>
          <table:table-cell office:value-type="float" office:value="1.0015308544207648"/>
          <table:table-cell office:value-type="float" office:value="1.0100046246185108"/>
          <table:table-cell office:value-type="float" office:value="0.95452064551518123"/>
          <table:table-cell office:value-type="float" office:value="0.95664112182456895"/>
          <table:table-cell office:value-type="float" office:value="1.0476545260523622"/>
          <table:table-cell office:value-type="float" office:value="0.98791612083293145"/>
          <table:table-cell office:value-type="float" office:value="1.0113471078540308"/>
          <table:table-cell office:value-type="float" office:value="1.0123610807280174"/>
          <table:table-cell office:value-type="float" office:value="0.96113529958511446"/>
          <table:table-cell office:value-type="float" office:value="0.98590634338066441"/>
          <table:table-cell office:value-type="float" office:value="1.0494324571489162"/>
          <table:table-cell office:value-type="float" office:value="0.99138718223808531"/>
          <table:table-cell office:value-type="float" office:value="1.0191721986487139"/>
          <table:table-cell office:value-type="float" office:value="1.0277926298939748"/>
          <table:table-cell office:value-type="float" office:value="0.97721455067522689"/>
          <table:table-cell office:value-type="float" office:value="1.0142588730972695"/>
          <table:table-cell office:value-type="float" office:value="1.0664000008326879"/>
          <table:table-cell table:number-columns-repeated="16340"/>
        </table:table-row>
        <table:table-row>
          <table:table-cell table:number-columns-repeated="16384"/>
        </table:table-row>
        <table:table-row>
          <table:table-cell office:value-type="float" office:value="39"/>
          <table:table-cell/>
          <table:table-cell office:value-type="float" office:value="1"/>
          <table:table-cell office:value-type="float" office:value="0.99092777181453229"/>
          <table:table-cell office:value-type="float" office:value="1.0124264877194404"/>
          <table:table-cell office:value-type="float" office:value="0.92084172367541595"/>
          <table:table-cell office:value-type="float" office:value="1.0861122949486579"/>
          <table:table-cell office:value-type="float" office:value="1.0667667067381812"/>
          <table:table-cell office:value-type="float" office:value="1.0694917716680663"/>
          <table:table-cell office:value-type="float" office:value="0.85453407104372137"/>
          <table:table-cell office:value-type="float" office:value="1.0592600929159126"/>
          <table:table-cell office:value-type="float" office:value="0.98007726426987318"/>
          <table:table-cell office:value-type="float" office:value="1.0850786693934245"/>
          <table:table-cell office:value-type="float" office:value="0.94194916521805461"/>
          <table:table-cell office:value-type="float" office:value="1.0601802324654936"/>
          <table:table-cell office:value-type="float" office:value="0.9825465448529852"/>
          <table:table-cell office:value-type="float" office:value="0.9451716599997827"/>
          <table:table-cell office:value-type="float" office:value="1.0500344146179441"/>
          <table:table-cell office:value-type="float" office:value="0.92638158513256141"/>
          <table:table-cell office:value-type="float" office:value="1.0004658982469199"/>
          <table:table-cell office:value-type="float" office:value="0.94033634725273529"/>
          <table:table-cell office:value-type="float" office:value="1.0583854517148026"/>
          <table:table-cell office:value-type="float" office:value="0.96665155656573931"/>
          <table:table-cell office:value-type="float" office:value="1.0016399990255196"/>
          <table:table-cell office:value-type="float" office:value="1.0865548810945798"/>
          <table:table-cell office:value-type="float" office:value="0.94026277894493837"/>
          <table:table-cell office:value-type="float" office:value="1.0390514436065938"/>
          <table:table-cell office:value-type="float" office:value="1.1334164118685219"/>
          <table:table-cell office:value-type="float" office:value="0.9484741607455669"/>
          <table:table-cell office:value-type="float" office:value="0.88888386032100286"/>
          <table:table-cell office:value-type="float" office:value="0.98936355079572735"/>
          <table:table-cell office:value-type="float" office:value="0.8522809643174839"/>
          <table:table-cell office:value-type="float" office:value="0.98376304892586319"/>
          <table:table-cell office:value-type="float" office:value="0.91960469700038927"/>
          <table:table-cell office:value-type="float" office:value="1.2053178469455932"/>
          <table:table-cell office:value-type="float" office:value="1.0773301975622065"/>
          <table:table-cell office:value-type="float" office:value="1.1509891378315484"/>
          <table:table-cell office:value-type="float" office:value="0.95246758232712558"/>
          <table:table-cell office:value-type="float" office:value="0.97530643416171059"/>
          <table:table-cell office:value-type="float" office:value="0.95789724830003087"/>
          <table:table-cell office:value-type="float" office:value="1.0446226073046752"/>
          <table:table-cell office:value-type="float" office:value="1.0451251029499293"/>
          <table:table-cell office:value-type="float" office:value="1.076939184128332"/>
          <table:table-cell office:value-type="float" office:value="0.93372553369496858"/>
          <table:table-cell table:number-columns-repeated="16340"/>
        </table:table-row>
        <table:table-row>
          <table:table-cell office:value-type="float" office:value="40"/>
          <table:table-cell/>
          <table:table-cell office:value-type="float" office:value="1"/>
          <table:table-cell office:value-type="float" office:value="0.88591532899259917"/>
          <table:table-cell office:value-type="float" office:value="1.0014543103281497"/>
          <table:table-cell office:value-type="float" office:value="0.97511094671387355"/>
          <table:table-cell office:value-type="float" office:value="1.0355298650097993"/>
          <table:table-cell office:value-type="float" office:value="1.0200416180051481"/>
          <table:table-cell office:value-type="float" office:value="0.9837415318665057"/>
          <table:table-cell office:value-type="float" office:value="0.90176163460906411"/>
          <table:table-cell office:value-type="float" office:value="0.95506454400202601"/>
          <table:table-cell office:value-type="float" office:value="0.9972387936829602"/>
          <table:table-cell office:value-type="float" office:value="0.99116777099704023"/>
          <table:table-cell office:value-type="float" office:value="0.99195805411327165"/>
          <table:table-cell office:value-type="float" office:value="1.0180797939145061"/>
          <table:table-cell office:value-type="float" office:value="0.99248164643017867"/>
          <table:table-cell office:value-type="float" office:value="0.94828976094634532"/>
          <table:table-cell office:value-type="float" office:value="1.0314151551545523"/>
          <table:table-cell office:value-type="float" office:value="0.91918593013960148"/>
          <table:table-cell office:value-type="float" office:value="1.0100155260023851"/>
          <table:table-cell office:value-type="float" office:value="1.037030667709818"/>
          <table:table-cell office:value-type="float" office:value="0.94975821959909967"/>
          <table:table-cell office:value-type="float" office:value="1.0021042915466112"/>
          <table:table-cell office:value-type="float" office:value="0.97127377826935213"/>
          <table:table-cell office:value-type="float" office:value="1.0251813509173764"/>
          <table:table-cell office:value-type="float" office:value="1.0638779764459056"/>
          <table:table-cell office:value-type="float" office:value="0.97270768249196626"/>
          <table:table-cell office:value-type="float" office:value="1.0210472478355668"/>
          <table:table-cell office:value-type="float" office:value="0.93761356096115045"/>
          <table:table-cell office:value-type="float" office:value="0.91171476294803488"/>
          <table:table-cell office:value-type="float" office:value="1.0061401946404256"/>
          <table:table-cell office:value-type="float" office:value="0.99222309978064183"/>
          <table:table-cell office:value-type="float" office:value="0.84906139022323246"/>
          <table:table-cell office:value-type="float" office:value="1.0229824069478615"/>
          <table:table-cell office:value-type="float" office:value="0.93144710107304929"/>
          <table:table-cell office:value-type="float" office:value="0.94693818742131575"/>
          <table:table-cell office:value-type="float" office:value="1.0455106185532346"/>
          <table:table-cell office:value-type="float" office:value="0.95575352521168422"/>
          <table:table-cell office:value-type="float" office:value="1.1407386443968506"/>
          <table:table-cell office:value-type="float" office:value="0.97505057733567546"/>
          <table:table-cell office:value-type="float" office:value="0.95638783409546968"/>
          <table:table-cell office:value-type="float" office:value="1.000225143896049"/>
          <table:table-cell office:value-type="float" office:value="1.0139465285472389"/>
          <table:table-cell office:value-type="float" office:value="0.9804834552872389"/>
          <table:table-cell table:number-columns-repeated="16340"/>
        </table:table-row>
        <table:table-row>
          <table:table-cell office:value-type="float" office:value="41"/>
          <table:table-cell/>
          <table:table-cell office:value-type="float" office:value="1"/>
          <table:table-cell office:value-type="float" office:value="1.0564751703992208"/>
          <table:table-cell office:value-type="float" office:value="0.93548387096774177"/>
          <table:table-cell office:value-type="float" office:value="0.98719211822660125"/>
          <table:table-cell office:value-type="float" office:value="1.0379241516966067"/>
          <table:table-cell office:value-type="float" office:value="1.0586538461538462"/>
          <table:table-cell office:value-type="float" office:value="0.99000908265213416"/>
          <table:table-cell office:value-type="float" office:value="1.0018348623853213"/>
          <table:table-cell office:value-type="float" office:value="0.99267399267399248"/>
          <table:table-cell office:value-type="float" office:value="0.97970479704797042"/>
          <table:table-cell office:value-type="float" office:value="0.95386064030131834"/>
          <table:table-cell office:value-type="float" office:value="1.0180969856299125"/>
          <table:table-cell office:value-type="float" office:value="1.0769120508674679"/>
          <table:table-cell office:value-type="float" office:value="0.99999337873126959"/>
          <table:table-cell office:value-type="float" office:value="0.99739956861851486"/>
          <table:table-cell office:value-type="float" office:value="1.0252321226046017"/>
          <table:table-cell office:value-type="float" office:value="0.87626632487731315"/>
          <table:table-cell office:value-type="float" office:value="1.000721519017058"/>
          <table:table-cell office:value-type="float" office:value="1.1419649274334385"/>
          <table:table-cell office:value-type="float" office:value="0.94205996692426985"/>
          <table:table-cell office:value-type="float" office:value="1.0055377559716983"/>
          <table:table-cell office:value-type="float" office:value="1.0182453874125004"/>
          <table:table-cell office:value-type="float" office:value="0.99381966279705924"/>
          <table:table-cell office:value-type="float" office:value="0.99595311303125511"/>
          <table:table-cell office:value-type="float" office:value="0.97978101576198751"/>
          <table:table-cell office:value-type="float" office:value="1.0237846413769993"/>
          <table:table-cell office:value-type="float" office:value="0.94508011825107097"/>
          <table:table-cell office:value-type="float" office:value="0.92252662053696621"/>
          <table:table-cell office:value-type="float" office:value="1.0603579035594146"/>
          <table:table-cell office:value-type="float" office:value="1.016343256030489"/>
          <table:table-cell office:value-type="float" office:value="0.80777427784100309"/>
          <table:table-cell office:value-type="float" office:value="0.94348522129126211"/>
          <table:table-cell office:value-type="float" office:value="0.95144812508035848"/>
          <table:table-cell office:value-type="float" office:value="0.91013104218439478"/>
          <table:table-cell office:value-type="float" office:value="0.99149780817034949"/>
          <table:table-cell office:value-type="float" office:value="0.99976523514937821"/>
          <table:table-cell office:value-type="float" office:value="1.0691050230265293"/>
          <table:table-cell office:value-type="float" office:value="0.99481021336535858"/>
          <table:table-cell office:value-type="float" office:value="0.94542872303020997"/>
          <table:table-cell office:value-type="float" office:value="0.99316469626294546"/>
          <table:table-cell office:value-type="float" office:value="0.9301990928263566"/>
          <table:table-cell office:value-type="float" office:value="1.0071735551764212"/>
          <table:table-cell table:number-columns-repeated="16340"/>
        </table:table-row>
        <table:table-row>
          <table:table-cell office:value-type="float" office:value="42"/>
          <table:table-cell/>
          <table:table-cell office:value-type="float" office:value="1"/>
          <table:table-cell office:value-type="float" office:value="0.82293868547403992"/>
          <table:table-cell office:value-type="float" office:value="1.0299408451806402"/>
          <table:table-cell office:value-type="float" office:value="0.96941955551104086"/>
          <table:table-cell office:value-type="float" office:value="1.0343934374761763"/>
          <table:table-cell office:value-type="float" office:value="1.0014186219548589"/>
          <table:table-cell office:value-type="float" office:value="0.98069499163044438"/>
          <table:table-cell office:value-type="float" office:value="0.85867633061354243"/>
          <table:table-cell office:value-type="float" office:value="0.93761823982154946"/>
          <table:table-cell office:value-type="float" office:value="1.0055333133003315"/>
          <table:table-cell office:value-type="float" office:value="1.0077463832770075"/>
          <table:table-cell office:value-type="float" office:value="0.98144507124753211"/>
          <table:table-cell office:value-type="float" office:value="0.99537611911699742"/>
          <table:table-cell office:value-type="float" office:value="0.98897044154178126"/>
          <table:table-cell office:value-type="float" office:value="0.92004605057667643"/>
          <table:table-cell office:value-type="float" office:value="1.035566498063041"/>
          <table:table-cell office:value-type="float" office:value="0.94943392833522811"/>
          <table:table-cell office:value-type="float" office:value="1.0161681638973603"/>
          <table:table-cell office:value-type="float" office:value="0.96922209280064719"/>
          <table:table-cell office:value-type="float" office:value="0.9555710040642853"/>
          <table:table-cell office:value-type="float" office:value="0.99962241891163517"/>
          <table:table-cell office:value-type="float" office:value="0.93953508356520155"/>
          <table:table-cell office:value-type="float" office:value="1.0472890872370784"/>
          <table:table-cell office:value-type="float" office:value="1.1100963834130042"/>
          <table:table-cell office:value-type="float" office:value="0.96846879129166252"/>
          <table:table-cell office:value-type="float" office:value="1.0193895951634255"/>
          <table:table-cell office:value-type="float" office:value="0.93323778099591215"/>
          <table:table-cell office:value-type="float" office:value="0.90612158560459088"/>
          <table:table-cell office:value-type="float" office:value="0.97931356265402669"/>
          <table:table-cell office:value-type="float" office:value="0.97911468548193481"/>
          <table:table-cell office:value-type="float" office:value="0.87233716695515229"/>
          <table:table-cell office:value-type="float" office:value="1.0639639479698193"/>
          <table:table-cell office:value-type="float" office:value="0.92270327168810873"/>
          <table:table-cell office:value-type="float" office:value="0.9636648024488994"/>
          <table:table-cell office:value-type="float" office:value="1.0705174937497579"/>
          <table:table-cell office:value-type="float" office:value="0.93759362885482922"/>
          <table:table-cell office:value-type="float" office:value="1.1732143943249895"/>
          <table:table-cell office:value-type="float" office:value="0.96659700638697554"/>
          <table:table-cell office:value-type="float" office:value="0.9607065316835659"/>
          <table:table-cell office:value-type="float" office:value="1.0028570374175616"/>
          <table:table-cell office:value-type="float" office:value="1.0466624965620399"/>
          <table:table-cell office:value-type="float" office:value="0.97027688021640068"/>
          <table:table-cell table:number-columns-repeated="16340"/>
        </table:table-row>
        <table:table-row>
          <table:table-cell office:value-type="float" office:value="43"/>
          <table:table-cell/>
          <table:table-cell office:value-type="float" office:value="1"/>
          <table:table-cell office:value-type="float" office:value="0.98349257284526714"/>
          <table:table-cell office:value-type="float" office:value="1.0132258580986904"/>
          <table:table-cell office:value-type="float" office:value="1.0438277793782704"/>
          <table:table-cell office:value-type="float" office:value="1.0243150157657244"/>
          <table:table-cell office:value-type="float" office:value="1.0487252705459691"/>
          <table:table-cell office:value-type="float" office:value="1.0151646875545386"/>
          <table:table-cell office:value-type="float" office:value="1.0636532076094753"/>
          <table:table-cell office:value-type="float" office:value="1.0362194483718796"/>
          <table:table-cell office:value-type="float" office:value="1.0563277145966861"/>
          <table:table-cell office:value-type="float" office:value="1.0526271063295904"/>
          <table:table-cell office:value-type="float" office:value="1.050266893012239"/>
          <table:table-cell office:value-type="float" office:value="0.99084149427373935"/>
          <table:table-cell office:value-type="float" office:value="0.96466156827652416"/>
          <table:table-cell office:value-type="float" office:value="1.0568887436160639"/>
          <table:table-cell office:value-type="float" office:value="0.96608575421654297"/>
          <table:table-cell office:value-type="float" office:value="0.9582786194307823"/>
          <table:table-cell office:value-type="float" office:value="1.0146351950474852"/>
          <table:table-cell office:value-type="float" office:value="0.96154845156675139"/>
          <table:table-cell office:value-type="float" office:value="0.90442696281576418"/>
          <table:table-cell office:value-type="float" office:value="0.93837021389771536"/>
          <table:table-cell office:value-type="float" office:value="1.0095467314879329"/>
          <table:table-cell office:value-type="float" office:value="1.0759131806714384"/>
          <table:table-cell office:value-type="float" office:value="1.0147824166238315"/>
          <table:table-cell office:value-type="float" office:value="1.0427885082595847"/>
          <table:table-cell office:value-type="float" office:value="0.94751556525626757"/>
          <table:table-cell office:value-type="float" office:value="0.9257824152383386"/>
          <table:table-cell office:value-type="float" office:value="0.94461292653806495"/>
          <table:table-cell office:value-type="float" office:value="0.92806012145529448"/>
          <table:table-cell office:value-type="float" office:value="1.0106237214822287"/>
          <table:table-cell office:value-type="float" office:value="0.98873255020334316"/>
          <table:table-cell office:value-type="float" office:value="0.97098940211180174"/>
          <table:table-cell office:value-type="float" office:value="0.93416781342213151"/>
          <table:table-cell office:value-type="float" office:value="0.94204713747226476"/>
          <table:table-cell office:value-type="float" office:value="1.0124204027178347"/>
          <table:table-cell office:value-type="float" office:value="0.88957721899576614"/>
          <table:table-cell office:value-type="float" office:value="0.9056733278791359"/>
          <table:table-cell office:value-type="float" office:value="1.1311524398565174"/>
          <table:table-cell office:value-type="float" office:value="1.0322137340387985"/>
          <table:table-cell office:value-type="float" office:value="0.94854827193085378"/>
          <table:table-cell office:value-type="float" office:value="1.0135949284296055"/>
          <table:table-cell office:value-type="float" office:value="1.0271148960904017"/>
          <table:table-cell table:number-columns-repeated="16340"/>
        </table:table-row>
        <table:table-row>
          <table:table-cell office:value-type="float" office:value="44"/>
          <table:table-cell/>
          <table:table-cell office:value-type="float" office:value="1"/>
          <table:table-cell office:value-type="float" office:value="1.01953125"/>
          <table:table-cell office:value-type="float" office:value="1.0249042145593867"/>
          <table:table-cell office:value-type="float" office:value="1"/>
          <table:table-cell office:value-type="float" office:value="1.0102803738317758"/>
          <table:table-cell office:value-type="float" office:value="1.1045328399629974"/>
          <table:table-cell office:value-type="float" office:value="1.5912897822445558"/>
          <table:table-cell office:value-type="float" office:value="0.94526315789473703"/>
          <table:table-cell office:value-type="float" office:value="0.96770601336302908"/>
          <table:table-cell office:value-type="float" office:value="1.3653624856156501"/>
          <table:table-cell office:value-type="float" office:value="1.1495996628739993"/>
          <table:table-cell office:value-type="float" office:value="1.0124430955993933"/>
          <table:table-cell office:value-type="float" office:value="1.0521582733812949"/>
          <table:table-cell office:value-type="float" office:value="0.9698005698005695"/>
          <table:table-cell office:value-type="float" office:value="0.91014617130678777"/>
          <table:table-cell office:value-type="float" office:value="1.209213399529725"/>
          <table:table-cell office:value-type="float" office:value="1.0888439400198962"/>
          <table:table-cell office:value-type="float" office:value="0.90445137370978623"/>
          <table:table-cell office:value-type="float" office:value="0.97788957108632646"/>
          <table:table-cell office:value-type="float" office:value="0.95328480084855716"/>
          <table:table-cell office:value-type="float" office:value="1.0182271702506169"/>
          <table:table-cell office:value-type="float" office:value="0.97069557846218923"/>
          <table:table-cell office:value-type="float" office:value="1.0752821643453725"/>
          <table:table-cell office:value-type="float" office:value="1.0306745665906891"/>
          <table:table-cell office:value-type="float" office:value="1.0354188827194597"/>
          <table:table-cell office:value-type="float" office:value="1.0421457776535035"/>
          <table:table-cell office:value-type="float" office:value="0.97200360069601643"/>
          <table:table-cell office:value-type="float" office:value="0.9866578670402697"/>
          <table:table-cell office:value-type="float" office:value="0.93863065396200485"/>
          <table:table-cell office:value-type="float" office:value="1.0207259788057426"/>
          <table:table-cell office:value-type="float" office:value="0.94443881374067717"/>
          <table:table-cell office:value-type="float" office:value="1.1169155317830914"/>
          <table:table-cell office:value-type="float" office:value="0.91958277249709952"/>
          <table:table-cell office:value-type="float" office:value="0.92271818018851726"/>
          <table:table-cell office:value-type="float" office:value="1.0852232659957217"/>
          <table:table-cell office:value-type="float" office:value="1.1842494453127002"/>
          <table:table-cell office:value-type="float" office:value="1.0193465907589081"/>
          <table:table-cell office:value-type="float" office:value="1.0926896702327575"/>
          <table:table-cell office:value-type="float" office:value="1.0566203972083539"/>
          <table:table-cell office:value-type="float" office:value="1.1567613170081554"/>
          <table:table-cell office:value-type="float" office:value="0.97871286220818643"/>
          <table:table-cell office:value-type="float" office:value="1.0628837148079133"/>
          <table:table-cell table:number-columns-repeated="16340"/>
        </table:table-row>
        <table:table-row>
          <table:table-cell office:value-type="float" office:value="45"/>
          <table:table-cell/>
          <table:table-cell office:value-type="float" office:value="1"/>
          <table:table-cell office:value-type="float" office:value="1.0144032921810697"/>
          <table:table-cell office:value-type="float" office:value="0.93711967545638963"/>
          <table:table-cell office:value-type="float" office:value="0.98917748917748916"/>
          <table:table-cell office:value-type="float" office:value="0.98030634573304143"/>
          <table:table-cell office:value-type="float" office:value="0.99107142857142849"/>
          <table:table-cell office:value-type="float" office:value="1.0022522522522521"/>
          <table:table-cell office:value-type="float" office:value="0.98988764044943811"/>
          <table:table-cell office:value-type="float" office:value="0.98864926220204308"/>
          <table:table-cell office:value-type="float" office:value="1.0137772675086107"/>
          <table:table-cell office:value-type="float" office:value="1.0090600226500566"/>
          <table:table-cell office:value-type="float" office:value="0.97381662318300399"/>
          <table:table-cell office:value-type="float" office:value="0.99397186872069654"/>
          <table:table-cell office:value-type="float" office:value="0.98527146707739688"/>
          <table:table-cell office:value-type="float" office:value="0.94181383838316146"/>
          <table:table-cell office:value-type="float" office:value="0.94585790364732514"/>
          <table:table-cell office:value-type="float" office:value="1.0556542491964045"/>
          <table:table-cell office:value-type="float" office:value="1.0743285515822265"/>
          <table:table-cell office:value-type="float" office:value="1.0196776986807219"/>
          <table:table-cell office:value-type="float" office:value="1.0322168279259796"/>
          <table:table-cell office:value-type="float" office:value="1.0897325530813764"/>
          <table:table-cell office:value-type="float" office:value="1.0818781984020687"/>
          <table:table-cell office:value-type="float" office:value="1.0488373936051514"/>
          <table:table-cell office:value-type="float" office:value="1.0207091285320273"/>
          <table:table-cell office:value-type="float" office:value="1.0199947124385089"/>
          <table:table-cell office:value-type="float" office:value="0.92540769152280489"/>
          <table:table-cell office:value-type="float" office:value="0.93572015741648129"/>
          <table:table-cell office:value-type="float" office:value="0.95906875774813627"/>
          <table:table-cell office:value-type="float" office:value="0.95633229018009813"/>
          <table:table-cell office:value-type="float" office:value="1.0457153350860031"/>
          <table:table-cell office:value-type="float" office:value="0.97604910897861963"/>
          <table:table-cell office:value-type="float" office:value="1.0696713878221156"/>
          <table:table-cell office:value-type="float" office:value="1.0105230401684793"/>
          <table:table-cell office:value-type="float" office:value="0.94863461135911786"/>
          <table:table-cell office:value-type="float" office:value="1.0469200762277053"/>
          <table:table-cell office:value-type="float" office:value="1.1656866356205995"/>
          <table:table-cell office:value-type="float" office:value="1.0718198396301464"/>
          <table:table-cell office:value-type="float" office:value="0.97689932271266466"/>
          <table:table-cell office:value-type="float" office:value="0.99368185100959316"/>
          <table:table-cell office:value-type="float" office:value="1.023258707490031"/>
          <table:table-cell office:value-type="float" office:value="1.0309994307407409"/>
          <table:table-cell office:value-type="float" office:value="1.0139999999999998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0.94190481417059591"/>
          <table:table-cell office:value-type="float" office:value="1.0043854314938643"/>
          <table:table-cell office:value-type="float" office:value="1.0653869229983348"/>
          <table:table-cell office:value-type="float" office:value="1.0003002213989651"/>
          <table:table-cell office:value-type="float" office:value="0.97347617974374845"/>
          <table:table-cell office:value-type="float" office:value="1.0497310829936182"/>
          <table:table-cell office:value-type="float" office:value="0.96236658629409078"/>
          <table:table-cell office:value-type="float" office:value="0.97080630196215978"/>
          <table:table-cell office:value-type="float" office:value="1.09197770790634"/>
          <table:table-cell office:value-type="float" office:value="1.0136163795275266"/>
          <table:table-cell office:value-type="float" office:value="0.96177347501120813"/>
          <table:table-cell office:value-type="float" office:value="1.0041079682537157"/>
          <table:table-cell office:value-type="float" office:value="1.0611677538526108"/>
          <table:table-cell office:value-type="float" office:value="0.99080694062011998"/>
          <table:table-cell office:value-type="float" office:value="0.99577903531255496"/>
          <table:table-cell office:value-type="float" office:value="0.97980919080166784"/>
          <table:table-cell office:value-type="float" office:value="1.0065615776370178"/>
          <table:table-cell office:value-type="float" office:value="1.0154438197069147"/>
          <table:table-cell office:value-type="float" office:value="1.0168465958546171"/>
          <table:table-cell office:value-type="float" office:value="1.0052547872065525"/>
          <table:table-cell office:value-type="float" office:value="1.0575028157532884"/>
          <table:table-cell office:value-type="float" office:value="1.0014621128269028"/>
          <table:table-cell office:value-type="float" office:value="0.98023615222226057"/>
          <table:table-cell office:value-type="float" office:value="0.96639903234127522"/>
          <table:table-cell office:value-type="float" office:value="0.99970564619122981"/>
          <table:table-cell office:value-type="float" office:value="1.0096873727329401"/>
          <table:table-cell office:value-type="float" office:value="0.98017999898946795"/>
          <table:table-cell office:value-type="float" office:value="1.0493805796891129"/>
          <table:table-cell office:value-type="float" office:value="0.97657085051061054"/>
          <table:table-cell office:value-type="float" office:value="1.0322857015367073"/>
          <table:table-cell office:value-type="float" office:value="1.0207587550487205"/>
          <table:table-cell office:value-type="float" office:value="0.98965803224926174"/>
          <table:table-cell office:value-type="float" office:value="0.98972669348913245"/>
          <table:table-cell office:value-type="float" office:value="0.95742086307222563"/>
          <table:table-cell office:value-type="float" office:value="1.0410004442225491"/>
          <table:table-cell office:value-type="float" office:value="1.0190384481079362"/>
          <table:table-cell office:value-type="float" office:value="1.0587831463712638"/>
          <table:table-cell office:value-type="float" office:value="0.92157900342697607"/>
          <table:table-cell office:value-type="float" office:value="1.017531068823311"/>
          <table:table-cell office:value-type="float" office:value="1.071067635128226"/>
          <table:table-cell office:value-type="float" office:value="0.97983957350250528"/>
          <table:table-cell table:number-columns-repeated="16340"/>
        </table:table-row>
        <table:table-row>
          <table:table-cell office:value-type="float" office:value="47"/>
          <table:table-cell/>
          <table:table-cell office:value-type="float" office:value="1"/>
          <table:table-cell office:value-type="float" office:value="0.93746753246753245"/>
          <table:table-cell office:value-type="float" office:value="1.0017316617025698"/>
          <table:table-cell office:value-type="float" office:value="1.0740561471442405"/>
          <table:table-cell office:value-type="float" office:value="0.99163072168930633"/>
          <table:table-cell office:value-type="float" office:value="0.97584886061156939"/>
          <table:table-cell office:value-type="float" office:value="1.059610139045972"/>
          <table:table-cell office:value-type="float" office:value="0.958309788409619"/>
          <table:table-cell office:value-type="float" office:value="0.96750311210115958"/>
          <table:table-cell office:value-type="float" office:value="1.1052346448161445"/>
          <table:table-cell office:value-type="float" office:value="1.0157465841553828"/>
          <table:table-cell office:value-type="float" office:value="0.95439739413680769"/>
          <table:table-cell office:value-type="float" office:value="1.0037289849576538"/>
          <table:table-cell office:value-type="float" office:value="1.0683206347207355"/>
          <table:table-cell office:value-type="float" office:value="0.98756336201815409"/>
          <table:table-cell office:value-type="float" office:value="1.006359374364441"/>
          <table:table-cell office:value-type="float" office:value="0.97444356704554069"/>
          <table:table-cell office:value-type="float" office:value="1.0012366017836927"/>
          <table:table-cell office:value-type="float" office:value="0.99273522422963623"/>
          <table:table-cell office:value-type="float" office:value="1.0053646536119678"/>
          <table:table-cell office:value-type="float" office:value="1.0293779049127367"/>
          <table:table-cell office:value-type="float" office:value="1.0197110015978916"/>
          <table:table-cell office:value-type="float" office:value="0.99641805916978721"/>
          <table:table-cell office:value-type="float" office:value="1.0130972586194484"/>
          <table:table-cell office:value-type="float" office:value="0.96068131410585622"/>
          <table:table-cell office:value-type="float" office:value="0.97550135751120837"/>
          <table:table-cell office:value-type="float" office:value="1.0271391800804417"/>
          <table:table-cell office:value-type="float" office:value="0.91906855662443365"/>
          <table:table-cell office:value-type="float" office:value="1.0293389199729035"/>
          <table:table-cell office:value-type="float" office:value="0.99352669779889746"/>
          <table:table-cell office:value-type="float" office:value="0.99898311909376936"/>
          <table:table-cell office:value-type="float" office:value="1.0108533226407614"/>
          <table:table-cell office:value-type="float" office:value="0.96391626424121535"/>
          <table:table-cell office:value-type="float" office:value="1.0483151931085581"/>
          <table:table-cell office:value-type="float" office:value="1.0310518444954293"/>
          <table:table-cell office:value-type="float" office:value="0.99386145406166071"/>
          <table:table-cell office:value-type="float" office:value="0.98618732941367193"/>
          <table:table-cell office:value-type="float" office:value="1.0677875365448624"/>
          <table:table-cell office:value-type="float" office:value="0.97688696981413592"/>
          <table:table-cell office:value-type="float" office:value="1.0539974519956257"/>
          <table:table-cell office:value-type="float" office:value="1.0618486570718657"/>
          <table:table-cell office:value-type="float" office:value="0.97700412348526966"/>
          <table:table-cell table:number-columns-repeated="16340"/>
        </table:table-row>
        <table:table-row>
          <table:table-cell office:value-type="float" office:value="48"/>
          <table:table-cell/>
          <table:table-cell office:value-type="float" office:value="1"/>
          <table:table-cell office:value-type="float" office:value="0.93746753246753245"/>
          <table:table-cell office:value-type="float" office:value="1.0017316617025696"/>
          <table:table-cell office:value-type="float" office:value="1.0740561471442402"/>
          <table:table-cell office:value-type="float" office:value="0.99163072168930655"/>
          <table:table-cell office:value-type="float" office:value="0.97584886061156928"/>
          <table:table-cell office:value-type="float" office:value="1.0596101390459718"/>
          <table:table-cell office:value-type="float" office:value="0.95830978840961867"/>
          <table:table-cell office:value-type="float" office:value="0.96750311210115991"/>
          <table:table-cell office:value-type="float" office:value="1.1052346448161441"/>
          <table:table-cell office:value-type="float" office:value="1.0157465841553825"/>
          <table:table-cell office:value-type="float" office:value="0.95439739413680802"/>
          <table:table-cell office:value-type="float" office:value="1.0037289849576538"/>
          <table:table-cell office:value-type="float" office:value="1.0683206347207355"/>
          <table:table-cell office:value-type="float" office:value="0.98756336201815409"/>
          <table:table-cell office:value-type="float" office:value="0.99545932164921958"/>
          <table:table-cell office:value-type="float" office:value="0.97602856556013262"/>
          <table:table-cell office:value-type="float" office:value="0.99875056459643663"/>
          <table:table-cell office:value-type="float" office:value="0.99055833264931736"/>
          <table:table-cell office:value-type="float" office:value="1.0181769842666293"/>
          <table:table-cell office:value-type="float" office:value="1.0180647817998039"/>
          <table:table-cell office:value-type="float" office:value="1.1264599714861467"/>
          <table:table-cell office:value-type="float" office:value="1.0417424369701846"/>
          <table:table-cell office:value-type="float" office:value="0.88737730409187432"/>
          <table:table-cell office:value-type="float" office:value="0.89700672693448436"/>
          <table:table-cell office:value-type="float" office:value="1.0504461063461921"/>
          <table:table-cell office:value-type="float" office:value="1.0044228014523937"/>
          <table:table-cell office:value-type="float" office:value="1.1438624724461142"/>
          <table:table-cell office:value-type="float" office:value="1.0648216879207242"/>
          <table:table-cell office:value-type="float" office:value="0.93220084729370623"/>
          <table:table-cell office:value-type="float" office:value="1.0867192747911809"/>
          <table:table-cell office:value-type="float" office:value="1.0344860652695727"/>
          <table:table-cell office:value-type="float" office:value="1.0113273777039509"/>
          <table:table-cell office:value-type="float" office:value="0.90404915517619344"/>
          <table:table-cell office:value-type="float" office:value="0.86735244056322136"/>
          <table:table-cell office:value-type="float" office:value="1.1570789922770539"/>
          <table:table-cell office:value-type="float" office:value="1.0302687700229625"/>
          <table:table-cell office:value-type="float" office:value="1.1000383554999908"/>
          <table:table-cell office:value-type="float" office:value="0.85335606134277597"/>
          <table:table-cell office:value-type="float" office:value="0.95273489781466814"/>
          <table:table-cell office:value-type="float" office:value="1.0152020962341244"/>
          <table:table-cell office:value-type="float" office:value="0.97718711167261119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0.9762306021770718"/>
          <table:table-cell office:value-type="float" office:value="1.0243383271545423"/>
          <table:table-cell office:value-type="float" office:value="1.0027403235060792"/>
          <table:table-cell office:value-type="float" office:value="1.0715671863979235"/>
          <table:table-cell office:value-type="float" office:value="0.95564091729380318"/>
          <table:table-cell office:value-type="float" office:value="0.97313456087998962"/>
          <table:table-cell office:value-type="float" office:value="0.99874481407323024"/>
          <table:table-cell office:value-type="float" office:value="0.99906095087253821"/>
          <table:table-cell office:value-type="float" office:value="0.98231035084844875"/>
          <table:table-cell office:value-type="float" office:value="0.99364198109888224"/>
          <table:table-cell office:value-type="float" office:value="1.0322736166343114"/>
          <table:table-cell office:value-type="float" office:value="1.0073097054973184"/>
          <table:table-cell office:value-type="float" office:value="1.0040527250703011"/>
          <table:table-cell office:value-type="float" office:value="1.017884556721071"/>
          <table:table-cell office:value-type="float" office:value="0.93713169281622266"/>
          <table:table-cell office:value-type="float" office:value="1.0235408614757517"/>
          <table:table-cell office:value-type="float" office:value="1.0578232309147861"/>
          <table:table-cell office:value-type="float" office:value="1.1932919933513237"/>
          <table:table-cell office:value-type="float" office:value="1.0625338674507572"/>
          <table:table-cell office:value-type="float" office:value="0.88841310648555238"/>
          <table:table-cell office:value-type="float" office:value="1.0807695064451146"/>
          <table:table-cell office:value-type="float" office:value="0.93004732461604211"/>
          <table:table-cell office:value-type="float" office:value="1.0678911831621978"/>
          <table:table-cell office:value-type="float" office:value="1.1647604491404167"/>
          <table:table-cell office:value-type="float" office:value="1.01387260707155"/>
          <table:table-cell office:value-type="float" office:value="0.94627320715690466"/>
          <table:table-cell office:value-type="float" office:value="0.92029477459444031"/>
          <table:table-cell office:value-type="float" office:value="1.1036798448489693"/>
          <table:table-cell office:value-type="float" office:value="1.0193192499333676"/>
          <table:table-cell office:value-type="float" office:value="1.0461495836308914"/>
          <table:table-cell office:value-type="float" office:value="1.026518211447452"/>
          <table:table-cell office:value-type="float" office:value="1.0388401189788852"/>
          <table:table-cell office:value-type="float" office:value="0.97201738704646268"/>
          <table:table-cell office:value-type="float" office:value="0.87959655581432028"/>
          <table:table-cell office:value-type="float" office:value="0.99655985230133415"/>
          <table:table-cell office:value-type="float" office:value="1.1517516521795061"/>
          <table:table-cell office:value-type="float" office:value="0.91185118843872581"/>
          <table:table-cell office:value-type="float" office:value="0.85520793564773123"/>
          <table:table-cell office:value-type="float" office:value="1.0102105659593426"/>
          <table:table-cell office:value-type="float" office:value="1.2710618492958545"/>
          <table:table-cell office:value-type="float" office:value="0.99917110785045082"/>
          <table:table-cell table:number-columns-repeated="16340"/>
        </table:table-row>
        <table:table-row>
          <table:table-cell office:value-type="float" office:value="49"/>
          <table:table-cell/>
          <table:table-cell office:value-type="float" office:value="1"/>
          <table:table-cell office:value-type="float" office:value="0.97834412775953661"/>
          <table:table-cell office:value-type="float" office:value="1.0179722273159679"/>
          <table:table-cell office:value-type="float" office:value="0.99224266572715569"/>
          <table:table-cell office:value-type="float" office:value="0.96312807852266535"/>
          <table:table-cell office:value-type="float" office:value="1.0027990662669943"/>
          <table:table-cell office:value-type="float" office:value="0.97126872842949274"/>
          <table:table-cell office:value-type="float" office:value="0.9310813995318773"/>
          <table:table-cell office:value-type="float" office:value="0.94438994203861104"/>
          <table:table-cell office:value-type="float" office:value="1.0476829858718764"/>
          <table:table-cell office:value-type="float" office:value="0.94075585839395892"/>
          <table:table-cell office:value-type="float" office:value="0.97494675217873383"/>
          <table:table-cell office:value-type="float" office:value="0.97484775380609856"/>
          <table:table-cell office:value-type="float" office:value="1.006826811275511"/>
          <table:table-cell office:value-type="float" office:value="1.0629700687363319"/>
          <table:table-cell office:value-type="float" office:value="0.97637746336656195"/>
          <table:table-cell office:value-type="float" office:value="0.95189993950741247"/>
          <table:table-cell office:value-type="float" office:value="0.96992379992455091"/>
          <table:table-cell office:value-type="float" office:value="0.96786633365895181"/>
          <table:table-cell office:value-type="float" office:value="0.97536561828481094"/>
          <table:table-cell office:value-type="float" office:value="1.0223302804774901"/>
          <table:table-cell office:value-type="float" office:value="1.0082451334124625"/>
          <table:table-cell office:value-type="float" office:value="1.0870041942244388"/>
          <table:table-cell office:value-type="float" office:value="0.97049677651808997"/>
          <table:table-cell office:value-type="float" office:value="0.95362696249128964"/>
          <table:table-cell office:value-type="float" office:value="0.90949926158750394"/>
          <table:table-cell office:value-type="float" office:value="0.96917794478204045"/>
          <table:table-cell office:value-type="float" office:value="0.89606745596851112"/>
          <table:table-cell office:value-type="float" office:value="1.0111283285994292"/>
          <table:table-cell office:value-type="float" office:value="0.94715306717574965"/>
          <table:table-cell office:value-type="float" office:value="0.96163436041365358"/>
          <table:table-cell office:value-type="float" office:value="1.0006048362182074"/>
          <table:table-cell office:value-type="float" office:value="0.92691140632138391"/>
          <table:table-cell office:value-type="float" office:value="0.96423996598912443"/>
          <table:table-cell office:value-type="float" office:value="1.0280713406935262"/>
          <table:table-cell office:value-type="float" office:value="1.0546257701983737"/>
          <table:table-cell office:value-type="float" office:value="1.0387561082812204"/>
          <table:table-cell office:value-type="float" office:value="1.0133741540975827"/>
          <table:table-cell office:value-type="float" office:value="0.99786896324216545"/>
          <table:table-cell office:value-type="float" office:value="0.99511219014254337"/>
          <table:table-cell office:value-type="float" office:value="1.011581304233695"/>
          <table:table-cell office:value-type="float" office:value="1.0000047723710632"/>
          <table:table-cell table:number-columns-repeated="16340"/>
        </table:table-row>
        <table:table-row>
          <table:table-cell office:value-type="float" office:value="50"/>
          <table:table-cell/>
          <table:table-cell office:value-type="float" office:value="1"/>
          <table:table-cell office:value-type="float" office:value="0.96757088273458869"/>
          <table:table-cell office:value-type="float" office:value="0.98637410394615321"/>
          <table:table-cell office:value-type="float" office:value="0.98535496618349427"/>
          <table:table-cell office:value-type="float" office:value="0.99200452271310224"/>
          <table:table-cell office:value-type="float" office:value="1.0131337372283964"/>
          <table:table-cell office:value-type="float" office:value="0.96996030210502149"/>
          <table:table-cell office:value-type="float" office:value="0.95067343085033618"/>
          <table:table-cell office:value-type="float" office:value="0.99829765499456835"/>
          <table:table-cell office:value-type="float" office:value="1.0057265723912061"/>
          <table:table-cell office:value-type="float" office:value="0.94800109733474924"/>
          <table:table-cell office:value-type="float" office:value="0.95175234773876216"/>
          <table:table-cell office:value-type="float" office:value="0.95959972810362237"/>
          <table:table-cell office:value-type="float" office:value="0.98344495391493802"/>
          <table:table-cell office:value-type="float" office:value="1.0382815980559661"/>
          <table:table-cell office:value-type="float" office:value="0.97045300557024716"/>
          <table:table-cell office:value-type="float" office:value="0.94164637092166492"/>
          <table:table-cell office:value-type="float" office:value="0.97086048055313545"/>
          <table:table-cell office:value-type="float" office:value="0.96605752051094751"/>
          <table:table-cell office:value-type="float" office:value="0.90973745009232065"/>
          <table:table-cell office:value-type="float" office:value="1.0073564657327283"/>
          <table:table-cell office:value-type="float" office:value="0.97041268688249405"/>
          <table:table-cell office:value-type="float" office:value="1.1261477677487501"/>
          <table:table-cell office:value-type="float" office:value="0.97235091431022991"/>
          <table:table-cell office:value-type="float" office:value="0.93716676252157394"/>
          <table:table-cell office:value-type="float" office:value="0.94557240693021216"/>
          <table:table-cell office:value-type="float" office:value="0.96303942732193504"/>
          <table:table-cell office:value-type="float" office:value="0.9061134469298443"/>
          <table:table-cell office:value-type="float" office:value="0.96617201921924789"/>
          <table:table-cell office:value-type="float" office:value="0.92576074776821438"/>
          <table:table-cell office:value-type="float" office:value="0.94938413598010751"/>
          <table:table-cell office:value-type="float" office:value="0.98047152305303531"/>
          <table:table-cell office:value-type="float" office:value="0.92444114503032337"/>
          <table:table-cell office:value-type="float" office:value="0.94780710853626715"/>
          <table:table-cell office:value-type="float" office:value="1.0265330216396058"/>
          <table:table-cell office:value-type="float" office:value="1.0103324054179339"/>
          <table:table-cell office:value-type="float" office:value="1.0284680240452555"/>
          <table:table-cell office:value-type="float" office:value="1.0270001996660079"/>
          <table:table-cell office:value-type="float" office:value="1.0136496185629713"/>
          <table:table-cell office:value-type="float" office:value="0.98860875287470318"/>
          <table:table-cell office:value-type="float" office:value="1.0199818724922345"/>
          <table:table-cell office:value-type="float" office:value="1.000007686902703"/>
          <table:table-cell table:number-columns-repeated="16340"/>
        </table:table-row>
        <table:table-row>
          <table:table-cell office:value-type="float" office:value="51"/>
          <table:table-cell/>
          <table:table-cell office:value-type="float" office:value="1"/>
          <table:table-cell office:value-type="float" office:value="1.0036081166422075"/>
          <table:table-cell office:value-type="float" office:value="1.0918330518888628"/>
          <table:table-cell office:value-type="float" office:value="1.0070543488652195"/>
          <table:table-cell office:value-type="float" office:value="0.90370368923570954"/>
          <table:table-cell office:value-type="float" office:value="0.97913388556577319"/>
          <table:table-cell office:value-type="float" office:value="0.97444689743917323"/>
          <table:table-cell office:value-type="float" office:value="0.88430295246315871"/>
          <table:table-cell office:value-type="float" office:value="0.8208779839327236"/>
          <table:table-cell office:value-type="float" office:value="1.1626305452309431"/>
          <table:table-cell office:value-type="float" office:value="0.92232620757158124"/>
          <table:table-cell office:value-type="float" office:value="1.0353834939032023"/>
          <table:table-cell office:value-type="float" office:value="1.0122789581413552"/>
          <table:table-cell office:value-type="float" office:value="1.0628566344895083"/>
          <table:table-cell office:value-type="float" office:value="1.119672669567936"/>
          <table:table-cell office:value-type="float" office:value="0.98940175643242112"/>
          <table:table-cell office:value-type="float" office:value="0.97402398654399491"/>
          <table:table-cell office:value-type="float" office:value="0.96794660510034047"/>
          <table:table-cell office:value-type="float" office:value="0.97190088585737711"/>
          <table:table-cell office:value-type="float" office:value="1.1328603270258757"/>
          <table:table-cell office:value-type="float" office:value="1.0532226498250516"/>
          <table:table-cell office:value-type="float" office:value="1.0843794338375838"/>
          <table:table-cell office:value-type="float" office:value="1.0172060945753063"/>
          <table:table-cell office:value-type="float" office:value="0.96682214093078134"/>
          <table:table-cell office:value-type="float" office:value="0.98696633014241342"/>
          <table:table-cell office:value-type="float" office:value="0.84054356722780843"/>
          <table:table-cell office:value-type="float" office:value="0.982523593589682"/>
          <table:table-cell office:value-type="float" office:value="0.87430055856767996"/>
          <table:table-cell office:value-type="float" office:value="1.1138001467093439"/>
          <table:table-cell office:value-type="float" office:value="0.9909484308899924"/>
          <table:table-cell office:value-type="float" office:value="0.98571379727199515"/>
          <table:table-cell office:value-type="float" office:value="1.0397218215333488"/>
          <table:table-cell office:value-type="float" office:value="0.93151548205419521"/>
          <table:table-cell office:value-type="float" office:value="0.99492158615858395"/>
          <table:table-cell office:value-type="float" office:value="1.0308072136622617"/>
          <table:table-cell office:value-type="float" office:value="1.1323651397650702"/>
          <table:table-cell office:value-type="float" office:value="1.0551924496485166"/>
          <table:table-cell office:value-type="float" office:value="0.99177892981198679"/>
          <table:table-cell office:value-type="float" office:value="0.97244750558094706"/>
          <table:table-cell office:value-type="float" office:value="1.0058269968632434"/>
          <table:table-cell office:value-type="float" office:value="0.99808629550218919"/>
          <table:table-cell office:value-type="float" office:value="1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0297262751080658"/>
          <table:table-cell office:value-type="float" office:value="0.98633444739103082"/>
          <table:table-cell office:value-type="float" office:value="1.0380828532706814"/>
          <table:table-cell office:value-type="float" office:value="1.0063713983252098"/>
          <table:table-cell office:value-type="float" office:value="1.0515558121675281"/>
          <table:table-cell office:value-type="float" office:value="0.99733899831550621"/>
          <table:table-cell office:value-type="float" office:value="0.96889787200590916"/>
          <table:table-cell office:value-type="float" office:value="1.0320081679660551"/>
          <table:table-cell office:value-type="float" office:value="1.0285485828303149"/>
          <table:table-cell office:value-type="float" office:value="1.073104373383261"/>
          <table:table-cell office:value-type="float" office:value="1.0081998512499277"/>
          <table:table-cell office:value-type="float" office:value="0.99539871714588524"/>
          <table:table-cell office:value-type="float" office:value="0.99718977614913229"/>
          <table:table-cell office:value-type="float" office:value="1.0147059053366903"/>
          <table:table-cell office:value-type="float" office:value="0.97659779330293506"/>
          <table:table-cell office:value-type="float" office:value="1.0527049968917912"/>
          <table:table-cell office:value-type="float" office:value="0.95545284881497561"/>
          <table:table-cell office:value-type="float" office:value="0.96753867174655706"/>
          <table:table-cell office:value-type="float" office:value="1.0097321057652502"/>
          <table:table-cell office:value-type="float" office:value="1.0424813082097204"/>
          <table:table-cell office:value-type="float" office:value="1.0271725034592005"/>
          <table:table-cell office:value-type="float" office:value="1.0072162730483807"/>
          <table:table-cell office:value-type="float" office:value="1.078289151158691"/>
          <table:table-cell office:value-type="float" office:value="1.013956857200192"/>
          <table:table-cell office:value-type="float" office:value="1.050339344405262"/>
          <table:table-cell office:value-type="float" office:value="1.0688662697651454"/>
          <table:table-cell office:value-type="float" office:value="0.94599775963034283"/>
          <table:table-cell office:value-type="float" office:value="1.0225980694910359"/>
          <table:table-cell office:value-type="float" office:value="0.99814137340505626"/>
          <table:table-cell office:value-type="float" office:value="0.98869746759039967"/>
          <table:table-cell office:value-type="float" office:value="1.0506361401070463"/>
          <table:table-cell office:value-type="float" office:value="0.9723363071209512"/>
          <table:table-cell office:value-type="float" office:value="0.967460767274122"/>
          <table:table-cell office:value-type="float" office:value="1.0724112365004272"/>
          <table:table-cell office:value-type="float" office:value="1.1390168999807169"/>
          <table:table-cell office:value-type="float" office:value="1.0782070310165026"/>
          <table:table-cell office:value-type="float" office:value="1.0468356362722828"/>
          <table:table-cell office:value-type="float" office:value="1.0984935854796372"/>
          <table:table-cell office:value-type="float" office:value="0.98091199272895724"/>
          <table:table-cell office:value-type="float" office:value="1.0087755731459609"/>
          <table:table-cell office:value-type="float" office:value="0.99019607843137214"/>
          <table:table-cell table:number-columns-repeated="16340"/>
        </table:table-row>
        <table:table-row>
          <table:table-cell office:value-type="float" office:value="52"/>
          <table:table-cell/>
          <table:table-cell office:value-type="float" office:value="1"/>
          <table:table-cell office:value-type="float" office:value="1.0318313298510666"/>
          <table:table-cell office:value-type="float" office:value="0.75126329890895249"/>
          <table:table-cell office:value-type="float" office:value="1.1462575939981949"/>
          <table:table-cell office:value-type="float" office:value="1.3145385236334322"/>
          <table:table-cell office:value-type="float" office:value="1.0172845641110142"/>
          <table:table-cell office:value-type="float" office:value="0.9025934651139792"/>
          <table:table-cell office:value-type="float" office:value="1.020553242281899"/>
          <table:table-cell office:value-type="float" office:value="0.90204246199506832"/>
          <table:table-cell office:value-type="float" office:value="1.0339797661809778"/>
          <table:table-cell office:value-type="float" office:value="1.0147012306798135"/>
          <table:table-cell office:value-type="float" office:value="1.1016777038351451"/>
          <table:table-cell office:value-type="float" office:value="0.88493675648905057"/>
          <table:table-cell office:value-type="float" office:value="1.004589601215482"/>
          <table:table-cell office:value-type="float" office:value="0.9057566393253792"/>
          <table:table-cell office:value-type="float" office:value="0.99132220151274797"/>
          <table:table-cell office:value-type="float" office:value="1.0946033149821888"/>
          <table:table-cell office:value-type="float" office:value="0.98832099216281022"/>
          <table:table-cell office:value-type="float" office:value="0.9120940592251553"/>
          <table:table-cell office:value-type="float" office:value="1.042110127689837"/>
          <table:table-cell office:value-type="float" office:value="1.0136631108443466"/>
          <table:table-cell office:value-type="float" office:value="1.077876777032754"/>
          <table:table-cell office:value-type="float" office:value="0.95508235354958892"/>
          <table:table-cell office:value-type="float" office:value="0.96274705301369035"/>
          <table:table-cell office:value-type="float" office:value="1.093628459089421"/>
          <table:table-cell office:value-type="float" office:value="1.0300099826118463"/>
          <table:table-cell office:value-type="float" office:value="0.97259297881267737"/>
          <table:table-cell office:value-type="float" office:value="0.93594463618534829"/>
          <table:table-cell office:value-type="float" office:value="0.958316108034591"/>
          <table:table-cell office:value-type="float" office:value="1.0896954097473406"/>
          <table:table-cell office:value-type="float" office:value="0.98111762526609492"/>
          <table:table-cell office:value-type="float" office:value="0.97262186728802524"/>
          <table:table-cell office:value-type="float" office:value="1.1001347442404328"/>
          <table:table-cell office:value-type="float" office:value="0.94550904606884034"/>
          <table:table-cell office:value-type="float" office:value="0.99746332134434379"/>
          <table:table-cell office:value-type="float" office:value="1.0317867661577627"/>
          <table:table-cell office:value-type="float" office:value="0.98516687969632732"/>
          <table:table-cell office:value-type="float" office:value="1.0589669970947206"/>
          <table:table-cell office:value-type="float" office:value="0.95707557878249894"/>
          <table:table-cell office:value-type="float" office:value="1.0067895528470996"/>
          <table:table-cell office:value-type="float" office:value="1"/>
          <table:table-cell office:value-type="float" office:value="1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0.99536385959279272"/>
          <table:table-cell office:value-type="float" office:value="0.98438317900250305"/>
          <table:table-cell office:value-type="float" office:value="0.98309089204526678"/>
          <table:table-cell office:value-type="float" office:value="0.9898035708707269"/>
          <table:table-cell office:value-type="float" office:value="1.0678086424850781"/>
          <table:table-cell office:value-type="float" office:value="0.97340935393394512"/>
          <table:table-cell office:value-type="float" office:value="1.1591007166586864"/>
          <table:table-cell office:value-type="float" office:value="0.96234763615598751"/>
          <table:table-cell office:value-type="float" office:value="0.99353635281283303"/>
          <table:table-cell office:value-type="float" office:value="1.0547060426101589"/>
          <table:table-cell office:value-type="float" office:value="1.0072507233949708"/>
          <table:table-cell office:value-type="float" office:value="1.0419703179923698"/>
          <table:table-cell office:value-type="float" office:value="1.044366254262175"/>
          <table:table-cell office:value-type="float" office:value="1.0092248829561712"/>
          <table:table-cell office:value-type="float" office:value="1.0722065615284935"/>
          <table:table-cell office:value-type="float" office:value="1.034953304246585"/>
          <table:table-cell office:value-type="float" office:value="1.0237303184989381"/>
          <table:table-cell office:value-type="float" office:value="1.0435365577509124"/>
          <table:table-cell office:value-type="float" office:value="1.0276057077744263"/>
          <table:table-cell office:value-type="float" office:value="1.0234420912458939"/>
          <table:table-cell office:value-type="float" office:value="1.0437144198476387"/>
          <table:table-cell office:value-type="float" office:value="1.0242872799898468"/>
          <table:table-cell office:value-type="float" office:value="1.0403876387200401"/>
          <table:table-cell office:value-type="float" office:value="0.99441960335989033"/>
          <table:table-cell office:value-type="float" office:value="0.92993151313169098"/>
          <table:table-cell office:value-type="float" office:value="0.96520685259177363"/>
          <table:table-cell office:value-type="float" office:value="0.89210837684507005"/>
          <table:table-cell office:value-type="float" office:value="0.93237255736337954"/>
          <table:table-cell office:value-type="float" office:value="1.0066663071551327"/>
          <table:table-cell office:value-type="float" office:value="1.0549853201024624"/>
          <table:table-cell office:value-type="float" office:value="1.0615204312340487"/>
          <table:table-cell office:value-type="float" office:value="0.94208780395413605"/>
          <table:table-cell office:value-type="float" office:value="0.95775361881366172"/>
          <table:table-cell office:value-type="float" office:value="0.97447548020758235"/>
          <table:table-cell office:value-type="float" office:value="1.0305844164619935"/>
          <table:table-cell office:value-type="float" office:value="1.0319852445572844"/>
          <table:table-cell office:value-type="float" office:value="0.97601130135075842"/>
          <table:table-cell office:value-type="float" office:value="1.0247994227374297"/>
          <table:table-cell office:value-type="float" office:value="0.99568366451200518"/>
          <table:table-cell office:value-type="float" office:value="1.0102318652544822"/>
          <table:table-cell office:value-type="float" office:value="1.1052914027139153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0.96013467843623812"/>
          <table:table-cell office:value-type="float" office:value="1.0001746652928858"/>
          <table:table-cell office:value-type="float" office:value="1.0274861915005291"/>
          <table:table-cell office:value-type="float" office:value="1.0072990111221198"/>
          <table:table-cell office:value-type="float" office:value="1.0091894328047644"/>
          <table:table-cell office:value-type="float" office:value="1.0341086547645812"/>
          <table:table-cell office:value-type="float" office:value="0.98460344107097375"/>
          <table:table-cell office:value-type="float" office:value="0.9788963633718859"/>
          <table:table-cell office:value-type="float" office:value="1.0619509035813295"/>
          <table:table-cell office:value-type="float" office:value="1.0258290086750155"/>
          <table:table-cell office:value-type="float" office:value="0.98734376923314071"/>
          <table:table-cell office:value-type="float" office:value="1.0080078708741282"/>
          <table:table-cell office:value-type="float" office:value="1.0220755551138352"/>
          <table:table-cell office:value-type="float" office:value="0.99764674420774579"/>
          <table:table-cell office:value-type="float" office:value="1.0158096654699833"/>
          <table:table-cell office:value-type="float" office:value="0.99007581045513482"/>
          <table:table-cell office:value-type="float" office:value="0.99869717869364416"/>
          <table:table-cell office:value-type="float" office:value="1.0008731277787357"/>
          <table:table-cell office:value-type="float" office:value="0.99713219567129796"/>
          <table:table-cell office:value-type="float" office:value="1.0071685142258415"/>
          <table:table-cell office:value-type="float" office:value="1.0305486951277583"/>
          <table:table-cell office:value-type="float" office:value="1.0331213596844131"/>
          <table:table-cell office:value-type="float" office:value="1.0073921423052179"/>
          <table:table-cell office:value-type="float" office:value="0.9922628442211221"/>
          <table:table-cell office:value-type="float" office:value="0.9785434296723613"/>
          <table:table-cell office:value-type="float" office:value="0.97673295689225481"/>
          <table:table-cell office:value-type="float" office:value="0.93267523902523919"/>
          <table:table-cell office:value-type="float" office:value="0.98713347268242646"/>
          <table:table-cell office:value-type="float" office:value="0.98399220666926623"/>
          <table:table-cell office:value-type="float" office:value="0.99890478972068275"/>
          <table:table-cell office:value-type="float" office:value="1.0262042977887236"/>
          <table:table-cell office:value-type="float" office:value="0.97156518355762034"/>
          <table:table-cell office:value-type="float" office:value="0.97008364178838469"/>
          <table:table-cell office:value-type="float" office:value="1.0081455220938633"/>
          <table:table-cell office:value-type="float" office:value="1.0277917518365778"/>
          <table:table-cell office:value-type="float" office:value="1.0238468086604273"/>
          <table:table-cell office:value-type="float" office:value="1.0289432379470018"/>
          <table:table-cell office:value-type="float" office:value="0.9902938631666387"/>
          <table:table-cell office:value-type="float" office:value="1.0082330452306603"/>
          <table:table-cell office:value-type="float" office:value="1.0318024301017659"/>
          <table:table-cell office:value-type="float" office:value="1.0142774176717926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1231555905553241"/>
          <table:table-cell office:value-type="float" office:value="0.91573951034516754"/>
          <table:table-cell office:value-type="float" office:value="0.9158430657170038"/>
          <table:table-cell office:value-type="float" office:value="1.1316359742972431"/>
          <table:table-cell office:value-type="float" office:value="1.0836024442685996"/>
          <table:table-cell office:value-type="float" office:value="0.99784165950110426"/>
          <table:table-cell office:value-type="float" office:value="1.0839474418325157"/>
          <table:table-cell office:value-type="float" office:value="1.0232533371521693"/>
          <table:table-cell office:value-type="float" office:value="1.0463730043895356"/>
          <table:table-cell office:value-type="float" office:value="0.94584880197544385"/>
          <table:table-cell office:value-type="float" office:value="1.2020747873693771"/>
          <table:table-cell office:value-type="float" office:value="0.92098339876899959"/>
          <table:table-cell office:value-type="float" office:value="0.99994740216718325"/>
          <table:table-cell office:value-type="float" office:value="0.97173594095341298"/>
          <table:table-cell office:value-type="float" office:value="1.0094535750490723"/>
          <table:table-cell office:value-type="float" office:value="1.0523166339231942"/>
          <table:table-cell office:value-type="float" office:value="0.99576647170152188"/>
          <table:table-cell office:value-type="float" office:value="1.0384417886759532"/>
          <table:table-cell office:value-type="float" office:value="0.99020012511699584"/>
          <table:table-cell office:value-type="float" office:value="0.943025325546344"/>
          <table:table-cell office:value-type="float" office:value="1.0126125236561199"/>
          <table:table-cell office:value-type="float" office:value="0.96216413394282729"/>
          <table:table-cell office:value-type="float" office:value="0.97624951141501348"/>
          <table:table-cell office:value-type="float" office:value="1.027155355100172"/>
          <table:table-cell office:value-type="float" office:value="1.0429725789839743"/>
          <table:table-cell office:value-type="float" office:value="1.0780774669327433"/>
          <table:table-cell office:value-type="float" office:value="1.0164688687237025"/>
          <table:table-cell office:value-type="float" office:value="0.93952600696290234"/>
          <table:table-cell office:value-type="float" office:value="1.1402127244456635"/>
          <table:table-cell office:value-type="float" office:value="0.96106049295751372"/>
          <table:table-cell office:value-type="float" office:value="0.98947386101485768"/>
          <table:table-cell office:value-type="float" office:value="1.0789231979759064"/>
          <table:table-cell office:value-type="float" office:value="0.94509567721814258"/>
          <table:table-cell office:value-type="float" office:value="0.94458816929359579"/>
          <table:table-cell office:value-type="float" office:value="1.0933988338155922"/>
          <table:table-cell office:value-type="float" office:value="0.93293035490527598"/>
          <table:table-cell office:value-type="float" office:value="1.0007180264092228"/>
          <table:table-cell office:value-type="float" office:value="1.1017571262499206"/>
          <table:table-cell office:value-type="float" office:value="0.9247375133327409"/>
          <table:table-cell office:value-type="float" office:value="0.9839363129934533"/>
          <table:table-cell office:value-type="float" office:value="1.1576507437335517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1255573650105948"/>
          <table:table-cell office:value-type="float" office:value="0.92690096568259805"/>
          <table:table-cell office:value-type="float" office:value="0.91397530173414099"/>
          <table:table-cell office:value-type="float" office:value="1.1240578281013858"/>
          <table:table-cell office:value-type="float" office:value="1.081144114094619"/>
          <table:table-cell office:value-type="float" office:value="0.99844499029711542"/>
          <table:table-cell office:value-type="float" office:value="1.0853356581194666"/>
          <table:table-cell office:value-type="float" office:value="1.0183935955794439"/>
          <table:table-cell office:value-type="float" office:value="1.0451063719652587"/>
          <table:table-cell office:value-type="float" office:value="0.95224877185058499"/>
          <table:table-cell office:value-type="float" office:value="1.1896270746735773"/>
          <table:table-cell office:value-type="float" office:value="0.92757853540472146"/>
          <table:table-cell office:value-type="float" office:value="0.99881167898025502"/>
          <table:table-cell office:value-type="float" office:value="0.97620157490389137"/>
          <table:table-cell office:value-type="float" office:value="1.0107194777947939"/>
          <table:table-cell office:value-type="float" office:value="1.0546388292112294"/>
          <table:table-cell office:value-type="float" office:value="0.99862846308214437"/>
          <table:table-cell office:value-type="float" office:value="1.0392917815281058"/>
          <table:table-cell office:value-type="float" office:value="0.98710982294762417"/>
          <table:table-cell office:value-type="float" office:value="0.94282267288337629"/>
          <table:table-cell office:value-type="float" office:value="1.0049946370089926"/>
          <table:table-cell office:value-type="float" office:value="0.97183309830135167"/>
          <table:table-cell office:value-type="float" office:value="0.97704173324346433"/>
          <table:table-cell office:value-type="float" office:value="1.0386790885516757"/>
          <table:table-cell office:value-type="float" office:value="1.0322551585091309"/>
          <table:table-cell office:value-type="float" office:value="1.0566715966975875"/>
          <table:table-cell office:value-type="float" office:value="0.98540149549875011"/>
          <table:table-cell office:value-type="float" office:value="0.91461813812538029"/>
          <table:table-cell office:value-type="float" office:value="1.1430193972275069"/>
          <table:table-cell office:value-type="float" office:value="0.97407820406892087"/>
          <table:table-cell office:value-type="float" office:value="0.99250945060924001"/>
          <table:table-cell office:value-type="float" office:value="1.082271261229715"/>
          <table:table-cell office:value-type="float" office:value="0.94439237411281185"/>
          <table:table-cell office:value-type="float" office:value="0.94463196222449319"/>
          <table:table-cell office:value-type="float" office:value="1.0918809650996877"/>
          <table:table-cell office:value-type="float" office:value="0.93360284731135712"/>
          <table:table-cell office:value-type="float" office:value="1.0007478586649152"/>
          <table:table-cell office:value-type="float" office:value="1.1010963912820995"/>
          <table:table-cell office:value-type="float" office:value="0.92469777075170911"/>
          <table:table-cell office:value-type="float" office:value="0.98389353946200298"/>
          <table:table-cell office:value-type="float" office:value="1.1574378120239417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0487493540807511"/>
          <table:table-cell office:value-type="float" office:value="1.0540476625471986"/>
          <table:table-cell office:value-type="float" office:value="0.95761714948517351"/>
          <table:table-cell office:value-type="float" office:value="0.99392151720190791"/>
          <table:table-cell office:value-type="float" office:value="0.99146140456426757"/>
          <table:table-cell office:value-type="float" office:value="1.0300613876661102"/>
          <table:table-cell office:value-type="float" office:value="1.009554434235679"/>
          <table:table-cell office:value-type="float" office:value="0.97457031771805624"/>
          <table:table-cell office:value-type="float" office:value="0.99037160339943775"/>
          <table:table-cell office:value-type="float" office:value="1.0124442443269495"/>
          <table:table-cell office:value-type="float" office:value="1.0431701624774499"/>
          <table:table-cell office:value-type="float" office:value="1.0002072804356272"/>
          <table:table-cell office:value-type="float" office:value="0.9985292421199824"/>
          <table:table-cell office:value-type="float" office:value="1.0159128801907242"/>
          <table:table-cell office:value-type="float" office:value="0.97576813232066206"/>
          <table:table-cell office:value-type="float" office:value="1.0015840444052686"/>
          <table:table-cell office:value-type="float" office:value="0.98740330141704902"/>
          <table:table-cell office:value-type="float" office:value="1.0197213249157828"/>
          <table:table-cell office:value-type="float" office:value="0.98063161799648835"/>
          <table:table-cell office:value-type="float" office:value="1.0176954997931948"/>
          <table:table-cell office:value-type="float" office:value="1.0162347842109449"/>
          <table:table-cell office:value-type="float" office:value="1.0197848409333028"/>
          <table:table-cell office:value-type="float" office:value="1.0339503306543929"/>
          <table:table-cell office:value-type="float" office:value="0.97744199389316466"/>
          <table:table-cell office:value-type="float" office:value="0.99388189851153574"/>
          <table:table-cell office:value-type="float" office:value="0.98642639350925787"/>
          <table:table-cell office:value-type="float" office:value="0.98380891380855362"/>
          <table:table-cell office:value-type="float" office:value="0.98618660729408347"/>
          <table:table-cell office:value-type="float" office:value="0.95019095347378912"/>
          <table:table-cell office:value-type="float" office:value="0.98849680350516889"/>
          <table:table-cell office:value-type="float" office:value="0.9860137113395705"/>
          <table:table-cell office:value-type="float" office:value="1.0031229237207346"/>
          <table:table-cell office:value-type="float" office:value="0.9727393415308665"/>
          <table:table-cell office:value-type="float" office:value="1.0027585312867708"/>
          <table:table-cell office:value-type="float" office:value="1.0294286732878271"/>
          <table:table-cell office:value-type="float" office:value="0.95233717567905585"/>
          <table:table-cell office:value-type="float" office:value="1.0206859984172894"/>
          <table:table-cell office:value-type="float" office:value="1.061644671550634"/>
          <table:table-cell office:value-type="float" office:value="1.006299106665653"/>
          <table:table-cell office:value-type="float" office:value="0.98082471175138253"/>
          <table:table-cell office:value-type="float" office:value="0.96708113071715673"/>
          <table:table-cell table:number-columns-repeated="16340"/>
        </table:table-row>
        <table:table-row>
          <table:table-cell office:value-type="float" office:value="56"/>
          <table:table-cell/>
          <table:table-cell office:value-type="float" office:value="1"/>
          <table:table-cell office:value-type="float" office:value="1.0161024366534166"/>
          <table:table-cell office:value-type="float" office:value="0.99864259806563571"/>
          <table:table-cell office:value-type="float" office:value="1.0005444811218167"/>
          <table:table-cell office:value-type="float" office:value="1.0059663773608336"/>
          <table:table-cell office:value-type="float" office:value="1.0083116935772536"/>
          <table:table-cell office:value-type="float" office:value="1.0047627767089293"/>
          <table:table-cell office:value-type="float" office:value="0.99052560423534453"/>
          <table:table-cell office:value-type="float" office:value="0.98525108036289522"/>
          <table:table-cell office:value-type="float" office:value="0.99200177554095936"/>
          <table:table-cell office:value-type="float" office:value="1.0021031990587232"/>
          <table:table-cell office:value-type="float" office:value="1.010156725904682"/>
          <table:table-cell office:value-type="float" office:value="1.0089977883249082"/>
          <table:table-cell office:value-type="float" office:value="0.99468686899834835"/>
          <table:table-cell office:value-type="float" office:value="0.99061802810222721"/>
          <table:table-cell office:value-type="float" office:value="0.98999524374498116"/>
          <table:table-cell office:value-type="float" office:value="0.9942195812794451"/>
          <table:table-cell office:value-type="float" office:value="0.98719788116434948"/>
          <table:table-cell office:value-type="float" office:value="0.98505138852201835"/>
          <table:table-cell office:value-type="float" office:value="0.98523293502829357"/>
          <table:table-cell office:value-type="float" office:value="0.99291035561104679"/>
          <table:table-cell office:value-type="float" office:value="1.004974498055248"/>
          <table:table-cell office:value-type="float" office:value="1.0081168942959893"/>
          <table:table-cell office:value-type="float" office:value="1.0127150709306154"/>
          <table:table-cell office:value-type="float" office:value="0.99787738852658914"/>
          <table:table-cell office:value-type="float" office:value="0.98112303107472776"/>
          <table:table-cell office:value-type="float" office:value="0.97891276436634822"/>
          <table:table-cell office:value-type="float" office:value="0.97499017867640392"/>
          <table:table-cell office:value-type="float" office:value="0.9763095687553156"/>
          <table:table-cell office:value-type="float" office:value="0.98116404375544986"/>
          <table:table-cell office:value-type="float" office:value="0.98138789056261222"/>
          <table:table-cell office:value-type="float" office:value="0.98969888520769567"/>
          <table:table-cell office:value-type="float" office:value="0.98558655896909253"/>
          <table:table-cell office:value-type="float" office:value="0.98106169863639625"/>
          <table:table-cell office:value-type="float" office:value="0.99708463199131858"/>
          <table:table-cell office:value-type="float" office:value="1.0218096463398678"/>
          <table:table-cell office:value-type="float" office:value="1.0285192074766047"/>
          <table:table-cell office:value-type="float" office:value="1.0313734958774543"/>
          <table:table-cell office:value-type="float" office:value="1.0663586499684126"/>
          <table:table-cell office:value-type="float" office:value="1.032862607259446"/>
          <table:table-cell office:value-type="float" office:value="0.98106629794018885"/>
          <table:table-cell office:value-type="float" office:value="0.96060889860449983"/>
          <table:table-cell table:number-columns-repeated="16340"/>
        </table:table-row>
        <table:table-row>
          <table:table-cell office:value-type="float" office:value="57"/>
          <table:table-cell/>
          <table:table-cell office:value-type="float" office:value="1"/>
          <table:table-cell office:value-type="float" office:value="1.0534348165190865"/>
          <table:table-cell office:value-type="float" office:value="1.0406562581405878"/>
          <table:table-cell office:value-type="float" office:value="1.0297579784016382"/>
          <table:table-cell office:value-type="float" office:value="1.0243788138922096"/>
          <table:table-cell office:value-type="float" office:value="1.0360846865799123"/>
          <table:table-cell office:value-type="float" office:value="1.0189787850984391"/>
          <table:table-cell office:value-type="float" office:value="1.025500494150154"/>
          <table:table-cell office:value-type="float" office:value="1.0210239379722694"/>
          <table:table-cell office:value-type="float" office:value="1.0219718566623641"/>
          <table:table-cell office:value-type="float" office:value="1.0276605700766597"/>
          <table:table-cell office:value-type="float" office:value="1.0688870876585153"/>
          <table:table-cell office:value-type="float" office:value="1.0482956486652377"/>
          <table:table-cell office:value-type="float" office:value="1.0152714202580631"/>
          <table:table-cell office:value-type="float" office:value="1.0109624635313268"/>
          <table:table-cell office:value-type="float" office:value="0.98387614838579818"/>
          <table:table-cell office:value-type="float" office:value="0.97150362089229481"/>
          <table:table-cell office:value-type="float" office:value="0.98475175515967905"/>
          <table:table-cell office:value-type="float" office:value="1.0305699924578038"/>
          <table:table-cell office:value-type="float" office:value="1.0347204156841225"/>
          <table:table-cell office:value-type="float" office:value="1.0041835726862409"/>
          <table:table-cell office:value-type="float" office:value="1.0035158565935816"/>
          <table:table-cell office:value-type="float" office:value="0.98392141840349867"/>
          <table:table-cell office:value-type="float" office:value="1.0866885454540764"/>
          <table:table-cell office:value-type="float" office:value="1.023839528582571"/>
          <table:table-cell office:value-type="float" office:value="0.99680186396454362"/>
          <table:table-cell office:value-type="float" office:value="0.9798108807201934"/>
          <table:table-cell office:value-type="float" office:value="0.9518459976746203"/>
          <table:table-cell office:value-type="float" office:value="1.0271601515795388"/>
          <table:table-cell office:value-type="float" office:value="0.99591450264582204"/>
          <table:table-cell office:value-type="float" office:value="0.96675122110017386"/>
          <table:table-cell office:value-type="float" office:value="0.96707906287355772"/>
          <table:table-cell office:value-type="float" office:value="0.95081023561193556"/>
          <table:table-cell office:value-type="float" office:value="1.0247488446384285"/>
          <table:table-cell office:value-type="float" office:value="1.0391690800856606"/>
          <table:table-cell office:value-type="float" office:value="0.98826580023862709"/>
          <table:table-cell office:value-type="float" office:value="0.99334799594689493"/>
          <table:table-cell office:value-type="float" office:value="0.99182384240140309"/>
          <table:table-cell office:value-type="float" office:value="1.0077037915287692"/>
          <table:table-cell office:value-type="float" office:value="0.99221446620173703"/>
          <table:table-cell office:value-type="float" office:value="0.97021206222795897"/>
          <table:table-cell office:value-type="float" office:value="0.96181890130368197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0841472512234216"/>
          <table:table-cell office:value-type="float" office:value="1.1421992929179905"/>
          <table:table-cell office:value-type="float" office:value="0.86399282971011226"/>
          <table:table-cell office:value-type="float" office:value="0.95807077102965243"/>
          <table:table-cell office:value-type="float" office:value="0.93522779058634864"/>
          <table:table-cell office:value-type="float" office:value="1.0838250876728306"/>
          <table:table-cell office:value-type="float" office:value="1.0286695295106763"/>
          <table:table-cell office:value-type="float" office:value="0.91287450239487367"/>
          <table:table-cell office:value-type="float" office:value="0.95717691853971043"/>
          <table:table-cell office:value-type="float" office:value="1.0164253909204428"/>
          <table:table-cell office:value-type="float" office:value="1.080055657267498"/>
          <table:table-cell office:value-type="float" office:value="0.93668147330306795"/>
          <table:table-cell office:value-type="float" office:value="0.98719382440560577"/>
          <table:table-cell office:value-type="float" office:value="1.0728949169869766"/>
          <table:table-cell office:value-type="float" office:value="0.9414145508454862"/>
          <table:table-cell office:value-type="float" office:value="1.0494717022084046"/>
          <table:table-cell office:value-type="float" office:value="0.99095705285383417"/>
          <table:table-cell office:value-type="float" office:value="1.0743482198789522"/>
          <table:table-cell office:value-type="float" office:value="0.92024551630942319"/>
          <table:table-cell office:value-type="float" office:value="1.0697980350156917"/>
          <table:table-cell office:value-type="float" office:value="1.0419034261295679"/>
          <table:table-cell office:value-type="float" office:value="1.0693586158700719"/>
          <table:table-cell office:value-type="float" office:value="1.0239240898847963"/>
          <table:table-cell office:value-type="float" office:value="0.89556482624848865"/>
          <table:table-cell office:value-type="float" office:value="1.0183033383614519"/>
          <table:table-cell office:value-type="float" office:value="1.0153849341361312"/>
          <table:table-cell office:value-type="float" office:value="1.060026324563329"/>
          <table:table-cell office:value-type="float" office:value="0.9600360965575121"/>
          <table:table-cell office:value-type="float" office:value="0.84544826808208562"/>
          <table:table-cell office:value-type="float" office:value="1.0273635858652095"/>
          <table:table-cell office:value-type="float" office:value="1.0018352320187149"/>
          <table:table-cell office:value-type="float" office:value="1.1011579932019748"/>
          <table:table-cell office:value-type="float" office:value="0.90449301419390926"/>
          <table:table-cell office:value-type="float" office:value="0.97032070429555861"/>
          <table:table-cell office:value-type="float" office:value="1.083865372383519"/>
          <table:table-cell office:value-type="float" office:value="0.84095709204547942"/>
          <table:table-cell office:value-type="float" office:value="1.0305708300632432"/>
          <table:table-cell office:value-type="float" office:value="1.0941994982101744"/>
          <table:table-cell office:value-type="float" office:value="0.98448715983470447"/>
          <table:table-cell office:value-type="float" office:value="0.98734169673008265"/>
          <table:table-cell office:value-type="float" office:value="0.97814375369850382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1957241931491287"/>
          <table:table-cell office:value-type="float" office:value="1.2221337226704776"/>
          <table:table-cell office:value-type="float" office:value="0.80793510645053301"/>
          <table:table-cell office:value-type="float" office:value="0.96998536870599217"/>
          <table:table-cell office:value-type="float" office:value="0.86478853896259489"/>
          <table:table-cell office:value-type="float" office:value="1.1490541243900432"/>
          <table:table-cell office:value-type="float" office:value="1.0450652537438665"/>
          <table:table-cell office:value-type="float" office:value="0.88026534321328842"/>
          <table:table-cell office:value-type="float" office:value="0.93788316329187649"/>
          <table:table-cell office:value-type="float" office:value="0.99215280315912124"/>
          <table:table-cell office:value-type="float" office:value="1.1601562085790742"/>
          <table:table-cell office:value-type="float" office:value="0.89455102032369771"/>
          <table:table-cell office:value-type="float" office:value="0.99827634185103664"/>
          <table:table-cell office:value-type="float" office:value="1.0953328453057587"/>
          <table:table-cell office:value-type="float" office:value="0.86467022866067667"/>
          <table:table-cell office:value-type="float" office:value="1.0330068806374115"/>
          <table:table-cell office:value-type="float" office:value="0.98051412580151365"/>
          <table:table-cell office:value-type="float" office:value="1.1774571657049062"/>
          <table:table-cell office:value-type="float" office:value="0.83763387989243965"/>
          <table:table-cell office:value-type="float" office:value="1.1071314091875895"/>
          <table:table-cell office:value-type="float" office:value="1.0083580887098971"/>
          <table:table-cell office:value-type="float" office:value="1.1243243753856933"/>
          <table:table-cell office:value-type="float" office:value="1.0564795455677611"/>
          <table:table-cell office:value-type="float" office:value="0.88230080128898836"/>
          <table:table-cell office:value-type="float" office:value="0.99349326824990114"/>
          <table:table-cell office:value-type="float" office:value="1.02035649131315"/>
          <table:table-cell office:value-type="float" office:value="1.1344601386600413"/>
          <table:table-cell office:value-type="float" office:value="0.86422874632632207"/>
          <table:table-cell office:value-type="float" office:value="0.87940549487870801"/>
          <table:table-cell office:value-type="float" office:value="1.0658523192760174"/>
          <table:table-cell office:value-type="float" office:value="1.006207759709967"/>
          <table:table-cell office:value-type="float" office:value="1.1308849150215177"/>
          <table:table-cell office:value-type="float" office:value="0.85761957551982015"/>
          <table:table-cell office:value-type="float" office:value="0.94960627266188813"/>
          <table:table-cell office:value-type="float" office:value="1.1159989343271848"/>
          <table:table-cell office:value-type="float" office:value="0.7688974785830508"/>
          <table:table-cell office:value-type="float" office:value="1.0723956833940806"/>
          <table:table-cell office:value-type="float" office:value="1.1222516093781114"/>
          <table:table-cell office:value-type="float" office:value="0.99137987645046388"/>
          <table:table-cell office:value-type="float" office:value="0.97102875102356978"/>
          <table:table-cell office:value-type="float" office:value="0.9909955801525373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1109510051644873"/>
          <table:table-cell office:value-type="float" office:value="0.99407952060301918"/>
          <table:table-cell office:value-type="float" office:value="0.75158522526237981"/>
          <table:table-cell office:value-type="float" office:value="1.1796308229438848"/>
          <table:table-cell office:value-type="float" office:value="0.90740508926480834"/>
          <table:table-cell office:value-type="float" office:value="1.0118145706411219"/>
          <table:table-cell office:value-type="float" office:value="0.94343912435214439"/>
          <table:table-cell office:value-type="float" office:value="0.99645785434908252"/>
          <table:table-cell office:value-type="float" office:value="1.0574701007483251"/>
          <table:table-cell office:value-type="float" office:value="1.2517629001009094"/>
          <table:table-cell office:value-type="float" office:value="0.74205067312971951"/>
          <table:table-cell office:value-type="float" office:value="0.98908500259262666"/>
          <table:table-cell office:value-type="float" office:value="1.0429417317953349"/>
          <table:table-cell office:value-type="float" office:value="1.0091629343555313"/>
          <table:table-cell office:value-type="float" office:value="1.1016659965436069"/>
          <table:table-cell office:value-type="float" office:value="0.87933709761395784"/>
          <table:table-cell office:value-type="float" office:value="0.9980078610856864"/>
          <table:table-cell office:value-type="float" office:value="1.1177342254554528"/>
          <table:table-cell office:value-type="float" office:value="1.0080801470142391"/>
          <table:table-cell office:value-type="float" office:value="0.97485768331560518"/>
          <table:table-cell office:value-type="float" office:value="1.0803874535176716"/>
          <table:table-cell office:value-type="float" office:value="0.90601366675327111"/>
          <table:table-cell office:value-type="float" office:value="0.92698872113283093"/>
          <table:table-cell office:value-type="float" office:value="1.0891324992916744"/>
          <table:table-cell office:value-type="float" office:value="1.0715059807269807"/>
          <table:table-cell office:value-type="float" office:value="0.90314799147907354"/>
          <table:table-cell office:value-type="float" office:value="0.85252004029208439"/>
          <table:table-cell office:value-type="float" office:value="0.67943699113958334"/>
          <table:table-cell office:value-type="float" office:value="1.4372353659704236"/>
          <table:table-cell office:value-type="float" office:value="0.8027736461203111"/>
          <table:table-cell office:value-type="float" office:value="0.99740986317230285"/>
          <table:table-cell office:value-type="float" office:value="0.87302787631952805"/>
          <table:table-cell office:value-type="float" office:value="0.97434150577618273"/>
          <table:table-cell office:value-type="float" office:value="1.0418730616147269"/>
          <table:table-cell office:value-type="float" office:value="1.0868390649782349"/>
          <table:table-cell office:value-type="float" office:value="0.87413223019885944"/>
          <table:table-cell office:value-type="float" office:value="1.06581482232819"/>
          <table:table-cell office:value-type="float" office:value="1.1405365344767804"/>
          <table:table-cell office:value-type="float" office:value="1.1036056529717544"/>
          <table:table-cell office:value-type="float" office:value="0.95373396215544626"/>
          <table:table-cell office:value-type="float" office:value="1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0251317180750381"/>
          <table:table-cell office:value-type="float" office:value="1.1228271356717787"/>
          <table:table-cell office:value-type="float" office:value="0.91074165094492965"/>
          <table:table-cell office:value-type="float" office:value="0.90758896254611443"/>
          <table:table-cell office:value-type="float" office:value="1.0406312182490371"/>
          <table:table-cell office:value-type="float" office:value="1.0602688272972429"/>
          <table:table-cell office:value-type="float" office:value="1.0975340843848962"/>
          <table:table-cell office:value-type="float" office:value="0.98241002437798464"/>
          <table:table-cell office:value-type="float" office:value="0.97605342825041597"/>
          <table:table-cell office:value-type="float" office:value="1.0667107086557077"/>
          <table:table-cell office:value-type="float" office:value="1.0871878808136073"/>
          <table:table-cell office:value-type="float" office:value="0.99072496650547037"/>
          <table:table-cell office:value-type="float" office:value="0.93609604866559004"/>
          <table:table-cell office:value-type="float" office:value="1.065836400661321"/>
          <table:table-cell office:value-type="float" office:value="1.0234467017755917"/>
          <table:table-cell office:value-type="float" office:value="1.1374514319687823"/>
          <table:table-cell office:value-type="float" office:value="1.059420263107451"/>
          <table:table-cell office:value-type="float" office:value="0.94013246296859476"/>
          <table:table-cell office:value-type="float" office:value="1.0634271036691945"/>
          <table:table-cell office:value-type="float" office:value="1.0436725853253568"/>
          <table:table-cell office:value-type="float" office:value="1.1659112608503588"/>
          <table:table-cell office:value-type="float" office:value="0.97465553550020301"/>
          <table:table-cell office:value-type="float" office:value="0.96662161617047015"/>
          <table:table-cell office:value-type="float" office:value="0.83382160725462318"/>
          <table:table-cell office:value-type="float" office:value="1.0266562486108175"/>
          <table:table-cell office:value-type="float" office:value="1.1175049382862641"/>
          <table:table-cell office:value-type="float" office:value="1.0517988883496121"/>
          <table:table-cell office:value-type="float" office:value="1.2071971071145748"/>
          <table:table-cell office:value-type="float" office:value="0.652150748121608"/>
          <table:table-cell office:value-type="float" office:value="0.99073182922828962"/>
          <table:table-cell office:value-type="float" office:value="1.0085883646089171"/>
          <table:table-cell office:value-type="float" office:value="1.0961729346930462"/>
          <table:table-cell office:value-type="float" office:value="1.0057560165718145"/>
          <table:table-cell office:value-type="float" office:value="0.98121465146507958"/>
          <table:table-cell office:value-type="float" office:value="1.0408964160222096"/>
          <table:table-cell office:value-type="float" office:value="0.94475886297534606"/>
          <table:table-cell office:value-type="float" office:value="0.91096728821680939"/>
          <table:table-cell office:value-type="float" office:value="1.040474281779538"/>
          <table:table-cell office:value-type="float" office:value="0.92271952910461497"/>
          <table:table-cell office:value-type="float" office:value="1.109134738323923"/>
          <table:table-cell office:value-type="float" office:value="0.92348706141029402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0.98053093996560203"/>
          <table:table-cell office:value-type="float" office:value="1.0444372629441341"/>
          <table:table-cell office:value-type="float" office:value="0.96969083791981581"/>
          <table:table-cell office:value-type="float" office:value="0.96156546000965371"/>
          <table:table-cell office:value-type="float" office:value="0.99990186387116153"/>
          <table:table-cell office:value-type="float" office:value="0.98482479157149849"/>
          <table:table-cell office:value-type="float" office:value="0.94486320717361638"/>
          <table:table-cell office:value-type="float" office:value="0.92337587618995454"/>
          <table:table-cell office:value-type="float" office:value="0.97155333051327553"/>
          <table:table-cell office:value-type="float" office:value="0.9904087606937978"/>
          <table:table-cell office:value-type="float" office:value="0.93892309383801864"/>
          <table:table-cell office:value-type="float" office:value="0.97881825594976624"/>
          <table:table-cell office:value-type="float" office:value="1.027292827865135"/>
          <table:table-cell office:value-type="float" office:value="1.0255798761074648"/>
          <table:table-cell office:value-type="float" office:value="1.0535852828027459"/>
          <table:table-cell office:value-type="float" office:value="1.0131739567107949"/>
          <table:table-cell office:value-type="float" office:value="0.93035739662235339"/>
          <table:table-cell office:value-type="float" office:value="0.99308029216338833"/>
          <table:table-cell office:value-type="float" office:value="1.0015969864063037"/>
          <table:table-cell office:value-type="float" office:value="0.97570719697328745"/>
          <table:table-cell office:value-type="float" office:value="1.0605510571561267"/>
          <table:table-cell office:value-type="float" office:value="1.012488268832237"/>
          <table:table-cell office:value-type="float" office:value="1.0313641134269482"/>
          <table:table-cell office:value-type="float" office:value="1.0044755165137835"/>
          <table:table-cell office:value-type="float" office:value="1.0731156053994526"/>
          <table:table-cell office:value-type="float" office:value="0.95154388372438725"/>
          <table:table-cell office:value-type="float" office:value="0.95292154897022607"/>
          <table:table-cell office:value-type="float" office:value="0.97999314501574597"/>
          <table:table-cell office:value-type="float" office:value="1.008963925504792"/>
          <table:table-cell office:value-type="float" office:value="0.97398722544401484"/>
          <table:table-cell office:value-type="float" office:value="0.97976149238649735"/>
          <table:table-cell office:value-type="float" office:value="1.0297807243651533"/>
          <table:table-cell office:value-type="float" office:value="0.97046954275999042"/>
          <table:table-cell office:value-type="float" office:value="1.0335324550063196"/>
          <table:table-cell office:value-type="float" office:value="1.0067039021103319"/>
          <table:table-cell office:value-type="float" office:value="1.0758575523156397"/>
          <table:table-cell office:value-type="float" office:value="1.0716873081323222"/>
          <table:table-cell office:value-type="float" office:value="1.0788796226936848"/>
          <table:table-cell office:value-type="float" office:value="1.0545485885709425"/>
          <table:table-cell office:value-type="float" office:value="0.90532715880654291"/>
          <table:table-cell office:value-type="float" office:value="1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1546166026662874"/>
          <table:table-cell office:value-type="float" office:value="0.85812591407240868"/>
          <table:table-cell office:value-type="float" office:value="0.89757122863113481"/>
          <table:table-cell office:value-type="float" office:value="1.1959403569571376"/>
          <table:table-cell office:value-type="float" office:value="1.1281136724048204"/>
          <table:table-cell office:value-type="float" office:value="0.98286991603659701"/>
          <table:table-cell office:value-type="float" office:value="1.1250098915464128"/>
          <table:table-cell office:value-type="float" office:value="1.0496284756339826"/>
          <table:table-cell office:value-type="float" office:value="1.0736763997806318"/>
          <table:table-cell office:value-type="float" office:value="0.91621991063543196"/>
          <table:table-cell office:value-type="float" office:value="1.2823384931038611"/>
          <table:table-cell office:value-type="float" office:value="0.88619432382002861"/>
          <table:table-cell office:value-type="float" office:value="1.0006804755557104"/>
          <table:table-cell office:value-type="float" office:value="0.95040394300268582"/>
          <table:table-cell office:value-type="float" office:value="1.026788086327078"/>
          <table:table-cell office:value-type="float" office:value="1.0795465521115497"/>
          <table:table-cell office:value-type="float" office:value="1.0001761667097233"/>
          <table:table-cell office:value-type="float" office:value="1.0491148832542516"/>
          <table:table-cell office:value-type="float" office:value="0.99533642091352503"/>
          <table:table-cell office:value-type="float" office:value="0.90484368963870754"/>
          <table:table-cell office:value-type="float" office:value="1.0106553588080054"/>
          <table:table-cell office:value-type="float" office:value="0.93313908758642328"/>
          <table:table-cell office:value-type="float" office:value="0.94538073794699506"/>
          <table:table-cell office:value-type="float" office:value="1.0703724700359047"/>
          <table:table-cell office:value-type="float" office:value="1.1000654238413079"/>
          <table:table-cell office:value-type="float" office:value="1.2008957404415643"/>
          <table:table-cell office:value-type="float" office:value="1.0617369539671404"/>
          <table:table-cell office:value-type="float" office:value="0.87300015224124705"/>
          <table:table-cell office:value-type="float" office:value="1.4817836739845371"/>
          <table:table-cell office:value-type="float" office:value="0.92841838457702697"/>
          <table:table-cell office:value-type="float" office:value="0.9935291589412425"/>
          <table:table-cell office:value-type="float" office:value="1.191115214156413"/>
          <table:table-cell office:value-type="float" office:value="0.90710900345610113"/>
          <table:table-cell office:value-type="float" office:value="0.87201219071323732"/>
          <table:table-cell office:value-type="float" office:value="1.1650353147583248"/>
          <table:table-cell office:value-type="float" office:value="0.9143705274570737"/>
          <table:table-cell office:value-type="float" office:value="0.98075485759032943"/>
          <table:table-cell office:value-type="float" office:value="1.1383564502578281"/>
          <table:table-cell office:value-type="float" office:value="0.86220852422673022"/>
          <table:table-cell office:value-type="float" office:value="0.9863482821835764"/>
          <table:table-cell office:value-type="float" office:value="1.3005485706578996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1556378504947942"/>
          <table:table-cell office:value-type="float" office:value="0.87929665481321173"/>
          <table:table-cell office:value-type="float" office:value="0.89667557109564733"/>
          <table:table-cell office:value-type="float" office:value="1.1808757016790135"/>
          <table:table-cell office:value-type="float" office:value="1.1222541371285166"/>
          <table:table-cell office:value-type="float" office:value="0.98422476339098408"/>
          <table:table-cell office:value-type="float" office:value="1.1251373414428303"/>
          <table:table-cell office:value-type="float" office:value="1.0405930169543003"/>
          <table:table-cell office:value-type="float" office:value="1.0702144324173244"/>
          <table:table-cell office:value-type="float" office:value="0.92778201292124141"/>
          <table:table-cell office:value-type="float" office:value="1.2550109023162996"/>
          <table:table-cell office:value-type="float" office:value="0.89891759093907975"/>
          <table:table-cell office:value-type="float" office:value="0.99894124464378764"/>
          <table:table-cell office:value-type="float" office:value="0.95881419166979454"/>
          <table:table-cell office:value-type="float" office:value="1.0270569403210763"/>
          <table:table-cell office:value-type="float" office:value="1.0805737385638539"/>
          <table:table-cell office:value-type="float" office:value="1.0040290039060711"/>
          <table:table-cell office:value-type="float" office:value="1.0491324103905155"/>
          <table:table-cell office:value-type="float" office:value="0.99009363434869402"/>
          <table:table-cell office:value-type="float" office:value="0.91236453927638028"/>
          <table:table-cell office:value-type="float" office:value="1.0003770959098401"/>
          <table:table-cell office:value-type="float" office:value="0.95364851185587807"/>
          <table:table-cell office:value-type="float" office:value="0.95644416105727992"/>
          <table:table-cell office:value-type="float" office:value="1.0683949706663183"/>
          <table:table-cell office:value-type="float" office:value="1.0543735506755796"/>
          <table:table-cell office:value-type="float" office:value="1.1000772010721742"/>
          <table:table-cell office:value-type="float" office:value="0.98627810161455776"/>
          <table:table-cell office:value-type="float" office:value="0.8665846847659423"/>
          <table:table-cell office:value-type="float" office:value="1.3047515092718904"/>
          <table:table-cell office:value-type="float" office:value="0.96484025816663976"/>
          <table:table-cell office:value-type="float" office:value="0.99650760562817742"/>
          <table:table-cell office:value-type="float" office:value="1.1697032544483974"/>
          <table:table-cell office:value-type="float" office:value="0.90823526881334982"/>
          <table:table-cell office:value-type="float" office:value="0.87456204806752569"/>
          <table:table-cell office:value-type="float" office:value="1.1602743564008096"/>
          <table:table-cell office:value-type="float" office:value="0.91595623923603009"/>
          <table:table-cell office:value-type="float" office:value="0.98100711321221412"/>
          <table:table-cell office:value-type="float" office:value="1.1368156942613028"/>
          <table:table-cell office:value-type="float" office:value="0.86244860926731504"/>
          <table:table-cell office:value-type="float" office:value="0.98626213089365233"/>
          <table:table-cell office:value-type="float" office:value="1.299650610504502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.165352463087391"/>
          <table:table-cell office:value-type="float" office:value="0.91951561336039689"/>
          <table:table-cell office:value-type="float" office:value="0.79464200946208263"/>
          <table:table-cell office:value-type="float" office:value="0.60450215563333254"/>
          <table:table-cell office:value-type="float" office:value="1.0497275962864063"/>
          <table:table-cell office:value-type="float" office:value="1.8696600708896889"/>
          <table:table-cell office:value-type="float" office:value="0.95216729819541268"/>
          <table:table-cell office:value-type="float" office:value="1.2048876087783851"/>
          <table:table-cell office:value-type="float" office:value="1.1587741600110211"/>
          <table:table-cell office:value-type="float" office:value="1.0315846034172869"/>
          <table:table-cell office:value-type="float" office:value="0.9838664808158084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1537818754229943"/>
          <table:table-cell office:value-type="float" office:value="0.88007207203286086"/>
          <table:table-cell office:value-type="float" office:value="0.89681661869538976"/>
          <table:table-cell office:value-type="float" office:value="1.1817823777662417"/>
          <table:table-cell office:value-type="float" office:value="1.123354883126485"/>
          <table:table-cell office:value-type="float" office:value="0.98408928659637507"/>
          <table:table-cell office:value-type="float" office:value="1.1264304403401293"/>
          <table:table-cell office:value-type="float" office:value="1.0410704132296706"/>
          <table:table-cell office:value-type="float" office:value="1.0711379349509269"/>
          <table:table-cell office:value-type="float" office:value="0.92693522877916756"/>
          <table:table-cell office:value-type="float" office:value="1.258654599725695"/>
          <table:table-cell office:value-type="float" office:value="0.89741659447953681"/>
          <table:table-cell office:value-type="float" office:value="0.99892473619543976"/>
          <table:table-cell office:value-type="float" office:value="0.95822167483117071"/>
          <table:table-cell office:value-type="float" office:value="1.0275696641562897"/>
          <table:table-cell office:value-type="float" office:value="1.0820523267312567"/>
          <table:table-cell office:value-type="float" office:value="1.004083152249454"/>
          <table:table-cell office:value-type="float" office:value="1.0492853930222159"/>
          <table:table-cell office:value-type="float" office:value="0.99017179710471503"/>
          <table:table-cell office:value-type="float" office:value="0.91449981070827846"/>
          <table:table-cell office:value-type="float" office:value="1.0089575631108003"/>
          <table:table-cell office:value-type="float" office:value="0.95117959664483442"/>
          <table:table-cell office:value-type="float" office:value="0.94608966810307216"/>
          <table:table-cell office:value-type="float" office:value="1.0295653230822348"/>
          <table:table-cell office:value-type="float" office:value="1.0549860004124483"/>
          <table:table-cell office:value-type="float" office:value="1.1563876572663949"/>
          <table:table-cell office:value-type="float" office:value="0.98238726529660025"/>
          <table:table-cell office:value-type="float" office:value="0.90373831403502891"/>
          <table:table-cell office:value-type="float" office:value="1.2865342013165597"/>
          <table:table-cell office:value-type="float" office:value="0.97416405574128895"/>
          <table:table-cell office:value-type="float" office:value="0.99451678112518671"/>
          <table:table-cell office:value-type="float" office:value="1.0959888352109701"/>
          <table:table-cell office:value-type="float" office:value="0.95898172842643459"/>
          <table:table-cell office:value-type="float" office:value="0.9427969903589476"/>
          <table:table-cell office:value-type="float" office:value="1.0778975360687122"/>
          <table:table-cell office:value-type="float" office:value="0.95585676760455995"/>
          <table:table-cell office:value-type="float" office:value="0.99046868069470007"/>
          <table:table-cell office:value-type="float" office:value="1.0732069282729264"/>
          <table:table-cell office:value-type="float" office:value="0.91599264915332834"/>
          <table:table-cell office:value-type="float" office:value="0.99147533072571059"/>
          <table:table-cell office:value-type="float" office:value="1.1893815600138526"/>
          <table:table-cell table:number-columns-repeated="16340"/>
        </table:table-row>
        <table:table-row>
          <table:table-cell office:value-type="float" office:value="58"/>
          <table:table-cell/>
          <table:table-cell office:value-type="float" office:value="1"/>
          <table:table-cell office:value-type="float" office:value="0.98010011234502947"/>
          <table:table-cell office:value-type="float" office:value="0.98054009758400984"/>
          <table:table-cell office:value-type="float" office:value="0.97917988154913593"/>
          <table:table-cell office:value-type="float" office:value="0.97976664303130556"/>
          <table:table-cell office:value-type="float" office:value="0.98341729220835739"/>
          <table:table-cell office:value-type="float" office:value="0.98006489886713033"/>
          <table:table-cell office:value-type="float" office:value="0.97446752066694786"/>
          <table:table-cell office:value-type="float" office:value="0.97457823565208035"/>
          <table:table-cell office:value-type="float" office:value="0.98007431423602986"/>
          <table:table-cell office:value-type="float" office:value="0.98056637024125393"/>
          <table:table-cell office:value-type="float" office:value="0.9751457666843758"/>
          <table:table-cell office:value-type="float" office:value="0.97045108750514919"/>
          <table:table-cell office:value-type="float" office:value="0.96663387946244961"/>
          <table:table-cell office:value-type="float" office:value="0.97303291557059923"/>
          <table:table-cell office:value-type="float" office:value="0.9684374960451233"/>
          <table:table-cell office:value-type="float" office:value="0.97022618488320456"/>
          <table:table-cell office:value-type="float" office:value="0.96886576558730031"/>
          <table:table-cell office:value-type="float" office:value="0.96974780902154545"/>
          <table:table-cell office:value-type="float" office:value="0.96543653096966708"/>
          <table:table-cell office:value-type="float" office:value="0.96654395621865086"/>
          <table:table-cell office:value-type="float" office:value="0.96996992743996935"/>
          <table:table-cell office:value-type="float" office:value="0.96809629128750441"/>
          <table:table-cell office:value-type="float" office:value="0.97885046489397931"/>
          <table:table-cell office:value-type="float" office:value="0.97664891429950518"/>
          <table:table-cell office:value-type="float" office:value="0.96635246334261349"/>
          <table:table-cell office:value-type="float" office:value="0.95357112803680344"/>
          <table:table-cell office:value-type="float" office:value="0.94964506736016352"/>
          <table:table-cell office:value-type="float" office:value="0.96183336734676395"/>
          <table:table-cell office:value-type="float" office:value="0.95459640513016819"/>
          <table:table-cell office:value-type="float" office:value="0.95176146546552143"/>
          <table:table-cell office:value-type="float" office:value="0.98589207188418726"/>
          <table:table-cell office:value-type="float" office:value="0.98520259788159203"/>
          <table:table-cell office:value-type="float" office:value="0.96837730303212832"/>
          <table:table-cell office:value-type="float" office:value="0.99237067504614929"/>
          <table:table-cell office:value-type="float" office:value="1.0072885096193933"/>
          <table:table-cell office:value-type="float" office:value="0.98740262952151658"/>
          <table:table-cell office:value-type="float" office:value="0.9932279297540425"/>
          <table:table-cell office:value-type="float" office:value="1.023359968287201"/>
          <table:table-cell office:value-type="float" office:value="1.0002586795110755"/>
          <table:table-cell office:value-type="float" office:value="0.99152807003352972"/>
          <table:table-cell office:value-type="float" office:value="1.0008246642162097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.0000000000000002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table:number-columns-repeated="16340"/>
        </table:table-row>
        <table:table-row>
          <table:table-cell table:number-columns-repeated="2"/>
          <table:table-cell office:value-type="float" office:value="1"/>
          <table:table-cell office:value-type="float" office:value="1.2792714229323685"/>
          <table:table-cell office:value-type="float" office:value="0.8142203118158261"/>
          <table:table-cell office:value-type="float" office:value="0.84614632014019286"/>
          <table:table-cell office:value-type="float" office:value="1.3244000602251105"/>
          <table:table-cell office:value-type="float" office:value="1.2347812962827713"/>
          <table:table-cell office:value-type="float" office:value="0.98255637074571911"/>
          <table:table-cell office:value-type="float" office:value="1.3368349425850583"/>
          <table:table-cell office:value-type="float" office:value="1.1145685196203121"/>
          <table:table-cell office:value-type="float" office:value="1.1612102142075096"/>
          <table:table-cell office:value-type="float" office:value="0.87224994889443808"/>
          <table:table-cell office:value-type="float" office:value="1.6054043348177556"/>
          <table:table-cell office:value-type="float" office:value="0.80331951603912066"/>
          <table:table-cell office:value-type="float" office:value="1.0316530004315911"/>
          <table:table-cell office:value-type="float" office:value="0.92708275119024108"/>
          <table:table-cell office:value-type="float" office:value="1.0884398098574506"/>
          <table:table-cell office:value-type="float" office:value="1.2209220960359588"/>
          <table:table-cell office:value-type="float" office:value="1.0372288201669539"/>
          <table:table-cell office:value-type="float" office:value="1.1563577090917483"/>
          <table:table-cell office:value-type="float" office:value="1.0064340661001436"/>
          <table:table-cell office:value-type="float" office:value="0.86731442660473557"/>
          <table:table-cell office:value-type="float" office:value="1.0283304707085357"/>
          <table:table-cell office:value-type="float" office:value="0.93760932286839882"/>
          <table:table-cell office:value-type="float" office:value="0.92629560685742984"/>
          <table:table-cell office:value-type="float" office:value="1.0660141069306364"/>
          <table:table-cell office:value-type="float" office:value="1.1623161245226508"/>
          <table:table-cell office:value-type="float" office:value="1.4897956209104917"/>
          <table:table-cell office:value-type="float" office:value="1.0115385992169073"/>
          <table:table-cell office:value-type="float" office:value="0.79533196430666164"/>
          <table:table-cell office:value-type="float" office:value="1.9830707029897183"/>
          <table:table-cell office:value-type="float" office:value="0.98440200275319723"/>
          <table:table-cell office:value-type="float" office:value="0.99937100754191821"/>
          <table:table-cell office:value-type="float" office:value="1.2206695024816001"/>
          <table:table-cell office:value-type="float" office:value="0.94042788615717643"/>
          <table:table-cell office:value-type="float" office:value="0.89087256928880643"/>
          <table:table-cell office:value-type="float" office:value="1.1419267003233922"/>
          <table:table-cell office:value-type="float" office:value="0.93324221879193747"/>
          <table:table-cell office:value-type="float" office:value="0.98779722631792455"/>
          <table:table-cell office:value-type="float" office:value="1.1071163491823659"/>
          <table:table-cell office:value-type="float" office:value="0.87069561831566644"/>
          <table:table-cell office:value-type="float" office:value="0.99042944558742074"/>
          <table:table-cell office:value-type="float" office:value="1.3014956383788363"/>
          <table:table-cell table:number-columns-repeated="16340"/>
        </table:table-row>
        <table:table-row>
          <table:table-cell table:number-columns-repeated="16384"/>
        </table:table-row>
        <table:table-row>
          <table:table-cell table:number-columns-repeated="2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table:number-columns-repeated="16340"/>
        </table:table-row>
        <table:table-row table:number-rows-repeated="3">
          <table:table-cell table:number-columns-repeated="16384"/>
        </table:table-row>
        <table:table-row>
          <table:table-cell office:value-type="float" office:value="1"/>
          <table:table-cell/>
          <table:table-cell office:value-type="float" office:value="1"/>
          <table:table-cell office:value-type="float" office:value="1.0649563867826157"/>
          <table:table-cell office:value-type="float" office:value="0.90953289058015163"/>
          <table:table-cell office:value-type="float" office:value="0.92376915978954288"/>
          <table:table-cell office:value-type="float" office:value="1.2295503983915306"/>
          <table:table-cell office:value-type="float" office:value="1.0825396703297807"/>
          <table:table-cell office:value-type="float" office:value="1.0345644697111789"/>
          <table:table-cell office:value-type="float" office:value="1.1809136378325202"/>
          <table:table-cell office:value-type="float" office:value="1.0533965214850229"/>
          <table:table-cell office:value-type="float" office:value="1.1446760421623918"/>
          <table:table-cell office:value-type="float" office:value="0.93461508079554545"/>
          <table:table-cell office:value-type="float" office:value="1.295900497783318"/>
          <table:table-cell office:value-type="float" office:value="0.88892093120085514"/>
          <table:table-cell office:value-type="float" office:value="1.0179221338320745"/>
          <table:table-cell office:value-type="float" office:value="0.86534386770646043"/>
          <table:table-cell office:value-type="float" office:value="1.0122035325149987"/>
          <table:table-cell office:value-type="float" office:value="1.1224568431867299"/>
          <table:table-cell office:value-type="float" office:value="0.93427292476990809"/>
          <table:table-cell office:value-type="float" office:value="0.99823905626501996"/>
          <table:table-cell office:value-type="float" office:value="1.0031960540557638"/>
          <table:table-cell office:value-type="float" office:value="0.8911629334026111"/>
          <table:table-cell office:value-type="float" office:value="1.0286748793477452"/>
          <table:table-cell office:value-type="float" office:value="1.1281292578814748"/>
          <table:table-cell office:value-type="float" office:value="1.1182759968251499"/>
          <table:table-cell office:value-type="float" office:value="0.92017567663215694"/>
          <table:table-cell office:value-type="float" office:value="0.96030545406334522"/>
          <table:table-cell office:value-type="float" office:value="0.97965026048340931"/>
          <table:table-cell office:value-type="float" office:value="1.1114752257743861"/>
          <table:table-cell office:value-type="float" office:value="0.76968031532627157"/>
          <table:table-cell office:value-type="float" office:value="1.2387237032780389"/>
          <table:table-cell office:value-type="float" office:value="0.91905704063047045"/>
          <table:table-cell office:value-type="float" office:value="1.0158805212277588"/>
          <table:table-cell office:value-type="float" office:value="0.94925755254689936"/>
          <table:table-cell office:value-type="float" office:value="0.99624013438155523"/>
          <table:table-cell office:value-type="float" office:value="0.92694447803884161"/>
          <table:table-cell office:value-type="float" office:value="1.3060057695234204"/>
          <table:table-cell office:value-type="float" office:value="0.87595049693484806"/>
          <table:table-cell office:value-type="float" office:value="0.97510234483671832"/>
          <table:table-cell office:value-type="float" office:value="1.0466771570859115"/>
          <table:table-cell office:value-type="float" office:value="0.88317745964770156"/>
          <table:table-cell office:value-type="float" office:value="0.98785386010264031"/>
          <table:table-cell office:value-type="float" office:value="1.4098018938870069"/>
          <table:table-cell table:number-columns-repeated="16340"/>
        </table:table-row>
        <table:table-row>
          <table:table-cell office:value-type="float" office:value="2"/>
          <table:table-cell/>
          <table:table-cell office:value-type="float" office:value="1"/>
          <table:table-cell office:value-type="float" office:value="1.1106199123902187"/>
          <table:table-cell office:value-type="float" office:value="0.88257140097923692"/>
          <table:table-cell office:value-type="float" office:value="0.94404998446865085"/>
          <table:table-cell office:value-type="float" office:value="1.0786609738210557"/>
          <table:table-cell office:value-type="float" office:value="1.1823287118953947"/>
          <table:table-cell office:value-type="float" office:value="1.1584965659081055"/>
          <table:table-cell office:value-type="float" office:value="1.2255511257595355"/>
          <table:table-cell office:value-type="float" office:value="1.0108069178455725"/>
          <table:table-cell office:value-type="float" office:value="1.2189807562967614"/>
          <table:table-cell office:value-type="float" office:value="0.97752037776524925"/>
          <table:table-cell office:value-type="float" office:value="1.4083924880502354"/>
          <table:table-cell office:value-type="float" office:value="0.87924729409241864"/>
          <table:table-cell office:value-type="float" office:value="1.061357046968731"/>
          <table:table-cell office:value-type="float" office:value="0.87455547610244533"/>
          <table:table-cell office:value-type="float" office:value="0.98868497773356645"/>
          <table:table-cell office:value-type="float" office:value="1.1998890802018836"/>
          <table:table-cell office:value-type="float" office:value="0.99284431693081632"/>
          <table:table-cell office:value-type="float" office:value="1.0613433655770323"/>
          <table:table-cell office:value-type="float" office:value="0.94535268848325793"/>
          <table:table-cell office:value-type="float" office:value="0.92309962388943401"/>
          <table:table-cell office:value-type="float" office:value="1.0347357960019883"/>
          <table:table-cell office:value-type="float" office:value="1.0946536283203883"/>
          <table:table-cell office:value-type="float" office:value="1.1170681181625701"/>
          <table:table-cell office:value-type="float" office:value="0.90778483835976209"/>
          <table:table-cell office:value-type="float" office:value="1.0226163887521091"/>
          <table:table-cell office:value-type="float" office:value="0.97173735443906484"/>
          <table:table-cell office:value-type="float" office:value="1.1513545962540741"/>
          <table:table-cell office:value-type="float" office:value="0.69167095299959058"/>
          <table:table-cell office:value-type="float" office:value="1.3846653719410595"/>
          <table:table-cell office:value-type="float" office:value="0.8727294047039329"/>
          <table:table-cell office:value-type="float" office:value="1.0570080514242757"/>
          <table:table-cell office:value-type="float" office:value="0.96182196033337553"/>
          <table:table-cell office:value-type="float" office:value="0.99696140291872715"/>
          <table:table-cell office:value-type="float" office:value="0.89987509826772827"/>
          <table:table-cell office:value-type="float" office:value="1.3105840080934921"/>
          <table:table-cell office:value-type="float" office:value="0.82274147611628723"/>
          <table:table-cell office:value-type="float" office:value="1.0703053674407845"/>
          <table:table-cell office:value-type="float" office:value="1.0374070729175926"/>
          <table:table-cell office:value-type="float" office:value="0.84760386875309968"/>
          <table:table-cell office:value-type="float" office:value="0.85756003297078975"/>
          <table:table-cell office:value-type="float" office:value="1.7134528729622689"/>
          <table:table-cell table:number-columns-repeated="16340"/>
        </table:table-row>
        <table:table-row>
          <table:table-cell office:value-type="float" office:value="4"/>
          <table:table-cell/>
          <table:table-cell office:value-type="float" office:value="1"/>
          <table:table-cell office:value-type="float" office:value="1.0299029896219059"/>
          <table:table-cell office:value-type="float" office:value="0.94035457038160442"/>
          <table:table-cell office:value-type="float" office:value="0.89529271868847138"/>
          <table:table-cell office:value-type="float" office:value="1.371827911321218"/>
          <table:table-cell office:value-type="float" office:value="1.0144500060802359"/>
          <table:table-cell office:value-type="float" office:value="0.9294581761208115"/>
          <table:table-cell office:value-type="float" office:value="1.1178460102048533"/>
          <table:table-cell office:value-type="float" office:value="1.1131450899804878"/>
          <table:table-cell office:value-type="float" office:value="1.0641406011118324"/>
          <table:table-cell office:value-type="float" office:value="0.88351204750512413"/>
          <table:table-cell office:value-type="float" office:value="1.1481634525575986"/>
          <table:table-cell office:value-type="float" office:value="0.89484902702644142"/>
          <table:table-cell office:value-type="float" office:value="0.95341914804479722"/>
          <table:table-cell office:value-type="float" office:value="0.84046550664888031"/>
          <table:table-cell office:value-type="float" office:value="1.0400916265924065"/>
          <table:table-cell office:value-type="float" office:value="1.006829414136043"/>
          <table:table-cell office:value-type="float" office:value="0.80482547610631194"/>
          <table:table-cell office:value-type="float" office:value="0.84504839835174883"/>
          <table:table-cell office:value-type="float" office:value="1.1863307705078228"/>
          <table:table-cell office:value-type="float" office:value="0.80149367421024098"/>
          <table:table-cell office:value-type="float" office:value="0.99339697984936404"/>
          <table:table-cell office:value-type="float" office:value="1.2249918581311072"/>
          <table:table-cell office:value-type="float" office:value="1.1329157497018973"/>
          <table:table-cell office:value-type="float" office:value="0.94781992369736967"/>
          <table:table-cell office:value-type="float" office:value="0.79863611225347542"/>
          <table:table-cell office:value-type="float" office:value="1.0199823470286973"/>
          <table:table-cell office:value-type="float" office:value="0.96885470707351307"/>
          <table:table-cell office:value-type="float" office:value="1.0431390030092014"/>
          <table:table-cell office:value-type="float" office:value="0.85759172225280356"/>
          <table:table-cell office:value-type="float" office:value="1.103755521972575"/>
          <table:table-cell office:value-type="float" office:value="0.90747997350179432"/>
          <table:table-cell office:value-type="float" office:value="0.91182369609580816"/>
          <table:table-cell office:value-type="float" office:value="0.944687008152993"/>
          <table:table-cell office:value-type="float" office:value="1.0259244803777743"/>
          <table:table-cell office:value-type="float" office:value="1.3105198754816874"/>
          <table:table-cell office:value-type="float" office:value="1.063355110725746"/>
          <table:table-cell office:value-type="float" office:value="0.70401587949543887"/>
          <table:table-cell office:value-type="float" office:value="1.1062199170075642"/>
          <table:table-cell office:value-type="float" office:value="1.0078049711044916"/>
          <table:table-cell office:value-type="float" office:value="1.3461747028639701"/>
          <table:table-cell office:value-type="float" office:value="0.78612074672081866"/>
          <table:table-cell table:number-columns-repeated="16340"/>
        </table:table-row>
        <table:table-row>
          <table:table-cell office:value-type="float" office:value="5"/>
          <table:table-cell/>
          <table:table-cell office:value-type="float" office:value="1"/>
          <table:table-cell office:value-type="float" office:value="0.87693466937368258"/>
          <table:table-cell office:value-type="float" office:value="0.71475221851503046"/>
          <table:table-cell office:value-type="float" office:value="1.3272922112372483"/>
          <table:table-cell office:value-type="float" office:value="1.241131265949156"/>
          <table:table-cell office:value-type="float" office:value="0.77830592714427316"/>
          <table:table-cell office:value-type="float" office:value="0.66032057955489454"/>
          <table:table-cell office:value-type="float" office:value="1.7201317232286339"/>
          <table:table-cell office:value-type="float" office:value="0.89822359469250468"/>
          <table:table-cell office:value-type="float" office:value="1.050614073404732"/>
          <table:table-cell office:value-type="float" office:value="0.84479727780665259"/>
          <table:table-cell office:value-type="float" office:value="1.1655619595585456"/>
          <table:table-cell office:value-type="float" office:value="1.2200209871622349"/>
          <table:table-cell office:value-type="float" office:value="0.80197648251172415"/>
          <table:table-cell office:value-type="float" office:value="1.0660430629034106"/>
          <table:table-cell office:value-type="float" office:value="1.3825858266918734"/>
          <table:table-cell office:value-type="float" office:value="0.79274215990232211"/>
          <table:table-cell office:value-type="float" office:value="1.1665783742001385"/>
          <table:table-cell office:value-type="float" office:value="0.86318526648971694"/>
          <table:table-cell office:value-type="float" office:value="1.1766199755996998"/>
          <table:table-cell office:value-type="float" office:value="0.92633989920731996"/>
          <table:table-cell office:value-type="float" office:value="1.2460415377372316"/>
          <table:table-cell office:value-type="float" office:value="1.1219375977326762"/>
          <table:table-cell office:value-type="float" office:value="0.9812497247591746"/>
          <table:table-cell office:value-type="float" office:value="1.0023540599913121"/>
          <table:table-cell office:value-type="float" office:value="0.94434384963076135"/>
          <table:table-cell office:value-type="float" office:value="0.80190265937956984"/>
          <table:table-cell office:value-type="float" office:value="1.3638205227498588"/>
          <table:table-cell office:value-type="float" office:value="0.93927472869245987"/>
          <table:table-cell office:value-type="float" office:value="1.3234040901021831"/>
          <table:table-cell office:value-type="float" office:value="0.96003128912850999"/>
          <table:table-cell office:value-type="float" office:value="0.77152880953949166"/>
          <table:table-cell office:value-type="float" office:value="0.83808243842480201"/>
          <table:table-cell office:value-type="float" office:value="1.4976295196570271"/>
          <table:table-cell office:value-type="float" office:value="0.96673307073808745"/>
          <table:table-cell office:value-type="float" office:value="1.160461087077995"/>
          <table:table-cell office:value-type="float" office:value="0.91809443635264776"/>
          <table:table-cell office:value-type="float" office:value="0.91213468877685688"/>
          <table:table-cell office:value-type="float" office:value="0.91992738347331671"/>
          <table:table-cell office:value-type="float" office:value="1.0116319500856861"/>
          <table:table-cell office:value-type="float" office:value="1.617354758892861"/>
          <table:table-cell office:value-type="float" office:value="0.74986317881549613"/>
          <table:table-cell table:number-columns-repeated="16340"/>
        </table:table-row>
        <table:table-row>
          <table:table-cell office:value-type="float" office:value="17"/>
          <table:table-cell/>
          <table:table-cell office:value-type="float" office:value="1"/>
          <table:table-cell office:value-type="float" office:value="1.0345383101610215"/>
          <table:table-cell office:value-type="float" office:value="1.0181084956987738"/>
          <table:table-cell office:value-type="float" office:value="1.0307210375610294"/>
          <table:table-cell office:value-type="float" office:value="1.0835453871102976"/>
          <table:table-cell office:value-type="float" office:value="1.0250604697175807"/>
          <table:table-cell office:value-type="float" office:value="1.011602770197197"/>
          <table:table-cell office:value-type="float" office:value="0.97636473419836012"/>
          <table:table-cell office:value-type="float" office:value="1.0375096899259402"/>
          <table:table-cell office:value-type="float" office:value="1.0377048981816677"/>
          <table:table-cell office:value-type="float" office:value="1.0208318298526358"/>
          <table:table-cell office:value-type="float" office:value="1.057582459823734"/>
          <table:table-cell office:value-type="float" office:value="0.85502911697441719"/>
          <table:table-cell office:value-type="float" office:value="1.0239579616117613"/>
          <table:table-cell office:value-type="float" office:value="1.0124411239156572"/>
          <table:table-cell office:value-type="float" office:value="0.95594236758787499"/>
          <table:table-cell office:value-type="float" office:value="0.96428123827132095"/>
          <table:table-cell office:value-type="float" office:value="1.0980579178756769"/>
          <table:table-cell office:value-type="float" office:value="0.99639065677084881"/>
          <table:table-cell office:value-type="float" office:value="0.87561835324057546"/>
          <table:table-cell office:value-type="float" office:value="1.0149550884247438"/>
          <table:table-cell office:value-type="float" office:value="0.97125455597723398"/>
          <table:table-cell office:value-type="float" office:value="0.97037111853789759"/>
          <table:table-cell office:value-type="float" office:value="1.0208244501675632"/>
          <table:table-cell office:value-type="float" office:value="0.96358878157789629"/>
          <table:table-cell office:value-type="float" office:value="0.89616378915818462"/>
          <table:table-cell office:value-type="float" office:value="1.0283459055565396"/>
          <table:table-cell office:value-type="float" office:value="0.94949498192047543"/>
          <table:table-cell office:value-type="float" office:value="0.9422007058127343"/>
          <table:table-cell office:value-type="float" office:value="1.1175306529477116"/>
          <table:table-cell office:value-type="float" office:value="0.97764672168487576"/>
          <table:table-cell office:value-type="float" office:value="1.0263560769256654"/>
          <table:table-cell office:value-type="float" office:value="0.99247747445670664"/>
          <table:table-cell office:value-type="float" office:value="0.98178478524302693"/>
          <table:table-cell office:value-type="float" office:value="1.0495676901895781"/>
          <table:table-cell office:value-type="float" office:value="0.88397994513774658"/>
          <table:table-cell office:value-type="float" office:value="1.0111974321959099"/>
          <table:table-cell office:value-type="float" office:value="0.94972788853325429"/>
          <table:table-cell office:value-type="float" office:value="1.0710599763579178"/>
          <table:table-cell office:value-type="float" office:value="1.0175979559445971"/>
          <table:table-cell office:value-type="float" office:value="1.1128232302573255"/>
          <table:table-cell office:value-type="float" office:value="1"/>
          <table:table-cell table:number-columns-repeated="16340"/>
        </table:table-row>
        <table:table-row>
          <table:table-cell office:value-type="float" office:value="21"/>
          <table:table-cell/>
          <table:table-cell office:value-type="float" office:value="1"/>
          <table:table-cell office:value-type="float" office:value="1.1433099838771366"/>
          <table:table-cell office:value-type="float" office:value="0.76983775117505471"/>
          <table:table-cell office:value-type="float" office:value="0.83666677587868554"/>
          <table:table-cell office:value-type="float" office:value="1.3072877724104117"/>
          <table:table-cell office:value-type="float" office:value="1.0919937097126591"/>
          <table:table-cell office:value-type="float" office:value="0.98672122057876999"/>
          <table:table-cell office:value-type="float" office:value="1.0504957222166309"/>
          <table:table-cell office:value-type="float" office:value="0.94859556717156812"/>
          <table:table-cell office:value-type="float" office:value="0.96674292578983434"/>
          <table:table-cell office:value-type="float" office:value="0.96160113270818182"/>
          <table:table-cell office:value-type="float" office:value="1.1522872720552528"/>
          <table:table-cell office:value-type="float" office:value="0.96706037637605013"/>
          <table:table-cell office:value-type="float" office:value="0.90390368838200175"/>
          <table:table-cell office:value-type="float" office:value="1.049858401313559"/>
          <table:table-cell office:value-type="float" office:value="1.0366287103395031"/>
          <table:table-cell office:value-type="float" office:value="0.94530300950974799"/>
          <table:table-cell office:value-type="float" office:value="1.0235197325476992"/>
          <table:table-cell office:value-type="float" office:value="0.98463488038343716"/>
          <table:table-cell office:value-type="float" office:value="1.2402355141989461"/>
          <table:table-cell office:value-type="float" office:value="0.86775777081214356"/>
          <table:table-cell office:value-type="float" office:value="0.94160339283614614"/>
          <table:table-cell office:value-type="float" office:value="1.0143290945460386"/>
          <table:table-cell office:value-type="float" office:value="1.0715807709819483"/>
          <table:table-cell office:value-type="float" office:value="0.96079738331703013"/>
          <table:table-cell office:value-type="float" office:value="0.90454220149519959"/>
          <table:table-cell office:value-type="float" office:value="1.1869383115144716"/>
          <table:table-cell office:value-type="float" office:value="0.81177064937685095"/>
          <table:table-cell office:value-type="float" office:value="1.1504309525776015"/>
          <table:table-cell office:value-type="float" office:value="0.98533086900370015"/>
          <table:table-cell office:value-type="float" office:value="0.92489065671634907"/>
          <table:table-cell office:value-type="float" office:value="1.0483423846336859"/>
          <table:table-cell office:value-type="float" office:value="0.91142697986054733"/>
          <table:table-cell office:value-type="float" office:value="0.94231213878036235"/>
          <table:table-cell office:value-type="float" office:value="0.97122726501779955"/>
          <table:table-cell office:value-type="float" office:value="1.0796354349573531"/>
          <table:table-cell office:value-type="float" office:value="1.0141574688663808"/>
          <table:table-cell office:value-type="float" office:value="0.83836359167502594"/>
          <table:table-cell office:value-type="float" office:value="1.1723854311761859"/>
          <table:table-cell office:value-type="float" office:value="0.82235847579976151"/>
          <table:table-cell office:value-type="float" office:value="1.1474029488535413"/>
          <table:table-cell office:value-type="float" office:value="0.92778639584306144"/>
          <table:table-cell table:number-columns-repeated="16340"/>
        </table:table-row>
        <table:table-row>
          <table:table-cell office:value-type="float" office:value="23"/>
          <table:table-cell/>
          <table:table-cell office:value-type="float" office:value="1"/>
          <table:table-cell office:value-type="float" office:value="1.3033121357491204"/>
          <table:table-cell office:value-type="float" office:value="0.91994329154746057"/>
          <table:table-cell office:value-type="float" office:value="0.9438913679066645"/>
          <table:table-cell office:value-type="float" office:value="1.1004504517435854"/>
          <table:table-cell office:value-type="float" office:value="1.1141199638156778"/>
          <table:table-cell office:value-type="float" office:value="1.0259791125523618"/>
          <table:table-cell office:value-type="float" office:value="1.0030683902092485"/>
          <table:table-cell office:value-type="float" office:value="0.98534419706394438"/>
          <table:table-cell office:value-type="float" office:value="0.91619116315933602"/>
          <table:table-cell office:value-type="float" office:value="0.99700488704878343"/>
          <table:table-cell office:value-type="float" office:value="0.98050924281463925"/>
          <table:table-cell office:value-type="float" office:value="1.1089841710640702"/>
          <table:table-cell office:value-type="float" office:value="0.91801172351511862"/>
          <table:table-cell office:value-type="float" office:value="1.2284570316235157"/>
          <table:table-cell office:value-type="float" office:value="0.99188447070328789"/>
          <table:table-cell office:value-type="float" office:value="1.032267035447459"/>
          <table:table-cell office:value-type="float" office:value="0.99569342556658014"/>
          <table:table-cell office:value-type="float" office:value="0.90320716565480907"/>
          <table:table-cell office:value-type="float" office:value="0.82529148043232281"/>
          <table:table-cell office:value-type="float" office:value="1.0435013118957073"/>
          <table:table-cell office:value-type="float" office:value="0.98697762389869181"/>
          <table:table-cell office:value-type="float" office:value="1.0064506582540229"/>
          <table:table-cell office:value-type="float" office:value="0.92919923574502927"/>
          <table:table-cell office:value-type="float" office:value="1.0735364929759854"/>
          <table:table-cell office:value-type="float" office:value="0.91771219535720139"/>
          <table:table-cell office:value-type="float" office:value="1.1408874776221642"/>
          <table:table-cell office:value-type="float" office:value="0.99109333459827142"/>
          <table:table-cell office:value-type="float" office:value="0.91946208391611839"/>
          <table:table-cell office:value-type="float" office:value="1.0038136627591183"/>
          <table:table-cell office:value-type="float" office:value="0.96903768614828467"/>
          <table:table-cell office:value-type="float" office:value="1.0429071141646311"/>
          <table:table-cell office:value-type="float" office:value="0.89210780342803853"/>
          <table:table-cell office:value-type="float" office:value="0.99880082954800198"/>
          <table:table-cell office:value-type="float" office:value="0.79579134095341431"/>
          <table:table-cell office:value-type="float" office:value="1.2708782345146648"/>
          <table:table-cell office:value-type="float" office:value="1.0500020613396537"/>
          <table:table-cell office:value-type="float" office:value="0.96505894898412914"/>
          <table:table-cell office:value-type="float" office:value="1.1495652124239897"/>
          <table:table-cell office:value-type="float" office:value="1.1128435722325993"/>
          <table:table-cell office:value-type="float" office:value="0.93645861414026599"/>
          <table:table-cell office:value-type="float" office:value="1.1016138759580967"/>
          <table:table-cell table:number-columns-repeated="16340"/>
        </table:table-row>
        <table:table-row>
          <table:table-cell office:value-type="float" office:value="24"/>
          <table:table-cell/>
          <table:table-cell office:value-type="float" office:value="1"/>
          <table:table-cell office:value-type="float" office:value="1.0081174223496665"/>
          <table:table-cell office:value-type="float" office:value="0.8990213537297963"/>
          <table:table-cell office:value-type="float" office:value="0.92271978889579731"/>
          <table:table-cell office:value-type="float" office:value="1.1710594498818712"/>
          <table:table-cell office:value-type="float" office:value="1.1038523727396827"/>
          <table:table-cell office:value-type="float" office:value="0.99724131938716354"/>
          <table:table-cell office:value-type="float" office:value="1.0902325765947156"/>
          <table:table-cell office:value-type="float" office:value="1.0069994429229239"/>
          <table:table-cell office:value-type="float" office:value="1.1203999968408693"/>
          <table:table-cell office:value-type="float" office:value="0.93558675887619336"/>
          <table:table-cell office:value-type="float" office:value="1.2338419968622523"/>
          <table:table-cell office:value-type="float" office:value="0.92543558640727419"/>
          <table:table-cell office:value-type="float" office:value="1.0156841206377638"/>
          <table:table-cell office:value-type="float" office:value="0.95845122810348293"/>
          <table:table-cell office:value-type="float" office:value="1.0634033417389717"/>
          <table:table-cell office:value-type="float" office:value="1.0415374674990328"/>
          <table:table-cell office:value-type="float" office:value="0.94928851610588116"/>
          <table:table-cell office:value-type="float" office:value="1.0352322433195611"/>
          <table:table-cell office:value-type="float" office:value="0.99681791743762915"/>
          <table:table-cell office:value-type="float" office:value="0.92789533084864306"/>
          <table:table-cell office:value-type="float" office:value="0.97939581394618458"/>
          <table:table-cell office:value-type="float" office:value="1.0231826116946456"/>
          <table:table-cell office:value-type="float" office:value="1.0819124655454428"/>
          <table:table-cell office:value-type="float" office:value="0.95183804305824071"/>
          <table:table-cell office:value-type="float" office:value="0.97221374169118746"/>
          <table:table-cell office:value-type="float" office:value="1.0403906848261313"/>
          <table:table-cell office:value-type="float" office:value="0.96195246560070247"/>
          <table:table-cell office:value-type="float" office:value="0.9322349932896814"/>
          <table:table-cell office:value-type="float" office:value="1.0724329125764851"/>
          <table:table-cell office:value-type="float" office:value="0.97327703774129892"/>
          <table:table-cell office:value-type="float" office:value="1.0270128068798869"/>
          <table:table-cell office:value-type="float" office:value="0.99150314661173211"/>
          <table:table-cell office:value-type="float" office:value="0.95604727662215294"/>
          <table:table-cell office:value-type="float" office:value="0.97951179757811202"/>
          <table:table-cell office:value-type="float" office:value="1.1318490046262246"/>
          <table:table-cell office:value-type="float" office:value="0.96033895657625157"/>
          <table:table-cell office:value-type="float" office:value="0.98884981906479741"/>
          <table:table-cell office:value-type="float" office:value="1.0556619292178095"/>
          <table:table-cell office:value-type="float" office:value="0.91694246418759684"/>
          <table:table-cell office:value-type="float" office:value="1.0047119589809539"/>
          <table:table-cell office:value-type="float" office:value="1.1513388647732667"/>
          <table:table-cell table:number-columns-repeated="16340"/>
        </table:table-row>
        <table:table-row>
          <table:table-cell office:value-type="float" office:value="25"/>
          <table:table-cell/>
          <table:table-cell office:value-type="float" office:value="1"/>
          <table:table-cell office:value-type="float" office:value="1.0930995968424171"/>
          <table:table-cell office:value-type="float" office:value="0.99478108841411572"/>
          <table:table-cell office:value-type="float" office:value="0.97873379345070344"/>
          <table:table-cell office:value-type="float" office:value="0.99049256440665034"/>
          <table:table-cell office:value-type="float" office:value="0.99598396803768485"/>
          <table:table-cell office:value-type="float" office:value="1.063695108755806"/>
          <table:table-cell office:value-type="float" office:value="0.9969633372263732"/>
          <table:table-cell office:value-type="float" office:value="0.99968522475487587"/>
          <table:table-cell office:value-type="float" office:value="1.0230574179075493"/>
          <table:table-cell office:value-type="float" office:value="1.021327940325081"/>
          <table:table-cell office:value-type="float" office:value="1.0285324567470007"/>
          <table:table-cell office:value-type="float" office:value="1.0016703383886534"/>
          <table:table-cell office:value-type="float" office:value="1.0001710387810683"/>
          <table:table-cell office:value-type="float" office:value="1.0354806489481074"/>
          <table:table-cell office:value-type="float" office:value="0.99099984708218047"/>
          <table:table-cell office:value-type="float" office:value="1.0148512404597447"/>
          <table:table-cell office:value-type="float" office:value="1.0213843579494188"/>
          <table:table-cell office:value-type="float" office:value="1.0363293249510457"/>
          <table:table-cell office:value-type="float" office:value="0.96957514091029107"/>
          <table:table-cell office:value-type="float" office:value="1.0000267650825752"/>
          <table:table-cell office:value-type="float" office:value="1.0497371312852064"/>
          <table:table-cell office:value-type="float" office:value="0.99784243330950928"/>
          <table:table-cell office:value-type="float" office:value="0.88940097861844369"/>
          <table:table-cell office:value-type="float" office:value="1.0519434223039992"/>
          <table:table-cell office:value-type="float" office:value="1.0272320113377924"/>
          <table:table-cell office:value-type="float" office:value="0.9791154226208868"/>
          <table:table-cell office:value-type="float" office:value="0.95558452629692514"/>
          <table:table-cell office:value-type="float" office:value="0.92124678204914479"/>
          <table:table-cell office:value-type="float" office:value="1.0434671146482415"/>
          <table:table-cell office:value-type="float" office:value="0.98731455205663776"/>
          <table:table-cell office:value-type="float" office:value="1.0053935501058793"/>
          <table:table-cell office:value-type="float" office:value="1.0407091457211888"/>
          <table:table-cell office:value-type="float" office:value="0.97615955489154493"/>
          <table:table-cell office:value-type="float" office:value="1.0063237492757449"/>
          <table:table-cell office:value-type="float" office:value="0.9906779060338059"/>
          <table:table-cell office:value-type="float" office:value="0.97067114396432164"/>
          <table:table-cell office:value-type="float" office:value="1.0336060073522124"/>
          <table:table-cell office:value-type="float" office:value="1.0291615149382494"/>
          <table:table-cell office:value-type="float" office:value="0.99895719553468965"/>
          <table:table-cell office:value-type="float" office:value="1.0036979246954993"/>
          <table:table-cell office:value-type="float" office:value="1.02127332982259"/>
          <table:table-cell table:number-columns-repeated="16340"/>
        </table:table-row>
        <table:table-row>
          <table:table-cell office:value-type="float" office:value="36"/>
          <table:table-cell/>
          <table:table-cell office:value-type="float" office:value="1"/>
          <table:table-cell office:value-type="float" office:value="1.0424031088961807"/>
          <table:table-cell office:value-type="float" office:value="0.9952612073097844"/>
          <table:table-cell office:value-type="float" office:value="1.0022455726917321"/>
          <table:table-cell office:value-type="float" office:value="1.0135920892117753"/>
          <table:table-cell office:value-type="float" office:value="1.0155513131800522"/>
          <table:table-cell office:value-type="float" office:value="1.0367957562330194"/>
          <table:table-cell office:value-type="float" office:value="0.99505286643243562"/>
          <table:table-cell office:value-type="float" office:value="0.99458217018164297"/>
          <table:table-cell office:value-type="float" office:value="1.0318573132997246"/>
          <table:table-cell office:value-type="float" office:value="1.0220666931969946"/>
          <table:table-cell office:value-type="float" office:value="0.99061573709212225"/>
          <table:table-cell office:value-type="float" office:value="0.99669631269584524"/>
          <table:table-cell office:value-type="float" office:value="1.0047543585374155"/>
          <table:table-cell office:value-type="float" office:value="1.0032981628235023"/>
          <table:table-cell office:value-type="float" office:value="0.98382223205731389"/>
          <table:table-cell office:value-type="float" office:value="0.99985319354020075"/>
          <table:table-cell office:value-type="float" office:value="1.0222999334365157"/>
          <table:table-cell office:value-type="float" office:value="1.0091242565943181"/>
          <table:table-cell office:value-type="float" office:value="0.9787256200915968"/>
          <table:table-cell office:value-type="float" office:value="1.0017577872026615"/>
          <table:table-cell office:value-type="float" office:value="1.0342993981439854"/>
          <table:table-cell office:value-type="float" office:value="0.98558706531703133"/>
          <table:table-cell office:value-type="float" office:value="0.93293376348862689"/>
          <table:table-cell office:value-type="float" office:value="1.0352853313186645"/>
          <table:table-cell office:value-type="float" office:value="1.0096964057146871"/>
          <table:table-cell office:value-type="float" office:value="0.99677768273483103"/>
          <table:table-cell office:value-type="float" office:value="0.96282201787806809"/>
          <table:table-cell office:value-type="float" office:value="0.96101006889377716"/>
          <table:table-cell office:value-type="float" office:value="1.030158914985126"/>
          <table:table-cell office:value-type="float" office:value="0.99717753296640999"/>
          <table:table-cell office:value-type="float" office:value="0.99314160621945968"/>
          <table:table-cell office:value-type="float" office:value="1.0244321786395774"/>
          <table:table-cell office:value-type="float" office:value="0.98065848141837086"/>
          <table:table-cell office:value-type="float" office:value="0.9941676650119825"/>
          <table:table-cell office:value-type="float" office:value="0.98884797290119464"/>
          <table:table-cell office:value-type="float" office:value="0.9791907742974163"/>
          <table:table-cell office:value-type="float" office:value="1.0358454900353713"/>
          <table:table-cell office:value-type="float" office:value="1.0226438027996962"/>
          <table:table-cell office:value-type="float" office:value="0.99049630203323613"/>
          <table:table-cell office:value-type="float" office:value="1.0071860169327798"/>
          <table:table-cell office:value-type="float" office:value="1.0405764999312088"/>
          <table:table-cell table:number-columns-repeated="16340"/>
        </table:table-row>
        <table:table-row>
          <table:table-cell office:value-type="float" office:value="38"/>
          <table:table-cell/>
          <table:table-cell office:value-type="float" office:value="1"/>
          <table:table-cell office:value-type="float" office:value="1.0307948178427644"/>
          <table:table-cell office:value-type="float" office:value="0.96142639082085801"/>
          <table:table-cell office:value-type="float" office:value="0.97416132754742768"/>
          <table:table-cell office:value-type="float" office:value="1.06679740844372"/>
          <table:table-cell office:value-type="float" office:value="1.044828539218426"/>
          <table:table-cell office:value-type="float" office:value="1.023270440172819"/>
          <table:table-cell office:value-type="float" office:value="1.0275335845443494"/>
          <table:table-cell office:value-type="float" office:value="0.99935884217740401"/>
          <table:table-cell office:value-type="float" office:value="1.0632001305158933"/>
          <table:table-cell office:value-type="float" office:value="0.98877547105359276"/>
          <table:table-cell office:value-type="float" office:value="1.0812627546879137"/>
          <table:table-cell office:value-type="float" office:value="0.96849089313597048"/>
          <table:table-cell office:value-type="float" office:value="1.0093188257179149"/>
          <table:table-cell office:value-type="float" office:value="0.98625681929875042"/>
          <table:table-cell office:value-type="float" office:value="1.0141339735022721"/>
          <table:table-cell office:value-type="float" office:value="1.0152269562612743"/>
          <table:table-cell office:value-type="float" office:value="0.99519206065937282"/>
          <table:table-cell office:value-type="float" office:value="1.0199364094338423"/>
          <table:table-cell office:value-type="float" office:value="0.98724710222785017"/>
          <table:table-cell office:value-type="float" office:value="0.97534806668572516"/>
          <table:table-cell office:value-type="float" office:value="1.0151392975484816"/>
          <table:table-cell office:value-type="float" office:value="0.99883719910644708"/>
          <table:table-cell office:value-type="float" office:value="0.99092639683340811"/>
          <table:table-cell office:value-type="float" office:value="1.0026937356069066"/>
          <table:table-cell office:value-type="float" office:value="0.99839248887875154"/>
          <table:table-cell office:value-type="float" office:value="1.0139838264482113"/>
          <table:table-cell office:value-type="float" office:value="0.96742893440067224"/>
          <table:table-cell office:value-type="float" office:value="0.96206324893357265"/>
          <table:table-cell office:value-type="float" office:value="1.0367451872885911"/>
          <table:table-cell office:value-type="float" office:value="0.98937335611743127"/>
          <table:table-cell office:value-type="float" office:value="1.0074854382511214"/>
          <table:table-cell office:value-type="float" office:value="1.0119063520589544"/>
          <table:table-cell office:value-type="float" office:value="0.9705827189998667"/>
          <table:table-cell office:value-type="float" office:value="0.99183675627720869"/>
          <table:table-cell office:value-type="float" office:value="1.0443904452129116"/>
          <table:table-cell office:value-type="float" office:value="0.97851295200884625"/>
          <table:table-cell office:value-type="float" office:value="1.0179737196659151"/>
          <table:table-cell office:value-type="float" office:value="1.0330280122957385"/>
          <table:table-cell office:value-type="float" office:value="0.96284915284836792"/>
          <table:table-cell office:value-type="float" office:value="1.0101183879936517"/>
          <table:table-cell office:value-type="float" office:value="1.0781888465264735"/>
          <table:table-cell table:number-columns-repeated="16340"/>
        </table:table-row>
        <table:table-row>
          <table:table-cell office:value-type="float" office:value="46"/>
          <table:table-cell/>
          <table:table-cell office:value-type="float" office:value="1"/>
          <table:table-cell office:value-type="float" office:value="0.93746753246753245"/>
          <table:table-cell office:value-type="float" office:value="1.0017316617025696"/>
          <table:table-cell office:value-type="float" office:value="1.0740561471442405"/>
          <table:table-cell office:value-type="float" office:value="0.99163072168930633"/>
          <table:table-cell office:value-type="float" office:value="0.97584886061156939"/>
          <table:table-cell office:value-type="float" office:value="1.059610139045972"/>
          <table:table-cell office:value-type="float" office:value="0.95830978840961889"/>
          <table:table-cell office:value-type="float" office:value="0.96750311210115969"/>
          <table:table-cell office:value-type="float" office:value="1.1052346448161443"/>
          <table:table-cell office:value-type="float" office:value="1.0157465841553825"/>
          <table:table-cell office:value-type="float" office:value="0.95439739413680791"/>
          <table:table-cell office:value-type="float" office:value="1.0037289849576538"/>
          <table:table-cell office:value-type="float" office:value="1.0683206347207355"/>
          <table:table-cell office:value-type="float" office:value="0.98756336201815409"/>
          <table:table-cell office:value-type="float" office:value="1.0030075027715768"/>
          <table:table-cell office:value-type="float" office:value="0.97492629622572191"/>
          <table:table-cell office:value-type="float" office:value="1.0004789566532284"/>
          <table:table-cell office:value-type="float" office:value="0.99207076225648072"/>
          <table:table-cell office:value-type="float" office:value="1.0093702367242949"/>
          <table:table-cell office:value-type="float" office:value="1.0257234875413863"/>
          <table:table-cell office:value-type="float" office:value="1.0540626752134687"/>
          <table:table-cell office:value-type="float" office:value="1.0118835145212965"/>
          <table:table-cell office:value-type="float" office:value="0.96903111930509078"/>
          <table:table-cell office:value-type="float" office:value="0.94045173173107932"/>
          <table:table-cell office:value-type="float" office:value="0.99747424224814807"/>
          <table:table-cell office:value-type="float" office:value="1.0200989279472441"/>
          <table:table-cell office:value-type="float" office:value="0.98910518142061954"/>
          <table:table-cell office:value-type="float" office:value="1.0423049450672168"/>
          <table:table-cell office:value-type="float" office:value="0.9708983485681254"/>
          <table:table-cell office:value-type="float" office:value="1.0302506433945688"/>
          <table:table-cell office:value-type="float" office:value="1.0198297428072856"/>
          <table:table-cell office:value-type="float" office:value="0.98162704205655205"/>
          <table:table-cell office:value-type="float" office:value="0.99281545937101923"/>
          <table:table-cell office:value-type="float" office:value="0.97084838042635146"/>
          <table:table-cell office:value-type="float" office:value="1.0477701076972092"/>
          <table:table-cell office:value-type="float" office:value="1.0016238718254415"/>
          <table:table-cell office:value-type="float" office:value="1.0795637802699325"/>
          <table:table-cell office:value-type="float" office:value="0.93020666162380561"/>
          <table:table-cell office:value-type="float" office:value="1.0184764772459185"/>
          <table:table-cell office:value-type="float" office:value="1.0462600308943331"/>
          <table:table-cell office:value-type="float" office:value="0.97706208984763565"/>
          <table:table-cell table:number-columns-repeated="16340"/>
        </table:table-row>
        <table:table-row>
          <table:table-cell office:value-type="float" office:value="53"/>
          <table:table-cell/>
          <table:table-cell office:value-type="float" office:value="1"/>
          <table:table-cell office:value-type="float" office:value="1.0039294999653481"/>
          <table:table-cell office:value-type="float" office:value="0.96284496019066113"/>
          <table:table-cell office:value-type="float" office:value="0.99135715596690488"/>
          <table:table-cell office:value-type="float" office:value="0.97168268935558444"/>
          <table:table-cell office:value-type="float" office:value="1.0853729990169794"/>
          <table:table-cell office:value-type="float" office:value="0.96807270316890859"/>
          <table:table-cell office:value-type="float" office:value="1.1750476304430475"/>
          <table:table-cell office:value-type="float" office:value="0.96646497123091657"/>
          <table:table-cell office:value-type="float" office:value="1.0116327205517666"/>
          <table:table-cell office:value-type="float" office:value="1.0557472423062575"/>
          <table:table-cell office:value-type="float" office:value="1.0122612883653646"/>
          <table:table-cell office:value-type="float" office:value="1.0919306069625803"/>
          <table:table-cell office:value-type="float" office:value="0.99656389840274928"/>
          <table:table-cell office:value-type="float" office:value="1.058569513230404"/>
          <table:table-cell office:value-type="float" office:value="1.0738307345388778"/>
          <table:table-cell office:value-type="float" office:value="1.0353920394180873"/>
          <table:table-cell office:value-type="float" office:value="0.99841556647588214"/>
          <table:table-cell office:value-type="float" office:value="1.0693363727818879"/>
          <table:table-cell office:value-type="float" office:value="1.0437137927019304"/>
          <table:table-cell office:value-type="float" office:value="1.0126751074967195"/>
          <table:table-cell office:value-type="float" office:value="1.0412831131868334"/>
          <table:table-cell office:value-type="float" office:value="0.99043986768504977"/>
          <table:table-cell office:value-type="float" office:value="1.0690214317364248"/>
          <table:table-cell office:value-type="float" office:value="1.0064595886359502"/>
          <table:table-cell office:value-type="float" office:value="0.90735392994341424"/>
          <table:table-cell office:value-type="float" office:value="0.97130275795960253"/>
          <table:table-cell office:value-type="float" office:value="0.87220599582222724"/>
          <table:table-cell office:value-type="float" office:value="0.9378588619175805"/>
          <table:table-cell office:value-type="float" office:value="0.9966450121570356"/>
          <table:table-cell office:value-type="float" office:value="1.0710500957379061"/>
          <table:table-cell office:value-type="float" office:value="1.0663906695241339"/>
          <table:table-cell office:value-type="float" office:value="0.95950279576925213"/>
          <table:table-cell office:value-type="float" office:value="0.95802734850941396"/>
          <table:table-cell office:value-type="float" office:value="1.0126189070340583"/>
          <table:table-cell office:value-type="float" office:value="0.98453338215965946"/>
          <table:table-cell office:value-type="float" office:value="1.0332781635905433"/>
          <table:table-cell office:value-type="float" office:value="0.97917366647705095"/>
          <table:table-cell office:value-type="float" office:value="1.0347569122438405"/>
          <table:table-cell office:value-type="float" office:value="0.92761537237612424"/>
          <table:table-cell office:value-type="float" office:value="1.0321119356660917"/>
          <table:table-cell office:value-type="float" office:value="1.0953189807119932"/>
          <table:table-cell table:number-columns-repeated="16340"/>
        </table:table-row>
        <table:table-row>
          <table:table-cell office:value-type="float" office:value="54"/>
          <table:table-cell/>
          <table:table-cell office:value-type="float" office:value="1"/>
          <table:table-cell office:value-type="float" office:value="0.95641884189659465"/>
          <table:table-cell office:value-type="float" office:value="0.99759524778747088"/>
          <table:table-cell office:value-type="float" office:value="1.0317346998858374"/>
          <table:table-cell office:value-type="float" office:value="1.0022357407864739"/>
          <table:table-cell office:value-type="float" office:value="1.0115302592823638"/>
          <table:table-cell office:value-type="float" office:value="1.0398475761598691"/>
          <table:table-cell office:value-type="float" office:value="0.98073435224284244"/>
          <table:table-cell office:value-type="float" office:value="0.97707919127926368"/>
          <table:table-cell office:value-type="float" office:value="1.0717600811823063"/>
          <table:table-cell office:value-type="float" office:value="1.0246747629376083"/>
          <table:table-cell office:value-type="float" office:value="0.98444181096354044"/>
          <table:table-cell office:value-type="float" office:value="1.0136882380324401"/>
          <table:table-cell office:value-type="float" office:value="1.0169115052874032"/>
          <table:table-cell office:value-type="float" office:value="1.0028786148883508"/>
          <table:table-cell office:value-type="float" office:value="1.0205961000418386"/>
          <table:table-cell office:value-type="float" office:value="0.98485271987944611"/>
          <table:table-cell office:value-type="float" office:value="0.99367458075450588"/>
          <table:table-cell office:value-type="float" office:value="0.99774131973024871"/>
          <table:table-cell office:value-type="float" office:value="0.99564453317161516"/>
          <table:table-cell office:value-type="float" office:value="1.0092227016824684"/>
          <table:table-cell office:value-type="float" office:value="1.027512569907356"/>
          <table:table-cell office:value-type="float" office:value="1.0322563946603871"/>
          <table:table-cell office:value-type="float" office:value="1.0055326219135179"/>
          <table:table-cell office:value-type="float" office:value="0.98673184017969096"/>
          <table:table-cell office:value-type="float" office:value="0.96772341152371444"/>
          <table:table-cell office:value-type="float" office:value="0.97350041774008167"/>
          <table:table-cell office:value-type="float" office:value="0.92826663423001921"/>
          <table:table-cell office:value-type="float" office:value="0.98374427463581626"/>
          <table:table-cell office:value-type="float" office:value="0.97851130822198784"/>
          <table:table-cell office:value-type="float" office:value="0.99968139864476269"/>
          <table:table-cell office:value-type="float" office:value="1.0247253929017366"/>
          <table:table-cell office:value-type="float" office:value="0.973879435628764"/>
          <table:table-cell office:value-type="float" office:value="0.97055843751439708"/>
          <table:table-cell office:value-type="float" office:value="1.0199670236916298"/>
          <table:table-cell office:value-type="float" office:value="1.0112606970118156"/>
          <table:table-cell office:value-type="float" office:value="1.0150389749541777"/>
          <table:table-cell office:value-type="float" office:value="1.0346428185954351"/>
          <table:table-cell office:value-type="float" office:value="0.9887277937641501"/>
          <table:table-cell office:value-type="float" office:value="0.99691635418177049"/>
          <table:table-cell office:value-type="float" office:value="1.0287518672009968"/>
          <table:table-cell office:value-type="float" office:value="1.0120470298205639"/>
          <table:table-cell table:number-columns-repeated="16340"/>
        </table:table-row>
        <table:table-row>
          <table:table-cell office:value-type="float" office:value="55"/>
          <table:table-cell/>
          <table:table-cell office:value-type="float" office:value="1"/>
          <table:table-cell office:value-type="float" office:value="1.0287597808097781"/>
          <table:table-cell office:value-type="float" office:value="1.012942010290161"/>
          <table:table-cell office:value-type="float" office:value="1.0100689219224368"/>
          <table:table-cell office:value-type="float" office:value="1.0117310564595772"/>
          <table:table-cell office:value-type="float" office:value="1.0167211591194294"/>
          <table:table-cell office:value-type="float" office:value="1.0091807138331035"/>
          <table:table-cell office:value-type="float" office:value="1.0022410522754657"/>
          <table:table-cell office:value-type="float" office:value="0.99816769192873867"/>
          <table:table-cell office:value-type="float" office:value="1.0028396747020649"/>
          <table:table-cell office:value-type="float" office:value="1.0110226328774699"/>
          <table:table-cell office:value-type="float" office:value="1.0306218210413627"/>
          <table:table-cell office:value-type="float" office:value="1.0233342808824704"/>
          <table:table-cell office:value-type="float" office:value="1.0023140981355898"/>
          <table:table-cell office:value-type="float" office:value="0.99807191301339715"/>
          <table:table-cell office:value-type="float" office:value="0.98772445506874051"/>
          <table:table-cell office:value-type="float" office:value="0.98547230316469803"/>
          <table:table-cell office:value-type="float" office:value="0.98623517586934017"/>
          <table:table-cell office:value-type="float" office:value="1.0022912456962714"/>
          <table:table-cell office:value-type="float" office:value="1.0026614113950811"/>
          <table:table-cell office:value-type="float" office:value="0.99673340864084525"/>
          <table:table-cell office:value-type="float" office:value="1.0044830555924882"/>
          <table:table-cell office:value-type="float" office:value="0.99971116243533376"/>
          <table:table-cell office:value-type="float" office:value="1.0374658916505111"/>
          <table:table-cell office:value-type="float" office:value="1.0064500135206873"/>
          <table:table-cell office:value-type="float" office:value="0.98643528901830768"/>
          <table:table-cell office:value-type="float" office:value="0.97922490816661589"/>
          <table:table-cell office:value-type="float" office:value="0.96665909190184129"/>
          <table:table-cell office:value-type="float" office:value="0.99430551418044999"/>
          <table:table-cell office:value-type="float" office:value="0.98653778249580715"/>
          <table:table-cell office:value-type="float" office:value="0.97570080062454134"/>
          <table:table-cell office:value-type="float" office:value="0.98053135880549025"/>
          <table:table-cell office:value-type="float" office:value="0.97082543738935267"/>
          <table:table-cell office:value-type="float" office:value="0.99974342297234808"/>
          <table:table-cell office:value-type="float" office:value="1.0153121243506444"/>
          <table:table-cell office:value-type="float" office:value="1.0068892167679975"/>
          <table:table-cell office:value-type="float" office:value="1.013300801749127"/>
          <table:table-cell office:value-type="float" office:value="1.0157031930692251"/>
          <table:table-cell office:value-type="float" office:value="1.0448664577709195"/>
          <table:table-cell office:value-type="float" office:value="1.0184519390949605"/>
          <table:table-cell office:value-type="float" office:value="0.97732464595717905"/>
          <table:table-cell office:value-type="float" office:value="0.96102330710489647"/>
          <table:table-cell table:number-columns-repeated="16340"/>
        </table:table-row>
        <table:table-row>
          <table:table-cell office:value-type="float" office:value="62"/>
          <table:table-cell/>
          <table:table-cell office:value-type="float" office:value="1"/>
          <table:table-cell office:value-type="float" office:value="0.98277062525146641"/>
          <table:table-cell office:value-type="float" office:value="0.98285412996386967"/>
          <table:table-cell office:value-type="float" office:value="0.98054675832891647"/>
          <table:table-cell office:value-type="float" office:value="0.98231816164249053"/>
          <table:table-cell office:value-type="float" office:value="0.98806075823122441"/>
          <table:table-cell office:value-type="float" office:value="0.98251956671508045"/>
          <table:table-cell office:value-type="float" office:value="0.97572956972163127"/>
          <table:table-cell office:value-type="float" office:value="0.9796850251137913"/>
          <table:table-cell office:value-type="float" office:value="0.98702127652662774"/>
          <table:table-cell office:value-type="float" office:value="0.98921541776698685"/>
          <table:table-cell office:value-type="float" office:value="0.98814119571556291"/>
          <table:table-cell office:value-type="float" office:value="0.98768213120867243"/>
          <table:table-cell office:value-type="float" office:value="0.98343046258993927"/>
          <table:table-cell office:value-type="float" office:value="0.98073952473809023"/>
          <table:table-cell office:value-type="float" office:value="0.97770373089223983"/>
          <table:table-cell office:value-type="float" office:value="0.9785206414723292"/>
          <table:table-cell office:value-type="float" office:value="0.97824976590627044"/>
          <table:table-cell office:value-type="float" office:value="0.98230965565075534"/>
          <table:table-cell office:value-type="float" office:value="0.98378300618219561"/>
          <table:table-cell office:value-type="float" office:value="0.98327499303177135"/>
          <table:table-cell office:value-type="float" office:value="0.98074250274940489"/>
          <table:table-cell office:value-type="float" office:value="0.97826751760311781"/>
          <table:table-cell office:value-type="float" office:value="0.98359779889553178"/>
          <table:table-cell office:value-type="float" office:value="0.98411764120618261"/>
          <table:table-cell office:value-type="float" office:value="0.97635137021438478"/>
          <table:table-cell office:value-type="float" office:value="0.96280944155489212"/>
          <table:table-cell office:value-type="float" office:value="0.95900059555589157"/>
          <table:table-cell office:value-type="float" office:value="0.96999672824748651"/>
          <table:table-cell office:value-type="float" office:value="0.97191006272240088"/>
          <table:table-cell office:value-type="float" office:value="0.97091710905603246"/>
          <table:table-cell office:value-type="float" office:value="0.98427457058540579"/>
          <table:table-cell office:value-type="float" office:value="0.98878690546942027"/>
          <table:table-cell office:value-type="float" office:value="0.98563396231037348"/>
          <table:table-cell office:value-type="float" office:value="0.99299295839343971"/>
          <table:table-cell office:value-type="float" office:value="0.9955401106855496"/>
          <table:table-cell office:value-type="float" office:value="0.98530455336713785"/>
          <table:table-cell office:value-type="float" office:value="0.99575638950120071"/>
          <table:table-cell office:value-type="float" office:value="1.016337609994973"/>
          <table:table-cell office:value-type="float" office:value="1.0005579320120894"/>
          <table:table-cell office:value-type="float" office:value="0.99294850772368903"/>
          <table:table-cell office:value-type="float" office:value="1.0035281471328652"/>
          <table:table-cell table:number-columns-repeated="16340"/>
        </table:table-row>
        <table:table-row>
          <table:table-cell office:value-type="float" office:value="59"/>
          <table:table-cell/>
          <table:table-cell office:value-type="float" office:value="1"/>
          <table:table-cell office:value-type="float" office:value="0.98502773767602492"/>
          <table:table-cell office:value-type="float" office:value="0.98480016170986284"/>
          <table:table-cell office:value-type="float" office:value="0.98169126335740098"/>
          <table:table-cell office:value-type="float" office:value="0.9844492508400795"/>
          <table:table-cell office:value-type="float" office:value="0.99192057573237158"/>
          <table:table-cell office:value-type="float" office:value="0.98454231789275315"/>
          <table:table-cell office:value-type="float" office:value="0.9767648507152451"/>
          <table:table-cell office:value-type="float" office:value="0.98386463041094263"/>
          <table:table-cell office:value-type="float" office:value="0.99265348638689832"/>
          <table:table-cell office:value-type="float" office:value="0.99613776608604088"/>
          <table:table-cell office:value-type="float" office:value="0.99838034204605652"/>
          <table:table-cell office:value-type="float" office:value="1.0009419483133128"/>
          <table:table-cell office:value-type="float" office:value="0.99596248616084337"/>
          <table:table-cell office:value-type="float" office:value="0.98632078257409428"/>
          <table:table-cell office:value-type="float" office:value="0.98432309287799313"/>
          <table:table-cell office:value-type="float" office:value="0.98435014171998725"/>
          <table:table-cell office:value-type="float" office:value="0.98475038596590769"/>
          <table:table-cell office:value-type="float" office:value="0.99087131033191711"/>
          <table:table-cell office:value-type="float" office:value="0.99602066700441561"/>
          <table:table-cell office:value-type="float" office:value="0.99409242086430327"/>
          <table:table-cell office:value-type="float" office:value="0.98751448073237369"/>
          <table:table-cell office:value-type="float" office:value="0.98454787144938927"/>
          <table:table-cell office:value-type="float" office:value="0.98648011960565252"/>
          <table:table-cell office:value-type="float" office:value="0.98861717075511113"/>
          <table:table-cell office:value-type="float" office:value="0.98230228010645093"/>
          <table:table-cell office:value-type="float" office:value="0.96821840384241264"/>
          <table:table-cell office:value-type="float" office:value="0.96439532077153212"/>
          <table:table-cell office:value-type="float" office:value="0.97463201104761676"/>
          <table:table-cell office:value-type="float" office:value="0.98161192780752959"/>
          <table:table-cell office:value-type="float" office:value="0.98135572987519193"/>
          <table:table-cell office:value-type="float" office:value="0.98341971517041271"/>
          <table:table-cell office:value-type="float" office:value="0.99068598767403948"/>
          <table:table-cell office:value-type="float" office:value="0.99472649235833766"/>
          <table:table-cell office:value-type="float" office:value="0.99331215415578522"/>
          <table:table-cell office:value-type="float" office:value="0.98951956583915524"/>
          <table:table-cell office:value-type="float" office:value="0.98421007331063259"/>
          <table:table-cell office:value-type="float" office:value="0.99707966149893057"/>
          <table:table-cell office:value-type="float" office:value="1.0126766487769594"/>
          <table:table-cell office:value-type="float" office:value="1.0007155869440361"/>
          <table:table-cell office:value-type="float" office:value="0.9936964939907621"/>
          <table:table-cell office:value-type="float" office:value="1.0049486637633862"/>
          <table:table-cell table:number-columns-repeated="16340"/>
        </table:table-row>
        <table:table-row>
          <table:table-cell office:value-type="float" office:value="61"/>
          <table:table-cell/>
          <table:table-cell office:value-type="float" office:value="1"/>
          <table:table-cell office:value-type="float" office:value="0.97059803766057795"/>
          <table:table-cell office:value-type="float" office:value="0.99525253801171909"/>
          <table:table-cell office:value-type="float" office:value="1.0149241280273256"/>
          <table:table-cell office:value-type="float" office:value="0.99786653347452048"/>
          <table:table-cell office:value-type="float" office:value="1.0056182144046515"/>
          <table:table-cell office:value-type="float" office:value="1.0197066501385719"/>
          <table:table-cell office:value-type="float" office:value="0.98199517712215789"/>
          <table:table-cell office:value-type="float" office:value="0.98049975928010624"/>
          <table:table-cell office:value-type="float" office:value="1.0384795834932559"/>
          <table:table-cell office:value-type="float" office:value="1.0129673347745665"/>
          <table:table-cell office:value-type="float" office:value="0.99067733187947438"/>
          <table:table-cell office:value-type="float" office:value="1.0070139431864547"/>
          <table:table-cell office:value-type="float" office:value="1.0049834837414418"/>
          <table:table-cell office:value-type="float" office:value="0.99551569410083141"/>
          <table:table-cell office:value-type="float" office:value="1.003129130318702"/>
          <table:table-cell office:value-type="float" office:value="0.9829838499270015"/>
          <table:table-cell office:value-type="float" office:value="0.9879034932224573"/>
          <table:table-cell office:value-type="float" office:value="0.99337655037581918"/>
          <table:table-cell office:value-type="float" office:value="0.99265029993356246"/>
          <table:table-cell office:value-type="float" office:value="0.99924544794201786"/>
          <table:table-cell office:value-type="float" office:value="1.0093488826641051"/>
          <table:table-cell office:value-type="float" office:value="1.010735002067829"/>
          <table:table-cell office:value-type="float" office:value="1.0025222988702744"/>
          <table:table-cell office:value-type="float" office:value="0.98831640383649566"/>
          <table:table-cell office:value-type="float" office:value="0.97297383600201626"/>
          <table:table-cell office:value-type="float" office:value="0.97056434918010337"/>
          <table:table-cell office:value-type="float" office:value="0.94391036169798737"/>
          <table:table-cell office:value-type="float" office:value="0.98036941642661213"/>
          <table:table-cell office:value-type="float" office:value="0.97729071264731249"/>
          <table:table-cell office:value-type="float" office:value="0.98624534746210901"/>
          <table:table-cell office:value-type="float" office:value="1.0047204475426426"/>
          <table:table-cell office:value-type="float" office:value="0.97862248280761055"/>
          <table:table-cell office:value-type="float" office:value="0.97958157905500187"/>
          <table:table-cell office:value-type="float" office:value="1.0098809313864756"/>
          <table:table-cell office:value-type="float" office:value="1.0055025497218322"/>
          <table:table-cell office:value-type="float" office:value="1.005436076325197"/>
          <table:table-cell office:value-type="float" office:value="1.0200362332609554"/>
          <table:table-cell office:value-type="float" office:value="1.0032125270371088"/>
          <table:table-cell office:value-type="float" office:value="1.0003945784667396"/>
          <table:table-cell office:value-type="float" office:value="1.0123074184691434"/>
          <table:table-cell office:value-type="float" office:value="1.0039616619820313"/>
          <table:table-cell table:number-columns-repeated="16340"/>
        </table:table-row>
        <table:table-row table:number-rows-repeated="7">
          <table:table-cell table:number-columns-repeated="16384"/>
        </table:table-row>
        <table:table-row>
          <table:table-cell office:value-type="float" office:value="62"/>
          <table:table-cell/>
          <table:table-cell office:value-type="float" office:value="1"/>
          <table:table-cell office:value-type="float" office:value="1.0214810328220394"/>
          <table:table-cell office:value-type="float" office:value="0.97480119663412501"/>
          <table:table-cell office:value-type="float" office:value="0.98303868921148552"/>
          <table:table-cell office:value-type="float" office:value="1.0395651254393152"/>
          <table:table-cell office:value-type="float" office:value="1.0331752644673737"/>
          <table:table-cell office:value-type="float" office:value="1.0183334224866298"/>
          <table:table-cell office:value-type="float" office:value="1.0006147207182843"/>
          <table:table-cell office:value-type="float" office:value="0.99034067695916939"/>
          <table:table-cell office:value-type="float" office:value="1.037999100891724"/>
          <table:table-cell office:value-type="float" office:value="1.0015071391922168"/>
          <table:table-cell office:value-type="float" office:value="1.0274707614503713"/>
          <table:table-cell office:value-type="float" office:value="0.9915577086020837"/>
          <table:table-cell office:value-type="float" office:value="1.0059732944111612"/>
          <table:table-cell office:value-type="float" office:value="1.0112430316422265"/>
          <table:table-cell office:value-type="float" office:value="1.0121318954761165"/>
          <table:table-cell office:value-type="float" office:value="0.99702842213112264"/>
          <table:table-cell office:value-type="float" office:value="1.0058612201311772"/>
          <table:table-cell office:value-type="float" office:value="1.020299069637538"/>
          <table:table-cell office:value-type="float" office:value="0.98681653002950276"/>
          <table:table-cell office:value-type="float" office:value="0.992694623193627"/>
          <table:table-cell office:value-type="float" office:value="1.0112242473649815"/>
          <table:table-cell office:value-type="float" office:value="0.98279939591883403"/>
          <table:table-cell office:value-type="float" office:value="0.97402706513521731"/>
          <table:table-cell office:value-type="float" office:value="1.0145353217535213"/>
          <table:table-cell office:value-type="float" office:value="1.0034628786029012"/>
          <table:table-cell office:value-type="float" office:value="1.0163574452485564"/>
          <table:table-cell office:value-type="float" office:value="0.95525463592328541"/>
          <table:table-cell office:value-type="float" office:value="0.99039447246740375"/>
          <table:table-cell office:value-type="float" office:value="1.0135351588359536"/>
          <table:table-cell office:value-type="float" office:value="0.99851101273421683"/>
          <table:table-cell office:value-type="float" office:value="1.00580119685811"/>
          <table:table-cell office:value-type="float" office:value="1.0172523497689774"/>
          <table:table-cell office:value-type="float" office:value="0.97086434698053037"/>
          <table:table-cell office:value-type="float" office:value="1.0001141904310289"/>
          <table:table-cell office:value-type="float" office:value="1.0066645603798914"/>
          <table:table-cell office:value-type="float" office:value="0.99693250520799959"/>
          <table:table-cell office:value-type="float" office:value="1.0209299152242575"/>
          <table:table-cell office:value-type="float" office:value="1.0277203695235986"/>
          <table:table-cell office:value-type="float" office:value="0.97930916959038894"/>
          <table:table-cell office:value-type="float" office:value="1.0117974820414957"/>
          <table:table-cell office:value-type="float" office:value="1.0282018215773985"/>
          <table:table-cell table:number-columns-repeated="16340"/>
        </table:table-row>
        <table:table-row>
          <table:table-cell office:value-type="float" office:value="63"/>
          <table:table-cell/>
          <table:table-cell office:value-type="float" office:value="1"/>
          <table:table-cell office:value-type="float" office:value="1.0383620298402867"/>
          <table:table-cell office:value-type="float" office:value="0.95985434765194411"/>
          <table:table-cell office:value-type="float" office:value="0.96971337985985673"/>
          <table:table-cell office:value-type="float" office:value="1.0649854672139172"/>
          <table:table-cell office:value-type="float" office:value="1.0416434863201127"/>
          <table:table-cell office:value-type="float" office:value="1.0190333079677427"/>
          <table:table-cell office:value-type="float" office:value="1.0274190478455449"/>
          <table:table-cell office:value-type="float" office:value="0.99745896351671437"/>
          <table:table-cell office:value-type="float" office:value="1.0500947042507642"/>
          <table:table-cell office:value-type="float" office:value="0.99535687479668977"/>
          <table:table-cell office:value-type="float" office:value="1.0656161196710219"/>
          <table:table-cell office:value-type="float" office:value="0.97152247337906794"/>
          <table:table-cell office:value-type="float" office:value="1.0040123432193004"/>
          <table:table-cell office:value-type="float" office:value="0.97790360232534612"/>
          <table:table-cell office:value-type="float" office:value="1.0136776336783666"/>
          <table:table-cell office:value-type="float" office:value="1.0206161291279219"/>
          <table:table-cell office:value-type="float" office:value="0.99938256318951013"/>
          <table:table-cell office:value-type="float" office:value="1.0059242386168807"/>
          <table:table-cell office:value-type="float" office:value="0.98433519781671841"/>
          <table:table-cell office:value-type="float" office:value="0.97635831037769716"/>
          <table:table-cell office:value-type="float" office:value="1.0188284035285693"/>
          <table:table-cell office:value-type="float" office:value="1.0012684314345304"/>
          <table:table-cell office:value-type="float" office:value="0.98319603073556827"/>
          <table:table-cell office:value-type="float" office:value="0.99851133373872425"/>
          <table:table-cell office:value-type="float" office:value="1.0004974449943043"/>
          <table:table-cell office:value-type="float" office:value="1.0096760413413317"/>
          <table:table-cell office:value-type="float" office:value="0.9785867958472676"/>
          <table:table-cell office:value-type="float" office:value="0.96225450499590559"/>
          <table:table-cell office:value-type="float" office:value="1.0309616875526697"/>
          <table:table-cell office:value-type="float" office:value="0.98531204569091524"/>
          <table:table-cell office:value-type="float" office:value="1.0101357025784294"/>
          <table:table-cell office:value-type="float" office:value="1.0084214095850308"/>
          <table:table-cell office:value-type="float" office:value="0.97538933774910286"/>
          <table:table-cell office:value-type="float" office:value="0.99265979246506952"/>
          <table:table-cell office:value-type="float" office:value="1.0398974223834976"/>
          <table:table-cell office:value-type="float" office:value="0.97605385737235983"/>
          <table:table-cell office:value-type="float" office:value="1.0171076974467903"/>
          <table:table-cell office:value-type="float" office:value="1.021780493538524"/>
          <table:table-cell office:value-type="float" office:value="0.97045401982036295"/>
          <table:table-cell office:value-type="float" office:value="1.0143086135503028"/>
          <table:table-cell office:value-type="float" office:value="1.0724409693309542"/>
          <table:table-cell table:number-columns-repeated="16340"/>
        </table:table-row>
        <table:table-row>
          <table:table-cell office:value-type="float" office:value="64"/>
          <table:table-cell/>
          <table:table-cell office:value-type="float" office:value="1"/>
          <table:table-cell office:value-type="float" office:value="1.0304380539461526"/>
          <table:table-cell office:value-type="float" office:value="0.96130753568446958"/>
          <table:table-cell office:value-type="float" office:value="0.97393645087328873"/>
          <table:table-cell office:value-type="float" office:value="1.0665463348810802"/>
          <table:table-cell office:value-type="float" office:value="1.0447449700382221"/>
          <table:table-cell office:value-type="float" office:value="1.0232639642189008"/>
          <table:table-cell office:value-type="float" office:value="1.0276234143519756"/>
          <table:table-cell office:value-type="float" office:value="0.9992733388635221"/>
          <table:table-cell office:value-type="float" office:value="1.0630963903613149"/>
          <table:table-cell office:value-type="float" office:value="0.9887560087773648"/>
          <table:table-cell office:value-type="float" office:value="1.0811015552394236"/>
          <table:table-cell office:value-type="float" office:value="0.96883703874822824"/>
          <table:table-cell office:value-type="float" office:value="1.0092775980447517"/>
          <table:table-cell office:value-type="float" office:value="0.98614831020630167"/>
          <table:table-cell office:value-type="float" office:value="1.0141838066947613"/>
          <table:table-cell office:value-type="float" office:value="1.0152883057650135"/>
          <table:table-cell office:value-type="float" office:value="0.99502940470985723"/>
          <table:table-cell office:value-type="float" office:value="1.0198965909376652"/>
          <table:table-cell office:value-type="float" office:value="0.98760478697313903"/>
          <table:table-cell office:value-type="float" office:value="0.97526721794189064"/>
          <table:table-cell office:value-type="float" office:value="1.0151691650331773"/>
          <table:table-cell office:value-type="float" office:value="0.99888631351250567"/>
          <table:table-cell office:value-type="float" office:value="0.99059397125975102"/>
          <table:table-cell office:value-type="float" office:value="1.0027586484665285"/>
          <table:table-cell office:value-type="float" office:value="0.99859978433023522"/>
          <table:table-cell office:value-type="float" office:value="1.0139040703219979"/>
          <table:table-cell office:value-type="float" office:value="0.96756697328270258"/>
          <table:table-cell office:value-type="float" office:value="0.96218786914758747"/>
          <table:table-cell office:value-type="float" office:value="1.0365208029297202"/>
          <table:table-cell office:value-type="float" office:value="0.98941969451805301"/>
          <table:table-cell office:value-type="float" office:value="1.0074319525345004"/>
          <table:table-cell office:value-type="float" office:value="1.0119102684968833"/>
          <table:table-cell office:value-type="float" office:value="0.97061453097618899"/>
          <table:table-cell office:value-type="float" office:value="0.99173107816567729"/>
          <table:table-cell office:value-type="float" office:value="1.0446118024684041"/>
          <table:table-cell office:value-type="float" office:value="0.97853194573474134"/>
          <table:table-cell office:value-type="float" office:value="1.0180335218251053"/>
          <table:table-cell office:value-type="float" office:value="1.0329202115756986"/>
          <table:table-cell office:value-type="float" office:value="0.96281172404700066"/>
          <table:table-cell office:value-type="float" office:value="1.0099770128226937"/>
          <table:table-cell office:value-type="float" office:value="1.0783395921016259"/>
          <table:table-cell table:number-columns-repeated="16340"/>
        </table:table-row>
        <table:table-row>
          <table:table-cell office:value-type="float" office:value="65"/>
          <table:table-cell/>
          <table:table-cell office:value-type="float" office:value="1"/>
          <table:table-cell office:value-type="float" office:value="1.0344875321196696"/>
          <table:table-cell office:value-type="float" office:value="0.96788889678701984"/>
          <table:table-cell office:value-type="float" office:value="0.98253969175751021"/>
          <table:table-cell office:value-type="float" office:value="1.0585042895900132"/>
          <table:table-cell office:value-type="float" office:value="1.0377106394327611"/>
          <table:table-cell office:value-type="float" office:value="1.0313073971612359"/>
          <table:table-cell office:value-type="float" office:value="1.0270854055672698"/>
          <table:table-cell office:value-type="float" office:value="1.0002941581828817"/>
          <table:table-cell office:value-type="float" office:value="1.0646444001635991"/>
          <table:table-cell office:value-type="float" office:value="0.99009080748193434"/>
          <table:table-cell office:value-type="float" office:value="1.074415661377695"/>
          <table:table-cell office:value-type="float" office:value="0.96830739964474533"/>
          <table:table-cell office:value-type="float" office:value="1.0103360961621355"/>
          <table:table-cell office:value-type="float" office:value="0.9863083996401697"/>
          <table:table-cell office:value-type="float" office:value="0.99444512529619267"/>
          <table:table-cell office:value-type="float" office:value="1.0146580259162779"/>
          <table:table-cell office:value-type="float" office:value="0.99789821552355451"/>
          <table:table-cell office:value-type="float" office:value="1.0194478392109982"/>
          <table:table-cell office:value-type="float" office:value="1.0002696098536985"/>
          <table:table-cell office:value-type="float" office:value="0.9786752791737422"/>
          <table:table-cell office:value-type="float" office:value="1.0178215973502962"/>
          <table:table-cell office:value-type="float" office:value="1.0040360001866013"/>
          <table:table-cell office:value-type="float" office:value="0.98910964131665413"/>
          <table:table-cell office:value-type="float" office:value="1.0047671218533145"/>
          <table:table-cell office:value-type="float" office:value="1.0013995696543347"/>
          <table:table-cell office:value-type="float" office:value="1.0113013241143358"/>
          <table:table-cell office:value-type="float" office:value="0.97124205577209954"/>
          <table:table-cell office:value-type="float" office:value="0.9662703651785598"/>
          <table:table-cell office:value-type="float" office:value="1.0375222528733217"/>
          <table:table-cell office:value-type="float" office:value="0.99298047268294798"/>
          <table:table-cell office:value-type="float" office:value="1.0035457604780995"/>
          <table:table-cell office:value-type="float" office:value="1.0119001094176747"/>
          <table:table-cell office:value-type="float" office:value="0.97811898317128776"/>
          <table:table-cell office:value-type="float" office:value="0.99322218594604728"/>
          <table:table-cell office:value-type="float" office:value="1.0421138648619195"/>
          <table:table-cell office:value-type="float" office:value="0.98094403758121651"/>
          <table:table-cell office:value-type="float" office:value="1.0133871099062171"/>
          <table:table-cell office:value-type="float" office:value="1.0360161246333279"/>
          <table:table-cell office:value-type="float" office:value="0.96306871146836037"/>
          <table:table-cell office:value-type="float" office:value="1.0096294400195789"/>
          <table:table-cell office:value-type="float" office:value="1.0775344190341085"/>
          <table:table-cell table:number-columns-repeated="16340"/>
        </table:table-row>
        <table:table-row>
          <table:table-cell office:value-type="float" office:value="66"/>
          <table:table-cell/>
          <table:table-cell office:value-type="float" office:value="1"/>
          <table:table-cell office:value-type="float" office:value="1.0252858878961211"/>
          <table:table-cell office:value-type="float" office:value="0.97459880821827083"/>
          <table:table-cell office:value-type="float" office:value="0.98875246678389583"/>
          <table:table-cell office:value-type="float" office:value="1.0420134972592747"/>
          <table:table-cell office:value-type="float" office:value="1.0396277879596629"/>
          <table:table-cell office:value-type="float" office:value="1.0240418386799841"/>
          <table:table-cell office:value-type="float" office:value="1.0252944989478234"/>
          <table:table-cell office:value-type="float" office:value="1.0014437911542664"/>
          <table:table-cell office:value-type="float" office:value="1.0649273203497995"/>
          <table:table-cell office:value-type="float" office:value="0.9904791203201273"/>
          <table:table-cell office:value-type="float" office:value="1.0744372572700869"/>
          <table:table-cell office:value-type="float" office:value="0.97003353382158097"/>
          <table:table-cell office:value-type="float" office:value="1.0126400653705894"/>
          <table:table-cell office:value-type="float" office:value="0.98419861341766057"/>
          <table:table-cell office:value-type="float" office:value="1.0126352999363641"/>
          <table:table-cell office:value-type="float" office:value="1.0172849260408305"/>
          <table:table-cell office:value-type="float" office:value="0.99428074280485113"/>
          <table:table-cell office:value-type="float" office:value="1.0204839579088365"/>
          <table:table-cell office:value-type="float" office:value="0.97933287273089253"/>
          <table:table-cell office:value-type="float" office:value="0.97981991240619015"/>
          <table:table-cell office:value-type="float" office:value="1.0176282314527743"/>
          <table:table-cell office:value-type="float" office:value="0.99799107458154346"/>
          <table:table-cell office:value-type="float" office:value="0.98716360873029174"/>
          <table:table-cell office:value-type="float" office:value="1.0039973983578385"/>
          <table:table-cell office:value-type="float" office:value="1.0025239298994344"/>
          <table:table-cell office:value-type="float" office:value="1.0041433220527691"/>
          <table:table-cell office:value-type="float" office:value="0.97810339203775654"/>
          <table:table-cell office:value-type="float" office:value="0.95495856591716755"/>
          <table:table-cell office:value-type="float" office:value="1.0372140322159613"/>
          <table:table-cell office:value-type="float" office:value="0.99277640770633957"/>
          <table:table-cell office:value-type="float" office:value="1.0051206832160153"/>
          <table:table-cell office:value-type="float" office:value="1.016333528379251"/>
          <table:table-cell office:value-type="float" office:value="0.97312913956052893"/>
          <table:table-cell office:value-type="float" office:value="0.99326314652693748"/>
          <table:table-cell office:value-type="float" office:value="1.0407199516897592"/>
          <table:table-cell office:value-type="float" office:value="0.97803580312717531"/>
          <table:table-cell office:value-type="float" office:value="1.0245625261202309"/>
          <table:table-cell office:value-type="float" office:value="1.0273734875066345"/>
          <table:table-cell office:value-type="float" office:value="0.96950041379274932"/>
          <table:table-cell office:value-type="float" office:value="1.0047380820534246"/>
          <table:table-cell office:value-type="float" office:value="1.0808281351215825"/>
          <table:table-cell table:number-columns-repeated="16340"/>
        </table:table-row>
        <table:table-row>
          <table:table-cell office:value-type="float" office:value="67"/>
          <table:table-cell/>
          <table:table-cell office:value-type="float" office:value="1"/>
          <table:table-cell office:value-type="float" office:value="1.0324169974839656"/>
          <table:table-cell office:value-type="float" office:value="0.96456067363061115"/>
          <table:table-cell office:value-type="float" office:value="0.97280350362974777"/>
          <table:table-cell office:value-type="float" office:value="1.0718042426128132"/>
          <table:table-cell office:value-type="float" office:value="1.0375587109790365"/>
          <table:table-cell office:value-type="float" office:value="1.0254740332850836"/>
          <table:table-cell office:value-type="float" office:value="1.0268492429024572"/>
          <table:table-cell office:value-type="float" office:value="1.0048316521492475"/>
          <table:table-cell office:value-type="float" office:value="1.056212447610849"/>
          <table:table-cell office:value-type="float" office:value="0.9914305780103897"/>
          <table:table-cell office:value-type="float" office:value="1.0773948484398022"/>
          <table:table-cell office:value-type="float" office:value="0.9713537234004217"/>
          <table:table-cell office:value-type="float" office:value="1.0076467456672156"/>
          <table:table-cell office:value-type="float" office:value="0.98802909763455882"/>
          <table:table-cell office:value-type="float" office:value="1.0139283894997733"/>
          <table:table-cell office:value-type="float" office:value="1.011205391546701"/>
          <table:table-cell office:value-type="float" office:value="0.99863516458673973"/>
          <table:table-cell office:value-type="float" office:value="1.0193307376348568"/>
          <table:table-cell office:value-type="float" office:value="0.98665614295200332"/>
          <table:table-cell office:value-type="float" office:value="0.97638316321156249"/>
          <table:table-cell office:value-type="float" office:value="1.0176523832946589"/>
          <table:table-cell office:value-type="float" office:value="0.99956389800883672"/>
          <table:table-cell office:value-type="float" office:value="0.98981559027086807"/>
          <table:table-cell office:value-type="float" office:value="1.0096143412675687"/>
          <table:table-cell office:value-type="float" office:value="0.99400937536513267"/>
          <table:table-cell office:value-type="float" office:value="1.0132032732605603"/>
          <table:table-cell office:value-type="float" office:value="0.96903334724106338"/>
          <table:table-cell office:value-type="float" office:value="0.96111837522870391"/>
          <table:table-cell office:value-type="float" office:value="1.0379242896028373"/>
          <table:table-cell office:value-type="float" office:value="0.98710033450870516"/>
          <table:table-cell office:value-type="float" office:value="1.0029202846185692"/>
          <table:table-cell office:value-type="float" office:value="1.0081571326202434"/>
          <table:table-cell office:value-type="float" office:value="0.97127823382063638"/>
          <table:table-cell office:value-type="float" office:value="0.98681831647002971"/>
          <table:table-cell office:value-type="float" office:value="1.0434686609253323"/>
          <table:table-cell office:value-type="float" office:value="0.97680397498980442"/>
          <table:table-cell office:value-type="float" office:value="1.0179205128426667"/>
          <table:table-cell office:value-type="float" office:value="1.0326405382139776"/>
          <table:table-cell office:value-type="float" office:value="0.96520879975081608"/>
          <table:table-cell office:value-type="float" office:value="1.0083252714236204"/>
          <table:table-cell office:value-type="float" office:value="1.0778851378160574"/>
          <table:table-cell table:number-columns-repeated="16340"/>
        </table:table-row>
        <table:table-row>
          <table:table-cell office:value-type="float" office:value="68"/>
          <table:table-cell/>
          <table:table-cell office:value-type="float" office:value="1"/>
          <table:table-cell office:value-type="float" office:value="1.0294412926112289"/>
          <table:table-cell office:value-type="float" office:value="0.96174780453898789"/>
          <table:table-cell office:value-type="float" office:value="0.97424880124681146"/>
          <table:table-cell office:value-type="float" office:value="1.0665287949238678"/>
          <table:table-cell office:value-type="float" office:value="1.0444974377344844"/>
          <table:table-cell office:value-type="float" office:value="1.0232181052808664"/>
          <table:table-cell office:value-type="float" office:value="1.0275493347296585"/>
          <table:table-cell office:value-type="float" office:value="0.99940729555237851"/>
          <table:table-cell office:value-type="float" office:value="1.0634266749945005"/>
          <table:table-cell office:value-type="float" office:value="0.98881135940614773"/>
          <table:table-cell office:value-type="float" office:value="1.0813311798706087"/>
          <table:table-cell office:value-type="float" office:value="0.96817002268293928"/>
          <table:table-cell office:value-type="float" office:value="1.0095797892121143"/>
          <table:table-cell office:value-type="float" office:value="0.98560274489832911"/>
          <table:table-cell office:value-type="float" office:value="1.0141295293860733"/>
          <table:table-cell office:value-type="float" office:value="1.0151383379000458"/>
          <table:table-cell office:value-type="float" office:value="0.99521711945278368"/>
          <table:table-cell office:value-type="float" office:value="1.0201431031108428"/>
          <table:table-cell office:value-type="float" office:value="0.98777727479839472"/>
          <table:table-cell office:value-type="float" office:value="0.97519661914008093"/>
          <table:table-cell office:value-type="float" office:value="1.0151461006405427"/>
          <table:table-cell office:value-type="float" office:value="0.99881553835596948"/>
          <table:table-cell office:value-type="float" office:value="0.99080284196490664"/>
          <table:table-cell office:value-type="float" office:value="1.0024994608616484"/>
          <table:table-cell office:value-type="float" office:value="0.99863213581879573"/>
          <table:table-cell office:value-type="float" office:value="1.0135333838378713"/>
          <table:table-cell office:value-type="float" office:value="0.96750162389847172"/>
          <table:table-cell office:value-type="float" office:value="0.96234552061583012"/>
          <table:table-cell office:value-type="float" office:value="1.0367362020810587"/>
          <table:table-cell office:value-type="float" office:value="0.98946717373171067"/>
          <table:table-cell office:value-type="float" office:value="1.0073773873260483"/>
          <table:table-cell office:value-type="float" office:value="1.0123292571815996"/>
          <table:table-cell office:value-type="float" office:value="0.97058580403820782"/>
          <table:table-cell office:value-type="float" office:value="0.99273165394661222"/>
          <table:table-cell office:value-type="float" office:value="1.0435164303313686"/>
          <table:table-cell office:value-type="float" office:value="0.97834193067807529"/>
          <table:table-cell office:value-type="float" office:value="1.018119510630652"/>
          <table:table-cell office:value-type="float" office:value="1.0323638477145138"/>
          <table:table-cell office:value-type="float" office:value="0.96230540128970188"/>
          <table:table-cell office:value-type="float" office:value="1.010460112108414"/>
          <table:table-cell office:value-type="float" office:value="1.0778635767620961"/>
          <table:table-cell table:number-columns-repeated="16340"/>
        </table:table-row>
        <table:table-row>
          <table:table-cell office:value-type="float" office:value="69"/>
          <table:table-cell/>
          <table:table-cell office:value-type="float" office:value="1"/>
          <table:table-cell office:value-type="float" office:value="0.99624500691441686"/>
          <table:table-cell office:value-type="float" office:value="0.96212181455203405"/>
          <table:table-cell office:value-type="float" office:value="0.98073404146899534"/>
          <table:table-cell office:value-type="float" office:value="1.0719377793876523"/>
          <table:table-cell office:value-type="float" office:value="1.0472537558459019"/>
          <table:table-cell office:value-type="float" office:value="0.99976490320981692"/>
          <table:table-cell office:value-type="float" office:value="1.0289819595991394"/>
          <table:table-cell office:value-type="float" office:value="0.99945540912403663"/>
          <table:table-cell office:value-type="float" office:value="1.0555077753873601"/>
          <table:table-cell office:value-type="float" office:value="0.98159514820888161"/>
          <table:table-cell office:value-type="float" office:value="1.0718936626256841"/>
          <table:table-cell office:value-type="float" office:value="0.96792444349363815"/>
          <table:table-cell office:value-type="float" office:value="1.0092676583030289"/>
          <table:table-cell office:value-type="float" office:value="0.97381241209674374"/>
          <table:table-cell office:value-type="float" office:value="1.017465341586302"/>
          <table:table-cell office:value-type="float" office:value="1.0099554288562886"/>
          <table:table-cell office:value-type="float" office:value="0.98773511897823063"/>
          <table:table-cell office:value-type="float" office:value="1.0073239600607438"/>
          <table:table-cell office:value-type="float" office:value="0.99791778390482966"/>
          <table:table-cell office:value-type="float" office:value="0.97497674173796789"/>
          <table:table-cell office:value-type="float" office:value="0.9970238547343081"/>
          <table:table-cell office:value-type="float" office:value="0.99960479960685478"/>
          <table:table-cell office:value-type="float" office:value="1.0308754291659374"/>
          <table:table-cell office:value-type="float" office:value="0.98541934169123557"/>
          <table:table-cell office:value-type="float" office:value="0.98950064926924319"/>
          <table:table-cell office:value-type="float" office:value="1.0208789883625526"/>
          <table:table-cell office:value-type="float" office:value="0.98236306723257649"/>
          <table:table-cell office:value-type="float" office:value="0.98864465616900565"/>
          <table:table-cell office:value-type="float" office:value="1.0228142220389158"/>
          <table:table-cell office:value-type="float" office:value="0.99353451023406592"/>
          <table:table-cell office:value-type="float" office:value="1.0057045548275176"/>
          <table:table-cell office:value-type="float" office:value="0.99841920900866366"/>
          <table:table-cell office:value-type="float" office:value="0.97860578971590206"/>
          <table:table-cell office:value-type="float" office:value="0.98972564739439284"/>
          <table:table-cell office:value-type="float" office:value="1.0491822798241559"/>
          <table:table-cell office:value-type="float" office:value="0.98819266470794631"/>
          <table:table-cell office:value-type="float" office:value="1.0063510256893686"/>
          <table:table-cell office:value-type="float" office:value="1.0234132340503244"/>
          <table:table-cell office:value-type="float" office:value="0.96288359002246515"/>
          <table:table-cell office:value-type="float" office:value="1.0089409551584836"/>
          <table:table-cell office:value-type="float" office:value="1.0704152275539252"/>
          <table:table-cell table:number-columns-repeated="16340"/>
        </table:table-row>
        <table:table-row>
          <table:table-cell office:value-type="float" office:value="70"/>
          <table:table-cell/>
          <table:table-cell office:value-type="float" office:value="1"/>
          <table:table-cell office:value-type="float" office:value="1.0379347338620721"/>
          <table:table-cell office:value-type="float" office:value="0.96157255115415474"/>
          <table:table-cell office:value-type="float" office:value="0.96407961215261129"/>
          <table:table-cell office:value-type="float" office:value="1.0549594305627337"/>
          <table:table-cell office:value-type="float" office:value="1.0330390643149503"/>
          <table:table-cell office:value-type="float" office:value="1.0231741746647971"/>
          <table:table-cell office:value-type="float" office:value="1.0301104112434145"/>
          <table:table-cell office:value-type="float" office:value="1.002740679755745"/>
          <table:table-cell office:value-type="float" office:value="1.0516552172942613"/>
          <table:table-cell office:value-type="float" office:value="0.9827960465877319"/>
          <table:table-cell office:value-type="float" office:value="1.0974341763108397"/>
          <table:table-cell office:value-type="float" office:value="0.97097771407030664"/>
          <table:table-cell office:value-type="float" office:value="1.0065159048613659"/>
          <table:table-cell office:value-type="float" office:value="0.99650055760382272"/>
          <table:table-cell office:value-type="float" office:value="1.0209133686361811"/>
          <table:table-cell office:value-type="float" office:value="1.0209072172445928"/>
          <table:table-cell office:value-type="float" office:value="0.98953440931139514"/>
          <table:table-cell office:value-type="float" office:value="1.0270434720594082"/>
          <table:table-cell office:value-type="float" office:value="0.98916094990297854"/>
          <table:table-cell office:value-type="float" office:value="0.97402583432800249"/>
          <table:table-cell office:value-type="float" office:value="1.0119354625185866"/>
          <table:table-cell office:value-type="float" office:value="1.0070080497251224"/>
          <table:table-cell office:value-type="float" office:value="0.99179213417044521"/>
          <table:table-cell office:value-type="float" office:value="0.99921161226266664"/>
          <table:table-cell office:value-type="float" office:value="1.0018480342445204"/>
          <table:table-cell office:value-type="float" office:value="1.0087783378894499"/>
          <table:table-cell office:value-type="float" office:value="0.97417399031404384"/>
          <table:table-cell office:value-type="float" office:value="0.95762905709092072"/>
          <table:table-cell office:value-type="float" office:value="1.0328546286612839"/>
          <table:table-cell office:value-type="float" office:value="0.98668450230189098"/>
          <table:table-cell office:value-type="float" office:value="1.0132755440343795"/>
          <table:table-cell office:value-type="float" office:value="1.0113721001888754"/>
          <table:table-cell office:value-type="float" office:value="0.97360353215211692"/>
          <table:table-cell office:value-type="float" office:value="0.9971278342359593"/>
          <table:table-cell office:value-type="float" office:value="1.0488788283945336"/>
          <table:table-cell office:value-type="float" office:value="0.98053531107779046"/>
          <table:table-cell office:value-type="float" office:value="1.0092705010287892"/>
          <table:table-cell office:value-type="float" office:value="1.0305245773663625"/>
          <table:table-cell office:value-type="float" office:value="0.96757553595064305"/>
          <table:table-cell office:value-type="float" office:value="1.0074043743841441"/>
          <table:table-cell office:value-type="float" office:value="1.0619175621391435"/>
          <table:table-cell table:number-columns-repeated="16340"/>
        </table:table-row>
        <table:table-row>
          <table:table-cell office:value-type="float" office:value="71"/>
          <table:table-cell/>
          <table:table-cell office:value-type="float" office:value="1"/>
          <table:table-cell office:value-type="float" office:value="1.0305575532586471"/>
          <table:table-cell office:value-type="float" office:value="0.96084363460897093"/>
          <table:table-cell office:value-type="float" office:value="0.97374998529525414"/>
          <table:table-cell office:value-type="float" office:value="1.0665601281242869"/>
          <table:table-cell office:value-type="float" office:value="1.04451606351132"/>
          <table:table-cell office:value-type="float" office:value="1.0229876087452032"/>
          <table:table-cell office:value-type="float" office:value="1.0272484673252964"/>
          <table:table-cell office:value-type="float" office:value="0.99898681885317575"/>
          <table:table-cell office:value-type="float" office:value="1.0628062941272698"/>
          <table:table-cell office:value-type="float" office:value="0.98838758992006259"/>
          <table:table-cell office:value-type="float" office:value="1.0808457858954341"/>
          <table:table-cell office:value-type="float" office:value="0.96806108974326077"/>
          <table:table-cell office:value-type="float" office:value="1.008858267120327"/>
          <table:table-cell office:value-type="float" office:value="0.98566153836520953"/>
          <table:table-cell office:value-type="float" office:value="1.0135822200195317"/>
          <table:table-cell office:value-type="float" office:value="1.0154511801323733"/>
          <table:table-cell office:value-type="float" office:value="0.9933437294801275"/>
          <table:table-cell office:value-type="float" office:value="1.0191916521760016"/>
          <table:table-cell office:value-type="float" office:value="0.98628028649916033"/>
          <table:table-cell office:value-type="float" office:value="0.97380025906221046"/>
          <table:table-cell office:value-type="float" office:value="1.0139364955885795"/>
          <table:table-cell office:value-type="float" office:value="0.99949518858967012"/>
          <table:table-cell office:value-type="float" office:value="0.98881070749673983"/>
          <table:table-cell office:value-type="float" office:value="1.0028515578278723"/>
          <table:table-cell office:value-type="float" office:value="0.99536526743322629"/>
          <table:table-cell office:value-type="float" office:value="1.0136264423097301"/>
          <table:table-cell office:value-type="float" office:value="0.96383117145000508"/>
          <table:table-cell office:value-type="float" office:value="0.95180691494246317"/>
          <table:table-cell office:value-type="float" office:value="1.0439815118421609"/>
          <table:table-cell office:value-type="float" office:value="0.98831549534964891"/>
          <table:table-cell office:value-type="float" office:value="1.0061013933960623"/>
          <table:table-cell office:value-type="float" office:value="1.0107974650004794"/>
          <table:table-cell office:value-type="float" office:value="0.97256841218086432"/>
          <table:table-cell office:value-type="float" office:value="0.98882640003731237"/>
          <table:table-cell office:value-type="float" office:value="1.0440809521961472"/>
          <table:table-cell office:value-type="float" office:value="0.97271927120496249"/>
          <table:table-cell office:value-type="float" office:value="1.0161238413073577"/>
          <table:table-cell office:value-type="float" office:value="1.0340364605566572"/>
          <table:table-cell office:value-type="float" office:value="0.96165524478418574"/>
          <table:table-cell office:value-type="float" office:value="1.0058882360126926"/>
          <table:table-cell office:value-type="float" office:value="1.0779470971556828"/>
          <table:table-cell table:number-columns-repeated="16340"/>
        </table:table-row>
        <table:table-row>
          <table:table-cell table:number-columns-repeated="16384"/>
        </table:table-row>
        <table:table-row>
          <table:table-cell office:value-type="float" office:value="72"/>
          <table:table-cell/>
          <table:table-cell office:value-type="float" office:value="1"/>
          <table:table-cell office:value-type="float" office:value="1.0287476622332929"/>
          <table:table-cell office:value-type="float" office:value="0.99740447716494696"/>
          <table:table-cell office:value-type="float" office:value="1.0018222194897974"/>
          <table:table-cell office:value-type="float" office:value="1.0091584228879407"/>
          <table:table-cell office:value-type="float" office:value="1.0104589575660539"/>
          <table:table-cell office:value-type="float" office:value="1.024988980327314"/>
          <table:table-cell office:value-type="float" office:value="0.9970835154988954"/>
          <table:table-cell office:value-type="float" office:value="0.99686140548094793"/>
          <table:table-cell office:value-type="float" office:value="1.0209507831500755"/>
          <table:table-cell office:value-type="float" office:value="1.0140259482260594"/>
          <table:table-cell office:value-type="float" office:value="0.99465477260959057"/>
          <table:table-cell office:value-type="float" office:value="0.99850451911475402"/>
          <table:table-cell office:value-type="float" office:value="1.0033909067345845"/>
          <table:table-cell office:value-type="float" office:value="1.0024864879340354"/>
          <table:table-cell office:value-type="float" office:value="0.9906915537700357"/>
          <table:table-cell office:value-type="float" office:value="0.99969108190645295"/>
          <table:table-cell office:value-type="float" office:value="1.0153346645146402"/>
          <table:table-cell office:value-type="float" office:value="1.0061268013631708"/>
          <table:table-cell office:value-type="float" office:value="0.98858239961504457"/>
          <table:table-cell office:value-type="float" office:value="1.0025365966454556"/>
          <table:table-cell office:value-type="float" office:value="1.0228086841967727"/>
          <table:table-cell office:value-type="float" office:value="0.99022412937597071"/>
          <table:table-cell office:value-type="float" office:value="0.96130432563286505"/>
          <table:table-cell office:value-type="float" office:value="1.0202028453215846"/>
          <table:table-cell office:value-type="float" office:value="1.0088542584372975"/>
          <table:table-cell office:value-type="float" office:value="0.99847450984182595"/>
          <table:table-cell office:value-type="float" office:value="0.98228481977677318"/>
          <table:table-cell office:value-type="float" office:value="0.98735978153358595"/>
          <table:table-cell office:value-type="float" office:value="1.0101564504441469"/>
          <table:table-cell office:value-type="float" office:value="0.99941540494862435"/>
          <table:table-cell office:value-type="float" office:value="0.9974022777816125"/>
          <table:table-cell office:value-type="float" office:value="1.0149599932683697"/>
          <table:table-cell office:value-type="float" office:value="0.986658666838646"/>
          <table:table-cell office:value-type="float" office:value="0.9996801665744619"/>
          <table:table-cell office:value-type="float" office:value="0.99389717124214383"/>
          <table:table-cell office:value-type="float" office:value="0.99430537625537496"/>
          <table:table-cell office:value-type="float" office:value="1.0224390912948433"/>
          <table:table-cell office:value-type="float" office:value="1.0121833993408578"/>
          <table:table-cell office:value-type="float" office:value="0.99586871386051057"/>
          <table:table-cell office:value-type="float" office:value="1.0084304084824305"/>
          <table:table-cell office:value-type="float" office:value="1.0237230532671526"/>
          <table:table-cell table:number-columns-repeated="16340"/>
        </table:table-row>
        <table:table-row>
          <table:table-cell office:value-type="float" office:value="73"/>
          <table:table-cell/>
          <table:table-cell office:value-type="float" office:value="1"/>
          <table:table-cell office:value-type="float" office:value="1.0027941821558752"/>
          <table:table-cell office:value-type="float" office:value="0.96258539354112982"/>
          <table:table-cell office:value-type="float" office:value="0.97095977422008595"/>
          <table:table-cell office:value-type="float" office:value="1.0595690747439142"/>
          <table:table-cell office:value-type="float" office:value="1.0352132748282585"/>
          <table:table-cell office:value-type="float" office:value="0.99935375338414634"/>
          <table:table-cell office:value-type="float" office:value="1.0315996402486676"/>
          <table:table-cell office:value-type="float" office:value="1.0029158278143904"/>
          <table:table-cell office:value-type="float" office:value="1.0437571733220166"/>
          <table:table-cell office:value-type="float" office:value="0.97561368169966334"/>
          <table:table-cell office:value-type="float" office:value="1.0881593608405962"/>
          <table:table-cell office:value-type="float" office:value="0.97040857724376517"/>
          <table:table-cell office:value-type="float" office:value="1.0064616311241168"/>
          <table:table-cell office:value-type="float" office:value="0.98410335720426834"/>
          <table:table-cell office:value-type="float" office:value="1.0243252904529803"/>
          <table:table-cell office:value-type="float" office:value="1.015670821365265"/>
          <table:table-cell office:value-type="float" office:value="0.9820933881059708"/>
          <table:table-cell office:value-type="float" office:value="1.014400163599446"/>
          <table:table-cell office:value-type="float" office:value="0.99981152108054805"/>
          <table:table-cell office:value-type="float" office:value="0.97368190989884895"/>
          <table:table-cell office:value-type="float" office:value="0.99382150227433719"/>
          <table:table-cell office:value-type="float" office:value="1.0078391130483848"/>
          <table:table-cell office:value-type="float" office:value="1.0321360481894661"/>
          <table:table-cell office:value-type="float" office:value="0.98228025000797758"/>
          <table:table-cell office:value-type="float" office:value="0.99300103522457328"/>
          <table:table-cell office:value-type="float" office:value="1.0156649244512082"/>
          <table:table-cell office:value-type="float" office:value="0.98901713618288767"/>
          <table:table-cell office:value-type="float" office:value="0.98450172870081287"/>
          <table:table-cell office:value-type="float" office:value="1.0190963075731387"/>
          <table:table-cell office:value-type="float" office:value="0.99083636610787151"/>
          <table:table-cell office:value-type="float" office:value="1.0115067079803577"/>
          <table:table-cell office:value-type="float" office:value="0.99792224528555129"/>
          <table:table-cell office:value-type="float" office:value="0.98163226581635199"/>
          <table:table-cell office:value-type="float" office:value="0.99505418645720867"/>
          <table:table-cell office:value-type="float" office:value="1.0540401635358172"/>
          <table:table-cell office:value-type="float" office:value="0.99013870141004745"/>
          <table:table-cell office:value-type="float" office:value="0.99761591872723421"/>
          <table:table-cell office:value-type="float" office:value="1.0207673272356743"/>
          <table:table-cell office:value-type="float" office:value="0.96767659275609452"/>
          <table:table-cell office:value-type="float" office:value="1.0061582021850448"/>
          <table:table-cell office:value-type="float" office:value="1.0539726284846975"/>
          <table:table-cell table:number-columns-repeated="16340"/>
        </table:table-row>
        <table:table-row>
          <table:table-cell office:value-type="float" office:value="74"/>
          <table:table-cell/>
          <table:table-cell office:value-type="float" office:value="1"/>
          <table:table-cell office:value-type="float" office:value="1.0304974838700061"/>
          <table:table-cell office:value-type="float" office:value="0.960981467077061"/>
          <table:table-cell office:value-type="float" office:value="0.97401290951250741"/>
          <table:table-cell office:value-type="float" office:value="1.0661056678878043"/>
          <table:table-cell office:value-type="float" office:value="1.0445070866487438"/>
          <table:table-cell office:value-type="float" office:value="1.0229978480393649"/>
          <table:table-cell office:value-type="float" office:value="1.0272514755286399"/>
          <table:table-cell office:value-type="float" office:value="0.99898250853768678"/>
          <table:table-cell office:value-type="float" office:value="1.062776461600907"/>
          <table:table-cell office:value-type="float" office:value="0.98838808158209202"/>
          <table:table-cell office:value-type="float" office:value="1.0807751303487954"/>
          <table:table-cell office:value-type="float" office:value="0.96806111267099948"/>
          <table:table-cell office:value-type="float" office:value="1.0088685769521859"/>
          <table:table-cell office:value-type="float" office:value="0.98566481481537094"/>
          <table:table-cell office:value-type="float" office:value="1.013576163514595"/>
          <table:table-cell office:value-type="float" office:value="1.015429683797163"/>
          <table:table-cell office:value-type="float" office:value="0.9933367489213264"/>
          <table:table-cell office:value-type="float" office:value="1.0191907684727022"/>
          <table:table-cell office:value-type="float" office:value="0.98623541771181089"/>
          <table:table-cell office:value-type="float" office:value="0.97380069562676508"/>
          <table:table-cell office:value-type="float" office:value="1.0139771146213372"/>
          <table:table-cell office:value-type="float" office:value="0.99949693548954355"/>
          <table:table-cell office:value-type="float" office:value="0.98881735546322957"/>
          <table:table-cell office:value-type="float" office:value="1.0028537135996822"/>
          <table:table-cell office:value-type="float" office:value="0.99540782944522421"/>
          <table:table-cell office:value-type="float" office:value="1.0136239305050294"/>
          <table:table-cell office:value-type="float" office:value="0.96383171149595992"/>
          <table:table-cell office:value-type="float" office:value="0.95179282304464563"/>
          <table:table-cell office:value-type="float" office:value="1.0439814079990366"/>
          <table:table-cell office:value-type="float" office:value="0.98831377809754084"/>
          <table:table-cell office:value-type="float" office:value="1.0060997811924293"/>
          <table:table-cell office:value-type="float" office:value="1.0107989650014981"/>
          <table:table-cell office:value-type="float" office:value="0.97256799474571165"/>
          <table:table-cell office:value-type="float" office:value="0.98885383881674693"/>
          <table:table-cell office:value-type="float" office:value="1.0441923580465391"/>
          <table:table-cell office:value-type="float" office:value="0.97274501351456422"/>
          <table:table-cell office:value-type="float" office:value="1.0161200880444328"/>
          <table:table-cell office:value-type="float" office:value="1.0340303539037019"/>
          <table:table-cell office:value-type="float" office:value="0.96166606883847938"/>
          <table:table-cell office:value-type="float" office:value="1.005893907179416"/>
          <table:table-cell office:value-type="float" office:value="1.0778381953604772"/>
          <table:table-cell table:number-columns-repeated="16340"/>
        </table:table-row>
        <table:table-row>
          <table:table-cell table:number-columns-repeated="16384"/>
        </table:table-row>
        <table:table-row>
          <table:table-cell office:value-type="float" office:value="75"/>
          <table:table-cell/>
          <table:table-cell office:value-type="float" office:value="1"/>
          <table:table-cell office:value-type="float" office:value="0.97085703369661525"/>
          <table:table-cell office:value-type="float" office:value="0.99485919913501852"/>
          <table:table-cell office:value-type="float" office:value="1.0181333270192028"/>
          <table:table-cell office:value-type="float" office:value="0.99457929581836557"/>
          <table:table-cell office:value-type="float" office:value="1.0033142354809852"/>
          <table:table-cell office:value-type="float" office:value="1.0175999390143946"/>
          <table:table-cell office:value-type="float" office:value="0.98641581633346598"/>
          <table:table-cell office:value-type="float" office:value="0.97898467973565317"/>
          <table:table-cell office:value-type="float" office:value="1.0390593294996715"/>
          <table:table-cell office:value-type="float" office:value="1.0107567282312393"/>
          <table:table-cell office:value-type="float" office:value="0.99230136418336945"/>
          <table:table-cell office:value-type="float" office:value="1.0055453693010676"/>
          <table:table-cell office:value-type="float" office:value="1.0054180044314782"/>
          <table:table-cell office:value-type="float" office:value="0.99694996906824751"/>
          <table:table-cell office:value-type="float" office:value="1.0018777976617588"/>
          <table:table-cell office:value-type="float" office:value="0.98495542798261893"/>
          <table:table-cell office:value-type="float" office:value="0.98785346536628105"/>
          <table:table-cell office:value-type="float" office:value="0.99545819577359762"/>
          <table:table-cell office:value-type="float" office:value="0.99062109372262974"/>
          <table:table-cell office:value-type="float" office:value="1.0004237857178984"/>
          <table:table-cell office:value-type="float" office:value="1.0092961742781523"/>
          <table:table-cell office:value-type="float" office:value="1.0079735607329743"/>
          <table:table-cell office:value-type="float" office:value="1.0046148398855053"/>
          <table:table-cell office:value-type="float" office:value="0.98723510815030868"/>
          <table:table-cell office:value-type="float" office:value="0.9694392949407018"/>
          <table:table-cell office:value-type="float" office:value="0.97222764759245606"/>
          <table:table-cell office:value-type="float" office:value="0.94777377893701231"/>
          <table:table-cell office:value-type="float" office:value="0.98068453628065455"/>
          <table:table-cell office:value-type="float" office:value="0.98251523671869057"/>
          <table:table-cell office:value-type="float" office:value="0.98677073174729035"/>
          <table:table-cell office:value-type="float" office:value="1.0077414747728266"/>
          <table:table-cell office:value-type="float" office:value="0.97128044221916765"/>
          <table:table-cell office:value-type="float" office:value="0.97686145782031919"/>
          <table:table-cell office:value-type="float" office:value="1.0049048009211148"/>
          <table:table-cell office:value-type="float" office:value="1.0072732810228733"/>
          <table:table-cell office:value-type="float" office:value="1.0063073172154611"/>
          <table:table-cell office:value-type="float" office:value="1.0214593639740341"/>
          <table:table-cell office:value-type="float" office:value="1.0018839849637751"/>
          <table:table-cell office:value-type="float" office:value="0.99913522199028804"/>
          <table:table-cell office:value-type="float" office:value="1.0101048849194303"/>
          <table:table-cell office:value-type="float" office:value="1.0060203332654218"/>
          <table:table-cell table:number-columns-repeated="16340"/>
        </table:table-row>
        <table:table-row>
          <table:table-cell office:value-type="float" office:value="76"/>
          <table:table-cell/>
          <table:table-cell office:value-type="float" office:value="1"/>
          <table:table-cell office:value-type="float" office:value="0.9756835895848267"/>
          <table:table-cell office:value-type="float" office:value="0.9951678882069328"/>
          <table:table-cell office:value-type="float" office:value="1.0161748579406182"/>
          <table:table-cell office:value-type="float" office:value="0.99619756391175063"/>
          <table:table-cell office:value-type="float" office:value="1.0046635910908837"/>
          <table:table-cell office:value-type="float" office:value="1.0206349168110391"/>
          <table:table-cell office:value-type="float" office:value="0.9872457370088773"/>
          <table:table-cell office:value-type="float" office:value="0.98288370774110945"/>
          <table:table-cell office:value-type="float" office:value="1.0387708532879674"/>
          <table:table-cell office:value-type="float" office:value="1.013494658917458"/>
          <table:table-cell office:value-type="float" office:value="0.99111675324196158"/>
          <table:table-cell office:value-type="float" office:value="1.0060234314685301"/>
          <table:table-cell office:value-type="float" office:value="1.0053573868294565"/>
          <table:table-cell office:value-type="float" office:value="0.99791797404582927"/>
          <table:table-cell office:value-type="float" office:value="1.0018324919895003"/>
          <table:table-cell office:value-type="float" office:value="0.98620482562645539"/>
          <table:table-cell office:value-type="float" office:value="0.98749389477396321"/>
          <table:table-cell office:value-type="float" office:value="0.99187274697219707"/>
          <table:table-cell office:value-type="float" office:value="0.99478686407449712"/>
          <table:table-cell office:value-type="float" office:value="0.99915819190102306"/>
          <table:table-cell office:value-type="float" office:value="1.0105427374124596"/>
          <table:table-cell office:value-type="float" office:value="1.0097590846260824"/>
          <table:table-cell office:value-type="float" office:value="1.0001093647118275"/>
          <table:table-cell office:value-type="float" office:value="0.98940065802029875"/>
          <table:table-cell office:value-type="float" office:value="0.97221456605302869"/>
          <table:table-cell office:value-type="float" office:value="0.97300522801957112"/>
          <table:table-cell office:value-type="float" office:value="0.94761921525657189"/>
          <table:table-cell office:value-type="float" office:value="0.98009759744024016"/>
          <table:table-cell office:value-type="float" office:value="0.97765822017722637"/>
          <table:table-cell office:value-type="float" office:value="0.99300134271148444"/>
          <table:table-cell office:value-type="float" office:value="1.0037947844309469"/>
          <table:table-cell office:value-type="float" office:value="0.98170127627615011"/>
          <table:table-cell office:value-type="float" office:value="0.98219999196117747"/>
          <table:table-cell office:value-type="float" office:value="1.0076178754089928"/>
          <table:table-cell office:value-type="float" office:value="1.0080891578170665"/>
          <table:table-cell office:value-type="float" office:value="0.99779450498234346"/>
          <table:table-cell office:value-type="float" office:value="1.0215816021381583"/>
          <table:table-cell office:value-type="float" office:value="1.0059147899495344"/>
          <table:table-cell office:value-type="float" office:value="1.0003821835183717"/>
          <table:table-cell office:value-type="float" office:value="1.0114502675112553"/>
          <table:table-cell office:value-type="float" office:value="1.0051440940691379"/>
          <table:table-cell table:number-columns-repeated="16340"/>
        </table:table-row>
        <table:table-row>
          <table:table-cell office:value-type="float" office:value="77"/>
          <table:table-cell/>
          <table:table-cell office:value-type="float" office:value="1"/>
          <table:table-cell office:value-type="float" office:value="0.97165800468065822"/>
          <table:table-cell office:value-type="float" office:value="0.99408741444455528"/>
          <table:table-cell office:value-type="float" office:value="1.0113355391958527"/>
          <table:table-cell office:value-type="float" office:value="0.99596402195275313"/>
          <table:table-cell office:value-type="float" office:value="1.0017134425588654"/>
          <table:table-cell office:value-type="float" office:value="1.0184795377291129"/>
          <table:table-cell office:value-type="float" office:value="0.97689209645212061"/>
          <table:table-cell office:value-type="float" office:value="0.97736366788452333"/>
          <table:table-cell office:value-type="float" office:value="1.033647945288459"/>
          <table:table-cell office:value-type="float" office:value="1.008640770189017"/>
          <table:table-cell office:value-type="float" office:value="0.98638894906678887"/>
          <table:table-cell office:value-type="float" office:value="1.0078394700092534"/>
          <table:table-cell office:value-type="float" office:value="1.0080782699987123"/>
          <table:table-cell office:value-type="float" office:value="0.99115612409492215"/>
          <table:table-cell office:value-type="float" office:value="1.0056425814068568"/>
          <table:table-cell office:value-type="float" office:value="0.98589988021251052"/>
          <table:table-cell office:value-type="float" office:value="0.98688802024871292"/>
          <table:table-cell office:value-type="float" office:value="0.99598796941630718"/>
          <table:table-cell office:value-type="float" office:value="0.99881649371849124"/>
          <table:table-cell office:value-type="float" office:value="1.0027698025006127"/>
          <table:table-cell office:value-type="float" office:value="1.0088523842601991"/>
          <table:table-cell office:value-type="float" office:value="1.006643515748201"/>
          <table:table-cell office:value-type="float" office:value="1.0016131756874143"/>
          <table:table-cell office:value-type="float" office:value="0.98571576925959525"/>
          <table:table-cell office:value-type="float" office:value="0.97616278606361628"/>
          <table:table-cell office:value-type="float" office:value="0.97458382011659472"/>
          <table:table-cell office:value-type="float" office:value="0.94672294081723374"/>
          <table:table-cell office:value-type="float" office:value="0.98424152618034777"/>
          <table:table-cell office:value-type="float" office:value="0.9767541503098589"/>
          <table:table-cell office:value-type="float" office:value="0.98685557587366324"/>
          <table:table-cell office:value-type="float" office:value="1.0061304241533742"/>
          <table:table-cell office:value-type="float" office:value="0.98175395106238816"/>
          <table:table-cell office:value-type="float" office:value="0.98241689660420295"/>
          <table:table-cell office:value-type="float" office:value="1.0093220346792537"/>
          <table:table-cell office:value-type="float" office:value="1.0129314311848068"/>
          <table:table-cell office:value-type="float" office:value="1.0119861775220156"/>
          <table:table-cell office:value-type="float" office:value="1.0123041300928823"/>
          <table:table-cell office:value-type="float" office:value="1.0010500974173373"/>
          <table:table-cell office:value-type="float" office:value="1.0040365370857725"/>
          <table:table-cell office:value-type="float" office:value="1.0114130999848396"/>
          <table:table-cell office:value-type="float" office:value="1.0022231347455466"/>
          <table:table-cell table:number-columns-repeated="16340"/>
        </table:table-row>
        <table:table-row>
          <table:table-cell office:value-type="float" office:value="78"/>
          <table:table-cell/>
          <table:table-cell office:value-type="float" office:value="1"/>
          <table:table-cell office:value-type="float" office:value="0.97039803571725014"/>
          <table:table-cell office:value-type="float" office:value="0.99491219767774008"/>
          <table:table-cell office:value-type="float" office:value="1.0149401390437047"/>
          <table:table-cell office:value-type="float" office:value="0.99771352253237777"/>
          <table:table-cell office:value-type="float" office:value="1.0040636873138269"/>
          <table:table-cell office:value-type="float" office:value="1.0101028012155526"/>
          <table:table-cell office:value-type="float" office:value="0.98334299248680301"/>
          <table:table-cell office:value-type="float" office:value="0.98125650582004775"/>
          <table:table-cell office:value-type="float" office:value="1.0301997183592269"/>
          <table:table-cell office:value-type="float" office:value="1.0086987605451943"/>
          <table:table-cell office:value-type="float" office:value="0.99028455850117136"/>
          <table:table-cell office:value-type="float" office:value="1.005348668738411"/>
          <table:table-cell office:value-type="float" office:value="1.0060136498742089"/>
          <table:table-cell office:value-type="float" office:value="0.99879033332804956"/>
          <table:table-cell office:value-type="float" office:value="0.99602033713447624"/>
          <table:table-cell office:value-type="float" office:value="0.9796360239199372"/>
          <table:table-cell office:value-type="float" office:value="0.99185159339987772"/>
          <table:table-cell office:value-type="float" office:value="0.99423197520960427"/>
          <table:table-cell office:value-type="float" office:value="0.99449129610947706"/>
          <table:table-cell office:value-type="float" office:value="0.99855676789907033"/>
          <table:table-cell office:value-type="float" office:value="1.0104964476413185"/>
          <table:table-cell office:value-type="float" office:value="1.0079617079236796"/>
          <table:table-cell office:value-type="float" office:value="1.001343776076389"/>
          <table:table-cell office:value-type="float" office:value="0.98690530267026322"/>
          <table:table-cell office:value-type="float" office:value="0.97130895025617647"/>
          <table:table-cell office:value-type="float" office:value="0.97172622690504706"/>
          <table:table-cell office:value-type="float" office:value="0.9444930232248141"/>
          <table:table-cell office:value-type="float" office:value="0.98270740014253821"/>
          <table:table-cell office:value-type="float" office:value="0.97657948971315134"/>
          <table:table-cell office:value-type="float" office:value="0.9882042532003793"/>
          <table:table-cell office:value-type="float" office:value="1.0008768143338127"/>
          <table:table-cell office:value-type="float" office:value="0.98151531567362205"/>
          <table:table-cell office:value-type="float" office:value="0.98218113416482578"/>
          <table:table-cell office:value-type="float" office:value="1.0072522292275294"/>
          <table:table-cell office:value-type="float" office:value="0.99973150523687937"/>
          <table:table-cell office:value-type="float" office:value="1.0047338008194799"/>
          <table:table-cell office:value-type="float" office:value="1.0167546101422398"/>
          <table:table-cell office:value-type="float" office:value="1.0011904182508735"/>
          <table:table-cell office:value-type="float" office:value="0.9947884741902272"/>
          <table:table-cell office:value-type="float" office:value="1.0131390977702397"/>
          <table:table-cell office:value-type="float" office:value="1.0015391544995025"/>
          <table:table-cell table:number-columns-repeated="16340"/>
        </table:table-row>
        <table:table-row>
          <table:table-cell office:value-type="float" office:value="79"/>
          <table:table-cell/>
          <table:table-cell office:value-type="float" office:value="1"/>
          <table:table-cell office:value-type="float" office:value="0.97045617693921948"/>
          <table:table-cell office:value-type="float" office:value="0.99610059413936958"/>
          <table:table-cell office:value-type="float" office:value="1.0150849034155902"/>
          <table:table-cell office:value-type="float" office:value="0.99811598835164506"/>
          <table:table-cell office:value-type="float" office:value="1.0057357639476168"/>
          <table:table-cell office:value-type="float" office:value="1.0196890741106359"/>
          <table:table-cell office:value-type="float" office:value="0.98211293112998144"/>
          <table:table-cell office:value-type="float" office:value="0.98063896568668962"/>
          <table:table-cell office:value-type="float" office:value="1.0383163560797837"/>
          <table:table-cell office:value-type="float" office:value="1.0128540951460472"/>
          <table:table-cell office:value-type="float" office:value="0.99101471746924252"/>
          <table:table-cell office:value-type="float" office:value="1.007099258799826"/>
          <table:table-cell office:value-type="float" office:value="1.0051993415862199"/>
          <table:table-cell office:value-type="float" office:value="0.99638643892346346"/>
          <table:table-cell office:value-type="float" office:value="1.003959009539775"/>
          <table:table-cell office:value-type="float" office:value="0.98217127231699564"/>
          <table:table-cell office:value-type="float" office:value="0.9868007794043937"/>
          <table:table-cell office:value-type="float" office:value="0.99306331693560423"/>
          <table:table-cell office:value-type="float" office:value="0.99213652150631015"/>
          <table:table-cell office:value-type="float" office:value="0.99777491227540172"/>
          <table:table-cell office:value-type="float" office:value="1.0079145028893444"/>
          <table:table-cell office:value-type="float" office:value="1.0098418722466529"/>
          <table:table-cell office:value-type="float" office:value="1.0021384880955015"/>
          <table:table-cell office:value-type="float" office:value="0.98794827006582675"/>
          <table:table-cell office:value-type="float" office:value="0.97440277479331816"/>
          <table:table-cell office:value-type="float" office:value="0.97173972015678811"/>
          <table:table-cell office:value-type="float" office:value="0.9446271287024407"/>
          <table:table-cell office:value-type="float" office:value="0.98110731764653292"/>
          <table:table-cell office:value-type="float" office:value="0.97656774635131216"/>
          <table:table-cell office:value-type="float" office:value="0.9866487134164339"/>
          <table:table-cell office:value-type="float" office:value="1.0035622528018979"/>
          <table:table-cell office:value-type="float" office:value="0.97844416235224774"/>
          <table:table-cell office:value-type="float" office:value="0.98047749843580689"/>
          <table:table-cell office:value-type="float" office:value="1.0091052967694103"/>
          <table:table-cell office:value-type="float" office:value="1.0028388338046159"/>
          <table:table-cell office:value-type="float" office:value="1.0041795692794726"/>
          <table:table-cell office:value-type="float" office:value="1.0205154684755171"/>
          <table:table-cell office:value-type="float" office:value="1.003326844434087"/>
          <table:table-cell office:value-type="float" office:value="0.99997007327043819"/>
          <table:table-cell office:value-type="float" office:value="1.0117316242076502"/>
          <table:table-cell office:value-type="float" office:value="1.0036914668352883"/>
          <table:table-cell table:number-columns-repeated="16340"/>
        </table:table-row>
        <table:table-row>
          <table:table-cell office:value-type="float" office:value="80"/>
          <table:table-cell/>
          <table:table-cell office:value-type="float" office:value="1"/>
          <table:table-cell office:value-type="float" office:value="0.99061239598615569"/>
          <table:table-cell office:value-type="float" office:value="0.99473908838972636"/>
          <table:table-cell office:value-type="float" office:value="0.99430911015257228"/>
          <table:table-cell office:value-type="float" office:value="1.0003699145751703"/>
          <table:table-cell office:value-type="float" office:value="1.012597072593117"/>
          <table:table-cell office:value-type="float" office:value="1.0038739508463801"/>
          <table:table-cell office:value-type="float" office:value="0.99304230953286332"/>
          <table:table-cell office:value-type="float" office:value="0.98854975208353013"/>
          <table:table-cell office:value-type="float" office:value="1.0131913587004737"/>
          <table:table-cell office:value-type="float" office:value="1.0090147003008916"/>
          <table:table-cell office:value-type="float" office:value="1.002408297986491"/>
          <table:table-cell office:value-type="float" office:value="1.0060923852033248"/>
          <table:table-cell office:value-type="float" office:value="0.99029821707473176"/>
          <table:table-cell office:value-type="float" office:value="0.99822013366160445"/>
          <table:table-cell office:value-type="float" office:value="1.0024997772419357"/>
          <table:table-cell office:value-type="float" office:value="0.98821643072307763"/>
          <table:table-cell office:value-type="float" office:value="0.98785667818045608"/>
          <table:table-cell office:value-type="float" office:value="0.99484069418468335"/>
          <table:table-cell office:value-type="float" office:value="0.99101111616528215"/>
          <table:table-cell office:value-type="float" office:value="0.99468745219527965"/>
          <table:table-cell office:value-type="float" office:value="0.99991296649273431"/>
          <table:table-cell office:value-type="float" office:value="1.0086802595642455"/>
          <table:table-cell office:value-type="float" office:value="1.0081758287216156"/>
          <table:table-cell office:value-type="float" office:value="0.99851500551267991"/>
          <table:table-cell office:value-type="float" office:value="0.97361023998382223"/>
          <table:table-cell office:value-type="float" office:value="0.96809105087071923"/>
          <table:table-cell office:value-type="float" office:value="0.94534601293139486"/>
          <table:table-cell office:value-type="float" office:value="0.97438132589519744"/>
          <table:table-cell office:value-type="float" office:value="0.9815890862326736"/>
          <table:table-cell office:value-type="float" office:value="0.98198240710392193"/>
          <table:table-cell office:value-type="float" office:value="1.0018494809830529"/>
          <table:table-cell office:value-type="float" office:value="0.98127363874406837"/>
          <table:table-cell office:value-type="float" office:value="0.98047276503183733"/>
          <table:table-cell office:value-type="float" office:value="1.014328622384725"/>
          <table:table-cell office:value-type="float" office:value="0.99792579494203992"/>
          <table:table-cell office:value-type="float" office:value="1.0051276724835219"/>
          <table:table-cell office:value-type="float" office:value="1.0069016686036532"/>
          <table:table-cell office:value-type="float" office:value="1.0163156180071546"/>
          <table:table-cell office:value-type="float" office:value="0.9970070369424483"/>
          <table:table-cell office:value-type="float" office:value="1.0033610712705172"/>
          <table:table-cell office:value-type="float" office:value="1.0083825790097072"/>
          <table:table-cell table:number-columns-repeated="16340"/>
        </table:table-row>
        <table:table-row>
          <table:table-cell office:value-type="float" office:value="81"/>
          <table:table-cell/>
          <table:table-cell office:value-type="float" office:value="1"/>
          <table:table-cell office:value-type="float" office:value="0.97187824291536351"/>
          <table:table-cell office:value-type="float" office:value="0.99412192228915686"/>
          <table:table-cell office:value-type="float" office:value="1.0154745203461195"/>
          <table:table-cell office:value-type="float" office:value="1.0001164644422718"/>
          <table:table-cell office:value-type="float" office:value="1.0054676522502055"/>
          <table:table-cell office:value-type="float" office:value="1.0216243059397436"/>
          <table:table-cell office:value-type="float" office:value="0.98624169894238445"/>
          <table:table-cell office:value-type="float" office:value="0.98389397865994765"/>
          <table:table-cell office:value-type="float" office:value="1.0356380473821538"/>
          <table:table-cell office:value-type="float" office:value="1.0166045594445974"/>
          <table:table-cell office:value-type="float" office:value="0.99211312108668726"/>
          <table:table-cell office:value-type="float" office:value="1.0085289369874717"/>
          <table:table-cell office:value-type="float" office:value="1.0045810264639972"/>
          <table:table-cell office:value-type="float" office:value="0.99159240274407301"/>
          <table:table-cell office:value-type="float" office:value="1.0047337721970553"/>
          <table:table-cell office:value-type="float" office:value="0.98612857636837359"/>
          <table:table-cell office:value-type="float" office:value="0.989786509429326"/>
          <table:table-cell office:value-type="float" office:value="0.99539825199012899"/>
          <table:table-cell office:value-type="float" office:value="0.99420948082781124"/>
          <table:table-cell office:value-type="float" office:value="0.99781750096211586"/>
          <table:table-cell office:value-type="float" office:value="1.0088130483297064"/>
          <table:table-cell office:value-type="float" office:value="1.0050412395553163"/>
          <table:table-cell office:value-type="float" office:value="1.0045832089190678"/>
          <table:table-cell office:value-type="float" office:value="0.99148657867898382"/>
          <table:table-cell office:value-type="float" office:value="0.97912931857432062"/>
          <table:table-cell office:value-type="float" office:value="0.97255120342777412"/>
          <table:table-cell office:value-type="float" office:value="0.95070209921467907"/>
          <table:table-cell office:value-type="float" office:value="0.97964982888969487"/>
          <table:table-cell office:value-type="float" office:value="0.9807161669106107"/>
          <table:table-cell office:value-type="float" office:value="0.98871428051267329"/>
          <table:table-cell office:value-type="float" office:value="1.0046873655633561"/>
          <table:table-cell office:value-type="float" office:value="0.98326591659397977"/>
          <table:table-cell office:value-type="float" office:value="0.98176446367375858"/>
          <table:table-cell office:value-type="float" office:value="1.0081945652768636"/>
          <table:table-cell office:value-type="float" office:value="1.0022195565737164"/>
          <table:table-cell office:value-type="float" office:value="1.0030119331149225"/>
          <table:table-cell office:value-type="float" office:value="1.0191920578661879"/>
          <table:table-cell office:value-type="float" office:value="1.0033496011921965"/>
          <table:table-cell office:value-type="float" office:value="1.0007116616184708"/>
          <table:table-cell office:value-type="float" office:value="1.0115730026264278"/>
          <table:table-cell office:value-type="float" office:value="1.0039627626685097"/>
          <table:table-cell table:number-columns-repeated="16340"/>
        </table:table-row>
        <table:table-row>
          <table:table-cell office:value-type="float" office:value="82"/>
          <table:table-cell/>
          <table:table-cell office:value-type="float" office:value="1"/>
          <table:table-cell office:value-type="float" office:value="0.97046290904834953"/>
          <table:table-cell office:value-type="float" office:value="0.99682609220775087"/>
          <table:table-cell office:value-type="float" office:value="1.0142952509973668"/>
          <table:table-cell office:value-type="float" office:value="0.99671035717751033"/>
          <table:table-cell office:value-type="float" office:value="1.0055433730827057"/>
          <table:table-cell office:value-type="float" office:value="1.0203829354270273"/>
          <table:table-cell office:value-type="float" office:value="0.98181059890654132"/>
          <table:table-cell office:value-type="float" office:value="0.98141095573141635"/>
          <table:table-cell office:value-type="float" office:value="1.0382026146509071"/>
          <table:table-cell office:value-type="float" office:value="1.0128605640308845"/>
          <table:table-cell office:value-type="float" office:value="0.9899967224560029"/>
          <table:table-cell office:value-type="float" office:value="1.0080695814699678"/>
          <table:table-cell office:value-type="float" office:value="1.0049432907481217"/>
          <table:table-cell office:value-type="float" office:value="0.99638568159764018"/>
          <table:table-cell office:value-type="float" office:value="1.0032060513776044"/>
          <table:table-cell office:value-type="float" office:value="0.98215592010540009"/>
          <table:table-cell office:value-type="float" office:value="0.98801150732839504"/>
          <table:table-cell office:value-type="float" office:value="0.99417297566400609"/>
          <table:table-cell office:value-type="float" office:value="0.9923315249034862"/>
          <table:table-cell office:value-type="float" office:value="0.99914091912015723"/>
          <table:table-cell office:value-type="float" office:value="1.0087899708644856"/>
          <table:table-cell office:value-type="float" office:value="1.0110401401314053"/>
          <table:table-cell office:value-type="float" office:value="1.0027466480694804"/>
          <table:table-cell office:value-type="float" office:value="0.9877290124835445"/>
          <table:table-cell office:value-type="float" office:value="0.97273488979658518"/>
          <table:table-cell office:value-type="float" office:value="0.97079175931305706"/>
          <table:table-cell office:value-type="float" office:value="0.94441354747889439"/>
          <table:table-cell office:value-type="float" office:value="0.98067096604670601"/>
          <table:table-cell office:value-type="float" office:value="0.97677071778200308"/>
          <table:table-cell office:value-type="float" office:value="0.9863565684247072"/>
          <table:table-cell office:value-type="float" office:value="1.0048782903044606"/>
          <table:table-cell office:value-type="float" office:value="0.97802657948888139"/>
          <table:table-cell office:value-type="float" office:value="0.97996228387331596"/>
          <table:table-cell office:value-type="float" office:value="1.0099281776298177"/>
          <table:table-cell office:value-type="float" office:value="1.0052895080241342"/>
          <table:table-cell office:value-type="float" office:value="1.0055251795007585"/>
          <table:table-cell office:value-type="float" office:value="1.019629581434319"/>
          <table:table-cell office:value-type="float" office:value="1.0035444528211619"/>
          <table:table-cell office:value-type="float" office:value="1.0003409089706907"/>
          <table:table-cell office:value-type="float" office:value="1.0122991573576097"/>
          <table:table-cell office:value-type="float" office:value="1.0039625893411912"/>
          <table:table-cell table:number-columns-repeated="16340"/>
        </table:table-row>
        <table:table-row>
          <table:table-cell office:value-type="float" office:value="83"/>
          <table:table-cell/>
          <table:table-cell office:value-type="float" office:value="1"/>
          <table:table-cell office:value-type="float" office:value="0.97026698864234462"/>
          <table:table-cell office:value-type="float" office:value="0.99779797129732173"/>
          <table:table-cell office:value-type="float" office:value="1.0155172353780728"/>
          <table:table-cell office:value-type="float" office:value="0.99961485219147228"/>
          <table:table-cell office:value-type="float" office:value="1.0005183987231467"/>
          <table:table-cell office:value-type="float" office:value="1.0218089676175417"/>
          <table:table-cell office:value-type="float" office:value="0.97192203846588821"/>
          <table:table-cell office:value-type="float" office:value="0.98268640945969821"/>
          <table:table-cell office:value-type="float" office:value="1.0377791748638758"/>
          <table:table-cell office:value-type="float" office:value="1.0092264720803299"/>
          <table:table-cell office:value-type="float" office:value="0.98982350020828669"/>
          <table:table-cell office:value-type="float" office:value="1.0005268917126953"/>
          <table:table-cell office:value-type="float" office:value="1.0052820095834705"/>
          <table:table-cell office:value-type="float" office:value="0.99062946105965677"/>
          <table:table-cell office:value-type="float" office:value="0.99679974523716641"/>
          <table:table-cell office:value-type="float" office:value="0.97976064034053367"/>
          <table:table-cell office:value-type="float" office:value="0.98800370251376912"/>
          <table:table-cell office:value-type="float" office:value="0.98649929042261164"/>
          <table:table-cell office:value-type="float" office:value="0.98784184806634134"/>
          <table:table-cell office:value-type="float" office:value="0.99775442362649625"/>
          <table:table-cell office:value-type="float" office:value="1.0044113309689224"/>
          <table:table-cell office:value-type="float" office:value="1.0119420486380892"/>
          <table:table-cell office:value-type="float" office:value="0.99425086887822178"/>
          <table:table-cell office:value-type="float" office:value="0.98745607372275157"/>
          <table:table-cell office:value-type="float" office:value="0.98555584558478238"/>
          <table:table-cell office:value-type="float" office:value="0.97425980510286303"/>
          <table:table-cell office:value-type="float" office:value="0.96083603321708821"/>
          <table:table-cell office:value-type="float" office:value="0.9879575915866311"/>
          <table:table-cell office:value-type="float" office:value="0.97765731968349423"/>
          <table:table-cell office:value-type="float" office:value="0.97779518696635725"/>
          <table:table-cell office:value-type="float" office:value="0.99621965310554106"/>
          <table:table-cell office:value-type="float" office:value="0.9840408760407795"/>
          <table:table-cell office:value-type="float" office:value="0.98510055619488923"/>
          <table:table-cell office:value-type="float" office:value="1.0082918109346202"/>
          <table:table-cell office:value-type="float" office:value="1.0074597572550579"/>
          <table:table-cell office:value-type="float" office:value="1.001517963082095"/>
          <table:table-cell office:value-type="float" office:value="1.0226315384116869"/>
          <table:table-cell office:value-type="float" office:value="0.99916833900177293"/>
          <table:table-cell office:value-type="float" office:value="1.0090064808790211"/>
          <table:table-cell office:value-type="float" office:value="1.008775250339"/>
          <table:table-cell office:value-type="float" office:value="0.99351128204128925"/>
          <table:table-cell table:number-columns-repeated="16340"/>
        </table:table-row>
        <table:table-row>
          <table:table-cell office:value-type="float" office:value="84"/>
          <table:table-cell/>
          <table:table-cell office:value-type="float" office:value="1"/>
          <table:table-cell office:value-type="float" office:value="0.96743389472173569"/>
          <table:table-cell office:value-type="float" office:value="0.99375785040622389"/>
          <table:table-cell office:value-type="float" office:value="1.0138785248551139"/>
          <table:table-cell office:value-type="float" office:value="0.99652245916757232"/>
          <table:table-cell office:value-type="float" office:value="1.0036798007179673"/>
          <table:table-cell office:value-type="float" office:value="1.0187250671581571"/>
          <table:table-cell office:value-type="float" office:value="0.98154268063959138"/>
          <table:table-cell office:value-type="float" office:value="0.98065585758406459"/>
          <table:table-cell office:value-type="float" office:value="1.0381780500414193"/>
          <table:table-cell office:value-type="float" office:value="1.0117002497205374"/>
          <table:table-cell office:value-type="float" office:value="0.98725320661288973"/>
          <table:table-cell office:value-type="float" office:value="1.0043939893283627"/>
          <table:table-cell office:value-type="float" office:value="1.0047306574879429"/>
          <table:table-cell office:value-type="float" office:value="0.99573729898116858"/>
          <table:table-cell office:value-type="float" office:value="1.0046700394239083"/>
          <table:table-cell office:value-type="float" office:value="0.98472917979304397"/>
          <table:table-cell office:value-type="float" office:value="0.98962443439896841"/>
          <table:table-cell office:value-type="float" office:value="0.99308911927132348"/>
          <table:table-cell office:value-type="float" office:value="0.99234211210484791"/>
          <table:table-cell office:value-type="float" office:value="0.99963619186669672"/>
          <table:table-cell office:value-type="float" office:value="1.0088267506750261"/>
          <table:table-cell office:value-type="float" office:value="1.0108194505365016"/>
          <table:table-cell office:value-type="float" office:value="0.99801178083814124"/>
          <table:table-cell office:value-type="float" office:value="0.98752028936467884"/>
          <table:table-cell office:value-type="float" office:value="0.97464513348436232"/>
          <table:table-cell office:value-type="float" office:value="0.97327020761555538"/>
          <table:table-cell office:value-type="float" office:value="0.94824595917004195"/>
          <table:table-cell office:value-type="float" office:value="0.98114414983419218"/>
          <table:table-cell office:value-type="float" office:value="0.97901192132350945"/>
          <table:table-cell office:value-type="float" office:value="0.9895685937903167"/>
          <table:table-cell office:value-type="float" office:value="1.0072937577036811"/>
          <table:table-cell office:value-type="float" office:value="0.98228713933390788"/>
          <table:table-cell office:value-type="float" office:value="0.9796072505070168"/>
          <table:table-cell office:value-type="float" office:value="1.0079792882202678"/>
          <table:table-cell office:value-type="float" office:value="1.0047016503120756"/>
          <table:table-cell office:value-type="float" office:value="1.0038868771285254"/>
          <table:table-cell office:value-type="float" office:value="1.0182208356700988"/>
          <table:table-cell office:value-type="float" office:value="0.99836185174869529"/>
          <table:table-cell office:value-type="float" office:value="0.99835041845850747"/>
          <table:table-cell office:value-type="float" office:value="1.0148434160248492"/>
          <table:table-cell office:value-type="float" office:value="1.0081942083053399"/>
          <table:table-cell table:number-columns-repeated="16340"/>
        </table:table-row>
        <table:table-row>
          <table:table-cell office:value-type="float" office:value="85"/>
          <table:table-cell/>
          <table:table-cell office:value-type="float" office:value="1"/>
          <table:table-cell office:value-type="float" office:value="0.97278037979103327"/>
          <table:table-cell office:value-type="float" office:value="0.99765688397469443"/>
          <table:table-cell office:value-type="float" office:value="1.0177764807998098"/>
          <table:table-cell office:value-type="float" office:value="1.000376597225078"/>
          <table:table-cell office:value-type="float" office:value="1.0077741391800341"/>
          <table:table-cell office:value-type="float" office:value="1.0224875277533445"/>
          <table:table-cell office:value-type="float" office:value="0.98510690394231248"/>
          <table:table-cell office:value-type="float" office:value="0.98363576902175665"/>
          <table:table-cell office:value-type="float" office:value="1.0413276910908467"/>
          <table:table-cell office:value-type="float" office:value="1.0155228701187036"/>
          <table:table-cell office:value-type="float" office:value="0.99377802452974928"/>
          <table:table-cell office:value-type="float" office:value="1.0109280318065808"/>
          <table:table-cell office:value-type="float" office:value="1.0093546954680446"/>
          <table:table-cell office:value-type="float" office:value="0.99898679150463665"/>
          <table:table-cell office:value-type="float" office:value="1.0072580669776412"/>
          <table:table-cell office:value-type="float" office:value="0.98670590939978908"/>
          <table:table-cell office:value-type="float" office:value="0.9918236186823377"/>
          <table:table-cell office:value-type="float" office:value="0.9972872016869796"/>
          <table:table-cell office:value-type="float" office:value="0.99712949439990772"/>
          <table:table-cell office:value-type="float" office:value="1.0035475063378561"/>
          <table:table-cell office:value-type="float" office:value="1.0132083255602582"/>
          <table:table-cell office:value-type="float" office:value="1.0147199032900296"/>
          <table:table-cell office:value-type="float" office:value="1.0050263291294379"/>
          <table:table-cell office:value-type="float" office:value="0.99105187233221559"/>
          <table:table-cell office:value-type="float" office:value="0.97704230443441176"/>
          <table:table-cell office:value-type="float" office:value="0.97643179529294044"/>
          <table:table-cell office:value-type="float" office:value="0.95022779703921967"/>
          <table:table-cell office:value-type="float" office:value="0.98513202646777021"/>
          <table:table-cell office:value-type="float" office:value="0.98293445234944332"/>
          <table:table-cell office:value-type="float" office:value="0.99222959113529108"/>
          <table:table-cell office:value-type="float" office:value="1.0064459808203108"/>
          <table:table-cell office:value-type="float" office:value="0.98033692858520116"/>
          <table:table-cell office:value-type="float" office:value="0.98336444990702221"/>
          <table:table-cell office:value-type="float" office:value="1.0108318575310631"/>
          <table:table-cell office:value-type="float" office:value="1.0047138657347925"/>
          <table:table-cell office:value-type="float" office:value="1.0068061378173563"/>
          <table:table-cell office:value-type="float" office:value="1.0208178488129034"/>
          <table:table-cell office:value-type="float" office:value="1.0007594127546424"/>
          <table:table-cell office:value-type="float" office:value="1.0003690357866344"/>
          <table:table-cell office:value-type="float" office:value="1.0131946096415869"/>
          <table:table-cell office:value-type="float" office:value="1.0038796635123084"/>
          <table:table-cell table:number-columns-repeated="16340"/>
        </table:table-row>
        <table:table-row>
          <table:table-cell office:value-type="float" office:value="86"/>
          <table:table-cell/>
          <table:table-cell office:value-type="float" office:value="1"/>
          <table:table-cell office:value-type="float" office:value="0.97245191979463008"/>
          <table:table-cell office:value-type="float" office:value="0.99747407607714489"/>
          <table:table-cell office:value-type="float" office:value="1.0179502556690831"/>
          <table:table-cell office:value-type="float" office:value="1.000174026397415"/>
          <table:table-cell office:value-type="float" office:value="1.0069132924313604"/>
          <table:table-cell office:value-type="float" office:value="1.0223782829011943"/>
          <table:table-cell office:value-type="float" office:value="0.98543520886003932"/>
          <table:table-cell office:value-type="float" office:value="0.98287713852614433"/>
          <table:table-cell office:value-type="float" office:value="1.0399646203595865"/>
          <table:table-cell office:value-type="float" office:value="1.0136810274488282"/>
          <table:table-cell office:value-type="float" office:value="0.99089774346192783"/>
          <table:table-cell office:value-type="float" office:value="1.0069171752179262"/>
          <table:table-cell office:value-type="float" office:value="1.0056988527751067"/>
          <table:table-cell office:value-type="float" office:value="0.99793904264918198"/>
          <table:table-cell office:value-type="float" office:value="1.0060094723277748"/>
          <table:table-cell office:value-type="float" office:value="0.98572293724506099"/>
          <table:table-cell office:value-type="float" office:value="0.99062003784621433"/>
          <table:table-cell office:value-type="float" office:value="0.99508012343908081"/>
          <table:table-cell office:value-type="float" office:value="0.99340082533747964"/>
          <table:table-cell office:value-type="float" office:value="1.0004198461489291"/>
          <table:table-cell office:value-type="float" office:value="1.0119355490147914"/>
          <table:table-cell office:value-type="float" office:value="1.0138846548135556"/>
          <table:table-cell office:value-type="float" office:value="1.0051670555472534"/>
          <table:table-cell office:value-type="float" office:value="0.99050471933298678"/>
          <table:table-cell office:value-type="float" office:value="0.97649938745679055"/>
          <table:table-cell office:value-type="float" office:value="0.97740198037155723"/>
          <table:table-cell office:value-type="float" office:value="0.95165250121917055"/>
          <table:table-cell office:value-type="float" office:value="0.98592463953066789"/>
          <table:table-cell office:value-type="float" office:value="0.98132493197937054"/>
          <table:table-cell office:value-type="float" office:value="0.99045684351716345"/>
          <table:table-cell office:value-type="float" office:value="1.0085644291525626"/>
          <table:table-cell office:value-type="float" office:value="0.9806252080488479"/>
          <table:table-cell office:value-type="float" office:value="0.98068933394137991"/>
          <table:table-cell office:value-type="float" office:value="1.0114918859838211"/>
          <table:table-cell office:value-type="float" office:value="1.0077843805578415"/>
          <table:table-cell office:value-type="float" office:value="1.0087550485674077"/>
          <table:table-cell office:value-type="float" office:value="1.0207160663709398"/>
          <table:table-cell office:value-type="float" office:value="1.0006586810897959"/>
          <table:table-cell office:value-type="float" office:value="1.0002548645370166"/>
          <table:table-cell office:value-type="float" office:value="1.0135696019999627"/>
          <table:table-cell office:value-type="float" office:value="1.0029967561036124"/>
          <table:table-cell table:number-columns-repeated="16340"/>
        </table:table-row>
        <table:table-row>
          <table:table-cell table:number-columns-repeated="16384"/>
        </table:table-row>
        <table:table-row>
          <table:table-cell office:value-type="float" office:value="88"/>
          <table:table-cell/>
          <table:table-cell office:value-type="float" office:value="1"/>
          <table:table-cell office:value-type="float" office:value="0.99814002067252749"/>
          <table:table-cell office:value-type="float" office:value="0.99659558762285072"/>
          <table:table-cell office:value-type="float" office:value="0.99544714242718613"/>
          <table:table-cell office:value-type="float" office:value="0.996334804735591"/>
          <table:table-cell office:value-type="float" office:value="0.99863494987534873"/>
          <table:table-cell office:value-type="float" office:value="0.99599173701613708"/>
          <table:table-cell office:value-type="float" office:value="0.99323070099673516"/>
          <table:table-cell office:value-type="float" office:value="0.99385231659098816"/>
          <table:table-cell office:value-type="float" office:value="0.99653227631340247"/>
          <table:table-cell office:value-type="float" office:value="0.99818013671872685"/>
          <table:table-cell office:value-type="float" office:value="1.0000567800618816"/>
          <table:table-cell office:value-type="float" office:value="0.99894500613551163"/>
          <table:table-cell office:value-type="float" office:value="0.99521901249076306"/>
          <table:table-cell office:value-type="float" office:value="0.99388816390590884"/>
          <table:table-cell office:value-type="float" office:value="0.99150117788247516"/>
          <table:table-cell office:value-type="float" office:value="0.99138080106095983"/>
          <table:table-cell office:value-type="float" office:value="0.99134462775736876"/>
          <table:table-cell office:value-type="float" office:value="0.99456387712852878"/>
          <table:table-cell office:value-type="float" office:value="0.99504930075306774"/>
          <table:table-cell office:value-type="float" office:value="0.99411011812398065"/>
          <table:table-cell office:value-type="float" office:value="0.99421409224193447"/>
          <table:table-cell office:value-type="float" office:value="0.99283368600699951"/>
          <table:table-cell office:value-type="float" office:value="0.99936623717774864"/>
          <table:table-cell office:value-type="float" office:value="0.99583419269183615"/>
          <table:table-cell office:value-type="float" office:value="0.99056023113620717"/>
          <table:table-cell office:value-type="float" office:value="0.984441712139138"/>
          <table:table-cell office:value-type="float" office:value="0.98139437559183063"/>
          <table:table-cell office:value-type="float" office:value="0.98867020862240784"/>
          <table:table-cell office:value-type="float" office:value="0.98843948010272631"/>
          <table:table-cell office:value-type="float" office:value="0.98634569414427187"/>
          <table:table-cell office:value-type="float" office:value="0.99179048683648019"/>
          <table:table-cell office:value-type="float" office:value="0.99234895129153589"/>
          <table:table-cell office:value-type="float" office:value="0.99487733962962521"/>
          <table:table-cell office:value-type="float" office:value="0.99945380723930621"/>
          <table:table-cell office:value-type="float" office:value="0.99933048565583593"/>
          <table:table-cell office:value-type="float" office:value="0.99692386529433497"/>
          <table:table-cell office:value-type="float" office:value="1.0004391552703602"/>
          <table:table-cell office:value-type="float" office:value="1.010131782626926"/>
          <table:table-cell office:value-type="float" office:value="1.0022289772503636"/>
          <table:table-cell office:value-type="float" office:value="0.99531621718681229"/>
          <table:table-cell office:value-type="float" office:value="0.99687584744143598"/>
          <table:table-cell table:number-columns-repeated="16340"/>
        </table:table-row>
        <table:table-row>
          <table:table-cell office:value-type="float" office:value="89"/>
          <table:table-cell/>
          <table:table-cell office:value-type="float" office:value="1"/>
          <table:table-cell office:value-type="float" office:value="0.9673763321771417"/>
          <table:table-cell office:value-type="float" office:value="0.99374833266831586"/>
          <table:table-cell office:value-type="float" office:value="1.0138780749511458"/>
          <table:table-cell office:value-type="float" office:value="0.99652419551190607"/>
          <table:table-cell office:value-type="float" office:value="1.0036818735828659"/>
          <table:table-cell office:value-type="float" office:value="1.0187186496159339"/>
          <table:table-cell office:value-type="float" office:value="0.98153578676772402"/>
          <table:table-cell office:value-type="float" office:value="0.98064600079418984"/>
          <table:table-cell office:value-type="float" office:value="1.0381728499888312"/>
          <table:table-cell office:value-type="float" office:value="1.0116993807716346"/>
          <table:table-cell office:value-type="float" office:value="0.98725313812455884"/>
          <table:table-cell office:value-type="float" office:value="1.0043878699826854"/>
          <table:table-cell office:value-type="float" office:value="1.0047237997654908"/>
          <table:table-cell office:value-type="float" office:value="0.99572869701054767"/>
          <table:table-cell office:value-type="float" office:value="1.0046594733156486"/>
          <table:table-cell office:value-type="float" office:value="0.98473018409922886"/>
          <table:table-cell office:value-type="float" office:value="0.9896227676455881"/>
          <table:table-cell office:value-type="float" office:value="0.99308944275693356"/>
          <table:table-cell office:value-type="float" office:value="0.99233794348939974"/>
          <table:table-cell office:value-type="float" office:value="0.99963685489816889"/>
          <table:table-cell office:value-type="float" office:value="1.0088207516507748"/>
          <table:table-cell office:value-type="float" office:value="1.0108194739688452"/>
          <table:table-cell office:value-type="float" office:value="0.99801136204550744"/>
          <table:table-cell office:value-type="float" office:value="0.98751986109098411"/>
          <table:table-cell office:value-type="float" office:value="0.9746382233665748"/>
          <table:table-cell office:value-type="float" office:value="0.97326841121298124"/>
          <table:table-cell office:value-type="float" office:value="0.94824781684952641"/>
          <table:table-cell office:value-type="float" office:value="0.98114467278018869"/>
          <table:table-cell office:value-type="float" office:value="0.97900730279338999"/>
          <table:table-cell office:value-type="float" office:value="0.98956534526004392"/>
          <table:table-cell office:value-type="float" office:value="1.0072924213979997"/>
          <table:table-cell office:value-type="float" office:value="0.98228946283827145"/>
          <table:table-cell office:value-type="float" office:value="0.97960883375196861"/>
          <table:table-cell office:value-type="float" office:value="1.0079580602945535"/>
          <table:table-cell office:value-type="float" office:value="1.0048049485250901"/>
          <table:table-cell office:value-type="float" office:value="1.0038971114223723"/>
          <table:table-cell office:value-type="float" office:value="1.0182172392408122"/>
          <table:table-cell office:value-type="float" office:value="0.99838277341451509"/>
          <table:table-cell office:value-type="float" office:value="0.99835023568736803"/>
          <table:table-cell office:value-type="float" office:value="1.0148448095554217"/>
          <table:table-cell office:value-type="float" office:value="1.0081984479361499"/>
          <table:table-cell table:number-columns-repeated="16340"/>
        </table:table-row>
        <table:table-row>
          <table:table-cell office:value-type="float" office:value="93"/>
          <table:table-cell/>
          <table:table-cell office:value-type="float" office:value="1"/>
          <table:table-cell office:value-type="float" office:value="0.97455097218448372"/>
          <table:table-cell office:value-type="float" office:value="0.99994020641883252"/>
          <table:table-cell office:value-type="float" office:value="1.0208924808160316"/>
          <table:table-cell office:value-type="float" office:value="1.0027376711834926"/>
          <table:table-cell office:value-type="float" office:value="1.0091056016554159"/>
          <table:table-cell office:value-type="float" office:value="1.025225740703652"/>
          <table:table-cell office:value-type="float" office:value="0.98859962400592793"/>
          <table:table-cell office:value-type="float" office:value="0.98603618608622401"/>
          <table:table-cell office:value-type="float" office:value="1.0428502323263464"/>
          <table:table-cell office:value-type="float" office:value="1.0162644693633907"/>
          <table:table-cell office:value-type="float" office:value="0.99401226409558441"/>
          <table:table-cell office:value-type="float" office:value="1.0108680138364807"/>
          <table:table-cell office:value-type="float" office:value="1.0100673233995099"/>
          <table:table-cell office:value-type="float" office:value="1.0014286968173658"/>
          <table:table-cell office:value-type="float" office:value="1.0101638190596576"/>
          <table:table-cell office:value-type="float" office:value="0.98948084859248386"/>
          <table:table-cell office:value-type="float" office:value="0.994600490817803"/>
          <table:table-cell office:value-type="float" office:value="0.99902653224710702"/>
          <table:table-cell office:value-type="float" office:value="0.99789370129922461"/>
          <table:table-cell office:value-type="float" office:value="1.004739720924924"/>
          <table:table-cell office:value-type="float" office:value="1.0158210944467216"/>
          <table:table-cell office:value-type="float" office:value="1.0178903753894279"/>
          <table:table-cell office:value-type="float" office:value="1.007697194377871"/>
          <table:table-cell office:value-type="float" office:value="0.9932594771841039"/>
          <table:table-cell office:value-type="float" office:value="0.98060702102976072"/>
          <table:table-cell office:value-type="float" office:value="0.98330628247175"/>
          <table:table-cell office:value-type="float" office:value="0.95797400885806172"/>
          <table:table-cell office:value-type="float" office:value="0.99072955120111872"/>
          <table:table-cell office:value-type="float" office:value="0.98699495154367245"/>
          <table:table-cell office:value-type="float" office:value="0.99647902356416762"/>
          <table:table-cell office:value-type="float" office:value="1.0103167049123229"/>
          <table:table-cell office:value-type="float" office:value="0.98235609667430135"/>
          <table:table-cell office:value-type="float" office:value="0.98450114875567063"/>
          <table:table-cell office:value-type="float" office:value="1.012403952826856"/>
          <table:table-cell office:value-type="float" office:value="1.0070939590454304"/>
          <table:table-cell office:value-type="float" office:value="1.0101753932477826"/>
          <table:table-cell office:value-type="float" office:value="1.0214950363433364"/>
          <table:table-cell office:value-type="float" office:value="0.99822449753185905"/>
          <table:table-cell office:value-type="float" office:value="1.0002278780063791"/>
          <table:table-cell office:value-type="float" office:value="1.0144614573139124"/>
          <table:table-cell office:value-type="float" office:value="1.0029184965570046"/>
          <table:table-cell table:number-columns-repeated="16340"/>
        </table:table-row>
        <table:table-row table:number-rows-repeated="1048414">
          <table:table-cell table:number-columns-repeated="16340"/>
        </table:table-row>
      </table:table>
      <table:table table:name="'file://yfh360fs/esgscf4/esd/Accounts/2014%20Accounts/UK%20Accounts/1st%20estimate%20(Nov%2014)/New%20AAA.xlsb'#VolumeIndices" table:style-name="ta2">
        <table:table-source xlink:href="file://yfh360fs/esgscf4/esd/Accounts/2014%20Accounts/UK%20Accounts/1st%20estimate%20(Nov%2014)/New%20AAA.xlsb" table:table-name="VolumeIndic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yfh360fs/esgscf4/esd/Accounts/2014%20Accounts/UK%20Accounts/1st%20estimate%20(Nov%2014)/New%20AAA.xlsb'#CurrentPriceAccount" table:style-name="ta2">
        <table:table-source xlink:href="file://yfh360fs/esgscf4/esd/Accounts/2014%20Accounts/UK%20Accounts/1st%20estimate%20(Nov%2014)/New%20AAA.xlsb" table:table-name="CurrentPriceAccou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yfh360fs/esgscf4/esd/Accounts/2014%20Accounts/UK%20Accounts/1st%20estimate%20(Nov%2014)/New%20AAA.xlsb'#RealPriceAccount" table:style-name="ta2">
        <table:table-source xlink:href="file://yfh360fs/esgscf4/esd/Accounts/2014%20Accounts/UK%20Accounts/1st%20estimate%20(Nov%2014)/New%20AAA.xlsb" table:table-name="RealPriceAccou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yfh360fs/esgscf4/esd/Accounts/2014%20Accounts/UK%20Accounts/1st%20estimate%20(Nov%2014)/New%20AAA.xlsb'#ConstantPriceAccount_for_GDP(O3" table:style-name="ta2">
        <table:table-source xlink:href="file://yfh360fs/esgscf4/esd/Accounts/2014%20Accounts/UK%20Accounts/1st%20estimate%20(Nov%2014)/New%20AAA.xlsb" table:table-name="ConstantPriceAccount_for_GDP(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yfh360fs/esgscf4/esd/Accounts/2014%20Accounts/UK%20Accounts/1st%20estimate%20(Nov%2014)/New%20AAA.xlsb'#TFP" table:style-name="ta2">
        <table:table-source xlink:href="file://yfh360fs/esgscf4/esd/Accounts/2014%20Accounts/UK%20Accounts/1st%20estimate%20(Nov%2014)/New%20AAA.xlsb" table:table-name="TF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yfh360fs/esgscf4/esd/Accounts/2014%20Accounts/UK%20Accounts/1st%20estimate%20(Nov%2014)/New%20AAA.xlsb'#Cashflow" table:style-name="ta2">
        <table:table-source xlink:href="file://yfh360fs/esgscf4/esd/Accounts/2014%20Accounts/UK%20Accounts/1st%20estimate%20(Nov%2014)/New%20AAA.xlsb" table:table-name="Cashflow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yfh360fs/esgscf4/esd/Accounts/2014%20Accounts/UK%20Accounts/1st%20estimate%20(Nov%2014)/New%20AAA.xlsb'#Labourvol" table:style-name="ta2">
        <table:table-source xlink:href="file://yfh360fs/esgscf4/esd/Accounts/2014%20Accounts/UK%20Accounts/1st%20estimate%20(Nov%2014)/New%20AAA.xlsb" table:table-name="Labourvo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yfh360fs/esgscf4/esd/Accounts/2014%20Accounts/UK%20Accounts/1st%20estimate%20(Nov%2014)/New%20AAA.xlsb'#TIFF" table:style-name="ta2">
        <table:table-source xlink:href="file://yfh360fs/esgscf4/esd/Accounts/2014%20Accounts/UK%20Accounts/1st%20estimate%20(Nov%2014)/New%20AAA.xlsb" table:table-name="TIF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yfh360fs/esgscf4/esd/Accounts/2014%20Accounts/UK%20Accounts/1st%20estimate%20(Nov%2014)/New%20AAA.xlsb'#GDPO" table:style-name="ta2">
        <table:table-source xlink:href="file://yfh360fs/esgscf4/esd/Accounts/2014%20Accounts/UK%20Accounts/1st%20estimate%20(Nov%2014)/New%20AAA.xlsb" table:table-name="GDP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yfh360fs/esgscf4/esd/Accounts/2014%20Accounts/UK%20Accounts/1st%20estimate%20(Nov%2014)/New%20AAA.xlsb'#ConstantPriceAccount_for_GDP(O)" table:style-name="ta2">
        <table:table-source xlink:href="file://yfh360fs/esgscf4/esd/Accounts/2014%20Accounts/UK%20Accounts/1st%20estimate%20(Nov%2014)/New%20AAA.xlsb" table:table-name="ConstantPriceAccount_for_GDP(O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yfh360fs/esgscf4/esd/Accounts/2014%20Accounts/UK%20Accounts/1st%20estimate%20(Nov%2014)/New%20AAA.xlsb'#ConstantPriceAccount_for_GDP(O1" table:style-name="ta2">
        <table:table-source xlink:href="file://yfh360fs/esgscf4/esd/Accounts/2014%20Accounts/UK%20Accounts/1st%20estimate%20(Nov%2014)/New%20AAA.xlsb" table:table-name="ConstantPriceAccount_for_GDP(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yfh360fs/esgscf4/esd/Accounts/2014%20Accounts/UK%20Accounts/1st%20estimate%20(Nov%2014)/New%20AAA.xlsb'#ConstantPriceAccount_for_GDP(O2" table:style-name="ta2">
        <table:table-source xlink:href="file://yfh360fs/esgscf4/esd/Accounts/2014%20Accounts/UK%20Accounts/1st%20estimate%20(Nov%2014)/New%20AAA.xlsb" table:table-name="ConstantPriceAccount_for_GDP(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yfh360fs/esgscf4/esd/Accounts/2014%20Accounts/UK%20Accounts/1st%20estimate%20(Nov%2014)/New%20AAA.xlsb'#ConstantPriceAccount_for_GDP(O4" table:style-name="ta2">
        <table:table-source xlink:href="file://yfh360fs/esgscf4/esd/Accounts/2014%20Accounts/UK%20Accounts/1st%20estimate%20(Nov%2014)/New%20AAA.xlsb" table:table-name="ConstantPriceAccount_for_GDP(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yfh360fs/esgscf4/esd/Accounts/2014%20Accounts/UK%20Accounts/1st%20estimate%20(Nov%2014)/New%20AAA.xlsb'#ConstantPriceAccount_for_GDP(O5" table:style-name="ta2">
        <table:table-source xlink:href="file://yfh360fs/esgscf4/esd/Accounts/2014%20Accounts/UK%20Accounts/1st%20estimate%20(Nov%2014)/New%20AAA.xlsb" table:table-name="ConstantPriceAccount_for_GDP(O5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llInputsArray" table:cell-range-address="'file://yfh360fs/esgscf4/esd/AUK%20tables/TFP%20table%20SN%20old.xls'#TFP.$C$75:TFP.$AX$75" table:base-cell-address="Table_5_1.$A$1"/>
        <table:named-range table:name="FinallOutputArray" table:cell-range-address="'file://yfh360fs/esgscf4/esd/AUK%20tables/TFP%20table%20SN%20old.xls'#TFP.$C$46:TFP.$AX$46" table:base-cell-address="Table_5_1.$A$1"/>
        <table:named-range table:name="IndexArrayVol2" table:cell-range-address="'file://yfh360fs/esgscf4/esd/Accounts/2014%20Accounts/UK%20Accounts/1st%20estimate%20(Nov%2014)/New%20AAA.xlsb'#Volume2.$C$2:Volume2.$AX$126" table:base-cell-address="Table_5_1.$A$1"/>
        <table:named-range table:name="IndexIDArray" table:cell-range-address="'file://yfh360fs/esgscf4/esd/Accounts/2014%20Accounts/UK%20Accounts/1st%20estimate%20(Nov%2014)/New%20AAA.xlsb'#Volume2.$A$2:Volume2.$A$126" table:base-cell-address="Table_5_1.$A$1"/>
        <table:named-range table:name="InfluenceArrayVol2" table:cell-range-address="'file://yfh360fs/esgscf4/esd/Accounts/2014%20Accounts/UK%20Accounts/1st%20estimate%20(Nov%2014)/New%20AAA.xlsb'#Volume2.$C$132:Volume2.$AX$166" table:base-cell-address="Table_5_1.$A$1"/>
        <table:named-range table:name="InfluenceIDArray" table:cell-range-address="'file://yfh360fs/esgscf4/esd/Accounts/2014%20Accounts/UK%20Accounts/1st%20estimate%20(Nov%2014)/New%20AAA.xlsb'#Volume2.$A$132:Volume2.$A$166" table:base-cell-address="Table_5_1.$A$1"/>
        <table:named-range table:name="RefYear" table:cell-range-address="'file://yfh360fs/esgscf4/esd/AUK%20tables/TFP%20table%20SN%20old.xls'#TFP.$C$1" table:base-cell-address="Table_5_1.$A$1"/>
        <table:named-range table:name="YearArray" table:cell-range-address="'file://yfh360fs/esgscf4/esd/AUK%20tables/TFP%20table%20SN%20old.xls'#TFP.$C$7:TFP.$AX$7" table:base-cell-address="Table_5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MS Sans Serif" svg:font-family="&quot;MS Sans Serif&quot;"/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number:number-style style:name="N38">
      <number:number number:decimal-places="1" number:min-integer-digits="1" number:grouping="true"/>
    </number:number-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yperlink" style:family="table-cell" style:data-style-name="N0">
      <style:text-properties fo:color="#0000FF" style:font-name="MS Sans Serif" style:font-name-asian="MS Sans Serif" style:font-name-complex="MS Sans Seri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Normal_brancha" style:family="table-cell" style:data-style-name="N0">
      <style:table-cell-properties style:vertical-align="automatic" fo:background-color="transparent"/>
    </style:style>
    <style:style style:name="Normal_Table1" style:family="table-cell" style:data-style-name="N0">
      <style:table-cell-properties style:vertical-align="automatic" fo:background-color="transparent"/>
      <style:text-properties style:font-name="Helvetica" style:font-name-asian="Helvetica" style:font-name-complex="Helvetica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3" style:display-name="Percent 3" style:family="table-cell" style:data-style-name="N13"/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Refdb_32_standard_32_2" style:display-name="Refdb standard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4488189in" fo:margin-left="0.78740157480315in" fo:margin-right="0.78740157480315in" fo:margin-bottom="0in"/>
      </style:header-style>
      <style:footer-style>
        <style:header-footer-properties fo:min-height="0.31496062992126in" fo:margin-left="0.78740157480315in" fo:margin-right="0.7874015748031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Olney, Nick J (Defra)</meta:initial-creator>
    <dc:creator>Duckham, Maisie (DEFRA)</dc:creator>
    <meta:creation-date>2014-11-25T13:48:11Z</meta:creation-date>
    <dc:date>2021-07-21T08:26:1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4167in" svg:stroke-color="#008000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4167in" svg:stroke-color="#99cc00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4167in" svg:stroke-color="#9bbb59" svg:stroke-opacity="100%" draw:stroke-linejoin="round" svg:stroke-linecap="round"/>
    </style:style>
    <style:style style:family="chart" style:name="Lgnd">
      <style:chart-properties chart:auto-position="tru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0.0pt" svg:width="0.0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igures_5_1_&amp;_5_2.$B$10:.$AV$10"/>
          </chart:axis>
          <chart:series chart:label-cell-address="Figures_5_1_&amp;_5_2.$A$13" chart:values-cell-range-address="Figures_5_1_&amp;_5_2.$B$13:.$AV$13" chart:class="chart:line" chart:attached-axis="primary-y" chart:style-name="G0S0">
            <chart:data-point chart:repeated="47"/>
          </chart:series>
          <chart:series chart:label-cell-address="Figures_5_1_&amp;_5_2.$A$11" chart:values-cell-range-address="Figures_5_1_&amp;_5_2.$B$11:.$AV$11" chart:class="chart:line" chart:attached-axis="primary-y" chart:style-name="G0S1">
            <chart:data-point chart:repeated="47"/>
          </chart:series>
          <chart:series chart:label-cell-address="Figures_5_1_&amp;_5_2.$A$12" chart:values-cell-range-address="Figures_5_1_&amp;_5_2.$B$12:.$AV$12" chart:class="chart:line" chart:attached-axis="primary-y" chart:style-name="G0S2">
            <chart:data-point chart:repeated="4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